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2.99pt"/>
    </style:style>
    <style:style style:name="co2" style:family="table-column">
      <style:table-column-properties fo:break-before="auto" style:column-width="29.4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34.95pt"/>
    </style:style>
    <style:style style:name="co5" style:family="table-column">
      <style:table-column-properties fo:break-before="auto" style:column-width="40.51pt"/>
    </style:style>
    <style:style style:name="co6" style:family="table-column">
      <style:table-column-properties fo:break-before="auto" style:column-width="204.8pt"/>
    </style:style>
    <style:style style:name="co7" style:family="table-column">
      <style:table-column-properties fo:break-before="auto" style:column-width="127.81pt"/>
    </style:style>
    <style:style style:name="co8" style:family="table-column">
      <style:table-column-properties fo:break-before="auto" style:column-width="69.05pt"/>
    </style:style>
    <style:style style:name="co9" style:family="table-column">
      <style:table-column-properties fo:break-before="auto" style:column-width="52.41pt"/>
    </style:style>
    <style:style style:name="co10" style:family="table-column">
      <style:table-column-properties fo:break-before="auto" style:column-width="11.91pt"/>
    </style:style>
    <style:style style:name="co11" style:family="table-column">
      <style:table-column-properties fo:break-before="auto" style:column-width="46.06pt"/>
    </style:style>
    <style:style style:name="co12" style:family="table-column">
      <style:table-column-properties fo:break-before="auto" style:column-width="51.59pt"/>
    </style:style>
    <style:style style:name="co13" style:family="table-column">
      <style:table-column-properties fo:break-before="auto" style:column-width="153.95pt"/>
    </style:style>
    <style:style style:name="co14" style:family="table-column">
      <style:table-column-properties fo:break-before="auto" style:column-width="16.64pt"/>
    </style:style>
    <style:style style:name="co15" style:family="table-column">
      <style:table-column-properties fo:break-before="auto" style:column-width="136.49pt"/>
    </style:style>
    <style:style style:name="co16" style:family="table-column">
      <style:table-column-properties fo:break-before="auto" style:column-width="80.16pt"/>
    </style:style>
    <style:style style:name="co17" style:family="table-column">
      <style:table-column-properties fo:break-before="auto" style:column-width="170.59pt"/>
    </style:style>
    <style:style style:name="co18" style:family="table-column">
      <style:table-column-properties fo:break-before="auto" style:column-width="17.46pt"/>
    </style:style>
    <style:style style:name="co19" style:family="table-column">
      <style:table-column-properties fo:break-before="auto" style:column-width="278.56pt"/>
    </style:style>
    <style:style style:name="co20" style:family="table-column">
      <style:table-column-properties fo:break-before="auto" style:column-width="255.54pt"/>
    </style:style>
    <style:style style:name="co21" style:family="table-column">
      <style:table-column-properties fo:break-before="auto" style:column-width="249.99pt"/>
    </style:style>
    <style:style style:name="co22" style:family="table-column">
      <style:table-column-properties fo:break-before="auto" style:column-width="63.5pt"/>
    </style:style>
    <style:style style:name="co23" style:family="table-column">
      <style:table-column-properties fo:break-before="auto" style:column-width="114.29pt"/>
    </style:style>
    <style:style style:name="co24" style:family="table-column">
      <style:table-column-properties fo:break-before="auto" style:column-width="130.96pt"/>
    </style:style>
    <style:style style:name="co25" style:family="table-column">
      <style:table-column-properties fo:break-before="auto" style:column-width="267.45pt"/>
    </style:style>
    <style:style style:name="co26" style:family="table-column">
      <style:table-column-properties fo:break-before="auto" style:column-width="30.16pt"/>
    </style:style>
    <style:style style:name="ro1" style:family="table-row">
      <style:table-row-properties style:row-height="44.25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8.74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lilypond">
      <style:table-properties table:display="true" style:writing-mode="lr-tb"/>
    </style:style>
    <style:style style:name="ta3" style:family="table" style:master-page-name="PageStyle_5f_anki1">
      <style:table-properties table:display="true" style:writing-mode="lr-tb"/>
    </style:style>
    <style:style style:name="ta4" style:family="table" style:master-page-name="PageStyle_5f_anki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2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3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6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7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9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0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2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14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6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8" style:family="table-cell" style:parent-style-name="Default">
      <style:table-cell-properties fo:background-color="#efefef" style:rotation-align="non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ackground-color="#efefef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number-columns-repeated="994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key#</text:p>
          </table:table-cell>
          <table:table-cell table:style-name="ce1" office:value-type="string" calcext:value-type="string">
            <text:p>piano_note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octav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ound/score_filename</text:p>
          </table:table-cell>
          <table:table-cell table:style-name="ce1" office:value-type="string" calcext:value-type="string">
            <text:p>keyboard_filename</text:p>
          </table:table-cell>
          <table:table-cell table:style-name="ce1" office:value-type="string" calcext:value-type="string">
            <text:p>clef</text:p>
          </table:table-cell>
          <table:table-cell table:style-name="ce1" office:value-type="string" calcext:value-type="string">
            <text:p>t_rest</text:p>
          </table:table-cell>
          <table:table-cell table:style-name="ce8" office:value-type="string" calcext:value-type="string">
            <text:p>root_t_note</text:p>
          </table:table-cell>
          <table:table-cell table:style-name="ce1" office:value-type="string" calcext:value-type="string">
            <text:p>octave_Δ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treble_note</text:p>
          </table:table-cell>
          <table:table-cell table:style-name="ce1" office:value-type="string" calcext:value-type="string">
            <text:p>octave_rest</text:p>
          </table:table-cell>
          <table:table-cell table:style-name="ce1" office:value-type="string" calcext:value-type="string">
            <text:p>-1Δ</text:p>
          </table:table-cell>
          <table:table-cell table:style-name="ce1" office:value-type="string" calcext:value-type="string">
            <text:p>0Δ</text:p>
          </table:table-cell>
          <table:table-cell table:style-name="ce1" office:value-type="string" calcext:value-type="string">
            <text:p>1Δ</text:p>
          </table:table-cell>
          <table:table-cell table:style-name="ce1" office:value-type="string" calcext:value-type="string">
            <text:p>treble_octaves</text:p>
          </table:table-cell>
          <table:table-cell table:style-name="ce1"/>
          <table:table-cell table:style-name="ce1" office:value-type="string" calcext:value-type="string">
            <text:p>b_rest</text:p>
          </table:table-cell>
          <table:table-cell table:style-name="ce8" office:value-type="string" calcext:value-type="string">
            <text:p>root_b_note</text:p>
          </table:table-cell>
          <table:table-cell table:style-name="ce1" office:value-type="string" calcext:value-type="string">
            <text:p>octave_Δ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ass_note</text:p>
          </table:table-cell>
          <table:table-cell table:style-name="ce1" office:value-type="string" calcext:value-type="string">
            <text:p>octave_rest</text:p>
          </table:table-cell>
          <table:table-cell table:style-name="ce1" office:value-type="string" calcext:value-type="string">
            <text:p>-1Δ</text:p>
          </table:table-cell>
          <table:table-cell table:style-name="ce1" office:value-type="string" calcext:value-type="string">
            <text:p>0Δ</text:p>
          </table:table-cell>
          <table:table-cell table:style-name="ce1" office:value-type="string" calcext:value-type="string">
            <text:p>1Δ</text:p>
          </table:table-cell>
          <table:table-cell table:style-name="ce1" office:value-type="string" calcext:value-type="string">
            <text:p>bass_octaves</text:p>
          </table:table-cell>
          <table:table-cell table:number-columns-repeated="994"/>
        </table:table-row>
        <table:table-row table:style-name="ro2">
          <table:table-cell table:style-name="ce1" table:number-columns-repeated="6"/>
          <table:table-cell table:style-name="ce5" office:value-type="string" calcext:value-type="string">
            <text:p>000#-key00#-octave0-clef-piano_note</text:p>
          </table:table-cell>
          <table:table-cell table:style-name="ce5" office:value-type="string" calcext:value-type="string">
            <text:p>octave0-piano_note</text:p>
          </table:table-cell>
          <table:table-cell table:style-name="ce1" table:number-columns-repeated="2"/>
          <table:table-cell table:style-name="ce8"/>
          <table:table-cell table:style-name="ce1" table:number-columns-repeated="10"/>
          <table:table-cell table:style-name="ce8"/>
          <table:table-cell table:style-name="ce1" table:number-columns-repeated="8"/>
          <table:table-cell table:number-columns-repeated="994"/>
        </table:table-row>
        <table:table-row table:style-name="ro3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0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3];2;1)" office:value-type="string" office:string-value="0" calcext:value-type="string">
            <text:p>0</text:p>
          </table:table-cell>
          <table:table-cell table:style-name="ce4" table:formula="of:=[.C3]" office:value-type="string" office:string-value="A0" calcext:value-type="string">
            <text:p>A0</text:p>
          </table:table-cell>
          <table:table-cell table:style-name="ce6" table:formula="of:=CONCATENATE(TEXT([.A3];&quot;000&quot;);&quot;-&quot;;TEXT([.B3];&quot;00&quot;);&quot;-&quot;;[.E3];&quot;-&quot;;[.I3];&quot;-&quot;;[.C3])" office:value-type="string" office:string-value="001-01-0-bass-A0" calcext:value-type="string">
            <text:p>001-01-0-bass-A0</text:p>
          </table:table-cell>
          <table:table-cell table:style-name="ce6" table:formula="of:=CONCATENATE([.E3];&quot;-&quot;;[.C3])" office:value-type="string" office:string-value="0-A0" calcext:value-type="string">
            <text:p>0-A0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,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3];&quot; &quot;;[.$V3];[.$W3];[.$X3])" office:value-type="string" office:string-value="r4 a,,,4" calcext:value-type="string">
            <text:p>r4 a,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3];LEFT([.$W3];(LEN([.$W3])-2));[.$X3])" office:value-type="string" office:string-value="a,4" calcext:value-type="string">
            <text:p>a,4</text:p>
          </table:table-cell>
          <table:table-cell table:style-name="ce10" table:formula="of:=CONCATENATE([.$V3];LEFT([.$W3];(LEN([.$W3])-1));[.$X3])" office:value-type="string" office:string-value="a,,4" calcext:value-type="string">
            <text:p>a,,4</text:p>
          </table:table-cell>
          <table:table-cell table:style-name="ce10" table:formula="of:=CONCATENATE([.$V3];[.$W3];[.$X3])" office:value-type="string" office:string-value="a,,,4" calcext:value-type="string">
            <text:p>a,,,4</text:p>
          </table:table-cell>
          <table:table-cell table:style-name="ce12" table:formula="of:=join(&quot; &quot;;[.Z3:.AC3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number-columns-repeated="2" table:style-name="ce2" office:value-type="float" office:value="2" calcext:value-type="float">
            <text:p>2</text:p>
          </table:table-cell>
          <table:table-cell table:style-name="ce2" table:formula="of:=CONCATENATE(LEFT([.C3];2);&quot;#&quot;)" office:value-type="string" office:string-value="A0#" calcext:value-type="string">
            <text:p>A0#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4];2;1)" office:value-type="string" office:string-value="0" calcext:value-type="string">
            <text:p>0</text:p>
          </table:table-cell>
          <table:table-cell table:style-name="ce4" table:formula="of:=[.C4]" office:value-type="string" office:string-value="A0#" calcext:value-type="string">
            <text:p>A0#</text:p>
          </table:table-cell>
          <table:table-cell table:style-name="ce6" table:formula="of:=CONCATENATE(TEXT([.A4];&quot;000&quot;);&quot;-&quot;;TEXT([.B4];&quot;00&quot;);&quot;-&quot;;[.E4];&quot;-&quot;;[.I4];&quot;-&quot;;[.C4])" office:value-type="string" office:string-value="002-02-0-bass-A0#" calcext:value-type="string">
            <text:p>002-02-0-bass-A0#</text:p>
          </table:table-cell>
          <table:table-cell table:style-name="ce6" table:formula="of:=CONCATENATE([.E4];&quot;-&quot;;[.C4])" office:value-type="string" office:string-value="0-A0#" calcext:value-type="string">
            <text:p>0-A0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 office:value-type="string" calcext:value-type="string">
            <text:p>,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4];&quot; &quot;;[.$V4];[.$W4];[.$X4])" office:value-type="string" office:string-value="r4 ais,,,4" calcext:value-type="string">
            <text:p>r4 ais,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4];LEFT([.$W4];(LEN([.$W4])-2));[.$X4])" office:value-type="string" office:string-value="ais,4" calcext:value-type="string">
            <text:p>ais,4</text:p>
          </table:table-cell>
          <table:table-cell table:style-name="ce10" table:formula="of:=CONCATENATE([.$V4];LEFT([.$W4];(LEN([.$W4])-1));[.$X4])" office:value-type="string" office:string-value="ais,,4" calcext:value-type="string">
            <text:p>ais,,4</text:p>
          </table:table-cell>
          <table:table-cell table:style-name="ce10" table:formula="of:=CONCATENATE([.$V4];[.$W4];[.$X4])" office:value-type="string" office:string-value="ais,,,4" calcext:value-type="string">
            <text:p>ais,,,4</text:p>
          </table:table-cell>
          <table:table-cell table:style-name="ce12" table:formula="of:=join(&quot; &quot;;[.Z4:.AC4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CONCATENATE(LEFT([.C6];2);&quot;b&quot;)" office:value-type="string" office:string-value="B0b" calcext:value-type="string">
            <text:p>B0b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5];2;1)" office:value-type="string" office:string-value="0" calcext:value-type="string">
            <text:p>0</text:p>
          </table:table-cell>
          <table:table-cell table:style-name="ce4" table:formula="of:=[.C5]" office:value-type="string" office:string-value="B0b" calcext:value-type="string">
            <text:p>B0b</text:p>
          </table:table-cell>
          <table:table-cell table:style-name="ce6" table:formula="of:=CONCATENATE(TEXT([.A5];&quot;000&quot;);&quot;-&quot;;TEXT([.B5];&quot;00&quot;);&quot;-&quot;;[.E5];&quot;-&quot;;[.I5];&quot;-&quot;;[.C5])" office:value-type="string" office:string-value="004-02-0-bass-B0b" calcext:value-type="string">
            <text:p>004-02-0-bass-B0b</text:p>
          </table:table-cell>
          <table:table-cell table:style-name="ce6" table:formula="of:=CONCATENATE([.E5];&quot;-&quot;;[.C5])" office:value-type="string" office:string-value="0-B0b" calcext:value-type="string">
            <text:p>0-B0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 office:value-type="string" calcext:value-type="string">
            <text:p>,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5];&quot; &quot;;[.$V5];[.$W5];[.$X5])" office:value-type="string" office:string-value="r4 bes,,,4" calcext:value-type="string">
            <text:p>r4 bes,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5];LEFT([.$W5];(LEN([.$W5])-2));[.$X5])" office:value-type="string" office:string-value="bes,4" calcext:value-type="string">
            <text:p>bes,4</text:p>
          </table:table-cell>
          <table:table-cell table:style-name="ce10" table:formula="of:=CONCATENATE([.$V5];LEFT([.$W5];(LEN([.$W5])-1));[.$X5])" office:value-type="string" office:string-value="bes,,4" calcext:value-type="string">
            <text:p>bes,,4</text:p>
          </table:table-cell>
          <table:table-cell table:style-name="ce10" table:formula="of:=CONCATENATE([.$V5];[.$W5];[.$X5])" office:value-type="string" office:string-value="bes,,,4" calcext:value-type="string">
            <text:p>bes,,,4</text:p>
          </table:table-cell>
          <table:table-cell table:style-name="ce12" table:formula="of:=join(&quot; &quot;;[.Z5:.AC5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0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6];2;1)" office:value-type="string" office:string-value="0" calcext:value-type="string">
            <text:p>0</text:p>
          </table:table-cell>
          <table:table-cell table:style-name="ce4" table:formula="of:=[.C6]" office:value-type="string" office:string-value="B0" calcext:value-type="string">
            <text:p>B0</text:p>
          </table:table-cell>
          <table:table-cell table:style-name="ce6" table:formula="of:=CONCATENATE(TEXT([.A6];&quot;000&quot;);&quot;-&quot;;TEXT([.B6];&quot;00&quot;);&quot;-&quot;;[.E6];&quot;-&quot;;[.I6];&quot;-&quot;;[.C6])" office:value-type="string" office:string-value="003-03-0-bass-B0" calcext:value-type="string">
            <text:p>003-03-0-bass-B0</text:p>
          </table:table-cell>
          <table:table-cell table:style-name="ce6" table:formula="of:=CONCATENATE([.E6];&quot;-&quot;;[.C6])" office:value-type="string" office:string-value="0-B0" calcext:value-type="string">
            <text:p>0-B0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,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6];&quot; &quot;;[.$V6];[.$W6];[.$X6])" office:value-type="string" office:string-value="r4 b,,,4" calcext:value-type="string">
            <text:p>r4 b,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6];LEFT([.$W6];(LEN([.$W6])-2));[.$X6])" office:value-type="string" office:string-value="b,4" calcext:value-type="string">
            <text:p>b,4</text:p>
          </table:table-cell>
          <table:table-cell table:style-name="ce10" table:formula="of:=CONCATENATE([.$V6];LEFT([.$W6];(LEN([.$W6])-1));[.$X6])" office:value-type="string" office:string-value="b,,4" calcext:value-type="string">
            <text:p>b,,4</text:p>
          </table:table-cell>
          <table:table-cell table:style-name="ce10" table:formula="of:=CONCATENATE([.$V6];[.$W6];[.$X6])" office:value-type="string" office:string-value="b,,,4" calcext:value-type="string">
            <text:p>b,,,4</text:p>
          </table:table-cell>
          <table:table-cell table:style-name="ce12" table:formula="of:=join(&quot; &quot;;[.Z6:.AC6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7];2;1)" office:value-type="string" office:string-value="1" calcext:value-type="string">
            <text:p>1</text:p>
          </table:table-cell>
          <table:table-cell table:style-name="ce4" table:formula="of:=[.C7]" office:value-type="string" office:string-value="C1" calcext:value-type="string">
            <text:p>C1</text:p>
          </table:table-cell>
          <table:table-cell table:style-name="ce6" table:formula="of:=CONCATENATE(TEXT([.A7];&quot;000&quot;);&quot;-&quot;;TEXT([.B7];&quot;00&quot;);&quot;-&quot;;[.E7];&quot;-&quot;;[.I7];&quot;-&quot;;[.C7])" office:value-type="string" office:string-value="005-04-1-bass-C1" calcext:value-type="string">
            <text:p>005-04-1-bass-C1</text:p>
          </table:table-cell>
          <table:table-cell table:style-name="ce6" table:formula="of:=CONCATENATE([.E7];&quot;-&quot;;[.C7])" office:value-type="string" office:string-value="1-C1" calcext:value-type="string">
            <text:p>1-C1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7];&quot; &quot;;[.$V7];[.$W7];[.$X7])" office:value-type="string" office:string-value="r4 c,,4" calcext:value-type="string">
            <text:p>r4 c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7];LEFT([.$W7];(LEN([.$W7])-2));[.$X7])" office:value-type="string" office:string-value="c4" calcext:value-type="string">
            <text:p>c4</text:p>
          </table:table-cell>
          <table:table-cell table:style-name="ce10" table:formula="of:=CONCATENATE([.$V7];LEFT([.$W7];(LEN([.$W7])-1));[.$X7])" office:value-type="string" office:string-value="c,4" calcext:value-type="string">
            <text:p>c,4</text:p>
          </table:table-cell>
          <table:table-cell table:style-name="ce10" table:formula="of:=CONCATENATE([.$V7];[.$W7];[.$X7])" office:value-type="string" office:string-value="c,,4" calcext:value-type="string">
            <text:p>c,,4</text:p>
          </table:table-cell>
          <table:table-cell table:style-name="ce12" table:formula="of:=join(&quot; &quot;;[.Z7:.AC7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CONCATENATE(LEFT([.C7];2);&quot;#&quot;)" office:value-type="string" office:string-value="C1#" calcext:value-type="string">
            <text:p>C1#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8];2;1)" office:value-type="string" office:string-value="1" calcext:value-type="string">
            <text:p>1</text:p>
          </table:table-cell>
          <table:table-cell table:style-name="ce4" table:formula="of:=[.C8]" office:value-type="string" office:string-value="C1#" calcext:value-type="string">
            <text:p>C1#</text:p>
          </table:table-cell>
          <table:table-cell table:style-name="ce6" table:formula="of:=CONCATENATE(TEXT([.A8];&quot;000&quot;);&quot;-&quot;;TEXT([.B8];&quot;00&quot;);&quot;-&quot;;[.E8];&quot;-&quot;;[.I8];&quot;-&quot;;[.C8])" office:value-type="string" office:string-value="006-05-1-bass-C1#" calcext:value-type="string">
            <text:p>006-05-1-bass-C1#</text:p>
          </table:table-cell>
          <table:table-cell table:style-name="ce6" table:formula="of:=CONCATENATE([.E8];&quot;-&quot;;[.C8])" office:value-type="string" office:string-value="1-C1#" calcext:value-type="string">
            <text:p>1-C1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8];&quot; &quot;;[.$V8];[.$W8];[.$X8])" office:value-type="string" office:string-value="r4 cis,,4" calcext:value-type="string">
            <text:p>r4 ci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8];LEFT([.$W8];(LEN([.$W8])-2));[.$X8])" office:value-type="string" office:string-value="cis4" calcext:value-type="string">
            <text:p>cis4</text:p>
          </table:table-cell>
          <table:table-cell table:style-name="ce10" table:formula="of:=CONCATENATE([.$V8];LEFT([.$W8];(LEN([.$W8])-1));[.$X8])" office:value-type="string" office:string-value="cis,4" calcext:value-type="string">
            <text:p>cis,4</text:p>
          </table:table-cell>
          <table:table-cell table:style-name="ce10" table:formula="of:=CONCATENATE([.$V8];[.$W8];[.$X8])" office:value-type="string" office:string-value="cis,,4" calcext:value-type="string">
            <text:p>cis,,4</text:p>
          </table:table-cell>
          <table:table-cell table:style-name="ce12" table:formula="of:=join(&quot; &quot;;[.Z8:.AC8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CONCATENATE(LEFT([.C10];2);&quot;b&quot;)" office:value-type="string" office:string-value="D1b" calcext:value-type="string">
            <text:p>D1b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9];2;1)" office:value-type="string" office:string-value="1" calcext:value-type="string">
            <text:p>1</text:p>
          </table:table-cell>
          <table:table-cell table:style-name="ce4" table:formula="of:=[.C9]" office:value-type="string" office:string-value="D1b" calcext:value-type="string">
            <text:p>D1b</text:p>
          </table:table-cell>
          <table:table-cell table:style-name="ce6" table:formula="of:=CONCATENATE(TEXT([.A9];&quot;000&quot;);&quot;-&quot;;TEXT([.B9];&quot;00&quot;);&quot;-&quot;;[.E9];&quot;-&quot;;[.I9];&quot;-&quot;;[.C9])" office:value-type="string" office:string-value="009-05-1-bass-D1b" calcext:value-type="string">
            <text:p>009-05-1-bass-D1b</text:p>
          </table:table-cell>
          <table:table-cell table:style-name="ce6" table:formula="of:=CONCATENATE([.E9];&quot;-&quot;;[.C9])" office:value-type="string" office:string-value="1-D1b" calcext:value-type="string">
            <text:p>1-D1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9];&quot; &quot;;[.$V9];[.$W9];[.$X9])" office:value-type="string" office:string-value="r4 des,,4" calcext:value-type="string">
            <text:p>r4 de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9];LEFT([.$W9];(LEN([.$W9])-2));[.$X9])" office:value-type="string" office:string-value="des4" calcext:value-type="string">
            <text:p>des4</text:p>
          </table:table-cell>
          <table:table-cell table:style-name="ce10" table:formula="of:=CONCATENATE([.$V9];LEFT([.$W9];(LEN([.$W9])-1));[.$X9])" office:value-type="string" office:string-value="des,4" calcext:value-type="string">
            <text:p>des,4</text:p>
          </table:table-cell>
          <table:table-cell table:style-name="ce10" table:formula="of:=CONCATENATE([.$V9];[.$W9];[.$X9])" office:value-type="string" office:string-value="des,,4" calcext:value-type="string">
            <text:p>des,,4</text:p>
          </table:table-cell>
          <table:table-cell table:style-name="ce12" table:formula="of:=join(&quot; &quot;;[.Z9:.AC9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0];2;1)" office:value-type="string" office:string-value="1" calcext:value-type="string">
            <text:p>1</text:p>
          </table:table-cell>
          <table:table-cell table:style-name="ce4" table:formula="of:=[.C10]" office:value-type="string" office:string-value="D1" calcext:value-type="string">
            <text:p>D1</text:p>
          </table:table-cell>
          <table:table-cell table:style-name="ce6" table:formula="of:=CONCATENATE(TEXT([.A10];&quot;000&quot;);&quot;-&quot;;TEXT([.B10];&quot;00&quot;);&quot;-&quot;;[.E10];&quot;-&quot;;[.I10];&quot;-&quot;;[.C10])" office:value-type="string" office:string-value="007-06-1-bass-D1" calcext:value-type="string">
            <text:p>007-06-1-bass-D1</text:p>
          </table:table-cell>
          <table:table-cell table:style-name="ce6" table:formula="of:=CONCATENATE([.E10];&quot;-&quot;;[.C10])" office:value-type="string" office:string-value="1-D1" calcext:value-type="string">
            <text:p>1-D1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0];&quot; &quot;;[.$V10];[.$W10];[.$X10])" office:value-type="string" office:string-value="r4 d,,4" calcext:value-type="string">
            <text:p>r4 d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10];LEFT([.$W10];(LEN([.$W10])-2));[.$X10])" office:value-type="string" office:string-value="d4" calcext:value-type="string">
            <text:p>d4</text:p>
          </table:table-cell>
          <table:table-cell table:style-name="ce10" table:formula="of:=CONCATENATE([.$V10];LEFT([.$W10];(LEN([.$W10])-1));[.$X10])" office:value-type="string" office:string-value="d,4" calcext:value-type="string">
            <text:p>d,4</text:p>
          </table:table-cell>
          <table:table-cell table:style-name="ce10" table:formula="of:=CONCATENATE([.$V10];[.$W10];[.$X10])" office:value-type="string" office:string-value="d,,4" calcext:value-type="string">
            <text:p>d,,4</text:p>
          </table:table-cell>
          <table:table-cell table:style-name="ce12" table:formula="of:=join(&quot; &quot;;[.Z10:.AC10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CONCATENATE(LEFT([.C10];2);&quot;#&quot;)" office:value-type="string" office:string-value="D1#" calcext:value-type="string">
            <text:p>D1#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1];2;1)" office:value-type="string" office:string-value="1" calcext:value-type="string">
            <text:p>1</text:p>
          </table:table-cell>
          <table:table-cell table:style-name="ce4" table:formula="of:=[.C11]" office:value-type="string" office:string-value="D1#" calcext:value-type="string">
            <text:p>D1#</text:p>
          </table:table-cell>
          <table:table-cell table:style-name="ce6" table:formula="of:=CONCATENATE(TEXT([.A11];&quot;000&quot;);&quot;-&quot;;TEXT([.B11];&quot;00&quot;);&quot;-&quot;;[.E11];&quot;-&quot;;[.I11];&quot;-&quot;;[.C11])" office:value-type="string" office:string-value="008-07-1-bass-D1#" calcext:value-type="string">
            <text:p>008-07-1-bass-D1#</text:p>
          </table:table-cell>
          <table:table-cell table:style-name="ce6" table:formula="of:=CONCATENATE([.E11];&quot;-&quot;;[.C11])" office:value-type="string" office:string-value="1-D1#" calcext:value-type="string">
            <text:p>1-D1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1];&quot; &quot;;[.$V11];[.$W11];[.$X11])" office:value-type="string" office:string-value="r4 dis,,4" calcext:value-type="string">
            <text:p>r4 di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11];LEFT([.$W11];(LEN([.$W11])-2));[.$X11])" office:value-type="string" office:string-value="dis4" calcext:value-type="string">
            <text:p>dis4</text:p>
          </table:table-cell>
          <table:table-cell table:style-name="ce10" table:formula="of:=CONCATENATE([.$V11];LEFT([.$W11];(LEN([.$W11])-1));[.$X11])" office:value-type="string" office:string-value="dis,4" calcext:value-type="string">
            <text:p>dis,4</text:p>
          </table:table-cell>
          <table:table-cell table:style-name="ce10" table:formula="of:=CONCATENATE([.$V11];[.$W11];[.$X11])" office:value-type="string" office:string-value="dis,,4" calcext:value-type="string">
            <text:p>dis,,4</text:p>
          </table:table-cell>
          <table:table-cell table:style-name="ce12" table:formula="of:=join(&quot; &quot;;[.Z11:.AC11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CONCATENATE(LEFT([.C13];2);&quot;b&quot;)" office:value-type="string" office:string-value="E1b" calcext:value-type="string">
            <text:p>E1b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2];2;1)" office:value-type="string" office:string-value="1" calcext:value-type="string">
            <text:p>1</text:p>
          </table:table-cell>
          <table:table-cell table:style-name="ce4" table:formula="of:=[.C12]" office:value-type="string" office:string-value="E1b" calcext:value-type="string">
            <text:p>E1b</text:p>
          </table:table-cell>
          <table:table-cell table:style-name="ce6" table:formula="of:=CONCATENATE(TEXT([.A12];&quot;000&quot;);&quot;-&quot;;TEXT([.B12];&quot;00&quot;);&quot;-&quot;;[.E12];&quot;-&quot;;[.I12];&quot;-&quot;;[.C12])" office:value-type="string" office:string-value="011-07-1-bass-E1b" calcext:value-type="string">
            <text:p>011-07-1-bass-E1b</text:p>
          </table:table-cell>
          <table:table-cell table:style-name="ce6" table:formula="of:=CONCATENATE([.E12];&quot;-&quot;;[.C12])" office:value-type="string" office:string-value="1-E1b" calcext:value-type="string">
            <text:p>1-E1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2];&quot; &quot;;[.$V12];[.$W12];[.$X12])" office:value-type="string" office:string-value="r4 ees,,4" calcext:value-type="string">
            <text:p>r4 ee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12];LEFT([.$W12];(LEN([.$W12])-2));[.$X12])" office:value-type="string" office:string-value="ees4" calcext:value-type="string">
            <text:p>ees4</text:p>
          </table:table-cell>
          <table:table-cell table:style-name="ce10" table:formula="of:=CONCATENATE([.$V12];LEFT([.$W12];(LEN([.$W12])-1));[.$X12])" office:value-type="string" office:string-value="ees,4" calcext:value-type="string">
            <text:p>ees,4</text:p>
          </table:table-cell>
          <table:table-cell table:style-name="ce10" table:formula="of:=CONCATENATE([.$V12];[.$W12];[.$X12])" office:value-type="string" office:string-value="ees,,4" calcext:value-type="string">
            <text:p>ees,,4</text:p>
          </table:table-cell>
          <table:table-cell table:style-name="ce12" table:formula="of:=join(&quot; &quot;;[.Z12:.AC12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E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3];2;1)" office:value-type="string" office:string-value="1" calcext:value-type="string">
            <text:p>1</text:p>
          </table:table-cell>
          <table:table-cell table:style-name="ce4" table:formula="of:=[.C13]" office:value-type="string" office:string-value="E1" calcext:value-type="string">
            <text:p>E1</text:p>
          </table:table-cell>
          <table:table-cell table:style-name="ce6" table:formula="of:=CONCATENATE(TEXT([.A13];&quot;000&quot;);&quot;-&quot;;TEXT([.B13];&quot;00&quot;);&quot;-&quot;;[.E13];&quot;-&quot;;[.I13];&quot;-&quot;;[.C13])" office:value-type="string" office:string-value="010-08-1-bass-E1" calcext:value-type="string">
            <text:p>010-08-1-bass-E1</text:p>
          </table:table-cell>
          <table:table-cell table:style-name="ce6" table:formula="of:=CONCATENATE([.E13];&quot;-&quot;;[.C13])" office:value-type="string" office:string-value="1-E1" calcext:value-type="string">
            <text:p>1-E1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3];&quot; &quot;;[.$V13];[.$W13];[.$X13])" office:value-type="string" office:string-value="r4 e,,4" calcext:value-type="string">
            <text:p>r4 e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13];LEFT([.$W13];(LEN([.$W13])-2));[.$X13])" office:value-type="string" office:string-value="e4" calcext:value-type="string">
            <text:p>e4</text:p>
          </table:table-cell>
          <table:table-cell table:style-name="ce10" table:formula="of:=CONCATENATE([.$V13];LEFT([.$W13];(LEN([.$W13])-1));[.$X13])" office:value-type="string" office:string-value="e,4" calcext:value-type="string">
            <text:p>e,4</text:p>
          </table:table-cell>
          <table:table-cell table:style-name="ce10" table:formula="of:=CONCATENATE([.$V13];[.$W13];[.$X13])" office:value-type="string" office:string-value="e,,4" calcext:value-type="string">
            <text:p>e,,4</text:p>
          </table:table-cell>
          <table:table-cell table:style-name="ce12" table:formula="of:=join(&quot; &quot;;[.Z13:.AC13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F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4];2;1)" office:value-type="string" office:string-value="1" calcext:value-type="string">
            <text:p>1</text:p>
          </table:table-cell>
          <table:table-cell table:style-name="ce4" table:formula="of:=[.C14]" office:value-type="string" office:string-value="F1" calcext:value-type="string">
            <text:p>F1</text:p>
          </table:table-cell>
          <table:table-cell table:style-name="ce6" table:formula="of:=CONCATENATE(TEXT([.A14];&quot;000&quot;);&quot;-&quot;;TEXT([.B14];&quot;00&quot;);&quot;-&quot;;[.E14];&quot;-&quot;;[.I14];&quot;-&quot;;[.C14])" office:value-type="string" office:string-value="012-09-1-bass-F1" calcext:value-type="string">
            <text:p>012-09-1-bass-F1</text:p>
          </table:table-cell>
          <table:table-cell table:style-name="ce6" table:formula="of:=CONCATENATE([.E14];&quot;-&quot;;[.C14])" office:value-type="string" office:string-value="1-F1" calcext:value-type="string">
            <text:p>1-F1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4];&quot; &quot;;[.$V14];[.$W14];[.$X14])" office:value-type="string" office:string-value="r4 f,,4" calcext:value-type="string">
            <text:p>r4 f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14];LEFT([.$W14];(LEN([.$W14])-2));[.$X14])" office:value-type="string" office:string-value="f4" calcext:value-type="string">
            <text:p>f4</text:p>
          </table:table-cell>
          <table:table-cell table:style-name="ce10" table:formula="of:=CONCATENATE([.$V14];LEFT([.$W14];(LEN([.$W14])-1));[.$X14])" office:value-type="string" office:string-value="f,4" calcext:value-type="string">
            <text:p>f,4</text:p>
          </table:table-cell>
          <table:table-cell table:style-name="ce10" table:formula="of:=CONCATENATE([.$V14];[.$W14];[.$X14])" office:value-type="string" office:string-value="f,,4" calcext:value-type="string">
            <text:p>f,,4</text:p>
          </table:table-cell>
          <table:table-cell table:style-name="ce12" table:formula="of:=join(&quot; &quot;;[.Z14:.AC14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CONCATENATE(LEFT([.C14];2);&quot;#&quot;)" office:value-type="string" office:string-value="F1#" calcext:value-type="string">
            <text:p>F1#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5];2;1)" office:value-type="string" office:string-value="1" calcext:value-type="string">
            <text:p>1</text:p>
          </table:table-cell>
          <table:table-cell table:style-name="ce4" table:formula="of:=[.C15]" office:value-type="string" office:string-value="F1#" calcext:value-type="string">
            <text:p>F1#</text:p>
          </table:table-cell>
          <table:table-cell table:style-name="ce6" table:formula="of:=CONCATENATE(TEXT([.A15];&quot;000&quot;);&quot;-&quot;;TEXT([.B15];&quot;00&quot;);&quot;-&quot;;[.E15];&quot;-&quot;;[.I15];&quot;-&quot;;[.C15])" office:value-type="string" office:string-value="013-10-1-bass-F1#" calcext:value-type="string">
            <text:p>013-10-1-bass-F1#</text:p>
          </table:table-cell>
          <table:table-cell table:style-name="ce6" table:formula="of:=CONCATENATE([.E15];&quot;-&quot;;[.C15])" office:value-type="string" office:string-value="1-F1#" calcext:value-type="string">
            <text:p>1-F1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5];&quot; &quot;;[.$V15];[.$W15];[.$X15])" office:value-type="string" office:string-value="r4 fis,,4" calcext:value-type="string">
            <text:p>r4 fi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15];LEFT([.$W15];(LEN([.$W15])-2));[.$X15])" office:value-type="string" office:string-value="fis4" calcext:value-type="string">
            <text:p>fis4</text:p>
          </table:table-cell>
          <table:table-cell table:style-name="ce10" table:formula="of:=CONCATENATE([.$V15];LEFT([.$W15];(LEN([.$W15])-1));[.$X15])" office:value-type="string" office:string-value="fis,4" calcext:value-type="string">
            <text:p>fis,4</text:p>
          </table:table-cell>
          <table:table-cell table:style-name="ce10" table:formula="of:=CONCATENATE([.$V15];[.$W15];[.$X15])" office:value-type="string" office:string-value="fis,,4" calcext:value-type="string">
            <text:p>fis,,4</text:p>
          </table:table-cell>
          <table:table-cell table:style-name="ce12" table:formula="of:=join(&quot; &quot;;[.Z15:.AC15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CONCATENATE(LEFT([.C17];2);&quot;b&quot;)" office:value-type="string" office:string-value="G1b" calcext:value-type="string">
            <text:p>G1b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6];2;1)" office:value-type="string" office:string-value="1" calcext:value-type="string">
            <text:p>1</text:p>
          </table:table-cell>
          <table:table-cell table:style-name="ce4" table:formula="of:=[.C16]" office:value-type="string" office:string-value="G1b" calcext:value-type="string">
            <text:p>G1b</text:p>
          </table:table-cell>
          <table:table-cell table:style-name="ce6" table:formula="of:=CONCATENATE(TEXT([.A16];&quot;000&quot;);&quot;-&quot;;TEXT([.B16];&quot;00&quot;);&quot;-&quot;;[.E16];&quot;-&quot;;[.I16];&quot;-&quot;;[.C16])" office:value-type="string" office:string-value="016-10-1-bass-G1b" calcext:value-type="string">
            <text:p>016-10-1-bass-G1b</text:p>
          </table:table-cell>
          <table:table-cell table:style-name="ce6" table:formula="of:=CONCATENATE([.E16];&quot;-&quot;;[.C16])" office:value-type="string" office:string-value="1-G1b" calcext:value-type="string">
            <text:p>1-G1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6];&quot; &quot;;[.$V16];[.$W16];[.$X16])" office:value-type="string" office:string-value="r4 ges,,4" calcext:value-type="string">
            <text:p>r4 ge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16];LEFT([.$W16];(LEN([.$W16])-2));[.$X16])" office:value-type="string" office:string-value="ges4" calcext:value-type="string">
            <text:p>ges4</text:p>
          </table:table-cell>
          <table:table-cell table:style-name="ce10" table:formula="of:=CONCATENATE([.$V16];LEFT([.$W16];(LEN([.$W16])-1));[.$X16])" office:value-type="string" office:string-value="ges,4" calcext:value-type="string">
            <text:p>ges,4</text:p>
          </table:table-cell>
          <table:table-cell table:style-name="ce10" table:formula="of:=CONCATENATE([.$V16];[.$W16];[.$X16])" office:value-type="string" office:string-value="ges,,4" calcext:value-type="string">
            <text:p>ges,,4</text:p>
          </table:table-cell>
          <table:table-cell table:style-name="ce12" table:formula="of:=join(&quot; &quot;;[.Z16:.AC16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G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7];2;1)" office:value-type="string" office:string-value="1" calcext:value-type="string">
            <text:p>1</text:p>
          </table:table-cell>
          <table:table-cell table:style-name="ce4" table:formula="of:=[.C17]" office:value-type="string" office:string-value="G1" calcext:value-type="string">
            <text:p>G1</text:p>
          </table:table-cell>
          <table:table-cell table:style-name="ce6" table:formula="of:=CONCATENATE(TEXT([.A17];&quot;000&quot;);&quot;-&quot;;TEXT([.B17];&quot;00&quot;);&quot;-&quot;;[.E17];&quot;-&quot;;[.I17];&quot;-&quot;;[.C17])" office:value-type="string" office:string-value="014-11-1-bass-G1" calcext:value-type="string">
            <text:p>014-11-1-bass-G1</text:p>
          </table:table-cell>
          <table:table-cell table:style-name="ce6" table:formula="of:=CONCATENATE([.E17];&quot;-&quot;;[.C17])" office:value-type="string" office:string-value="1-G1" calcext:value-type="string">
            <text:p>1-G1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7];&quot; &quot;;[.$V17];[.$W17];[.$X17])" office:value-type="string" office:string-value="r4 g,,4" calcext:value-type="string">
            <text:p>r4 g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17];LEFT([.$W17];(LEN([.$W17])-2));[.$X17])" office:value-type="string" office:string-value="g4" calcext:value-type="string">
            <text:p>g4</text:p>
          </table:table-cell>
          <table:table-cell table:style-name="ce10" table:formula="of:=CONCATENATE([.$V17];LEFT([.$W17];(LEN([.$W17])-1));[.$X17])" office:value-type="string" office:string-value="g,4" calcext:value-type="string">
            <text:p>g,4</text:p>
          </table:table-cell>
          <table:table-cell table:style-name="ce10" table:formula="of:=CONCATENATE([.$V17];[.$W17];[.$X17])" office:value-type="string" office:string-value="g,,4" calcext:value-type="string">
            <text:p>g,,4</text:p>
          </table:table-cell>
          <table:table-cell table:style-name="ce12" table:formula="of:=join(&quot; &quot;;[.Z17:.AC17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CONCATENATE(LEFT([.C17];2);&quot;#&quot;)" office:value-type="string" office:string-value="G1#" calcext:value-type="string">
            <text:p>G1#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8];2;1)" office:value-type="string" office:string-value="1" calcext:value-type="string">
            <text:p>1</text:p>
          </table:table-cell>
          <table:table-cell table:style-name="ce4" table:formula="of:=[.C18]" office:value-type="string" office:string-value="G1#" calcext:value-type="string">
            <text:p>G1#</text:p>
          </table:table-cell>
          <table:table-cell table:style-name="ce6" table:formula="of:=CONCATENATE(TEXT([.A18];&quot;000&quot;);&quot;-&quot;;TEXT([.B18];&quot;00&quot;);&quot;-&quot;;[.E18];&quot;-&quot;;[.I18];&quot;-&quot;;[.C18])" office:value-type="string" office:string-value="015-12-1-bass-G1#" calcext:value-type="string">
            <text:p>015-12-1-bass-G1#</text:p>
          </table:table-cell>
          <table:table-cell table:style-name="ce6" table:formula="of:=CONCATENATE([.E18];&quot;-&quot;;[.C18])" office:value-type="string" office:string-value="1-G1#" calcext:value-type="string">
            <text:p>1-G1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8];&quot; &quot;;[.$V18];[.$W18];[.$X18])" office:value-type="string" office:string-value="r4 gis,,4" calcext:value-type="string">
            <text:p>r4 gi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18];LEFT([.$W18];(LEN([.$W18])-2));[.$X18])" office:value-type="string" office:string-value="gis4" calcext:value-type="string">
            <text:p>gis4</text:p>
          </table:table-cell>
          <table:table-cell table:style-name="ce10" table:formula="of:=CONCATENATE([.$V18];LEFT([.$W18];(LEN([.$W18])-1));[.$X18])" office:value-type="string" office:string-value="gis,4" calcext:value-type="string">
            <text:p>gis,4</text:p>
          </table:table-cell>
          <table:table-cell table:style-name="ce10" table:formula="of:=CONCATENATE([.$V18];[.$W18];[.$X18])" office:value-type="string" office:string-value="gis,,4" calcext:value-type="string">
            <text:p>gis,,4</text:p>
          </table:table-cell>
          <table:table-cell table:style-name="ce12" table:formula="of:=join(&quot; &quot;;[.Z18:.AC18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CONCATENATE(LEFT([.C20];2);&quot;b&quot;)" office:value-type="string" office:string-value="A1b" calcext:value-type="string">
            <text:p>A1b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9];2;1)" office:value-type="string" office:string-value="1" calcext:value-type="string">
            <text:p>1</text:p>
          </table:table-cell>
          <table:table-cell table:style-name="ce4" table:formula="of:=[.C19]" office:value-type="string" office:string-value="A1b" calcext:value-type="string">
            <text:p>A1b</text:p>
          </table:table-cell>
          <table:table-cell table:style-name="ce6" table:formula="of:=CONCATENATE(TEXT([.A19];&quot;000&quot;);&quot;-&quot;;TEXT([.B19];&quot;00&quot;);&quot;-&quot;;[.E19];&quot;-&quot;;[.I19];&quot;-&quot;;[.C19])" office:value-type="string" office:string-value="019-12-1-bass-A1b" calcext:value-type="string">
            <text:p>019-12-1-bass-A1b</text:p>
          </table:table-cell>
          <table:table-cell table:style-name="ce6" table:formula="of:=CONCATENATE([.E19];&quot;-&quot;;[.C19])" office:value-type="string" office:string-value="1-A1b" calcext:value-type="string">
            <text:p>1-A1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9];&quot; &quot;;[.$V19];[.$W19];[.$X19])" office:value-type="string" office:string-value="r4 aes,,4" calcext:value-type="string">
            <text:p>r4 ae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19];LEFT([.$W19];(LEN([.$W19])-2));[.$X19])" office:value-type="string" office:string-value="aes4" calcext:value-type="string">
            <text:p>aes4</text:p>
          </table:table-cell>
          <table:table-cell table:style-name="ce10" table:formula="of:=CONCATENATE([.$V19];LEFT([.$W19];(LEN([.$W19])-1));[.$X19])" office:value-type="string" office:string-value="aes,4" calcext:value-type="string">
            <text:p>aes,4</text:p>
          </table:table-cell>
          <table:table-cell table:style-name="ce10" table:formula="of:=CONCATENATE([.$V19];[.$W19];[.$X19])" office:value-type="string" office:string-value="aes,,4" calcext:value-type="string">
            <text:p>aes,,4</text:p>
          </table:table-cell>
          <table:table-cell table:style-name="ce12" table:formula="of:=join(&quot; &quot;;[.Z19:.AC19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A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20];2;1)" office:value-type="string" office:string-value="1" calcext:value-type="string">
            <text:p>1</text:p>
          </table:table-cell>
          <table:table-cell table:style-name="ce4" table:formula="of:=[.C20]" office:value-type="string" office:string-value="A1" calcext:value-type="string">
            <text:p>A1</text:p>
          </table:table-cell>
          <table:table-cell table:style-name="ce6" table:formula="of:=CONCATENATE(TEXT([.A20];&quot;000&quot;);&quot;-&quot;;TEXT([.B20];&quot;00&quot;);&quot;-&quot;;[.E20];&quot;-&quot;;[.I20];&quot;-&quot;;[.C20])" office:value-type="string" office:string-value="017-13-1-bass-A1" calcext:value-type="string">
            <text:p>017-13-1-bass-A1</text:p>
          </table:table-cell>
          <table:table-cell table:style-name="ce6" table:formula="of:=CONCATENATE([.E20];&quot;-&quot;;[.C20])" office:value-type="string" office:string-value="1-A1" calcext:value-type="string">
            <text:p>1-A1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20];&quot; &quot;;[.$V20];[.$W20];[.$X20])" office:value-type="string" office:string-value="r4 a,,4" calcext:value-type="string">
            <text:p>r4 a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20];LEFT([.$W20];(LEN([.$W20])-2));[.$X20])" office:value-type="string" office:string-value="a4" calcext:value-type="string">
            <text:p>a4</text:p>
          </table:table-cell>
          <table:table-cell table:style-name="ce10" table:formula="of:=CONCATENATE([.$V20];LEFT([.$W20];(LEN([.$W20])-1));[.$X20])" office:value-type="string" office:string-value="a,4" calcext:value-type="string">
            <text:p>a,4</text:p>
          </table:table-cell>
          <table:table-cell table:style-name="ce10" table:formula="of:=CONCATENATE([.$V20];[.$W20];[.$X20])" office:value-type="string" office:string-value="a,,4" calcext:value-type="string">
            <text:p>a,,4</text:p>
          </table:table-cell>
          <table:table-cell table:style-name="ce12" table:formula="of:=join(&quot; &quot;;[.Z20:.AC20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CONCATENATE(LEFT([.C20];2);&quot;#&quot;)" office:value-type="string" office:string-value="A1#" calcext:value-type="string">
            <text:p>A1#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21];2;1)" office:value-type="string" office:string-value="1" calcext:value-type="string">
            <text:p>1</text:p>
          </table:table-cell>
          <table:table-cell table:style-name="ce4" table:formula="of:=[.C21]" office:value-type="string" office:string-value="A1#" calcext:value-type="string">
            <text:p>A1#</text:p>
          </table:table-cell>
          <table:table-cell table:style-name="ce6" table:formula="of:=CONCATENATE(TEXT([.A21];&quot;000&quot;);&quot;-&quot;;TEXT([.B21];&quot;00&quot;);&quot;-&quot;;[.E21];&quot;-&quot;;[.I21];&quot;-&quot;;[.C21])" office:value-type="string" office:string-value="018-14-1-bass-A1#" calcext:value-type="string">
            <text:p>018-14-1-bass-A1#</text:p>
          </table:table-cell>
          <table:table-cell table:style-name="ce6" table:formula="of:=CONCATENATE([.E21];&quot;-&quot;;[.C21])" office:value-type="string" office:string-value="1-A1#" calcext:value-type="string">
            <text:p>1-A1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21];&quot; &quot;;[.$V21];[.$W21];[.$X21])" office:value-type="string" office:string-value="r4 ais,,4" calcext:value-type="string">
            <text:p>r4 ai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21];LEFT([.$W21];(LEN([.$W21])-2));[.$X21])" office:value-type="string" office:string-value="ais4" calcext:value-type="string">
            <text:p>ais4</text:p>
          </table:table-cell>
          <table:table-cell table:style-name="ce10" table:formula="of:=CONCATENATE([.$V21];LEFT([.$W21];(LEN([.$W21])-1));[.$X21])" office:value-type="string" office:string-value="ais,4" calcext:value-type="string">
            <text:p>ais,4</text:p>
          </table:table-cell>
          <table:table-cell table:style-name="ce10" table:formula="of:=CONCATENATE([.$V21];[.$W21];[.$X21])" office:value-type="string" office:string-value="ais,,4" calcext:value-type="string">
            <text:p>ais,,4</text:p>
          </table:table-cell>
          <table:table-cell table:style-name="ce12" table:formula="of:=join(&quot; &quot;;[.Z21:.AC21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CONCATENATE(LEFT([.C23];2);&quot;b&quot;)" office:value-type="string" office:string-value="B1b" calcext:value-type="string">
            <text:p>B1b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22];2;1)" office:value-type="string" office:string-value="1" calcext:value-type="string">
            <text:p>1</text:p>
          </table:table-cell>
          <table:table-cell table:style-name="ce4" table:formula="of:=[.C22]" office:value-type="string" office:string-value="B1b" calcext:value-type="string">
            <text:p>B1b</text:p>
          </table:table-cell>
          <table:table-cell table:style-name="ce6" table:formula="of:=CONCATENATE(TEXT([.A22];&quot;000&quot;);&quot;-&quot;;TEXT([.B22];&quot;00&quot;);&quot;-&quot;;[.E22];&quot;-&quot;;[.I22];&quot;-&quot;;[.C22])" office:value-type="string" office:string-value="021-14-1-bass-B1b" calcext:value-type="string">
            <text:p>021-14-1-bass-B1b</text:p>
          </table:table-cell>
          <table:table-cell table:style-name="ce6" table:formula="of:=CONCATENATE([.E22];&quot;-&quot;;[.C22])" office:value-type="string" office:string-value="1-B1b" calcext:value-type="string">
            <text:p>1-B1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22];&quot; &quot;;[.$V22];[.$W22];[.$X22])" office:value-type="string" office:string-value="r4 bes,,4" calcext:value-type="string">
            <text:p>r4 be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22];LEFT([.$W22];(LEN([.$W22])-2));[.$X22])" office:value-type="string" office:string-value="bes4" calcext:value-type="string">
            <text:p>bes4</text:p>
          </table:table-cell>
          <table:table-cell table:style-name="ce10" table:formula="of:=CONCATENATE([.$V22];LEFT([.$W22];(LEN([.$W22])-1));[.$X22])" office:value-type="string" office:string-value="bes,4" calcext:value-type="string">
            <text:p>bes,4</text:p>
          </table:table-cell>
          <table:table-cell table:style-name="ce10" table:formula="of:=CONCATENATE([.$V22];[.$W22];[.$X22])" office:value-type="string" office:string-value="bes,,4" calcext:value-type="string">
            <text:p>bes,,4</text:p>
          </table:table-cell>
          <table:table-cell table:style-name="ce12" table:formula="of:=join(&quot; &quot;;[.Z22:.AC22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23];2;1)" office:value-type="string" office:string-value="1" calcext:value-type="string">
            <text:p>1</text:p>
          </table:table-cell>
          <table:table-cell table:style-name="ce4" table:formula="of:=[.C23]" office:value-type="string" office:string-value="B1" calcext:value-type="string">
            <text:p>B1</text:p>
          </table:table-cell>
          <table:table-cell table:style-name="ce6" table:formula="of:=CONCATENATE(TEXT([.A23];&quot;000&quot;);&quot;-&quot;;TEXT([.B23];&quot;00&quot;);&quot;-&quot;;[.E23];&quot;-&quot;;[.I23];&quot;-&quot;;[.C23])" office:value-type="string" office:string-value="020-15-1-bass-B1" calcext:value-type="string">
            <text:p>020-15-1-bass-B1</text:p>
          </table:table-cell>
          <table:table-cell table:style-name="ce6" table:formula="of:=CONCATENATE([.E23];&quot;-&quot;;[.C23])" office:value-type="string" office:string-value="1-B1" calcext:value-type="string">
            <text:p>1-B1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23];&quot; &quot;;[.$V23];[.$W23];[.$X23])" office:value-type="string" office:string-value="r4 b,,4" calcext:value-type="string">
            <text:p>r4 b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23];LEFT([.$W23];(LEN([.$W23])-2));[.$X23])" office:value-type="string" office:string-value="b4" calcext:value-type="string">
            <text:p>b4</text:p>
          </table:table-cell>
          <table:table-cell table:style-name="ce10" table:formula="of:=CONCATENATE([.$V23];LEFT([.$W23];(LEN([.$W23])-1));[.$X23])" office:value-type="string" office:string-value="b,4" calcext:value-type="string">
            <text:p>b,4</text:p>
          </table:table-cell>
          <table:table-cell table:style-name="ce10" table:formula="of:=CONCATENATE([.$V23];[.$W23];[.$X23])" office:value-type="string" office:string-value="b,,4" calcext:value-type="string">
            <text:p>b,,4</text:p>
          </table:table-cell>
          <table:table-cell table:style-name="ce12" table:formula="of:=join(&quot; &quot;;[.Z23:.AC23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2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24];2;1)" office:value-type="string" office:string-value="2" calcext:value-type="string">
            <text:p>2</text:p>
          </table:table-cell>
          <table:table-cell table:style-name="ce4" table:formula="of:=[.C24]" office:value-type="string" office:string-value="C2" calcext:value-type="string">
            <text:p>C2</text:p>
          </table:table-cell>
          <table:table-cell table:style-name="ce6" table:formula="of:=CONCATENATE(TEXT([.A24];&quot;000&quot;);&quot;-&quot;;TEXT([.B24];&quot;00&quot;);&quot;-&quot;;[.E24];&quot;-&quot;;[.I24];&quot;-&quot;;[.C24])" office:value-type="string" office:string-value="022-16-2-bass-C2" calcext:value-type="string">
            <text:p>022-16-2-bass-C2</text:p>
          </table:table-cell>
          <table:table-cell table:style-name="ce6" table:formula="of:=CONCATENATE([.E24];&quot;-&quot;;[.C24])" office:value-type="string" office:string-value="2-C2" calcext:value-type="string">
            <text:p>2-C2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24];&quot; &quot;;[.$V24];[.$W24];[.$X24])" office:value-type="string" office:string-value="r4 c,4" calcext:value-type="string">
            <text:p>r4 c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24];[.$W24];&quot;,&quot;;[.$X24])" office:value-type="string" office:string-value="c,,4" calcext:value-type="string">
            <text:p>c,,4</text:p>
          </table:table-cell>
          <table:table-cell table:style-name="ce7" table:formula="of:=CONCATENATE([.$V24];[.$W24];[.$X24])" office:value-type="string" office:string-value="c,4" calcext:value-type="string">
            <text:p>c,4</text:p>
          </table:table-cell>
          <table:table-cell table:style-name="ce7" table:formula="of:=CONCATENATE([.V24];LEFT([.W24];(LEN([.W24])-1));[.X24])" office:value-type="string" office:string-value="c4" calcext:value-type="string">
            <text:p>c4</text:p>
          </table:table-cell>
          <table:table-cell table:style-name="ce12" table:formula="of:=join(&quot; &quot;;[.Z24:.AC24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CONCATENATE(LEFT([.C24];2);&quot;#&quot;)" office:value-type="string" office:string-value="C2#" calcext:value-type="string">
            <text:p>C2#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25];2;1)" office:value-type="string" office:string-value="2" calcext:value-type="string">
            <text:p>2</text:p>
          </table:table-cell>
          <table:table-cell table:style-name="ce4" table:formula="of:=[.C25]" office:value-type="string" office:string-value="C2#" calcext:value-type="string">
            <text:p>C2#</text:p>
          </table:table-cell>
          <table:table-cell table:style-name="ce6" table:formula="of:=CONCATENATE(TEXT([.A25];&quot;000&quot;);&quot;-&quot;;TEXT([.B25];&quot;00&quot;);&quot;-&quot;;[.E25];&quot;-&quot;;[.I25];&quot;-&quot;;[.C25])" office:value-type="string" office:string-value="023-17-2-bass-C2#" calcext:value-type="string">
            <text:p>023-17-2-bass-C2#</text:p>
          </table:table-cell>
          <table:table-cell table:style-name="ce6" table:formula="of:=CONCATENATE([.E25];&quot;-&quot;;[.C25])" office:value-type="string" office:string-value="2-C2#" calcext:value-type="string">
            <text:p>2-C2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25];&quot; &quot;;[.$V25];[.$W25];[.$X25])" office:value-type="string" office:string-value="r4 cis,4" calcext:value-type="string">
            <text:p>r4 ci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25];[.$W25];&quot;,&quot;;[.$X25])" office:value-type="string" office:string-value="cis,,4" calcext:value-type="string">
            <text:p>cis,,4</text:p>
          </table:table-cell>
          <table:table-cell table:style-name="ce7" table:formula="of:=CONCATENATE([.$V25];[.$W25];[.$X25])" office:value-type="string" office:string-value="cis,4" calcext:value-type="string">
            <text:p>cis,4</text:p>
          </table:table-cell>
          <table:table-cell table:style-name="ce7" table:formula="of:=CONCATENATE([.V25];LEFT([.W25];(LEN([.W25])-1));[.X25])" office:value-type="string" office:string-value="cis4" calcext:value-type="string">
            <text:p>cis4</text:p>
          </table:table-cell>
          <table:table-cell table:style-name="ce12" table:formula="of:=join(&quot; &quot;;[.Z25:.AC25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CONCATENATE(LEFT([.C27];2);&quot;b&quot;)" office:value-type="string" office:string-value="D2b" calcext:value-type="string">
            <text:p>D2b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26];2;1)" office:value-type="string" office:string-value="2" calcext:value-type="string">
            <text:p>2</text:p>
          </table:table-cell>
          <table:table-cell table:style-name="ce4" table:formula="of:=[.C26]" office:value-type="string" office:string-value="D2b" calcext:value-type="string">
            <text:p>D2b</text:p>
          </table:table-cell>
          <table:table-cell table:style-name="ce6" table:formula="of:=CONCATENATE(TEXT([.A26];&quot;000&quot;);&quot;-&quot;;TEXT([.B26];&quot;00&quot;);&quot;-&quot;;[.E26];&quot;-&quot;;[.I26];&quot;-&quot;;[.C26])" office:value-type="string" office:string-value="026-17-2-bass-D2b" calcext:value-type="string">
            <text:p>026-17-2-bass-D2b</text:p>
          </table:table-cell>
          <table:table-cell table:style-name="ce6" table:formula="of:=CONCATENATE([.E26];&quot;-&quot;;[.C26])" office:value-type="string" office:string-value="2-D2b" calcext:value-type="string">
            <text:p>2-D2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26];&quot; &quot;;[.$V26];[.$W26];[.$X26])" office:value-type="string" office:string-value="r4 des,4" calcext:value-type="string">
            <text:p>r4 de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26];[.$W26];&quot;,&quot;;[.$X26])" office:value-type="string" office:string-value="des,,4" calcext:value-type="string">
            <text:p>des,,4</text:p>
          </table:table-cell>
          <table:table-cell table:style-name="ce7" table:formula="of:=CONCATENATE([.$V26];[.$W26];[.$X26])" office:value-type="string" office:string-value="des,4" calcext:value-type="string">
            <text:p>des,4</text:p>
          </table:table-cell>
          <table:table-cell table:style-name="ce7" table:formula="of:=CONCATENATE([.V26];LEFT([.W26];(LEN([.W26])-1));[.X26])" office:value-type="string" office:string-value="des4" calcext:value-type="string">
            <text:p>des4</text:p>
          </table:table-cell>
          <table:table-cell table:style-name="ce12" table:formula="of:=join(&quot; &quot;;[.Z26:.AC26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D2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27];2;1)" office:value-type="string" office:string-value="2" calcext:value-type="string">
            <text:p>2</text:p>
          </table:table-cell>
          <table:table-cell table:style-name="ce4" table:formula="of:=[.C27]" office:value-type="string" office:string-value="D2" calcext:value-type="string">
            <text:p>D2</text:p>
          </table:table-cell>
          <table:table-cell table:style-name="ce6" table:formula="of:=CONCATENATE(TEXT([.A27];&quot;000&quot;);&quot;-&quot;;TEXT([.B27];&quot;00&quot;);&quot;-&quot;;[.E27];&quot;-&quot;;[.I27];&quot;-&quot;;[.C27])" office:value-type="string" office:string-value="024-18-2-bass-D2" calcext:value-type="string">
            <text:p>024-18-2-bass-D2</text:p>
          </table:table-cell>
          <table:table-cell table:style-name="ce6" table:formula="of:=CONCATENATE([.E27];&quot;-&quot;;[.C27])" office:value-type="string" office:string-value="2-D2" calcext:value-type="string">
            <text:p>2-D2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27];&quot; &quot;;[.$V27];[.$W27];[.$X27])" office:value-type="string" office:string-value="r4 d,4" calcext:value-type="string">
            <text:p>r4 d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27];[.$W27];&quot;,&quot;;[.$X27])" office:value-type="string" office:string-value="d,,4" calcext:value-type="string">
            <text:p>d,,4</text:p>
          </table:table-cell>
          <table:table-cell table:style-name="ce7" table:formula="of:=CONCATENATE([.$V27];[.$W27];[.$X27])" office:value-type="string" office:string-value="d,4" calcext:value-type="string">
            <text:p>d,4</text:p>
          </table:table-cell>
          <table:table-cell table:style-name="ce7" table:formula="of:=CONCATENATE([.V27];LEFT([.W27];(LEN([.W27])-1));[.X27])" office:value-type="string" office:string-value="d4" calcext:value-type="string">
            <text:p>d4</text:p>
          </table:table-cell>
          <table:table-cell table:style-name="ce12" table:formula="of:=join(&quot; &quot;;[.Z27:.AC27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CONCATENATE(LEFT([.C27];2);&quot;#&quot;)" office:value-type="string" office:string-value="D2#" calcext:value-type="string">
            <text:p>D2#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28];2;1)" office:value-type="string" office:string-value="2" calcext:value-type="string">
            <text:p>2</text:p>
          </table:table-cell>
          <table:table-cell table:style-name="ce4" table:formula="of:=[.C28]" office:value-type="string" office:string-value="D2#" calcext:value-type="string">
            <text:p>D2#</text:p>
          </table:table-cell>
          <table:table-cell table:style-name="ce6" table:formula="of:=CONCATENATE(TEXT([.A28];&quot;000&quot;);&quot;-&quot;;TEXT([.B28];&quot;00&quot;);&quot;-&quot;;[.E28];&quot;-&quot;;[.I28];&quot;-&quot;;[.C28])" office:value-type="string" office:string-value="025-19-2-bass-D2#" calcext:value-type="string">
            <text:p>025-19-2-bass-D2#</text:p>
          </table:table-cell>
          <table:table-cell table:style-name="ce6" table:formula="of:=CONCATENATE([.E28];&quot;-&quot;;[.C28])" office:value-type="string" office:string-value="2-D2#" calcext:value-type="string">
            <text:p>2-D2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28];&quot; &quot;;[.$V28];[.$W28];[.$X28])" office:value-type="string" office:string-value="r4 dis,4" calcext:value-type="string">
            <text:p>r4 di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28];[.$W28];&quot;,&quot;;[.$X28])" office:value-type="string" office:string-value="dis,,4" calcext:value-type="string">
            <text:p>dis,,4</text:p>
          </table:table-cell>
          <table:table-cell table:style-name="ce7" table:formula="of:=CONCATENATE([.$V28];[.$W28];[.$X28])" office:value-type="string" office:string-value="dis,4" calcext:value-type="string">
            <text:p>dis,4</text:p>
          </table:table-cell>
          <table:table-cell table:style-name="ce7" table:formula="of:=CONCATENATE([.V28];LEFT([.W28];(LEN([.W28])-1));[.X28])" office:value-type="string" office:string-value="dis4" calcext:value-type="string">
            <text:p>dis4</text:p>
          </table:table-cell>
          <table:table-cell table:style-name="ce12" table:formula="of:=join(&quot; &quot;;[.Z28:.AC28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CONCATENATE(LEFT([.C30];2);&quot;b&quot;)" office:value-type="string" office:string-value="E2b" calcext:value-type="string">
            <text:p>E2b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29];2;1)" office:value-type="string" office:string-value="2" calcext:value-type="string">
            <text:p>2</text:p>
          </table:table-cell>
          <table:table-cell table:style-name="ce4" table:formula="of:=[.C29]" office:value-type="string" office:string-value="E2b" calcext:value-type="string">
            <text:p>E2b</text:p>
          </table:table-cell>
          <table:table-cell table:style-name="ce6" table:formula="of:=CONCATENATE(TEXT([.A29];&quot;000&quot;);&quot;-&quot;;TEXT([.B29];&quot;00&quot;);&quot;-&quot;;[.E29];&quot;-&quot;;[.I29];&quot;-&quot;;[.C29])" office:value-type="string" office:string-value="028-19-2-bass-E2b" calcext:value-type="string">
            <text:p>028-19-2-bass-E2b</text:p>
          </table:table-cell>
          <table:table-cell table:style-name="ce6" table:formula="of:=CONCATENATE([.E29];&quot;-&quot;;[.C29])" office:value-type="string" office:string-value="2-E2b" calcext:value-type="string">
            <text:p>2-E2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29];&quot; &quot;;[.$V29];[.$W29];[.$X29])" office:value-type="string" office:string-value="r4 ees,4" calcext:value-type="string">
            <text:p>r4 ee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29];[.$W29];&quot;,&quot;;[.$X29])" office:value-type="string" office:string-value="ees,,4" calcext:value-type="string">
            <text:p>ees,,4</text:p>
          </table:table-cell>
          <table:table-cell table:style-name="ce7" table:formula="of:=CONCATENATE([.$V29];[.$W29];[.$X29])" office:value-type="string" office:string-value="ees,4" calcext:value-type="string">
            <text:p>ees,4</text:p>
          </table:table-cell>
          <table:table-cell table:style-name="ce7" table:formula="of:=CONCATENATE([.V29];LEFT([.W29];(LEN([.W29])-1));[.X29])" office:value-type="string" office:string-value="ees4" calcext:value-type="string">
            <text:p>ees4</text:p>
          </table:table-cell>
          <table:table-cell table:style-name="ce12" table:formula="of:=join(&quot; &quot;;[.Z29:.AC29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E2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0];2;1)" office:value-type="string" office:string-value="2" calcext:value-type="string">
            <text:p>2</text:p>
          </table:table-cell>
          <table:table-cell table:style-name="ce4" table:formula="of:=[.C30]" office:value-type="string" office:string-value="E2" calcext:value-type="string">
            <text:p>E2</text:p>
          </table:table-cell>
          <table:table-cell table:style-name="ce6" table:formula="of:=CONCATENATE(TEXT([.A30];&quot;000&quot;);&quot;-&quot;;TEXT([.B30];&quot;00&quot;);&quot;-&quot;;[.E30];&quot;-&quot;;[.I30];&quot;-&quot;;[.C30])" office:value-type="string" office:string-value="027-20-2-bass-E2" calcext:value-type="string">
            <text:p>027-20-2-bass-E2</text:p>
          </table:table-cell>
          <table:table-cell table:style-name="ce6" table:formula="of:=CONCATENATE([.E30];&quot;-&quot;;[.C30])" office:value-type="string" office:string-value="2-E2" calcext:value-type="string">
            <text:p>2-E2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30];&quot; &quot;;[.$V30];[.$W30];[.$X30])" office:value-type="string" office:string-value="r4 e,4" calcext:value-type="string">
            <text:p>r4 e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30];[.$W30];&quot;,&quot;;[.$X30])" office:value-type="string" office:string-value="e,,4" calcext:value-type="string">
            <text:p>e,,4</text:p>
          </table:table-cell>
          <table:table-cell table:style-name="ce7" table:formula="of:=CONCATENATE([.$V30];[.$W30];[.$X30])" office:value-type="string" office:string-value="e,4" calcext:value-type="string">
            <text:p>e,4</text:p>
          </table:table-cell>
          <table:table-cell table:style-name="ce7" table:formula="of:=CONCATENATE([.V30];LEFT([.W30];(LEN([.W30])-1));[.X30])" office:value-type="string" office:string-value="e4" calcext:value-type="string">
            <text:p>e4</text:p>
          </table:table-cell>
          <table:table-cell table:style-name="ce12" table:formula="of:=join(&quot; &quot;;[.Z30:.AC30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F2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1];2;1)" office:value-type="string" office:string-value="2" calcext:value-type="string">
            <text:p>2</text:p>
          </table:table-cell>
          <table:table-cell table:style-name="ce4" table:formula="of:=[.C31]" office:value-type="string" office:string-value="F2" calcext:value-type="string">
            <text:p>F2</text:p>
          </table:table-cell>
          <table:table-cell table:style-name="ce6" table:formula="of:=CONCATENATE(TEXT([.A31];&quot;000&quot;);&quot;-&quot;;TEXT([.B31];&quot;00&quot;);&quot;-&quot;;[.E31];&quot;-&quot;;[.I31];&quot;-&quot;;[.C31])" office:value-type="string" office:string-value="029-21-2-bass-F2" calcext:value-type="string">
            <text:p>029-21-2-bass-F2</text:p>
          </table:table-cell>
          <table:table-cell table:style-name="ce6" table:formula="of:=CONCATENATE([.E31];&quot;-&quot;;[.C31])" office:value-type="string" office:string-value="2-F2" calcext:value-type="string">
            <text:p>2-F2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31];&quot; &quot;;[.$V31];[.$W31];[.$X31])" office:value-type="string" office:string-value="r4 f,4" calcext:value-type="string">
            <text:p>r4 f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31];[.$W31];&quot;,&quot;;[.$X31])" office:value-type="string" office:string-value="f,,4" calcext:value-type="string">
            <text:p>f,,4</text:p>
          </table:table-cell>
          <table:table-cell table:style-name="ce7" table:formula="of:=CONCATENATE([.$V31];[.$W31];[.$X31])" office:value-type="string" office:string-value="f,4" calcext:value-type="string">
            <text:p>f,4</text:p>
          </table:table-cell>
          <table:table-cell table:style-name="ce7" table:formula="of:=CONCATENATE([.V31];LEFT([.W31];(LEN([.W31])-1));[.X31])" office:value-type="string" office:string-value="f4" calcext:value-type="string">
            <text:p>f4</text:p>
          </table:table-cell>
          <table:table-cell table:style-name="ce12" table:formula="of:=join(&quot; &quot;;[.Z31:.AC31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CONCATENATE(LEFT([.C31];2);&quot;#&quot;)" office:value-type="string" office:string-value="F2#" calcext:value-type="string">
            <text:p>F2#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2];2;1)" office:value-type="string" office:string-value="2" calcext:value-type="string">
            <text:p>2</text:p>
          </table:table-cell>
          <table:table-cell table:style-name="ce4" table:formula="of:=[.C32]" office:value-type="string" office:string-value="F2#" calcext:value-type="string">
            <text:p>F2#</text:p>
          </table:table-cell>
          <table:table-cell table:style-name="ce6" table:formula="of:=CONCATENATE(TEXT([.A32];&quot;000&quot;);&quot;-&quot;;TEXT([.B32];&quot;00&quot;);&quot;-&quot;;[.E32];&quot;-&quot;;[.I32];&quot;-&quot;;[.C32])" office:value-type="string" office:string-value="030-22-2-bass-F2#" calcext:value-type="string">
            <text:p>030-22-2-bass-F2#</text:p>
          </table:table-cell>
          <table:table-cell table:style-name="ce6" table:formula="of:=CONCATENATE([.E32];&quot;-&quot;;[.C32])" office:value-type="string" office:string-value="2-F2#" calcext:value-type="string">
            <text:p>2-F2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32];&quot; &quot;;[.$V32];[.$W32];[.$X32])" office:value-type="string" office:string-value="r4 fis,4" calcext:value-type="string">
            <text:p>r4 fi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32];[.$W32];&quot;,&quot;;[.$X32])" office:value-type="string" office:string-value="fis,,4" calcext:value-type="string">
            <text:p>fis,,4</text:p>
          </table:table-cell>
          <table:table-cell table:style-name="ce7" table:formula="of:=CONCATENATE([.$V32];[.$W32];[.$X32])" office:value-type="string" office:string-value="fis,4" calcext:value-type="string">
            <text:p>fis,4</text:p>
          </table:table-cell>
          <table:table-cell table:style-name="ce7" table:formula="of:=CONCATENATE([.V32];LEFT([.W32];(LEN([.W32])-1));[.X32])" office:value-type="string" office:string-value="fis4" calcext:value-type="string">
            <text:p>fis4</text:p>
          </table:table-cell>
          <table:table-cell table:style-name="ce12" table:formula="of:=join(&quot; &quot;;[.Z32:.AC32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CONCATENATE(LEFT([.C34];2);&quot;b&quot;)" office:value-type="string" office:string-value="G2b" calcext:value-type="string">
            <text:p>G2b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3];2;1)" office:value-type="string" office:string-value="2" calcext:value-type="string">
            <text:p>2</text:p>
          </table:table-cell>
          <table:table-cell table:style-name="ce4" table:formula="of:=[.C33]" office:value-type="string" office:string-value="G2b" calcext:value-type="string">
            <text:p>G2b</text:p>
          </table:table-cell>
          <table:table-cell table:style-name="ce6" table:formula="of:=CONCATENATE(TEXT([.A33];&quot;000&quot;);&quot;-&quot;;TEXT([.B33];&quot;00&quot;);&quot;-&quot;;[.E33];&quot;-&quot;;[.I33];&quot;-&quot;;[.C33])" office:value-type="string" office:string-value="033-22-2-bass-G2b" calcext:value-type="string">
            <text:p>033-22-2-bass-G2b</text:p>
          </table:table-cell>
          <table:table-cell table:style-name="ce6" table:formula="of:=CONCATENATE([.E33];&quot;-&quot;;[.C33])" office:value-type="string" office:string-value="2-G2b" calcext:value-type="string">
            <text:p>2-G2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33];&quot; &quot;;[.$V33];[.$W33];[.$X33])" office:value-type="string" office:string-value="r4 ges,4" calcext:value-type="string">
            <text:p>r4 ge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33];[.$W33];&quot;,&quot;;[.$X33])" office:value-type="string" office:string-value="ges,,4" calcext:value-type="string">
            <text:p>ges,,4</text:p>
          </table:table-cell>
          <table:table-cell table:style-name="ce7" table:formula="of:=CONCATENATE([.$V33];[.$W33];[.$X33])" office:value-type="string" office:string-value="ges,4" calcext:value-type="string">
            <text:p>ges,4</text:p>
          </table:table-cell>
          <table:table-cell table:style-name="ce7" table:formula="of:=CONCATENATE([.V33];LEFT([.W33];(LEN([.W33])-1));[.X33])" office:value-type="string" office:string-value="ges4" calcext:value-type="string">
            <text:p>ges4</text:p>
          </table:table-cell>
          <table:table-cell table:style-name="ce12" table:formula="of:=join(&quot; &quot;;[.Z33:.AC33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G2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4];2;1)" office:value-type="string" office:string-value="2" calcext:value-type="string">
            <text:p>2</text:p>
          </table:table-cell>
          <table:table-cell table:style-name="ce4" table:formula="of:=[.C34]" office:value-type="string" office:string-value="G2" calcext:value-type="string">
            <text:p>G2</text:p>
          </table:table-cell>
          <table:table-cell table:style-name="ce6" table:formula="of:=CONCATENATE(TEXT([.A34];&quot;000&quot;);&quot;-&quot;;TEXT([.B34];&quot;00&quot;);&quot;-&quot;;[.E34];&quot;-&quot;;[.I34];&quot;-&quot;;[.C34])" office:value-type="string" office:string-value="031-23-2-bass-G2" calcext:value-type="string">
            <text:p>031-23-2-bass-G2</text:p>
          </table:table-cell>
          <table:table-cell table:style-name="ce6" table:formula="of:=CONCATENATE([.E34];&quot;-&quot;;[.C34])" office:value-type="string" office:string-value="2-G2" calcext:value-type="string">
            <text:p>2-G2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34];&quot; &quot;;[.$V34];[.$W34];[.$X34])" office:value-type="string" office:string-value="r4 g,4" calcext:value-type="string">
            <text:p>r4 g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34];[.$W34];&quot;,&quot;;[.$X34])" office:value-type="string" office:string-value="g,,4" calcext:value-type="string">
            <text:p>g,,4</text:p>
          </table:table-cell>
          <table:table-cell table:style-name="ce7" table:formula="of:=CONCATENATE([.$V34];[.$W34];[.$X34])" office:value-type="string" office:string-value="g,4" calcext:value-type="string">
            <text:p>g,4</text:p>
          </table:table-cell>
          <table:table-cell table:style-name="ce7" table:formula="of:=CONCATENATE([.V34];LEFT([.W34];(LEN([.W34])-1));[.X34])" office:value-type="string" office:string-value="g4" calcext:value-type="string">
            <text:p>g4</text:p>
          </table:table-cell>
          <table:table-cell table:style-name="ce12" table:formula="of:=join(&quot; &quot;;[.Z34:.AC34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CONCATENATE(LEFT([.C34];2);&quot;#&quot;)" office:value-type="string" office:string-value="G2#" calcext:value-type="string">
            <text:p>G2#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5];2;1)" office:value-type="string" office:string-value="2" calcext:value-type="string">
            <text:p>2</text:p>
          </table:table-cell>
          <table:table-cell table:style-name="ce4" table:formula="of:=[.C35]" office:value-type="string" office:string-value="G2#" calcext:value-type="string">
            <text:p>G2#</text:p>
          </table:table-cell>
          <table:table-cell table:style-name="ce6" table:formula="of:=CONCATENATE(TEXT([.A35];&quot;000&quot;);&quot;-&quot;;TEXT([.B35];&quot;00&quot;);&quot;-&quot;;[.E35];&quot;-&quot;;[.I35];&quot;-&quot;;[.C35])" office:value-type="string" office:string-value="032-24-2-bass-G2#" calcext:value-type="string">
            <text:p>032-24-2-bass-G2#</text:p>
          </table:table-cell>
          <table:table-cell table:style-name="ce6" table:formula="of:=CONCATENATE([.E35];&quot;-&quot;;[.C35])" office:value-type="string" office:string-value="2-G2#" calcext:value-type="string">
            <text:p>2-G2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35];&quot; &quot;;[.$V35];[.$W35];[.$X35])" office:value-type="string" office:string-value="r4 gis,4" calcext:value-type="string">
            <text:p>r4 gi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35];[.$W35];&quot;,&quot;;[.$X35])" office:value-type="string" office:string-value="gis,,4" calcext:value-type="string">
            <text:p>gis,,4</text:p>
          </table:table-cell>
          <table:table-cell table:style-name="ce7" table:formula="of:=CONCATENATE([.$V35];[.$W35];[.$X35])" office:value-type="string" office:string-value="gis,4" calcext:value-type="string">
            <text:p>gis,4</text:p>
          </table:table-cell>
          <table:table-cell table:style-name="ce7" table:formula="of:=CONCATENATE([.V35];LEFT([.W35];(LEN([.W35])-1));[.X35])" office:value-type="string" office:string-value="gis4" calcext:value-type="string">
            <text:p>gis4</text:p>
          </table:table-cell>
          <table:table-cell table:style-name="ce12" table:formula="of:=join(&quot; &quot;;[.Z35:.AC35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CONCATENATE(LEFT([.C37];2);&quot;b&quot;)" office:value-type="string" office:string-value="A2b" calcext:value-type="string">
            <text:p>A2b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6];2;1)" office:value-type="string" office:string-value="2" calcext:value-type="string">
            <text:p>2</text:p>
          </table:table-cell>
          <table:table-cell table:style-name="ce4" table:formula="of:=[.C36]" office:value-type="string" office:string-value="A2b" calcext:value-type="string">
            <text:p>A2b</text:p>
          </table:table-cell>
          <table:table-cell table:style-name="ce6" table:formula="of:=CONCATENATE(TEXT([.A36];&quot;000&quot;);&quot;-&quot;;TEXT([.B36];&quot;00&quot;);&quot;-&quot;;[.E36];&quot;-&quot;;[.I36];&quot;-&quot;;[.C36])" office:value-type="string" office:string-value="036-24-2-bass-A2b" calcext:value-type="string">
            <text:p>036-24-2-bass-A2b</text:p>
          </table:table-cell>
          <table:table-cell table:style-name="ce6" table:formula="of:=CONCATENATE([.E36];&quot;-&quot;;[.C36])" office:value-type="string" office:string-value="2-A2b" calcext:value-type="string">
            <text:p>2-A2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36];&quot; &quot;;[.$V36];[.$W36];[.$X36])" office:value-type="string" office:string-value="r4 aes,4" calcext:value-type="string">
            <text:p>r4 ae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36];[.$W36];&quot;,&quot;;[.$X36])" office:value-type="string" office:string-value="aes,,4" calcext:value-type="string">
            <text:p>aes,,4</text:p>
          </table:table-cell>
          <table:table-cell table:style-name="ce7" table:formula="of:=CONCATENATE([.$V36];[.$W36];[.$X36])" office:value-type="string" office:string-value="aes,4" calcext:value-type="string">
            <text:p>aes,4</text:p>
          </table:table-cell>
          <table:table-cell table:style-name="ce7" table:formula="of:=CONCATENATE([.V36];LEFT([.W36];(LEN([.W36])-1));[.X36])" office:value-type="string" office:string-value="aes4" calcext:value-type="string">
            <text:p>aes4</text:p>
          </table:table-cell>
          <table:table-cell table:style-name="ce12" table:formula="of:=join(&quot; &quot;;[.Z36:.AC36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A2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7];2;1)" office:value-type="string" office:string-value="2" calcext:value-type="string">
            <text:p>2</text:p>
          </table:table-cell>
          <table:table-cell table:style-name="ce4" table:formula="of:=[.C37]" office:value-type="string" office:string-value="A2" calcext:value-type="string">
            <text:p>A2</text:p>
          </table:table-cell>
          <table:table-cell table:style-name="ce6" table:formula="of:=CONCATENATE(TEXT([.A37];&quot;000&quot;);&quot;-&quot;;TEXT([.B37];&quot;00&quot;);&quot;-&quot;;[.E37];&quot;-&quot;;[.I37];&quot;-&quot;;[.C37])" office:value-type="string" office:string-value="034-25-2-bass-A2" calcext:value-type="string">
            <text:p>034-25-2-bass-A2</text:p>
          </table:table-cell>
          <table:table-cell table:style-name="ce6" table:formula="of:=CONCATENATE([.E37];&quot;-&quot;;[.C37])" office:value-type="string" office:string-value="2-A2" calcext:value-type="string">
            <text:p>2-A2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37];&quot; &quot;;[.$V37];[.$W37];[.$X37])" office:value-type="string" office:string-value="r4 a,4" calcext:value-type="string">
            <text:p>r4 a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37];[.$W37];&quot;,&quot;;[.$X37])" office:value-type="string" office:string-value="a,,4" calcext:value-type="string">
            <text:p>a,,4</text:p>
          </table:table-cell>
          <table:table-cell table:style-name="ce7" table:formula="of:=CONCATENATE([.$V37];[.$W37];[.$X37])" office:value-type="string" office:string-value="a,4" calcext:value-type="string">
            <text:p>a,4</text:p>
          </table:table-cell>
          <table:table-cell table:style-name="ce7" table:formula="of:=CONCATENATE([.V37];LEFT([.W37];(LEN([.W37])-1));[.X37])" office:value-type="string" office:string-value="a4" calcext:value-type="string">
            <text:p>a4</text:p>
          </table:table-cell>
          <table:table-cell table:style-name="ce12" table:formula="of:=join(&quot; &quot;;[.Z37:.AC37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CONCATENATE(LEFT([.C37];2);&quot;#&quot;)" office:value-type="string" office:string-value="A2#" calcext:value-type="string">
            <text:p>A2#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8];2;1)" office:value-type="string" office:string-value="2" calcext:value-type="string">
            <text:p>2</text:p>
          </table:table-cell>
          <table:table-cell table:style-name="ce4" table:formula="of:=[.C38]" office:value-type="string" office:string-value="A2#" calcext:value-type="string">
            <text:p>A2#</text:p>
          </table:table-cell>
          <table:table-cell table:style-name="ce6" table:formula="of:=CONCATENATE(TEXT([.A38];&quot;000&quot;);&quot;-&quot;;TEXT([.B38];&quot;00&quot;);&quot;-&quot;;[.E38];&quot;-&quot;;[.I38];&quot;-&quot;;[.C38])" office:value-type="string" office:string-value="035-26-2-bass-A2#" calcext:value-type="string">
            <text:p>035-26-2-bass-A2#</text:p>
          </table:table-cell>
          <table:table-cell table:style-name="ce6" table:formula="of:=CONCATENATE([.E38];&quot;-&quot;;[.C38])" office:value-type="string" office:string-value="2-A2#" calcext:value-type="string">
            <text:p>2-A2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38];&quot; &quot;;[.$V38];[.$W38];[.$X38])" office:value-type="string" office:string-value="r4 ais,4" calcext:value-type="string">
            <text:p>r4 ai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38];[.$W38];&quot;,&quot;;[.$X38])" office:value-type="string" office:string-value="ais,,4" calcext:value-type="string">
            <text:p>ais,,4</text:p>
          </table:table-cell>
          <table:table-cell table:style-name="ce7" table:formula="of:=CONCATENATE([.$V38];[.$W38];[.$X38])" office:value-type="string" office:string-value="ais,4" calcext:value-type="string">
            <text:p>ais,4</text:p>
          </table:table-cell>
          <table:table-cell table:style-name="ce7" table:formula="of:=CONCATENATE([.V38];LEFT([.W38];(LEN([.W38])-1));[.X38])" office:value-type="string" office:string-value="ais4" calcext:value-type="string">
            <text:p>ais4</text:p>
          </table:table-cell>
          <table:table-cell table:style-name="ce12" table:formula="of:=join(&quot; &quot;;[.Z38:.AC38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CONCATENATE(LEFT([.C40];2);&quot;b&quot;)" office:value-type="string" office:string-value="B2b" calcext:value-type="string">
            <text:p>B2b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9];2;1)" office:value-type="string" office:string-value="2" calcext:value-type="string">
            <text:p>2</text:p>
          </table:table-cell>
          <table:table-cell table:style-name="ce4" table:formula="of:=[.C39]" office:value-type="string" office:string-value="B2b" calcext:value-type="string">
            <text:p>B2b</text:p>
          </table:table-cell>
          <table:table-cell table:style-name="ce6" table:formula="of:=CONCATENATE(TEXT([.A39];&quot;000&quot;);&quot;-&quot;;TEXT([.B39];&quot;00&quot;);&quot;-&quot;;[.E39];&quot;-&quot;;[.I39];&quot;-&quot;;[.C39])" office:value-type="string" office:string-value="038-26-2-bass-B2b" calcext:value-type="string">
            <text:p>038-26-2-bass-B2b</text:p>
          </table:table-cell>
          <table:table-cell table:style-name="ce6" table:formula="of:=CONCATENATE([.E39];&quot;-&quot;;[.C39])" office:value-type="string" office:string-value="2-B2b" calcext:value-type="string">
            <text:p>2-B2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39];&quot; &quot;;[.$V39];[.$W39];[.$X39])" office:value-type="string" office:string-value="r4 bes,4" calcext:value-type="string">
            <text:p>r4 be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39];[.$W39];&quot;,&quot;;[.$X39])" office:value-type="string" office:string-value="bes,,4" calcext:value-type="string">
            <text:p>bes,,4</text:p>
          </table:table-cell>
          <table:table-cell table:style-name="ce7" table:formula="of:=CONCATENATE([.$V39];[.$W39];[.$X39])" office:value-type="string" office:string-value="bes,4" calcext:value-type="string">
            <text:p>bes,4</text:p>
          </table:table-cell>
          <table:table-cell table:style-name="ce7" table:formula="of:=CONCATENATE([.V39];LEFT([.W39];(LEN([.W39])-1));[.X39])" office:value-type="string" office:string-value="bes4" calcext:value-type="string">
            <text:p>bes4</text:p>
          </table:table-cell>
          <table:table-cell table:style-name="ce12" table:formula="of:=join(&quot; &quot;;[.Z39:.AC39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B2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40];2;1)" office:value-type="string" office:string-value="2" calcext:value-type="string">
            <text:p>2</text:p>
          </table:table-cell>
          <table:table-cell table:style-name="ce4" table:formula="of:=[.C40]" office:value-type="string" office:string-value="B2" calcext:value-type="string">
            <text:p>B2</text:p>
          </table:table-cell>
          <table:table-cell table:style-name="ce6" table:formula="of:=CONCATENATE(TEXT([.A40];&quot;000&quot;);&quot;-&quot;;TEXT([.B40];&quot;00&quot;);&quot;-&quot;;[.E40];&quot;-&quot;;[.I40];&quot;-&quot;;[.C40])" office:value-type="string" office:string-value="037-27-2-bass-B2" calcext:value-type="string">
            <text:p>037-27-2-bass-B2</text:p>
          </table:table-cell>
          <table:table-cell table:style-name="ce6" table:formula="of:=CONCATENATE([.E40];&quot;-&quot;;[.C40])" office:value-type="string" office:string-value="2-B2" calcext:value-type="string">
            <text:p>2-B2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40];&quot; &quot;;[.$V40];[.$W40];[.$X40])" office:value-type="string" office:string-value="r4 b,4" calcext:value-type="string">
            <text:p>r4 b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40];[.$W40];&quot;,&quot;;[.$X40])" office:value-type="string" office:string-value="b,,4" calcext:value-type="string">
            <text:p>b,,4</text:p>
          </table:table-cell>
          <table:table-cell table:style-name="ce7" table:formula="of:=CONCATENATE([.$V40];[.$W40];[.$X40])" office:value-type="string" office:string-value="b,4" calcext:value-type="string">
            <text:p>b,4</text:p>
          </table:table-cell>
          <table:table-cell table:style-name="ce7" table:formula="of:=CONCATENATE([.V40];LEFT([.W40];(LEN([.W40])-1));[.X40])" office:value-type="string" office:string-value="b4" calcext:value-type="string">
            <text:p>b4</text:p>
          </table:table-cell>
          <table:table-cell table:style-name="ce12" table:formula="of:=join(&quot; &quot;;[.Z40:.AC40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3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1];2;1)" office:value-type="string" office:string-value="3" calcext:value-type="string">
            <text:p>3</text:p>
          </table:table-cell>
          <table:table-cell table:style-name="ce4" table:formula="of:=[.C41]" office:value-type="string" office:string-value="C3" calcext:value-type="string">
            <text:p>C3</text:p>
          </table:table-cell>
          <table:table-cell table:style-name="ce6" table:formula="of:=CONCATENATE(TEXT([.A41];&quot;000&quot;);&quot;-&quot;;TEXT([.B41];&quot;00&quot;);&quot;-&quot;;[.E41];&quot;-&quot;;[.I41];&quot;-&quot;;[.C41])" office:value-type="string" office:string-value="039-28-3-treble-C3" calcext:value-type="string">
            <text:p>039-28-3-treble-C3</text:p>
          </table:table-cell>
          <table:table-cell table:style-name="ce6" table:formula="of:=CONCATENATE([.E41];&quot;-&quot;;[.C41])" office:value-type="string" office:string-value="3-C3" calcext:value-type="string">
            <text:p>3-C3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1];&quot; &quot;;[.K41];[.L41];[.M41])" office:value-type="string" office:string-value="r4 c4" calcext:value-type="string">
            <text:p>r4 c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1];&quot;,&quot;;[.$L41];[.$M41])" office:value-type="string" office:string-value="c,4" calcext:value-type="string">
            <text:p>c,4</text:p>
          </table:table-cell>
          <table:table-cell table:style-name="ce7" table:formula="of:=CONCATENATE([.$K41];[.$L41];[.$M41])" office:value-type="string" office:string-value="c4" calcext:value-type="string">
            <text:p>c4</text:p>
          </table:table-cell>
          <table:table-cell table:style-name="ce7" table:formula="of:=CONCATENATE([.$K41];[.$L41];&quot;'&quot;;[.$M41])" office:value-type="string" office:string-value="c'4" calcext:value-type="string">
            <text:p>c'4</text:p>
          </table:table-cell>
          <table:table-cell table:style-name="ce9" table:formula="of:=join(&quot; &quot;;[.O41:.R41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CONCATENATE(LEFT([.C41];2);&quot;#&quot;)" office:value-type="string" office:string-value="C3#" calcext:value-type="string">
            <text:p>C3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2];2;1)" office:value-type="string" office:string-value="3" calcext:value-type="string">
            <text:p>3</text:p>
          </table:table-cell>
          <table:table-cell table:style-name="ce4" table:formula="of:=[.C42]" office:value-type="string" office:string-value="C3#" calcext:value-type="string">
            <text:p>C3#</text:p>
          </table:table-cell>
          <table:table-cell table:style-name="ce6" table:formula="of:=CONCATENATE(TEXT([.A42];&quot;000&quot;);&quot;-&quot;;TEXT([.B42];&quot;00&quot;);&quot;-&quot;;[.E42];&quot;-&quot;;[.I42];&quot;-&quot;;[.C42])" office:value-type="string" office:string-value="040-29-3-treble-C3#" calcext:value-type="string">
            <text:p>040-29-3-treble-C3#</text:p>
          </table:table-cell>
          <table:table-cell table:style-name="ce6" table:formula="of:=CONCATENATE([.E42];&quot;-&quot;;[.C42])" office:value-type="string" office:string-value="3-C3#" calcext:value-type="string">
            <text:p>3-C3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2];&quot; &quot;;[.K42];[.L42];[.M42])" office:value-type="string" office:string-value="r4 cis4" calcext:value-type="string">
            <text:p>r4 c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2];&quot;,&quot;;[.$L42];[.$M42])" office:value-type="string" office:string-value="cis,4" calcext:value-type="string">
            <text:p>cis,4</text:p>
          </table:table-cell>
          <table:table-cell table:style-name="ce7" table:formula="of:=CONCATENATE([.$K42];[.$L42];[.$M42])" office:value-type="string" office:string-value="cis4" calcext:value-type="string">
            <text:p>cis4</text:p>
          </table:table-cell>
          <table:table-cell table:style-name="ce7" table:formula="of:=CONCATENATE([.$K42];[.$L42];&quot;'&quot;;[.$M42])" office:value-type="string" office:string-value="cis'4" calcext:value-type="string">
            <text:p>cis'4</text:p>
          </table:table-cell>
          <table:table-cell table:style-name="ce9" table:formula="of:=join(&quot; &quot;;[.O42:.R42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CONCATENATE(LEFT([.C44];2);&quot;b&quot;)" office:value-type="string" office:string-value="D3b" calcext:value-type="string">
            <text:p>D3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3];2;1)" office:value-type="string" office:string-value="3" calcext:value-type="string">
            <text:p>3</text:p>
          </table:table-cell>
          <table:table-cell table:style-name="ce4" table:formula="of:=[.C43]" office:value-type="string" office:string-value="D3b" calcext:value-type="string">
            <text:p>D3b</text:p>
          </table:table-cell>
          <table:table-cell table:style-name="ce6" table:formula="of:=CONCATENATE(TEXT([.A43];&quot;000&quot;);&quot;-&quot;;TEXT([.B43];&quot;00&quot;);&quot;-&quot;;[.E43];&quot;-&quot;;[.I43];&quot;-&quot;;[.C43])" office:value-type="string" office:string-value="043-29-3-treble-D3b" calcext:value-type="string">
            <text:p>043-29-3-treble-D3b</text:p>
          </table:table-cell>
          <table:table-cell table:style-name="ce6" table:formula="of:=CONCATENATE([.E43];&quot;-&quot;;[.C43])" office:value-type="string" office:string-value="3-D3b" calcext:value-type="string">
            <text:p>3-D3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3];&quot; &quot;;[.K43];[.L43];[.M43])" office:value-type="string" office:string-value="r4 des4" calcext:value-type="string">
            <text:p>r4 d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3];&quot;,&quot;;[.$L43];[.$M43])" office:value-type="string" office:string-value="des,4" calcext:value-type="string">
            <text:p>des,4</text:p>
          </table:table-cell>
          <table:table-cell table:style-name="ce7" table:formula="of:=CONCATENATE([.$K43];[.$L43];[.$M43])" office:value-type="string" office:string-value="des4" calcext:value-type="string">
            <text:p>des4</text:p>
          </table:table-cell>
          <table:table-cell table:style-name="ce7" table:formula="of:=CONCATENATE([.$K43];[.$L43];&quot;'&quot;;[.$M43])" office:value-type="string" office:string-value="des'4" calcext:value-type="string">
            <text:p>des'4</text:p>
          </table:table-cell>
          <table:table-cell table:style-name="ce9" table:formula="of:=join(&quot; &quot;;[.O43:.R43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D3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4];2;1)" office:value-type="string" office:string-value="3" calcext:value-type="string">
            <text:p>3</text:p>
          </table:table-cell>
          <table:table-cell table:style-name="ce4" table:formula="of:=[.C44]" office:value-type="string" office:string-value="D3" calcext:value-type="string">
            <text:p>D3</text:p>
          </table:table-cell>
          <table:table-cell table:style-name="ce6" table:formula="of:=CONCATENATE(TEXT([.A44];&quot;000&quot;);&quot;-&quot;;TEXT([.B44];&quot;00&quot;);&quot;-&quot;;[.E44];&quot;-&quot;;[.I44];&quot;-&quot;;[.C44])" office:value-type="string" office:string-value="041-30-3-treble-D3" calcext:value-type="string">
            <text:p>041-30-3-treble-D3</text:p>
          </table:table-cell>
          <table:table-cell table:style-name="ce6" table:formula="of:=CONCATENATE([.E44];&quot;-&quot;;[.C44])" office:value-type="string" office:string-value="3-D3" calcext:value-type="string">
            <text:p>3-D3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4];&quot; &quot;;[.K44];[.L44];[.M44])" office:value-type="string" office:string-value="r4 d4" calcext:value-type="string">
            <text:p>r4 d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4];&quot;,&quot;;[.$L44];[.$M44])" office:value-type="string" office:string-value="d,4" calcext:value-type="string">
            <text:p>d,4</text:p>
          </table:table-cell>
          <table:table-cell table:style-name="ce7" table:formula="of:=CONCATENATE([.$K44];[.$L44];[.$M44])" office:value-type="string" office:string-value="d4" calcext:value-type="string">
            <text:p>d4</text:p>
          </table:table-cell>
          <table:table-cell table:style-name="ce7" table:formula="of:=CONCATENATE([.$K44];[.$L44];&quot;'&quot;;[.$M44])" office:value-type="string" office:string-value="d'4" calcext:value-type="string">
            <text:p>d'4</text:p>
          </table:table-cell>
          <table:table-cell table:style-name="ce9" table:formula="of:=join(&quot; &quot;;[.O44:.R44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formula="of:=CONCATENATE(LEFT([.C44];2);&quot;#&quot;)" office:value-type="string" office:string-value="D3#" calcext:value-type="string">
            <text:p>D3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5];2;1)" office:value-type="string" office:string-value="3" calcext:value-type="string">
            <text:p>3</text:p>
          </table:table-cell>
          <table:table-cell table:style-name="ce4" table:formula="of:=[.C45]" office:value-type="string" office:string-value="D3#" calcext:value-type="string">
            <text:p>D3#</text:p>
          </table:table-cell>
          <table:table-cell table:style-name="ce6" table:formula="of:=CONCATENATE(TEXT([.A45];&quot;000&quot;);&quot;-&quot;;TEXT([.B45];&quot;00&quot;);&quot;-&quot;;[.E45];&quot;-&quot;;[.I45];&quot;-&quot;;[.C45])" office:value-type="string" office:string-value="042-31-3-treble-D3#" calcext:value-type="string">
            <text:p>042-31-3-treble-D3#</text:p>
          </table:table-cell>
          <table:table-cell table:style-name="ce6" table:formula="of:=CONCATENATE([.E45];&quot;-&quot;;[.C45])" office:value-type="string" office:string-value="3-D3#" calcext:value-type="string">
            <text:p>3-D3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5];&quot; &quot;;[.K45];[.L45];[.M45])" office:value-type="string" office:string-value="r4 dis4" calcext:value-type="string">
            <text:p>r4 d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5];&quot;,&quot;;[.$L45];[.$M45])" office:value-type="string" office:string-value="dis,4" calcext:value-type="string">
            <text:p>dis,4</text:p>
          </table:table-cell>
          <table:table-cell table:style-name="ce7" table:formula="of:=CONCATENATE([.$K45];[.$L45];[.$M45])" office:value-type="string" office:string-value="dis4" calcext:value-type="string">
            <text:p>dis4</text:p>
          </table:table-cell>
          <table:table-cell table:style-name="ce7" table:formula="of:=CONCATENATE([.$K45];[.$L45];&quot;'&quot;;[.$M45])" office:value-type="string" office:string-value="dis'4" calcext:value-type="string">
            <text:p>dis'4</text:p>
          </table:table-cell>
          <table:table-cell table:style-name="ce9" table:formula="of:=join(&quot; &quot;;[.O45:.R45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formula="of:=CONCATENATE(LEFT([.C47];2);&quot;b&quot;)" office:value-type="string" office:string-value="E3b" calcext:value-type="string">
            <text:p>E3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6];2;1)" office:value-type="string" office:string-value="3" calcext:value-type="string">
            <text:p>3</text:p>
          </table:table-cell>
          <table:table-cell table:style-name="ce4" table:formula="of:=[.C46]" office:value-type="string" office:string-value="E3b" calcext:value-type="string">
            <text:p>E3b</text:p>
          </table:table-cell>
          <table:table-cell table:style-name="ce6" table:formula="of:=CONCATENATE(TEXT([.A46];&quot;000&quot;);&quot;-&quot;;TEXT([.B46];&quot;00&quot;);&quot;-&quot;;[.E46];&quot;-&quot;;[.I46];&quot;-&quot;;[.C46])" office:value-type="string" office:string-value="045-31-3-treble-E3b" calcext:value-type="string">
            <text:p>045-31-3-treble-E3b</text:p>
          </table:table-cell>
          <table:table-cell table:style-name="ce6" table:formula="of:=CONCATENATE([.E46];&quot;-&quot;;[.C46])" office:value-type="string" office:string-value="3-E3b" calcext:value-type="string">
            <text:p>3-E3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6];&quot; &quot;;[.K46];[.L46];[.M46])" office:value-type="string" office:string-value="r4 ees4" calcext:value-type="string">
            <text:p>r4 e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6];&quot;,&quot;;[.$L46];[.$M46])" office:value-type="string" office:string-value="ees,4" calcext:value-type="string">
            <text:p>ees,4</text:p>
          </table:table-cell>
          <table:table-cell table:style-name="ce7" table:formula="of:=CONCATENATE([.$K46];[.$L46];[.$M46])" office:value-type="string" office:string-value="ees4" calcext:value-type="string">
            <text:p>ees4</text:p>
          </table:table-cell>
          <table:table-cell table:style-name="ce7" table:formula="of:=CONCATENATE([.$K46];[.$L46];&quot;'&quot;;[.$M46])" office:value-type="string" office:string-value="ees'4" calcext:value-type="string">
            <text:p>ees'4</text:p>
          </table:table-cell>
          <table:table-cell table:style-name="ce9" table:formula="of:=join(&quot; &quot;;[.O46:.R46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E3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7];2;1)" office:value-type="string" office:string-value="3" calcext:value-type="string">
            <text:p>3</text:p>
          </table:table-cell>
          <table:table-cell table:style-name="ce4" table:formula="of:=[.C47]" office:value-type="string" office:string-value="E3" calcext:value-type="string">
            <text:p>E3</text:p>
          </table:table-cell>
          <table:table-cell table:style-name="ce6" table:formula="of:=CONCATENATE(TEXT([.A47];&quot;000&quot;);&quot;-&quot;;TEXT([.B47];&quot;00&quot;);&quot;-&quot;;[.E47];&quot;-&quot;;[.I47];&quot;-&quot;;[.C47])" office:value-type="string" office:string-value="044-32-3-treble-E3" calcext:value-type="string">
            <text:p>044-32-3-treble-E3</text:p>
          </table:table-cell>
          <table:table-cell table:style-name="ce6" table:formula="of:=CONCATENATE([.E47];&quot;-&quot;;[.C47])" office:value-type="string" office:string-value="3-E3" calcext:value-type="string">
            <text:p>3-E3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7];&quot; &quot;;[.K47];[.L47];[.M47])" office:value-type="string" office:string-value="r4 e4" calcext:value-type="string">
            <text:p>r4 e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7];&quot;,&quot;;[.$L47];[.$M47])" office:value-type="string" office:string-value="e,4" calcext:value-type="string">
            <text:p>e,4</text:p>
          </table:table-cell>
          <table:table-cell table:style-name="ce7" table:formula="of:=CONCATENATE([.$K47];[.$L47];[.$M47])" office:value-type="string" office:string-value="e4" calcext:value-type="string">
            <text:p>e4</text:p>
          </table:table-cell>
          <table:table-cell table:style-name="ce7" table:formula="of:=CONCATENATE([.$K47];[.$L47];&quot;'&quot;;[.$M47])" office:value-type="string" office:string-value="e'4" calcext:value-type="string">
            <text:p>e'4</text:p>
          </table:table-cell>
          <table:table-cell table:style-name="ce9" table:formula="of:=join(&quot; &quot;;[.O47:.R47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F3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8];2;1)" office:value-type="string" office:string-value="3" calcext:value-type="string">
            <text:p>3</text:p>
          </table:table-cell>
          <table:table-cell table:style-name="ce4" table:formula="of:=[.C48]" office:value-type="string" office:string-value="F3" calcext:value-type="string">
            <text:p>F3</text:p>
          </table:table-cell>
          <table:table-cell table:style-name="ce6" table:formula="of:=CONCATENATE(TEXT([.A48];&quot;000&quot;);&quot;-&quot;;TEXT([.B48];&quot;00&quot;);&quot;-&quot;;[.E48];&quot;-&quot;;[.I48];&quot;-&quot;;[.C48])" office:value-type="string" office:string-value="046-33-3-treble-F3" calcext:value-type="string">
            <text:p>046-33-3-treble-F3</text:p>
          </table:table-cell>
          <table:table-cell table:style-name="ce6" table:formula="of:=CONCATENATE([.E48];&quot;-&quot;;[.C48])" office:value-type="string" office:string-value="3-F3" calcext:value-type="string">
            <text:p>3-F3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8];&quot; &quot;;[.K48];[.L48];[.M48])" office:value-type="string" office:string-value="r4 f4" calcext:value-type="string">
            <text:p>r4 f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8];&quot;,&quot;;[.$L48];[.$M48])" office:value-type="string" office:string-value="f,4" calcext:value-type="string">
            <text:p>f,4</text:p>
          </table:table-cell>
          <table:table-cell table:style-name="ce7" table:formula="of:=CONCATENATE([.$K48];[.$L48];[.$M48])" office:value-type="string" office:string-value="f4" calcext:value-type="string">
            <text:p>f4</text:p>
          </table:table-cell>
          <table:table-cell table:style-name="ce7" table:formula="of:=CONCATENATE([.$K48];[.$L48];&quot;'&quot;;[.$M48])" office:value-type="string" office:string-value="f'4" calcext:value-type="string">
            <text:p>f'4</text:p>
          </table:table-cell>
          <table:table-cell table:style-name="ce9" table:formula="of:=join(&quot; &quot;;[.O48:.R48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formula="of:=CONCATENATE(LEFT([.C48];2);&quot;#&quot;)" office:value-type="string" office:string-value="F3#" calcext:value-type="string">
            <text:p>F3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9];2;1)" office:value-type="string" office:string-value="3" calcext:value-type="string">
            <text:p>3</text:p>
          </table:table-cell>
          <table:table-cell table:style-name="ce4" table:formula="of:=[.C49]" office:value-type="string" office:string-value="F3#" calcext:value-type="string">
            <text:p>F3#</text:p>
          </table:table-cell>
          <table:table-cell table:style-name="ce6" table:formula="of:=CONCATENATE(TEXT([.A49];&quot;000&quot;);&quot;-&quot;;TEXT([.B49];&quot;00&quot;);&quot;-&quot;;[.E49];&quot;-&quot;;[.I49];&quot;-&quot;;[.C49])" office:value-type="string" office:string-value="047-34-3-treble-F3#" calcext:value-type="string">
            <text:p>047-34-3-treble-F3#</text:p>
          </table:table-cell>
          <table:table-cell table:style-name="ce6" table:formula="of:=CONCATENATE([.E49];&quot;-&quot;;[.C49])" office:value-type="string" office:string-value="3-F3#" calcext:value-type="string">
            <text:p>3-F3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9];&quot; &quot;;[.K49];[.L49];[.M49])" office:value-type="string" office:string-value="r4 fis4" calcext:value-type="string">
            <text:p>r4 f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9];&quot;,&quot;;[.$L49];[.$M49])" office:value-type="string" office:string-value="fis,4" calcext:value-type="string">
            <text:p>fis,4</text:p>
          </table:table-cell>
          <table:table-cell table:style-name="ce7" table:formula="of:=CONCATENATE([.$K49];[.$L49];[.$M49])" office:value-type="string" office:string-value="fis4" calcext:value-type="string">
            <text:p>fis4</text:p>
          </table:table-cell>
          <table:table-cell table:style-name="ce7" table:formula="of:=CONCATENATE([.$K49];[.$L49];&quot;'&quot;;[.$M49])" office:value-type="string" office:string-value="fis'4" calcext:value-type="string">
            <text:p>fis'4</text:p>
          </table:table-cell>
          <table:table-cell table:style-name="ce9" table:formula="of:=join(&quot; &quot;;[.O49:.R49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formula="of:=CONCATENATE(LEFT([.C51];2);&quot;b&quot;)" office:value-type="string" office:string-value="G3b" calcext:value-type="string">
            <text:p>G3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50];2;1)" office:value-type="string" office:string-value="3" calcext:value-type="string">
            <text:p>3</text:p>
          </table:table-cell>
          <table:table-cell table:style-name="ce4" table:formula="of:=[.C50]" office:value-type="string" office:string-value="G3b" calcext:value-type="string">
            <text:p>G3b</text:p>
          </table:table-cell>
          <table:table-cell table:style-name="ce6" table:formula="of:=CONCATENATE(TEXT([.A50];&quot;000&quot;);&quot;-&quot;;TEXT([.B50];&quot;00&quot;);&quot;-&quot;;[.E50];&quot;-&quot;;[.I50];&quot;-&quot;;[.C50])" office:value-type="string" office:string-value="050-34-3-treble-G3b" calcext:value-type="string">
            <text:p>050-34-3-treble-G3b</text:p>
          </table:table-cell>
          <table:table-cell table:style-name="ce6" table:formula="of:=CONCATENATE([.E50];&quot;-&quot;;[.C50])" office:value-type="string" office:string-value="3-G3b" calcext:value-type="string">
            <text:p>3-G3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50];&quot; &quot;;[.K50];[.L50];[.M50])" office:value-type="string" office:string-value="r4 ges4" calcext:value-type="string">
            <text:p>r4 g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50];&quot;,&quot;;[.$L50];[.$M50])" office:value-type="string" office:string-value="ges,4" calcext:value-type="string">
            <text:p>ges,4</text:p>
          </table:table-cell>
          <table:table-cell table:style-name="ce7" table:formula="of:=CONCATENATE([.$K50];[.$L50];[.$M50])" office:value-type="string" office:string-value="ges4" calcext:value-type="string">
            <text:p>ges4</text:p>
          </table:table-cell>
          <table:table-cell table:style-name="ce7" table:formula="of:=CONCATENATE([.$K50];[.$L50];&quot;'&quot;;[.$M50])" office:value-type="string" office:string-value="ges'4" calcext:value-type="string">
            <text:p>ges'4</text:p>
          </table:table-cell>
          <table:table-cell table:style-name="ce9" table:formula="of:=join(&quot; &quot;;[.O50:.R50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G3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51];2;1)" office:value-type="string" office:string-value="3" calcext:value-type="string">
            <text:p>3</text:p>
          </table:table-cell>
          <table:table-cell table:style-name="ce4" table:formula="of:=[.C51]" office:value-type="string" office:string-value="G3" calcext:value-type="string">
            <text:p>G3</text:p>
          </table:table-cell>
          <table:table-cell table:style-name="ce6" table:formula="of:=CONCATENATE(TEXT([.A51];&quot;000&quot;);&quot;-&quot;;TEXT([.B51];&quot;00&quot;);&quot;-&quot;;[.E51];&quot;-&quot;;[.I51];&quot;-&quot;;[.C51])" office:value-type="string" office:string-value="048-35-3-treble-G3" calcext:value-type="string">
            <text:p>048-35-3-treble-G3</text:p>
          </table:table-cell>
          <table:table-cell table:style-name="ce6" table:formula="of:=CONCATENATE([.E51];&quot;-&quot;;[.C51])" office:value-type="string" office:string-value="3-G3" calcext:value-type="string">
            <text:p>3-G3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51];&quot; &quot;;[.K51];[.L51];[.M51])" office:value-type="string" office:string-value="r4 g4" calcext:value-type="string">
            <text:p>r4 g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51];&quot;,&quot;;[.$L51];[.$M51])" office:value-type="string" office:string-value="g,4" calcext:value-type="string">
            <text:p>g,4</text:p>
          </table:table-cell>
          <table:table-cell table:style-name="ce7" table:formula="of:=CONCATENATE([.$K51];[.$L51];[.$M51])" office:value-type="string" office:string-value="g4" calcext:value-type="string">
            <text:p>g4</text:p>
          </table:table-cell>
          <table:table-cell table:style-name="ce7" table:formula="of:=CONCATENATE([.$K51];[.$L51];&quot;'&quot;;[.$M51])" office:value-type="string" office:string-value="g'4" calcext:value-type="string">
            <text:p>g'4</text:p>
          </table:table-cell>
          <table:table-cell table:style-name="ce9" table:formula="of:=join(&quot; &quot;;[.O51:.R51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CONCATENATE(LEFT([.C51];2);&quot;#&quot;)" office:value-type="string" office:string-value="G3#" calcext:value-type="string">
            <text:p>G3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52];2;1)" office:value-type="string" office:string-value="3" calcext:value-type="string">
            <text:p>3</text:p>
          </table:table-cell>
          <table:table-cell table:style-name="ce4" table:formula="of:=[.C52]" office:value-type="string" office:string-value="G3#" calcext:value-type="string">
            <text:p>G3#</text:p>
          </table:table-cell>
          <table:table-cell table:style-name="ce6" table:formula="of:=CONCATENATE(TEXT([.A52];&quot;000&quot;);&quot;-&quot;;TEXT([.B52];&quot;00&quot;);&quot;-&quot;;[.E52];&quot;-&quot;;[.I52];&quot;-&quot;;[.C52])" office:value-type="string" office:string-value="049-36-3-treble-G3#" calcext:value-type="string">
            <text:p>049-36-3-treble-G3#</text:p>
          </table:table-cell>
          <table:table-cell table:style-name="ce6" table:formula="of:=CONCATENATE([.E52];&quot;-&quot;;[.C52])" office:value-type="string" office:string-value="3-G3#" calcext:value-type="string">
            <text:p>3-G3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52];&quot; &quot;;[.K52];[.L52];[.M52])" office:value-type="string" office:string-value="r4 gis4" calcext:value-type="string">
            <text:p>r4 g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52];&quot;,&quot;;[.$L52];[.$M52])" office:value-type="string" office:string-value="gis,4" calcext:value-type="string">
            <text:p>gis,4</text:p>
          </table:table-cell>
          <table:table-cell table:style-name="ce7" table:formula="of:=CONCATENATE([.$K52];[.$L52];[.$M52])" office:value-type="string" office:string-value="gis4" calcext:value-type="string">
            <text:p>gis4</text:p>
          </table:table-cell>
          <table:table-cell table:style-name="ce7" table:formula="of:=CONCATENATE([.$K52];[.$L52];&quot;'&quot;;[.$M52])" office:value-type="string" office:string-value="gis'4" calcext:value-type="string">
            <text:p>gis'4</text:p>
          </table:table-cell>
          <table:table-cell table:style-name="ce9" table:formula="of:=join(&quot; &quot;;[.O52:.R52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53" calcext:value-type="float">
            <text:p>53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CONCATENATE(LEFT([.C54];2);&quot;b&quot;)" office:value-type="string" office:string-value="A3b" calcext:value-type="string">
            <text:p>A3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53];2;1)" office:value-type="string" office:string-value="3" calcext:value-type="string">
            <text:p>3</text:p>
          </table:table-cell>
          <table:table-cell table:style-name="ce4" table:formula="of:=[.C53]" office:value-type="string" office:string-value="A3b" calcext:value-type="string">
            <text:p>A3b</text:p>
          </table:table-cell>
          <table:table-cell table:style-name="ce6" table:formula="of:=CONCATENATE(TEXT([.A53];&quot;000&quot;);&quot;-&quot;;TEXT([.B53];&quot;00&quot;);&quot;-&quot;;[.E53];&quot;-&quot;;[.I53];&quot;-&quot;;[.C53])" office:value-type="string" office:string-value="053-36-3-treble-A3b" calcext:value-type="string">
            <text:p>053-36-3-treble-A3b</text:p>
          </table:table-cell>
          <table:table-cell table:style-name="ce6" table:formula="of:=CONCATENATE([.E53];&quot;-&quot;;[.C53])" office:value-type="string" office:string-value="3-A3b" calcext:value-type="string">
            <text:p>3-A3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53];&quot; &quot;;[.K53];[.L53];[.M53])" office:value-type="string" office:string-value="r4 aes4" calcext:value-type="string">
            <text:p>r4 a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53];&quot;,&quot;;[.$L53];[.$M53])" office:value-type="string" office:string-value="aes,4" calcext:value-type="string">
            <text:p>aes,4</text:p>
          </table:table-cell>
          <table:table-cell table:style-name="ce7" table:formula="of:=CONCATENATE([.$K53];[.$L53];[.$M53])" office:value-type="string" office:string-value="aes4" calcext:value-type="string">
            <text:p>aes4</text:p>
          </table:table-cell>
          <table:table-cell table:style-name="ce7" table:formula="of:=CONCATENATE([.$K53];[.$L53];&quot;'&quot;;[.$M53])" office:value-type="string" office:string-value="aes'4" calcext:value-type="string">
            <text:p>aes'4</text:p>
          </table:table-cell>
          <table:table-cell table:style-name="ce9" table:formula="of:=join(&quot; &quot;;[.O53:.R53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51" calcext:value-type="float">
            <text:p>5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A3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54];2;1)" office:value-type="string" office:string-value="3" calcext:value-type="string">
            <text:p>3</text:p>
          </table:table-cell>
          <table:table-cell table:style-name="ce4" table:formula="of:=[.C54]" office:value-type="string" office:string-value="A3" calcext:value-type="string">
            <text:p>A3</text:p>
          </table:table-cell>
          <table:table-cell table:style-name="ce6" table:formula="of:=CONCATENATE(TEXT([.A54];&quot;000&quot;);&quot;-&quot;;TEXT([.B54];&quot;00&quot;);&quot;-&quot;;[.E54];&quot;-&quot;;[.I54];&quot;-&quot;;[.C54])" office:value-type="string" office:string-value="051-37-3-treble-A3" calcext:value-type="string">
            <text:p>051-37-3-treble-A3</text:p>
          </table:table-cell>
          <table:table-cell table:style-name="ce6" table:formula="of:=CONCATENATE([.E54];&quot;-&quot;;[.C54])" office:value-type="string" office:string-value="3-A3" calcext:value-type="string">
            <text:p>3-A3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54];&quot; &quot;;[.K54];[.L54];[.M54])" office:value-type="string" office:string-value="r4 a4" calcext:value-type="string">
            <text:p>r4 a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54];&quot;,&quot;;[.$L54];[.$M54])" office:value-type="string" office:string-value="a,4" calcext:value-type="string">
            <text:p>a,4</text:p>
          </table:table-cell>
          <table:table-cell table:style-name="ce7" table:formula="of:=CONCATENATE([.$K54];[.$L54];[.$M54])" office:value-type="string" office:string-value="a4" calcext:value-type="string">
            <text:p>a4</text:p>
          </table:table-cell>
          <table:table-cell table:style-name="ce7" table:formula="of:=CONCATENATE([.$K54];[.$L54];&quot;'&quot;;[.$M54])" office:value-type="string" office:string-value="a'4" calcext:value-type="string">
            <text:p>a'4</text:p>
          </table:table-cell>
          <table:table-cell table:style-name="ce9" table:formula="of:=join(&quot; &quot;;[.O54:.R54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CONCATENATE(LEFT([.C54];2);&quot;#&quot;)" office:value-type="string" office:string-value="A3#" calcext:value-type="string">
            <text:p>A3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55];2;1)" office:value-type="string" office:string-value="3" calcext:value-type="string">
            <text:p>3</text:p>
          </table:table-cell>
          <table:table-cell table:style-name="ce4" table:formula="of:=[.C55]" office:value-type="string" office:string-value="A3#" calcext:value-type="string">
            <text:p>A3#</text:p>
          </table:table-cell>
          <table:table-cell table:style-name="ce6" table:formula="of:=CONCATENATE(TEXT([.A55];&quot;000&quot;);&quot;-&quot;;TEXT([.B55];&quot;00&quot;);&quot;-&quot;;[.E55];&quot;-&quot;;[.I55];&quot;-&quot;;[.C55])" office:value-type="string" office:string-value="052-38-3-treble-A3#" calcext:value-type="string">
            <text:p>052-38-3-treble-A3#</text:p>
          </table:table-cell>
          <table:table-cell table:style-name="ce6" table:formula="of:=CONCATENATE([.E55];&quot;-&quot;;[.C55])" office:value-type="string" office:string-value="3-A3#" calcext:value-type="string">
            <text:p>3-A3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55];&quot; &quot;;[.K55];[.L55];[.M55])" office:value-type="string" office:string-value="r4 ais4" calcext:value-type="string">
            <text:p>r4 a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55];&quot;,&quot;;[.$L55];[.$M55])" office:value-type="string" office:string-value="ais,4" calcext:value-type="string">
            <text:p>ais,4</text:p>
          </table:table-cell>
          <table:table-cell table:style-name="ce7" table:formula="of:=CONCATENATE([.$K55];[.$L55];[.$M55])" office:value-type="string" office:string-value="ais4" calcext:value-type="string">
            <text:p>ais4</text:p>
          </table:table-cell>
          <table:table-cell table:style-name="ce7" table:formula="of:=CONCATENATE([.$K55];[.$L55];&quot;'&quot;;[.$M55])" office:value-type="string" office:string-value="ais'4" calcext:value-type="string">
            <text:p>ais'4</text:p>
          </table:table-cell>
          <table:table-cell table:style-name="ce9" table:formula="of:=join(&quot; &quot;;[.O55:.R55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55" calcext:value-type="float">
            <text:p>55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CONCATENATE(LEFT([.C57];2);&quot;b&quot;)" office:value-type="string" office:string-value="B3b" calcext:value-type="string">
            <text:p>B3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56];2;1)" office:value-type="string" office:string-value="3" calcext:value-type="string">
            <text:p>3</text:p>
          </table:table-cell>
          <table:table-cell table:style-name="ce4" table:formula="of:=[.C56]" office:value-type="string" office:string-value="B3b" calcext:value-type="string">
            <text:p>B3b</text:p>
          </table:table-cell>
          <table:table-cell table:style-name="ce6" table:formula="of:=CONCATENATE(TEXT([.A56];&quot;000&quot;);&quot;-&quot;;TEXT([.B56];&quot;00&quot;);&quot;-&quot;;[.E56];&quot;-&quot;;[.I56];&quot;-&quot;;[.C56])" office:value-type="string" office:string-value="055-38-3-treble-B3b" calcext:value-type="string">
            <text:p>055-38-3-treble-B3b</text:p>
          </table:table-cell>
          <table:table-cell table:style-name="ce6" table:formula="of:=CONCATENATE([.E56];&quot;-&quot;;[.C56])" office:value-type="string" office:string-value="3-B3b" calcext:value-type="string">
            <text:p>3-B3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56];&quot; &quot;;[.K56];[.L56];[.M56])" office:value-type="string" office:string-value="r4 bes4" calcext:value-type="string">
            <text:p>r4 b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56];&quot;,&quot;;[.$L56];[.$M56])" office:value-type="string" office:string-value="bes,4" calcext:value-type="string">
            <text:p>bes,4</text:p>
          </table:table-cell>
          <table:table-cell table:style-name="ce7" table:formula="of:=CONCATENATE([.$K56];[.$L56];[.$M56])" office:value-type="string" office:string-value="bes4" calcext:value-type="string">
            <text:p>bes4</text:p>
          </table:table-cell>
          <table:table-cell table:style-name="ce7" table:formula="of:=CONCATENATE([.$K56];[.$L56];&quot;'&quot;;[.$M56])" office:value-type="string" office:string-value="bes'4" calcext:value-type="string">
            <text:p>bes'4</text:p>
          </table:table-cell>
          <table:table-cell table:style-name="ce9" table:formula="of:=join(&quot; &quot;;[.O56:.R56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54" calcext:value-type="float">
            <text:p>5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B3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57];2;1)" office:value-type="string" office:string-value="3" calcext:value-type="string">
            <text:p>3</text:p>
          </table:table-cell>
          <table:table-cell table:style-name="ce4" table:formula="of:=[.C57]" office:value-type="string" office:string-value="B3" calcext:value-type="string">
            <text:p>B3</text:p>
          </table:table-cell>
          <table:table-cell table:style-name="ce6" table:formula="of:=CONCATENATE(TEXT([.A57];&quot;000&quot;);&quot;-&quot;;TEXT([.B57];&quot;00&quot;);&quot;-&quot;;[.E57];&quot;-&quot;;[.I57];&quot;-&quot;;[.C57])" office:value-type="string" office:string-value="054-39-3-treble-B3" calcext:value-type="string">
            <text:p>054-39-3-treble-B3</text:p>
          </table:table-cell>
          <table:table-cell table:style-name="ce6" table:formula="of:=CONCATENATE([.E57];&quot;-&quot;;[.C57])" office:value-type="string" office:string-value="3-B3" calcext:value-type="string">
            <text:p>3-B3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57];&quot; &quot;;[.K57];[.L57];[.M57])" office:value-type="string" office:string-value="r4 b4" calcext:value-type="string">
            <text:p>r4 b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57];&quot;,&quot;;[.$L57];[.$M57])" office:value-type="string" office:string-value="b,4" calcext:value-type="string">
            <text:p>b,4</text:p>
          </table:table-cell>
          <table:table-cell table:style-name="ce7" table:formula="of:=CONCATENATE([.$K57];[.$L57];[.$M57])" office:value-type="string" office:string-value="b4" calcext:value-type="string">
            <text:p>b4</text:p>
          </table:table-cell>
          <table:table-cell table:style-name="ce7" table:formula="of:=CONCATENATE([.$K57];[.$L57];&quot;'&quot;;[.$M57])" office:value-type="string" office:string-value="b'4" calcext:value-type="string">
            <text:p>b'4</text:p>
          </table:table-cell>
          <table:table-cell table:style-name="ce9" table:formula="of:=join(&quot; &quot;;[.O57:.R57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56" calcext:value-type="float">
            <text:p>5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58];2;1)" office:value-type="string" office:string-value="3" calcext:value-type="string">
            <text:p>3</text:p>
          </table:table-cell>
          <table:table-cell table:style-name="ce4" table:formula="of:=[.C58]" office:value-type="string" office:string-value="C3" calcext:value-type="string">
            <text:p>C3</text:p>
          </table:table-cell>
          <table:table-cell table:style-name="ce6" table:formula="of:=CONCATENATE(TEXT([.A58];&quot;000&quot;);&quot;-&quot;;TEXT([.B58];&quot;00&quot;);&quot;-&quot;;[.E58];&quot;-&quot;;[.I58];&quot;-&quot;;[.C58])" office:value-type="string" office:string-value="056-28-3-bass-C3" calcext:value-type="string">
            <text:p>056-28-3-bass-C3</text:p>
          </table:table-cell>
          <table:table-cell table:style-name="ce6" table:formula="of:=CONCATENATE([.E58];&quot;-&quot;;[.C58])" office:value-type="string" office:string-value="3-C3" calcext:value-type="string">
            <text:p>3-C3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58];&quot; &quot;;[.$V58];[.$W58];[.$X58])" office:value-type="string" office:string-value="r4 c4" calcext:value-type="string">
            <text:p>r4 c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58];&quot;,&quot;;[.$W58];[.$X58])" office:value-type="string" office:string-value="c,4" calcext:value-type="string">
            <text:p>c,4</text:p>
          </table:table-cell>
          <table:table-cell table:style-name="ce7" table:formula="of:=CONCATENATE([.$V58];[.$W58];[.$X58])" office:value-type="string" office:string-value="c4" calcext:value-type="string">
            <text:p>c4</text:p>
          </table:table-cell>
          <table:table-cell table:style-name="ce7" table:formula="of:=CONCATENATE([.$V58];[.$W58];&quot;'&quot;;[.$X58])" office:value-type="string" office:string-value="c'4" calcext:value-type="string">
            <text:p>c'4</text:p>
          </table:table-cell>
          <table:table-cell table:style-name="ce12" table:formula="of:=join(&quot; &quot;;[.Z58:.AC58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CONCATENATE(LEFT([.C58];2);&quot;#&quot;)" office:value-type="string" office:string-value="C3#" calcext:value-type="string">
            <text:p>C3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59];2;1)" office:value-type="string" office:string-value="3" calcext:value-type="string">
            <text:p>3</text:p>
          </table:table-cell>
          <table:table-cell table:style-name="ce4" table:formula="of:=[.C59]" office:value-type="string" office:string-value="C3#" calcext:value-type="string">
            <text:p>C3#</text:p>
          </table:table-cell>
          <table:table-cell table:style-name="ce6" table:formula="of:=CONCATENATE(TEXT([.A59];&quot;000&quot;);&quot;-&quot;;TEXT([.B59];&quot;00&quot;);&quot;-&quot;;[.E59];&quot;-&quot;;[.I59];&quot;-&quot;;[.C59])" office:value-type="string" office:string-value="057-29-3-bass-C3#" calcext:value-type="string">
            <text:p>057-29-3-bass-C3#</text:p>
          </table:table-cell>
          <table:table-cell table:style-name="ce6" table:formula="of:=CONCATENATE([.E59];&quot;-&quot;;[.C59])" office:value-type="string" office:string-value="3-C3#" calcext:value-type="string">
            <text:p>3-C3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59];&quot; &quot;;[.$V59];[.$W59];[.$X59])" office:value-type="string" office:string-value="r4 cis4" calcext:value-type="string">
            <text:p>r4 c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59];&quot;,&quot;;[.$W59];[.$X59])" office:value-type="string" office:string-value="cis,4" calcext:value-type="string">
            <text:p>cis,4</text:p>
          </table:table-cell>
          <table:table-cell table:style-name="ce7" table:formula="of:=CONCATENATE([.$V59];[.$W59];[.$X59])" office:value-type="string" office:string-value="cis4" calcext:value-type="string">
            <text:p>cis4</text:p>
          </table:table-cell>
          <table:table-cell table:style-name="ce7" table:formula="of:=CONCATENATE([.$V59];[.$W59];&quot;'&quot;;[.$X59])" office:value-type="string" office:string-value="cis'4" calcext:value-type="string">
            <text:p>cis'4</text:p>
          </table:table-cell>
          <table:table-cell table:style-name="ce12" table:formula="of:=join(&quot; &quot;;[.Z59:.AC59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60" calcext:value-type="float">
            <text:p>60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CONCATENATE(LEFT([.C61];2);&quot;b&quot;)" office:value-type="string" office:string-value="D3b" calcext:value-type="string">
            <text:p>D3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0];2;1)" office:value-type="string" office:string-value="3" calcext:value-type="string">
            <text:p>3</text:p>
          </table:table-cell>
          <table:table-cell table:style-name="ce4" table:formula="of:=[.C60]" office:value-type="string" office:string-value="D3b" calcext:value-type="string">
            <text:p>D3b</text:p>
          </table:table-cell>
          <table:table-cell table:style-name="ce6" table:formula="of:=CONCATENATE(TEXT([.A60];&quot;000&quot;);&quot;-&quot;;TEXT([.B60];&quot;00&quot;);&quot;-&quot;;[.E60];&quot;-&quot;;[.I60];&quot;-&quot;;[.C60])" office:value-type="string" office:string-value="060-29-3-bass-D3b" calcext:value-type="string">
            <text:p>060-29-3-bass-D3b</text:p>
          </table:table-cell>
          <table:table-cell table:style-name="ce6" table:formula="of:=CONCATENATE([.E60];&quot;-&quot;;[.C60])" office:value-type="string" office:string-value="3-D3b" calcext:value-type="string">
            <text:p>3-D3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60];&quot; &quot;;[.$V60];[.$W60];[.$X60])" office:value-type="string" office:string-value="r4 des4" calcext:value-type="string">
            <text:p>r4 d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60];&quot;,&quot;;[.$W60];[.$X60])" office:value-type="string" office:string-value="des,4" calcext:value-type="string">
            <text:p>des,4</text:p>
          </table:table-cell>
          <table:table-cell table:style-name="ce7" table:formula="of:=CONCATENATE([.$V60];[.$W60];[.$X60])" office:value-type="string" office:string-value="des4" calcext:value-type="string">
            <text:p>des4</text:p>
          </table:table-cell>
          <table:table-cell table:style-name="ce7" table:formula="of:=CONCATENATE([.$V60];[.$W60];&quot;'&quot;;[.$X60])" office:value-type="string" office:string-value="des'4" calcext:value-type="string">
            <text:p>des'4</text:p>
          </table:table-cell>
          <table:table-cell table:style-name="ce12" table:formula="of:=join(&quot; &quot;;[.Z60:.AC60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58" calcext:value-type="float">
            <text:p>5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D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1];2;1)" office:value-type="string" office:string-value="3" calcext:value-type="string">
            <text:p>3</text:p>
          </table:table-cell>
          <table:table-cell table:style-name="ce4" table:formula="of:=[.C61]" office:value-type="string" office:string-value="D3" calcext:value-type="string">
            <text:p>D3</text:p>
          </table:table-cell>
          <table:table-cell table:style-name="ce6" table:formula="of:=CONCATENATE(TEXT([.A61];&quot;000&quot;);&quot;-&quot;;TEXT([.B61];&quot;00&quot;);&quot;-&quot;;[.E61];&quot;-&quot;;[.I61];&quot;-&quot;;[.C61])" office:value-type="string" office:string-value="058-30-3-bass-D3" calcext:value-type="string">
            <text:p>058-30-3-bass-D3</text:p>
          </table:table-cell>
          <table:table-cell table:style-name="ce6" table:formula="of:=CONCATENATE([.E61];&quot;-&quot;;[.C61])" office:value-type="string" office:string-value="3-D3" calcext:value-type="string">
            <text:p>3-D3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61];&quot; &quot;;[.$V61];[.$W61];[.$X61])" office:value-type="string" office:string-value="r4 d4" calcext:value-type="string">
            <text:p>r4 d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61];&quot;,&quot;;[.$W61];[.$X61])" office:value-type="string" office:string-value="d,4" calcext:value-type="string">
            <text:p>d,4</text:p>
          </table:table-cell>
          <table:table-cell table:style-name="ce7" table:formula="of:=CONCATENATE([.$V61];[.$W61];[.$X61])" office:value-type="string" office:string-value="d4" calcext:value-type="string">
            <text:p>d4</text:p>
          </table:table-cell>
          <table:table-cell table:style-name="ce7" table:formula="of:=CONCATENATE([.$V61];[.$W61];&quot;'&quot;;[.$X61])" office:value-type="string" office:string-value="d'4" calcext:value-type="string">
            <text:p>d'4</text:p>
          </table:table-cell>
          <table:table-cell table:style-name="ce12" table:formula="of:=join(&quot; &quot;;[.Z61:.AC61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59" calcext:value-type="float">
            <text:p>59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formula="of:=CONCATENATE(LEFT([.C61];2);&quot;#&quot;)" office:value-type="string" office:string-value="D3#" calcext:value-type="string">
            <text:p>D3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2];2;1)" office:value-type="string" office:string-value="3" calcext:value-type="string">
            <text:p>3</text:p>
          </table:table-cell>
          <table:table-cell table:style-name="ce4" table:formula="of:=[.C62]" office:value-type="string" office:string-value="D3#" calcext:value-type="string">
            <text:p>D3#</text:p>
          </table:table-cell>
          <table:table-cell table:style-name="ce6" table:formula="of:=CONCATENATE(TEXT([.A62];&quot;000&quot;);&quot;-&quot;;TEXT([.B62];&quot;00&quot;);&quot;-&quot;;[.E62];&quot;-&quot;;[.I62];&quot;-&quot;;[.C62])" office:value-type="string" office:string-value="059-31-3-bass-D3#" calcext:value-type="string">
            <text:p>059-31-3-bass-D3#</text:p>
          </table:table-cell>
          <table:table-cell table:style-name="ce6" table:formula="of:=CONCATENATE([.E62];&quot;-&quot;;[.C62])" office:value-type="string" office:string-value="3-D3#" calcext:value-type="string">
            <text:p>3-D3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62];&quot; &quot;;[.$V62];[.$W62];[.$X62])" office:value-type="string" office:string-value="r4 dis4" calcext:value-type="string">
            <text:p>r4 d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62];&quot;,&quot;;[.$W62];[.$X62])" office:value-type="string" office:string-value="dis,4" calcext:value-type="string">
            <text:p>dis,4</text:p>
          </table:table-cell>
          <table:table-cell table:style-name="ce7" table:formula="of:=CONCATENATE([.$V62];[.$W62];[.$X62])" office:value-type="string" office:string-value="dis4" calcext:value-type="string">
            <text:p>dis4</text:p>
          </table:table-cell>
          <table:table-cell table:style-name="ce7" table:formula="of:=CONCATENATE([.$V62];[.$W62];&quot;'&quot;;[.$X62])" office:value-type="string" office:string-value="dis'4" calcext:value-type="string">
            <text:p>dis'4</text:p>
          </table:table-cell>
          <table:table-cell table:style-name="ce12" table:formula="of:=join(&quot; &quot;;[.Z62:.AC62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62" calcext:value-type="float">
            <text:p>62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formula="of:=CONCATENATE(LEFT([.C64];2);&quot;b&quot;)" office:value-type="string" office:string-value="E3b" calcext:value-type="string">
            <text:p>E3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3];2;1)" office:value-type="string" office:string-value="3" calcext:value-type="string">
            <text:p>3</text:p>
          </table:table-cell>
          <table:table-cell table:style-name="ce4" table:formula="of:=[.C63]" office:value-type="string" office:string-value="E3b" calcext:value-type="string">
            <text:p>E3b</text:p>
          </table:table-cell>
          <table:table-cell table:style-name="ce6" table:formula="of:=CONCATENATE(TEXT([.A63];&quot;000&quot;);&quot;-&quot;;TEXT([.B63];&quot;00&quot;);&quot;-&quot;;[.E63];&quot;-&quot;;[.I63];&quot;-&quot;;[.C63])" office:value-type="string" office:string-value="062-31-3-bass-E3b" calcext:value-type="string">
            <text:p>062-31-3-bass-E3b</text:p>
          </table:table-cell>
          <table:table-cell table:style-name="ce6" table:formula="of:=CONCATENATE([.E63];&quot;-&quot;;[.C63])" office:value-type="string" office:string-value="3-E3b" calcext:value-type="string">
            <text:p>3-E3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63];&quot; &quot;;[.$V63];[.$W63];[.$X63])" office:value-type="string" office:string-value="r4 ees4" calcext:value-type="string">
            <text:p>r4 e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63];&quot;,&quot;;[.$W63];[.$X63])" office:value-type="string" office:string-value="ees,4" calcext:value-type="string">
            <text:p>ees,4</text:p>
          </table:table-cell>
          <table:table-cell table:style-name="ce7" table:formula="of:=CONCATENATE([.$V63];[.$W63];[.$X63])" office:value-type="string" office:string-value="ees4" calcext:value-type="string">
            <text:p>ees4</text:p>
          </table:table-cell>
          <table:table-cell table:style-name="ce7" table:formula="of:=CONCATENATE([.$V63];[.$W63];&quot;'&quot;;[.$X63])" office:value-type="string" office:string-value="ees'4" calcext:value-type="string">
            <text:p>ees'4</text:p>
          </table:table-cell>
          <table:table-cell table:style-name="ce12" table:formula="of:=join(&quot; &quot;;[.Z63:.AC63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61" calcext:value-type="float">
            <text:p>6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E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4];2;1)" office:value-type="string" office:string-value="3" calcext:value-type="string">
            <text:p>3</text:p>
          </table:table-cell>
          <table:table-cell table:style-name="ce4" table:formula="of:=[.C64]" office:value-type="string" office:string-value="E3" calcext:value-type="string">
            <text:p>E3</text:p>
          </table:table-cell>
          <table:table-cell table:style-name="ce6" table:formula="of:=CONCATENATE(TEXT([.A64];&quot;000&quot;);&quot;-&quot;;TEXT([.B64];&quot;00&quot;);&quot;-&quot;;[.E64];&quot;-&quot;;[.I64];&quot;-&quot;;[.C64])" office:value-type="string" office:string-value="061-32-3-bass-E3" calcext:value-type="string">
            <text:p>061-32-3-bass-E3</text:p>
          </table:table-cell>
          <table:table-cell table:style-name="ce6" table:formula="of:=CONCATENATE([.E64];&quot;-&quot;;[.C64])" office:value-type="string" office:string-value="3-E3" calcext:value-type="string">
            <text:p>3-E3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64];&quot; &quot;;[.$V64];[.$W64];[.$X64])" office:value-type="string" office:string-value="r4 e4" calcext:value-type="string">
            <text:p>r4 e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64];&quot;,&quot;;[.$W64];[.$X64])" office:value-type="string" office:string-value="e,4" calcext:value-type="string">
            <text:p>e,4</text:p>
          </table:table-cell>
          <table:table-cell table:style-name="ce7" table:formula="of:=CONCATENATE([.$V64];[.$W64];[.$X64])" office:value-type="string" office:string-value="e4" calcext:value-type="string">
            <text:p>e4</text:p>
          </table:table-cell>
          <table:table-cell table:style-name="ce7" table:formula="of:=CONCATENATE([.$V64];[.$W64];&quot;'&quot;;[.$X64])" office:value-type="string" office:string-value="e'4" calcext:value-type="string">
            <text:p>e'4</text:p>
          </table:table-cell>
          <table:table-cell table:style-name="ce12" table:formula="of:=join(&quot; &quot;;[.Z64:.AC64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F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5];2;1)" office:value-type="string" office:string-value="3" calcext:value-type="string">
            <text:p>3</text:p>
          </table:table-cell>
          <table:table-cell table:style-name="ce4" table:formula="of:=[.C65]" office:value-type="string" office:string-value="F3" calcext:value-type="string">
            <text:p>F3</text:p>
          </table:table-cell>
          <table:table-cell table:style-name="ce6" table:formula="of:=CONCATENATE(TEXT([.A65];&quot;000&quot;);&quot;-&quot;;TEXT([.B65];&quot;00&quot;);&quot;-&quot;;[.E65];&quot;-&quot;;[.I65];&quot;-&quot;;[.C65])" office:value-type="string" office:string-value="063-33-3-bass-F3" calcext:value-type="string">
            <text:p>063-33-3-bass-F3</text:p>
          </table:table-cell>
          <table:table-cell table:style-name="ce6" table:formula="of:=CONCATENATE([.E65];&quot;-&quot;;[.C65])" office:value-type="string" office:string-value="3-F3" calcext:value-type="string">
            <text:p>3-F3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65];&quot; &quot;;[.$V65];[.$W65];[.$X65])" office:value-type="string" office:string-value="r4 f4" calcext:value-type="string">
            <text:p>r4 f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65];&quot;,&quot;;[.$W65];[.$X65])" office:value-type="string" office:string-value="f,4" calcext:value-type="string">
            <text:p>f,4</text:p>
          </table:table-cell>
          <table:table-cell table:style-name="ce7" table:formula="of:=CONCATENATE([.$V65];[.$W65];[.$X65])" office:value-type="string" office:string-value="f4" calcext:value-type="string">
            <text:p>f4</text:p>
          </table:table-cell>
          <table:table-cell table:style-name="ce7" table:formula="of:=CONCATENATE([.$V65];[.$W65];&quot;'&quot;;[.$X65])" office:value-type="string" office:string-value="f'4" calcext:value-type="string">
            <text:p>f'4</text:p>
          </table:table-cell>
          <table:table-cell table:style-name="ce12" table:formula="of:=join(&quot; &quot;;[.Z65:.AC65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64" calcext:value-type="float">
            <text:p>64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formula="of:=CONCATENATE(LEFT([.C65];2);&quot;#&quot;)" office:value-type="string" office:string-value="F3#" calcext:value-type="string">
            <text:p>F3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6];2;1)" office:value-type="string" office:string-value="3" calcext:value-type="string">
            <text:p>3</text:p>
          </table:table-cell>
          <table:table-cell table:style-name="ce4" table:formula="of:=[.C66]" office:value-type="string" office:string-value="F3#" calcext:value-type="string">
            <text:p>F3#</text:p>
          </table:table-cell>
          <table:table-cell table:style-name="ce6" table:formula="of:=CONCATENATE(TEXT([.A66];&quot;000&quot;);&quot;-&quot;;TEXT([.B66];&quot;00&quot;);&quot;-&quot;;[.E66];&quot;-&quot;;[.I66];&quot;-&quot;;[.C66])" office:value-type="string" office:string-value="064-34-3-bass-F3#" calcext:value-type="string">
            <text:p>064-34-3-bass-F3#</text:p>
          </table:table-cell>
          <table:table-cell table:style-name="ce6" table:formula="of:=CONCATENATE([.E66];&quot;-&quot;;[.C66])" office:value-type="string" office:string-value="3-F3#" calcext:value-type="string">
            <text:p>3-F3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66];&quot; &quot;;[.$V66];[.$W66];[.$X66])" office:value-type="string" office:string-value="r4 fis4" calcext:value-type="string">
            <text:p>r4 f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66];&quot;,&quot;;[.$W66];[.$X66])" office:value-type="string" office:string-value="fis,4" calcext:value-type="string">
            <text:p>fis,4</text:p>
          </table:table-cell>
          <table:table-cell table:style-name="ce7" table:formula="of:=CONCATENATE([.$V66];[.$W66];[.$X66])" office:value-type="string" office:string-value="fis4" calcext:value-type="string">
            <text:p>fis4</text:p>
          </table:table-cell>
          <table:table-cell table:style-name="ce7" table:formula="of:=CONCATENATE([.$V66];[.$W66];&quot;'&quot;;[.$X66])" office:value-type="string" office:string-value="fis'4" calcext:value-type="string">
            <text:p>fis'4</text:p>
          </table:table-cell>
          <table:table-cell table:style-name="ce12" table:formula="of:=join(&quot; &quot;;[.Z66:.AC66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67" calcext:value-type="float">
            <text:p>67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formula="of:=CONCATENATE(LEFT([.C68];2);&quot;b&quot;)" office:value-type="string" office:string-value="G3b" calcext:value-type="string">
            <text:p>G3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7];2;1)" office:value-type="string" office:string-value="3" calcext:value-type="string">
            <text:p>3</text:p>
          </table:table-cell>
          <table:table-cell table:style-name="ce4" table:formula="of:=[.C67]" office:value-type="string" office:string-value="G3b" calcext:value-type="string">
            <text:p>G3b</text:p>
          </table:table-cell>
          <table:table-cell table:style-name="ce6" table:formula="of:=CONCATENATE(TEXT([.A67];&quot;000&quot;);&quot;-&quot;;TEXT([.B67];&quot;00&quot;);&quot;-&quot;;[.E67];&quot;-&quot;;[.I67];&quot;-&quot;;[.C67])" office:value-type="string" office:string-value="067-34-3-bass-G3b" calcext:value-type="string">
            <text:p>067-34-3-bass-G3b</text:p>
          </table:table-cell>
          <table:table-cell table:style-name="ce6" table:formula="of:=CONCATENATE([.E67];&quot;-&quot;;[.C67])" office:value-type="string" office:string-value="3-G3b" calcext:value-type="string">
            <text:p>3-G3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67];&quot; &quot;;[.$V67];[.$W67];[.$X67])" office:value-type="string" office:string-value="r4 ges4" calcext:value-type="string">
            <text:p>r4 g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67];&quot;,&quot;;[.$W67];[.$X67])" office:value-type="string" office:string-value="ges,4" calcext:value-type="string">
            <text:p>ges,4</text:p>
          </table:table-cell>
          <table:table-cell table:style-name="ce7" table:formula="of:=CONCATENATE([.$V67];[.$W67];[.$X67])" office:value-type="string" office:string-value="ges4" calcext:value-type="string">
            <text:p>ges4</text:p>
          </table:table-cell>
          <table:table-cell table:style-name="ce7" table:formula="of:=CONCATENATE([.$V67];[.$W67];&quot;'&quot;;[.$X67])" office:value-type="string" office:string-value="ges'4" calcext:value-type="string">
            <text:p>ges'4</text:p>
          </table:table-cell>
          <table:table-cell table:style-name="ce12" table:formula="of:=join(&quot; &quot;;[.Z67:.AC67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65" calcext:value-type="float">
            <text:p>6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G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8];2;1)" office:value-type="string" office:string-value="3" calcext:value-type="string">
            <text:p>3</text:p>
          </table:table-cell>
          <table:table-cell table:style-name="ce4" table:formula="of:=[.C68]" office:value-type="string" office:string-value="G3" calcext:value-type="string">
            <text:p>G3</text:p>
          </table:table-cell>
          <table:table-cell table:style-name="ce6" table:formula="of:=CONCATENATE(TEXT([.A68];&quot;000&quot;);&quot;-&quot;;TEXT([.B68];&quot;00&quot;);&quot;-&quot;;[.E68];&quot;-&quot;;[.I68];&quot;-&quot;;[.C68])" office:value-type="string" office:string-value="065-35-3-bass-G3" calcext:value-type="string">
            <text:p>065-35-3-bass-G3</text:p>
          </table:table-cell>
          <table:table-cell table:style-name="ce6" table:formula="of:=CONCATENATE([.E68];&quot;-&quot;;[.C68])" office:value-type="string" office:string-value="3-G3" calcext:value-type="string">
            <text:p>3-G3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68];&quot; &quot;;[.$V68];[.$W68];[.$X68])" office:value-type="string" office:string-value="r4 g4" calcext:value-type="string">
            <text:p>r4 g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68];&quot;,&quot;;[.$W68];[.$X68])" office:value-type="string" office:string-value="g,4" calcext:value-type="string">
            <text:p>g,4</text:p>
          </table:table-cell>
          <table:table-cell table:style-name="ce7" table:formula="of:=CONCATENATE([.$V68];[.$W68];[.$X68])" office:value-type="string" office:string-value="g4" calcext:value-type="string">
            <text:p>g4</text:p>
          </table:table-cell>
          <table:table-cell table:style-name="ce7" table:formula="of:=CONCATENATE([.$V68];[.$W68];&quot;'&quot;;[.$X68])" office:value-type="string" office:string-value="g'4" calcext:value-type="string">
            <text:p>g'4</text:p>
          </table:table-cell>
          <table:table-cell table:style-name="ce12" table:formula="of:=join(&quot; &quot;;[.Z68:.AC68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66" calcext:value-type="float">
            <text:p>66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CONCATENATE(LEFT([.C68];2);&quot;#&quot;)" office:value-type="string" office:string-value="G3#" calcext:value-type="string">
            <text:p>G3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9];2;1)" office:value-type="string" office:string-value="3" calcext:value-type="string">
            <text:p>3</text:p>
          </table:table-cell>
          <table:table-cell table:style-name="ce4" table:formula="of:=[.C69]" office:value-type="string" office:string-value="G3#" calcext:value-type="string">
            <text:p>G3#</text:p>
          </table:table-cell>
          <table:table-cell table:style-name="ce6" table:formula="of:=CONCATENATE(TEXT([.A69];&quot;000&quot;);&quot;-&quot;;TEXT([.B69];&quot;00&quot;);&quot;-&quot;;[.E69];&quot;-&quot;;[.I69];&quot;-&quot;;[.C69])" office:value-type="string" office:string-value="066-36-3-bass-G3#" calcext:value-type="string">
            <text:p>066-36-3-bass-G3#</text:p>
          </table:table-cell>
          <table:table-cell table:style-name="ce6" table:formula="of:=CONCATENATE([.E69];&quot;-&quot;;[.C69])" office:value-type="string" office:string-value="3-G3#" calcext:value-type="string">
            <text:p>3-G3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69];&quot; &quot;;[.$V69];[.$W69];[.$X69])" office:value-type="string" office:string-value="r4 gis4" calcext:value-type="string">
            <text:p>r4 g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69];&quot;,&quot;;[.$W69];[.$X69])" office:value-type="string" office:string-value="gis,4" calcext:value-type="string">
            <text:p>gis,4</text:p>
          </table:table-cell>
          <table:table-cell table:style-name="ce7" table:formula="of:=CONCATENATE([.$V69];[.$W69];[.$X69])" office:value-type="string" office:string-value="gis4" calcext:value-type="string">
            <text:p>gis4</text:p>
          </table:table-cell>
          <table:table-cell table:style-name="ce7" table:formula="of:=CONCATENATE([.$V69];[.$W69];&quot;'&quot;;[.$X69])" office:value-type="string" office:string-value="gis'4" calcext:value-type="string">
            <text:p>gis'4</text:p>
          </table:table-cell>
          <table:table-cell table:style-name="ce12" table:formula="of:=join(&quot; &quot;;[.Z69:.AC69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70" calcext:value-type="float">
            <text:p>70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CONCATENATE(LEFT([.C71];2);&quot;b&quot;)" office:value-type="string" office:string-value="A3b" calcext:value-type="string">
            <text:p>A3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70];2;1)" office:value-type="string" office:string-value="3" calcext:value-type="string">
            <text:p>3</text:p>
          </table:table-cell>
          <table:table-cell table:style-name="ce4" table:formula="of:=[.C70]" office:value-type="string" office:string-value="A3b" calcext:value-type="string">
            <text:p>A3b</text:p>
          </table:table-cell>
          <table:table-cell table:style-name="ce6" table:formula="of:=CONCATENATE(TEXT([.A70];&quot;000&quot;);&quot;-&quot;;TEXT([.B70];&quot;00&quot;);&quot;-&quot;;[.E70];&quot;-&quot;;[.I70];&quot;-&quot;;[.C70])" office:value-type="string" office:string-value="070-36-3-bass-A3b" calcext:value-type="string">
            <text:p>070-36-3-bass-A3b</text:p>
          </table:table-cell>
          <table:table-cell table:style-name="ce6" table:formula="of:=CONCATENATE([.E70];&quot;-&quot;;[.C70])" office:value-type="string" office:string-value="3-A3b" calcext:value-type="string">
            <text:p>3-A3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70];&quot; &quot;;[.$V70];[.$W70];[.$X70])" office:value-type="string" office:string-value="r4 aes4" calcext:value-type="string">
            <text:p>r4 a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70];&quot;,&quot;;[.$W70];[.$X70])" office:value-type="string" office:string-value="aes,4" calcext:value-type="string">
            <text:p>aes,4</text:p>
          </table:table-cell>
          <table:table-cell table:style-name="ce7" table:formula="of:=CONCATENATE([.$V70];[.$W70];[.$X70])" office:value-type="string" office:string-value="aes4" calcext:value-type="string">
            <text:p>aes4</text:p>
          </table:table-cell>
          <table:table-cell table:style-name="ce7" table:formula="of:=CONCATENATE([.$V70];[.$W70];&quot;'&quot;;[.$X70])" office:value-type="string" office:string-value="aes'4" calcext:value-type="string">
            <text:p>aes'4</text:p>
          </table:table-cell>
          <table:table-cell table:style-name="ce12" table:formula="of:=join(&quot; &quot;;[.Z70:.AC70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68" calcext:value-type="float">
            <text:p>6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A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71];2;1)" office:value-type="string" office:string-value="3" calcext:value-type="string">
            <text:p>3</text:p>
          </table:table-cell>
          <table:table-cell table:style-name="ce4" table:formula="of:=[.C71]" office:value-type="string" office:string-value="A3" calcext:value-type="string">
            <text:p>A3</text:p>
          </table:table-cell>
          <table:table-cell table:style-name="ce6" table:formula="of:=CONCATENATE(TEXT([.A71];&quot;000&quot;);&quot;-&quot;;TEXT([.B71];&quot;00&quot;);&quot;-&quot;;[.E71];&quot;-&quot;;[.I71];&quot;-&quot;;[.C71])" office:value-type="string" office:string-value="068-37-3-bass-A3" calcext:value-type="string">
            <text:p>068-37-3-bass-A3</text:p>
          </table:table-cell>
          <table:table-cell table:style-name="ce6" table:formula="of:=CONCATENATE([.E71];&quot;-&quot;;[.C71])" office:value-type="string" office:string-value="3-A3" calcext:value-type="string">
            <text:p>3-A3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71];&quot; &quot;;[.$V71];[.$W71];[.$X71])" office:value-type="string" office:string-value="r4 a4" calcext:value-type="string">
            <text:p>r4 a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71];&quot;,&quot;;[.$W71];[.$X71])" office:value-type="string" office:string-value="a,4" calcext:value-type="string">
            <text:p>a,4</text:p>
          </table:table-cell>
          <table:table-cell table:style-name="ce7" table:formula="of:=CONCATENATE([.$V71];[.$W71];[.$X71])" office:value-type="string" office:string-value="a4" calcext:value-type="string">
            <text:p>a4</text:p>
          </table:table-cell>
          <table:table-cell table:style-name="ce7" table:formula="of:=CONCATENATE([.$V71];[.$W71];&quot;'&quot;;[.$X71])" office:value-type="string" office:string-value="a'4" calcext:value-type="string">
            <text:p>a'4</text:p>
          </table:table-cell>
          <table:table-cell table:style-name="ce12" table:formula="of:=join(&quot; &quot;;[.Z71:.AC71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69" calcext:value-type="float">
            <text:p>69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CONCATENATE(LEFT([.C71];2);&quot;#&quot;)" office:value-type="string" office:string-value="A3#" calcext:value-type="string">
            <text:p>A3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72];2;1)" office:value-type="string" office:string-value="3" calcext:value-type="string">
            <text:p>3</text:p>
          </table:table-cell>
          <table:table-cell table:style-name="ce4" table:formula="of:=[.C72]" office:value-type="string" office:string-value="A3#" calcext:value-type="string">
            <text:p>A3#</text:p>
          </table:table-cell>
          <table:table-cell table:style-name="ce6" table:formula="of:=CONCATENATE(TEXT([.A72];&quot;000&quot;);&quot;-&quot;;TEXT([.B72];&quot;00&quot;);&quot;-&quot;;[.E72];&quot;-&quot;;[.I72];&quot;-&quot;;[.C72])" office:value-type="string" office:string-value="069-38-3-bass-A3#" calcext:value-type="string">
            <text:p>069-38-3-bass-A3#</text:p>
          </table:table-cell>
          <table:table-cell table:style-name="ce6" table:formula="of:=CONCATENATE([.E72];&quot;-&quot;;[.C72])" office:value-type="string" office:string-value="3-A3#" calcext:value-type="string">
            <text:p>3-A3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72];&quot; &quot;;[.$V72];[.$W72];[.$X72])" office:value-type="string" office:string-value="r4 ais4" calcext:value-type="string">
            <text:p>r4 a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72];&quot;,&quot;;[.$W72];[.$X72])" office:value-type="string" office:string-value="ais,4" calcext:value-type="string">
            <text:p>ais,4</text:p>
          </table:table-cell>
          <table:table-cell table:style-name="ce7" table:formula="of:=CONCATENATE([.$V72];[.$W72];[.$X72])" office:value-type="string" office:string-value="ais4" calcext:value-type="string">
            <text:p>ais4</text:p>
          </table:table-cell>
          <table:table-cell table:style-name="ce7" table:formula="of:=CONCATENATE([.$V72];[.$W72];&quot;'&quot;;[.$X72])" office:value-type="string" office:string-value="ais'4" calcext:value-type="string">
            <text:p>ais'4</text:p>
          </table:table-cell>
          <table:table-cell table:style-name="ce12" table:formula="of:=join(&quot; &quot;;[.Z72:.AC72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72" calcext:value-type="float">
            <text:p>72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CONCATENATE(LEFT([.C74];2);&quot;b&quot;)" office:value-type="string" office:string-value="B3b" calcext:value-type="string">
            <text:p>B3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73];2;1)" office:value-type="string" office:string-value="3" calcext:value-type="string">
            <text:p>3</text:p>
          </table:table-cell>
          <table:table-cell table:style-name="ce4" table:formula="of:=[.C73]" office:value-type="string" office:string-value="B3b" calcext:value-type="string">
            <text:p>B3b</text:p>
          </table:table-cell>
          <table:table-cell table:style-name="ce6" table:formula="of:=CONCATENATE(TEXT([.A73];&quot;000&quot;);&quot;-&quot;;TEXT([.B73];&quot;00&quot;);&quot;-&quot;;[.E73];&quot;-&quot;;[.I73];&quot;-&quot;;[.C73])" office:value-type="string" office:string-value="072-38-3-bass-B3b" calcext:value-type="string">
            <text:p>072-38-3-bass-B3b</text:p>
          </table:table-cell>
          <table:table-cell table:style-name="ce6" table:formula="of:=CONCATENATE([.E73];&quot;-&quot;;[.C73])" office:value-type="string" office:string-value="3-B3b" calcext:value-type="string">
            <text:p>3-B3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73];&quot; &quot;;[.$V73];[.$W73];[.$X73])" office:value-type="string" office:string-value="r4 bes4" calcext:value-type="string">
            <text:p>r4 b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73];&quot;,&quot;;[.$W73];[.$X73])" office:value-type="string" office:string-value="bes,4" calcext:value-type="string">
            <text:p>bes,4</text:p>
          </table:table-cell>
          <table:table-cell table:style-name="ce7" table:formula="of:=CONCATENATE([.$V73];[.$W73];[.$X73])" office:value-type="string" office:string-value="bes4" calcext:value-type="string">
            <text:p>bes4</text:p>
          </table:table-cell>
          <table:table-cell table:style-name="ce7" table:formula="of:=CONCATENATE([.$V73];[.$W73];&quot;'&quot;;[.$X73])" office:value-type="string" office:string-value="bes'4" calcext:value-type="string">
            <text:p>bes'4</text:p>
          </table:table-cell>
          <table:table-cell table:style-name="ce12" table:formula="of:=join(&quot; &quot;;[.Z73:.AC73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71" calcext:value-type="float">
            <text:p>7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B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74];2;1)" office:value-type="string" office:string-value="3" calcext:value-type="string">
            <text:p>3</text:p>
          </table:table-cell>
          <table:table-cell table:style-name="ce4" table:formula="of:=[.C74]" office:value-type="string" office:string-value="B3" calcext:value-type="string">
            <text:p>B3</text:p>
          </table:table-cell>
          <table:table-cell table:style-name="ce6" table:formula="of:=CONCATENATE(TEXT([.A74];&quot;000&quot;);&quot;-&quot;;TEXT([.B74];&quot;00&quot;);&quot;-&quot;;[.E74];&quot;-&quot;;[.I74];&quot;-&quot;;[.C74])" office:value-type="string" office:string-value="071-39-3-bass-B3" calcext:value-type="string">
            <text:p>071-39-3-bass-B3</text:p>
          </table:table-cell>
          <table:table-cell table:style-name="ce6" table:formula="of:=CONCATENATE([.E74];&quot;-&quot;;[.C74])" office:value-type="string" office:string-value="3-B3" calcext:value-type="string">
            <text:p>3-B3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74];&quot; &quot;;[.$V74];[.$W74];[.$X74])" office:value-type="string" office:string-value="r4 b4" calcext:value-type="string">
            <text:p>r4 b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74];&quot;,&quot;;[.$W74];[.$X74])" office:value-type="string" office:string-value="b,4" calcext:value-type="string">
            <text:p>b,4</text:p>
          </table:table-cell>
          <table:table-cell table:style-name="ce7" table:formula="of:=CONCATENATE([.$V74];[.$W74];[.$X74])" office:value-type="string" office:string-value="b4" calcext:value-type="string">
            <text:p>b4</text:p>
          </table:table-cell>
          <table:table-cell table:style-name="ce7" table:formula="of:=CONCATENATE([.$V74];[.$W74];&quot;'&quot;;[.$X74])" office:value-type="string" office:string-value="b'4" calcext:value-type="string">
            <text:p>b'4</text:p>
          </table:table-cell>
          <table:table-cell table:style-name="ce12" table:formula="of:=join(&quot; &quot;;[.Z74:.AC74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73" calcext:value-type="float">
            <text:p>7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75];2;1)" office:value-type="string" office:string-value="4" calcext:value-type="string">
            <text:p>4</text:p>
          </table:table-cell>
          <table:table-cell table:style-name="ce4" table:formula="of:=[.C75]" office:value-type="string" office:string-value="C4" calcext:value-type="string">
            <text:p>C4</text:p>
          </table:table-cell>
          <table:table-cell table:style-name="ce6" table:formula="of:=CONCATENATE(TEXT([.A75];&quot;000&quot;);&quot;-&quot;;TEXT([.B75];&quot;00&quot;);&quot;-&quot;;[.E75];&quot;-&quot;;[.I75];&quot;-&quot;;[.C75])" office:value-type="string" office:string-value="073-40-4-treble-C4" calcext:value-type="string">
            <text:p>073-40-4-treble-C4</text:p>
          </table:table-cell>
          <table:table-cell table:style-name="ce6" table:formula="of:=CONCATENATE([.E75];&quot;-&quot;;[.C75])" office:value-type="string" office:string-value="4-C4" calcext:value-type="string">
            <text:p>4-C4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75];&quot; &quot;;[.K75];[.L75];[.M75])" office:value-type="string" office:string-value="r4 c'4" calcext:value-type="string">
            <text:p>r4 c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75];[.$M75])" office:value-type="string" office:string-value="c4" calcext:value-type="string">
            <text:p>c4</text:p>
          </table:table-cell>
          <table:table-cell table:style-name="ce7" table:formula="of:=CONCATENATE([.$K75];[.$L75];[.$M75])" office:value-type="string" office:string-value="c'4" calcext:value-type="string">
            <text:p>c'4</text:p>
          </table:table-cell>
          <table:table-cell table:style-name="ce7" table:formula="of:=CONCATENATE([.$K75];[.$L75];&quot;'&quot;;[.$M75])" office:value-type="string" office:string-value="c''4" calcext:value-type="string">
            <text:p>c''4</text:p>
          </table:table-cell>
          <table:table-cell table:style-name="ce9" table:formula="of:=join(&quot; &quot;;[.O75:.R75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74" calcext:value-type="float">
            <text:p>74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CONCATENATE(LEFT([.C75];2);&quot;#&quot;)" office:value-type="string" office:string-value="C4#" calcext:value-type="string">
            <text:p>C4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76];2;1)" office:value-type="string" office:string-value="4" calcext:value-type="string">
            <text:p>4</text:p>
          </table:table-cell>
          <table:table-cell table:style-name="ce4" table:formula="of:=[.C76]" office:value-type="string" office:string-value="C4#" calcext:value-type="string">
            <text:p>C4#</text:p>
          </table:table-cell>
          <table:table-cell table:style-name="ce6" table:formula="of:=CONCATENATE(TEXT([.A76];&quot;000&quot;);&quot;-&quot;;TEXT([.B76];&quot;00&quot;);&quot;-&quot;;[.E76];&quot;-&quot;;[.I76];&quot;-&quot;;[.C76])" office:value-type="string" office:string-value="074-41-4-treble-C4#" calcext:value-type="string">
            <text:p>074-41-4-treble-C4#</text:p>
          </table:table-cell>
          <table:table-cell table:style-name="ce6" table:formula="of:=CONCATENATE([.E76];&quot;-&quot;;[.C76])" office:value-type="string" office:string-value="4-C4#" calcext:value-type="string">
            <text:p>4-C4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76];&quot; &quot;;[.K76];[.L76];[.M76])" office:value-type="string" office:string-value="r4 cis'4" calcext:value-type="string">
            <text:p>r4 c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76];[.$M76])" office:value-type="string" office:string-value="cis4" calcext:value-type="string">
            <text:p>cis4</text:p>
          </table:table-cell>
          <table:table-cell table:style-name="ce7" table:formula="of:=CONCATENATE([.$K76];[.$L76];[.$M76])" office:value-type="string" office:string-value="cis'4" calcext:value-type="string">
            <text:p>cis'4</text:p>
          </table:table-cell>
          <table:table-cell table:style-name="ce7" table:formula="of:=CONCATENATE([.$K76];[.$L76];&quot;'&quot;;[.$M76])" office:value-type="string" office:string-value="cis''4" calcext:value-type="string">
            <text:p>cis''4</text:p>
          </table:table-cell>
          <table:table-cell table:style-name="ce9" table:formula="of:=join(&quot; &quot;;[.O76:.R76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77" calcext:value-type="float">
            <text:p>77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CONCATENATE(LEFT([.C78];2);&quot;b&quot;)" office:value-type="string" office:string-value="D4b" calcext:value-type="string">
            <text:p>D4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77];2;1)" office:value-type="string" office:string-value="4" calcext:value-type="string">
            <text:p>4</text:p>
          </table:table-cell>
          <table:table-cell table:style-name="ce4" table:formula="of:=[.C77]" office:value-type="string" office:string-value="D4b" calcext:value-type="string">
            <text:p>D4b</text:p>
          </table:table-cell>
          <table:table-cell table:style-name="ce6" table:formula="of:=CONCATENATE(TEXT([.A77];&quot;000&quot;);&quot;-&quot;;TEXT([.B77];&quot;00&quot;);&quot;-&quot;;[.E77];&quot;-&quot;;[.I77];&quot;-&quot;;[.C77])" office:value-type="string" office:string-value="077-41-4-treble-D4b" calcext:value-type="string">
            <text:p>077-41-4-treble-D4b</text:p>
          </table:table-cell>
          <table:table-cell table:style-name="ce6" table:formula="of:=CONCATENATE([.E77];&quot;-&quot;;[.C77])" office:value-type="string" office:string-value="4-D4b" calcext:value-type="string">
            <text:p>4-D4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77];&quot; &quot;;[.K77];[.L77];[.M77])" office:value-type="string" office:string-value="r4 des'4" calcext:value-type="string">
            <text:p>r4 d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77];[.$M77])" office:value-type="string" office:string-value="des4" calcext:value-type="string">
            <text:p>des4</text:p>
          </table:table-cell>
          <table:table-cell table:style-name="ce7" table:formula="of:=CONCATENATE([.$K77];[.$L77];[.$M77])" office:value-type="string" office:string-value="des'4" calcext:value-type="string">
            <text:p>des'4</text:p>
          </table:table-cell>
          <table:table-cell table:style-name="ce7" table:formula="of:=CONCATENATE([.$K77];[.$L77];&quot;'&quot;;[.$M77])" office:value-type="string" office:string-value="des''4" calcext:value-type="string">
            <text:p>des''4</text:p>
          </table:table-cell>
          <table:table-cell table:style-name="ce9" table:formula="of:=join(&quot; &quot;;[.O77:.R77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75" calcext:value-type="float">
            <text:p>7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D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78];2;1)" office:value-type="string" office:string-value="4" calcext:value-type="string">
            <text:p>4</text:p>
          </table:table-cell>
          <table:table-cell table:style-name="ce4" table:formula="of:=[.C78]" office:value-type="string" office:string-value="D4" calcext:value-type="string">
            <text:p>D4</text:p>
          </table:table-cell>
          <table:table-cell table:style-name="ce6" table:formula="of:=CONCATENATE(TEXT([.A78];&quot;000&quot;);&quot;-&quot;;TEXT([.B78];&quot;00&quot;);&quot;-&quot;;[.E78];&quot;-&quot;;[.I78];&quot;-&quot;;[.C78])" office:value-type="string" office:string-value="075-42-4-treble-D4" calcext:value-type="string">
            <text:p>075-42-4-treble-D4</text:p>
          </table:table-cell>
          <table:table-cell table:style-name="ce6" table:formula="of:=CONCATENATE([.E78];&quot;-&quot;;[.C78])" office:value-type="string" office:string-value="4-D4" calcext:value-type="string">
            <text:p>4-D4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78];&quot; &quot;;[.K78];[.L78];[.M78])" office:value-type="string" office:string-value="r4 d'4" calcext:value-type="string">
            <text:p>r4 d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78];[.$M78])" office:value-type="string" office:string-value="d4" calcext:value-type="string">
            <text:p>d4</text:p>
          </table:table-cell>
          <table:table-cell table:style-name="ce7" table:formula="of:=CONCATENATE([.$K78];[.$L78];[.$M78])" office:value-type="string" office:string-value="d'4" calcext:value-type="string">
            <text:p>d'4</text:p>
          </table:table-cell>
          <table:table-cell table:style-name="ce7" table:formula="of:=CONCATENATE([.$K78];[.$L78];&quot;'&quot;;[.$M78])" office:value-type="string" office:string-value="d''4" calcext:value-type="string">
            <text:p>d''4</text:p>
          </table:table-cell>
          <table:table-cell table:style-name="ce9" table:formula="of:=join(&quot; &quot;;[.O78:.R78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76" calcext:value-type="float">
            <text:p>76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CONCATENATE(LEFT([.C78];2);&quot;#&quot;)" office:value-type="string" office:string-value="D4#" calcext:value-type="string">
            <text:p>D4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79];2;1)" office:value-type="string" office:string-value="4" calcext:value-type="string">
            <text:p>4</text:p>
          </table:table-cell>
          <table:table-cell table:style-name="ce4" table:formula="of:=[.C79]" office:value-type="string" office:string-value="D4#" calcext:value-type="string">
            <text:p>D4#</text:p>
          </table:table-cell>
          <table:table-cell table:style-name="ce6" table:formula="of:=CONCATENATE(TEXT([.A79];&quot;000&quot;);&quot;-&quot;;TEXT([.B79];&quot;00&quot;);&quot;-&quot;;[.E79];&quot;-&quot;;[.I79];&quot;-&quot;;[.C79])" office:value-type="string" office:string-value="076-43-4-treble-D4#" calcext:value-type="string">
            <text:p>076-43-4-treble-D4#</text:p>
          </table:table-cell>
          <table:table-cell table:style-name="ce6" table:formula="of:=CONCATENATE([.E79];&quot;-&quot;;[.C79])" office:value-type="string" office:string-value="4-D4#" calcext:value-type="string">
            <text:p>4-D4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79];&quot; &quot;;[.K79];[.L79];[.M79])" office:value-type="string" office:string-value="r4 dis'4" calcext:value-type="string">
            <text:p>r4 d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79];[.$M79])" office:value-type="string" office:string-value="dis4" calcext:value-type="string">
            <text:p>dis4</text:p>
          </table:table-cell>
          <table:table-cell table:style-name="ce7" table:formula="of:=CONCATENATE([.$K79];[.$L79];[.$M79])" office:value-type="string" office:string-value="dis'4" calcext:value-type="string">
            <text:p>dis'4</text:p>
          </table:table-cell>
          <table:table-cell table:style-name="ce7" table:formula="of:=CONCATENATE([.$K79];[.$L79];&quot;'&quot;;[.$M79])" office:value-type="string" office:string-value="dis''4" calcext:value-type="string">
            <text:p>dis''4</text:p>
          </table:table-cell>
          <table:table-cell table:style-name="ce9" table:formula="of:=join(&quot; &quot;;[.O79:.R79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79" calcext:value-type="float">
            <text:p>79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CONCATENATE(LEFT([.C81];2);&quot;b&quot;)" office:value-type="string" office:string-value="E4b" calcext:value-type="string">
            <text:p>E4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0];2;1)" office:value-type="string" office:string-value="4" calcext:value-type="string">
            <text:p>4</text:p>
          </table:table-cell>
          <table:table-cell table:style-name="ce4" table:formula="of:=[.C80]" office:value-type="string" office:string-value="E4b" calcext:value-type="string">
            <text:p>E4b</text:p>
          </table:table-cell>
          <table:table-cell table:style-name="ce6" table:formula="of:=CONCATENATE(TEXT([.A80];&quot;000&quot;);&quot;-&quot;;TEXT([.B80];&quot;00&quot;);&quot;-&quot;;[.E80];&quot;-&quot;;[.I80];&quot;-&quot;;[.C80])" office:value-type="string" office:string-value="079-43-4-treble-E4b" calcext:value-type="string">
            <text:p>079-43-4-treble-E4b</text:p>
          </table:table-cell>
          <table:table-cell table:style-name="ce6" table:formula="of:=CONCATENATE([.E80];&quot;-&quot;;[.C80])" office:value-type="string" office:string-value="4-E4b" calcext:value-type="string">
            <text:p>4-E4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0];&quot; &quot;;[.K80];[.L80];[.M80])" office:value-type="string" office:string-value="r4 ees'4" calcext:value-type="string">
            <text:p>r4 e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0];[.$M80])" office:value-type="string" office:string-value="ees4" calcext:value-type="string">
            <text:p>ees4</text:p>
          </table:table-cell>
          <table:table-cell table:style-name="ce7" table:formula="of:=CONCATENATE([.$K80];[.$L80];[.$M80])" office:value-type="string" office:string-value="ees'4" calcext:value-type="string">
            <text:p>ees'4</text:p>
          </table:table-cell>
          <table:table-cell table:style-name="ce7" table:formula="of:=CONCATENATE([.$K80];[.$L80];&quot;'&quot;;[.$M80])" office:value-type="string" office:string-value="ees''4" calcext:value-type="string">
            <text:p>ees''4</text:p>
          </table:table-cell>
          <table:table-cell table:style-name="ce9" table:formula="of:=join(&quot; &quot;;[.O80:.R80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78" calcext:value-type="float">
            <text:p>7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E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1];2;1)" office:value-type="string" office:string-value="4" calcext:value-type="string">
            <text:p>4</text:p>
          </table:table-cell>
          <table:table-cell table:style-name="ce4" table:formula="of:=[.C81]" office:value-type="string" office:string-value="E4" calcext:value-type="string">
            <text:p>E4</text:p>
          </table:table-cell>
          <table:table-cell table:style-name="ce6" table:formula="of:=CONCATENATE(TEXT([.A81];&quot;000&quot;);&quot;-&quot;;TEXT([.B81];&quot;00&quot;);&quot;-&quot;;[.E81];&quot;-&quot;;[.I81];&quot;-&quot;;[.C81])" office:value-type="string" office:string-value="078-44-4-treble-E4" calcext:value-type="string">
            <text:p>078-44-4-treble-E4</text:p>
          </table:table-cell>
          <table:table-cell table:style-name="ce6" table:formula="of:=CONCATENATE([.E81];&quot;-&quot;;[.C81])" office:value-type="string" office:string-value="4-E4" calcext:value-type="string">
            <text:p>4-E4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1];&quot; &quot;;[.K81];[.L81];[.M81])" office:value-type="string" office:string-value="r4 e'4" calcext:value-type="string">
            <text:p>r4 e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1];[.$M81])" office:value-type="string" office:string-value="e4" calcext:value-type="string">
            <text:p>e4</text:p>
          </table:table-cell>
          <table:table-cell table:style-name="ce7" table:formula="of:=CONCATENATE([.$K81];[.$L81];[.$M81])" office:value-type="string" office:string-value="e'4" calcext:value-type="string">
            <text:p>e'4</text:p>
          </table:table-cell>
          <table:table-cell table:style-name="ce7" table:formula="of:=CONCATENATE([.$K81];[.$L81];&quot;'&quot;;[.$M81])" office:value-type="string" office:string-value="e''4" calcext:value-type="string">
            <text:p>e''4</text:p>
          </table:table-cell>
          <table:table-cell table:style-name="ce9" table:formula="of:=join(&quot; &quot;;[.O81:.R81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80" calcext:value-type="float">
            <text:p>8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F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2];2;1)" office:value-type="string" office:string-value="4" calcext:value-type="string">
            <text:p>4</text:p>
          </table:table-cell>
          <table:table-cell table:style-name="ce4" table:formula="of:=[.C82]" office:value-type="string" office:string-value="F4" calcext:value-type="string">
            <text:p>F4</text:p>
          </table:table-cell>
          <table:table-cell table:style-name="ce6" table:formula="of:=CONCATENATE(TEXT([.A82];&quot;000&quot;);&quot;-&quot;;TEXT([.B82];&quot;00&quot;);&quot;-&quot;;[.E82];&quot;-&quot;;[.I82];&quot;-&quot;;[.C82])" office:value-type="string" office:string-value="080-45-4-treble-F4" calcext:value-type="string">
            <text:p>080-45-4-treble-F4</text:p>
          </table:table-cell>
          <table:table-cell table:style-name="ce6" table:formula="of:=CONCATENATE([.E82];&quot;-&quot;;[.C82])" office:value-type="string" office:string-value="4-F4" calcext:value-type="string">
            <text:p>4-F4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2];&quot; &quot;;[.K82];[.L82];[.M82])" office:value-type="string" office:string-value="r4 f'4" calcext:value-type="string">
            <text:p>r4 f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2];[.$M82])" office:value-type="string" office:string-value="f4" calcext:value-type="string">
            <text:p>f4</text:p>
          </table:table-cell>
          <table:table-cell table:style-name="ce7" table:formula="of:=CONCATENATE([.$K82];[.$L82];[.$M82])" office:value-type="string" office:string-value="f'4" calcext:value-type="string">
            <text:p>f'4</text:p>
          </table:table-cell>
          <table:table-cell table:style-name="ce7" table:formula="of:=CONCATENATE([.$K82];[.$L82];&quot;'&quot;;[.$M82])" office:value-type="string" office:string-value="f''4" calcext:value-type="string">
            <text:p>f''4</text:p>
          </table:table-cell>
          <table:table-cell table:style-name="ce9" table:formula="of:=join(&quot; &quot;;[.O82:.R82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81" calcext:value-type="float">
            <text:p>81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CONCATENATE(LEFT([.C82];2);&quot;#&quot;)" office:value-type="string" office:string-value="F4#" calcext:value-type="string">
            <text:p>F4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3];2;1)" office:value-type="string" office:string-value="4" calcext:value-type="string">
            <text:p>4</text:p>
          </table:table-cell>
          <table:table-cell table:style-name="ce4" table:formula="of:=[.C83]" office:value-type="string" office:string-value="F4#" calcext:value-type="string">
            <text:p>F4#</text:p>
          </table:table-cell>
          <table:table-cell table:style-name="ce6" table:formula="of:=CONCATENATE(TEXT([.A83];&quot;000&quot;);&quot;-&quot;;TEXT([.B83];&quot;00&quot;);&quot;-&quot;;[.E83];&quot;-&quot;;[.I83];&quot;-&quot;;[.C83])" office:value-type="string" office:string-value="081-46-4-treble-F4#" calcext:value-type="string">
            <text:p>081-46-4-treble-F4#</text:p>
          </table:table-cell>
          <table:table-cell table:style-name="ce6" table:formula="of:=CONCATENATE([.E83];&quot;-&quot;;[.C83])" office:value-type="string" office:string-value="4-F4#" calcext:value-type="string">
            <text:p>4-F4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3];&quot; &quot;;[.K83];[.L83];[.M83])" office:value-type="string" office:string-value="r4 fis'4" calcext:value-type="string">
            <text:p>r4 f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3];[.$M83])" office:value-type="string" office:string-value="fis4" calcext:value-type="string">
            <text:p>fis4</text:p>
          </table:table-cell>
          <table:table-cell table:style-name="ce7" table:formula="of:=CONCATENATE([.$K83];[.$L83];[.$M83])" office:value-type="string" office:string-value="fis'4" calcext:value-type="string">
            <text:p>fis'4</text:p>
          </table:table-cell>
          <table:table-cell table:style-name="ce7" table:formula="of:=CONCATENATE([.$K83];[.$L83];&quot;'&quot;;[.$M83])" office:value-type="string" office:string-value="fis''4" calcext:value-type="string">
            <text:p>fis''4</text:p>
          </table:table-cell>
          <table:table-cell table:style-name="ce9" table:formula="of:=join(&quot; &quot;;[.O83:.R83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84" calcext:value-type="float">
            <text:p>84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CONCATENATE(LEFT([.C85];2);&quot;b&quot;)" office:value-type="string" office:string-value="G4b" calcext:value-type="string">
            <text:p>G4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4];2;1)" office:value-type="string" office:string-value="4" calcext:value-type="string">
            <text:p>4</text:p>
          </table:table-cell>
          <table:table-cell table:style-name="ce4" table:formula="of:=[.C84]" office:value-type="string" office:string-value="G4b" calcext:value-type="string">
            <text:p>G4b</text:p>
          </table:table-cell>
          <table:table-cell table:style-name="ce6" table:formula="of:=CONCATENATE(TEXT([.A84];&quot;000&quot;);&quot;-&quot;;TEXT([.B84];&quot;00&quot;);&quot;-&quot;;[.E84];&quot;-&quot;;[.I84];&quot;-&quot;;[.C84])" office:value-type="string" office:string-value="084-46-4-treble-G4b" calcext:value-type="string">
            <text:p>084-46-4-treble-G4b</text:p>
          </table:table-cell>
          <table:table-cell table:style-name="ce6" table:formula="of:=CONCATENATE([.E84];&quot;-&quot;;[.C84])" office:value-type="string" office:string-value="4-G4b" calcext:value-type="string">
            <text:p>4-G4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4];&quot; &quot;;[.K84];[.L84];[.M84])" office:value-type="string" office:string-value="r4 ges'4" calcext:value-type="string">
            <text:p>r4 g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4];[.$M84])" office:value-type="string" office:string-value="ges4" calcext:value-type="string">
            <text:p>ges4</text:p>
          </table:table-cell>
          <table:table-cell table:style-name="ce7" table:formula="of:=CONCATENATE([.$K84];[.$L84];[.$M84])" office:value-type="string" office:string-value="ges'4" calcext:value-type="string">
            <text:p>ges'4</text:p>
          </table:table-cell>
          <table:table-cell table:style-name="ce7" table:formula="of:=CONCATENATE([.$K84];[.$L84];&quot;'&quot;;[.$M84])" office:value-type="string" office:string-value="ges''4" calcext:value-type="string">
            <text:p>ges''4</text:p>
          </table:table-cell>
          <table:table-cell table:style-name="ce9" table:formula="of:=join(&quot; &quot;;[.O84:.R84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82" calcext:value-type="float">
            <text:p>8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G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5];2;1)" office:value-type="string" office:string-value="4" calcext:value-type="string">
            <text:p>4</text:p>
          </table:table-cell>
          <table:table-cell table:style-name="ce4" table:formula="of:=[.C85]" office:value-type="string" office:string-value="G4" calcext:value-type="string">
            <text:p>G4</text:p>
          </table:table-cell>
          <table:table-cell table:style-name="ce6" table:formula="of:=CONCATENATE(TEXT([.A85];&quot;000&quot;);&quot;-&quot;;TEXT([.B85];&quot;00&quot;);&quot;-&quot;;[.E85];&quot;-&quot;;[.I85];&quot;-&quot;;[.C85])" office:value-type="string" office:string-value="082-47-4-treble-G4" calcext:value-type="string">
            <text:p>082-47-4-treble-G4</text:p>
          </table:table-cell>
          <table:table-cell table:style-name="ce6" table:formula="of:=CONCATENATE([.E85];&quot;-&quot;;[.C85])" office:value-type="string" office:string-value="4-G4" calcext:value-type="string">
            <text:p>4-G4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5];&quot; &quot;;[.K85];[.L85];[.M85])" office:value-type="string" office:string-value="r4 g'4" calcext:value-type="string">
            <text:p>r4 g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5];[.$M85])" office:value-type="string" office:string-value="g4" calcext:value-type="string">
            <text:p>g4</text:p>
          </table:table-cell>
          <table:table-cell table:style-name="ce7" table:formula="of:=CONCATENATE([.$K85];[.$L85];[.$M85])" office:value-type="string" office:string-value="g'4" calcext:value-type="string">
            <text:p>g'4</text:p>
          </table:table-cell>
          <table:table-cell table:style-name="ce7" table:formula="of:=CONCATENATE([.$K85];[.$L85];&quot;'&quot;;[.$M85])" office:value-type="string" office:string-value="g''4" calcext:value-type="string">
            <text:p>g''4</text:p>
          </table:table-cell>
          <table:table-cell table:style-name="ce9" table:formula="of:=join(&quot; &quot;;[.O85:.R85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83" calcext:value-type="float">
            <text:p>83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CONCATENATE(LEFT([.C85];2);&quot;#&quot;)" office:value-type="string" office:string-value="G4#" calcext:value-type="string">
            <text:p>G4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6];2;1)" office:value-type="string" office:string-value="4" calcext:value-type="string">
            <text:p>4</text:p>
          </table:table-cell>
          <table:table-cell table:style-name="ce4" table:formula="of:=[.C86]" office:value-type="string" office:string-value="G4#" calcext:value-type="string">
            <text:p>G4#</text:p>
          </table:table-cell>
          <table:table-cell table:style-name="ce6" table:formula="of:=CONCATENATE(TEXT([.A86];&quot;000&quot;);&quot;-&quot;;TEXT([.B86];&quot;00&quot;);&quot;-&quot;;[.E86];&quot;-&quot;;[.I86];&quot;-&quot;;[.C86])" office:value-type="string" office:string-value="083-48-4-treble-G4#" calcext:value-type="string">
            <text:p>083-48-4-treble-G4#</text:p>
          </table:table-cell>
          <table:table-cell table:style-name="ce6" table:formula="of:=CONCATENATE([.E86];&quot;-&quot;;[.C86])" office:value-type="string" office:string-value="4-G4#" calcext:value-type="string">
            <text:p>4-G4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6];&quot; &quot;;[.K86];[.L86];[.M86])" office:value-type="string" office:string-value="r4 gis'4" calcext:value-type="string">
            <text:p>r4 g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6];[.$M86])" office:value-type="string" office:string-value="gis4" calcext:value-type="string">
            <text:p>gis4</text:p>
          </table:table-cell>
          <table:table-cell table:style-name="ce7" table:formula="of:=CONCATENATE([.$K86];[.$L86];[.$M86])" office:value-type="string" office:string-value="gis'4" calcext:value-type="string">
            <text:p>gis'4</text:p>
          </table:table-cell>
          <table:table-cell table:style-name="ce7" table:formula="of:=CONCATENATE([.$K86];[.$L86];&quot;'&quot;;[.$M86])" office:value-type="string" office:string-value="gis''4" calcext:value-type="string">
            <text:p>gis''4</text:p>
          </table:table-cell>
          <table:table-cell table:style-name="ce9" table:formula="of:=join(&quot; &quot;;[.O86:.R86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87" calcext:value-type="float">
            <text:p>87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CONCATENATE(LEFT([.C88];2);&quot;b&quot;)" office:value-type="string" office:string-value="A4b" calcext:value-type="string">
            <text:p>A4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7];2;1)" office:value-type="string" office:string-value="4" calcext:value-type="string">
            <text:p>4</text:p>
          </table:table-cell>
          <table:table-cell table:style-name="ce4" table:formula="of:=[.C87]" office:value-type="string" office:string-value="A4b" calcext:value-type="string">
            <text:p>A4b</text:p>
          </table:table-cell>
          <table:table-cell table:style-name="ce6" table:formula="of:=CONCATENATE(TEXT([.A87];&quot;000&quot;);&quot;-&quot;;TEXT([.B87];&quot;00&quot;);&quot;-&quot;;[.E87];&quot;-&quot;;[.I87];&quot;-&quot;;[.C87])" office:value-type="string" office:string-value="087-48-4-treble-A4b" calcext:value-type="string">
            <text:p>087-48-4-treble-A4b</text:p>
          </table:table-cell>
          <table:table-cell table:style-name="ce6" table:formula="of:=CONCATENATE([.E87];&quot;-&quot;;[.C87])" office:value-type="string" office:string-value="4-A4b" calcext:value-type="string">
            <text:p>4-A4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7];&quot; &quot;;[.K87];[.L87];[.M87])" office:value-type="string" office:string-value="r4 aes'4" calcext:value-type="string">
            <text:p>r4 a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7];[.$M87])" office:value-type="string" office:string-value="aes4" calcext:value-type="string">
            <text:p>aes4</text:p>
          </table:table-cell>
          <table:table-cell table:style-name="ce7" table:formula="of:=CONCATENATE([.$K87];[.$L87];[.$M87])" office:value-type="string" office:string-value="aes'4" calcext:value-type="string">
            <text:p>aes'4</text:p>
          </table:table-cell>
          <table:table-cell table:style-name="ce7" table:formula="of:=CONCATENATE([.$K87];[.$L87];&quot;'&quot;;[.$M87])" office:value-type="string" office:string-value="aes''4" calcext:value-type="string">
            <text:p>aes''4</text:p>
          </table:table-cell>
          <table:table-cell table:style-name="ce9" table:formula="of:=join(&quot; &quot;;[.O87:.R87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85" calcext:value-type="float">
            <text:p>8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A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8];2;1)" office:value-type="string" office:string-value="4" calcext:value-type="string">
            <text:p>4</text:p>
          </table:table-cell>
          <table:table-cell table:style-name="ce4" table:formula="of:=[.C88]" office:value-type="string" office:string-value="A4" calcext:value-type="string">
            <text:p>A4</text:p>
          </table:table-cell>
          <table:table-cell table:style-name="ce6" table:formula="of:=CONCATENATE(TEXT([.A88];&quot;000&quot;);&quot;-&quot;;TEXT([.B88];&quot;00&quot;);&quot;-&quot;;[.E88];&quot;-&quot;;[.I88];&quot;-&quot;;[.C88])" office:value-type="string" office:string-value="085-49-4-treble-A4" calcext:value-type="string">
            <text:p>085-49-4-treble-A4</text:p>
          </table:table-cell>
          <table:table-cell table:style-name="ce6" table:formula="of:=CONCATENATE([.E88];&quot;-&quot;;[.C88])" office:value-type="string" office:string-value="4-A4" calcext:value-type="string">
            <text:p>4-A4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8];&quot; &quot;;[.K88];[.L88];[.M88])" office:value-type="string" office:string-value="r4 a'4" calcext:value-type="string">
            <text:p>r4 a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8];[.$M88])" office:value-type="string" office:string-value="a4" calcext:value-type="string">
            <text:p>a4</text:p>
          </table:table-cell>
          <table:table-cell table:style-name="ce7" table:formula="of:=CONCATENATE([.$K88];[.$L88];[.$M88])" office:value-type="string" office:string-value="a'4" calcext:value-type="string">
            <text:p>a'4</text:p>
          </table:table-cell>
          <table:table-cell table:style-name="ce7" table:formula="of:=CONCATENATE([.$K88];[.$L88];&quot;'&quot;;[.$M88])" office:value-type="string" office:string-value="a''4" calcext:value-type="string">
            <text:p>a''4</text:p>
          </table:table-cell>
          <table:table-cell table:style-name="ce9" table:formula="of:=join(&quot; &quot;;[.O88:.R88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86" calcext:value-type="float">
            <text:p>86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CONCATENATE(LEFT([.C88];2);&quot;#&quot;)" office:value-type="string" office:string-value="A4#" calcext:value-type="string">
            <text:p>A4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9];2;1)" office:value-type="string" office:string-value="4" calcext:value-type="string">
            <text:p>4</text:p>
          </table:table-cell>
          <table:table-cell table:style-name="ce4" table:formula="of:=[.C89]" office:value-type="string" office:string-value="A4#" calcext:value-type="string">
            <text:p>A4#</text:p>
          </table:table-cell>
          <table:table-cell table:style-name="ce6" table:formula="of:=CONCATENATE(TEXT([.A89];&quot;000&quot;);&quot;-&quot;;TEXT([.B89];&quot;00&quot;);&quot;-&quot;;[.E89];&quot;-&quot;;[.I89];&quot;-&quot;;[.C89])" office:value-type="string" office:string-value="086-50-4-treble-A4#" calcext:value-type="string">
            <text:p>086-50-4-treble-A4#</text:p>
          </table:table-cell>
          <table:table-cell table:style-name="ce6" table:formula="of:=CONCATENATE([.E89];&quot;-&quot;;[.C89])" office:value-type="string" office:string-value="4-A4#" calcext:value-type="string">
            <text:p>4-A4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9];&quot; &quot;;[.K89];[.L89];[.M89])" office:value-type="string" office:string-value="r4 ais'4" calcext:value-type="string">
            <text:p>r4 a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9];[.$M89])" office:value-type="string" office:string-value="ais4" calcext:value-type="string">
            <text:p>ais4</text:p>
          </table:table-cell>
          <table:table-cell table:style-name="ce7" table:formula="of:=CONCATENATE([.$K89];[.$L89];[.$M89])" office:value-type="string" office:string-value="ais'4" calcext:value-type="string">
            <text:p>ais'4</text:p>
          </table:table-cell>
          <table:table-cell table:style-name="ce7" table:formula="of:=CONCATENATE([.$K89];[.$L89];&quot;'&quot;;[.$M89])" office:value-type="string" office:string-value="ais''4" calcext:value-type="string">
            <text:p>ais''4</text:p>
          </table:table-cell>
          <table:table-cell table:style-name="ce9" table:formula="of:=join(&quot; &quot;;[.O89:.R89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CONCATENATE(LEFT([.C91];2);&quot;b&quot;)" office:value-type="string" office:string-value="B4b" calcext:value-type="string">
            <text:p>B4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90];2;1)" office:value-type="string" office:string-value="4" calcext:value-type="string">
            <text:p>4</text:p>
          </table:table-cell>
          <table:table-cell table:style-name="ce4" table:formula="of:=[.C90]" office:value-type="string" office:string-value="B4b" calcext:value-type="string">
            <text:p>B4b</text:p>
          </table:table-cell>
          <table:table-cell table:style-name="ce6" table:formula="of:=CONCATENATE(TEXT([.A90];&quot;000&quot;);&quot;-&quot;;TEXT([.B90];&quot;00&quot;);&quot;-&quot;;[.E90];&quot;-&quot;;[.I90];&quot;-&quot;;[.C90])" office:value-type="string" office:string-value="089-50-4-treble-B4b" calcext:value-type="string">
            <text:p>089-50-4-treble-B4b</text:p>
          </table:table-cell>
          <table:table-cell table:style-name="ce6" table:formula="of:=CONCATENATE([.E90];&quot;-&quot;;[.C90])" office:value-type="string" office:string-value="4-B4b" calcext:value-type="string">
            <text:p>4-B4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90];&quot; &quot;;[.K90];[.L90];[.M90])" office:value-type="string" office:string-value="r4 bes'4" calcext:value-type="string">
            <text:p>r4 b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90];[.$M90])" office:value-type="string" office:string-value="bes4" calcext:value-type="string">
            <text:p>bes4</text:p>
          </table:table-cell>
          <table:table-cell table:style-name="ce7" table:formula="of:=CONCATENATE([.$K90];[.$L90];[.$M90])" office:value-type="string" office:string-value="bes'4" calcext:value-type="string">
            <text:p>bes'4</text:p>
          </table:table-cell>
          <table:table-cell table:style-name="ce7" table:formula="of:=CONCATENATE([.$K90];[.$L90];&quot;'&quot;;[.$M90])" office:value-type="string" office:string-value="bes''4" calcext:value-type="string">
            <text:p>bes''4</text:p>
          </table:table-cell>
          <table:table-cell table:style-name="ce9" table:formula="of:=join(&quot; &quot;;[.O90:.R90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88" calcext:value-type="float">
            <text:p>8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B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91];2;1)" office:value-type="string" office:string-value="4" calcext:value-type="string">
            <text:p>4</text:p>
          </table:table-cell>
          <table:table-cell table:style-name="ce4" table:formula="of:=[.C91]" office:value-type="string" office:string-value="B4" calcext:value-type="string">
            <text:p>B4</text:p>
          </table:table-cell>
          <table:table-cell table:style-name="ce6" table:formula="of:=CONCATENATE(TEXT([.A91];&quot;000&quot;);&quot;-&quot;;TEXT([.B91];&quot;00&quot;);&quot;-&quot;;[.E91];&quot;-&quot;;[.I91];&quot;-&quot;;[.C91])" office:value-type="string" office:string-value="088-51-4-treble-B4" calcext:value-type="string">
            <text:p>088-51-4-treble-B4</text:p>
          </table:table-cell>
          <table:table-cell table:style-name="ce6" table:formula="of:=CONCATENATE([.E91];&quot;-&quot;;[.C91])" office:value-type="string" office:string-value="4-B4" calcext:value-type="string">
            <text:p>4-B4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91];&quot; &quot;;[.K91];[.L91];[.M91])" office:value-type="string" office:string-value="r4 b'4" calcext:value-type="string">
            <text:p>r4 b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91];[.$M91])" office:value-type="string" office:string-value="b4" calcext:value-type="string">
            <text:p>b4</text:p>
          </table:table-cell>
          <table:table-cell table:style-name="ce7" table:formula="of:=CONCATENATE([.$K91];[.$L91];[.$M91])" office:value-type="string" office:string-value="b'4" calcext:value-type="string">
            <text:p>b'4</text:p>
          </table:table-cell>
          <table:table-cell table:style-name="ce7" table:formula="of:=CONCATENATE([.$K91];[.$L91];&quot;'&quot;;[.$M91])" office:value-type="string" office:string-value="b''4" calcext:value-type="string">
            <text:p>b''4</text:p>
          </table:table-cell>
          <table:table-cell table:style-name="ce9" table:formula="of:=join(&quot; &quot;;[.O91:.R91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92];2;1)" office:value-type="string" office:string-value="4" calcext:value-type="string">
            <text:p>4</text:p>
          </table:table-cell>
          <table:table-cell table:style-name="ce4" table:formula="of:=[.C92]" office:value-type="string" office:string-value="C4" calcext:value-type="string">
            <text:p>C4</text:p>
          </table:table-cell>
          <table:table-cell table:style-name="ce6" table:formula="of:=CONCATENATE(TEXT([.A92];&quot;000&quot;);&quot;-&quot;;TEXT([.B92];&quot;00&quot;);&quot;-&quot;;[.E92];&quot;-&quot;;[.I92];&quot;-&quot;;[.C92])" office:value-type="string" office:string-value="090-40-4-bass-C4" calcext:value-type="string">
            <text:p>090-40-4-bass-C4</text:p>
          </table:table-cell>
          <table:table-cell table:style-name="ce6" table:formula="of:=CONCATENATE([.E92];&quot;-&quot;;[.C92])" office:value-type="string" office:string-value="4-C4" calcext:value-type="string">
            <text:p>4-C4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92];&quot; &quot;;[.$V92];[.$W92];[.$X92])" office:value-type="string" office:string-value="r4 c'4" calcext:value-type="string">
            <text:p>r4 c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92];[.$X92])" office:value-type="string" office:string-value="c4" calcext:value-type="string">
            <text:p>c4</text:p>
          </table:table-cell>
          <table:table-cell table:style-name="ce7" table:formula="of:=CONCATENATE([.$V92];[.$W92];[.$X92])" office:value-type="string" office:string-value="c'4" calcext:value-type="string">
            <text:p>c'4</text:p>
          </table:table-cell>
          <table:table-cell table:style-name="ce7" table:formula="of:=CONCATENATE([.$V92];[.$W92];&quot;'&quot;;[.$X92])" office:value-type="string" office:string-value="c''4" calcext:value-type="string">
            <text:p>c''4</text:p>
          </table:table-cell>
          <table:table-cell table:style-name="ce12" table:formula="of:=join(&quot; &quot;;[.Z92:.AC92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91" calcext:value-type="float">
            <text:p>91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CONCATENATE(LEFT([.C92];2);&quot;#&quot;)" office:value-type="string" office:string-value="C4#" calcext:value-type="string">
            <text:p>C4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93];2;1)" office:value-type="string" office:string-value="4" calcext:value-type="string">
            <text:p>4</text:p>
          </table:table-cell>
          <table:table-cell table:style-name="ce4" table:formula="of:=[.C93]" office:value-type="string" office:string-value="C4#" calcext:value-type="string">
            <text:p>C4#</text:p>
          </table:table-cell>
          <table:table-cell table:style-name="ce6" table:formula="of:=CONCATENATE(TEXT([.A93];&quot;000&quot;);&quot;-&quot;;TEXT([.B93];&quot;00&quot;);&quot;-&quot;;[.E93];&quot;-&quot;;[.I93];&quot;-&quot;;[.C93])" office:value-type="string" office:string-value="091-41-4-bass-C4#" calcext:value-type="string">
            <text:p>091-41-4-bass-C4#</text:p>
          </table:table-cell>
          <table:table-cell table:style-name="ce6" table:formula="of:=CONCATENATE([.E93];&quot;-&quot;;[.C93])" office:value-type="string" office:string-value="4-C4#" calcext:value-type="string">
            <text:p>4-C4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93];&quot; &quot;;[.$V93];[.$W93];[.$X93])" office:value-type="string" office:string-value="r4 cis'4" calcext:value-type="string">
            <text:p>r4 c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93];[.$X93])" office:value-type="string" office:string-value="cis4" calcext:value-type="string">
            <text:p>cis4</text:p>
          </table:table-cell>
          <table:table-cell table:style-name="ce7" table:formula="of:=CONCATENATE([.$V93];[.$W93];[.$X93])" office:value-type="string" office:string-value="cis'4" calcext:value-type="string">
            <text:p>cis'4</text:p>
          </table:table-cell>
          <table:table-cell table:style-name="ce7" table:formula="of:=CONCATENATE([.$V93];[.$W93];&quot;'&quot;;[.$X93])" office:value-type="string" office:string-value="cis''4" calcext:value-type="string">
            <text:p>cis''4</text:p>
          </table:table-cell>
          <table:table-cell table:style-name="ce12" table:formula="of:=join(&quot; &quot;;[.Z93:.AC93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CONCATENATE(LEFT([.C95];2);&quot;b&quot;)" office:value-type="string" office:string-value="D4b" calcext:value-type="string">
            <text:p>D4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94];2;1)" office:value-type="string" office:string-value="4" calcext:value-type="string">
            <text:p>4</text:p>
          </table:table-cell>
          <table:table-cell table:style-name="ce4" table:formula="of:=[.C94]" office:value-type="string" office:string-value="D4b" calcext:value-type="string">
            <text:p>D4b</text:p>
          </table:table-cell>
          <table:table-cell table:style-name="ce6" table:formula="of:=CONCATENATE(TEXT([.A94];&quot;000&quot;);&quot;-&quot;;TEXT([.B94];&quot;00&quot;);&quot;-&quot;;[.E94];&quot;-&quot;;[.I94];&quot;-&quot;;[.C94])" office:value-type="string" office:string-value="094-41-4-bass-D4b" calcext:value-type="string">
            <text:p>094-41-4-bass-D4b</text:p>
          </table:table-cell>
          <table:table-cell table:style-name="ce6" table:formula="of:=CONCATENATE([.E94];&quot;-&quot;;[.C94])" office:value-type="string" office:string-value="4-D4b" calcext:value-type="string">
            <text:p>4-D4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94];&quot; &quot;;[.$V94];[.$W94];[.$X94])" office:value-type="string" office:string-value="r4 des'4" calcext:value-type="string">
            <text:p>r4 d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94];[.$X94])" office:value-type="string" office:string-value="des4" calcext:value-type="string">
            <text:p>des4</text:p>
          </table:table-cell>
          <table:table-cell table:style-name="ce7" table:formula="of:=CONCATENATE([.$V94];[.$W94];[.$X94])" office:value-type="string" office:string-value="des'4" calcext:value-type="string">
            <text:p>des'4</text:p>
          </table:table-cell>
          <table:table-cell table:style-name="ce7" table:formula="of:=CONCATENATE([.$V94];[.$W94];&quot;'&quot;;[.$X94])" office:value-type="string" office:string-value="des''4" calcext:value-type="string">
            <text:p>des''4</text:p>
          </table:table-cell>
          <table:table-cell table:style-name="ce12" table:formula="of:=join(&quot; &quot;;[.Z94:.AC94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92" calcext:value-type="float">
            <text:p>92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D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95];2;1)" office:value-type="string" office:string-value="4" calcext:value-type="string">
            <text:p>4</text:p>
          </table:table-cell>
          <table:table-cell table:style-name="ce4" table:formula="of:=[.C95]" office:value-type="string" office:string-value="D4" calcext:value-type="string">
            <text:p>D4</text:p>
          </table:table-cell>
          <table:table-cell table:style-name="ce6" table:formula="of:=CONCATENATE(TEXT([.A95];&quot;000&quot;);&quot;-&quot;;TEXT([.B95];&quot;00&quot;);&quot;-&quot;;[.E95];&quot;-&quot;;[.I95];&quot;-&quot;;[.C95])" office:value-type="string" office:string-value="092-42-4-bass-D4" calcext:value-type="string">
            <text:p>092-42-4-bass-D4</text:p>
          </table:table-cell>
          <table:table-cell table:style-name="ce6" table:formula="of:=CONCATENATE([.E95];&quot;-&quot;;[.C95])" office:value-type="string" office:string-value="4-D4" calcext:value-type="string">
            <text:p>4-D4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95];&quot; &quot;;[.$V95];[.$W95];[.$X95])" office:value-type="string" office:string-value="r4 d'4" calcext:value-type="string">
            <text:p>r4 d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95];[.$X95])" office:value-type="string" office:string-value="d4" calcext:value-type="string">
            <text:p>d4</text:p>
          </table:table-cell>
          <table:table-cell table:style-name="ce7" table:formula="of:=CONCATENATE([.$V95];[.$W95];[.$X95])" office:value-type="string" office:string-value="d'4" calcext:value-type="string">
            <text:p>d'4</text:p>
          </table:table-cell>
          <table:table-cell table:style-name="ce7" table:formula="of:=CONCATENATE([.$V95];[.$W95];&quot;'&quot;;[.$X95])" office:value-type="string" office:string-value="d''4" calcext:value-type="string">
            <text:p>d''4</text:p>
          </table:table-cell>
          <table:table-cell table:style-name="ce12" table:formula="of:=join(&quot; &quot;;[.Z95:.AC95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93" calcext:value-type="float">
            <text:p>93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CONCATENATE(LEFT([.C95];2);&quot;#&quot;)" office:value-type="string" office:string-value="D4#" calcext:value-type="string">
            <text:p>D4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96];2;1)" office:value-type="string" office:string-value="4" calcext:value-type="string">
            <text:p>4</text:p>
          </table:table-cell>
          <table:table-cell table:style-name="ce4" table:formula="of:=[.C96]" office:value-type="string" office:string-value="D4#" calcext:value-type="string">
            <text:p>D4#</text:p>
          </table:table-cell>
          <table:table-cell table:style-name="ce6" table:formula="of:=CONCATENATE(TEXT([.A96];&quot;000&quot;);&quot;-&quot;;TEXT([.B96];&quot;00&quot;);&quot;-&quot;;[.E96];&quot;-&quot;;[.I96];&quot;-&quot;;[.C96])" office:value-type="string" office:string-value="093-43-4-bass-D4#" calcext:value-type="string">
            <text:p>093-43-4-bass-D4#</text:p>
          </table:table-cell>
          <table:table-cell table:style-name="ce6" table:formula="of:=CONCATENATE([.E96];&quot;-&quot;;[.C96])" office:value-type="string" office:string-value="4-D4#" calcext:value-type="string">
            <text:p>4-D4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96];&quot; &quot;;[.$V96];[.$W96];[.$X96])" office:value-type="string" office:string-value="r4 dis'4" calcext:value-type="string">
            <text:p>r4 d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96];[.$X96])" office:value-type="string" office:string-value="dis4" calcext:value-type="string">
            <text:p>dis4</text:p>
          </table:table-cell>
          <table:table-cell table:style-name="ce7" table:formula="of:=CONCATENATE([.$V96];[.$W96];[.$X96])" office:value-type="string" office:string-value="dis'4" calcext:value-type="string">
            <text:p>dis'4</text:p>
          </table:table-cell>
          <table:table-cell table:style-name="ce7" table:formula="of:=CONCATENATE([.$V96];[.$W96];&quot;'&quot;;[.$X96])" office:value-type="string" office:string-value="dis''4" calcext:value-type="string">
            <text:p>dis''4</text:p>
          </table:table-cell>
          <table:table-cell table:style-name="ce12" table:formula="of:=join(&quot; &quot;;[.Z96:.AC96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96" calcext:value-type="float">
            <text:p>96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CONCATENATE(LEFT([.C98];2);&quot;b&quot;)" office:value-type="string" office:string-value="E4b" calcext:value-type="string">
            <text:p>E4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97];2;1)" office:value-type="string" office:string-value="4" calcext:value-type="string">
            <text:p>4</text:p>
          </table:table-cell>
          <table:table-cell table:style-name="ce4" table:formula="of:=[.C97]" office:value-type="string" office:string-value="E4b" calcext:value-type="string">
            <text:p>E4b</text:p>
          </table:table-cell>
          <table:table-cell table:style-name="ce6" table:formula="of:=CONCATENATE(TEXT([.A97];&quot;000&quot;);&quot;-&quot;;TEXT([.B97];&quot;00&quot;);&quot;-&quot;;[.E97];&quot;-&quot;;[.I97];&quot;-&quot;;[.C97])" office:value-type="string" office:string-value="096-43-4-bass-E4b" calcext:value-type="string">
            <text:p>096-43-4-bass-E4b</text:p>
          </table:table-cell>
          <table:table-cell table:style-name="ce6" table:formula="of:=CONCATENATE([.E97];&quot;-&quot;;[.C97])" office:value-type="string" office:string-value="4-E4b" calcext:value-type="string">
            <text:p>4-E4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97];&quot; &quot;;[.$V97];[.$W97];[.$X97])" office:value-type="string" office:string-value="r4 ees'4" calcext:value-type="string">
            <text:p>r4 e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97];[.$X97])" office:value-type="string" office:string-value="ees4" calcext:value-type="string">
            <text:p>ees4</text:p>
          </table:table-cell>
          <table:table-cell table:style-name="ce7" table:formula="of:=CONCATENATE([.$V97];[.$W97];[.$X97])" office:value-type="string" office:string-value="ees'4" calcext:value-type="string">
            <text:p>ees'4</text:p>
          </table:table-cell>
          <table:table-cell table:style-name="ce7" table:formula="of:=CONCATENATE([.$V97];[.$W97];&quot;'&quot;;[.$X97])" office:value-type="string" office:string-value="ees''4" calcext:value-type="string">
            <text:p>ees''4</text:p>
          </table:table-cell>
          <table:table-cell table:style-name="ce12" table:formula="of:=join(&quot; &quot;;[.Z97:.AC97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95" calcext:value-type="float">
            <text:p>9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E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98];2;1)" office:value-type="string" office:string-value="4" calcext:value-type="string">
            <text:p>4</text:p>
          </table:table-cell>
          <table:table-cell table:style-name="ce4" table:formula="of:=[.C98]" office:value-type="string" office:string-value="E4" calcext:value-type="string">
            <text:p>E4</text:p>
          </table:table-cell>
          <table:table-cell table:style-name="ce6" table:formula="of:=CONCATENATE(TEXT([.A98];&quot;000&quot;);&quot;-&quot;;TEXT([.B98];&quot;00&quot;);&quot;-&quot;;[.E98];&quot;-&quot;;[.I98];&quot;-&quot;;[.C98])" office:value-type="string" office:string-value="095-44-4-bass-E4" calcext:value-type="string">
            <text:p>095-44-4-bass-E4</text:p>
          </table:table-cell>
          <table:table-cell table:style-name="ce6" table:formula="of:=CONCATENATE([.E98];&quot;-&quot;;[.C98])" office:value-type="string" office:string-value="4-E4" calcext:value-type="string">
            <text:p>4-E4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98];&quot; &quot;;[.$V98];[.$W98];[.$X98])" office:value-type="string" office:string-value="r4 e'4" calcext:value-type="string">
            <text:p>r4 e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98];[.$X98])" office:value-type="string" office:string-value="e4" calcext:value-type="string">
            <text:p>e4</text:p>
          </table:table-cell>
          <table:table-cell table:style-name="ce7" table:formula="of:=CONCATENATE([.$V98];[.$W98];[.$X98])" office:value-type="string" office:string-value="e'4" calcext:value-type="string">
            <text:p>e'4</text:p>
          </table:table-cell>
          <table:table-cell table:style-name="ce7" table:formula="of:=CONCATENATE([.$V98];[.$W98];&quot;'&quot;;[.$X98])" office:value-type="string" office:string-value="e''4" calcext:value-type="string">
            <text:p>e''4</text:p>
          </table:table-cell>
          <table:table-cell table:style-name="ce12" table:formula="of:=join(&quot; &quot;;[.Z98:.AC98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97" calcext:value-type="float">
            <text:p>9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F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99];2;1)" office:value-type="string" office:string-value="4" calcext:value-type="string">
            <text:p>4</text:p>
          </table:table-cell>
          <table:table-cell table:style-name="ce4" table:formula="of:=[.C99]" office:value-type="string" office:string-value="F4" calcext:value-type="string">
            <text:p>F4</text:p>
          </table:table-cell>
          <table:table-cell table:style-name="ce6" table:formula="of:=CONCATENATE(TEXT([.A99];&quot;000&quot;);&quot;-&quot;;TEXT([.B99];&quot;00&quot;);&quot;-&quot;;[.E99];&quot;-&quot;;[.I99];&quot;-&quot;;[.C99])" office:value-type="string" office:string-value="097-45-4-bass-F4" calcext:value-type="string">
            <text:p>097-45-4-bass-F4</text:p>
          </table:table-cell>
          <table:table-cell table:style-name="ce6" table:formula="of:=CONCATENATE([.E99];&quot;-&quot;;[.C99])" office:value-type="string" office:string-value="4-F4" calcext:value-type="string">
            <text:p>4-F4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99];&quot; &quot;;[.$V99];[.$W99];[.$X99])" office:value-type="string" office:string-value="r4 f'4" calcext:value-type="string">
            <text:p>r4 f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99];[.$X99])" office:value-type="string" office:string-value="f4" calcext:value-type="string">
            <text:p>f4</text:p>
          </table:table-cell>
          <table:table-cell table:style-name="ce7" table:formula="of:=CONCATENATE([.$V99];[.$W99];[.$X99])" office:value-type="string" office:string-value="f'4" calcext:value-type="string">
            <text:p>f'4</text:p>
          </table:table-cell>
          <table:table-cell table:style-name="ce7" table:formula="of:=CONCATENATE([.$V99];[.$W99];&quot;'&quot;;[.$X99])" office:value-type="string" office:string-value="f''4" calcext:value-type="string">
            <text:p>f''4</text:p>
          </table:table-cell>
          <table:table-cell table:style-name="ce12" table:formula="of:=join(&quot; &quot;;[.Z99:.AC99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98" calcext:value-type="float">
            <text:p>98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CONCATENATE(LEFT([.C99];2);&quot;#&quot;)" office:value-type="string" office:string-value="F4#" calcext:value-type="string">
            <text:p>F4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0];2;1)" office:value-type="string" office:string-value="4" calcext:value-type="string">
            <text:p>4</text:p>
          </table:table-cell>
          <table:table-cell table:style-name="ce4" table:formula="of:=[.C100]" office:value-type="string" office:string-value="F4#" calcext:value-type="string">
            <text:p>F4#</text:p>
          </table:table-cell>
          <table:table-cell table:style-name="ce6" table:formula="of:=CONCATENATE(TEXT([.A100];&quot;000&quot;);&quot;-&quot;;TEXT([.B100];&quot;00&quot;);&quot;-&quot;;[.E100];&quot;-&quot;;[.I100];&quot;-&quot;;[.C100])" office:value-type="string" office:string-value="098-46-4-bass-F4#" calcext:value-type="string">
            <text:p>098-46-4-bass-F4#</text:p>
          </table:table-cell>
          <table:table-cell table:style-name="ce6" table:formula="of:=CONCATENATE([.E100];&quot;-&quot;;[.C100])" office:value-type="string" office:string-value="4-F4#" calcext:value-type="string">
            <text:p>4-F4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00];&quot; &quot;;[.$V100];[.$W100];[.$X100])" office:value-type="string" office:string-value="r4 fis'4" calcext:value-type="string">
            <text:p>r4 f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100];[.$X100])" office:value-type="string" office:string-value="fis4" calcext:value-type="string">
            <text:p>fis4</text:p>
          </table:table-cell>
          <table:table-cell table:style-name="ce7" table:formula="of:=CONCATENATE([.$V100];[.$W100];[.$X100])" office:value-type="string" office:string-value="fis'4" calcext:value-type="string">
            <text:p>fis'4</text:p>
          </table:table-cell>
          <table:table-cell table:style-name="ce7" table:formula="of:=CONCATENATE([.$V100];[.$W100];&quot;'&quot;;[.$X100])" office:value-type="string" office:string-value="fis''4" calcext:value-type="string">
            <text:p>fis''4</text:p>
          </table:table-cell>
          <table:table-cell table:style-name="ce12" table:formula="of:=join(&quot; &quot;;[.Z100:.AC100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CONCATENATE(LEFT([.C102];2);&quot;b&quot;)" office:value-type="string" office:string-value="G4b" calcext:value-type="string">
            <text:p>G4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1];2;1)" office:value-type="string" office:string-value="4" calcext:value-type="string">
            <text:p>4</text:p>
          </table:table-cell>
          <table:table-cell table:style-name="ce4" table:formula="of:=[.C101]" office:value-type="string" office:string-value="G4b" calcext:value-type="string">
            <text:p>G4b</text:p>
          </table:table-cell>
          <table:table-cell table:style-name="ce6" table:formula="of:=CONCATENATE(TEXT([.A101];&quot;000&quot;);&quot;-&quot;;TEXT([.B101];&quot;00&quot;);&quot;-&quot;;[.E101];&quot;-&quot;;[.I101];&quot;-&quot;;[.C101])" office:value-type="string" office:string-value="101-46-4-bass-G4b" calcext:value-type="string">
            <text:p>101-46-4-bass-G4b</text:p>
          </table:table-cell>
          <table:table-cell table:style-name="ce6" table:formula="of:=CONCATENATE([.E101];&quot;-&quot;;[.C101])" office:value-type="string" office:string-value="4-G4b" calcext:value-type="string">
            <text:p>4-G4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01];&quot; &quot;;[.$V101];[.$W101];[.$X101])" office:value-type="string" office:string-value="r4 ges'4" calcext:value-type="string">
            <text:p>r4 g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101];[.$X101])" office:value-type="string" office:string-value="ges4" calcext:value-type="string">
            <text:p>ges4</text:p>
          </table:table-cell>
          <table:table-cell table:style-name="ce7" table:formula="of:=CONCATENATE([.$V101];[.$W101];[.$X101])" office:value-type="string" office:string-value="ges'4" calcext:value-type="string">
            <text:p>ges'4</text:p>
          </table:table-cell>
          <table:table-cell table:style-name="ce7" table:formula="of:=CONCATENATE([.$V101];[.$W101];&quot;'&quot;;[.$X101])" office:value-type="string" office:string-value="ges''4" calcext:value-type="string">
            <text:p>ges''4</text:p>
          </table:table-cell>
          <table:table-cell table:style-name="ce12" table:formula="of:=join(&quot; &quot;;[.Z101:.AC101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99" calcext:value-type="float">
            <text:p>99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G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2];2;1)" office:value-type="string" office:string-value="4" calcext:value-type="string">
            <text:p>4</text:p>
          </table:table-cell>
          <table:table-cell table:style-name="ce4" table:formula="of:=[.C102]" office:value-type="string" office:string-value="G4" calcext:value-type="string">
            <text:p>G4</text:p>
          </table:table-cell>
          <table:table-cell table:style-name="ce6" table:formula="of:=CONCATENATE(TEXT([.A102];&quot;000&quot;);&quot;-&quot;;TEXT([.B102];&quot;00&quot;);&quot;-&quot;;[.E102];&quot;-&quot;;[.I102];&quot;-&quot;;[.C102])" office:value-type="string" office:string-value="099-47-4-bass-G4" calcext:value-type="string">
            <text:p>099-47-4-bass-G4</text:p>
          </table:table-cell>
          <table:table-cell table:style-name="ce6" table:formula="of:=CONCATENATE([.E102];&quot;-&quot;;[.C102])" office:value-type="string" office:string-value="4-G4" calcext:value-type="string">
            <text:p>4-G4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02];&quot; &quot;;[.$V102];[.$W102];[.$X102])" office:value-type="string" office:string-value="r4 g'4" calcext:value-type="string">
            <text:p>r4 g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102];[.$X102])" office:value-type="string" office:string-value="g4" calcext:value-type="string">
            <text:p>g4</text:p>
          </table:table-cell>
          <table:table-cell table:style-name="ce7" table:formula="of:=CONCATENATE([.$V102];[.$W102];[.$X102])" office:value-type="string" office:string-value="g'4" calcext:value-type="string">
            <text:p>g'4</text:p>
          </table:table-cell>
          <table:table-cell table:style-name="ce7" table:formula="of:=CONCATENATE([.$V102];[.$W102];&quot;'&quot;;[.$X102])" office:value-type="string" office:string-value="g''4" calcext:value-type="string">
            <text:p>g''4</text:p>
          </table:table-cell>
          <table:table-cell table:style-name="ce12" table:formula="of:=join(&quot; &quot;;[.Z102:.AC102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CONCATENATE(LEFT([.C102];2);&quot;#&quot;)" office:value-type="string" office:string-value="G4#" calcext:value-type="string">
            <text:p>G4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3];2;1)" office:value-type="string" office:string-value="4" calcext:value-type="string">
            <text:p>4</text:p>
          </table:table-cell>
          <table:table-cell table:style-name="ce4" table:formula="of:=[.C103]" office:value-type="string" office:string-value="G4#" calcext:value-type="string">
            <text:p>G4#</text:p>
          </table:table-cell>
          <table:table-cell table:style-name="ce6" table:formula="of:=CONCATENATE(TEXT([.A103];&quot;000&quot;);&quot;-&quot;;TEXT([.B103];&quot;00&quot;);&quot;-&quot;;[.E103];&quot;-&quot;;[.I103];&quot;-&quot;;[.C103])" office:value-type="string" office:string-value="100-48-4-bass-G4#" calcext:value-type="string">
            <text:p>100-48-4-bass-G4#</text:p>
          </table:table-cell>
          <table:table-cell table:style-name="ce6" table:formula="of:=CONCATENATE([.E103];&quot;-&quot;;[.C103])" office:value-type="string" office:string-value="4-G4#" calcext:value-type="string">
            <text:p>4-G4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03];&quot; &quot;;[.$V103];[.$W103];[.$X103])" office:value-type="string" office:string-value="r4 gis'4" calcext:value-type="string">
            <text:p>r4 g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103];[.$X103])" office:value-type="string" office:string-value="gis4" calcext:value-type="string">
            <text:p>gis4</text:p>
          </table:table-cell>
          <table:table-cell table:style-name="ce7" table:formula="of:=CONCATENATE([.$V103];[.$W103];[.$X103])" office:value-type="string" office:string-value="gis'4" calcext:value-type="string">
            <text:p>gis'4</text:p>
          </table:table-cell>
          <table:table-cell table:style-name="ce7" table:formula="of:=CONCATENATE([.$V103];[.$W103];&quot;'&quot;;[.$X103])" office:value-type="string" office:string-value="gis''4" calcext:value-type="string">
            <text:p>gis''4</text:p>
          </table:table-cell>
          <table:table-cell table:style-name="ce12" table:formula="of:=join(&quot; &quot;;[.Z103:.AC103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CONCATENATE(LEFT([.C105];2);&quot;b&quot;)" office:value-type="string" office:string-value="A4b" calcext:value-type="string">
            <text:p>A4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4];2;1)" office:value-type="string" office:string-value="4" calcext:value-type="string">
            <text:p>4</text:p>
          </table:table-cell>
          <table:table-cell table:style-name="ce4" table:formula="of:=[.C104]" office:value-type="string" office:string-value="A4b" calcext:value-type="string">
            <text:p>A4b</text:p>
          </table:table-cell>
          <table:table-cell table:style-name="ce6" table:formula="of:=CONCATENATE(TEXT([.A104];&quot;000&quot;);&quot;-&quot;;TEXT([.B104];&quot;00&quot;);&quot;-&quot;;[.E104];&quot;-&quot;;[.I104];&quot;-&quot;;[.C104])" office:value-type="string" office:string-value="104-48-4-bass-A4b" calcext:value-type="string">
            <text:p>104-48-4-bass-A4b</text:p>
          </table:table-cell>
          <table:table-cell table:style-name="ce6" table:formula="of:=CONCATENATE([.E104];&quot;-&quot;;[.C104])" office:value-type="string" office:string-value="4-A4b" calcext:value-type="string">
            <text:p>4-A4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04];&quot; &quot;;[.$V104];[.$W104];[.$X104])" office:value-type="string" office:string-value="r4 aes'4" calcext:value-type="string">
            <text:p>r4 a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104];[.$X104])" office:value-type="string" office:string-value="aes4" calcext:value-type="string">
            <text:p>aes4</text:p>
          </table:table-cell>
          <table:table-cell table:style-name="ce7" table:formula="of:=CONCATENATE([.$V104];[.$W104];[.$X104])" office:value-type="string" office:string-value="aes'4" calcext:value-type="string">
            <text:p>aes'4</text:p>
          </table:table-cell>
          <table:table-cell table:style-name="ce7" table:formula="of:=CONCATENATE([.$V104];[.$W104];&quot;'&quot;;[.$X104])" office:value-type="string" office:string-value="aes''4" calcext:value-type="string">
            <text:p>aes''4</text:p>
          </table:table-cell>
          <table:table-cell table:style-name="ce12" table:formula="of:=join(&quot; &quot;;[.Z104:.AC104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A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5];2;1)" office:value-type="string" office:string-value="4" calcext:value-type="string">
            <text:p>4</text:p>
          </table:table-cell>
          <table:table-cell table:style-name="ce4" table:formula="of:=[.C105]" office:value-type="string" office:string-value="A4" calcext:value-type="string">
            <text:p>A4</text:p>
          </table:table-cell>
          <table:table-cell table:style-name="ce6" table:formula="of:=CONCATENATE(TEXT([.A105];&quot;000&quot;);&quot;-&quot;;TEXT([.B105];&quot;00&quot;);&quot;-&quot;;[.E105];&quot;-&quot;;[.I105];&quot;-&quot;;[.C105])" office:value-type="string" office:string-value="102-49-4-bass-A4" calcext:value-type="string">
            <text:p>102-49-4-bass-A4</text:p>
          </table:table-cell>
          <table:table-cell table:style-name="ce6" table:formula="of:=CONCATENATE([.E105];&quot;-&quot;;[.C105])" office:value-type="string" office:string-value="4-A4" calcext:value-type="string">
            <text:p>4-A4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05];&quot; &quot;;[.$V105];[.$W105];[.$X105])" office:value-type="string" office:string-value="r4 a'4" calcext:value-type="string">
            <text:p>r4 a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105];[.$X105])" office:value-type="string" office:string-value="a4" calcext:value-type="string">
            <text:p>a4</text:p>
          </table:table-cell>
          <table:table-cell table:style-name="ce7" table:formula="of:=CONCATENATE([.$V105];[.$W105];[.$X105])" office:value-type="string" office:string-value="a'4" calcext:value-type="string">
            <text:p>a'4</text:p>
          </table:table-cell>
          <table:table-cell table:style-name="ce7" table:formula="of:=CONCATENATE([.$V105];[.$W105];&quot;'&quot;;[.$X105])" office:value-type="string" office:string-value="a''4" calcext:value-type="string">
            <text:p>a''4</text:p>
          </table:table-cell>
          <table:table-cell table:style-name="ce12" table:formula="of:=join(&quot; &quot;;[.Z105:.AC105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CONCATENATE(LEFT([.C105];2);&quot;#&quot;)" office:value-type="string" office:string-value="A4#" calcext:value-type="string">
            <text:p>A4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6];2;1)" office:value-type="string" office:string-value="4" calcext:value-type="string">
            <text:p>4</text:p>
          </table:table-cell>
          <table:table-cell table:style-name="ce4" table:formula="of:=[.C106]" office:value-type="string" office:string-value="A4#" calcext:value-type="string">
            <text:p>A4#</text:p>
          </table:table-cell>
          <table:table-cell table:style-name="ce6" table:formula="of:=CONCATENATE(TEXT([.A106];&quot;000&quot;);&quot;-&quot;;TEXT([.B106];&quot;00&quot;);&quot;-&quot;;[.E106];&quot;-&quot;;[.I106];&quot;-&quot;;[.C106])" office:value-type="string" office:string-value="103-50-4-bass-A4#" calcext:value-type="string">
            <text:p>103-50-4-bass-A4#</text:p>
          </table:table-cell>
          <table:table-cell table:style-name="ce6" table:formula="of:=CONCATENATE([.E106];&quot;-&quot;;[.C106])" office:value-type="string" office:string-value="4-A4#" calcext:value-type="string">
            <text:p>4-A4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06];&quot; &quot;;[.$V106];[.$W106];[.$X106])" office:value-type="string" office:string-value="r4 ais'4" calcext:value-type="string">
            <text:p>r4 a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106];[.$X106])" office:value-type="string" office:string-value="ais4" calcext:value-type="string">
            <text:p>ais4</text:p>
          </table:table-cell>
          <table:table-cell table:style-name="ce7" table:formula="of:=CONCATENATE([.$V106];[.$W106];[.$X106])" office:value-type="string" office:string-value="ais'4" calcext:value-type="string">
            <text:p>ais'4</text:p>
          </table:table-cell>
          <table:table-cell table:style-name="ce7" table:formula="of:=CONCATENATE([.$V106];[.$W106];&quot;'&quot;;[.$X106])" office:value-type="string" office:string-value="ais''4" calcext:value-type="string">
            <text:p>ais''4</text:p>
          </table:table-cell>
          <table:table-cell table:style-name="ce12" table:formula="of:=join(&quot; &quot;;[.Z106:.AC106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CONCATENATE(LEFT([.C108];2);&quot;b&quot;)" office:value-type="string" office:string-value="B4b" calcext:value-type="string">
            <text:p>B4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7];2;1)" office:value-type="string" office:string-value="4" calcext:value-type="string">
            <text:p>4</text:p>
          </table:table-cell>
          <table:table-cell table:style-name="ce4" table:formula="of:=[.C107]" office:value-type="string" office:string-value="B4b" calcext:value-type="string">
            <text:p>B4b</text:p>
          </table:table-cell>
          <table:table-cell table:style-name="ce6" table:formula="of:=CONCATENATE(TEXT([.A107];&quot;000&quot;);&quot;-&quot;;TEXT([.B107];&quot;00&quot;);&quot;-&quot;;[.E107];&quot;-&quot;;[.I107];&quot;-&quot;;[.C107])" office:value-type="string" office:string-value="106-50-4-bass-B4b" calcext:value-type="string">
            <text:p>106-50-4-bass-B4b</text:p>
          </table:table-cell>
          <table:table-cell table:style-name="ce6" table:formula="of:=CONCATENATE([.E107];&quot;-&quot;;[.C107])" office:value-type="string" office:string-value="4-B4b" calcext:value-type="string">
            <text:p>4-B4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07];&quot; &quot;;[.$V107];[.$W107];[.$X107])" office:value-type="string" office:string-value="r4 bes'4" calcext:value-type="string">
            <text:p>r4 b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107];[.$X107])" office:value-type="string" office:string-value="bes4" calcext:value-type="string">
            <text:p>bes4</text:p>
          </table:table-cell>
          <table:table-cell table:style-name="ce7" table:formula="of:=CONCATENATE([.$V107];[.$W107];[.$X107])" office:value-type="string" office:string-value="bes'4" calcext:value-type="string">
            <text:p>bes'4</text:p>
          </table:table-cell>
          <table:table-cell table:style-name="ce7" table:formula="of:=CONCATENATE([.$V107];[.$W107];&quot;'&quot;;[.$X107])" office:value-type="string" office:string-value="bes''4" calcext:value-type="string">
            <text:p>bes''4</text:p>
          </table:table-cell>
          <table:table-cell table:style-name="ce12" table:formula="of:=join(&quot; &quot;;[.Z107:.AC107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B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8];2;1)" office:value-type="string" office:string-value="4" calcext:value-type="string">
            <text:p>4</text:p>
          </table:table-cell>
          <table:table-cell table:style-name="ce4" table:formula="of:=[.C108]" office:value-type="string" office:string-value="B4" calcext:value-type="string">
            <text:p>B4</text:p>
          </table:table-cell>
          <table:table-cell table:style-name="ce6" table:formula="of:=CONCATENATE(TEXT([.A108];&quot;000&quot;);&quot;-&quot;;TEXT([.B108];&quot;00&quot;);&quot;-&quot;;[.E108];&quot;-&quot;;[.I108];&quot;-&quot;;[.C108])" office:value-type="string" office:string-value="105-51-4-bass-B4" calcext:value-type="string">
            <text:p>105-51-4-bass-B4</text:p>
          </table:table-cell>
          <table:table-cell table:style-name="ce6" table:formula="of:=CONCATENATE([.E108];&quot;-&quot;;[.C108])" office:value-type="string" office:string-value="4-B4" calcext:value-type="string">
            <text:p>4-B4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08];&quot; &quot;;[.$V108];[.$W108];[.$X108])" office:value-type="string" office:string-value="r4 b'4" calcext:value-type="string">
            <text:p>r4 b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108];[.$X108])" office:value-type="string" office:string-value="b4" calcext:value-type="string">
            <text:p>b4</text:p>
          </table:table-cell>
          <table:table-cell table:style-name="ce7" table:formula="of:=CONCATENATE([.$V108];[.$W108];[.$X108])" office:value-type="string" office:string-value="b'4" calcext:value-type="string">
            <text:p>b'4</text:p>
          </table:table-cell>
          <table:table-cell table:style-name="ce7" table:formula="of:=CONCATENATE([.$V108];[.$W108];&quot;'&quot;;[.$X108])" office:value-type="string" office:string-value="b''4" calcext:value-type="string">
            <text:p>b''4</text:p>
          </table:table-cell>
          <table:table-cell table:style-name="ce12" table:formula="of:=join(&quot; &quot;;[.Z108:.AC108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5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9];2;1)" office:value-type="string" office:string-value="5" calcext:value-type="string">
            <text:p>5</text:p>
          </table:table-cell>
          <table:table-cell table:style-name="ce4" table:formula="of:=[.C109]" office:value-type="string" office:string-value="C5" calcext:value-type="string">
            <text:p>C5</text:p>
          </table:table-cell>
          <table:table-cell table:style-name="ce6" table:formula="of:=CONCATENATE(TEXT([.A109];&quot;000&quot;);&quot;-&quot;;TEXT([.B109];&quot;00&quot;);&quot;-&quot;;[.E109];&quot;-&quot;;[.I109];&quot;-&quot;;[.C109])" office:value-type="string" office:string-value="107-52-5-bass-C5" calcext:value-type="string">
            <text:p>107-52-5-bass-C5</text:p>
          </table:table-cell>
          <table:table-cell table:style-name="ce6" table:formula="of:=CONCATENATE([.E109];&quot;-&quot;;[.C109])" office:value-type="string" office:string-value="5-C5" calcext:value-type="string">
            <text:p>5-C5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09];&quot; &quot;;[.$V109];[.$W109];[.$X109])" office:value-type="string" office:string-value="r4 c''4" calcext:value-type="string">
            <text:p>r4 c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109];&quot;'&quot;;[.$X109])" office:value-type="string" office:string-value="c'4" calcext:value-type="string">
            <text:p>c'4</text:p>
          </table:table-cell>
          <table:table-cell table:style-name="ce7" table:formula="of:=CONCATENATE([.$V109];[.$W109];[.$X109])" office:value-type="string" office:string-value="c''4" calcext:value-type="string">
            <text:p>c''4</text:p>
          </table:table-cell>
          <table:table-cell table:style-name="ce7" table:formula="of:=CONCATENATE([.$V109];[.$W109];&quot;'&quot;;[.$X109])" office:value-type="string" office:string-value="c'''4" calcext:value-type="string">
            <text:p>c'''4</text:p>
          </table:table-cell>
          <table:table-cell table:style-name="ce12" table:formula="of:=join(&quot; &quot;;[.Z109:.AC109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CONCATENATE(LEFT([.C109];2);&quot;#&quot;)" office:value-type="string" office:string-value="C5#" calcext:value-type="string">
            <text:p>C5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10];2;1)" office:value-type="string" office:string-value="5" calcext:value-type="string">
            <text:p>5</text:p>
          </table:table-cell>
          <table:table-cell table:style-name="ce4" table:formula="of:=[.C110]" office:value-type="string" office:string-value="C5#" calcext:value-type="string">
            <text:p>C5#</text:p>
          </table:table-cell>
          <table:table-cell table:style-name="ce6" table:formula="of:=CONCATENATE(TEXT([.A110];&quot;000&quot;);&quot;-&quot;;TEXT([.B110];&quot;00&quot;);&quot;-&quot;;[.E110];&quot;-&quot;;[.I110];&quot;-&quot;;[.C110])" office:value-type="string" office:string-value="108-53-5-bass-C5#" calcext:value-type="string">
            <text:p>108-53-5-bass-C5#</text:p>
          </table:table-cell>
          <table:table-cell table:style-name="ce6" table:formula="of:=CONCATENATE([.E110];&quot;-&quot;;[.C110])" office:value-type="string" office:string-value="5-C5#" calcext:value-type="string">
            <text:p>5-C5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10];&quot; &quot;;[.$V110];[.$W110];[.$X110])" office:value-type="string" office:string-value="r4 cis''4" calcext:value-type="string">
            <text:p>r4 cis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110];&quot;'&quot;;[.$X110])" office:value-type="string" office:string-value="cis'4" calcext:value-type="string">
            <text:p>cis'4</text:p>
          </table:table-cell>
          <table:table-cell table:style-name="ce7" table:formula="of:=CONCATENATE([.$V110];[.$W110];[.$X110])" office:value-type="string" office:string-value="cis''4" calcext:value-type="string">
            <text:p>cis''4</text:p>
          </table:table-cell>
          <table:table-cell table:style-name="ce7" table:formula="of:=CONCATENATE([.$V110];[.$W110];&quot;'&quot;;[.$X110])" office:value-type="string" office:string-value="cis'''4" calcext:value-type="string">
            <text:p>cis'''4</text:p>
          </table:table-cell>
          <table:table-cell table:style-name="ce12" table:formula="of:=join(&quot; &quot;;[.Z110:.AC110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1];2;1)" office:value-type="string" office:string-value="5" calcext:value-type="string">
            <text:p>5</text:p>
          </table:table-cell>
          <table:table-cell table:style-name="ce4" table:formula="of:=[.C111]" office:value-type="string" office:string-value="C5" calcext:value-type="string">
            <text:p>C5</text:p>
          </table:table-cell>
          <table:table-cell table:style-name="ce6" table:formula="of:=CONCATENATE(TEXT([.A111];&quot;000&quot;);&quot;-&quot;;TEXT([.B111];&quot;00&quot;);&quot;-&quot;;[.E111];&quot;-&quot;;[.I111];&quot;-&quot;;[.C111])" office:value-type="string" office:string-value="109-52-5-treble-C5" calcext:value-type="string">
            <text:p>109-52-5-treble-C5</text:p>
          </table:table-cell>
          <table:table-cell table:style-name="ce6" table:formula="of:=CONCATENATE([.E111];&quot;-&quot;;[.C111])" office:value-type="string" office:string-value="5-C5" calcext:value-type="string">
            <text:p>5-C5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1];&quot; &quot;;[.K111];[.L111];[.M111])" office:value-type="string" office:string-value="r4 c''4" calcext:value-type="string">
            <text:p>r4 c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1];LEFT([.L111];(LEN([.L111])-1));[.M111])" office:value-type="string" office:string-value="c'4" calcext:value-type="string">
            <text:p>c'4</text:p>
          </table:table-cell>
          <table:table-cell table:style-name="ce7" table:formula="of:=CONCATENATE([.$K111];[.$L111];[.$M111])" office:value-type="string" office:string-value="c''4" calcext:value-type="string">
            <text:p>c''4</text:p>
          </table:table-cell>
          <table:table-cell table:style-name="ce7" table:formula="of:=CONCATENATE([.$K111];[.$L111];&quot;'&quot;;[.$M111])" office:value-type="string" office:string-value="c'''4" calcext:value-type="string">
            <text:p>c'''4</text:p>
          </table:table-cell>
          <table:table-cell table:style-name="ce9" table:formula="of:=join(&quot; &quot;;[.O111:.R111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CONCATENATE(LEFT([.C111];2);&quot;#&quot;)" office:value-type="string" office:string-value="C5#" calcext:value-type="string">
            <text:p>C5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2];2;1)" office:value-type="string" office:string-value="5" calcext:value-type="string">
            <text:p>5</text:p>
          </table:table-cell>
          <table:table-cell table:style-name="ce4" table:formula="of:=[.C112]" office:value-type="string" office:string-value="C5#" calcext:value-type="string">
            <text:p>C5#</text:p>
          </table:table-cell>
          <table:table-cell table:style-name="ce6" table:formula="of:=CONCATENATE(TEXT([.A112];&quot;000&quot;);&quot;-&quot;;TEXT([.B112];&quot;00&quot;);&quot;-&quot;;[.E112];&quot;-&quot;;[.I112];&quot;-&quot;;[.C112])" office:value-type="string" office:string-value="110-53-5-treble-C5#" calcext:value-type="string">
            <text:p>110-53-5-treble-C5#</text:p>
          </table:table-cell>
          <table:table-cell table:style-name="ce6" table:formula="of:=CONCATENATE([.E112];&quot;-&quot;;[.C112])" office:value-type="string" office:string-value="5-C5#" calcext:value-type="string">
            <text:p>5-C5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2];&quot; &quot;;[.K112];[.L112];[.M112])" office:value-type="string" office:string-value="r4 cis''4" calcext:value-type="string">
            <text:p>r4 ci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2];LEFT([.L112];(LEN([.L112])-1));[.M112])" office:value-type="string" office:string-value="cis'4" calcext:value-type="string">
            <text:p>cis'4</text:p>
          </table:table-cell>
          <table:table-cell table:style-name="ce7" table:formula="of:=CONCATENATE([.$K112];[.$L112];[.$M112])" office:value-type="string" office:string-value="cis''4" calcext:value-type="string">
            <text:p>cis''4</text:p>
          </table:table-cell>
          <table:table-cell table:style-name="ce7" table:formula="of:=CONCATENATE([.$K112];[.$L112];&quot;'&quot;;[.$M112])" office:value-type="string" office:string-value="cis'''4" calcext:value-type="string">
            <text:p>cis'''4</text:p>
          </table:table-cell>
          <table:table-cell table:style-name="ce9" table:formula="of:=join(&quot; &quot;;[.O112:.R112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CONCATENATE(LEFT([.C114];2);&quot;b&quot;)" office:value-type="string" office:string-value="D5b" calcext:value-type="string">
            <text:p>D5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3];2;1)" office:value-type="string" office:string-value="5" calcext:value-type="string">
            <text:p>5</text:p>
          </table:table-cell>
          <table:table-cell table:style-name="ce4" table:formula="of:=[.C113]" office:value-type="string" office:string-value="D5b" calcext:value-type="string">
            <text:p>D5b</text:p>
          </table:table-cell>
          <table:table-cell table:style-name="ce6" table:formula="of:=CONCATENATE(TEXT([.A113];&quot;000&quot;);&quot;-&quot;;TEXT([.B113];&quot;00&quot;);&quot;-&quot;;[.E113];&quot;-&quot;;[.I113];&quot;-&quot;;[.C113])" office:value-type="string" office:string-value="113-53-5-treble-D5b" calcext:value-type="string">
            <text:p>113-53-5-treble-D5b</text:p>
          </table:table-cell>
          <table:table-cell table:style-name="ce6" table:formula="of:=CONCATENATE([.E113];&quot;-&quot;;[.C113])" office:value-type="string" office:string-value="5-D5b" calcext:value-type="string">
            <text:p>5-D5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3];&quot; &quot;;[.K113];[.L113];[.M113])" office:value-type="string" office:string-value="r4 des''4" calcext:value-type="string">
            <text:p>r4 de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3];LEFT([.L113];(LEN([.L113])-1));[.M113])" office:value-type="string" office:string-value="des'4" calcext:value-type="string">
            <text:p>des'4</text:p>
          </table:table-cell>
          <table:table-cell table:style-name="ce7" table:formula="of:=CONCATENATE([.$K113];[.$L113];[.$M113])" office:value-type="string" office:string-value="des''4" calcext:value-type="string">
            <text:p>des''4</text:p>
          </table:table-cell>
          <table:table-cell table:style-name="ce7" table:formula="of:=CONCATENATE([.$K113];[.$L113];&quot;'&quot;;[.$M113])" office:value-type="string" office:string-value="des'''4" calcext:value-type="string">
            <text:p>des'''4</text:p>
          </table:table-cell>
          <table:table-cell table:style-name="ce9" table:formula="of:=join(&quot; &quot;;[.O113:.R113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D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4];2;1)" office:value-type="string" office:string-value="5" calcext:value-type="string">
            <text:p>5</text:p>
          </table:table-cell>
          <table:table-cell table:style-name="ce4" table:formula="of:=[.C114]" office:value-type="string" office:string-value="D5" calcext:value-type="string">
            <text:p>D5</text:p>
          </table:table-cell>
          <table:table-cell table:style-name="ce6" table:formula="of:=CONCATENATE(TEXT([.A114];&quot;000&quot;);&quot;-&quot;;TEXT([.B114];&quot;00&quot;);&quot;-&quot;;[.E114];&quot;-&quot;;[.I114];&quot;-&quot;;[.C114])" office:value-type="string" office:string-value="111-54-5-treble-D5" calcext:value-type="string">
            <text:p>111-54-5-treble-D5</text:p>
          </table:table-cell>
          <table:table-cell table:style-name="ce6" table:formula="of:=CONCATENATE([.E114];&quot;-&quot;;[.C114])" office:value-type="string" office:string-value="5-D5" calcext:value-type="string">
            <text:p>5-D5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4];&quot; &quot;;[.K114];[.L114];[.M114])" office:value-type="string" office:string-value="r4 d''4" calcext:value-type="string">
            <text:p>r4 d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4];LEFT([.L114];(LEN([.L114])-1));[.M114])" office:value-type="string" office:string-value="d'4" calcext:value-type="string">
            <text:p>d'4</text:p>
          </table:table-cell>
          <table:table-cell table:style-name="ce7" table:formula="of:=CONCATENATE([.$K114];[.$L114];[.$M114])" office:value-type="string" office:string-value="d''4" calcext:value-type="string">
            <text:p>d''4</text:p>
          </table:table-cell>
          <table:table-cell table:style-name="ce7" table:formula="of:=CONCATENATE([.$K114];[.$L114];&quot;'&quot;;[.$M114])" office:value-type="string" office:string-value="d'''4" calcext:value-type="string">
            <text:p>d'''4</text:p>
          </table:table-cell>
          <table:table-cell table:style-name="ce9" table:formula="of:=join(&quot; &quot;;[.O114:.R114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55" calcext:value-type="float">
            <text:p>55</text:p>
          </table:table-cell>
          <table:table-cell table:style-name="ce2" table:formula="of:=CONCATENATE(LEFT([.C114];2);&quot;#&quot;)" office:value-type="string" office:string-value="D5#" calcext:value-type="string">
            <text:p>D5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5];2;1)" office:value-type="string" office:string-value="5" calcext:value-type="string">
            <text:p>5</text:p>
          </table:table-cell>
          <table:table-cell table:style-name="ce4" table:formula="of:=[.C115]" office:value-type="string" office:string-value="D5#" calcext:value-type="string">
            <text:p>D5#</text:p>
          </table:table-cell>
          <table:table-cell table:style-name="ce6" table:formula="of:=CONCATENATE(TEXT([.A115];&quot;000&quot;);&quot;-&quot;;TEXT([.B115];&quot;00&quot;);&quot;-&quot;;[.E115];&quot;-&quot;;[.I115];&quot;-&quot;;[.C115])" office:value-type="string" office:string-value="112-55-5-treble-D5#" calcext:value-type="string">
            <text:p>112-55-5-treble-D5#</text:p>
          </table:table-cell>
          <table:table-cell table:style-name="ce6" table:formula="of:=CONCATENATE([.E115];&quot;-&quot;;[.C115])" office:value-type="string" office:string-value="5-D5#" calcext:value-type="string">
            <text:p>5-D5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5];&quot; &quot;;[.K115];[.L115];[.M115])" office:value-type="string" office:string-value="r4 dis''4" calcext:value-type="string">
            <text:p>r4 di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5];LEFT([.L115];(LEN([.L115])-1));[.M115])" office:value-type="string" office:string-value="dis'4" calcext:value-type="string">
            <text:p>dis'4</text:p>
          </table:table-cell>
          <table:table-cell table:style-name="ce7" table:formula="of:=CONCATENATE([.$K115];[.$L115];[.$M115])" office:value-type="string" office:string-value="dis''4" calcext:value-type="string">
            <text:p>dis''4</text:p>
          </table:table-cell>
          <table:table-cell table:style-name="ce7" table:formula="of:=CONCATENATE([.$K115];[.$L115];&quot;'&quot;;[.$M115])" office:value-type="string" office:string-value="dis'''4" calcext:value-type="string">
            <text:p>dis'''4</text:p>
          </table:table-cell>
          <table:table-cell table:style-name="ce9" table:formula="of:=join(&quot; &quot;;[.O115:.R115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55" calcext:value-type="float">
            <text:p>55</text:p>
          </table:table-cell>
          <table:table-cell table:style-name="ce2" table:formula="of:=CONCATENATE(LEFT([.C117];2);&quot;b&quot;)" office:value-type="string" office:string-value="E5b" calcext:value-type="string">
            <text:p>E5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6];2;1)" office:value-type="string" office:string-value="5" calcext:value-type="string">
            <text:p>5</text:p>
          </table:table-cell>
          <table:table-cell table:style-name="ce4" table:formula="of:=[.C116]" office:value-type="string" office:string-value="E5b" calcext:value-type="string">
            <text:p>E5b</text:p>
          </table:table-cell>
          <table:table-cell table:style-name="ce6" table:formula="of:=CONCATENATE(TEXT([.A116];&quot;000&quot;);&quot;-&quot;;TEXT([.B116];&quot;00&quot;);&quot;-&quot;;[.E116];&quot;-&quot;;[.I116];&quot;-&quot;;[.C116])" office:value-type="string" office:string-value="115-55-5-treble-E5b" calcext:value-type="string">
            <text:p>115-55-5-treble-E5b</text:p>
          </table:table-cell>
          <table:table-cell table:style-name="ce6" table:formula="of:=CONCATENATE([.E116];&quot;-&quot;;[.C116])" office:value-type="string" office:string-value="5-E5b" calcext:value-type="string">
            <text:p>5-E5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6];&quot; &quot;;[.K116];[.L116];[.M116])" office:value-type="string" office:string-value="r4 ees''4" calcext:value-type="string">
            <text:p>r4 ee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6];LEFT([.L116];(LEN([.L116])-1));[.M116])" office:value-type="string" office:string-value="ees'4" calcext:value-type="string">
            <text:p>ees'4</text:p>
          </table:table-cell>
          <table:table-cell table:style-name="ce7" table:formula="of:=CONCATENATE([.$K116];[.$L116];[.$M116])" office:value-type="string" office:string-value="ees''4" calcext:value-type="string">
            <text:p>ees''4</text:p>
          </table:table-cell>
          <table:table-cell table:style-name="ce7" table:formula="of:=CONCATENATE([.$K116];[.$L116];&quot;'&quot;;[.$M116])" office:value-type="string" office:string-value="ees'''4" calcext:value-type="string">
            <text:p>ees'''4</text:p>
          </table:table-cell>
          <table:table-cell table:style-name="ce9" table:formula="of:=join(&quot; &quot;;[.O116:.R116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E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7];2;1)" office:value-type="string" office:string-value="5" calcext:value-type="string">
            <text:p>5</text:p>
          </table:table-cell>
          <table:table-cell table:style-name="ce4" table:formula="of:=[.C117]" office:value-type="string" office:string-value="E5" calcext:value-type="string">
            <text:p>E5</text:p>
          </table:table-cell>
          <table:table-cell table:style-name="ce6" table:formula="of:=CONCATENATE(TEXT([.A117];&quot;000&quot;);&quot;-&quot;;TEXT([.B117];&quot;00&quot;);&quot;-&quot;;[.E117];&quot;-&quot;;[.I117];&quot;-&quot;;[.C117])" office:value-type="string" office:string-value="114-56-5-treble-E5" calcext:value-type="string">
            <text:p>114-56-5-treble-E5</text:p>
          </table:table-cell>
          <table:table-cell table:style-name="ce6" table:formula="of:=CONCATENATE([.E117];&quot;-&quot;;[.C117])" office:value-type="string" office:string-value="5-E5" calcext:value-type="string">
            <text:p>5-E5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7];&quot; &quot;;[.K117];[.L117];[.M117])" office:value-type="string" office:string-value="r4 e''4" calcext:value-type="string">
            <text:p>r4 e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7];LEFT([.L117];(LEN([.L117])-1));[.M117])" office:value-type="string" office:string-value="e'4" calcext:value-type="string">
            <text:p>e'4</text:p>
          </table:table-cell>
          <table:table-cell table:style-name="ce7" table:formula="of:=CONCATENATE([.$K117];[.$L117];[.$M117])" office:value-type="string" office:string-value="e''4" calcext:value-type="string">
            <text:p>e''4</text:p>
          </table:table-cell>
          <table:table-cell table:style-name="ce7" table:formula="of:=CONCATENATE([.$K117];[.$L117];&quot;'&quot;;[.$M117])" office:value-type="string" office:string-value="e'''4" calcext:value-type="string">
            <text:p>e'''4</text:p>
          </table:table-cell>
          <table:table-cell table:style-name="ce9" table:formula="of:=join(&quot; &quot;;[.O117:.R117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F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8];2;1)" office:value-type="string" office:string-value="5" calcext:value-type="string">
            <text:p>5</text:p>
          </table:table-cell>
          <table:table-cell table:style-name="ce4" table:formula="of:=[.C118]" office:value-type="string" office:string-value="F5" calcext:value-type="string">
            <text:p>F5</text:p>
          </table:table-cell>
          <table:table-cell table:style-name="ce6" table:formula="of:=CONCATENATE(TEXT([.A118];&quot;000&quot;);&quot;-&quot;;TEXT([.B118];&quot;00&quot;);&quot;-&quot;;[.E118];&quot;-&quot;;[.I118];&quot;-&quot;;[.C118])" office:value-type="string" office:string-value="116-57-5-treble-F5" calcext:value-type="string">
            <text:p>116-57-5-treble-F5</text:p>
          </table:table-cell>
          <table:table-cell table:style-name="ce6" table:formula="of:=CONCATENATE([.E118];&quot;-&quot;;[.C118])" office:value-type="string" office:string-value="5-F5" calcext:value-type="string">
            <text:p>5-F5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8];&quot; &quot;;[.K118];[.L118];[.M118])" office:value-type="string" office:string-value="r4 f''4" calcext:value-type="string">
            <text:p>r4 f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8];LEFT([.L118];(LEN([.L118])-1));[.M118])" office:value-type="string" office:string-value="f'4" calcext:value-type="string">
            <text:p>f'4</text:p>
          </table:table-cell>
          <table:table-cell table:style-name="ce7" table:formula="of:=CONCATENATE([.$K118];[.$L118];[.$M118])" office:value-type="string" office:string-value="f''4" calcext:value-type="string">
            <text:p>f''4</text:p>
          </table:table-cell>
          <table:table-cell table:style-name="ce7" table:formula="of:=CONCATENATE([.$K118];[.$L118];&quot;'&quot;;[.$M118])" office:value-type="string" office:string-value="f'''4" calcext:value-type="string">
            <text:p>f'''4</text:p>
          </table:table-cell>
          <table:table-cell table:style-name="ce9" table:formula="of:=join(&quot; &quot;;[.O118:.R118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58" calcext:value-type="float">
            <text:p>58</text:p>
          </table:table-cell>
          <table:table-cell table:style-name="ce2" table:formula="of:=CONCATENATE(LEFT([.C118];2);&quot;#&quot;)" office:value-type="string" office:string-value="F5#" calcext:value-type="string">
            <text:p>F5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9];2;1)" office:value-type="string" office:string-value="5" calcext:value-type="string">
            <text:p>5</text:p>
          </table:table-cell>
          <table:table-cell table:style-name="ce4" table:formula="of:=[.C119]" office:value-type="string" office:string-value="F5#" calcext:value-type="string">
            <text:p>F5#</text:p>
          </table:table-cell>
          <table:table-cell table:style-name="ce6" table:formula="of:=CONCATENATE(TEXT([.A119];&quot;000&quot;);&quot;-&quot;;TEXT([.B119];&quot;00&quot;);&quot;-&quot;;[.E119];&quot;-&quot;;[.I119];&quot;-&quot;;[.C119])" office:value-type="string" office:string-value="117-58-5-treble-F5#" calcext:value-type="string">
            <text:p>117-58-5-treble-F5#</text:p>
          </table:table-cell>
          <table:table-cell table:style-name="ce6" table:formula="of:=CONCATENATE([.E119];&quot;-&quot;;[.C119])" office:value-type="string" office:string-value="5-F5#" calcext:value-type="string">
            <text:p>5-F5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9];&quot; &quot;;[.K119];[.L119];[.M119])" office:value-type="string" office:string-value="r4 fis''4" calcext:value-type="string">
            <text:p>r4 fi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9];LEFT([.L119];(LEN([.L119])-1));[.M119])" office:value-type="string" office:string-value="fis'4" calcext:value-type="string">
            <text:p>fis'4</text:p>
          </table:table-cell>
          <table:table-cell table:style-name="ce7" table:formula="of:=CONCATENATE([.$K119];[.$L119];[.$M119])" office:value-type="string" office:string-value="fis''4" calcext:value-type="string">
            <text:p>fis''4</text:p>
          </table:table-cell>
          <table:table-cell table:style-name="ce7" table:formula="of:=CONCATENATE([.$K119];[.$L119];&quot;'&quot;;[.$M119])" office:value-type="string" office:string-value="fis'''4" calcext:value-type="string">
            <text:p>fis'''4</text:p>
          </table:table-cell>
          <table:table-cell table:style-name="ce9" table:formula="of:=join(&quot; &quot;;[.O119:.R119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58" calcext:value-type="float">
            <text:p>58</text:p>
          </table:table-cell>
          <table:table-cell table:style-name="ce2" table:formula="of:=CONCATENATE(LEFT([.C121];2);&quot;b&quot;)" office:value-type="string" office:string-value="G5b" calcext:value-type="string">
            <text:p>G5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20];2;1)" office:value-type="string" office:string-value="5" calcext:value-type="string">
            <text:p>5</text:p>
          </table:table-cell>
          <table:table-cell table:style-name="ce4" table:formula="of:=[.C120]" office:value-type="string" office:string-value="G5b" calcext:value-type="string">
            <text:p>G5b</text:p>
          </table:table-cell>
          <table:table-cell table:style-name="ce6" table:formula="of:=CONCATENATE(TEXT([.A120];&quot;000&quot;);&quot;-&quot;;TEXT([.B120];&quot;00&quot;);&quot;-&quot;;[.E120];&quot;-&quot;;[.I120];&quot;-&quot;;[.C120])" office:value-type="string" office:string-value="120-58-5-treble-G5b" calcext:value-type="string">
            <text:p>120-58-5-treble-G5b</text:p>
          </table:table-cell>
          <table:table-cell table:style-name="ce6" table:formula="of:=CONCATENATE([.E120];&quot;-&quot;;[.C120])" office:value-type="string" office:string-value="5-G5b" calcext:value-type="string">
            <text:p>5-G5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0];&quot; &quot;;[.K120];[.L120];[.M120])" office:value-type="string" office:string-value="r4 ges''4" calcext:value-type="string">
            <text:p>r4 ge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0];LEFT([.L120];(LEN([.L120])-1));[.M120])" office:value-type="string" office:string-value="ges'4" calcext:value-type="string">
            <text:p>ges'4</text:p>
          </table:table-cell>
          <table:table-cell table:style-name="ce7" table:formula="of:=CONCATENATE([.$K120];[.$L120];[.$M120])" office:value-type="string" office:string-value="ges''4" calcext:value-type="string">
            <text:p>ges''4</text:p>
          </table:table-cell>
          <table:table-cell table:style-name="ce7" table:formula="of:=CONCATENATE([.$K120];[.$L120];&quot;'&quot;;[.$M120])" office:value-type="string" office:string-value="ges'''4" calcext:value-type="string">
            <text:p>ges'''4</text:p>
          </table:table-cell>
          <table:table-cell table:style-name="ce9" table:formula="of:=join(&quot; &quot;;[.O120:.R120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G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21];2;1)" office:value-type="string" office:string-value="5" calcext:value-type="string">
            <text:p>5</text:p>
          </table:table-cell>
          <table:table-cell table:style-name="ce4" table:formula="of:=[.C121]" office:value-type="string" office:string-value="G5" calcext:value-type="string">
            <text:p>G5</text:p>
          </table:table-cell>
          <table:table-cell table:style-name="ce6" table:formula="of:=CONCATENATE(TEXT([.A121];&quot;000&quot;);&quot;-&quot;;TEXT([.B121];&quot;00&quot;);&quot;-&quot;;[.E121];&quot;-&quot;;[.I121];&quot;-&quot;;[.C121])" office:value-type="string" office:string-value="118-59-5-treble-G5" calcext:value-type="string">
            <text:p>118-59-5-treble-G5</text:p>
          </table:table-cell>
          <table:table-cell table:style-name="ce6" table:formula="of:=CONCATENATE([.E121];&quot;-&quot;;[.C121])" office:value-type="string" office:string-value="5-G5" calcext:value-type="string">
            <text:p>5-G5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1];&quot; &quot;;[.K121];[.L121];[.M121])" office:value-type="string" office:string-value="r4 g''4" calcext:value-type="string">
            <text:p>r4 g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1];LEFT([.L121];(LEN([.L121])-1));[.M121])" office:value-type="string" office:string-value="g'4" calcext:value-type="string">
            <text:p>g'4</text:p>
          </table:table-cell>
          <table:table-cell table:style-name="ce7" table:formula="of:=CONCATENATE([.$K121];[.$L121];[.$M121])" office:value-type="string" office:string-value="g''4" calcext:value-type="string">
            <text:p>g''4</text:p>
          </table:table-cell>
          <table:table-cell table:style-name="ce7" table:formula="of:=CONCATENATE([.$K121];[.$L121];&quot;'&quot;;[.$M121])" office:value-type="string" office:string-value="g'''4" calcext:value-type="string">
            <text:p>g'''4</text:p>
          </table:table-cell>
          <table:table-cell table:style-name="ce9" table:formula="of:=join(&quot; &quot;;[.O121:.R121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CONCATENATE(LEFT([.C121];2);&quot;#&quot;)" office:value-type="string" office:string-value="G5#" calcext:value-type="string">
            <text:p>G5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22];2;1)" office:value-type="string" office:string-value="5" calcext:value-type="string">
            <text:p>5</text:p>
          </table:table-cell>
          <table:table-cell table:style-name="ce4" table:formula="of:=[.C122]" office:value-type="string" office:string-value="G5#" calcext:value-type="string">
            <text:p>G5#</text:p>
          </table:table-cell>
          <table:table-cell table:style-name="ce6" table:formula="of:=CONCATENATE(TEXT([.A122];&quot;000&quot;);&quot;-&quot;;TEXT([.B122];&quot;00&quot;);&quot;-&quot;;[.E122];&quot;-&quot;;[.I122];&quot;-&quot;;[.C122])" office:value-type="string" office:string-value="119-60-5-treble-G5#" calcext:value-type="string">
            <text:p>119-60-5-treble-G5#</text:p>
          </table:table-cell>
          <table:table-cell table:style-name="ce6" table:formula="of:=CONCATENATE([.E122];&quot;-&quot;;[.C122])" office:value-type="string" office:string-value="5-G5#" calcext:value-type="string">
            <text:p>5-G5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2];&quot; &quot;;[.K122];[.L122];[.M122])" office:value-type="string" office:string-value="r4 gis''4" calcext:value-type="string">
            <text:p>r4 gi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2];LEFT([.L122];(LEN([.L122])-1));[.M122])" office:value-type="string" office:string-value="gis'4" calcext:value-type="string">
            <text:p>gis'4</text:p>
          </table:table-cell>
          <table:table-cell table:style-name="ce7" table:formula="of:=CONCATENATE([.$K122];[.$L122];[.$M122])" office:value-type="string" office:string-value="gis''4" calcext:value-type="string">
            <text:p>gis''4</text:p>
          </table:table-cell>
          <table:table-cell table:style-name="ce7" table:formula="of:=CONCATENATE([.$K122];[.$L122];&quot;'&quot;;[.$M122])" office:value-type="string" office:string-value="gis'''4" calcext:value-type="string">
            <text:p>gis'''4</text:p>
          </table:table-cell>
          <table:table-cell table:style-name="ce9" table:formula="of:=join(&quot; &quot;;[.O122:.R122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CONCATENATE(LEFT([.C124];2);&quot;b&quot;)" office:value-type="string" office:string-value="A5b" calcext:value-type="string">
            <text:p>A5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23];2;1)" office:value-type="string" office:string-value="5" calcext:value-type="string">
            <text:p>5</text:p>
          </table:table-cell>
          <table:table-cell table:style-name="ce4" table:formula="of:=[.C123]" office:value-type="string" office:string-value="A5b" calcext:value-type="string">
            <text:p>A5b</text:p>
          </table:table-cell>
          <table:table-cell table:style-name="ce6" table:formula="of:=CONCATENATE(TEXT([.A123];&quot;000&quot;);&quot;-&quot;;TEXT([.B123];&quot;00&quot;);&quot;-&quot;;[.E123];&quot;-&quot;;[.I123];&quot;-&quot;;[.C123])" office:value-type="string" office:string-value="123-60-5-treble-A5b" calcext:value-type="string">
            <text:p>123-60-5-treble-A5b</text:p>
          </table:table-cell>
          <table:table-cell table:style-name="ce6" table:formula="of:=CONCATENATE([.E123];&quot;-&quot;;[.C123])" office:value-type="string" office:string-value="5-A5b" calcext:value-type="string">
            <text:p>5-A5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3];&quot; &quot;;[.K123];[.L123];[.M123])" office:value-type="string" office:string-value="r4 aes''4" calcext:value-type="string">
            <text:p>r4 ae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3];LEFT([.L123];(LEN([.L123])-1));[.M123])" office:value-type="string" office:string-value="aes'4" calcext:value-type="string">
            <text:p>aes'4</text:p>
          </table:table-cell>
          <table:table-cell table:style-name="ce7" table:formula="of:=CONCATENATE([.$K123];[.$L123];[.$M123])" office:value-type="string" office:string-value="aes''4" calcext:value-type="string">
            <text:p>aes''4</text:p>
          </table:table-cell>
          <table:table-cell table:style-name="ce7" table:formula="of:=CONCATENATE([.$K123];[.$L123];&quot;'&quot;;[.$M123])" office:value-type="string" office:string-value="aes'''4" calcext:value-type="string">
            <text:p>aes'''4</text:p>
          </table:table-cell>
          <table:table-cell table:style-name="ce9" table:formula="of:=join(&quot; &quot;;[.O123:.R123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A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24];2;1)" office:value-type="string" office:string-value="5" calcext:value-type="string">
            <text:p>5</text:p>
          </table:table-cell>
          <table:table-cell table:style-name="ce4" table:formula="of:=[.C124]" office:value-type="string" office:string-value="A5" calcext:value-type="string">
            <text:p>A5</text:p>
          </table:table-cell>
          <table:table-cell table:style-name="ce6" table:formula="of:=CONCATENATE(TEXT([.A124];&quot;000&quot;);&quot;-&quot;;TEXT([.B124];&quot;00&quot;);&quot;-&quot;;[.E124];&quot;-&quot;;[.I124];&quot;-&quot;;[.C124])" office:value-type="string" office:string-value="121-61-5-treble-A5" calcext:value-type="string">
            <text:p>121-61-5-treble-A5</text:p>
          </table:table-cell>
          <table:table-cell table:style-name="ce6" table:formula="of:=CONCATENATE([.E124];&quot;-&quot;;[.C124])" office:value-type="string" office:string-value="5-A5" calcext:value-type="string">
            <text:p>5-A5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4];&quot; &quot;;[.K124];[.L124];[.M124])" office:value-type="string" office:string-value="r4 a''4" calcext:value-type="string">
            <text:p>r4 a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4];LEFT([.L124];(LEN([.L124])-1));[.M124])" office:value-type="string" office:string-value="a'4" calcext:value-type="string">
            <text:p>a'4</text:p>
          </table:table-cell>
          <table:table-cell table:style-name="ce7" table:formula="of:=CONCATENATE([.$K124];[.$L124];[.$M124])" office:value-type="string" office:string-value="a''4" calcext:value-type="string">
            <text:p>a''4</text:p>
          </table:table-cell>
          <table:table-cell table:style-name="ce7" table:formula="of:=CONCATENATE([.$K124];[.$L124];&quot;'&quot;;[.$M124])" office:value-type="string" office:string-value="a'''4" calcext:value-type="string">
            <text:p>a'''4</text:p>
          </table:table-cell>
          <table:table-cell table:style-name="ce9" table:formula="of:=join(&quot; &quot;;[.O124:.R124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62" calcext:value-type="float">
            <text:p>62</text:p>
          </table:table-cell>
          <table:table-cell table:style-name="ce2" table:formula="of:=CONCATENATE(LEFT([.C124];2);&quot;#&quot;)" office:value-type="string" office:string-value="A5#" calcext:value-type="string">
            <text:p>A5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25];2;1)" office:value-type="string" office:string-value="5" calcext:value-type="string">
            <text:p>5</text:p>
          </table:table-cell>
          <table:table-cell table:style-name="ce4" table:formula="of:=[.C125]" office:value-type="string" office:string-value="A5#" calcext:value-type="string">
            <text:p>A5#</text:p>
          </table:table-cell>
          <table:table-cell table:style-name="ce6" table:formula="of:=CONCATENATE(TEXT([.A125];&quot;000&quot;);&quot;-&quot;;TEXT([.B125];&quot;00&quot;);&quot;-&quot;;[.E125];&quot;-&quot;;[.I125];&quot;-&quot;;[.C125])" office:value-type="string" office:string-value="122-62-5-treble-A5#" calcext:value-type="string">
            <text:p>122-62-5-treble-A5#</text:p>
          </table:table-cell>
          <table:table-cell table:style-name="ce6" table:formula="of:=CONCATENATE([.E125];&quot;-&quot;;[.C125])" office:value-type="string" office:string-value="5-A5#" calcext:value-type="string">
            <text:p>5-A5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5];&quot; &quot;;[.K125];[.L125];[.M125])" office:value-type="string" office:string-value="r4 ais''4" calcext:value-type="string">
            <text:p>r4 ai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5];LEFT([.L125];(LEN([.L125])-1));[.M125])" office:value-type="string" office:string-value="ais'4" calcext:value-type="string">
            <text:p>ais'4</text:p>
          </table:table-cell>
          <table:table-cell table:style-name="ce7" table:formula="of:=CONCATENATE([.$K125];[.$L125];[.$M125])" office:value-type="string" office:string-value="ais''4" calcext:value-type="string">
            <text:p>ais''4</text:p>
          </table:table-cell>
          <table:table-cell table:style-name="ce7" table:formula="of:=CONCATENATE([.$K125];[.$L125];&quot;'&quot;;[.$M125])" office:value-type="string" office:string-value="ais'''4" calcext:value-type="string">
            <text:p>ais'''4</text:p>
          </table:table-cell>
          <table:table-cell table:style-name="ce9" table:formula="of:=join(&quot; &quot;;[.O125:.R125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2" calcext:value-type="float">
            <text:p>62</text:p>
          </table:table-cell>
          <table:table-cell table:style-name="ce2" table:formula="of:=CONCATENATE(LEFT([.C127];2);&quot;b&quot;)" office:value-type="string" office:string-value="B5b" calcext:value-type="string">
            <text:p>B5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26];2;1)" office:value-type="string" office:string-value="5" calcext:value-type="string">
            <text:p>5</text:p>
          </table:table-cell>
          <table:table-cell table:style-name="ce4" table:formula="of:=[.C126]" office:value-type="string" office:string-value="B5b" calcext:value-type="string">
            <text:p>B5b</text:p>
          </table:table-cell>
          <table:table-cell table:style-name="ce6" table:formula="of:=CONCATENATE(TEXT([.A126];&quot;000&quot;);&quot;-&quot;;TEXT([.B126];&quot;00&quot;);&quot;-&quot;;[.E126];&quot;-&quot;;[.I126];&quot;-&quot;;[.C126])" office:value-type="string" office:string-value="125-62-5-treble-B5b" calcext:value-type="string">
            <text:p>125-62-5-treble-B5b</text:p>
          </table:table-cell>
          <table:table-cell table:style-name="ce6" table:formula="of:=CONCATENATE([.E126];&quot;-&quot;;[.C126])" office:value-type="string" office:string-value="5-B5b" calcext:value-type="string">
            <text:p>5-B5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6];&quot; &quot;;[.K126];[.L126];[.M126])" office:value-type="string" office:string-value="r4 bes''4" calcext:value-type="string">
            <text:p>r4 be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6];LEFT([.L126];(LEN([.L126])-1));[.M126])" office:value-type="string" office:string-value="bes'4" calcext:value-type="string">
            <text:p>bes'4</text:p>
          </table:table-cell>
          <table:table-cell table:style-name="ce7" table:formula="of:=CONCATENATE([.$K126];[.$L126];[.$M126])" office:value-type="string" office:string-value="bes''4" calcext:value-type="string">
            <text:p>bes''4</text:p>
          </table:table-cell>
          <table:table-cell table:style-name="ce7" table:formula="of:=CONCATENATE([.$K126];[.$L126];&quot;'&quot;;[.$M126])" office:value-type="string" office:string-value="bes'''4" calcext:value-type="string">
            <text:p>bes'''4</text:p>
          </table:table-cell>
          <table:table-cell table:style-name="ce9" table:formula="of:=join(&quot; &quot;;[.O126:.R126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B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27];2;1)" office:value-type="string" office:string-value="5" calcext:value-type="string">
            <text:p>5</text:p>
          </table:table-cell>
          <table:table-cell table:style-name="ce4" table:formula="of:=[.C127]" office:value-type="string" office:string-value="B5" calcext:value-type="string">
            <text:p>B5</text:p>
          </table:table-cell>
          <table:table-cell table:style-name="ce6" table:formula="of:=CONCATENATE(TEXT([.A127];&quot;000&quot;);&quot;-&quot;;TEXT([.B127];&quot;00&quot;);&quot;-&quot;;[.E127];&quot;-&quot;;[.I127];&quot;-&quot;;[.C127])" office:value-type="string" office:string-value="124-63-5-treble-B5" calcext:value-type="string">
            <text:p>124-63-5-treble-B5</text:p>
          </table:table-cell>
          <table:table-cell table:style-name="ce6" table:formula="of:=CONCATENATE([.E127];&quot;-&quot;;[.C127])" office:value-type="string" office:string-value="5-B5" calcext:value-type="string">
            <text:p>5-B5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7];&quot; &quot;;[.K127];[.L127];[.M127])" office:value-type="string" office:string-value="r4 b''4" calcext:value-type="string">
            <text:p>r4 b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7];LEFT([.L127];(LEN([.L127])-1));[.M127])" office:value-type="string" office:string-value="b'4" calcext:value-type="string">
            <text:p>b'4</text:p>
          </table:table-cell>
          <table:table-cell table:style-name="ce7" table:formula="of:=CONCATENATE([.$K127];[.$L127];[.$M127])" office:value-type="string" office:string-value="b''4" calcext:value-type="string">
            <text:p>b''4</text:p>
          </table:table-cell>
          <table:table-cell table:style-name="ce7" table:formula="of:=CONCATENATE([.$K127];[.$L127];&quot;'&quot;;[.$M127])" office:value-type="string" office:string-value="b'''4" calcext:value-type="string">
            <text:p>b'''4</text:p>
          </table:table-cell>
          <table:table-cell table:style-name="ce9" table:formula="of:=join(&quot; &quot;;[.O127:.R127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C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28];2;1)" office:value-type="string" office:string-value="6" calcext:value-type="string">
            <text:p>6</text:p>
          </table:table-cell>
          <table:table-cell table:style-name="ce4" table:formula="of:=[.C128]" office:value-type="string" office:string-value="C6" calcext:value-type="string">
            <text:p>C6</text:p>
          </table:table-cell>
          <table:table-cell table:style-name="ce6" table:formula="of:=CONCATENATE(TEXT([.A128];&quot;000&quot;);&quot;-&quot;;TEXT([.B128];&quot;00&quot;);&quot;-&quot;;[.E128];&quot;-&quot;;[.I128];&quot;-&quot;;[.C128])" office:value-type="string" office:string-value="126-64-6-treble-C6" calcext:value-type="string">
            <text:p>126-64-6-treble-C6</text:p>
          </table:table-cell>
          <table:table-cell table:style-name="ce6" table:formula="of:=CONCATENATE([.E128];&quot;-&quot;;[.C128])" office:value-type="string" office:string-value="6-C6" calcext:value-type="string">
            <text:p>6-C6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8];&quot; &quot;;[.K128];[.L128];[.M128])" office:value-type="string" office:string-value="r4 c'''4" calcext:value-type="string">
            <text:p>r4 c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8];LEFT([.L128];(LEN([.L128])-1));[.M128])" office:value-type="string" office:string-value="c''4" calcext:value-type="string">
            <text:p>c''4</text:p>
          </table:table-cell>
          <table:table-cell table:style-name="ce7" table:formula="of:=CONCATENATE([.$K128];[.$L128];[.$M128])" office:value-type="string" office:string-value="c'''4" calcext:value-type="string">
            <text:p>c'''4</text:p>
          </table:table-cell>
          <table:table-cell table:style-name="ce7" table:formula="of:=CONCATENATE([.$K128];[.$L128];&quot;'&quot;;[.$M128])" office:value-type="string" office:string-value="c''''4" calcext:value-type="string">
            <text:p>c''''4</text:p>
          </table:table-cell>
          <table:table-cell table:style-name="ce9" table:formula="of:=join(&quot; &quot;;[.O128:.R128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CONCATENATE(LEFT([.C128];2);&quot;#&quot;)" office:value-type="string" office:string-value="C6#" calcext:value-type="string">
            <text:p>C6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29];2;1)" office:value-type="string" office:string-value="6" calcext:value-type="string">
            <text:p>6</text:p>
          </table:table-cell>
          <table:table-cell table:style-name="ce4" table:formula="of:=[.C129]" office:value-type="string" office:string-value="C6#" calcext:value-type="string">
            <text:p>C6#</text:p>
          </table:table-cell>
          <table:table-cell table:style-name="ce6" table:formula="of:=CONCATENATE(TEXT([.A129];&quot;000&quot;);&quot;-&quot;;TEXT([.B129];&quot;00&quot;);&quot;-&quot;;[.E129];&quot;-&quot;;[.I129];&quot;-&quot;;[.C129])" office:value-type="string" office:string-value="127-65-6-treble-C6#" calcext:value-type="string">
            <text:p>127-65-6-treble-C6#</text:p>
          </table:table-cell>
          <table:table-cell table:style-name="ce6" table:formula="of:=CONCATENATE([.E129];&quot;-&quot;;[.C129])" office:value-type="string" office:string-value="6-C6#" calcext:value-type="string">
            <text:p>6-C6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9];&quot; &quot;;[.K129];[.L129];[.M129])" office:value-type="string" office:string-value="r4 cis'''4" calcext:value-type="string">
            <text:p>r4 ci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9];LEFT([.L129];(LEN([.L129])-1));[.M129])" office:value-type="string" office:string-value="cis''4" calcext:value-type="string">
            <text:p>cis''4</text:p>
          </table:table-cell>
          <table:table-cell table:style-name="ce7" table:formula="of:=CONCATENATE([.$K129];[.$L129];[.$M129])" office:value-type="string" office:string-value="cis'''4" calcext:value-type="string">
            <text:p>cis'''4</text:p>
          </table:table-cell>
          <table:table-cell table:style-name="ce7" table:formula="of:=CONCATENATE([.$K129];[.$L129];&quot;'&quot;;[.$M129])" office:value-type="string" office:string-value="cis''''4" calcext:value-type="string">
            <text:p>cis''''4</text:p>
          </table:table-cell>
          <table:table-cell table:style-name="ce9" table:formula="of:=join(&quot; &quot;;[.O129:.R129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CONCATENATE(LEFT([.C131];2);&quot;b&quot;)" office:value-type="string" office:string-value="D6b" calcext:value-type="string">
            <text:p>D6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0];2;1)" office:value-type="string" office:string-value="6" calcext:value-type="string">
            <text:p>6</text:p>
          </table:table-cell>
          <table:table-cell table:style-name="ce4" table:formula="of:=[.C130]" office:value-type="string" office:string-value="D6b" calcext:value-type="string">
            <text:p>D6b</text:p>
          </table:table-cell>
          <table:table-cell table:style-name="ce6" table:formula="of:=CONCATENATE(TEXT([.A130];&quot;000&quot;);&quot;-&quot;;TEXT([.B130];&quot;00&quot;);&quot;-&quot;;[.E130];&quot;-&quot;;[.I130];&quot;-&quot;;[.C130])" office:value-type="string" office:string-value="130-65-6-treble-D6b" calcext:value-type="string">
            <text:p>130-65-6-treble-D6b</text:p>
          </table:table-cell>
          <table:table-cell table:style-name="ce6" table:formula="of:=CONCATENATE([.E130];&quot;-&quot;;[.C130])" office:value-type="string" office:string-value="6-D6b" calcext:value-type="string">
            <text:p>6-D6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0];&quot; &quot;;[.K130];[.L130];[.M130])" office:value-type="string" office:string-value="r4 des'''4" calcext:value-type="string">
            <text:p>r4 de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0];LEFT([.L130];(LEN([.L130])-1));[.M130])" office:value-type="string" office:string-value="des''4" calcext:value-type="string">
            <text:p>des''4</text:p>
          </table:table-cell>
          <table:table-cell table:style-name="ce7" table:formula="of:=CONCATENATE([.$K130];[.$L130];[.$M130])" office:value-type="string" office:string-value="des'''4" calcext:value-type="string">
            <text:p>des'''4</text:p>
          </table:table-cell>
          <table:table-cell table:style-name="ce7" table:formula="of:=CONCATENATE([.$K130];[.$L130];&quot;'&quot;;[.$M130])" office:value-type="string" office:string-value="des''''4" calcext:value-type="string">
            <text:p>des''''4</text:p>
          </table:table-cell>
          <table:table-cell table:style-name="ce9" table:formula="of:=join(&quot; &quot;;[.O130:.R130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D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1];2;1)" office:value-type="string" office:string-value="6" calcext:value-type="string">
            <text:p>6</text:p>
          </table:table-cell>
          <table:table-cell table:style-name="ce4" table:formula="of:=[.C131]" office:value-type="string" office:string-value="D6" calcext:value-type="string">
            <text:p>D6</text:p>
          </table:table-cell>
          <table:table-cell table:style-name="ce6" table:formula="of:=CONCATENATE(TEXT([.A131];&quot;000&quot;);&quot;-&quot;;TEXT([.B131];&quot;00&quot;);&quot;-&quot;;[.E131];&quot;-&quot;;[.I131];&quot;-&quot;;[.C131])" office:value-type="string" office:string-value="128-66-6-treble-D6" calcext:value-type="string">
            <text:p>128-66-6-treble-D6</text:p>
          </table:table-cell>
          <table:table-cell table:style-name="ce6" table:formula="of:=CONCATENATE([.E131];&quot;-&quot;;[.C131])" office:value-type="string" office:string-value="6-D6" calcext:value-type="string">
            <text:p>6-D6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1];&quot; &quot;;[.K131];[.L131];[.M131])" office:value-type="string" office:string-value="r4 d'''4" calcext:value-type="string">
            <text:p>r4 d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1];LEFT([.L131];(LEN([.L131])-1));[.M131])" office:value-type="string" office:string-value="d''4" calcext:value-type="string">
            <text:p>d''4</text:p>
          </table:table-cell>
          <table:table-cell table:style-name="ce7" table:formula="of:=CONCATENATE([.$K131];[.$L131];[.$M131])" office:value-type="string" office:string-value="d'''4" calcext:value-type="string">
            <text:p>d'''4</text:p>
          </table:table-cell>
          <table:table-cell table:style-name="ce7" table:formula="of:=CONCATENATE([.$K131];[.$L131];&quot;'&quot;;[.$M131])" office:value-type="string" office:string-value="d''''4" calcext:value-type="string">
            <text:p>d''''4</text:p>
          </table:table-cell>
          <table:table-cell table:style-name="ce9" table:formula="of:=join(&quot; &quot;;[.O131:.R131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67" calcext:value-type="float">
            <text:p>67</text:p>
          </table:table-cell>
          <table:table-cell table:style-name="ce2" table:formula="of:=CONCATENATE(LEFT([.C131];2);&quot;#&quot;)" office:value-type="string" office:string-value="D6#" calcext:value-type="string">
            <text:p>D6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2];2;1)" office:value-type="string" office:string-value="6" calcext:value-type="string">
            <text:p>6</text:p>
          </table:table-cell>
          <table:table-cell table:style-name="ce4" table:formula="of:=[.C132]" office:value-type="string" office:string-value="D6#" calcext:value-type="string">
            <text:p>D6#</text:p>
          </table:table-cell>
          <table:table-cell table:style-name="ce6" table:formula="of:=CONCATENATE(TEXT([.A132];&quot;000&quot;);&quot;-&quot;;TEXT([.B132];&quot;00&quot;);&quot;-&quot;;[.E132];&quot;-&quot;;[.I132];&quot;-&quot;;[.C132])" office:value-type="string" office:string-value="129-67-6-treble-D6#" calcext:value-type="string">
            <text:p>129-67-6-treble-D6#</text:p>
          </table:table-cell>
          <table:table-cell table:style-name="ce6" table:formula="of:=CONCATENATE([.E132];&quot;-&quot;;[.C132])" office:value-type="string" office:string-value="6-D6#" calcext:value-type="string">
            <text:p>6-D6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2];&quot; &quot;;[.K132];[.L132];[.M132])" office:value-type="string" office:string-value="r4 dis'''4" calcext:value-type="string">
            <text:p>r4 di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2];LEFT([.L132];(LEN([.L132])-1));[.M132])" office:value-type="string" office:string-value="dis''4" calcext:value-type="string">
            <text:p>dis''4</text:p>
          </table:table-cell>
          <table:table-cell table:style-name="ce7" table:formula="of:=CONCATENATE([.$K132];[.$L132];[.$M132])" office:value-type="string" office:string-value="dis'''4" calcext:value-type="string">
            <text:p>dis'''4</text:p>
          </table:table-cell>
          <table:table-cell table:style-name="ce7" table:formula="of:=CONCATENATE([.$K132];[.$L132];&quot;'&quot;;[.$M132])" office:value-type="string" office:string-value="dis''''4" calcext:value-type="string">
            <text:p>dis''''4</text:p>
          </table:table-cell>
          <table:table-cell table:style-name="ce9" table:formula="of:=join(&quot; &quot;;[.O132:.R132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67" calcext:value-type="float">
            <text:p>67</text:p>
          </table:table-cell>
          <table:table-cell table:style-name="ce2" table:formula="of:=CONCATENATE(LEFT([.C134];2);&quot;b&quot;)" office:value-type="string" office:string-value="E6b" calcext:value-type="string">
            <text:p>E6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3];2;1)" office:value-type="string" office:string-value="6" calcext:value-type="string">
            <text:p>6</text:p>
          </table:table-cell>
          <table:table-cell table:style-name="ce4" table:formula="of:=[.C133]" office:value-type="string" office:string-value="E6b" calcext:value-type="string">
            <text:p>E6b</text:p>
          </table:table-cell>
          <table:table-cell table:style-name="ce6" table:formula="of:=CONCATENATE(TEXT([.A133];&quot;000&quot;);&quot;-&quot;;TEXT([.B133];&quot;00&quot;);&quot;-&quot;;[.E133];&quot;-&quot;;[.I133];&quot;-&quot;;[.C133])" office:value-type="string" office:string-value="132-67-6-treble-E6b" calcext:value-type="string">
            <text:p>132-67-6-treble-E6b</text:p>
          </table:table-cell>
          <table:table-cell table:style-name="ce6" table:formula="of:=CONCATENATE([.E133];&quot;-&quot;;[.C133])" office:value-type="string" office:string-value="6-E6b" calcext:value-type="string">
            <text:p>6-E6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3];&quot; &quot;;[.K133];[.L133];[.M133])" office:value-type="string" office:string-value="r4 ees'''4" calcext:value-type="string">
            <text:p>r4 ee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3];LEFT([.L133];(LEN([.L133])-1));[.M133])" office:value-type="string" office:string-value="ees''4" calcext:value-type="string">
            <text:p>ees''4</text:p>
          </table:table-cell>
          <table:table-cell table:style-name="ce7" table:formula="of:=CONCATENATE([.$K133];[.$L133];[.$M133])" office:value-type="string" office:string-value="ees'''4" calcext:value-type="string">
            <text:p>ees'''4</text:p>
          </table:table-cell>
          <table:table-cell table:style-name="ce7" table:formula="of:=CONCATENATE([.$K133];[.$L133];&quot;'&quot;;[.$M133])" office:value-type="string" office:string-value="ees''''4" calcext:value-type="string">
            <text:p>ees''''4</text:p>
          </table:table-cell>
          <table:table-cell table:style-name="ce9" table:formula="of:=join(&quot; &quot;;[.O133:.R133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E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4];2;1)" office:value-type="string" office:string-value="6" calcext:value-type="string">
            <text:p>6</text:p>
          </table:table-cell>
          <table:table-cell table:style-name="ce4" table:formula="of:=[.C134]" office:value-type="string" office:string-value="E6" calcext:value-type="string">
            <text:p>E6</text:p>
          </table:table-cell>
          <table:table-cell table:style-name="ce6" table:formula="of:=CONCATENATE(TEXT([.A134];&quot;000&quot;);&quot;-&quot;;TEXT([.B134];&quot;00&quot;);&quot;-&quot;;[.E134];&quot;-&quot;;[.I134];&quot;-&quot;;[.C134])" office:value-type="string" office:string-value="131-68-6-treble-E6" calcext:value-type="string">
            <text:p>131-68-6-treble-E6</text:p>
          </table:table-cell>
          <table:table-cell table:style-name="ce6" table:formula="of:=CONCATENATE([.E134];&quot;-&quot;;[.C134])" office:value-type="string" office:string-value="6-E6" calcext:value-type="string">
            <text:p>6-E6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4];&quot; &quot;;[.K134];[.L134];[.M134])" office:value-type="string" office:string-value="r4 e'''4" calcext:value-type="string">
            <text:p>r4 e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4];LEFT([.L134];(LEN([.L134])-1));[.M134])" office:value-type="string" office:string-value="e''4" calcext:value-type="string">
            <text:p>e''4</text:p>
          </table:table-cell>
          <table:table-cell table:style-name="ce7" table:formula="of:=CONCATENATE([.$K134];[.$L134];[.$M134])" office:value-type="string" office:string-value="e'''4" calcext:value-type="string">
            <text:p>e'''4</text:p>
          </table:table-cell>
          <table:table-cell table:style-name="ce7" table:formula="of:=CONCATENATE([.$K134];[.$L134];&quot;'&quot;;[.$M134])" office:value-type="string" office:string-value="e''''4" calcext:value-type="string">
            <text:p>e''''4</text:p>
          </table:table-cell>
          <table:table-cell table:style-name="ce9" table:formula="of:=join(&quot; &quot;;[.O134:.R134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F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5];2;1)" office:value-type="string" office:string-value="6" calcext:value-type="string">
            <text:p>6</text:p>
          </table:table-cell>
          <table:table-cell table:style-name="ce4" table:formula="of:=[.C135]" office:value-type="string" office:string-value="F6" calcext:value-type="string">
            <text:p>F6</text:p>
          </table:table-cell>
          <table:table-cell table:style-name="ce6" table:formula="of:=CONCATENATE(TEXT([.A135];&quot;000&quot;);&quot;-&quot;;TEXT([.B135];&quot;00&quot;);&quot;-&quot;;[.E135];&quot;-&quot;;[.I135];&quot;-&quot;;[.C135])" office:value-type="string" office:string-value="133-69-6-treble-F6" calcext:value-type="string">
            <text:p>133-69-6-treble-F6</text:p>
          </table:table-cell>
          <table:table-cell table:style-name="ce6" table:formula="of:=CONCATENATE([.E135];&quot;-&quot;;[.C135])" office:value-type="string" office:string-value="6-F6" calcext:value-type="string">
            <text:p>6-F6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5];&quot; &quot;;[.K135];[.L135];[.M135])" office:value-type="string" office:string-value="r4 f'''4" calcext:value-type="string">
            <text:p>r4 f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5];LEFT([.L135];(LEN([.L135])-1));[.M135])" office:value-type="string" office:string-value="f''4" calcext:value-type="string">
            <text:p>f''4</text:p>
          </table:table-cell>
          <table:table-cell table:style-name="ce7" table:formula="of:=CONCATENATE([.$K135];[.$L135];[.$M135])" office:value-type="string" office:string-value="f'''4" calcext:value-type="string">
            <text:p>f'''4</text:p>
          </table:table-cell>
          <table:table-cell table:style-name="ce7" table:formula="of:=CONCATENATE([.$K135];[.$L135];&quot;'&quot;;[.$M135])" office:value-type="string" office:string-value="f''''4" calcext:value-type="string">
            <text:p>f''''4</text:p>
          </table:table-cell>
          <table:table-cell table:style-name="ce9" table:formula="of:=join(&quot; &quot;;[.O135:.R135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formula="of:=CONCATENATE(LEFT([.C135];2);&quot;#&quot;)" office:value-type="string" office:string-value="F6#" calcext:value-type="string">
            <text:p>F6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6];2;1)" office:value-type="string" office:string-value="6" calcext:value-type="string">
            <text:p>6</text:p>
          </table:table-cell>
          <table:table-cell table:style-name="ce4" table:formula="of:=[.C136]" office:value-type="string" office:string-value="F6#" calcext:value-type="string">
            <text:p>F6#</text:p>
          </table:table-cell>
          <table:table-cell table:style-name="ce6" table:formula="of:=CONCATENATE(TEXT([.A136];&quot;000&quot;);&quot;-&quot;;TEXT([.B136];&quot;00&quot;);&quot;-&quot;;[.E136];&quot;-&quot;;[.I136];&quot;-&quot;;[.C136])" office:value-type="string" office:string-value="134-70-6-treble-F6#" calcext:value-type="string">
            <text:p>134-70-6-treble-F6#</text:p>
          </table:table-cell>
          <table:table-cell table:style-name="ce6" table:formula="of:=CONCATENATE([.E136];&quot;-&quot;;[.C136])" office:value-type="string" office:string-value="6-F6#" calcext:value-type="string">
            <text:p>6-F6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6];&quot; &quot;;[.K136];[.L136];[.M136])" office:value-type="string" office:string-value="r4 fis'''4" calcext:value-type="string">
            <text:p>r4 fi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6];LEFT([.L136];(LEN([.L136])-1));[.M136])" office:value-type="string" office:string-value="fis''4" calcext:value-type="string">
            <text:p>fis''4</text:p>
          </table:table-cell>
          <table:table-cell table:style-name="ce7" table:formula="of:=CONCATENATE([.$K136];[.$L136];[.$M136])" office:value-type="string" office:string-value="fis'''4" calcext:value-type="string">
            <text:p>fis'''4</text:p>
          </table:table-cell>
          <table:table-cell table:style-name="ce7" table:formula="of:=CONCATENATE([.$K136];[.$L136];&quot;'&quot;;[.$M136])" office:value-type="string" office:string-value="fis''''4" calcext:value-type="string">
            <text:p>fis''''4</text:p>
          </table:table-cell>
          <table:table-cell table:style-name="ce9" table:formula="of:=join(&quot; &quot;;[.O136:.R136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formula="of:=CONCATENATE(LEFT([.C138];2);&quot;b&quot;)" office:value-type="string" office:string-value="G6b" calcext:value-type="string">
            <text:p>G6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7];2;1)" office:value-type="string" office:string-value="6" calcext:value-type="string">
            <text:p>6</text:p>
          </table:table-cell>
          <table:table-cell table:style-name="ce4" table:formula="of:=[.C137]" office:value-type="string" office:string-value="G6b" calcext:value-type="string">
            <text:p>G6b</text:p>
          </table:table-cell>
          <table:table-cell table:style-name="ce6" table:formula="of:=CONCATENATE(TEXT([.A137];&quot;000&quot;);&quot;-&quot;;TEXT([.B137];&quot;00&quot;);&quot;-&quot;;[.E137];&quot;-&quot;;[.I137];&quot;-&quot;;[.C137])" office:value-type="string" office:string-value="137-70-6-treble-G6b" calcext:value-type="string">
            <text:p>137-70-6-treble-G6b</text:p>
          </table:table-cell>
          <table:table-cell table:style-name="ce6" table:formula="of:=CONCATENATE([.E137];&quot;-&quot;;[.C137])" office:value-type="string" office:string-value="6-G6b" calcext:value-type="string">
            <text:p>6-G6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7];&quot; &quot;;[.K137];[.L137];[.M137])" office:value-type="string" office:string-value="r4 ges'''4" calcext:value-type="string">
            <text:p>r4 ge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7];LEFT([.L137];(LEN([.L137])-1));[.M137])" office:value-type="string" office:string-value="ges''4" calcext:value-type="string">
            <text:p>ges''4</text:p>
          </table:table-cell>
          <table:table-cell table:style-name="ce7" table:formula="of:=CONCATENATE([.$K137];[.$L137];[.$M137])" office:value-type="string" office:string-value="ges'''4" calcext:value-type="string">
            <text:p>ges'''4</text:p>
          </table:table-cell>
          <table:table-cell table:style-name="ce7" table:formula="of:=CONCATENATE([.$K137];[.$L137];&quot;'&quot;;[.$M137])" office:value-type="string" office:string-value="ges''''4" calcext:value-type="string">
            <text:p>ges''''4</text:p>
          </table:table-cell>
          <table:table-cell table:style-name="ce9" table:formula="of:=join(&quot; &quot;;[.O137:.R137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G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8];2;1)" office:value-type="string" office:string-value="6" calcext:value-type="string">
            <text:p>6</text:p>
          </table:table-cell>
          <table:table-cell table:style-name="ce4" table:formula="of:=[.C138]" office:value-type="string" office:string-value="G6" calcext:value-type="string">
            <text:p>G6</text:p>
          </table:table-cell>
          <table:table-cell table:style-name="ce6" table:formula="of:=CONCATENATE(TEXT([.A138];&quot;000&quot;);&quot;-&quot;;TEXT([.B138];&quot;00&quot;);&quot;-&quot;;[.E138];&quot;-&quot;;[.I138];&quot;-&quot;;[.C138])" office:value-type="string" office:string-value="135-71-6-treble-G6" calcext:value-type="string">
            <text:p>135-71-6-treble-G6</text:p>
          </table:table-cell>
          <table:table-cell table:style-name="ce6" table:formula="of:=CONCATENATE([.E138];&quot;-&quot;;[.C138])" office:value-type="string" office:string-value="6-G6" calcext:value-type="string">
            <text:p>6-G6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8];&quot; &quot;;[.K138];[.L138];[.M138])" office:value-type="string" office:string-value="r4 g'''4" calcext:value-type="string">
            <text:p>r4 g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8];LEFT([.L138];(LEN([.L138])-1));[.M138])" office:value-type="string" office:string-value="g''4" calcext:value-type="string">
            <text:p>g''4</text:p>
          </table:table-cell>
          <table:table-cell table:style-name="ce7" table:formula="of:=CONCATENATE([.$K138];[.$L138];[.$M138])" office:value-type="string" office:string-value="g'''4" calcext:value-type="string">
            <text:p>g'''4</text:p>
          </table:table-cell>
          <table:table-cell table:style-name="ce7" table:formula="of:=CONCATENATE([.$K138];[.$L138];&quot;'&quot;;[.$M138])" office:value-type="string" office:string-value="g''''4" calcext:value-type="string">
            <text:p>g''''4</text:p>
          </table:table-cell>
          <table:table-cell table:style-name="ce9" table:formula="of:=join(&quot; &quot;;[.O138:.R138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formula="of:=CONCATENATE(LEFT([.C138];2);&quot;#&quot;)" office:value-type="string" office:string-value="G6#" calcext:value-type="string">
            <text:p>G6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9];2;1)" office:value-type="string" office:string-value="6" calcext:value-type="string">
            <text:p>6</text:p>
          </table:table-cell>
          <table:table-cell table:style-name="ce4" table:formula="of:=[.C139]" office:value-type="string" office:string-value="G6#" calcext:value-type="string">
            <text:p>G6#</text:p>
          </table:table-cell>
          <table:table-cell table:style-name="ce6" table:formula="of:=CONCATENATE(TEXT([.A139];&quot;000&quot;);&quot;-&quot;;TEXT([.B139];&quot;00&quot;);&quot;-&quot;;[.E139];&quot;-&quot;;[.I139];&quot;-&quot;;[.C139])" office:value-type="string" office:string-value="136-72-6-treble-G6#" calcext:value-type="string">
            <text:p>136-72-6-treble-G6#</text:p>
          </table:table-cell>
          <table:table-cell table:style-name="ce6" table:formula="of:=CONCATENATE([.E139];&quot;-&quot;;[.C139])" office:value-type="string" office:string-value="6-G6#" calcext:value-type="string">
            <text:p>6-G6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9];&quot; &quot;;[.K139];[.L139];[.M139])" office:value-type="string" office:string-value="r4 gis'''4" calcext:value-type="string">
            <text:p>r4 gi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9];LEFT([.L139];(LEN([.L139])-1));[.M139])" office:value-type="string" office:string-value="gis''4" calcext:value-type="string">
            <text:p>gis''4</text:p>
          </table:table-cell>
          <table:table-cell table:style-name="ce7" table:formula="of:=CONCATENATE([.$K139];[.$L139];[.$M139])" office:value-type="string" office:string-value="gis'''4" calcext:value-type="string">
            <text:p>gis'''4</text:p>
          </table:table-cell>
          <table:table-cell table:style-name="ce7" table:formula="of:=CONCATENATE([.$K139];[.$L139];&quot;'&quot;;[.$M139])" office:value-type="string" office:string-value="gis''''4" calcext:value-type="string">
            <text:p>gis''''4</text:p>
          </table:table-cell>
          <table:table-cell table:style-name="ce9" table:formula="of:=join(&quot; &quot;;[.O139:.R139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formula="of:=CONCATENATE(LEFT([.C141];2);&quot;b&quot;)" office:value-type="string" office:string-value="A6b" calcext:value-type="string">
            <text:p>A6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40];2;1)" office:value-type="string" office:string-value="6" calcext:value-type="string">
            <text:p>6</text:p>
          </table:table-cell>
          <table:table-cell table:style-name="ce4" table:formula="of:=[.C140]" office:value-type="string" office:string-value="A6b" calcext:value-type="string">
            <text:p>A6b</text:p>
          </table:table-cell>
          <table:table-cell table:style-name="ce6" table:formula="of:=CONCATENATE(TEXT([.A140];&quot;000&quot;);&quot;-&quot;;TEXT([.B140];&quot;00&quot;);&quot;-&quot;;[.E140];&quot;-&quot;;[.I140];&quot;-&quot;;[.C140])" office:value-type="string" office:string-value="140-72-6-treble-A6b" calcext:value-type="string">
            <text:p>140-72-6-treble-A6b</text:p>
          </table:table-cell>
          <table:table-cell table:style-name="ce6" table:formula="of:=CONCATENATE([.E140];&quot;-&quot;;[.C140])" office:value-type="string" office:string-value="6-A6b" calcext:value-type="string">
            <text:p>6-A6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0];&quot; &quot;;[.K140];[.L140];[.M140])" office:value-type="string" office:string-value="r4 aes'''4" calcext:value-type="string">
            <text:p>r4 ae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40];LEFT([.L140];(LEN([.L140])-1));[.M140])" office:value-type="string" office:string-value="aes''4" calcext:value-type="string">
            <text:p>aes''4</text:p>
          </table:table-cell>
          <table:table-cell table:style-name="ce7" table:formula="of:=CONCATENATE([.$K140];[.$L140];[.$M140])" office:value-type="string" office:string-value="aes'''4" calcext:value-type="string">
            <text:p>aes'''4</text:p>
          </table:table-cell>
          <table:table-cell table:style-name="ce7" table:formula="of:=CONCATENATE([.$K140];[.$L140];&quot;'&quot;;[.$M140])" office:value-type="string" office:string-value="aes''''4" calcext:value-type="string">
            <text:p>aes''''4</text:p>
          </table:table-cell>
          <table:table-cell table:style-name="ce9" table:formula="of:=join(&quot; &quot;;[.O140:.R140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A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41];2;1)" office:value-type="string" office:string-value="6" calcext:value-type="string">
            <text:p>6</text:p>
          </table:table-cell>
          <table:table-cell table:style-name="ce4" table:formula="of:=[.C141]" office:value-type="string" office:string-value="A6" calcext:value-type="string">
            <text:p>A6</text:p>
          </table:table-cell>
          <table:table-cell table:style-name="ce6" table:formula="of:=CONCATENATE(TEXT([.A141];&quot;000&quot;);&quot;-&quot;;TEXT([.B141];&quot;00&quot;);&quot;-&quot;;[.E141];&quot;-&quot;;[.I141];&quot;-&quot;;[.C141])" office:value-type="string" office:string-value="138-73-6-treble-A6" calcext:value-type="string">
            <text:p>138-73-6-treble-A6</text:p>
          </table:table-cell>
          <table:table-cell table:style-name="ce6" table:formula="of:=CONCATENATE([.E141];&quot;-&quot;;[.C141])" office:value-type="string" office:string-value="6-A6" calcext:value-type="string">
            <text:p>6-A6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1];&quot; &quot;;[.K141];[.L141];[.M141])" office:value-type="string" office:string-value="r4 a'''4" calcext:value-type="string">
            <text:p>r4 a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41];LEFT([.L141];(LEN([.L141])-1));[.M141])" office:value-type="string" office:string-value="a''4" calcext:value-type="string">
            <text:p>a''4</text:p>
          </table:table-cell>
          <table:table-cell table:style-name="ce7" table:formula="of:=CONCATENATE([.$K141];[.$L141];[.$M141])" office:value-type="string" office:string-value="a'''4" calcext:value-type="string">
            <text:p>a'''4</text:p>
          </table:table-cell>
          <table:table-cell table:style-name="ce7" table:formula="of:=CONCATENATE([.$K141];[.$L141];&quot;'&quot;;[.$M141])" office:value-type="string" office:string-value="a''''4" calcext:value-type="string">
            <text:p>a''''4</text:p>
          </table:table-cell>
          <table:table-cell table:style-name="ce9" table:formula="of:=join(&quot; &quot;;[.O141:.R141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74" calcext:value-type="float">
            <text:p>74</text:p>
          </table:table-cell>
          <table:table-cell table:style-name="ce2" table:formula="of:=CONCATENATE(LEFT([.C141];2);&quot;#&quot;)" office:value-type="string" office:string-value="A6#" calcext:value-type="string">
            <text:p>A6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42];2;1)" office:value-type="string" office:string-value="6" calcext:value-type="string">
            <text:p>6</text:p>
          </table:table-cell>
          <table:table-cell table:style-name="ce4" table:formula="of:=[.C142]" office:value-type="string" office:string-value="A6#" calcext:value-type="string">
            <text:p>A6#</text:p>
          </table:table-cell>
          <table:table-cell table:style-name="ce6" table:formula="of:=CONCATENATE(TEXT([.A142];&quot;000&quot;);&quot;-&quot;;TEXT([.B142];&quot;00&quot;);&quot;-&quot;;[.E142];&quot;-&quot;;[.I142];&quot;-&quot;;[.C142])" office:value-type="string" office:string-value="139-74-6-treble-A6#" calcext:value-type="string">
            <text:p>139-74-6-treble-A6#</text:p>
          </table:table-cell>
          <table:table-cell table:style-name="ce6" table:formula="of:=CONCATENATE([.E142];&quot;-&quot;;[.C142])" office:value-type="string" office:string-value="6-A6#" calcext:value-type="string">
            <text:p>6-A6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2];&quot; &quot;;[.K142];[.L142];[.M142])" office:value-type="string" office:string-value="r4 ais'''4" calcext:value-type="string">
            <text:p>r4 ai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42];LEFT([.L142];(LEN([.L142])-1));[.M142])" office:value-type="string" office:string-value="ais''4" calcext:value-type="string">
            <text:p>ais''4</text:p>
          </table:table-cell>
          <table:table-cell table:style-name="ce7" table:formula="of:=CONCATENATE([.$K142];[.$L142];[.$M142])" office:value-type="string" office:string-value="ais'''4" calcext:value-type="string">
            <text:p>ais'''4</text:p>
          </table:table-cell>
          <table:table-cell table:style-name="ce7" table:formula="of:=CONCATENATE([.$K142];[.$L142];&quot;'&quot;;[.$M142])" office:value-type="string" office:string-value="ais''''4" calcext:value-type="string">
            <text:p>ais''''4</text:p>
          </table:table-cell>
          <table:table-cell table:style-name="ce9" table:formula="of:=join(&quot; &quot;;[.O142:.R142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74" calcext:value-type="float">
            <text:p>74</text:p>
          </table:table-cell>
          <table:table-cell table:style-name="ce2" table:formula="of:=CONCATENATE(LEFT([.C144];2);&quot;b&quot;)" office:value-type="string" office:string-value="B6b" calcext:value-type="string">
            <text:p>B6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43];2;1)" office:value-type="string" office:string-value="6" calcext:value-type="string">
            <text:p>6</text:p>
          </table:table-cell>
          <table:table-cell table:style-name="ce4" table:formula="of:=[.C143]" office:value-type="string" office:string-value="B6b" calcext:value-type="string">
            <text:p>B6b</text:p>
          </table:table-cell>
          <table:table-cell table:style-name="ce6" table:formula="of:=CONCATENATE(TEXT([.A143];&quot;000&quot;);&quot;-&quot;;TEXT([.B143];&quot;00&quot;);&quot;-&quot;;[.E143];&quot;-&quot;;[.I143];&quot;-&quot;;[.C143])" office:value-type="string" office:string-value="142-74-6-treble-B6b" calcext:value-type="string">
            <text:p>142-74-6-treble-B6b</text:p>
          </table:table-cell>
          <table:table-cell table:style-name="ce6" table:formula="of:=CONCATENATE([.E143];&quot;-&quot;;[.C143])" office:value-type="string" office:string-value="6-B6b" calcext:value-type="string">
            <text:p>6-B6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3];&quot; &quot;;[.K143];[.L143];[.M143])" office:value-type="string" office:string-value="r4 bes'''4" calcext:value-type="string">
            <text:p>r4 be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43];LEFT([.L143];(LEN([.L143])-1));[.M143])" office:value-type="string" office:string-value="bes''4" calcext:value-type="string">
            <text:p>bes''4</text:p>
          </table:table-cell>
          <table:table-cell table:style-name="ce7" table:formula="of:=CONCATENATE([.$K143];[.$L143];[.$M143])" office:value-type="string" office:string-value="bes'''4" calcext:value-type="string">
            <text:p>bes'''4</text:p>
          </table:table-cell>
          <table:table-cell table:style-name="ce7" table:formula="of:=CONCATENATE([.$K143];[.$L143];&quot;'&quot;;[.$M143])" office:value-type="string" office:string-value="bes''''4" calcext:value-type="string">
            <text:p>bes''''4</text:p>
          </table:table-cell>
          <table:table-cell table:style-name="ce9" table:formula="of:=join(&quot; &quot;;[.O143:.R143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B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44];2;1)" office:value-type="string" office:string-value="6" calcext:value-type="string">
            <text:p>6</text:p>
          </table:table-cell>
          <table:table-cell table:style-name="ce4" table:formula="of:=[.C144]" office:value-type="string" office:string-value="B6" calcext:value-type="string">
            <text:p>B6</text:p>
          </table:table-cell>
          <table:table-cell table:style-name="ce6" table:formula="of:=CONCATENATE(TEXT([.A144];&quot;000&quot;);&quot;-&quot;;TEXT([.B144];&quot;00&quot;);&quot;-&quot;;[.E144];&quot;-&quot;;[.I144];&quot;-&quot;;[.C144])" office:value-type="string" office:string-value="141-75-6-treble-B6" calcext:value-type="string">
            <text:p>141-75-6-treble-B6</text:p>
          </table:table-cell>
          <table:table-cell table:style-name="ce6" table:formula="of:=CONCATENATE([.E144];&quot;-&quot;;[.C144])" office:value-type="string" office:string-value="6-B6" calcext:value-type="string">
            <text:p>6-B6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4];&quot; &quot;;[.K144];[.L144];[.M144])" office:value-type="string" office:string-value="r4 b'''4" calcext:value-type="string">
            <text:p>r4 b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44];LEFT([.L144];(LEN([.L144])-1));[.M144])" office:value-type="string" office:string-value="b''4" calcext:value-type="string">
            <text:p>b''4</text:p>
          </table:table-cell>
          <table:table-cell table:style-name="ce7" table:formula="of:=CONCATENATE([.$K144];[.$L144];[.$M144])" office:value-type="string" office:string-value="b'''4" calcext:value-type="string">
            <text:p>b'''4</text:p>
          </table:table-cell>
          <table:table-cell table:style-name="ce7" table:formula="of:=CONCATENATE([.$K144];[.$L144];&quot;'&quot;;[.$M144])" office:value-type="string" office:string-value="b''''4" calcext:value-type="string">
            <text:p>b''''4</text:p>
          </table:table-cell>
          <table:table-cell table:style-name="ce9" table:formula="of:=join(&quot; &quot;;[.O144:.R144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C7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45];2;1)" office:value-type="string" office:string-value="7" calcext:value-type="string">
            <text:p>7</text:p>
          </table:table-cell>
          <table:table-cell table:style-name="ce4" table:formula="of:=[.C145]" office:value-type="string" office:string-value="C7" calcext:value-type="string">
            <text:p>C7</text:p>
          </table:table-cell>
          <table:table-cell table:style-name="ce6" table:formula="of:=CONCATENATE(TEXT([.A145];&quot;000&quot;);&quot;-&quot;;TEXT([.B145];&quot;00&quot;);&quot;-&quot;;[.E145];&quot;-&quot;;[.I145];&quot;-&quot;;[.C145])" office:value-type="string" office:string-value="143-76-7-treble-C7" calcext:value-type="string">
            <text:p>143-76-7-treble-C7</text:p>
          </table:table-cell>
          <table:table-cell table:style-name="ce6" table:formula="of:=CONCATENATE([.E145];&quot;-&quot;;[.C145])" office:value-type="string" office:string-value="7-C7" calcext:value-type="string">
            <text:p>7-C7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5];&quot; &quot;;[.K145];[.L145];[.M145])" office:value-type="string" office:string-value="r4 c''''4" calcext:value-type="string">
            <text:p>r4 c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45];LEFT([.$L145];(LEN([.$L145])-2));[.$M145])" office:value-type="string" office:string-value="c''4" calcext:value-type="string">
            <text:p>c''4</text:p>
          </table:table-cell>
          <table:table-cell table:style-name="ce10" table:formula="of:=CONCATENATE([.$K145];LEFT([.$L145];(LEN([.$L145])-1));[.$M145])" office:value-type="string" office:string-value="c'''4" calcext:value-type="string">
            <text:p>c'''4</text:p>
          </table:table-cell>
          <table:table-cell table:style-name="ce10" table:formula="of:=CONCATENATE([.$K145];[.$L145];[.$M145])" office:value-type="string" office:string-value="c''''4" calcext:value-type="string">
            <text:p>c''''4</text:p>
          </table:table-cell>
          <table:table-cell table:style-name="ce9" table:formula="of:=join(&quot; &quot;;[.O145:.R145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77" calcext:value-type="float">
            <text:p>77</text:p>
          </table:table-cell>
          <table:table-cell table:style-name="ce2" table:formula="of:=CONCATENATE(LEFT([.C145];2);&quot;#&quot;)" office:value-type="string" office:string-value="C7#" calcext:value-type="string">
            <text:p>C7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46];2;1)" office:value-type="string" office:string-value="7" calcext:value-type="string">
            <text:p>7</text:p>
          </table:table-cell>
          <table:table-cell table:style-name="ce4" table:formula="of:=[.C146]" office:value-type="string" office:string-value="C7#" calcext:value-type="string">
            <text:p>C7#</text:p>
          </table:table-cell>
          <table:table-cell table:style-name="ce6" table:formula="of:=CONCATENATE(TEXT([.A146];&quot;000&quot;);&quot;-&quot;;TEXT([.B146];&quot;00&quot;);&quot;-&quot;;[.E146];&quot;-&quot;;[.I146];&quot;-&quot;;[.C146])" office:value-type="string" office:string-value="144-77-7-treble-C7#" calcext:value-type="string">
            <text:p>144-77-7-treble-C7#</text:p>
          </table:table-cell>
          <table:table-cell table:style-name="ce6" table:formula="of:=CONCATENATE([.E146];&quot;-&quot;;[.C146])" office:value-type="string" office:string-value="7-C7#" calcext:value-type="string">
            <text:p>7-C7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6];&quot; &quot;;[.K146];[.L146];[.M146])" office:value-type="string" office:string-value="r4 cis''''4" calcext:value-type="string">
            <text:p>r4 ci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46];LEFT([.$L146];(LEN([.$L146])-2));[.$M146])" office:value-type="string" office:string-value="cis''4" calcext:value-type="string">
            <text:p>cis''4</text:p>
          </table:table-cell>
          <table:table-cell table:style-name="ce10" table:formula="of:=CONCATENATE([.$K146];LEFT([.$L146];(LEN([.$L146])-1));[.$M146])" office:value-type="string" office:string-value="cis'''4" calcext:value-type="string">
            <text:p>cis'''4</text:p>
          </table:table-cell>
          <table:table-cell table:style-name="ce10" table:formula="of:=CONCATENATE([.$K146];[.$L146];[.$M146])" office:value-type="string" office:string-value="cis''''4" calcext:value-type="string">
            <text:p>cis''''4</text:p>
          </table:table-cell>
          <table:table-cell table:style-name="ce9" table:formula="of:=join(&quot; &quot;;[.O146:.R146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77" calcext:value-type="float">
            <text:p>77</text:p>
          </table:table-cell>
          <table:table-cell table:style-name="ce2" table:formula="of:=CONCATENATE(LEFT([.C148];2);&quot;b&quot;)" office:value-type="string" office:string-value="D7b" calcext:value-type="string">
            <text:p>D7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47];2;1)" office:value-type="string" office:string-value="7" calcext:value-type="string">
            <text:p>7</text:p>
          </table:table-cell>
          <table:table-cell table:style-name="ce4" table:formula="of:=[.C147]" office:value-type="string" office:string-value="D7b" calcext:value-type="string">
            <text:p>D7b</text:p>
          </table:table-cell>
          <table:table-cell table:style-name="ce6" table:formula="of:=CONCATENATE(TEXT([.A147];&quot;000&quot;);&quot;-&quot;;TEXT([.B147];&quot;00&quot;);&quot;-&quot;;[.E147];&quot;-&quot;;[.I147];&quot;-&quot;;[.C147])" office:value-type="string" office:string-value="147-77-7-treble-D7b" calcext:value-type="string">
            <text:p>147-77-7-treble-D7b</text:p>
          </table:table-cell>
          <table:table-cell table:style-name="ce6" table:formula="of:=CONCATENATE([.E147];&quot;-&quot;;[.C147])" office:value-type="string" office:string-value="7-D7b" calcext:value-type="string">
            <text:p>7-D7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7];&quot; &quot;;[.K147];[.L147];[.M147])" office:value-type="string" office:string-value="r4 des''''4" calcext:value-type="string">
            <text:p>r4 de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47];LEFT([.$L147];(LEN([.$L147])-2));[.$M147])" office:value-type="string" office:string-value="des''4" calcext:value-type="string">
            <text:p>des''4</text:p>
          </table:table-cell>
          <table:table-cell table:style-name="ce10" table:formula="of:=CONCATENATE([.$K147];LEFT([.$L147];(LEN([.$L147])-1));[.$M147])" office:value-type="string" office:string-value="des'''4" calcext:value-type="string">
            <text:p>des'''4</text:p>
          </table:table-cell>
          <table:table-cell table:style-name="ce10" table:formula="of:=CONCATENATE([.$K147];[.$L147];[.$M147])" office:value-type="string" office:string-value="des''''4" calcext:value-type="string">
            <text:p>des''''4</text:p>
          </table:table-cell>
          <table:table-cell table:style-name="ce9" table:formula="of:=join(&quot; &quot;;[.O147:.R147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D7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48];2;1)" office:value-type="string" office:string-value="7" calcext:value-type="string">
            <text:p>7</text:p>
          </table:table-cell>
          <table:table-cell table:style-name="ce4" table:formula="of:=[.C148]" office:value-type="string" office:string-value="D7" calcext:value-type="string">
            <text:p>D7</text:p>
          </table:table-cell>
          <table:table-cell table:style-name="ce6" table:formula="of:=CONCATENATE(TEXT([.A148];&quot;000&quot;);&quot;-&quot;;TEXT([.B148];&quot;00&quot;);&quot;-&quot;;[.E148];&quot;-&quot;;[.I148];&quot;-&quot;;[.C148])" office:value-type="string" office:string-value="145-78-7-treble-D7" calcext:value-type="string">
            <text:p>145-78-7-treble-D7</text:p>
          </table:table-cell>
          <table:table-cell table:style-name="ce6" table:formula="of:=CONCATENATE([.E148];&quot;-&quot;;[.C148])" office:value-type="string" office:string-value="7-D7" calcext:value-type="string">
            <text:p>7-D7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8];&quot; &quot;;[.K148];[.L148];[.M148])" office:value-type="string" office:string-value="r4 d''''4" calcext:value-type="string">
            <text:p>r4 d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48];LEFT([.$L148];(LEN([.$L148])-2));[.$M148])" office:value-type="string" office:string-value="d''4" calcext:value-type="string">
            <text:p>d''4</text:p>
          </table:table-cell>
          <table:table-cell table:style-name="ce10" table:formula="of:=CONCATENATE([.$K148];LEFT([.$L148];(LEN([.$L148])-1));[.$M148])" office:value-type="string" office:string-value="d'''4" calcext:value-type="string">
            <text:p>d'''4</text:p>
          </table:table-cell>
          <table:table-cell table:style-name="ce10" table:formula="of:=CONCATENATE([.$K148];[.$L148];[.$M148])" office:value-type="string" office:string-value="d''''4" calcext:value-type="string">
            <text:p>d''''4</text:p>
          </table:table-cell>
          <table:table-cell table:style-name="ce9" table:formula="of:=join(&quot; &quot;;[.O148:.R148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79" calcext:value-type="float">
            <text:p>79</text:p>
          </table:table-cell>
          <table:table-cell table:style-name="ce2" table:formula="of:=CONCATENATE(LEFT([.C148];2);&quot;#&quot;)" office:value-type="string" office:string-value="D7#" calcext:value-type="string">
            <text:p>D7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49];2;1)" office:value-type="string" office:string-value="7" calcext:value-type="string">
            <text:p>7</text:p>
          </table:table-cell>
          <table:table-cell table:style-name="ce4" table:formula="of:=[.C149]" office:value-type="string" office:string-value="D7#" calcext:value-type="string">
            <text:p>D7#</text:p>
          </table:table-cell>
          <table:table-cell table:style-name="ce6" table:formula="of:=CONCATENATE(TEXT([.A149];&quot;000&quot;);&quot;-&quot;;TEXT([.B149];&quot;00&quot;);&quot;-&quot;;[.E149];&quot;-&quot;;[.I149];&quot;-&quot;;[.C149])" office:value-type="string" office:string-value="146-79-7-treble-D7#" calcext:value-type="string">
            <text:p>146-79-7-treble-D7#</text:p>
          </table:table-cell>
          <table:table-cell table:style-name="ce6" table:formula="of:=CONCATENATE([.E149];&quot;-&quot;;[.C149])" office:value-type="string" office:string-value="7-D7#" calcext:value-type="string">
            <text:p>7-D7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9];&quot; &quot;;[.K149];[.L149];[.M149])" office:value-type="string" office:string-value="r4 dis''''4" calcext:value-type="string">
            <text:p>r4 di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49];LEFT([.$L149];(LEN([.$L149])-2));[.$M149])" office:value-type="string" office:string-value="dis''4" calcext:value-type="string">
            <text:p>dis''4</text:p>
          </table:table-cell>
          <table:table-cell table:style-name="ce10" table:formula="of:=CONCATENATE([.$K149];LEFT([.$L149];(LEN([.$L149])-1));[.$M149])" office:value-type="string" office:string-value="dis'''4" calcext:value-type="string">
            <text:p>dis'''4</text:p>
          </table:table-cell>
          <table:table-cell table:style-name="ce10" table:formula="of:=CONCATENATE([.$K149];[.$L149];[.$M149])" office:value-type="string" office:string-value="dis''''4" calcext:value-type="string">
            <text:p>dis''''4</text:p>
          </table:table-cell>
          <table:table-cell table:style-name="ce9" table:formula="of:=join(&quot; &quot;;[.O149:.R149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79" calcext:value-type="float">
            <text:p>79</text:p>
          </table:table-cell>
          <table:table-cell table:style-name="ce2" table:formula="of:=CONCATENATE(LEFT([.C151];2);&quot;b&quot;)" office:value-type="string" office:string-value="E7b" calcext:value-type="string">
            <text:p>E7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0];2;1)" office:value-type="string" office:string-value="7" calcext:value-type="string">
            <text:p>7</text:p>
          </table:table-cell>
          <table:table-cell table:style-name="ce4" table:formula="of:=[.C150]" office:value-type="string" office:string-value="E7b" calcext:value-type="string">
            <text:p>E7b</text:p>
          </table:table-cell>
          <table:table-cell table:style-name="ce6" table:formula="of:=CONCATENATE(TEXT([.A150];&quot;000&quot;);&quot;-&quot;;TEXT([.B150];&quot;00&quot;);&quot;-&quot;;[.E150];&quot;-&quot;;[.I150];&quot;-&quot;;[.C150])" office:value-type="string" office:string-value="149-79-7-treble-E7b" calcext:value-type="string">
            <text:p>149-79-7-treble-E7b</text:p>
          </table:table-cell>
          <table:table-cell table:style-name="ce6" table:formula="of:=CONCATENATE([.E150];&quot;-&quot;;[.C150])" office:value-type="string" office:string-value="7-E7b" calcext:value-type="string">
            <text:p>7-E7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0];&quot; &quot;;[.K150];[.L150];[.M150])" office:value-type="string" office:string-value="r4 ees''''4" calcext:value-type="string">
            <text:p>r4 ee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0];LEFT([.$L150];(LEN([.$L150])-2));[.$M150])" office:value-type="string" office:string-value="ees''4" calcext:value-type="string">
            <text:p>ees''4</text:p>
          </table:table-cell>
          <table:table-cell table:style-name="ce10" table:formula="of:=CONCATENATE([.$K150];LEFT([.$L150];(LEN([.$L150])-1));[.$M150])" office:value-type="string" office:string-value="ees'''4" calcext:value-type="string">
            <text:p>ees'''4</text:p>
          </table:table-cell>
          <table:table-cell table:style-name="ce10" table:formula="of:=CONCATENATE([.$K150];[.$L150];[.$M150])" office:value-type="string" office:string-value="ees''''4" calcext:value-type="string">
            <text:p>ees''''4</text:p>
          </table:table-cell>
          <table:table-cell table:style-name="ce9" table:formula="of:=join(&quot; &quot;;[.O150:.R150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E7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1];2;1)" office:value-type="string" office:string-value="7" calcext:value-type="string">
            <text:p>7</text:p>
          </table:table-cell>
          <table:table-cell table:style-name="ce4" table:formula="of:=[.C151]" office:value-type="string" office:string-value="E7" calcext:value-type="string">
            <text:p>E7</text:p>
          </table:table-cell>
          <table:table-cell table:style-name="ce6" table:formula="of:=CONCATENATE(TEXT([.A151];&quot;000&quot;);&quot;-&quot;;TEXT([.B151];&quot;00&quot;);&quot;-&quot;;[.E151];&quot;-&quot;;[.I151];&quot;-&quot;;[.C151])" office:value-type="string" office:string-value="148-80-7-treble-E7" calcext:value-type="string">
            <text:p>148-80-7-treble-E7</text:p>
          </table:table-cell>
          <table:table-cell table:style-name="ce6" table:formula="of:=CONCATENATE([.E151];&quot;-&quot;;[.C151])" office:value-type="string" office:string-value="7-E7" calcext:value-type="string">
            <text:p>7-E7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1];&quot; &quot;;[.K151];[.L151];[.M151])" office:value-type="string" office:string-value="r4 e''''4" calcext:value-type="string">
            <text:p>r4 e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1];LEFT([.$L151];(LEN([.$L151])-2));[.$M151])" office:value-type="string" office:string-value="e''4" calcext:value-type="string">
            <text:p>e''4</text:p>
          </table:table-cell>
          <table:table-cell table:style-name="ce10" table:formula="of:=CONCATENATE([.$K151];LEFT([.$L151];(LEN([.$L151])-1));[.$M151])" office:value-type="string" office:string-value="e'''4" calcext:value-type="string">
            <text:p>e'''4</text:p>
          </table:table-cell>
          <table:table-cell table:style-name="ce10" table:formula="of:=CONCATENATE([.$K151];[.$L151];[.$M151])" office:value-type="string" office:string-value="e''''4" calcext:value-type="string">
            <text:p>e''''4</text:p>
          </table:table-cell>
          <table:table-cell table:style-name="ce9" table:formula="of:=join(&quot; &quot;;[.O151:.R151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F7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2];2;1)" office:value-type="string" office:string-value="7" calcext:value-type="string">
            <text:p>7</text:p>
          </table:table-cell>
          <table:table-cell table:style-name="ce4" table:formula="of:=[.C152]" office:value-type="string" office:string-value="F7" calcext:value-type="string">
            <text:p>F7</text:p>
          </table:table-cell>
          <table:table-cell table:style-name="ce6" table:formula="of:=CONCATENATE(TEXT([.A152];&quot;000&quot;);&quot;-&quot;;TEXT([.B152];&quot;00&quot;);&quot;-&quot;;[.E152];&quot;-&quot;;[.I152];&quot;-&quot;;[.C152])" office:value-type="string" office:string-value="150-81-7-treble-F7" calcext:value-type="string">
            <text:p>150-81-7-treble-F7</text:p>
          </table:table-cell>
          <table:table-cell table:style-name="ce6" table:formula="of:=CONCATENATE([.E152];&quot;-&quot;;[.C152])" office:value-type="string" office:string-value="7-F7" calcext:value-type="string">
            <text:p>7-F7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2];&quot; &quot;;[.K152];[.L152];[.M152])" office:value-type="string" office:string-value="r4 f''''4" calcext:value-type="string">
            <text:p>r4 f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2];LEFT([.$L152];(LEN([.$L152])-2));[.$M152])" office:value-type="string" office:string-value="f''4" calcext:value-type="string">
            <text:p>f''4</text:p>
          </table:table-cell>
          <table:table-cell table:style-name="ce10" table:formula="of:=CONCATENATE([.$K152];LEFT([.$L152];(LEN([.$L152])-1));[.$M152])" office:value-type="string" office:string-value="f'''4" calcext:value-type="string">
            <text:p>f'''4</text:p>
          </table:table-cell>
          <table:table-cell table:style-name="ce10" table:formula="of:=CONCATENATE([.$K152];[.$L152];[.$M152])" office:value-type="string" office:string-value="f''''4" calcext:value-type="string">
            <text:p>f''''4</text:p>
          </table:table-cell>
          <table:table-cell table:style-name="ce9" table:formula="of:=join(&quot; &quot;;[.O152:.R152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82" calcext:value-type="float">
            <text:p>82</text:p>
          </table:table-cell>
          <table:table-cell table:style-name="ce2" table:formula="of:=CONCATENATE(LEFT([.C152];2);&quot;#&quot;)" office:value-type="string" office:string-value="F7#" calcext:value-type="string">
            <text:p>F7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3];2;1)" office:value-type="string" office:string-value="7" calcext:value-type="string">
            <text:p>7</text:p>
          </table:table-cell>
          <table:table-cell table:style-name="ce4" table:formula="of:=[.C153]" office:value-type="string" office:string-value="F7#" calcext:value-type="string">
            <text:p>F7#</text:p>
          </table:table-cell>
          <table:table-cell table:style-name="ce6" table:formula="of:=CONCATENATE(TEXT([.A153];&quot;000&quot;);&quot;-&quot;;TEXT([.B153];&quot;00&quot;);&quot;-&quot;;[.E153];&quot;-&quot;;[.I153];&quot;-&quot;;[.C153])" office:value-type="string" office:string-value="151-82-7-treble-F7#" calcext:value-type="string">
            <text:p>151-82-7-treble-F7#</text:p>
          </table:table-cell>
          <table:table-cell table:style-name="ce6" table:formula="of:=CONCATENATE([.E153];&quot;-&quot;;[.C153])" office:value-type="string" office:string-value="7-F7#" calcext:value-type="string">
            <text:p>7-F7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3];&quot; &quot;;[.K153];[.L153];[.M153])" office:value-type="string" office:string-value="r4 fis''''4" calcext:value-type="string">
            <text:p>r4 fi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3];LEFT([.$L153];(LEN([.$L153])-2));[.$M153])" office:value-type="string" office:string-value="fis''4" calcext:value-type="string">
            <text:p>fis''4</text:p>
          </table:table-cell>
          <table:table-cell table:style-name="ce10" table:formula="of:=CONCATENATE([.$K153];LEFT([.$L153];(LEN([.$L153])-1));[.$M153])" office:value-type="string" office:string-value="fis'''4" calcext:value-type="string">
            <text:p>fis'''4</text:p>
          </table:table-cell>
          <table:table-cell table:style-name="ce10" table:formula="of:=CONCATENATE([.$K153];[.$L153];[.$M153])" office:value-type="string" office:string-value="fis''''4" calcext:value-type="string">
            <text:p>fis''''4</text:p>
          </table:table-cell>
          <table:table-cell table:style-name="ce9" table:formula="of:=join(&quot; &quot;;[.O153:.R153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82" calcext:value-type="float">
            <text:p>82</text:p>
          </table:table-cell>
          <table:table-cell table:style-name="ce2" table:formula="of:=CONCATENATE(LEFT([.C155];2);&quot;b&quot;)" office:value-type="string" office:string-value="G7b" calcext:value-type="string">
            <text:p>G7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4];2;1)" office:value-type="string" office:string-value="7" calcext:value-type="string">
            <text:p>7</text:p>
          </table:table-cell>
          <table:table-cell table:style-name="ce4" table:formula="of:=[.C154]" office:value-type="string" office:string-value="G7b" calcext:value-type="string">
            <text:p>G7b</text:p>
          </table:table-cell>
          <table:table-cell table:style-name="ce6" table:formula="of:=CONCATENATE(TEXT([.A154];&quot;000&quot;);&quot;-&quot;;TEXT([.B154];&quot;00&quot;);&quot;-&quot;;[.E154];&quot;-&quot;;[.I154];&quot;-&quot;;[.C154])" office:value-type="string" office:string-value="154-82-7-treble-G7b" calcext:value-type="string">
            <text:p>154-82-7-treble-G7b</text:p>
          </table:table-cell>
          <table:table-cell table:style-name="ce6" table:formula="of:=CONCATENATE([.E154];&quot;-&quot;;[.C154])" office:value-type="string" office:string-value="7-G7b" calcext:value-type="string">
            <text:p>7-G7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4];&quot; &quot;;[.K154];[.L154];[.M154])" office:value-type="string" office:string-value="r4 ges''''4" calcext:value-type="string">
            <text:p>r4 ge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4];LEFT([.$L154];(LEN([.$L154])-2));[.$M154])" office:value-type="string" office:string-value="ges''4" calcext:value-type="string">
            <text:p>ges''4</text:p>
          </table:table-cell>
          <table:table-cell table:style-name="ce10" table:formula="of:=CONCATENATE([.$K154];LEFT([.$L154];(LEN([.$L154])-1));[.$M154])" office:value-type="string" office:string-value="ges'''4" calcext:value-type="string">
            <text:p>ges'''4</text:p>
          </table:table-cell>
          <table:table-cell table:style-name="ce10" table:formula="of:=CONCATENATE([.$K154];[.$L154];[.$M154])" office:value-type="string" office:string-value="ges''''4" calcext:value-type="string">
            <text:p>ges''''4</text:p>
          </table:table-cell>
          <table:table-cell table:style-name="ce9" table:formula="of:=join(&quot; &quot;;[.O154:.R154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G7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5];2;1)" office:value-type="string" office:string-value="7" calcext:value-type="string">
            <text:p>7</text:p>
          </table:table-cell>
          <table:table-cell table:style-name="ce4" table:formula="of:=[.C155]" office:value-type="string" office:string-value="G7" calcext:value-type="string">
            <text:p>G7</text:p>
          </table:table-cell>
          <table:table-cell table:style-name="ce6" table:formula="of:=CONCATENATE(TEXT([.A155];&quot;000&quot;);&quot;-&quot;;TEXT([.B155];&quot;00&quot;);&quot;-&quot;;[.E155];&quot;-&quot;;[.I155];&quot;-&quot;;[.C155])" office:value-type="string" office:string-value="152-83-7-treble-G7" calcext:value-type="string">
            <text:p>152-83-7-treble-G7</text:p>
          </table:table-cell>
          <table:table-cell table:style-name="ce6" table:formula="of:=CONCATENATE([.E155];&quot;-&quot;;[.C155])" office:value-type="string" office:string-value="7-G7" calcext:value-type="string">
            <text:p>7-G7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5];&quot; &quot;;[.K155];[.L155];[.M155])" office:value-type="string" office:string-value="r4 g''''4" calcext:value-type="string">
            <text:p>r4 g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5];LEFT([.$L155];(LEN([.$L155])-2));[.$M155])" office:value-type="string" office:string-value="g''4" calcext:value-type="string">
            <text:p>g''4</text:p>
          </table:table-cell>
          <table:table-cell table:style-name="ce10" table:formula="of:=CONCATENATE([.$K155];LEFT([.$L155];(LEN([.$L155])-1));[.$M155])" office:value-type="string" office:string-value="g'''4" calcext:value-type="string">
            <text:p>g'''4</text:p>
          </table:table-cell>
          <table:table-cell table:style-name="ce10" table:formula="of:=CONCATENATE([.$K155];[.$L155];[.$M155])" office:value-type="string" office:string-value="g''''4" calcext:value-type="string">
            <text:p>g''''4</text:p>
          </table:table-cell>
          <table:table-cell table:style-name="ce9" table:formula="of:=join(&quot; &quot;;[.O155:.R155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84" calcext:value-type="float">
            <text:p>84</text:p>
          </table:table-cell>
          <table:table-cell table:style-name="ce2" table:formula="of:=CONCATENATE(LEFT([.C155];2);&quot;#&quot;)" office:value-type="string" office:string-value="G7#" calcext:value-type="string">
            <text:p>G7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6];2;1)" office:value-type="string" office:string-value="7" calcext:value-type="string">
            <text:p>7</text:p>
          </table:table-cell>
          <table:table-cell table:style-name="ce4" table:formula="of:=[.C156]" office:value-type="string" office:string-value="G7#" calcext:value-type="string">
            <text:p>G7#</text:p>
          </table:table-cell>
          <table:table-cell table:style-name="ce6" table:formula="of:=CONCATENATE(TEXT([.A156];&quot;000&quot;);&quot;-&quot;;TEXT([.B156];&quot;00&quot;);&quot;-&quot;;[.E156];&quot;-&quot;;[.I156];&quot;-&quot;;[.C156])" office:value-type="string" office:string-value="153-84-7-treble-G7#" calcext:value-type="string">
            <text:p>153-84-7-treble-G7#</text:p>
          </table:table-cell>
          <table:table-cell table:style-name="ce6" table:formula="of:=CONCATENATE([.E156];&quot;-&quot;;[.C156])" office:value-type="string" office:string-value="7-G7#" calcext:value-type="string">
            <text:p>7-G7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6];&quot; &quot;;[.K156];[.L156];[.M156])" office:value-type="string" office:string-value="r4 gis''''4" calcext:value-type="string">
            <text:p>r4 gi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6];LEFT([.$L156];(LEN([.$L156])-2));[.$M156])" office:value-type="string" office:string-value="gis''4" calcext:value-type="string">
            <text:p>gis''4</text:p>
          </table:table-cell>
          <table:table-cell table:style-name="ce10" table:formula="of:=CONCATENATE([.$K156];LEFT([.$L156];(LEN([.$L156])-1));[.$M156])" office:value-type="string" office:string-value="gis'''4" calcext:value-type="string">
            <text:p>gis'''4</text:p>
          </table:table-cell>
          <table:table-cell table:style-name="ce10" table:formula="of:=CONCATENATE([.$K156];[.$L156];[.$M156])" office:value-type="string" office:string-value="gis''''4" calcext:value-type="string">
            <text:p>gis''''4</text:p>
          </table:table-cell>
          <table:table-cell table:style-name="ce9" table:formula="of:=join(&quot; &quot;;[.O156:.R156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84" calcext:value-type="float">
            <text:p>84</text:p>
          </table:table-cell>
          <table:table-cell table:style-name="ce2" table:formula="of:=CONCATENATE(LEFT([.C158];2);&quot;b&quot;)" office:value-type="string" office:string-value="A7b" calcext:value-type="string">
            <text:p>A7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7];2;1)" office:value-type="string" office:string-value="7" calcext:value-type="string">
            <text:p>7</text:p>
          </table:table-cell>
          <table:table-cell table:style-name="ce4" table:formula="of:=[.C157]" office:value-type="string" office:string-value="A7b" calcext:value-type="string">
            <text:p>A7b</text:p>
          </table:table-cell>
          <table:table-cell table:style-name="ce6" table:formula="of:=CONCATENATE(TEXT([.A157];&quot;000&quot;);&quot;-&quot;;TEXT([.B157];&quot;00&quot;);&quot;-&quot;;[.E157];&quot;-&quot;;[.I157];&quot;-&quot;;[.C157])" office:value-type="string" office:string-value="157-84-7-treble-A7b" calcext:value-type="string">
            <text:p>157-84-7-treble-A7b</text:p>
          </table:table-cell>
          <table:table-cell table:style-name="ce6" table:formula="of:=CONCATENATE([.E157];&quot;-&quot;;[.C157])" office:value-type="string" office:string-value="7-A7b" calcext:value-type="string">
            <text:p>7-A7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7];&quot; &quot;;[.K157];[.L157];[.M157])" office:value-type="string" office:string-value="r4 aes''''4" calcext:value-type="string">
            <text:p>r4 ae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7];LEFT([.$L157];(LEN([.$L157])-2));[.$M157])" office:value-type="string" office:string-value="aes''4" calcext:value-type="string">
            <text:p>aes''4</text:p>
          </table:table-cell>
          <table:table-cell table:style-name="ce10" table:formula="of:=CONCATENATE([.$K157];LEFT([.$L157];(LEN([.$L157])-1));[.$M157])" office:value-type="string" office:string-value="aes'''4" calcext:value-type="string">
            <text:p>aes'''4</text:p>
          </table:table-cell>
          <table:table-cell table:style-name="ce10" table:formula="of:=CONCATENATE([.$K157];[.$L157];[.$M157])" office:value-type="string" office:string-value="aes''''4" calcext:value-type="string">
            <text:p>aes''''4</text:p>
          </table:table-cell>
          <table:table-cell table:style-name="ce9" table:formula="of:=join(&quot; &quot;;[.O157:.R157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A7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8];2;1)" office:value-type="string" office:string-value="7" calcext:value-type="string">
            <text:p>7</text:p>
          </table:table-cell>
          <table:table-cell table:style-name="ce4" table:formula="of:=[.C158]" office:value-type="string" office:string-value="A7" calcext:value-type="string">
            <text:p>A7</text:p>
          </table:table-cell>
          <table:table-cell table:style-name="ce6" table:formula="of:=CONCATENATE(TEXT([.A158];&quot;000&quot;);&quot;-&quot;;TEXT([.B158];&quot;00&quot;);&quot;-&quot;;[.E158];&quot;-&quot;;[.I158];&quot;-&quot;;[.C158])" office:value-type="string" office:string-value="155-85-7-treble-A7" calcext:value-type="string">
            <text:p>155-85-7-treble-A7</text:p>
          </table:table-cell>
          <table:table-cell table:style-name="ce6" table:formula="of:=CONCATENATE([.E158];&quot;-&quot;;[.C158])" office:value-type="string" office:string-value="7-A7" calcext:value-type="string">
            <text:p>7-A7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8];&quot; &quot;;[.K158];[.L158];[.M158])" office:value-type="string" office:string-value="r4 a''''4" calcext:value-type="string">
            <text:p>r4 a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8];LEFT([.$L158];(LEN([.$L158])-2));[.$M158])" office:value-type="string" office:string-value="a''4" calcext:value-type="string">
            <text:p>a''4</text:p>
          </table:table-cell>
          <table:table-cell table:style-name="ce10" table:formula="of:=CONCATENATE([.$K158];LEFT([.$L158];(LEN([.$L158])-1));[.$M158])" office:value-type="string" office:string-value="a'''4" calcext:value-type="string">
            <text:p>a'''4</text:p>
          </table:table-cell>
          <table:table-cell table:style-name="ce10" table:formula="of:=CONCATENATE([.$K158];[.$L158];[.$M158])" office:value-type="string" office:string-value="a''''4" calcext:value-type="string">
            <text:p>a''''4</text:p>
          </table:table-cell>
          <table:table-cell table:style-name="ce9" table:formula="of:=join(&quot; &quot;;[.O158:.R158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86" calcext:value-type="float">
            <text:p>86</text:p>
          </table:table-cell>
          <table:table-cell table:style-name="ce2" table:formula="of:=CONCATENATE(LEFT([.C158];2);&quot;#&quot;)" office:value-type="string" office:string-value="A7#" calcext:value-type="string">
            <text:p>A7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9];2;1)" office:value-type="string" office:string-value="7" calcext:value-type="string">
            <text:p>7</text:p>
          </table:table-cell>
          <table:table-cell table:style-name="ce4" table:formula="of:=[.C159]" office:value-type="string" office:string-value="A7#" calcext:value-type="string">
            <text:p>A7#</text:p>
          </table:table-cell>
          <table:table-cell table:style-name="ce6" table:formula="of:=CONCATENATE(TEXT([.A159];&quot;000&quot;);&quot;-&quot;;TEXT([.B159];&quot;00&quot;);&quot;-&quot;;[.E159];&quot;-&quot;;[.I159];&quot;-&quot;;[.C159])" office:value-type="string" office:string-value="156-86-7-treble-A7#" calcext:value-type="string">
            <text:p>156-86-7-treble-A7#</text:p>
          </table:table-cell>
          <table:table-cell table:style-name="ce6" table:formula="of:=CONCATENATE([.E159];&quot;-&quot;;[.C159])" office:value-type="string" office:string-value="7-A7#" calcext:value-type="string">
            <text:p>7-A7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9];&quot; &quot;;[.K159];[.L159];[.M159])" office:value-type="string" office:string-value="r4 ais''''4" calcext:value-type="string">
            <text:p>r4 ai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9];LEFT([.$L159];(LEN([.$L159])-2));[.$M159])" office:value-type="string" office:string-value="ais''4" calcext:value-type="string">
            <text:p>ais''4</text:p>
          </table:table-cell>
          <table:table-cell table:style-name="ce10" table:formula="of:=CONCATENATE([.$K159];LEFT([.$L159];(LEN([.$L159])-1));[.$M159])" office:value-type="string" office:string-value="ais'''4" calcext:value-type="string">
            <text:p>ais'''4</text:p>
          </table:table-cell>
          <table:table-cell table:style-name="ce10" table:formula="of:=CONCATENATE([.$K159];[.$L159];[.$M159])" office:value-type="string" office:string-value="ais''''4" calcext:value-type="string">
            <text:p>ais''''4</text:p>
          </table:table-cell>
          <table:table-cell table:style-name="ce9" table:formula="of:=join(&quot; &quot;;[.O159:.R159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86" calcext:value-type="float">
            <text:p>86</text:p>
          </table:table-cell>
          <table:table-cell table:style-name="ce2" table:formula="of:=CONCATENATE(LEFT([.C161];2);&quot;b&quot;)" office:value-type="string" office:string-value="B7b" calcext:value-type="string">
            <text:p>B7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60];2;1)" office:value-type="string" office:string-value="7" calcext:value-type="string">
            <text:p>7</text:p>
          </table:table-cell>
          <table:table-cell table:style-name="ce4" table:formula="of:=[.C160]" office:value-type="string" office:string-value="B7b" calcext:value-type="string">
            <text:p>B7b</text:p>
          </table:table-cell>
          <table:table-cell table:style-name="ce6" table:formula="of:=CONCATENATE(TEXT([.A160];&quot;000&quot;);&quot;-&quot;;TEXT([.B160];&quot;00&quot;);&quot;-&quot;;[.E160];&quot;-&quot;;[.I160];&quot;-&quot;;[.C160])" office:value-type="string" office:string-value="159-86-7-treble-B7b" calcext:value-type="string">
            <text:p>159-86-7-treble-B7b</text:p>
          </table:table-cell>
          <table:table-cell table:style-name="ce6" table:formula="of:=CONCATENATE([.E160];&quot;-&quot;;[.C160])" office:value-type="string" office:string-value="7-B7b" calcext:value-type="string">
            <text:p>7-B7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60];&quot; &quot;;[.K160];[.L160];[.M160])" office:value-type="string" office:string-value="r4 bes''''4" calcext:value-type="string">
            <text:p>r4 be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60];LEFT([.$L160];(LEN([.$L160])-2));[.$M160])" office:value-type="string" office:string-value="bes''4" calcext:value-type="string">
            <text:p>bes''4</text:p>
          </table:table-cell>
          <table:table-cell table:style-name="ce10" table:formula="of:=CONCATENATE([.$K160];LEFT([.$L160];(LEN([.$L160])-1));[.$M160])" office:value-type="string" office:string-value="bes'''4" calcext:value-type="string">
            <text:p>bes'''4</text:p>
          </table:table-cell>
          <table:table-cell table:style-name="ce10" table:formula="of:=CONCATENATE([.$K160];[.$L160];[.$M160])" office:value-type="string" office:string-value="bes''''4" calcext:value-type="string">
            <text:p>bes''''4</text:p>
          </table:table-cell>
          <table:table-cell table:style-name="ce9" table:formula="of:=join(&quot; &quot;;[.O160:.R160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B7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61];2;1)" office:value-type="string" office:string-value="7" calcext:value-type="string">
            <text:p>7</text:p>
          </table:table-cell>
          <table:table-cell table:style-name="ce4" table:formula="of:=[.C161]" office:value-type="string" office:string-value="B7" calcext:value-type="string">
            <text:p>B7</text:p>
          </table:table-cell>
          <table:table-cell table:style-name="ce6" table:formula="of:=CONCATENATE(TEXT([.A161];&quot;000&quot;);&quot;-&quot;;TEXT([.B161];&quot;00&quot;);&quot;-&quot;;[.E161];&quot;-&quot;;[.I161];&quot;-&quot;;[.C161])" office:value-type="string" office:string-value="158-87-7-treble-B7" calcext:value-type="string">
            <text:p>158-87-7-treble-B7</text:p>
          </table:table-cell>
          <table:table-cell table:style-name="ce6" table:formula="of:=CONCATENATE([.E161];&quot;-&quot;;[.C161])" office:value-type="string" office:string-value="7-B7" calcext:value-type="string">
            <text:p>7-B7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61];&quot; &quot;;[.K161];[.L161];[.M161])" office:value-type="string" office:string-value="r4 b''''4" calcext:value-type="string">
            <text:p>r4 b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61];LEFT([.$L161];(LEN([.$L161])-2));[.$M161])" office:value-type="string" office:string-value="b''4" calcext:value-type="string">
            <text:p>b''4</text:p>
          </table:table-cell>
          <table:table-cell table:style-name="ce10" table:formula="of:=CONCATENATE([.$K161];LEFT([.$L161];(LEN([.$L161])-1));[.$M161])" office:value-type="string" office:string-value="b'''4" calcext:value-type="string">
            <text:p>b'''4</text:p>
          </table:table-cell>
          <table:table-cell table:style-name="ce10" table:formula="of:=CONCATENATE([.$K161];[.$L161];[.$M161])" office:value-type="string" office:string-value="b''''4" calcext:value-type="string">
            <text:p>b''''4</text:p>
          </table:table-cell>
          <table:table-cell table:style-name="ce9" table:formula="of:=join(&quot; &quot;;[.O161:.R161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C8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62];2;1)" office:value-type="string" office:string-value="8" calcext:value-type="string">
            <text:p>8</text:p>
          </table:table-cell>
          <table:table-cell table:style-name="ce4" table:formula="of:=[.C162]" office:value-type="string" office:string-value="C8" calcext:value-type="string">
            <text:p>C8</text:p>
          </table:table-cell>
          <table:table-cell table:style-name="ce6" table:formula="of:=CONCATENATE(TEXT([.A162];&quot;000&quot;);&quot;-&quot;;TEXT([.B162];&quot;00&quot;);&quot;-&quot;;[.E162];&quot;-&quot;;[.I162];&quot;-&quot;;[.C162])" office:value-type="string" office:string-value="160-88-8-treble-C8" calcext:value-type="string">
            <text:p>160-88-8-treble-C8</text:p>
          </table:table-cell>
          <table:table-cell table:style-name="ce6" table:formula="of:=CONCATENATE([.E162];&quot;-&quot;;[.C162])" office:value-type="string" office:string-value="8-C8" calcext:value-type="string">
            <text:p>8-C8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'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62];&quot; &quot;;[.K162];[.L162];[.M162])" office:value-type="string" office:string-value="r4 c'''''4" calcext:value-type="string">
            <text:p>r4 c'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62];LEFT([.$L162];(LEN([.$L162])-2));[.$M162])" office:value-type="string" office:string-value="c'''4" calcext:value-type="string">
            <text:p>c'''4</text:p>
          </table:table-cell>
          <table:table-cell table:style-name="ce10" table:formula="of:=CONCATENATE([.$K162];LEFT([.$L162];(LEN([.$L162])-1));[.$M162])" office:value-type="string" office:string-value="c''''4" calcext:value-type="string">
            <text:p>c''''4</text:p>
          </table:table-cell>
          <table:table-cell table:style-name="ce10" table:formula="of:=CONCATENATE([.$K162];[.$L162];[.$M162])" office:value-type="string" office:string-value="c'''''4" calcext:value-type="string">
            <text:p>c'''''4</text:p>
          </table:table-cell>
          <table:table-cell table:style-name="ce9" table:formula="of:=join(&quot; &quot;;[.O162:.R162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4" table:number-rows-repeated="104841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ilypond" table:style-name="ta2">
        <table:table-column table:style-name="co3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6" table:number-columns-repeated="1015" table:default-cell-style-name="Default"/>
        <table:table-row table:style-name="ro2">
          <table:table-cell table:style-name="ce13" table:formula="of:=[$data.F1]" office:value-type="string" office:string-value="name" calcext:value-type="string">
            <text:p>name</text:p>
          </table:table-cell>
          <table:table-cell table:style-name="ce13" table:formula="of:=[$data.E1]" office:value-type="string" office:string-value="octave" calcext:value-type="string">
            <text:p>octave</text:p>
          </table:table-cell>
          <table:table-cell table:style-name="ce13" table:formula="of:=[$data.I1]" office:value-type="string" office:string-value="clef" calcext:value-type="string">
            <text:p>clef</text:p>
          </table:table-cell>
          <table:table-cell table:style-name="ce14" table:formula="of:=[$data.N1]" office:value-type="string" office:string-value="treble_note" calcext:value-type="string">
            <text:p>treble_note</text:p>
          </table:table-cell>
          <table:table-cell table:style-name="ce14" table:formula="of:=[$data.S1]" office:value-type="string" office:string-value="treble_octaves" calcext:value-type="string">
            <text:p>treble_octaves</text:p>
          </table:table-cell>
          <table:table-cell table:style-name="ce13" table:formula="of:=[$data.Y1]" office:value-type="string" office:string-value="bass_note" calcext:value-type="string">
            <text:p>bass_note</text:p>
          </table:table-cell>
          <table:table-cell table:style-name="ce13" table:formula="of:=[$data.AD1]" office:value-type="string" office:string-value="bass_octaves" calcext:value-type="string">
            <text:p>bass_octaves</text:p>
          </table:table-cell>
          <table:table-cell table:style-name="ce14" table:formula="of:=[$data.D1]" office:value-type="string" office:string-value="order" calcext:value-type="string">
            <text:p>order</text:p>
          </table:table-cell>
          <table:table-cell table:style-name="ce14" table:formula="of:=[$data.G1]" office:value-type="string" office:string-value="sound/score_filename" calcext:value-type="string">
            <text:p>sound/score_filename</text:p>
          </table:table-cell>
          <table:table-cell table:number-columns-repeated="1015"/>
        </table:table-row>
        <table:table-row table:style-name="ro2">
          <table:table-cell table:style-name="ce13" table:formula="of:=[$data.F3]" office:value-type="string" office:string-value="A0" calcext:value-type="string">
            <text:p>A0</text:p>
          </table:table-cell>
          <table:table-cell table:style-name="ce13" table:formula="of:=[$data.E3]" office:value-type="string" office:string-value="0" calcext:value-type="string">
            <text:p>0</text:p>
          </table:table-cell>
          <table:table-cell table:style-name="ce13" table:formula="of:=[$data.I3]" office:value-type="string" office:string-value="bass" calcext:value-type="string">
            <text:p>bass</text:p>
          </table:table-cell>
          <table:table-cell table:style-name="ce14" table:formula="of:=[$data.N3]" office:value-type="string" office:string-value="r2" calcext:value-type="string">
            <text:p>r2</text:p>
          </table:table-cell>
          <table:table-cell table:style-name="ce14" table:formula="of:=[$data.S3]" office:value-type="string" office:string-value="r1" calcext:value-type="string">
            <text:p>r1</text:p>
          </table:table-cell>
          <table:table-cell table:style-name="ce13" table:formula="of:=[$data.Y3]" office:value-type="string" office:string-value="r4 a,,,4" calcext:value-type="string">
            <text:p>r4 a,,,4</text:p>
          </table:table-cell>
          <table:table-cell table:style-name="ce13" table:formula="of:=[$data.AD3]" office:value-type="string" office:string-value="" calcext:value-type="error">
            <text:p>#NAME?</text:p>
          </table:table-cell>
          <table:table-cell table:style-name="ce14" table:formula="of:=[$data.D3]" office:value-type="float" office:value="4" calcext:value-type="float">
            <text:p>4</text:p>
          </table:table-cell>
          <table:table-cell table:style-name="ce14" table:formula="of:=[$data.G3]" office:value-type="string" office:string-value="001-01-0-bass-A0" calcext:value-type="string">
            <text:p>001-01-0-bass-A0</text:p>
          </table:table-cell>
          <table:table-cell table:number-columns-repeated="1015"/>
        </table:table-row>
        <table:table-row table:style-name="ro2">
          <table:table-cell table:style-name="ce13" table:formula="of:=[$data.F4]" office:value-type="string" office:string-value="A0#" calcext:value-type="string">
            <text:p>A0#</text:p>
          </table:table-cell>
          <table:table-cell table:style-name="ce13" table:formula="of:=[$data.E4]" office:value-type="string" office:string-value="0" calcext:value-type="string">
            <text:p>0</text:p>
          </table:table-cell>
          <table:table-cell table:style-name="ce13" table:formula="of:=[$data.I4]" office:value-type="string" office:string-value="bass" calcext:value-type="string">
            <text:p>bass</text:p>
          </table:table-cell>
          <table:table-cell table:style-name="ce14" table:formula="of:=[$data.N4]" office:value-type="string" office:string-value="r2" calcext:value-type="string">
            <text:p>r2</text:p>
          </table:table-cell>
          <table:table-cell table:style-name="ce14" table:formula="of:=[$data.S4]" office:value-type="string" office:string-value="r1" calcext:value-type="string">
            <text:p>r1</text:p>
          </table:table-cell>
          <table:table-cell table:style-name="ce13" table:formula="of:=[$data.Y4]" office:value-type="string" office:string-value="r4 ais,,,4" calcext:value-type="string">
            <text:p>r4 ais,,,4</text:p>
          </table:table-cell>
          <table:table-cell table:style-name="ce13" table:formula="of:=[$data.AD4]" office:value-type="string" office:string-value="" calcext:value-type="error">
            <text:p>#NAME?</text:p>
          </table:table-cell>
          <table:table-cell table:style-name="ce14" table:formula="of:=[$data.D4]" office:value-type="float" office:value="4" calcext:value-type="float">
            <text:p>4</text:p>
          </table:table-cell>
          <table:table-cell table:style-name="ce14" table:formula="of:=[$data.G4]" office:value-type="string" office:string-value="002-02-0-bass-A0#" calcext:value-type="string">
            <text:p>002-02-0-bass-A0#</text:p>
          </table:table-cell>
          <table:table-cell table:number-columns-repeated="1015"/>
        </table:table-row>
        <table:table-row table:style-name="ro2">
          <table:table-cell table:style-name="ce13" table:formula="of:=[$data.F5]" office:value-type="string" office:string-value="B0b" calcext:value-type="string">
            <text:p>B0b</text:p>
          </table:table-cell>
          <table:table-cell table:style-name="ce13" table:formula="of:=[$data.E5]" office:value-type="string" office:string-value="0" calcext:value-type="string">
            <text:p>0</text:p>
          </table:table-cell>
          <table:table-cell table:style-name="ce13" table:formula="of:=[$data.I5]" office:value-type="string" office:string-value="bass" calcext:value-type="string">
            <text:p>bass</text:p>
          </table:table-cell>
          <table:table-cell table:style-name="ce14" table:formula="of:=[$data.N5]" office:value-type="string" office:string-value="r2" calcext:value-type="string">
            <text:p>r2</text:p>
          </table:table-cell>
          <table:table-cell table:style-name="ce14" table:formula="of:=[$data.S5]" office:value-type="string" office:string-value="r1" calcext:value-type="string">
            <text:p>r1</text:p>
          </table:table-cell>
          <table:table-cell table:style-name="ce13" table:formula="of:=[$data.Y5]" office:value-type="string" office:string-value="r4 bes,,,4" calcext:value-type="string">
            <text:p>r4 bes,,,4</text:p>
          </table:table-cell>
          <table:table-cell table:style-name="ce13" table:formula="of:=[$data.AD5]" office:value-type="string" office:string-value="" calcext:value-type="error">
            <text:p>#NAME?</text:p>
          </table:table-cell>
          <table:table-cell table:style-name="ce14" table:formula="of:=[$data.D5]" office:value-type="float" office:value="4" calcext:value-type="float">
            <text:p>4</text:p>
          </table:table-cell>
          <table:table-cell table:style-name="ce14" table:formula="of:=[$data.G5]" office:value-type="string" office:string-value="004-02-0-bass-B0b" calcext:value-type="string">
            <text:p>004-02-0-bass-B0b</text:p>
          </table:table-cell>
          <table:table-cell table:number-columns-repeated="1015"/>
        </table:table-row>
        <table:table-row table:style-name="ro2">
          <table:table-cell table:style-name="ce13" table:formula="of:=[$data.F6]" office:value-type="string" office:string-value="B0" calcext:value-type="string">
            <text:p>B0</text:p>
          </table:table-cell>
          <table:table-cell table:style-name="ce13" table:formula="of:=[$data.E6]" office:value-type="string" office:string-value="0" calcext:value-type="string">
            <text:p>0</text:p>
          </table:table-cell>
          <table:table-cell table:style-name="ce13" table:formula="of:=[$data.I6]" office:value-type="string" office:string-value="bass" calcext:value-type="string">
            <text:p>bass</text:p>
          </table:table-cell>
          <table:table-cell table:style-name="ce14" table:formula="of:=[$data.N6]" office:value-type="string" office:string-value="r2" calcext:value-type="string">
            <text:p>r2</text:p>
          </table:table-cell>
          <table:table-cell table:style-name="ce14" table:formula="of:=[$data.S6]" office:value-type="string" office:string-value="r1" calcext:value-type="string">
            <text:p>r1</text:p>
          </table:table-cell>
          <table:table-cell table:style-name="ce13" table:formula="of:=[$data.Y6]" office:value-type="string" office:string-value="r4 b,,,4" calcext:value-type="string">
            <text:p>r4 b,,,4</text:p>
          </table:table-cell>
          <table:table-cell table:style-name="ce13" table:formula="of:=[$data.AD6]" office:value-type="string" office:string-value="" calcext:value-type="error">
            <text:p>#NAME?</text:p>
          </table:table-cell>
          <table:table-cell table:style-name="ce14" table:formula="of:=[$data.D6]" office:value-type="float" office:value="4" calcext:value-type="float">
            <text:p>4</text:p>
          </table:table-cell>
          <table:table-cell table:style-name="ce14" table:formula="of:=[$data.G6]" office:value-type="string" office:string-value="003-03-0-bass-B0" calcext:value-type="string">
            <text:p>003-03-0-bass-B0</text:p>
          </table:table-cell>
          <table:table-cell table:number-columns-repeated="1015"/>
        </table:table-row>
        <table:table-row table:style-name="ro2">
          <table:table-cell table:style-name="ce13" table:formula="of:=[$data.F7]" office:value-type="string" office:string-value="C1" calcext:value-type="string">
            <text:p>C1</text:p>
          </table:table-cell>
          <table:table-cell table:style-name="ce13" table:formula="of:=[$data.E7]" office:value-type="string" office:string-value="1" calcext:value-type="string">
            <text:p>1</text:p>
          </table:table-cell>
          <table:table-cell table:style-name="ce13" table:formula="of:=[$data.I7]" office:value-type="string" office:string-value="bass" calcext:value-type="string">
            <text:p>bass</text:p>
          </table:table-cell>
          <table:table-cell table:style-name="ce14" table:formula="of:=[$data.N7]" office:value-type="string" office:string-value="r2" calcext:value-type="string">
            <text:p>r2</text:p>
          </table:table-cell>
          <table:table-cell table:style-name="ce14" table:formula="of:=[$data.S7]" office:value-type="string" office:string-value="r1" calcext:value-type="string">
            <text:p>r1</text:p>
          </table:table-cell>
          <table:table-cell table:style-name="ce13" table:formula="of:=[$data.Y7]" office:value-type="string" office:string-value="r4 c,,4" calcext:value-type="string">
            <text:p>r4 c,,4</text:p>
          </table:table-cell>
          <table:table-cell table:style-name="ce13" table:formula="of:=[$data.AD7]" office:value-type="string" office:string-value="" calcext:value-type="error">
            <text:p>#NAME?</text:p>
          </table:table-cell>
          <table:table-cell table:style-name="ce14" table:formula="of:=[$data.D7]" office:value-type="float" office:value="4" calcext:value-type="float">
            <text:p>4</text:p>
          </table:table-cell>
          <table:table-cell table:style-name="ce14" table:formula="of:=[$data.G7]" office:value-type="string" office:string-value="005-04-1-bass-C1" calcext:value-type="string">
            <text:p>005-04-1-bass-C1</text:p>
          </table:table-cell>
          <table:table-cell table:number-columns-repeated="1015"/>
        </table:table-row>
        <table:table-row table:style-name="ro2">
          <table:table-cell table:style-name="ce13" table:formula="of:=[$data.F8]" office:value-type="string" office:string-value="C1#" calcext:value-type="string">
            <text:p>C1#</text:p>
          </table:table-cell>
          <table:table-cell table:style-name="ce13" table:formula="of:=[$data.E8]" office:value-type="string" office:string-value="1" calcext:value-type="string">
            <text:p>1</text:p>
          </table:table-cell>
          <table:table-cell table:style-name="ce13" table:formula="of:=[$data.I8]" office:value-type="string" office:string-value="bass" calcext:value-type="string">
            <text:p>bass</text:p>
          </table:table-cell>
          <table:table-cell table:style-name="ce14" table:formula="of:=[$data.N8]" office:value-type="string" office:string-value="r2" calcext:value-type="string">
            <text:p>r2</text:p>
          </table:table-cell>
          <table:table-cell table:style-name="ce14" table:formula="of:=[$data.S8]" office:value-type="string" office:string-value="r1" calcext:value-type="string">
            <text:p>r1</text:p>
          </table:table-cell>
          <table:table-cell table:style-name="ce13" table:formula="of:=[$data.Y8]" office:value-type="string" office:string-value="r4 cis,,4" calcext:value-type="string">
            <text:p>r4 cis,,4</text:p>
          </table:table-cell>
          <table:table-cell table:style-name="ce13" table:formula="of:=[$data.AD8]" office:value-type="string" office:string-value="" calcext:value-type="error">
            <text:p>#NAME?</text:p>
          </table:table-cell>
          <table:table-cell table:style-name="ce14" table:formula="of:=[$data.D8]" office:value-type="float" office:value="4" calcext:value-type="float">
            <text:p>4</text:p>
          </table:table-cell>
          <table:table-cell table:style-name="ce14" table:formula="of:=[$data.G8]" office:value-type="string" office:string-value="006-05-1-bass-C1#" calcext:value-type="string">
            <text:p>006-05-1-bass-C1#</text:p>
          </table:table-cell>
          <table:table-cell table:number-columns-repeated="1015"/>
        </table:table-row>
        <table:table-row table:style-name="ro2">
          <table:table-cell table:style-name="ce13" table:formula="of:=[$data.F9]" office:value-type="string" office:string-value="D1b" calcext:value-type="string">
            <text:p>D1b</text:p>
          </table:table-cell>
          <table:table-cell table:style-name="ce13" table:formula="of:=[$data.E9]" office:value-type="string" office:string-value="1" calcext:value-type="string">
            <text:p>1</text:p>
          </table:table-cell>
          <table:table-cell table:style-name="ce13" table:formula="of:=[$data.I9]" office:value-type="string" office:string-value="bass" calcext:value-type="string">
            <text:p>bass</text:p>
          </table:table-cell>
          <table:table-cell table:style-name="ce14" table:formula="of:=[$data.N9]" office:value-type="string" office:string-value="r2" calcext:value-type="string">
            <text:p>r2</text:p>
          </table:table-cell>
          <table:table-cell table:style-name="ce14" table:formula="of:=[$data.S9]" office:value-type="string" office:string-value="r1" calcext:value-type="string">
            <text:p>r1</text:p>
          </table:table-cell>
          <table:table-cell table:style-name="ce13" table:formula="of:=[$data.Y9]" office:value-type="string" office:string-value="r4 des,,4" calcext:value-type="string">
            <text:p>r4 des,,4</text:p>
          </table:table-cell>
          <table:table-cell table:style-name="ce13" table:formula="of:=[$data.AD9]" office:value-type="string" office:string-value="" calcext:value-type="error">
            <text:p>#NAME?</text:p>
          </table:table-cell>
          <table:table-cell table:style-name="ce14" table:formula="of:=[$data.D9]" office:value-type="float" office:value="4" calcext:value-type="float">
            <text:p>4</text:p>
          </table:table-cell>
          <table:table-cell table:style-name="ce14" table:formula="of:=[$data.G9]" office:value-type="string" office:string-value="009-05-1-bass-D1b" calcext:value-type="string">
            <text:p>009-05-1-bass-D1b</text:p>
          </table:table-cell>
          <table:table-cell table:number-columns-repeated="1015"/>
        </table:table-row>
        <table:table-row table:style-name="ro2">
          <table:table-cell table:style-name="ce13" table:formula="of:=[$data.F10]" office:value-type="string" office:string-value="D1" calcext:value-type="string">
            <text:p>D1</text:p>
          </table:table-cell>
          <table:table-cell table:style-name="ce13" table:formula="of:=[$data.E10]" office:value-type="string" office:string-value="1" calcext:value-type="string">
            <text:p>1</text:p>
          </table:table-cell>
          <table:table-cell table:style-name="ce13" table:formula="of:=[$data.I10]" office:value-type="string" office:string-value="bass" calcext:value-type="string">
            <text:p>bass</text:p>
          </table:table-cell>
          <table:table-cell table:style-name="ce14" table:formula="of:=[$data.N10]" office:value-type="string" office:string-value="r2" calcext:value-type="string">
            <text:p>r2</text:p>
          </table:table-cell>
          <table:table-cell table:style-name="ce14" table:formula="of:=[$data.S10]" office:value-type="string" office:string-value="r1" calcext:value-type="string">
            <text:p>r1</text:p>
          </table:table-cell>
          <table:table-cell table:style-name="ce13" table:formula="of:=[$data.Y10]" office:value-type="string" office:string-value="r4 d,,4" calcext:value-type="string">
            <text:p>r4 d,,4</text:p>
          </table:table-cell>
          <table:table-cell table:style-name="ce13" table:formula="of:=[$data.AD10]" office:value-type="string" office:string-value="" calcext:value-type="error">
            <text:p>#NAME?</text:p>
          </table:table-cell>
          <table:table-cell table:style-name="ce14" table:formula="of:=[$data.D10]" office:value-type="float" office:value="4" calcext:value-type="float">
            <text:p>4</text:p>
          </table:table-cell>
          <table:table-cell table:style-name="ce14" table:formula="of:=[$data.G10]" office:value-type="string" office:string-value="007-06-1-bass-D1" calcext:value-type="string">
            <text:p>007-06-1-bass-D1</text:p>
          </table:table-cell>
          <table:table-cell table:number-columns-repeated="1015"/>
        </table:table-row>
        <table:table-row table:style-name="ro2">
          <table:table-cell table:style-name="ce13" table:formula="of:=[$data.F11]" office:value-type="string" office:string-value="D1#" calcext:value-type="string">
            <text:p>D1#</text:p>
          </table:table-cell>
          <table:table-cell table:style-name="ce13" table:formula="of:=[$data.E11]" office:value-type="string" office:string-value="1" calcext:value-type="string">
            <text:p>1</text:p>
          </table:table-cell>
          <table:table-cell table:style-name="ce13" table:formula="of:=[$data.I11]" office:value-type="string" office:string-value="bass" calcext:value-type="string">
            <text:p>bass</text:p>
          </table:table-cell>
          <table:table-cell table:style-name="ce14" table:formula="of:=[$data.N11]" office:value-type="string" office:string-value="r2" calcext:value-type="string">
            <text:p>r2</text:p>
          </table:table-cell>
          <table:table-cell table:style-name="ce14" table:formula="of:=[$data.S11]" office:value-type="string" office:string-value="r1" calcext:value-type="string">
            <text:p>r1</text:p>
          </table:table-cell>
          <table:table-cell table:style-name="ce13" table:formula="of:=[$data.Y11]" office:value-type="string" office:string-value="r4 dis,,4" calcext:value-type="string">
            <text:p>r4 dis,,4</text:p>
          </table:table-cell>
          <table:table-cell table:style-name="ce13" table:formula="of:=[$data.AD11]" office:value-type="string" office:string-value="" calcext:value-type="error">
            <text:p>#NAME?</text:p>
          </table:table-cell>
          <table:table-cell table:style-name="ce14" table:formula="of:=[$data.D11]" office:value-type="float" office:value="4" calcext:value-type="float">
            <text:p>4</text:p>
          </table:table-cell>
          <table:table-cell table:style-name="ce14" table:formula="of:=[$data.G11]" office:value-type="string" office:string-value="008-07-1-bass-D1#" calcext:value-type="string">
            <text:p>008-07-1-bass-D1#</text:p>
          </table:table-cell>
          <table:table-cell table:number-columns-repeated="1015"/>
        </table:table-row>
        <table:table-row table:style-name="ro2">
          <table:table-cell table:style-name="ce13" table:formula="of:=[$data.F12]" office:value-type="string" office:string-value="E1b" calcext:value-type="string">
            <text:p>E1b</text:p>
          </table:table-cell>
          <table:table-cell table:style-name="ce13" table:formula="of:=[$data.E12]" office:value-type="string" office:string-value="1" calcext:value-type="string">
            <text:p>1</text:p>
          </table:table-cell>
          <table:table-cell table:style-name="ce13" table:formula="of:=[$data.I12]" office:value-type="string" office:string-value="bass" calcext:value-type="string">
            <text:p>bass</text:p>
          </table:table-cell>
          <table:table-cell table:style-name="ce14" table:formula="of:=[$data.N12]" office:value-type="string" office:string-value="r2" calcext:value-type="string">
            <text:p>r2</text:p>
          </table:table-cell>
          <table:table-cell table:style-name="ce14" table:formula="of:=[$data.S12]" office:value-type="string" office:string-value="r1" calcext:value-type="string">
            <text:p>r1</text:p>
          </table:table-cell>
          <table:table-cell table:style-name="ce13" table:formula="of:=[$data.Y12]" office:value-type="string" office:string-value="r4 ees,,4" calcext:value-type="string">
            <text:p>r4 ees,,4</text:p>
          </table:table-cell>
          <table:table-cell table:style-name="ce13" table:formula="of:=[$data.AD12]" office:value-type="string" office:string-value="" calcext:value-type="error">
            <text:p>#NAME?</text:p>
          </table:table-cell>
          <table:table-cell table:style-name="ce14" table:formula="of:=[$data.D12]" office:value-type="float" office:value="4" calcext:value-type="float">
            <text:p>4</text:p>
          </table:table-cell>
          <table:table-cell table:style-name="ce14" table:formula="of:=[$data.G12]" office:value-type="string" office:string-value="011-07-1-bass-E1b" calcext:value-type="string">
            <text:p>011-07-1-bass-E1b</text:p>
          </table:table-cell>
          <table:table-cell table:number-columns-repeated="1015"/>
        </table:table-row>
        <table:table-row table:style-name="ro2">
          <table:table-cell table:style-name="ce13" table:formula="of:=[$data.F13]" office:value-type="string" office:string-value="E1" calcext:value-type="string">
            <text:p>E1</text:p>
          </table:table-cell>
          <table:table-cell table:style-name="ce13" table:formula="of:=[$data.E13]" office:value-type="string" office:string-value="1" calcext:value-type="string">
            <text:p>1</text:p>
          </table:table-cell>
          <table:table-cell table:style-name="ce13" table:formula="of:=[$data.I13]" office:value-type="string" office:string-value="bass" calcext:value-type="string">
            <text:p>bass</text:p>
          </table:table-cell>
          <table:table-cell table:style-name="ce14" table:formula="of:=[$data.N13]" office:value-type="string" office:string-value="r2" calcext:value-type="string">
            <text:p>r2</text:p>
          </table:table-cell>
          <table:table-cell table:style-name="ce14" table:formula="of:=[$data.S13]" office:value-type="string" office:string-value="r1" calcext:value-type="string">
            <text:p>r1</text:p>
          </table:table-cell>
          <table:table-cell table:style-name="ce13" table:formula="of:=[$data.Y13]" office:value-type="string" office:string-value="r4 e,,4" calcext:value-type="string">
            <text:p>r4 e,,4</text:p>
          </table:table-cell>
          <table:table-cell table:style-name="ce13" table:formula="of:=[$data.AD13]" office:value-type="string" office:string-value="" calcext:value-type="error">
            <text:p>#NAME?</text:p>
          </table:table-cell>
          <table:table-cell table:style-name="ce14" table:formula="of:=[$data.D13]" office:value-type="float" office:value="4" calcext:value-type="float">
            <text:p>4</text:p>
          </table:table-cell>
          <table:table-cell table:style-name="ce14" table:formula="of:=[$data.G13]" office:value-type="string" office:string-value="010-08-1-bass-E1" calcext:value-type="string">
            <text:p>010-08-1-bass-E1</text:p>
          </table:table-cell>
          <table:table-cell table:number-columns-repeated="1015"/>
        </table:table-row>
        <table:table-row table:style-name="ro2">
          <table:table-cell table:style-name="ce13" table:formula="of:=[$data.F14]" office:value-type="string" office:string-value="F1" calcext:value-type="string">
            <text:p>F1</text:p>
          </table:table-cell>
          <table:table-cell table:style-name="ce13" table:formula="of:=[$data.E14]" office:value-type="string" office:string-value="1" calcext:value-type="string">
            <text:p>1</text:p>
          </table:table-cell>
          <table:table-cell table:style-name="ce13" table:formula="of:=[$data.I14]" office:value-type="string" office:string-value="bass" calcext:value-type="string">
            <text:p>bass</text:p>
          </table:table-cell>
          <table:table-cell table:style-name="ce14" table:formula="of:=[$data.N14]" office:value-type="string" office:string-value="r2" calcext:value-type="string">
            <text:p>r2</text:p>
          </table:table-cell>
          <table:table-cell table:style-name="ce14" table:formula="of:=[$data.S14]" office:value-type="string" office:string-value="r1" calcext:value-type="string">
            <text:p>r1</text:p>
          </table:table-cell>
          <table:table-cell table:style-name="ce13" table:formula="of:=[$data.Y14]" office:value-type="string" office:string-value="r4 f,,4" calcext:value-type="string">
            <text:p>r4 f,,4</text:p>
          </table:table-cell>
          <table:table-cell table:style-name="ce13" table:formula="of:=[$data.AD14]" office:value-type="string" office:string-value="" calcext:value-type="error">
            <text:p>#NAME?</text:p>
          </table:table-cell>
          <table:table-cell table:style-name="ce14" table:formula="of:=[$data.D14]" office:value-type="float" office:value="4" calcext:value-type="float">
            <text:p>4</text:p>
          </table:table-cell>
          <table:table-cell table:style-name="ce14" table:formula="of:=[$data.G14]" office:value-type="string" office:string-value="012-09-1-bass-F1" calcext:value-type="string">
            <text:p>012-09-1-bass-F1</text:p>
          </table:table-cell>
          <table:table-cell table:number-columns-repeated="1015"/>
        </table:table-row>
        <table:table-row table:style-name="ro2">
          <table:table-cell table:style-name="ce13" table:formula="of:=[$data.F15]" office:value-type="string" office:string-value="F1#" calcext:value-type="string">
            <text:p>F1#</text:p>
          </table:table-cell>
          <table:table-cell table:style-name="ce13" table:formula="of:=[$data.E15]" office:value-type="string" office:string-value="1" calcext:value-type="string">
            <text:p>1</text:p>
          </table:table-cell>
          <table:table-cell table:style-name="ce13" table:formula="of:=[$data.I15]" office:value-type="string" office:string-value="bass" calcext:value-type="string">
            <text:p>bass</text:p>
          </table:table-cell>
          <table:table-cell table:style-name="ce14" table:formula="of:=[$data.N15]" office:value-type="string" office:string-value="r2" calcext:value-type="string">
            <text:p>r2</text:p>
          </table:table-cell>
          <table:table-cell table:style-name="ce14" table:formula="of:=[$data.S15]" office:value-type="string" office:string-value="r1" calcext:value-type="string">
            <text:p>r1</text:p>
          </table:table-cell>
          <table:table-cell table:style-name="ce13" table:formula="of:=[$data.Y15]" office:value-type="string" office:string-value="r4 fis,,4" calcext:value-type="string">
            <text:p>r4 fis,,4</text:p>
          </table:table-cell>
          <table:table-cell table:style-name="ce13" table:formula="of:=[$data.AD15]" office:value-type="string" office:string-value="" calcext:value-type="error">
            <text:p>#NAME?</text:p>
          </table:table-cell>
          <table:table-cell table:style-name="ce14" table:formula="of:=[$data.D15]" office:value-type="float" office:value="4" calcext:value-type="float">
            <text:p>4</text:p>
          </table:table-cell>
          <table:table-cell table:style-name="ce14" table:formula="of:=[$data.G15]" office:value-type="string" office:string-value="013-10-1-bass-F1#" calcext:value-type="string">
            <text:p>013-10-1-bass-F1#</text:p>
          </table:table-cell>
          <table:table-cell table:number-columns-repeated="1015"/>
        </table:table-row>
        <table:table-row table:style-name="ro2">
          <table:table-cell table:style-name="ce13" table:formula="of:=[$data.F16]" office:value-type="string" office:string-value="G1b" calcext:value-type="string">
            <text:p>G1b</text:p>
          </table:table-cell>
          <table:table-cell table:style-name="ce13" table:formula="of:=[$data.E16]" office:value-type="string" office:string-value="1" calcext:value-type="string">
            <text:p>1</text:p>
          </table:table-cell>
          <table:table-cell table:style-name="ce13" table:formula="of:=[$data.I16]" office:value-type="string" office:string-value="bass" calcext:value-type="string">
            <text:p>bass</text:p>
          </table:table-cell>
          <table:table-cell table:style-name="ce14" table:formula="of:=[$data.N16]" office:value-type="string" office:string-value="r2" calcext:value-type="string">
            <text:p>r2</text:p>
          </table:table-cell>
          <table:table-cell table:style-name="ce14" table:formula="of:=[$data.S16]" office:value-type="string" office:string-value="r1" calcext:value-type="string">
            <text:p>r1</text:p>
          </table:table-cell>
          <table:table-cell table:style-name="ce13" table:formula="of:=[$data.Y16]" office:value-type="string" office:string-value="r4 ges,,4" calcext:value-type="string">
            <text:p>r4 ges,,4</text:p>
          </table:table-cell>
          <table:table-cell table:style-name="ce13" table:formula="of:=[$data.AD16]" office:value-type="string" office:string-value="" calcext:value-type="error">
            <text:p>#NAME?</text:p>
          </table:table-cell>
          <table:table-cell table:style-name="ce14" table:formula="of:=[$data.D16]" office:value-type="float" office:value="4" calcext:value-type="float">
            <text:p>4</text:p>
          </table:table-cell>
          <table:table-cell table:style-name="ce14" table:formula="of:=[$data.G16]" office:value-type="string" office:string-value="016-10-1-bass-G1b" calcext:value-type="string">
            <text:p>016-10-1-bass-G1b</text:p>
          </table:table-cell>
          <table:table-cell table:number-columns-repeated="1015"/>
        </table:table-row>
        <table:table-row table:style-name="ro2">
          <table:table-cell table:style-name="ce13" table:formula="of:=[$data.F17]" office:value-type="string" office:string-value="G1" calcext:value-type="string">
            <text:p>G1</text:p>
          </table:table-cell>
          <table:table-cell table:style-name="ce13" table:formula="of:=[$data.E17]" office:value-type="string" office:string-value="1" calcext:value-type="string">
            <text:p>1</text:p>
          </table:table-cell>
          <table:table-cell table:style-name="ce13" table:formula="of:=[$data.I17]" office:value-type="string" office:string-value="bass" calcext:value-type="string">
            <text:p>bass</text:p>
          </table:table-cell>
          <table:table-cell table:style-name="ce14" table:formula="of:=[$data.N17]" office:value-type="string" office:string-value="r2" calcext:value-type="string">
            <text:p>r2</text:p>
          </table:table-cell>
          <table:table-cell table:style-name="ce14" table:formula="of:=[$data.S17]" office:value-type="string" office:string-value="r1" calcext:value-type="string">
            <text:p>r1</text:p>
          </table:table-cell>
          <table:table-cell table:style-name="ce13" table:formula="of:=[$data.Y17]" office:value-type="string" office:string-value="r4 g,,4" calcext:value-type="string">
            <text:p>r4 g,,4</text:p>
          </table:table-cell>
          <table:table-cell table:style-name="ce13" table:formula="of:=[$data.AD17]" office:value-type="string" office:string-value="" calcext:value-type="error">
            <text:p>#NAME?</text:p>
          </table:table-cell>
          <table:table-cell table:style-name="ce14" table:formula="of:=[$data.D17]" office:value-type="float" office:value="4" calcext:value-type="float">
            <text:p>4</text:p>
          </table:table-cell>
          <table:table-cell table:style-name="ce14" table:formula="of:=[$data.G17]" office:value-type="string" office:string-value="014-11-1-bass-G1" calcext:value-type="string">
            <text:p>014-11-1-bass-G1</text:p>
          </table:table-cell>
          <table:table-cell table:number-columns-repeated="1015"/>
        </table:table-row>
        <table:table-row table:style-name="ro2">
          <table:table-cell table:style-name="ce13" table:formula="of:=[$data.F18]" office:value-type="string" office:string-value="G1#" calcext:value-type="string">
            <text:p>G1#</text:p>
          </table:table-cell>
          <table:table-cell table:style-name="ce13" table:formula="of:=[$data.E18]" office:value-type="string" office:string-value="1" calcext:value-type="string">
            <text:p>1</text:p>
          </table:table-cell>
          <table:table-cell table:style-name="ce13" table:formula="of:=[$data.I18]" office:value-type="string" office:string-value="bass" calcext:value-type="string">
            <text:p>bass</text:p>
          </table:table-cell>
          <table:table-cell table:style-name="ce14" table:formula="of:=[$data.N18]" office:value-type="string" office:string-value="r2" calcext:value-type="string">
            <text:p>r2</text:p>
          </table:table-cell>
          <table:table-cell table:style-name="ce14" table:formula="of:=[$data.S18]" office:value-type="string" office:string-value="r1" calcext:value-type="string">
            <text:p>r1</text:p>
          </table:table-cell>
          <table:table-cell table:style-name="ce13" table:formula="of:=[$data.Y18]" office:value-type="string" office:string-value="r4 gis,,4" calcext:value-type="string">
            <text:p>r4 gis,,4</text:p>
          </table:table-cell>
          <table:table-cell table:style-name="ce13" table:formula="of:=[$data.AD18]" office:value-type="string" office:string-value="" calcext:value-type="error">
            <text:p>#NAME?</text:p>
          </table:table-cell>
          <table:table-cell table:style-name="ce14" table:formula="of:=[$data.D18]" office:value-type="float" office:value="4" calcext:value-type="float">
            <text:p>4</text:p>
          </table:table-cell>
          <table:table-cell table:style-name="ce14" table:formula="of:=[$data.G18]" office:value-type="string" office:string-value="015-12-1-bass-G1#" calcext:value-type="string">
            <text:p>015-12-1-bass-G1#</text:p>
          </table:table-cell>
          <table:table-cell table:number-columns-repeated="1015"/>
        </table:table-row>
        <table:table-row table:style-name="ro2">
          <table:table-cell table:style-name="ce13" table:formula="of:=[$data.F19]" office:value-type="string" office:string-value="A1b" calcext:value-type="string">
            <text:p>A1b</text:p>
          </table:table-cell>
          <table:table-cell table:style-name="ce13" table:formula="of:=[$data.E19]" office:value-type="string" office:string-value="1" calcext:value-type="string">
            <text:p>1</text:p>
          </table:table-cell>
          <table:table-cell table:style-name="ce13" table:formula="of:=[$data.I19]" office:value-type="string" office:string-value="bass" calcext:value-type="string">
            <text:p>bass</text:p>
          </table:table-cell>
          <table:table-cell table:style-name="ce14" table:formula="of:=[$data.N19]" office:value-type="string" office:string-value="r2" calcext:value-type="string">
            <text:p>r2</text:p>
          </table:table-cell>
          <table:table-cell table:style-name="ce14" table:formula="of:=[$data.S19]" office:value-type="string" office:string-value="r1" calcext:value-type="string">
            <text:p>r1</text:p>
          </table:table-cell>
          <table:table-cell table:style-name="ce13" table:formula="of:=[$data.Y19]" office:value-type="string" office:string-value="r4 aes,,4" calcext:value-type="string">
            <text:p>r4 aes,,4</text:p>
          </table:table-cell>
          <table:table-cell table:style-name="ce13" table:formula="of:=[$data.AD19]" office:value-type="string" office:string-value="" calcext:value-type="error">
            <text:p>#NAME?</text:p>
          </table:table-cell>
          <table:table-cell table:style-name="ce14" table:formula="of:=[$data.D19]" office:value-type="float" office:value="4" calcext:value-type="float">
            <text:p>4</text:p>
          </table:table-cell>
          <table:table-cell table:style-name="ce14" table:formula="of:=[$data.G19]" office:value-type="string" office:string-value="019-12-1-bass-A1b" calcext:value-type="string">
            <text:p>019-12-1-bass-A1b</text:p>
          </table:table-cell>
          <table:table-cell table:number-columns-repeated="1015"/>
        </table:table-row>
        <table:table-row table:style-name="ro2">
          <table:table-cell table:style-name="ce13" table:formula="of:=[$data.F20]" office:value-type="string" office:string-value="A1" calcext:value-type="string">
            <text:p>A1</text:p>
          </table:table-cell>
          <table:table-cell table:style-name="ce13" table:formula="of:=[$data.E20]" office:value-type="string" office:string-value="1" calcext:value-type="string">
            <text:p>1</text:p>
          </table:table-cell>
          <table:table-cell table:style-name="ce13" table:formula="of:=[$data.I20]" office:value-type="string" office:string-value="bass" calcext:value-type="string">
            <text:p>bass</text:p>
          </table:table-cell>
          <table:table-cell table:style-name="ce14" table:formula="of:=[$data.N20]" office:value-type="string" office:string-value="r2" calcext:value-type="string">
            <text:p>r2</text:p>
          </table:table-cell>
          <table:table-cell table:style-name="ce14" table:formula="of:=[$data.S20]" office:value-type="string" office:string-value="r1" calcext:value-type="string">
            <text:p>r1</text:p>
          </table:table-cell>
          <table:table-cell table:style-name="ce13" table:formula="of:=[$data.Y20]" office:value-type="string" office:string-value="r4 a,,4" calcext:value-type="string">
            <text:p>r4 a,,4</text:p>
          </table:table-cell>
          <table:table-cell table:style-name="ce13" table:formula="of:=[$data.AD20]" office:value-type="string" office:string-value="" calcext:value-type="error">
            <text:p>#NAME?</text:p>
          </table:table-cell>
          <table:table-cell table:style-name="ce14" table:formula="of:=[$data.D20]" office:value-type="float" office:value="4" calcext:value-type="float">
            <text:p>4</text:p>
          </table:table-cell>
          <table:table-cell table:style-name="ce14" table:formula="of:=[$data.G20]" office:value-type="string" office:string-value="017-13-1-bass-A1" calcext:value-type="string">
            <text:p>017-13-1-bass-A1</text:p>
          </table:table-cell>
          <table:table-cell table:number-columns-repeated="1015"/>
        </table:table-row>
        <table:table-row table:style-name="ro2">
          <table:table-cell table:style-name="ce13" table:formula="of:=[$data.F21]" office:value-type="string" office:string-value="A1#" calcext:value-type="string">
            <text:p>A1#</text:p>
          </table:table-cell>
          <table:table-cell table:style-name="ce13" table:formula="of:=[$data.E21]" office:value-type="string" office:string-value="1" calcext:value-type="string">
            <text:p>1</text:p>
          </table:table-cell>
          <table:table-cell table:style-name="ce13" table:formula="of:=[$data.I21]" office:value-type="string" office:string-value="bass" calcext:value-type="string">
            <text:p>bass</text:p>
          </table:table-cell>
          <table:table-cell table:style-name="ce14" table:formula="of:=[$data.N21]" office:value-type="string" office:string-value="r2" calcext:value-type="string">
            <text:p>r2</text:p>
          </table:table-cell>
          <table:table-cell table:style-name="ce14" table:formula="of:=[$data.S21]" office:value-type="string" office:string-value="r1" calcext:value-type="string">
            <text:p>r1</text:p>
          </table:table-cell>
          <table:table-cell table:style-name="ce13" table:formula="of:=[$data.Y21]" office:value-type="string" office:string-value="r4 ais,,4" calcext:value-type="string">
            <text:p>r4 ais,,4</text:p>
          </table:table-cell>
          <table:table-cell table:style-name="ce13" table:formula="of:=[$data.AD21]" office:value-type="string" office:string-value="" calcext:value-type="error">
            <text:p>#NAME?</text:p>
          </table:table-cell>
          <table:table-cell table:style-name="ce14" table:formula="of:=[$data.D21]" office:value-type="float" office:value="4" calcext:value-type="float">
            <text:p>4</text:p>
          </table:table-cell>
          <table:table-cell table:style-name="ce14" table:formula="of:=[$data.G21]" office:value-type="string" office:string-value="018-14-1-bass-A1#" calcext:value-type="string">
            <text:p>018-14-1-bass-A1#</text:p>
          </table:table-cell>
          <table:table-cell table:number-columns-repeated="1015"/>
        </table:table-row>
        <table:table-row table:style-name="ro2">
          <table:table-cell table:style-name="ce13" table:formula="of:=[$data.F22]" office:value-type="string" office:string-value="B1b" calcext:value-type="string">
            <text:p>B1b</text:p>
          </table:table-cell>
          <table:table-cell table:style-name="ce13" table:formula="of:=[$data.E22]" office:value-type="string" office:string-value="1" calcext:value-type="string">
            <text:p>1</text:p>
          </table:table-cell>
          <table:table-cell table:style-name="ce13" table:formula="of:=[$data.I22]" office:value-type="string" office:string-value="bass" calcext:value-type="string">
            <text:p>bass</text:p>
          </table:table-cell>
          <table:table-cell table:style-name="ce14" table:formula="of:=[$data.N22]" office:value-type="string" office:string-value="r2" calcext:value-type="string">
            <text:p>r2</text:p>
          </table:table-cell>
          <table:table-cell table:style-name="ce14" table:formula="of:=[$data.S22]" office:value-type="string" office:string-value="r1" calcext:value-type="string">
            <text:p>r1</text:p>
          </table:table-cell>
          <table:table-cell table:style-name="ce13" table:formula="of:=[$data.Y22]" office:value-type="string" office:string-value="r4 bes,,4" calcext:value-type="string">
            <text:p>r4 bes,,4</text:p>
          </table:table-cell>
          <table:table-cell table:style-name="ce13" table:formula="of:=[$data.AD22]" office:value-type="string" office:string-value="" calcext:value-type="error">
            <text:p>#NAME?</text:p>
          </table:table-cell>
          <table:table-cell table:style-name="ce14" table:formula="of:=[$data.D22]" office:value-type="float" office:value="4" calcext:value-type="float">
            <text:p>4</text:p>
          </table:table-cell>
          <table:table-cell table:style-name="ce14" table:formula="of:=[$data.G22]" office:value-type="string" office:string-value="021-14-1-bass-B1b" calcext:value-type="string">
            <text:p>021-14-1-bass-B1b</text:p>
          </table:table-cell>
          <table:table-cell table:number-columns-repeated="1015"/>
        </table:table-row>
        <table:table-row table:style-name="ro2">
          <table:table-cell table:style-name="ce13" table:formula="of:=[$data.F23]" office:value-type="string" office:string-value="B1" calcext:value-type="string">
            <text:p>B1</text:p>
          </table:table-cell>
          <table:table-cell table:style-name="ce13" table:formula="of:=[$data.E23]" office:value-type="string" office:string-value="1" calcext:value-type="string">
            <text:p>1</text:p>
          </table:table-cell>
          <table:table-cell table:style-name="ce13" table:formula="of:=[$data.I23]" office:value-type="string" office:string-value="bass" calcext:value-type="string">
            <text:p>bass</text:p>
          </table:table-cell>
          <table:table-cell table:style-name="ce14" table:formula="of:=[$data.N23]" office:value-type="string" office:string-value="r2" calcext:value-type="string">
            <text:p>r2</text:p>
          </table:table-cell>
          <table:table-cell table:style-name="ce14" table:formula="of:=[$data.S23]" office:value-type="string" office:string-value="r1" calcext:value-type="string">
            <text:p>r1</text:p>
          </table:table-cell>
          <table:table-cell table:style-name="ce13" table:formula="of:=[$data.Y23]" office:value-type="string" office:string-value="r4 b,,4" calcext:value-type="string">
            <text:p>r4 b,,4</text:p>
          </table:table-cell>
          <table:table-cell table:style-name="ce13" table:formula="of:=[$data.AD23]" office:value-type="string" office:string-value="" calcext:value-type="error">
            <text:p>#NAME?</text:p>
          </table:table-cell>
          <table:table-cell table:style-name="ce14" table:formula="of:=[$data.D23]" office:value-type="float" office:value="4" calcext:value-type="float">
            <text:p>4</text:p>
          </table:table-cell>
          <table:table-cell table:style-name="ce14" table:formula="of:=[$data.G23]" office:value-type="string" office:string-value="020-15-1-bass-B1" calcext:value-type="string">
            <text:p>020-15-1-bass-B1</text:p>
          </table:table-cell>
          <table:table-cell table:number-columns-repeated="1015"/>
        </table:table-row>
        <table:table-row table:style-name="ro2">
          <table:table-cell table:style-name="ce13" table:formula="of:=[$data.F24]" office:value-type="string" office:string-value="C2" calcext:value-type="string">
            <text:p>C2</text:p>
          </table:table-cell>
          <table:table-cell table:style-name="ce13" table:formula="of:=[$data.E24]" office:value-type="string" office:string-value="2" calcext:value-type="string">
            <text:p>2</text:p>
          </table:table-cell>
          <table:table-cell table:style-name="ce13" table:formula="of:=[$data.I24]" office:value-type="string" office:string-value="bass" calcext:value-type="string">
            <text:p>bass</text:p>
          </table:table-cell>
          <table:table-cell table:style-name="ce14" table:formula="of:=[$data.N24]" office:value-type="string" office:string-value="r2" calcext:value-type="string">
            <text:p>r2</text:p>
          </table:table-cell>
          <table:table-cell table:style-name="ce14" table:formula="of:=[$data.S24]" office:value-type="string" office:string-value="r1" calcext:value-type="string">
            <text:p>r1</text:p>
          </table:table-cell>
          <table:table-cell table:style-name="ce13" table:formula="of:=[$data.Y24]" office:value-type="string" office:string-value="r4 c,4" calcext:value-type="string">
            <text:p>r4 c,4</text:p>
          </table:table-cell>
          <table:table-cell table:style-name="ce13" table:formula="of:=[$data.AD24]" office:value-type="string" office:string-value="" calcext:value-type="error">
            <text:p>#NAME?</text:p>
          </table:table-cell>
          <table:table-cell table:style-name="ce14" table:formula="of:=[$data.D24]" office:value-type="float" office:value="2" calcext:value-type="float">
            <text:p>2</text:p>
          </table:table-cell>
          <table:table-cell table:style-name="ce14" table:formula="of:=[$data.G24]" office:value-type="string" office:string-value="022-16-2-bass-C2" calcext:value-type="string">
            <text:p>022-16-2-bass-C2</text:p>
          </table:table-cell>
          <table:table-cell table:number-columns-repeated="1015"/>
        </table:table-row>
        <table:table-row table:style-name="ro2">
          <table:table-cell table:style-name="ce13" table:formula="of:=[$data.F25]" office:value-type="string" office:string-value="C2#" calcext:value-type="string">
            <text:p>C2#</text:p>
          </table:table-cell>
          <table:table-cell table:style-name="ce13" table:formula="of:=[$data.E25]" office:value-type="string" office:string-value="2" calcext:value-type="string">
            <text:p>2</text:p>
          </table:table-cell>
          <table:table-cell table:style-name="ce13" table:formula="of:=[$data.I25]" office:value-type="string" office:string-value="bass" calcext:value-type="string">
            <text:p>bass</text:p>
          </table:table-cell>
          <table:table-cell table:style-name="ce14" table:formula="of:=[$data.N25]" office:value-type="string" office:string-value="r2" calcext:value-type="string">
            <text:p>r2</text:p>
          </table:table-cell>
          <table:table-cell table:style-name="ce14" table:formula="of:=[$data.S25]" office:value-type="string" office:string-value="r1" calcext:value-type="string">
            <text:p>r1</text:p>
          </table:table-cell>
          <table:table-cell table:style-name="ce13" table:formula="of:=[$data.Y25]" office:value-type="string" office:string-value="r4 cis,4" calcext:value-type="string">
            <text:p>r4 cis,4</text:p>
          </table:table-cell>
          <table:table-cell table:style-name="ce13" table:formula="of:=[$data.AD25]" office:value-type="string" office:string-value="" calcext:value-type="error">
            <text:p>#NAME?</text:p>
          </table:table-cell>
          <table:table-cell table:style-name="ce14" table:formula="of:=[$data.D25]" office:value-type="float" office:value="2" calcext:value-type="float">
            <text:p>2</text:p>
          </table:table-cell>
          <table:table-cell table:style-name="ce14" table:formula="of:=[$data.G25]" office:value-type="string" office:string-value="023-17-2-bass-C2#" calcext:value-type="string">
            <text:p>023-17-2-bass-C2#</text:p>
          </table:table-cell>
          <table:table-cell table:number-columns-repeated="1015"/>
        </table:table-row>
        <table:table-row table:style-name="ro2">
          <table:table-cell table:style-name="ce13" table:formula="of:=[$data.F26]" office:value-type="string" office:string-value="D2b" calcext:value-type="string">
            <text:p>D2b</text:p>
          </table:table-cell>
          <table:table-cell table:style-name="ce13" table:formula="of:=[$data.E26]" office:value-type="string" office:string-value="2" calcext:value-type="string">
            <text:p>2</text:p>
          </table:table-cell>
          <table:table-cell table:style-name="ce13" table:formula="of:=[$data.I26]" office:value-type="string" office:string-value="bass" calcext:value-type="string">
            <text:p>bass</text:p>
          </table:table-cell>
          <table:table-cell table:style-name="ce14" table:formula="of:=[$data.N26]" office:value-type="string" office:string-value="r2" calcext:value-type="string">
            <text:p>r2</text:p>
          </table:table-cell>
          <table:table-cell table:style-name="ce14" table:formula="of:=[$data.S26]" office:value-type="string" office:string-value="r1" calcext:value-type="string">
            <text:p>r1</text:p>
          </table:table-cell>
          <table:table-cell table:style-name="ce13" table:formula="of:=[$data.Y26]" office:value-type="string" office:string-value="r4 des,4" calcext:value-type="string">
            <text:p>r4 des,4</text:p>
          </table:table-cell>
          <table:table-cell table:style-name="ce13" table:formula="of:=[$data.AD26]" office:value-type="string" office:string-value="" calcext:value-type="error">
            <text:p>#NAME?</text:p>
          </table:table-cell>
          <table:table-cell table:style-name="ce14" table:formula="of:=[$data.D26]" office:value-type="float" office:value="2" calcext:value-type="float">
            <text:p>2</text:p>
          </table:table-cell>
          <table:table-cell table:style-name="ce14" table:formula="of:=[$data.G26]" office:value-type="string" office:string-value="026-17-2-bass-D2b" calcext:value-type="string">
            <text:p>026-17-2-bass-D2b</text:p>
          </table:table-cell>
          <table:table-cell table:number-columns-repeated="1015"/>
        </table:table-row>
        <table:table-row table:style-name="ro2">
          <table:table-cell table:style-name="ce13" table:formula="of:=[$data.F27]" office:value-type="string" office:string-value="D2" calcext:value-type="string">
            <text:p>D2</text:p>
          </table:table-cell>
          <table:table-cell table:style-name="ce13" table:formula="of:=[$data.E27]" office:value-type="string" office:string-value="2" calcext:value-type="string">
            <text:p>2</text:p>
          </table:table-cell>
          <table:table-cell table:style-name="ce13" table:formula="of:=[$data.I27]" office:value-type="string" office:string-value="bass" calcext:value-type="string">
            <text:p>bass</text:p>
          </table:table-cell>
          <table:table-cell table:style-name="ce14" table:formula="of:=[$data.N27]" office:value-type="string" office:string-value="r2" calcext:value-type="string">
            <text:p>r2</text:p>
          </table:table-cell>
          <table:table-cell table:style-name="ce14" table:formula="of:=[$data.S27]" office:value-type="string" office:string-value="r1" calcext:value-type="string">
            <text:p>r1</text:p>
          </table:table-cell>
          <table:table-cell table:style-name="ce13" table:formula="of:=[$data.Y27]" office:value-type="string" office:string-value="r4 d,4" calcext:value-type="string">
            <text:p>r4 d,4</text:p>
          </table:table-cell>
          <table:table-cell table:style-name="ce13" table:formula="of:=[$data.AD27]" office:value-type="string" office:string-value="" calcext:value-type="error">
            <text:p>#NAME?</text:p>
          </table:table-cell>
          <table:table-cell table:style-name="ce14" table:formula="of:=[$data.D27]" office:value-type="float" office:value="2" calcext:value-type="float">
            <text:p>2</text:p>
          </table:table-cell>
          <table:table-cell table:style-name="ce14" table:formula="of:=[$data.G27]" office:value-type="string" office:string-value="024-18-2-bass-D2" calcext:value-type="string">
            <text:p>024-18-2-bass-D2</text:p>
          </table:table-cell>
          <table:table-cell table:number-columns-repeated="1015"/>
        </table:table-row>
        <table:table-row table:style-name="ro2">
          <table:table-cell table:style-name="ce13" table:formula="of:=[$data.F28]" office:value-type="string" office:string-value="D2#" calcext:value-type="string">
            <text:p>D2#</text:p>
          </table:table-cell>
          <table:table-cell table:style-name="ce13" table:formula="of:=[$data.E28]" office:value-type="string" office:string-value="2" calcext:value-type="string">
            <text:p>2</text:p>
          </table:table-cell>
          <table:table-cell table:style-name="ce13" table:formula="of:=[$data.I28]" office:value-type="string" office:string-value="bass" calcext:value-type="string">
            <text:p>bass</text:p>
          </table:table-cell>
          <table:table-cell table:style-name="ce14" table:formula="of:=[$data.N28]" office:value-type="string" office:string-value="r2" calcext:value-type="string">
            <text:p>r2</text:p>
          </table:table-cell>
          <table:table-cell table:style-name="ce14" table:formula="of:=[$data.S28]" office:value-type="string" office:string-value="r1" calcext:value-type="string">
            <text:p>r1</text:p>
          </table:table-cell>
          <table:table-cell table:style-name="ce13" table:formula="of:=[$data.Y28]" office:value-type="string" office:string-value="r4 dis,4" calcext:value-type="string">
            <text:p>r4 dis,4</text:p>
          </table:table-cell>
          <table:table-cell table:style-name="ce13" table:formula="of:=[$data.AD28]" office:value-type="string" office:string-value="" calcext:value-type="error">
            <text:p>#NAME?</text:p>
          </table:table-cell>
          <table:table-cell table:style-name="ce14" table:formula="of:=[$data.D28]" office:value-type="float" office:value="2" calcext:value-type="float">
            <text:p>2</text:p>
          </table:table-cell>
          <table:table-cell table:style-name="ce14" table:formula="of:=[$data.G28]" office:value-type="string" office:string-value="025-19-2-bass-D2#" calcext:value-type="string">
            <text:p>025-19-2-bass-D2#</text:p>
          </table:table-cell>
          <table:table-cell table:number-columns-repeated="1015"/>
        </table:table-row>
        <table:table-row table:style-name="ro2">
          <table:table-cell table:style-name="ce13" table:formula="of:=[$data.F29]" office:value-type="string" office:string-value="E2b" calcext:value-type="string">
            <text:p>E2b</text:p>
          </table:table-cell>
          <table:table-cell table:style-name="ce13" table:formula="of:=[$data.E29]" office:value-type="string" office:string-value="2" calcext:value-type="string">
            <text:p>2</text:p>
          </table:table-cell>
          <table:table-cell table:style-name="ce13" table:formula="of:=[$data.I29]" office:value-type="string" office:string-value="bass" calcext:value-type="string">
            <text:p>bass</text:p>
          </table:table-cell>
          <table:table-cell table:style-name="ce14" table:formula="of:=[$data.N29]" office:value-type="string" office:string-value="r2" calcext:value-type="string">
            <text:p>r2</text:p>
          </table:table-cell>
          <table:table-cell table:style-name="ce14" table:formula="of:=[$data.S29]" office:value-type="string" office:string-value="r1" calcext:value-type="string">
            <text:p>r1</text:p>
          </table:table-cell>
          <table:table-cell table:style-name="ce13" table:formula="of:=[$data.Y29]" office:value-type="string" office:string-value="r4 ees,4" calcext:value-type="string">
            <text:p>r4 ees,4</text:p>
          </table:table-cell>
          <table:table-cell table:style-name="ce13" table:formula="of:=[$data.AD29]" office:value-type="string" office:string-value="" calcext:value-type="error">
            <text:p>#NAME?</text:p>
          </table:table-cell>
          <table:table-cell table:style-name="ce14" table:formula="of:=[$data.D29]" office:value-type="float" office:value="2" calcext:value-type="float">
            <text:p>2</text:p>
          </table:table-cell>
          <table:table-cell table:style-name="ce14" table:formula="of:=[$data.G29]" office:value-type="string" office:string-value="028-19-2-bass-E2b" calcext:value-type="string">
            <text:p>028-19-2-bass-E2b</text:p>
          </table:table-cell>
          <table:table-cell table:number-columns-repeated="1015"/>
        </table:table-row>
        <table:table-row table:style-name="ro2">
          <table:table-cell table:style-name="ce13" table:formula="of:=[$data.F30]" office:value-type="string" office:string-value="E2" calcext:value-type="string">
            <text:p>E2</text:p>
          </table:table-cell>
          <table:table-cell table:style-name="ce13" table:formula="of:=[$data.E30]" office:value-type="string" office:string-value="2" calcext:value-type="string">
            <text:p>2</text:p>
          </table:table-cell>
          <table:table-cell table:style-name="ce13" table:formula="of:=[$data.I30]" office:value-type="string" office:string-value="bass" calcext:value-type="string">
            <text:p>bass</text:p>
          </table:table-cell>
          <table:table-cell table:style-name="ce14" table:formula="of:=[$data.N30]" office:value-type="string" office:string-value="r2" calcext:value-type="string">
            <text:p>r2</text:p>
          </table:table-cell>
          <table:table-cell table:style-name="ce14" table:formula="of:=[$data.S30]" office:value-type="string" office:string-value="r1" calcext:value-type="string">
            <text:p>r1</text:p>
          </table:table-cell>
          <table:table-cell table:style-name="ce13" table:formula="of:=[$data.Y30]" office:value-type="string" office:string-value="r4 e,4" calcext:value-type="string">
            <text:p>r4 e,4</text:p>
          </table:table-cell>
          <table:table-cell table:style-name="ce13" table:formula="of:=[$data.AD30]" office:value-type="string" office:string-value="" calcext:value-type="error">
            <text:p>#NAME?</text:p>
          </table:table-cell>
          <table:table-cell table:style-name="ce14" table:formula="of:=[$data.D30]" office:value-type="float" office:value="2" calcext:value-type="float">
            <text:p>2</text:p>
          </table:table-cell>
          <table:table-cell table:style-name="ce14" table:formula="of:=[$data.G30]" office:value-type="string" office:string-value="027-20-2-bass-E2" calcext:value-type="string">
            <text:p>027-20-2-bass-E2</text:p>
          </table:table-cell>
          <table:table-cell table:number-columns-repeated="1015"/>
        </table:table-row>
        <table:table-row table:style-name="ro2">
          <table:table-cell table:style-name="ce13" table:formula="of:=[$data.F31]" office:value-type="string" office:string-value="F2" calcext:value-type="string">
            <text:p>F2</text:p>
          </table:table-cell>
          <table:table-cell table:style-name="ce13" table:formula="of:=[$data.E31]" office:value-type="string" office:string-value="2" calcext:value-type="string">
            <text:p>2</text:p>
          </table:table-cell>
          <table:table-cell table:style-name="ce13" table:formula="of:=[$data.I31]" office:value-type="string" office:string-value="bass" calcext:value-type="string">
            <text:p>bass</text:p>
          </table:table-cell>
          <table:table-cell table:style-name="ce14" table:formula="of:=[$data.N31]" office:value-type="string" office:string-value="r2" calcext:value-type="string">
            <text:p>r2</text:p>
          </table:table-cell>
          <table:table-cell table:style-name="ce14" table:formula="of:=[$data.S31]" office:value-type="string" office:string-value="r1" calcext:value-type="string">
            <text:p>r1</text:p>
          </table:table-cell>
          <table:table-cell table:style-name="ce13" table:formula="of:=[$data.Y31]" office:value-type="string" office:string-value="r4 f,4" calcext:value-type="string">
            <text:p>r4 f,4</text:p>
          </table:table-cell>
          <table:table-cell table:style-name="ce13" table:formula="of:=[$data.AD31]" office:value-type="string" office:string-value="" calcext:value-type="error">
            <text:p>#NAME?</text:p>
          </table:table-cell>
          <table:table-cell table:style-name="ce14" table:formula="of:=[$data.D31]" office:value-type="float" office:value="2" calcext:value-type="float">
            <text:p>2</text:p>
          </table:table-cell>
          <table:table-cell table:style-name="ce14" table:formula="of:=[$data.G31]" office:value-type="string" office:string-value="029-21-2-bass-F2" calcext:value-type="string">
            <text:p>029-21-2-bass-F2</text:p>
          </table:table-cell>
          <table:table-cell table:number-columns-repeated="1015"/>
        </table:table-row>
        <table:table-row table:style-name="ro2">
          <table:table-cell table:style-name="ce13" table:formula="of:=[$data.F32]" office:value-type="string" office:string-value="F2#" calcext:value-type="string">
            <text:p>F2#</text:p>
          </table:table-cell>
          <table:table-cell table:style-name="ce13" table:formula="of:=[$data.E32]" office:value-type="string" office:string-value="2" calcext:value-type="string">
            <text:p>2</text:p>
          </table:table-cell>
          <table:table-cell table:style-name="ce13" table:formula="of:=[$data.I32]" office:value-type="string" office:string-value="bass" calcext:value-type="string">
            <text:p>bass</text:p>
          </table:table-cell>
          <table:table-cell table:style-name="ce14" table:formula="of:=[$data.N32]" office:value-type="string" office:string-value="r2" calcext:value-type="string">
            <text:p>r2</text:p>
          </table:table-cell>
          <table:table-cell table:style-name="ce14" table:formula="of:=[$data.S32]" office:value-type="string" office:string-value="r1" calcext:value-type="string">
            <text:p>r1</text:p>
          </table:table-cell>
          <table:table-cell table:style-name="ce13" table:formula="of:=[$data.Y32]" office:value-type="string" office:string-value="r4 fis,4" calcext:value-type="string">
            <text:p>r4 fis,4</text:p>
          </table:table-cell>
          <table:table-cell table:style-name="ce13" table:formula="of:=[$data.AD32]" office:value-type="string" office:string-value="" calcext:value-type="error">
            <text:p>#NAME?</text:p>
          </table:table-cell>
          <table:table-cell table:style-name="ce14" table:formula="of:=[$data.D32]" office:value-type="float" office:value="2" calcext:value-type="float">
            <text:p>2</text:p>
          </table:table-cell>
          <table:table-cell table:style-name="ce14" table:formula="of:=[$data.G32]" office:value-type="string" office:string-value="030-22-2-bass-F2#" calcext:value-type="string">
            <text:p>030-22-2-bass-F2#</text:p>
          </table:table-cell>
          <table:table-cell table:number-columns-repeated="1015"/>
        </table:table-row>
        <table:table-row table:style-name="ro2">
          <table:table-cell table:style-name="ce13" table:formula="of:=[$data.F33]" office:value-type="string" office:string-value="G2b" calcext:value-type="string">
            <text:p>G2b</text:p>
          </table:table-cell>
          <table:table-cell table:style-name="ce13" table:formula="of:=[$data.E33]" office:value-type="string" office:string-value="2" calcext:value-type="string">
            <text:p>2</text:p>
          </table:table-cell>
          <table:table-cell table:style-name="ce13" table:formula="of:=[$data.I33]" office:value-type="string" office:string-value="bass" calcext:value-type="string">
            <text:p>bass</text:p>
          </table:table-cell>
          <table:table-cell table:style-name="ce14" table:formula="of:=[$data.N33]" office:value-type="string" office:string-value="r2" calcext:value-type="string">
            <text:p>r2</text:p>
          </table:table-cell>
          <table:table-cell table:style-name="ce14" table:formula="of:=[$data.S33]" office:value-type="string" office:string-value="r1" calcext:value-type="string">
            <text:p>r1</text:p>
          </table:table-cell>
          <table:table-cell table:style-name="ce13" table:formula="of:=[$data.Y33]" office:value-type="string" office:string-value="r4 ges,4" calcext:value-type="string">
            <text:p>r4 ges,4</text:p>
          </table:table-cell>
          <table:table-cell table:style-name="ce13" table:formula="of:=[$data.AD33]" office:value-type="string" office:string-value="" calcext:value-type="error">
            <text:p>#NAME?</text:p>
          </table:table-cell>
          <table:table-cell table:style-name="ce14" table:formula="of:=[$data.D33]" office:value-type="float" office:value="2" calcext:value-type="float">
            <text:p>2</text:p>
          </table:table-cell>
          <table:table-cell table:style-name="ce14" table:formula="of:=[$data.G33]" office:value-type="string" office:string-value="033-22-2-bass-G2b" calcext:value-type="string">
            <text:p>033-22-2-bass-G2b</text:p>
          </table:table-cell>
          <table:table-cell table:number-columns-repeated="1015"/>
        </table:table-row>
        <table:table-row table:style-name="ro2">
          <table:table-cell table:style-name="ce13" table:formula="of:=[$data.F34]" office:value-type="string" office:string-value="G2" calcext:value-type="string">
            <text:p>G2</text:p>
          </table:table-cell>
          <table:table-cell table:style-name="ce13" table:formula="of:=[$data.E34]" office:value-type="string" office:string-value="2" calcext:value-type="string">
            <text:p>2</text:p>
          </table:table-cell>
          <table:table-cell table:style-name="ce13" table:formula="of:=[$data.I34]" office:value-type="string" office:string-value="bass" calcext:value-type="string">
            <text:p>bass</text:p>
          </table:table-cell>
          <table:table-cell table:style-name="ce14" table:formula="of:=[$data.N34]" office:value-type="string" office:string-value="r2" calcext:value-type="string">
            <text:p>r2</text:p>
          </table:table-cell>
          <table:table-cell table:style-name="ce14" table:formula="of:=[$data.S34]" office:value-type="string" office:string-value="r1" calcext:value-type="string">
            <text:p>r1</text:p>
          </table:table-cell>
          <table:table-cell table:style-name="ce13" table:formula="of:=[$data.Y34]" office:value-type="string" office:string-value="r4 g,4" calcext:value-type="string">
            <text:p>r4 g,4</text:p>
          </table:table-cell>
          <table:table-cell table:style-name="ce13" table:formula="of:=[$data.AD34]" office:value-type="string" office:string-value="" calcext:value-type="error">
            <text:p>#NAME?</text:p>
          </table:table-cell>
          <table:table-cell table:style-name="ce14" table:formula="of:=[$data.D34]" office:value-type="float" office:value="2" calcext:value-type="float">
            <text:p>2</text:p>
          </table:table-cell>
          <table:table-cell table:style-name="ce14" table:formula="of:=[$data.G34]" office:value-type="string" office:string-value="031-23-2-bass-G2" calcext:value-type="string">
            <text:p>031-23-2-bass-G2</text:p>
          </table:table-cell>
          <table:table-cell table:number-columns-repeated="1015"/>
        </table:table-row>
        <table:table-row table:style-name="ro2">
          <table:table-cell table:style-name="ce13" table:formula="of:=[$data.F35]" office:value-type="string" office:string-value="G2#" calcext:value-type="string">
            <text:p>G2#</text:p>
          </table:table-cell>
          <table:table-cell table:style-name="ce13" table:formula="of:=[$data.E35]" office:value-type="string" office:string-value="2" calcext:value-type="string">
            <text:p>2</text:p>
          </table:table-cell>
          <table:table-cell table:style-name="ce13" table:formula="of:=[$data.I35]" office:value-type="string" office:string-value="bass" calcext:value-type="string">
            <text:p>bass</text:p>
          </table:table-cell>
          <table:table-cell table:style-name="ce14" table:formula="of:=[$data.N35]" office:value-type="string" office:string-value="r2" calcext:value-type="string">
            <text:p>r2</text:p>
          </table:table-cell>
          <table:table-cell table:style-name="ce14" table:formula="of:=[$data.S35]" office:value-type="string" office:string-value="r1" calcext:value-type="string">
            <text:p>r1</text:p>
          </table:table-cell>
          <table:table-cell table:style-name="ce13" table:formula="of:=[$data.Y35]" office:value-type="string" office:string-value="r4 gis,4" calcext:value-type="string">
            <text:p>r4 gis,4</text:p>
          </table:table-cell>
          <table:table-cell table:style-name="ce13" table:formula="of:=[$data.AD35]" office:value-type="string" office:string-value="" calcext:value-type="error">
            <text:p>#NAME?</text:p>
          </table:table-cell>
          <table:table-cell table:style-name="ce14" table:formula="of:=[$data.D35]" office:value-type="float" office:value="2" calcext:value-type="float">
            <text:p>2</text:p>
          </table:table-cell>
          <table:table-cell table:style-name="ce14" table:formula="of:=[$data.G35]" office:value-type="string" office:string-value="032-24-2-bass-G2#" calcext:value-type="string">
            <text:p>032-24-2-bass-G2#</text:p>
          </table:table-cell>
          <table:table-cell table:number-columns-repeated="1015"/>
        </table:table-row>
        <table:table-row table:style-name="ro2">
          <table:table-cell table:style-name="ce13" table:formula="of:=[$data.F36]" office:value-type="string" office:string-value="A2b" calcext:value-type="string">
            <text:p>A2b</text:p>
          </table:table-cell>
          <table:table-cell table:style-name="ce13" table:formula="of:=[$data.E36]" office:value-type="string" office:string-value="2" calcext:value-type="string">
            <text:p>2</text:p>
          </table:table-cell>
          <table:table-cell table:style-name="ce13" table:formula="of:=[$data.I36]" office:value-type="string" office:string-value="bass" calcext:value-type="string">
            <text:p>bass</text:p>
          </table:table-cell>
          <table:table-cell table:style-name="ce14" table:formula="of:=[$data.N36]" office:value-type="string" office:string-value="r2" calcext:value-type="string">
            <text:p>r2</text:p>
          </table:table-cell>
          <table:table-cell table:style-name="ce14" table:formula="of:=[$data.S36]" office:value-type="string" office:string-value="r1" calcext:value-type="string">
            <text:p>r1</text:p>
          </table:table-cell>
          <table:table-cell table:style-name="ce13" table:formula="of:=[$data.Y36]" office:value-type="string" office:string-value="r4 aes,4" calcext:value-type="string">
            <text:p>r4 aes,4</text:p>
          </table:table-cell>
          <table:table-cell table:style-name="ce13" table:formula="of:=[$data.AD36]" office:value-type="string" office:string-value="" calcext:value-type="error">
            <text:p>#NAME?</text:p>
          </table:table-cell>
          <table:table-cell table:style-name="ce14" table:formula="of:=[$data.D36]" office:value-type="float" office:value="2" calcext:value-type="float">
            <text:p>2</text:p>
          </table:table-cell>
          <table:table-cell table:style-name="ce14" table:formula="of:=[$data.G36]" office:value-type="string" office:string-value="036-24-2-bass-A2b" calcext:value-type="string">
            <text:p>036-24-2-bass-A2b</text:p>
          </table:table-cell>
          <table:table-cell table:number-columns-repeated="1015"/>
        </table:table-row>
        <table:table-row table:style-name="ro2">
          <table:table-cell table:style-name="ce13" table:formula="of:=[$data.F37]" office:value-type="string" office:string-value="A2" calcext:value-type="string">
            <text:p>A2</text:p>
          </table:table-cell>
          <table:table-cell table:style-name="ce13" table:formula="of:=[$data.E37]" office:value-type="string" office:string-value="2" calcext:value-type="string">
            <text:p>2</text:p>
          </table:table-cell>
          <table:table-cell table:style-name="ce13" table:formula="of:=[$data.I37]" office:value-type="string" office:string-value="bass" calcext:value-type="string">
            <text:p>bass</text:p>
          </table:table-cell>
          <table:table-cell table:style-name="ce14" table:formula="of:=[$data.N37]" office:value-type="string" office:string-value="r2" calcext:value-type="string">
            <text:p>r2</text:p>
          </table:table-cell>
          <table:table-cell table:style-name="ce14" table:formula="of:=[$data.S37]" office:value-type="string" office:string-value="r1" calcext:value-type="string">
            <text:p>r1</text:p>
          </table:table-cell>
          <table:table-cell table:style-name="ce13" table:formula="of:=[$data.Y37]" office:value-type="string" office:string-value="r4 a,4" calcext:value-type="string">
            <text:p>r4 a,4</text:p>
          </table:table-cell>
          <table:table-cell table:style-name="ce13" table:formula="of:=[$data.AD37]" office:value-type="string" office:string-value="" calcext:value-type="error">
            <text:p>#NAME?</text:p>
          </table:table-cell>
          <table:table-cell table:style-name="ce14" table:formula="of:=[$data.D37]" office:value-type="float" office:value="2" calcext:value-type="float">
            <text:p>2</text:p>
          </table:table-cell>
          <table:table-cell table:style-name="ce14" table:formula="of:=[$data.G37]" office:value-type="string" office:string-value="034-25-2-bass-A2" calcext:value-type="string">
            <text:p>034-25-2-bass-A2</text:p>
          </table:table-cell>
          <table:table-cell table:number-columns-repeated="1015"/>
        </table:table-row>
        <table:table-row table:style-name="ro2">
          <table:table-cell table:style-name="ce13" table:formula="of:=[$data.F38]" office:value-type="string" office:string-value="A2#" calcext:value-type="string">
            <text:p>A2#</text:p>
          </table:table-cell>
          <table:table-cell table:style-name="ce13" table:formula="of:=[$data.E38]" office:value-type="string" office:string-value="2" calcext:value-type="string">
            <text:p>2</text:p>
          </table:table-cell>
          <table:table-cell table:style-name="ce13" table:formula="of:=[$data.I38]" office:value-type="string" office:string-value="bass" calcext:value-type="string">
            <text:p>bass</text:p>
          </table:table-cell>
          <table:table-cell table:style-name="ce14" table:formula="of:=[$data.N38]" office:value-type="string" office:string-value="r2" calcext:value-type="string">
            <text:p>r2</text:p>
          </table:table-cell>
          <table:table-cell table:style-name="ce14" table:formula="of:=[$data.S38]" office:value-type="string" office:string-value="r1" calcext:value-type="string">
            <text:p>r1</text:p>
          </table:table-cell>
          <table:table-cell table:style-name="ce13" table:formula="of:=[$data.Y38]" office:value-type="string" office:string-value="r4 ais,4" calcext:value-type="string">
            <text:p>r4 ais,4</text:p>
          </table:table-cell>
          <table:table-cell table:style-name="ce13" table:formula="of:=[$data.AD38]" office:value-type="string" office:string-value="" calcext:value-type="error">
            <text:p>#NAME?</text:p>
          </table:table-cell>
          <table:table-cell table:style-name="ce14" table:formula="of:=[$data.D38]" office:value-type="float" office:value="2" calcext:value-type="float">
            <text:p>2</text:p>
          </table:table-cell>
          <table:table-cell table:style-name="ce14" table:formula="of:=[$data.G38]" office:value-type="string" office:string-value="035-26-2-bass-A2#" calcext:value-type="string">
            <text:p>035-26-2-bass-A2#</text:p>
          </table:table-cell>
          <table:table-cell table:number-columns-repeated="1015"/>
        </table:table-row>
        <table:table-row table:style-name="ro2">
          <table:table-cell table:style-name="ce13" table:formula="of:=[$data.F39]" office:value-type="string" office:string-value="B2b" calcext:value-type="string">
            <text:p>B2b</text:p>
          </table:table-cell>
          <table:table-cell table:style-name="ce13" table:formula="of:=[$data.E39]" office:value-type="string" office:string-value="2" calcext:value-type="string">
            <text:p>2</text:p>
          </table:table-cell>
          <table:table-cell table:style-name="ce13" table:formula="of:=[$data.I39]" office:value-type="string" office:string-value="bass" calcext:value-type="string">
            <text:p>bass</text:p>
          </table:table-cell>
          <table:table-cell table:style-name="ce14" table:formula="of:=[$data.N39]" office:value-type="string" office:string-value="r2" calcext:value-type="string">
            <text:p>r2</text:p>
          </table:table-cell>
          <table:table-cell table:style-name="ce14" table:formula="of:=[$data.S39]" office:value-type="string" office:string-value="r1" calcext:value-type="string">
            <text:p>r1</text:p>
          </table:table-cell>
          <table:table-cell table:style-name="ce13" table:formula="of:=[$data.Y39]" office:value-type="string" office:string-value="r4 bes,4" calcext:value-type="string">
            <text:p>r4 bes,4</text:p>
          </table:table-cell>
          <table:table-cell table:style-name="ce13" table:formula="of:=[$data.AD39]" office:value-type="string" office:string-value="" calcext:value-type="error">
            <text:p>#NAME?</text:p>
          </table:table-cell>
          <table:table-cell table:style-name="ce14" table:formula="of:=[$data.D39]" office:value-type="float" office:value="2" calcext:value-type="float">
            <text:p>2</text:p>
          </table:table-cell>
          <table:table-cell table:style-name="ce14" table:formula="of:=[$data.G39]" office:value-type="string" office:string-value="038-26-2-bass-B2b" calcext:value-type="string">
            <text:p>038-26-2-bass-B2b</text:p>
          </table:table-cell>
          <table:table-cell table:number-columns-repeated="1015"/>
        </table:table-row>
        <table:table-row table:style-name="ro2">
          <table:table-cell table:style-name="ce13" table:formula="of:=[$data.F40]" office:value-type="string" office:string-value="B2" calcext:value-type="string">
            <text:p>B2</text:p>
          </table:table-cell>
          <table:table-cell table:style-name="ce13" table:formula="of:=[$data.E40]" office:value-type="string" office:string-value="2" calcext:value-type="string">
            <text:p>2</text:p>
          </table:table-cell>
          <table:table-cell table:style-name="ce13" table:formula="of:=[$data.I40]" office:value-type="string" office:string-value="bass" calcext:value-type="string">
            <text:p>bass</text:p>
          </table:table-cell>
          <table:table-cell table:style-name="ce14" table:formula="of:=[$data.N40]" office:value-type="string" office:string-value="r2" calcext:value-type="string">
            <text:p>r2</text:p>
          </table:table-cell>
          <table:table-cell table:style-name="ce14" table:formula="of:=[$data.S40]" office:value-type="string" office:string-value="r1" calcext:value-type="string">
            <text:p>r1</text:p>
          </table:table-cell>
          <table:table-cell table:style-name="ce13" table:formula="of:=[$data.Y40]" office:value-type="string" office:string-value="r4 b,4" calcext:value-type="string">
            <text:p>r4 b,4</text:p>
          </table:table-cell>
          <table:table-cell table:style-name="ce13" table:formula="of:=[$data.AD40]" office:value-type="string" office:string-value="" calcext:value-type="error">
            <text:p>#NAME?</text:p>
          </table:table-cell>
          <table:table-cell table:style-name="ce14" table:formula="of:=[$data.D40]" office:value-type="float" office:value="2" calcext:value-type="float">
            <text:p>2</text:p>
          </table:table-cell>
          <table:table-cell table:style-name="ce14" table:formula="of:=[$data.G40]" office:value-type="string" office:string-value="037-27-2-bass-B2" calcext:value-type="string">
            <text:p>037-27-2-bass-B2</text:p>
          </table:table-cell>
          <table:table-cell table:number-columns-repeated="1015"/>
        </table:table-row>
        <table:table-row table:style-name="ro2">
          <table:table-cell table:style-name="ce13" table:formula="of:=[$data.F41]" office:value-type="string" office:string-value="C3" calcext:value-type="string">
            <text:p>C3</text:p>
          </table:table-cell>
          <table:table-cell table:style-name="ce13" table:formula="of:=[$data.E41]" office:value-type="string" office:string-value="3" calcext:value-type="string">
            <text:p>3</text:p>
          </table:table-cell>
          <table:table-cell table:style-name="ce13" table:formula="of:=[$data.I41]" office:value-type="string" office:string-value="treble" calcext:value-type="string">
            <text:p>treble</text:p>
          </table:table-cell>
          <table:table-cell table:style-name="ce14" table:formula="of:=[$data.N41]" office:value-type="string" office:string-value="r4 c4" calcext:value-type="string">
            <text:p>r4 c4</text:p>
          </table:table-cell>
          <table:table-cell table:style-name="ce14" table:formula="of:=[$data.S41]" office:value-type="string" office:string-value="" calcext:value-type="error">
            <text:p>#NAME?</text:p>
          </table:table-cell>
          <table:table-cell table:style-name="ce13" table:formula="of:=[$data.Y41]" office:value-type="string" office:string-value="r2" calcext:value-type="string">
            <text:p>r2</text:p>
          </table:table-cell>
          <table:table-cell table:style-name="ce13" table:formula="of:=[$data.AD41]" office:value-type="string" office:string-value="r1" calcext:value-type="string">
            <text:p>r1</text:p>
          </table:table-cell>
          <table:table-cell table:style-name="ce14" table:formula="of:=[$data.D41]" office:value-type="float" office:value="3" calcext:value-type="float">
            <text:p>3</text:p>
          </table:table-cell>
          <table:table-cell table:style-name="ce14" table:formula="of:=[$data.G41]" office:value-type="string" office:string-value="039-28-3-treble-C3" calcext:value-type="string">
            <text:p>039-28-3-treble-C3</text:p>
          </table:table-cell>
          <table:table-cell table:number-columns-repeated="1015"/>
        </table:table-row>
        <table:table-row table:style-name="ro2">
          <table:table-cell table:style-name="ce13" table:formula="of:=[$data.F42]" office:value-type="string" office:string-value="C3#" calcext:value-type="string">
            <text:p>C3#</text:p>
          </table:table-cell>
          <table:table-cell table:style-name="ce13" table:formula="of:=[$data.E42]" office:value-type="string" office:string-value="3" calcext:value-type="string">
            <text:p>3</text:p>
          </table:table-cell>
          <table:table-cell table:style-name="ce13" table:formula="of:=[$data.I42]" office:value-type="string" office:string-value="treble" calcext:value-type="string">
            <text:p>treble</text:p>
          </table:table-cell>
          <table:table-cell table:style-name="ce14" table:formula="of:=[$data.N42]" office:value-type="string" office:string-value="r4 cis4" calcext:value-type="string">
            <text:p>r4 cis4</text:p>
          </table:table-cell>
          <table:table-cell table:style-name="ce14" table:formula="of:=[$data.S42]" office:value-type="string" office:string-value="" calcext:value-type="error">
            <text:p>#NAME?</text:p>
          </table:table-cell>
          <table:table-cell table:style-name="ce13" table:formula="of:=[$data.Y42]" office:value-type="string" office:string-value="r2" calcext:value-type="string">
            <text:p>r2</text:p>
          </table:table-cell>
          <table:table-cell table:style-name="ce13" table:formula="of:=[$data.AD42]" office:value-type="string" office:string-value="r1" calcext:value-type="string">
            <text:p>r1</text:p>
          </table:table-cell>
          <table:table-cell table:style-name="ce14" table:formula="of:=[$data.D42]" office:value-type="float" office:value="3" calcext:value-type="float">
            <text:p>3</text:p>
          </table:table-cell>
          <table:table-cell table:style-name="ce14" table:formula="of:=[$data.G42]" office:value-type="string" office:string-value="040-29-3-treble-C3#" calcext:value-type="string">
            <text:p>040-29-3-treble-C3#</text:p>
          </table:table-cell>
          <table:table-cell table:number-columns-repeated="1015"/>
        </table:table-row>
        <table:table-row table:style-name="ro2">
          <table:table-cell table:style-name="ce13" table:formula="of:=[$data.F43]" office:value-type="string" office:string-value="D3b" calcext:value-type="string">
            <text:p>D3b</text:p>
          </table:table-cell>
          <table:table-cell table:style-name="ce13" table:formula="of:=[$data.E43]" office:value-type="string" office:string-value="3" calcext:value-type="string">
            <text:p>3</text:p>
          </table:table-cell>
          <table:table-cell table:style-name="ce13" table:formula="of:=[$data.I43]" office:value-type="string" office:string-value="treble" calcext:value-type="string">
            <text:p>treble</text:p>
          </table:table-cell>
          <table:table-cell table:style-name="ce14" table:formula="of:=[$data.N43]" office:value-type="string" office:string-value="r4 des4" calcext:value-type="string">
            <text:p>r4 des4</text:p>
          </table:table-cell>
          <table:table-cell table:style-name="ce14" table:formula="of:=[$data.S43]" office:value-type="string" office:string-value="" calcext:value-type="error">
            <text:p>#NAME?</text:p>
          </table:table-cell>
          <table:table-cell table:style-name="ce13" table:formula="of:=[$data.Y43]" office:value-type="string" office:string-value="r2" calcext:value-type="string">
            <text:p>r2</text:p>
          </table:table-cell>
          <table:table-cell table:style-name="ce13" table:formula="of:=[$data.AD43]" office:value-type="string" office:string-value="r1" calcext:value-type="string">
            <text:p>r1</text:p>
          </table:table-cell>
          <table:table-cell table:style-name="ce14" table:formula="of:=[$data.D43]" office:value-type="float" office:value="3" calcext:value-type="float">
            <text:p>3</text:p>
          </table:table-cell>
          <table:table-cell table:style-name="ce14" table:formula="of:=[$data.G43]" office:value-type="string" office:string-value="043-29-3-treble-D3b" calcext:value-type="string">
            <text:p>043-29-3-treble-D3b</text:p>
          </table:table-cell>
          <table:table-cell table:number-columns-repeated="1015"/>
        </table:table-row>
        <table:table-row table:style-name="ro2">
          <table:table-cell table:style-name="ce13" table:formula="of:=[$data.F44]" office:value-type="string" office:string-value="D3" calcext:value-type="string">
            <text:p>D3</text:p>
          </table:table-cell>
          <table:table-cell table:style-name="ce13" table:formula="of:=[$data.E44]" office:value-type="string" office:string-value="3" calcext:value-type="string">
            <text:p>3</text:p>
          </table:table-cell>
          <table:table-cell table:style-name="ce13" table:formula="of:=[$data.I44]" office:value-type="string" office:string-value="treble" calcext:value-type="string">
            <text:p>treble</text:p>
          </table:table-cell>
          <table:table-cell table:style-name="ce14" table:formula="of:=[$data.N44]" office:value-type="string" office:string-value="r4 d4" calcext:value-type="string">
            <text:p>r4 d4</text:p>
          </table:table-cell>
          <table:table-cell table:style-name="ce14" table:formula="of:=[$data.S44]" office:value-type="string" office:string-value="" calcext:value-type="error">
            <text:p>#NAME?</text:p>
          </table:table-cell>
          <table:table-cell table:style-name="ce13" table:formula="of:=[$data.Y44]" office:value-type="string" office:string-value="r2" calcext:value-type="string">
            <text:p>r2</text:p>
          </table:table-cell>
          <table:table-cell table:style-name="ce13" table:formula="of:=[$data.AD44]" office:value-type="string" office:string-value="r1" calcext:value-type="string">
            <text:p>r1</text:p>
          </table:table-cell>
          <table:table-cell table:style-name="ce14" table:formula="of:=[$data.D44]" office:value-type="float" office:value="3" calcext:value-type="float">
            <text:p>3</text:p>
          </table:table-cell>
          <table:table-cell table:style-name="ce14" table:formula="of:=[$data.G44]" office:value-type="string" office:string-value="041-30-3-treble-D3" calcext:value-type="string">
            <text:p>041-30-3-treble-D3</text:p>
          </table:table-cell>
          <table:table-cell table:number-columns-repeated="1015"/>
        </table:table-row>
        <table:table-row table:style-name="ro2">
          <table:table-cell table:style-name="ce13" table:formula="of:=[$data.F45]" office:value-type="string" office:string-value="D3#" calcext:value-type="string">
            <text:p>D3#</text:p>
          </table:table-cell>
          <table:table-cell table:style-name="ce13" table:formula="of:=[$data.E45]" office:value-type="string" office:string-value="3" calcext:value-type="string">
            <text:p>3</text:p>
          </table:table-cell>
          <table:table-cell table:style-name="ce13" table:formula="of:=[$data.I45]" office:value-type="string" office:string-value="treble" calcext:value-type="string">
            <text:p>treble</text:p>
          </table:table-cell>
          <table:table-cell table:style-name="ce14" table:formula="of:=[$data.N45]" office:value-type="string" office:string-value="r4 dis4" calcext:value-type="string">
            <text:p>r4 dis4</text:p>
          </table:table-cell>
          <table:table-cell table:style-name="ce14" table:formula="of:=[$data.S45]" office:value-type="string" office:string-value="" calcext:value-type="error">
            <text:p>#NAME?</text:p>
          </table:table-cell>
          <table:table-cell table:style-name="ce13" table:formula="of:=[$data.Y45]" office:value-type="string" office:string-value="r2" calcext:value-type="string">
            <text:p>r2</text:p>
          </table:table-cell>
          <table:table-cell table:style-name="ce13" table:formula="of:=[$data.AD45]" office:value-type="string" office:string-value="r1" calcext:value-type="string">
            <text:p>r1</text:p>
          </table:table-cell>
          <table:table-cell table:style-name="ce14" table:formula="of:=[$data.D45]" office:value-type="float" office:value="3" calcext:value-type="float">
            <text:p>3</text:p>
          </table:table-cell>
          <table:table-cell table:style-name="ce14" table:formula="of:=[$data.G45]" office:value-type="string" office:string-value="042-31-3-treble-D3#" calcext:value-type="string">
            <text:p>042-31-3-treble-D3#</text:p>
          </table:table-cell>
          <table:table-cell table:number-columns-repeated="1015"/>
        </table:table-row>
        <table:table-row table:style-name="ro2">
          <table:table-cell table:style-name="ce13" table:formula="of:=[$data.F46]" office:value-type="string" office:string-value="E3b" calcext:value-type="string">
            <text:p>E3b</text:p>
          </table:table-cell>
          <table:table-cell table:style-name="ce13" table:formula="of:=[$data.E46]" office:value-type="string" office:string-value="3" calcext:value-type="string">
            <text:p>3</text:p>
          </table:table-cell>
          <table:table-cell table:style-name="ce13" table:formula="of:=[$data.I46]" office:value-type="string" office:string-value="treble" calcext:value-type="string">
            <text:p>treble</text:p>
          </table:table-cell>
          <table:table-cell table:style-name="ce14" table:formula="of:=[$data.N46]" office:value-type="string" office:string-value="r4 ees4" calcext:value-type="string">
            <text:p>r4 ees4</text:p>
          </table:table-cell>
          <table:table-cell table:style-name="ce14" table:formula="of:=[$data.S46]" office:value-type="string" office:string-value="" calcext:value-type="error">
            <text:p>#NAME?</text:p>
          </table:table-cell>
          <table:table-cell table:style-name="ce13" table:formula="of:=[$data.Y46]" office:value-type="string" office:string-value="r2" calcext:value-type="string">
            <text:p>r2</text:p>
          </table:table-cell>
          <table:table-cell table:style-name="ce13" table:formula="of:=[$data.AD46]" office:value-type="string" office:string-value="r1" calcext:value-type="string">
            <text:p>r1</text:p>
          </table:table-cell>
          <table:table-cell table:style-name="ce14" table:formula="of:=[$data.D46]" office:value-type="float" office:value="3" calcext:value-type="float">
            <text:p>3</text:p>
          </table:table-cell>
          <table:table-cell table:style-name="ce14" table:formula="of:=[$data.G46]" office:value-type="string" office:string-value="045-31-3-treble-E3b" calcext:value-type="string">
            <text:p>045-31-3-treble-E3b</text:p>
          </table:table-cell>
          <table:table-cell table:number-columns-repeated="1015"/>
        </table:table-row>
        <table:table-row table:style-name="ro2">
          <table:table-cell table:style-name="ce13" table:formula="of:=[$data.F47]" office:value-type="string" office:string-value="E3" calcext:value-type="string">
            <text:p>E3</text:p>
          </table:table-cell>
          <table:table-cell table:style-name="ce13" table:formula="of:=[$data.E47]" office:value-type="string" office:string-value="3" calcext:value-type="string">
            <text:p>3</text:p>
          </table:table-cell>
          <table:table-cell table:style-name="ce13" table:formula="of:=[$data.I47]" office:value-type="string" office:string-value="treble" calcext:value-type="string">
            <text:p>treble</text:p>
          </table:table-cell>
          <table:table-cell table:style-name="ce14" table:formula="of:=[$data.N47]" office:value-type="string" office:string-value="r4 e4" calcext:value-type="string">
            <text:p>r4 e4</text:p>
          </table:table-cell>
          <table:table-cell table:style-name="ce14" table:formula="of:=[$data.S47]" office:value-type="string" office:string-value="" calcext:value-type="error">
            <text:p>#NAME?</text:p>
          </table:table-cell>
          <table:table-cell table:style-name="ce13" table:formula="of:=[$data.Y47]" office:value-type="string" office:string-value="r2" calcext:value-type="string">
            <text:p>r2</text:p>
          </table:table-cell>
          <table:table-cell table:style-name="ce13" table:formula="of:=[$data.AD47]" office:value-type="string" office:string-value="r1" calcext:value-type="string">
            <text:p>r1</text:p>
          </table:table-cell>
          <table:table-cell table:style-name="ce14" table:formula="of:=[$data.D47]" office:value-type="float" office:value="3" calcext:value-type="float">
            <text:p>3</text:p>
          </table:table-cell>
          <table:table-cell table:style-name="ce14" table:formula="of:=[$data.G47]" office:value-type="string" office:string-value="044-32-3-treble-E3" calcext:value-type="string">
            <text:p>044-32-3-treble-E3</text:p>
          </table:table-cell>
          <table:table-cell table:number-columns-repeated="1015"/>
        </table:table-row>
        <table:table-row table:style-name="ro2">
          <table:table-cell table:style-name="ce13" table:formula="of:=[$data.F48]" office:value-type="string" office:string-value="F3" calcext:value-type="string">
            <text:p>F3</text:p>
          </table:table-cell>
          <table:table-cell table:style-name="ce13" table:formula="of:=[$data.E48]" office:value-type="string" office:string-value="3" calcext:value-type="string">
            <text:p>3</text:p>
          </table:table-cell>
          <table:table-cell table:style-name="ce13" table:formula="of:=[$data.I48]" office:value-type="string" office:string-value="treble" calcext:value-type="string">
            <text:p>treble</text:p>
          </table:table-cell>
          <table:table-cell table:style-name="ce14" table:formula="of:=[$data.N48]" office:value-type="string" office:string-value="r4 f4" calcext:value-type="string">
            <text:p>r4 f4</text:p>
          </table:table-cell>
          <table:table-cell table:style-name="ce14" table:formula="of:=[$data.S48]" office:value-type="string" office:string-value="" calcext:value-type="error">
            <text:p>#NAME?</text:p>
          </table:table-cell>
          <table:table-cell table:style-name="ce13" table:formula="of:=[$data.Y48]" office:value-type="string" office:string-value="r2" calcext:value-type="string">
            <text:p>r2</text:p>
          </table:table-cell>
          <table:table-cell table:style-name="ce13" table:formula="of:=[$data.AD48]" office:value-type="string" office:string-value="r1" calcext:value-type="string">
            <text:p>r1</text:p>
          </table:table-cell>
          <table:table-cell table:style-name="ce14" table:formula="of:=[$data.D48]" office:value-type="float" office:value="3" calcext:value-type="float">
            <text:p>3</text:p>
          </table:table-cell>
          <table:table-cell table:style-name="ce14" table:formula="of:=[$data.G48]" office:value-type="string" office:string-value="046-33-3-treble-F3" calcext:value-type="string">
            <text:p>046-33-3-treble-F3</text:p>
          </table:table-cell>
          <table:table-cell table:number-columns-repeated="1015"/>
        </table:table-row>
        <table:table-row table:style-name="ro2">
          <table:table-cell table:style-name="ce13" table:formula="of:=[$data.F49]" office:value-type="string" office:string-value="F3#" calcext:value-type="string">
            <text:p>F3#</text:p>
          </table:table-cell>
          <table:table-cell table:style-name="ce13" table:formula="of:=[$data.E49]" office:value-type="string" office:string-value="3" calcext:value-type="string">
            <text:p>3</text:p>
          </table:table-cell>
          <table:table-cell table:style-name="ce13" table:formula="of:=[$data.I49]" office:value-type="string" office:string-value="treble" calcext:value-type="string">
            <text:p>treble</text:p>
          </table:table-cell>
          <table:table-cell table:style-name="ce14" table:formula="of:=[$data.N49]" office:value-type="string" office:string-value="r4 fis4" calcext:value-type="string">
            <text:p>r4 fis4</text:p>
          </table:table-cell>
          <table:table-cell table:style-name="ce14" table:formula="of:=[$data.S49]" office:value-type="string" office:string-value="" calcext:value-type="error">
            <text:p>#NAME?</text:p>
          </table:table-cell>
          <table:table-cell table:style-name="ce13" table:formula="of:=[$data.Y49]" office:value-type="string" office:string-value="r2" calcext:value-type="string">
            <text:p>r2</text:p>
          </table:table-cell>
          <table:table-cell table:style-name="ce13" table:formula="of:=[$data.AD49]" office:value-type="string" office:string-value="r1" calcext:value-type="string">
            <text:p>r1</text:p>
          </table:table-cell>
          <table:table-cell table:style-name="ce14" table:formula="of:=[$data.D49]" office:value-type="float" office:value="3" calcext:value-type="float">
            <text:p>3</text:p>
          </table:table-cell>
          <table:table-cell table:style-name="ce14" table:formula="of:=[$data.G49]" office:value-type="string" office:string-value="047-34-3-treble-F3#" calcext:value-type="string">
            <text:p>047-34-3-treble-F3#</text:p>
          </table:table-cell>
          <table:table-cell table:number-columns-repeated="1015"/>
        </table:table-row>
        <table:table-row table:style-name="ro2">
          <table:table-cell table:style-name="ce13" table:formula="of:=[$data.F50]" office:value-type="string" office:string-value="G3b" calcext:value-type="string">
            <text:p>G3b</text:p>
          </table:table-cell>
          <table:table-cell table:style-name="ce13" table:formula="of:=[$data.E50]" office:value-type="string" office:string-value="3" calcext:value-type="string">
            <text:p>3</text:p>
          </table:table-cell>
          <table:table-cell table:style-name="ce13" table:formula="of:=[$data.I50]" office:value-type="string" office:string-value="treble" calcext:value-type="string">
            <text:p>treble</text:p>
          </table:table-cell>
          <table:table-cell table:style-name="ce14" table:formula="of:=[$data.N50]" office:value-type="string" office:string-value="r4 ges4" calcext:value-type="string">
            <text:p>r4 ges4</text:p>
          </table:table-cell>
          <table:table-cell table:style-name="ce14" table:formula="of:=[$data.S50]" office:value-type="string" office:string-value="" calcext:value-type="error">
            <text:p>#NAME?</text:p>
          </table:table-cell>
          <table:table-cell table:style-name="ce13" table:formula="of:=[$data.Y50]" office:value-type="string" office:string-value="r2" calcext:value-type="string">
            <text:p>r2</text:p>
          </table:table-cell>
          <table:table-cell table:style-name="ce13" table:formula="of:=[$data.AD50]" office:value-type="string" office:string-value="r1" calcext:value-type="string">
            <text:p>r1</text:p>
          </table:table-cell>
          <table:table-cell table:style-name="ce14" table:formula="of:=[$data.D50]" office:value-type="float" office:value="3" calcext:value-type="float">
            <text:p>3</text:p>
          </table:table-cell>
          <table:table-cell table:style-name="ce14" table:formula="of:=[$data.G50]" office:value-type="string" office:string-value="050-34-3-treble-G3b" calcext:value-type="string">
            <text:p>050-34-3-treble-G3b</text:p>
          </table:table-cell>
          <table:table-cell table:number-columns-repeated="1015"/>
        </table:table-row>
        <table:table-row table:style-name="ro2">
          <table:table-cell table:style-name="ce13" table:formula="of:=[$data.F51]" office:value-type="string" office:string-value="G3" calcext:value-type="string">
            <text:p>G3</text:p>
          </table:table-cell>
          <table:table-cell table:style-name="ce13" table:formula="of:=[$data.E51]" office:value-type="string" office:string-value="3" calcext:value-type="string">
            <text:p>3</text:p>
          </table:table-cell>
          <table:table-cell table:style-name="ce13" table:formula="of:=[$data.I51]" office:value-type="string" office:string-value="treble" calcext:value-type="string">
            <text:p>treble</text:p>
          </table:table-cell>
          <table:table-cell table:style-name="ce14" table:formula="of:=[$data.N51]" office:value-type="string" office:string-value="r4 g4" calcext:value-type="string">
            <text:p>r4 g4</text:p>
          </table:table-cell>
          <table:table-cell table:style-name="ce14" table:formula="of:=[$data.S51]" office:value-type="string" office:string-value="" calcext:value-type="error">
            <text:p>#NAME?</text:p>
          </table:table-cell>
          <table:table-cell table:style-name="ce13" table:formula="of:=[$data.Y51]" office:value-type="string" office:string-value="r2" calcext:value-type="string">
            <text:p>r2</text:p>
          </table:table-cell>
          <table:table-cell table:style-name="ce13" table:formula="of:=[$data.AD51]" office:value-type="string" office:string-value="r1" calcext:value-type="string">
            <text:p>r1</text:p>
          </table:table-cell>
          <table:table-cell table:style-name="ce14" table:formula="of:=[$data.D51]" office:value-type="float" office:value="3" calcext:value-type="float">
            <text:p>3</text:p>
          </table:table-cell>
          <table:table-cell table:style-name="ce14" table:formula="of:=[$data.G51]" office:value-type="string" office:string-value="048-35-3-treble-G3" calcext:value-type="string">
            <text:p>048-35-3-treble-G3</text:p>
          </table:table-cell>
          <table:table-cell table:number-columns-repeated="1015"/>
        </table:table-row>
        <table:table-row table:style-name="ro2">
          <table:table-cell table:style-name="ce13" table:formula="of:=[$data.F52]" office:value-type="string" office:string-value="G3#" calcext:value-type="string">
            <text:p>G3#</text:p>
          </table:table-cell>
          <table:table-cell table:style-name="ce13" table:formula="of:=[$data.E52]" office:value-type="string" office:string-value="3" calcext:value-type="string">
            <text:p>3</text:p>
          </table:table-cell>
          <table:table-cell table:style-name="ce13" table:formula="of:=[$data.I52]" office:value-type="string" office:string-value="treble" calcext:value-type="string">
            <text:p>treble</text:p>
          </table:table-cell>
          <table:table-cell table:style-name="ce14" table:formula="of:=[$data.N52]" office:value-type="string" office:string-value="r4 gis4" calcext:value-type="string">
            <text:p>r4 gis4</text:p>
          </table:table-cell>
          <table:table-cell table:style-name="ce14" table:formula="of:=[$data.S52]" office:value-type="string" office:string-value="" calcext:value-type="error">
            <text:p>#NAME?</text:p>
          </table:table-cell>
          <table:table-cell table:style-name="ce13" table:formula="of:=[$data.Y52]" office:value-type="string" office:string-value="r2" calcext:value-type="string">
            <text:p>r2</text:p>
          </table:table-cell>
          <table:table-cell table:style-name="ce13" table:formula="of:=[$data.AD52]" office:value-type="string" office:string-value="r1" calcext:value-type="string">
            <text:p>r1</text:p>
          </table:table-cell>
          <table:table-cell table:style-name="ce14" table:formula="of:=[$data.D52]" office:value-type="float" office:value="3" calcext:value-type="float">
            <text:p>3</text:p>
          </table:table-cell>
          <table:table-cell table:style-name="ce14" table:formula="of:=[$data.G52]" office:value-type="string" office:string-value="049-36-3-treble-G3#" calcext:value-type="string">
            <text:p>049-36-3-treble-G3#</text:p>
          </table:table-cell>
          <table:table-cell table:number-columns-repeated="1015"/>
        </table:table-row>
        <table:table-row table:style-name="ro2">
          <table:table-cell table:style-name="ce13" table:formula="of:=[$data.F53]" office:value-type="string" office:string-value="A3b" calcext:value-type="string">
            <text:p>A3b</text:p>
          </table:table-cell>
          <table:table-cell table:style-name="ce13" table:formula="of:=[$data.E53]" office:value-type="string" office:string-value="3" calcext:value-type="string">
            <text:p>3</text:p>
          </table:table-cell>
          <table:table-cell table:style-name="ce13" table:formula="of:=[$data.I53]" office:value-type="string" office:string-value="treble" calcext:value-type="string">
            <text:p>treble</text:p>
          </table:table-cell>
          <table:table-cell table:style-name="ce14" table:formula="of:=[$data.N53]" office:value-type="string" office:string-value="r4 aes4" calcext:value-type="string">
            <text:p>r4 aes4</text:p>
          </table:table-cell>
          <table:table-cell table:style-name="ce14" table:formula="of:=[$data.S53]" office:value-type="string" office:string-value="" calcext:value-type="error">
            <text:p>#NAME?</text:p>
          </table:table-cell>
          <table:table-cell table:style-name="ce13" table:formula="of:=[$data.Y53]" office:value-type="string" office:string-value="r2" calcext:value-type="string">
            <text:p>r2</text:p>
          </table:table-cell>
          <table:table-cell table:style-name="ce13" table:formula="of:=[$data.AD53]" office:value-type="string" office:string-value="r1" calcext:value-type="string">
            <text:p>r1</text:p>
          </table:table-cell>
          <table:table-cell table:style-name="ce14" table:formula="of:=[$data.D53]" office:value-type="float" office:value="3" calcext:value-type="float">
            <text:p>3</text:p>
          </table:table-cell>
          <table:table-cell table:style-name="ce14" table:formula="of:=[$data.G53]" office:value-type="string" office:string-value="053-36-3-treble-A3b" calcext:value-type="string">
            <text:p>053-36-3-treble-A3b</text:p>
          </table:table-cell>
          <table:table-cell table:number-columns-repeated="1015"/>
        </table:table-row>
        <table:table-row table:style-name="ro2">
          <table:table-cell table:style-name="ce13" table:formula="of:=[$data.F54]" office:value-type="string" office:string-value="A3" calcext:value-type="string">
            <text:p>A3</text:p>
          </table:table-cell>
          <table:table-cell table:style-name="ce13" table:formula="of:=[$data.E54]" office:value-type="string" office:string-value="3" calcext:value-type="string">
            <text:p>3</text:p>
          </table:table-cell>
          <table:table-cell table:style-name="ce13" table:formula="of:=[$data.I54]" office:value-type="string" office:string-value="treble" calcext:value-type="string">
            <text:p>treble</text:p>
          </table:table-cell>
          <table:table-cell table:style-name="ce14" table:formula="of:=[$data.N54]" office:value-type="string" office:string-value="r4 a4" calcext:value-type="string">
            <text:p>r4 a4</text:p>
          </table:table-cell>
          <table:table-cell table:style-name="ce14" table:formula="of:=[$data.S54]" office:value-type="string" office:string-value="" calcext:value-type="error">
            <text:p>#NAME?</text:p>
          </table:table-cell>
          <table:table-cell table:style-name="ce13" table:formula="of:=[$data.Y54]" office:value-type="string" office:string-value="r2" calcext:value-type="string">
            <text:p>r2</text:p>
          </table:table-cell>
          <table:table-cell table:style-name="ce13" table:formula="of:=[$data.AD54]" office:value-type="string" office:string-value="r1" calcext:value-type="string">
            <text:p>r1</text:p>
          </table:table-cell>
          <table:table-cell table:style-name="ce14" table:formula="of:=[$data.D54]" office:value-type="float" office:value="3" calcext:value-type="float">
            <text:p>3</text:p>
          </table:table-cell>
          <table:table-cell table:style-name="ce14" table:formula="of:=[$data.G54]" office:value-type="string" office:string-value="051-37-3-treble-A3" calcext:value-type="string">
            <text:p>051-37-3-treble-A3</text:p>
          </table:table-cell>
          <table:table-cell table:number-columns-repeated="1015"/>
        </table:table-row>
        <table:table-row table:style-name="ro2">
          <table:table-cell table:style-name="ce13" table:formula="of:=[$data.F55]" office:value-type="string" office:string-value="A3#" calcext:value-type="string">
            <text:p>A3#</text:p>
          </table:table-cell>
          <table:table-cell table:style-name="ce13" table:formula="of:=[$data.E55]" office:value-type="string" office:string-value="3" calcext:value-type="string">
            <text:p>3</text:p>
          </table:table-cell>
          <table:table-cell table:style-name="ce13" table:formula="of:=[$data.I55]" office:value-type="string" office:string-value="treble" calcext:value-type="string">
            <text:p>treble</text:p>
          </table:table-cell>
          <table:table-cell table:style-name="ce14" table:formula="of:=[$data.N55]" office:value-type="string" office:string-value="r4 ais4" calcext:value-type="string">
            <text:p>r4 ais4</text:p>
          </table:table-cell>
          <table:table-cell table:style-name="ce14" table:formula="of:=[$data.S55]" office:value-type="string" office:string-value="" calcext:value-type="error">
            <text:p>#NAME?</text:p>
          </table:table-cell>
          <table:table-cell table:style-name="ce13" table:formula="of:=[$data.Y55]" office:value-type="string" office:string-value="r2" calcext:value-type="string">
            <text:p>r2</text:p>
          </table:table-cell>
          <table:table-cell table:style-name="ce13" table:formula="of:=[$data.AD55]" office:value-type="string" office:string-value="r1" calcext:value-type="string">
            <text:p>r1</text:p>
          </table:table-cell>
          <table:table-cell table:style-name="ce14" table:formula="of:=[$data.D55]" office:value-type="float" office:value="3" calcext:value-type="float">
            <text:p>3</text:p>
          </table:table-cell>
          <table:table-cell table:style-name="ce14" table:formula="of:=[$data.G55]" office:value-type="string" office:string-value="052-38-3-treble-A3#" calcext:value-type="string">
            <text:p>052-38-3-treble-A3#</text:p>
          </table:table-cell>
          <table:table-cell table:number-columns-repeated="1015"/>
        </table:table-row>
        <table:table-row table:style-name="ro2">
          <table:table-cell table:style-name="ce13" table:formula="of:=[$data.F56]" office:value-type="string" office:string-value="B3b" calcext:value-type="string">
            <text:p>B3b</text:p>
          </table:table-cell>
          <table:table-cell table:style-name="ce13" table:formula="of:=[$data.E56]" office:value-type="string" office:string-value="3" calcext:value-type="string">
            <text:p>3</text:p>
          </table:table-cell>
          <table:table-cell table:style-name="ce13" table:formula="of:=[$data.I56]" office:value-type="string" office:string-value="treble" calcext:value-type="string">
            <text:p>treble</text:p>
          </table:table-cell>
          <table:table-cell table:style-name="ce14" table:formula="of:=[$data.N56]" office:value-type="string" office:string-value="r4 bes4" calcext:value-type="string">
            <text:p>r4 bes4</text:p>
          </table:table-cell>
          <table:table-cell table:style-name="ce14" table:formula="of:=[$data.S56]" office:value-type="string" office:string-value="" calcext:value-type="error">
            <text:p>#NAME?</text:p>
          </table:table-cell>
          <table:table-cell table:style-name="ce13" table:formula="of:=[$data.Y56]" office:value-type="string" office:string-value="r2" calcext:value-type="string">
            <text:p>r2</text:p>
          </table:table-cell>
          <table:table-cell table:style-name="ce13" table:formula="of:=[$data.AD56]" office:value-type="string" office:string-value="r1" calcext:value-type="string">
            <text:p>r1</text:p>
          </table:table-cell>
          <table:table-cell table:style-name="ce14" table:formula="of:=[$data.D56]" office:value-type="float" office:value="3" calcext:value-type="float">
            <text:p>3</text:p>
          </table:table-cell>
          <table:table-cell table:style-name="ce14" table:formula="of:=[$data.G56]" office:value-type="string" office:string-value="055-38-3-treble-B3b" calcext:value-type="string">
            <text:p>055-38-3-treble-B3b</text:p>
          </table:table-cell>
          <table:table-cell table:number-columns-repeated="1015"/>
        </table:table-row>
        <table:table-row table:style-name="ro2">
          <table:table-cell table:style-name="ce13" table:formula="of:=[$data.F57]" office:value-type="string" office:string-value="B3" calcext:value-type="string">
            <text:p>B3</text:p>
          </table:table-cell>
          <table:table-cell table:style-name="ce13" table:formula="of:=[$data.E57]" office:value-type="string" office:string-value="3" calcext:value-type="string">
            <text:p>3</text:p>
          </table:table-cell>
          <table:table-cell table:style-name="ce13" table:formula="of:=[$data.I57]" office:value-type="string" office:string-value="treble" calcext:value-type="string">
            <text:p>treble</text:p>
          </table:table-cell>
          <table:table-cell table:style-name="ce14" table:formula="of:=[$data.N57]" office:value-type="string" office:string-value="r4 b4" calcext:value-type="string">
            <text:p>r4 b4</text:p>
          </table:table-cell>
          <table:table-cell table:style-name="ce14" table:formula="of:=[$data.S57]" office:value-type="string" office:string-value="" calcext:value-type="error">
            <text:p>#NAME?</text:p>
          </table:table-cell>
          <table:table-cell table:style-name="ce13" table:formula="of:=[$data.Y57]" office:value-type="string" office:string-value="r2" calcext:value-type="string">
            <text:p>r2</text:p>
          </table:table-cell>
          <table:table-cell table:style-name="ce13" table:formula="of:=[$data.AD57]" office:value-type="string" office:string-value="r1" calcext:value-type="string">
            <text:p>r1</text:p>
          </table:table-cell>
          <table:table-cell table:style-name="ce14" table:formula="of:=[$data.D57]" office:value-type="float" office:value="3" calcext:value-type="float">
            <text:p>3</text:p>
          </table:table-cell>
          <table:table-cell table:style-name="ce14" table:formula="of:=[$data.G57]" office:value-type="string" office:string-value="054-39-3-treble-B3" calcext:value-type="string">
            <text:p>054-39-3-treble-B3</text:p>
          </table:table-cell>
          <table:table-cell table:number-columns-repeated="1015"/>
        </table:table-row>
        <table:table-row table:style-name="ro2">
          <table:table-cell table:style-name="ce13" table:formula="of:=[$data.F58]" office:value-type="string" office:string-value="C3" calcext:value-type="string">
            <text:p>C3</text:p>
          </table:table-cell>
          <table:table-cell table:style-name="ce13" table:formula="of:=[$data.E58]" office:value-type="string" office:string-value="3" calcext:value-type="string">
            <text:p>3</text:p>
          </table:table-cell>
          <table:table-cell table:style-name="ce13" table:formula="of:=[$data.I58]" office:value-type="string" office:string-value="bass" calcext:value-type="string">
            <text:p>bass</text:p>
          </table:table-cell>
          <table:table-cell table:style-name="ce14" table:formula="of:=[$data.N58]" office:value-type="string" office:string-value="r2" calcext:value-type="string">
            <text:p>r2</text:p>
          </table:table-cell>
          <table:table-cell table:style-name="ce14" table:formula="of:=[$data.S58]" office:value-type="string" office:string-value="r1" calcext:value-type="string">
            <text:p>r1</text:p>
          </table:table-cell>
          <table:table-cell table:style-name="ce13" table:formula="of:=[$data.Y58]" office:value-type="string" office:string-value="r4 c4" calcext:value-type="string">
            <text:p>r4 c4</text:p>
          </table:table-cell>
          <table:table-cell table:style-name="ce13" table:formula="of:=[$data.AD58]" office:value-type="string" office:string-value="" calcext:value-type="error">
            <text:p>#NAME?</text:p>
          </table:table-cell>
          <table:table-cell table:style-name="ce14" table:formula="of:=[$data.D58]" office:value-type="float" office:value="1" calcext:value-type="float">
            <text:p>1</text:p>
          </table:table-cell>
          <table:table-cell table:style-name="ce14" table:formula="of:=[$data.G58]" office:value-type="string" office:string-value="056-28-3-bass-C3" calcext:value-type="string">
            <text:p>056-28-3-bass-C3</text:p>
          </table:table-cell>
          <table:table-cell table:number-columns-repeated="1015"/>
        </table:table-row>
        <table:table-row table:style-name="ro2">
          <table:table-cell table:style-name="ce13" table:formula="of:=[$data.F59]" office:value-type="string" office:string-value="C3#" calcext:value-type="string">
            <text:p>C3#</text:p>
          </table:table-cell>
          <table:table-cell table:style-name="ce13" table:formula="of:=[$data.E59]" office:value-type="string" office:string-value="3" calcext:value-type="string">
            <text:p>3</text:p>
          </table:table-cell>
          <table:table-cell table:style-name="ce13" table:formula="of:=[$data.I59]" office:value-type="string" office:string-value="bass" calcext:value-type="string">
            <text:p>bass</text:p>
          </table:table-cell>
          <table:table-cell table:style-name="ce14" table:formula="of:=[$data.N59]" office:value-type="string" office:string-value="r2" calcext:value-type="string">
            <text:p>r2</text:p>
          </table:table-cell>
          <table:table-cell table:style-name="ce14" table:formula="of:=[$data.S59]" office:value-type="string" office:string-value="r1" calcext:value-type="string">
            <text:p>r1</text:p>
          </table:table-cell>
          <table:table-cell table:style-name="ce13" table:formula="of:=[$data.Y59]" office:value-type="string" office:string-value="r4 cis4" calcext:value-type="string">
            <text:p>r4 cis4</text:p>
          </table:table-cell>
          <table:table-cell table:style-name="ce13" table:formula="of:=[$data.AD59]" office:value-type="string" office:string-value="" calcext:value-type="error">
            <text:p>#NAME?</text:p>
          </table:table-cell>
          <table:table-cell table:style-name="ce14" table:formula="of:=[$data.D59]" office:value-type="float" office:value="1" calcext:value-type="float">
            <text:p>1</text:p>
          </table:table-cell>
          <table:table-cell table:style-name="ce14" table:formula="of:=[$data.G59]" office:value-type="string" office:string-value="057-29-3-bass-C3#" calcext:value-type="string">
            <text:p>057-29-3-bass-C3#</text:p>
          </table:table-cell>
          <table:table-cell table:number-columns-repeated="1015"/>
        </table:table-row>
        <table:table-row table:style-name="ro2">
          <table:table-cell table:style-name="ce13" table:formula="of:=[$data.F60]" office:value-type="string" office:string-value="D3b" calcext:value-type="string">
            <text:p>D3b</text:p>
          </table:table-cell>
          <table:table-cell table:style-name="ce13" table:formula="of:=[$data.E60]" office:value-type="string" office:string-value="3" calcext:value-type="string">
            <text:p>3</text:p>
          </table:table-cell>
          <table:table-cell table:style-name="ce13" table:formula="of:=[$data.I60]" office:value-type="string" office:string-value="bass" calcext:value-type="string">
            <text:p>bass</text:p>
          </table:table-cell>
          <table:table-cell table:style-name="ce14" table:formula="of:=[$data.N60]" office:value-type="string" office:string-value="r2" calcext:value-type="string">
            <text:p>r2</text:p>
          </table:table-cell>
          <table:table-cell table:style-name="ce14" table:formula="of:=[$data.S60]" office:value-type="string" office:string-value="r1" calcext:value-type="string">
            <text:p>r1</text:p>
          </table:table-cell>
          <table:table-cell table:style-name="ce13" table:formula="of:=[$data.Y60]" office:value-type="string" office:string-value="r4 des4" calcext:value-type="string">
            <text:p>r4 des4</text:p>
          </table:table-cell>
          <table:table-cell table:style-name="ce13" table:formula="of:=[$data.AD60]" office:value-type="string" office:string-value="" calcext:value-type="error">
            <text:p>#NAME?</text:p>
          </table:table-cell>
          <table:table-cell table:style-name="ce14" table:formula="of:=[$data.D60]" office:value-type="float" office:value="1" calcext:value-type="float">
            <text:p>1</text:p>
          </table:table-cell>
          <table:table-cell table:style-name="ce14" table:formula="of:=[$data.G60]" office:value-type="string" office:string-value="060-29-3-bass-D3b" calcext:value-type="string">
            <text:p>060-29-3-bass-D3b</text:p>
          </table:table-cell>
          <table:table-cell table:number-columns-repeated="1015"/>
        </table:table-row>
        <table:table-row table:style-name="ro2">
          <table:table-cell table:style-name="ce13" table:formula="of:=[$data.F61]" office:value-type="string" office:string-value="D3" calcext:value-type="string">
            <text:p>D3</text:p>
          </table:table-cell>
          <table:table-cell table:style-name="ce13" table:formula="of:=[$data.E61]" office:value-type="string" office:string-value="3" calcext:value-type="string">
            <text:p>3</text:p>
          </table:table-cell>
          <table:table-cell table:style-name="ce13" table:formula="of:=[$data.I61]" office:value-type="string" office:string-value="bass" calcext:value-type="string">
            <text:p>bass</text:p>
          </table:table-cell>
          <table:table-cell table:style-name="ce14" table:formula="of:=[$data.N61]" office:value-type="string" office:string-value="r2" calcext:value-type="string">
            <text:p>r2</text:p>
          </table:table-cell>
          <table:table-cell table:style-name="ce14" table:formula="of:=[$data.S61]" office:value-type="string" office:string-value="r1" calcext:value-type="string">
            <text:p>r1</text:p>
          </table:table-cell>
          <table:table-cell table:style-name="ce13" table:formula="of:=[$data.Y61]" office:value-type="string" office:string-value="r4 d4" calcext:value-type="string">
            <text:p>r4 d4</text:p>
          </table:table-cell>
          <table:table-cell table:style-name="ce13" table:formula="of:=[$data.AD61]" office:value-type="string" office:string-value="" calcext:value-type="error">
            <text:p>#NAME?</text:p>
          </table:table-cell>
          <table:table-cell table:style-name="ce14" table:formula="of:=[$data.D61]" office:value-type="float" office:value="1" calcext:value-type="float">
            <text:p>1</text:p>
          </table:table-cell>
          <table:table-cell table:style-name="ce14" table:formula="of:=[$data.G61]" office:value-type="string" office:string-value="058-30-3-bass-D3" calcext:value-type="string">
            <text:p>058-30-3-bass-D3</text:p>
          </table:table-cell>
          <table:table-cell table:number-columns-repeated="1015"/>
        </table:table-row>
        <table:table-row table:style-name="ro2">
          <table:table-cell table:style-name="ce13" table:formula="of:=[$data.F62]" office:value-type="string" office:string-value="D3#" calcext:value-type="string">
            <text:p>D3#</text:p>
          </table:table-cell>
          <table:table-cell table:style-name="ce13" table:formula="of:=[$data.E62]" office:value-type="string" office:string-value="3" calcext:value-type="string">
            <text:p>3</text:p>
          </table:table-cell>
          <table:table-cell table:style-name="ce13" table:formula="of:=[$data.I62]" office:value-type="string" office:string-value="bass" calcext:value-type="string">
            <text:p>bass</text:p>
          </table:table-cell>
          <table:table-cell table:style-name="ce14" table:formula="of:=[$data.N62]" office:value-type="string" office:string-value="r2" calcext:value-type="string">
            <text:p>r2</text:p>
          </table:table-cell>
          <table:table-cell table:style-name="ce14" table:formula="of:=[$data.S62]" office:value-type="string" office:string-value="r1" calcext:value-type="string">
            <text:p>r1</text:p>
          </table:table-cell>
          <table:table-cell table:style-name="ce13" table:formula="of:=[$data.Y62]" office:value-type="string" office:string-value="r4 dis4" calcext:value-type="string">
            <text:p>r4 dis4</text:p>
          </table:table-cell>
          <table:table-cell table:style-name="ce13" table:formula="of:=[$data.AD62]" office:value-type="string" office:string-value="" calcext:value-type="error">
            <text:p>#NAME?</text:p>
          </table:table-cell>
          <table:table-cell table:style-name="ce14" table:formula="of:=[$data.D62]" office:value-type="float" office:value="1" calcext:value-type="float">
            <text:p>1</text:p>
          </table:table-cell>
          <table:table-cell table:style-name="ce14" table:formula="of:=[$data.G62]" office:value-type="string" office:string-value="059-31-3-bass-D3#" calcext:value-type="string">
            <text:p>059-31-3-bass-D3#</text:p>
          </table:table-cell>
          <table:table-cell table:number-columns-repeated="1015"/>
        </table:table-row>
        <table:table-row table:style-name="ro2">
          <table:table-cell table:style-name="ce13" table:formula="of:=[$data.F63]" office:value-type="string" office:string-value="E3b" calcext:value-type="string">
            <text:p>E3b</text:p>
          </table:table-cell>
          <table:table-cell table:style-name="ce13" table:formula="of:=[$data.E63]" office:value-type="string" office:string-value="3" calcext:value-type="string">
            <text:p>3</text:p>
          </table:table-cell>
          <table:table-cell table:style-name="ce13" table:formula="of:=[$data.I63]" office:value-type="string" office:string-value="bass" calcext:value-type="string">
            <text:p>bass</text:p>
          </table:table-cell>
          <table:table-cell table:style-name="ce14" table:formula="of:=[$data.N63]" office:value-type="string" office:string-value="r2" calcext:value-type="string">
            <text:p>r2</text:p>
          </table:table-cell>
          <table:table-cell table:style-name="ce14" table:formula="of:=[$data.S63]" office:value-type="string" office:string-value="r1" calcext:value-type="string">
            <text:p>r1</text:p>
          </table:table-cell>
          <table:table-cell table:style-name="ce13" table:formula="of:=[$data.Y63]" office:value-type="string" office:string-value="r4 ees4" calcext:value-type="string">
            <text:p>r4 ees4</text:p>
          </table:table-cell>
          <table:table-cell table:style-name="ce13" table:formula="of:=[$data.AD63]" office:value-type="string" office:string-value="" calcext:value-type="error">
            <text:p>#NAME?</text:p>
          </table:table-cell>
          <table:table-cell table:style-name="ce14" table:formula="of:=[$data.D63]" office:value-type="float" office:value="1" calcext:value-type="float">
            <text:p>1</text:p>
          </table:table-cell>
          <table:table-cell table:style-name="ce14" table:formula="of:=[$data.G63]" office:value-type="string" office:string-value="062-31-3-bass-E3b" calcext:value-type="string">
            <text:p>062-31-3-bass-E3b</text:p>
          </table:table-cell>
          <table:table-cell table:number-columns-repeated="1015"/>
        </table:table-row>
        <table:table-row table:style-name="ro2">
          <table:table-cell table:style-name="ce13" table:formula="of:=[$data.F64]" office:value-type="string" office:string-value="E3" calcext:value-type="string">
            <text:p>E3</text:p>
          </table:table-cell>
          <table:table-cell table:style-name="ce13" table:formula="of:=[$data.E64]" office:value-type="string" office:string-value="3" calcext:value-type="string">
            <text:p>3</text:p>
          </table:table-cell>
          <table:table-cell table:style-name="ce13" table:formula="of:=[$data.I64]" office:value-type="string" office:string-value="bass" calcext:value-type="string">
            <text:p>bass</text:p>
          </table:table-cell>
          <table:table-cell table:style-name="ce14" table:formula="of:=[$data.N64]" office:value-type="string" office:string-value="r2" calcext:value-type="string">
            <text:p>r2</text:p>
          </table:table-cell>
          <table:table-cell table:style-name="ce14" table:formula="of:=[$data.S64]" office:value-type="string" office:string-value="r1" calcext:value-type="string">
            <text:p>r1</text:p>
          </table:table-cell>
          <table:table-cell table:style-name="ce13" table:formula="of:=[$data.Y64]" office:value-type="string" office:string-value="r4 e4" calcext:value-type="string">
            <text:p>r4 e4</text:p>
          </table:table-cell>
          <table:table-cell table:style-name="ce13" table:formula="of:=[$data.AD64]" office:value-type="string" office:string-value="" calcext:value-type="error">
            <text:p>#NAME?</text:p>
          </table:table-cell>
          <table:table-cell table:style-name="ce14" table:formula="of:=[$data.D64]" office:value-type="float" office:value="1" calcext:value-type="float">
            <text:p>1</text:p>
          </table:table-cell>
          <table:table-cell table:style-name="ce14" table:formula="of:=[$data.G64]" office:value-type="string" office:string-value="061-32-3-bass-E3" calcext:value-type="string">
            <text:p>061-32-3-bass-E3</text:p>
          </table:table-cell>
          <table:table-cell table:number-columns-repeated="1015"/>
        </table:table-row>
        <table:table-row table:style-name="ro2">
          <table:table-cell table:style-name="ce13" table:formula="of:=[$data.F65]" office:value-type="string" office:string-value="F3" calcext:value-type="string">
            <text:p>F3</text:p>
          </table:table-cell>
          <table:table-cell table:style-name="ce13" table:formula="of:=[$data.E65]" office:value-type="string" office:string-value="3" calcext:value-type="string">
            <text:p>3</text:p>
          </table:table-cell>
          <table:table-cell table:style-name="ce13" table:formula="of:=[$data.I65]" office:value-type="string" office:string-value="bass" calcext:value-type="string">
            <text:p>bass</text:p>
          </table:table-cell>
          <table:table-cell table:style-name="ce14" table:formula="of:=[$data.N65]" office:value-type="string" office:string-value="r2" calcext:value-type="string">
            <text:p>r2</text:p>
          </table:table-cell>
          <table:table-cell table:style-name="ce14" table:formula="of:=[$data.S65]" office:value-type="string" office:string-value="r1" calcext:value-type="string">
            <text:p>r1</text:p>
          </table:table-cell>
          <table:table-cell table:style-name="ce13" table:formula="of:=[$data.Y65]" office:value-type="string" office:string-value="r4 f4" calcext:value-type="string">
            <text:p>r4 f4</text:p>
          </table:table-cell>
          <table:table-cell table:style-name="ce13" table:formula="of:=[$data.AD65]" office:value-type="string" office:string-value="" calcext:value-type="error">
            <text:p>#NAME?</text:p>
          </table:table-cell>
          <table:table-cell table:style-name="ce14" table:formula="of:=[$data.D65]" office:value-type="float" office:value="1" calcext:value-type="float">
            <text:p>1</text:p>
          </table:table-cell>
          <table:table-cell table:style-name="ce14" table:formula="of:=[$data.G65]" office:value-type="string" office:string-value="063-33-3-bass-F3" calcext:value-type="string">
            <text:p>063-33-3-bass-F3</text:p>
          </table:table-cell>
          <table:table-cell table:number-columns-repeated="1015"/>
        </table:table-row>
        <table:table-row table:style-name="ro2">
          <table:table-cell table:style-name="ce13" table:formula="of:=[$data.F66]" office:value-type="string" office:string-value="F3#" calcext:value-type="string">
            <text:p>F3#</text:p>
          </table:table-cell>
          <table:table-cell table:style-name="ce13" table:formula="of:=[$data.E66]" office:value-type="string" office:string-value="3" calcext:value-type="string">
            <text:p>3</text:p>
          </table:table-cell>
          <table:table-cell table:style-name="ce13" table:formula="of:=[$data.I66]" office:value-type="string" office:string-value="bass" calcext:value-type="string">
            <text:p>bass</text:p>
          </table:table-cell>
          <table:table-cell table:style-name="ce14" table:formula="of:=[$data.N66]" office:value-type="string" office:string-value="r2" calcext:value-type="string">
            <text:p>r2</text:p>
          </table:table-cell>
          <table:table-cell table:style-name="ce14" table:formula="of:=[$data.S66]" office:value-type="string" office:string-value="r1" calcext:value-type="string">
            <text:p>r1</text:p>
          </table:table-cell>
          <table:table-cell table:style-name="ce13" table:formula="of:=[$data.Y66]" office:value-type="string" office:string-value="r4 fis4" calcext:value-type="string">
            <text:p>r4 fis4</text:p>
          </table:table-cell>
          <table:table-cell table:style-name="ce13" table:formula="of:=[$data.AD66]" office:value-type="string" office:string-value="" calcext:value-type="error">
            <text:p>#NAME?</text:p>
          </table:table-cell>
          <table:table-cell table:style-name="ce14" table:formula="of:=[$data.D66]" office:value-type="float" office:value="1" calcext:value-type="float">
            <text:p>1</text:p>
          </table:table-cell>
          <table:table-cell table:style-name="ce14" table:formula="of:=[$data.G66]" office:value-type="string" office:string-value="064-34-3-bass-F3#" calcext:value-type="string">
            <text:p>064-34-3-bass-F3#</text:p>
          </table:table-cell>
          <table:table-cell table:number-columns-repeated="1015"/>
        </table:table-row>
        <table:table-row table:style-name="ro2">
          <table:table-cell table:style-name="ce13" table:formula="of:=[$data.F67]" office:value-type="string" office:string-value="G3b" calcext:value-type="string">
            <text:p>G3b</text:p>
          </table:table-cell>
          <table:table-cell table:style-name="ce13" table:formula="of:=[$data.E67]" office:value-type="string" office:string-value="3" calcext:value-type="string">
            <text:p>3</text:p>
          </table:table-cell>
          <table:table-cell table:style-name="ce13" table:formula="of:=[$data.I67]" office:value-type="string" office:string-value="bass" calcext:value-type="string">
            <text:p>bass</text:p>
          </table:table-cell>
          <table:table-cell table:style-name="ce14" table:formula="of:=[$data.N67]" office:value-type="string" office:string-value="r2" calcext:value-type="string">
            <text:p>r2</text:p>
          </table:table-cell>
          <table:table-cell table:style-name="ce14" table:formula="of:=[$data.S67]" office:value-type="string" office:string-value="r1" calcext:value-type="string">
            <text:p>r1</text:p>
          </table:table-cell>
          <table:table-cell table:style-name="ce13" table:formula="of:=[$data.Y67]" office:value-type="string" office:string-value="r4 ges4" calcext:value-type="string">
            <text:p>r4 ges4</text:p>
          </table:table-cell>
          <table:table-cell table:style-name="ce13" table:formula="of:=[$data.AD67]" office:value-type="string" office:string-value="" calcext:value-type="error">
            <text:p>#NAME?</text:p>
          </table:table-cell>
          <table:table-cell table:style-name="ce14" table:formula="of:=[$data.D67]" office:value-type="float" office:value="1" calcext:value-type="float">
            <text:p>1</text:p>
          </table:table-cell>
          <table:table-cell table:style-name="ce14" table:formula="of:=[$data.G67]" office:value-type="string" office:string-value="067-34-3-bass-G3b" calcext:value-type="string">
            <text:p>067-34-3-bass-G3b</text:p>
          </table:table-cell>
          <table:table-cell table:number-columns-repeated="1015"/>
        </table:table-row>
        <table:table-row table:style-name="ro2">
          <table:table-cell table:style-name="ce13" table:formula="of:=[$data.F68]" office:value-type="string" office:string-value="G3" calcext:value-type="string">
            <text:p>G3</text:p>
          </table:table-cell>
          <table:table-cell table:style-name="ce13" table:formula="of:=[$data.E68]" office:value-type="string" office:string-value="3" calcext:value-type="string">
            <text:p>3</text:p>
          </table:table-cell>
          <table:table-cell table:style-name="ce13" table:formula="of:=[$data.I68]" office:value-type="string" office:string-value="bass" calcext:value-type="string">
            <text:p>bass</text:p>
          </table:table-cell>
          <table:table-cell table:style-name="ce14" table:formula="of:=[$data.N68]" office:value-type="string" office:string-value="r2" calcext:value-type="string">
            <text:p>r2</text:p>
          </table:table-cell>
          <table:table-cell table:style-name="ce14" table:formula="of:=[$data.S68]" office:value-type="string" office:string-value="r1" calcext:value-type="string">
            <text:p>r1</text:p>
          </table:table-cell>
          <table:table-cell table:style-name="ce13" table:formula="of:=[$data.Y68]" office:value-type="string" office:string-value="r4 g4" calcext:value-type="string">
            <text:p>r4 g4</text:p>
          </table:table-cell>
          <table:table-cell table:style-name="ce13" table:formula="of:=[$data.AD68]" office:value-type="string" office:string-value="" calcext:value-type="error">
            <text:p>#NAME?</text:p>
          </table:table-cell>
          <table:table-cell table:style-name="ce14" table:formula="of:=[$data.D68]" office:value-type="float" office:value="1" calcext:value-type="float">
            <text:p>1</text:p>
          </table:table-cell>
          <table:table-cell table:style-name="ce14" table:formula="of:=[$data.G68]" office:value-type="string" office:string-value="065-35-3-bass-G3" calcext:value-type="string">
            <text:p>065-35-3-bass-G3</text:p>
          </table:table-cell>
          <table:table-cell table:number-columns-repeated="1015"/>
        </table:table-row>
        <table:table-row table:style-name="ro2">
          <table:table-cell table:style-name="ce13" table:formula="of:=[$data.F69]" office:value-type="string" office:string-value="G3#" calcext:value-type="string">
            <text:p>G3#</text:p>
          </table:table-cell>
          <table:table-cell table:style-name="ce13" table:formula="of:=[$data.E69]" office:value-type="string" office:string-value="3" calcext:value-type="string">
            <text:p>3</text:p>
          </table:table-cell>
          <table:table-cell table:style-name="ce13" table:formula="of:=[$data.I69]" office:value-type="string" office:string-value="bass" calcext:value-type="string">
            <text:p>bass</text:p>
          </table:table-cell>
          <table:table-cell table:style-name="ce14" table:formula="of:=[$data.N69]" office:value-type="string" office:string-value="r2" calcext:value-type="string">
            <text:p>r2</text:p>
          </table:table-cell>
          <table:table-cell table:style-name="ce14" table:formula="of:=[$data.S69]" office:value-type="string" office:string-value="r1" calcext:value-type="string">
            <text:p>r1</text:p>
          </table:table-cell>
          <table:table-cell table:style-name="ce13" table:formula="of:=[$data.Y69]" office:value-type="string" office:string-value="r4 gis4" calcext:value-type="string">
            <text:p>r4 gis4</text:p>
          </table:table-cell>
          <table:table-cell table:style-name="ce13" table:formula="of:=[$data.AD69]" office:value-type="string" office:string-value="" calcext:value-type="error">
            <text:p>#NAME?</text:p>
          </table:table-cell>
          <table:table-cell table:style-name="ce14" table:formula="of:=[$data.D69]" office:value-type="float" office:value="1" calcext:value-type="float">
            <text:p>1</text:p>
          </table:table-cell>
          <table:table-cell table:style-name="ce14" table:formula="of:=[$data.G69]" office:value-type="string" office:string-value="066-36-3-bass-G3#" calcext:value-type="string">
            <text:p>066-36-3-bass-G3#</text:p>
          </table:table-cell>
          <table:table-cell table:number-columns-repeated="1015"/>
        </table:table-row>
        <table:table-row table:style-name="ro2">
          <table:table-cell table:style-name="ce13" table:formula="of:=[$data.F70]" office:value-type="string" office:string-value="A3b" calcext:value-type="string">
            <text:p>A3b</text:p>
          </table:table-cell>
          <table:table-cell table:style-name="ce13" table:formula="of:=[$data.E70]" office:value-type="string" office:string-value="3" calcext:value-type="string">
            <text:p>3</text:p>
          </table:table-cell>
          <table:table-cell table:style-name="ce13" table:formula="of:=[$data.I70]" office:value-type="string" office:string-value="bass" calcext:value-type="string">
            <text:p>bass</text:p>
          </table:table-cell>
          <table:table-cell table:style-name="ce14" table:formula="of:=[$data.N70]" office:value-type="string" office:string-value="r2" calcext:value-type="string">
            <text:p>r2</text:p>
          </table:table-cell>
          <table:table-cell table:style-name="ce14" table:formula="of:=[$data.S70]" office:value-type="string" office:string-value="r1" calcext:value-type="string">
            <text:p>r1</text:p>
          </table:table-cell>
          <table:table-cell table:style-name="ce13" table:formula="of:=[$data.Y70]" office:value-type="string" office:string-value="r4 aes4" calcext:value-type="string">
            <text:p>r4 aes4</text:p>
          </table:table-cell>
          <table:table-cell table:style-name="ce13" table:formula="of:=[$data.AD70]" office:value-type="string" office:string-value="" calcext:value-type="error">
            <text:p>#NAME?</text:p>
          </table:table-cell>
          <table:table-cell table:style-name="ce14" table:formula="of:=[$data.D70]" office:value-type="float" office:value="1" calcext:value-type="float">
            <text:p>1</text:p>
          </table:table-cell>
          <table:table-cell table:style-name="ce14" table:formula="of:=[$data.G70]" office:value-type="string" office:string-value="070-36-3-bass-A3b" calcext:value-type="string">
            <text:p>070-36-3-bass-A3b</text:p>
          </table:table-cell>
          <table:table-cell table:number-columns-repeated="1015"/>
        </table:table-row>
        <table:table-row table:style-name="ro2">
          <table:table-cell table:style-name="ce13" table:formula="of:=[$data.F71]" office:value-type="string" office:string-value="A3" calcext:value-type="string">
            <text:p>A3</text:p>
          </table:table-cell>
          <table:table-cell table:style-name="ce13" table:formula="of:=[$data.E71]" office:value-type="string" office:string-value="3" calcext:value-type="string">
            <text:p>3</text:p>
          </table:table-cell>
          <table:table-cell table:style-name="ce13" table:formula="of:=[$data.I71]" office:value-type="string" office:string-value="bass" calcext:value-type="string">
            <text:p>bass</text:p>
          </table:table-cell>
          <table:table-cell table:style-name="ce14" table:formula="of:=[$data.N71]" office:value-type="string" office:string-value="r2" calcext:value-type="string">
            <text:p>r2</text:p>
          </table:table-cell>
          <table:table-cell table:style-name="ce14" table:formula="of:=[$data.S71]" office:value-type="string" office:string-value="r1" calcext:value-type="string">
            <text:p>r1</text:p>
          </table:table-cell>
          <table:table-cell table:style-name="ce13" table:formula="of:=[$data.Y71]" office:value-type="string" office:string-value="r4 a4" calcext:value-type="string">
            <text:p>r4 a4</text:p>
          </table:table-cell>
          <table:table-cell table:style-name="ce13" table:formula="of:=[$data.AD71]" office:value-type="string" office:string-value="" calcext:value-type="error">
            <text:p>#NAME?</text:p>
          </table:table-cell>
          <table:table-cell table:style-name="ce14" table:formula="of:=[$data.D71]" office:value-type="float" office:value="1" calcext:value-type="float">
            <text:p>1</text:p>
          </table:table-cell>
          <table:table-cell table:style-name="ce14" table:formula="of:=[$data.G71]" office:value-type="string" office:string-value="068-37-3-bass-A3" calcext:value-type="string">
            <text:p>068-37-3-bass-A3</text:p>
          </table:table-cell>
          <table:table-cell table:number-columns-repeated="1015"/>
        </table:table-row>
        <table:table-row table:style-name="ro2">
          <table:table-cell table:style-name="ce13" table:formula="of:=[$data.F72]" office:value-type="string" office:string-value="A3#" calcext:value-type="string">
            <text:p>A3#</text:p>
          </table:table-cell>
          <table:table-cell table:style-name="ce13" table:formula="of:=[$data.E72]" office:value-type="string" office:string-value="3" calcext:value-type="string">
            <text:p>3</text:p>
          </table:table-cell>
          <table:table-cell table:style-name="ce13" table:formula="of:=[$data.I72]" office:value-type="string" office:string-value="bass" calcext:value-type="string">
            <text:p>bass</text:p>
          </table:table-cell>
          <table:table-cell table:style-name="ce14" table:formula="of:=[$data.N72]" office:value-type="string" office:string-value="r2" calcext:value-type="string">
            <text:p>r2</text:p>
          </table:table-cell>
          <table:table-cell table:style-name="ce14" table:formula="of:=[$data.S72]" office:value-type="string" office:string-value="r1" calcext:value-type="string">
            <text:p>r1</text:p>
          </table:table-cell>
          <table:table-cell table:style-name="ce13" table:formula="of:=[$data.Y72]" office:value-type="string" office:string-value="r4 ais4" calcext:value-type="string">
            <text:p>r4 ais4</text:p>
          </table:table-cell>
          <table:table-cell table:style-name="ce13" table:formula="of:=[$data.AD72]" office:value-type="string" office:string-value="" calcext:value-type="error">
            <text:p>#NAME?</text:p>
          </table:table-cell>
          <table:table-cell table:style-name="ce14" table:formula="of:=[$data.D72]" office:value-type="float" office:value="1" calcext:value-type="float">
            <text:p>1</text:p>
          </table:table-cell>
          <table:table-cell table:style-name="ce14" table:formula="of:=[$data.G72]" office:value-type="string" office:string-value="069-38-3-bass-A3#" calcext:value-type="string">
            <text:p>069-38-3-bass-A3#</text:p>
          </table:table-cell>
          <table:table-cell table:number-columns-repeated="1015"/>
        </table:table-row>
        <table:table-row table:style-name="ro2">
          <table:table-cell table:style-name="ce13" table:formula="of:=[$data.F73]" office:value-type="string" office:string-value="B3b" calcext:value-type="string">
            <text:p>B3b</text:p>
          </table:table-cell>
          <table:table-cell table:style-name="ce13" table:formula="of:=[$data.E73]" office:value-type="string" office:string-value="3" calcext:value-type="string">
            <text:p>3</text:p>
          </table:table-cell>
          <table:table-cell table:style-name="ce13" table:formula="of:=[$data.I73]" office:value-type="string" office:string-value="bass" calcext:value-type="string">
            <text:p>bass</text:p>
          </table:table-cell>
          <table:table-cell table:style-name="ce14" table:formula="of:=[$data.N73]" office:value-type="string" office:string-value="r2" calcext:value-type="string">
            <text:p>r2</text:p>
          </table:table-cell>
          <table:table-cell table:style-name="ce14" table:formula="of:=[$data.S73]" office:value-type="string" office:string-value="r1" calcext:value-type="string">
            <text:p>r1</text:p>
          </table:table-cell>
          <table:table-cell table:style-name="ce13" table:formula="of:=[$data.Y73]" office:value-type="string" office:string-value="r4 bes4" calcext:value-type="string">
            <text:p>r4 bes4</text:p>
          </table:table-cell>
          <table:table-cell table:style-name="ce13" table:formula="of:=[$data.AD73]" office:value-type="string" office:string-value="" calcext:value-type="error">
            <text:p>#NAME?</text:p>
          </table:table-cell>
          <table:table-cell table:style-name="ce14" table:formula="of:=[$data.D73]" office:value-type="float" office:value="1" calcext:value-type="float">
            <text:p>1</text:p>
          </table:table-cell>
          <table:table-cell table:style-name="ce14" table:formula="of:=[$data.G73]" office:value-type="string" office:string-value="072-38-3-bass-B3b" calcext:value-type="string">
            <text:p>072-38-3-bass-B3b</text:p>
          </table:table-cell>
          <table:table-cell table:number-columns-repeated="1015"/>
        </table:table-row>
        <table:table-row table:style-name="ro2">
          <table:table-cell table:style-name="ce13" table:formula="of:=[$data.F74]" office:value-type="string" office:string-value="B3" calcext:value-type="string">
            <text:p>B3</text:p>
          </table:table-cell>
          <table:table-cell table:style-name="ce13" table:formula="of:=[$data.E74]" office:value-type="string" office:string-value="3" calcext:value-type="string">
            <text:p>3</text:p>
          </table:table-cell>
          <table:table-cell table:style-name="ce13" table:formula="of:=[$data.I74]" office:value-type="string" office:string-value="bass" calcext:value-type="string">
            <text:p>bass</text:p>
          </table:table-cell>
          <table:table-cell table:style-name="ce14" table:formula="of:=[$data.N74]" office:value-type="string" office:string-value="r2" calcext:value-type="string">
            <text:p>r2</text:p>
          </table:table-cell>
          <table:table-cell table:style-name="ce14" table:formula="of:=[$data.S74]" office:value-type="string" office:string-value="r1" calcext:value-type="string">
            <text:p>r1</text:p>
          </table:table-cell>
          <table:table-cell table:style-name="ce13" table:formula="of:=[$data.Y74]" office:value-type="string" office:string-value="r4 b4" calcext:value-type="string">
            <text:p>r4 b4</text:p>
          </table:table-cell>
          <table:table-cell table:style-name="ce13" table:formula="of:=[$data.AD74]" office:value-type="string" office:string-value="" calcext:value-type="error">
            <text:p>#NAME?</text:p>
          </table:table-cell>
          <table:table-cell table:style-name="ce14" table:formula="of:=[$data.D74]" office:value-type="float" office:value="1" calcext:value-type="float">
            <text:p>1</text:p>
          </table:table-cell>
          <table:table-cell table:style-name="ce14" table:formula="of:=[$data.G74]" office:value-type="string" office:string-value="071-39-3-bass-B3" calcext:value-type="string">
            <text:p>071-39-3-bass-B3</text:p>
          </table:table-cell>
          <table:table-cell table:number-columns-repeated="1015"/>
        </table:table-row>
        <table:table-row table:style-name="ro2">
          <table:table-cell table:style-name="ce13" table:formula="of:=[$data.F75]" office:value-type="string" office:string-value="C4" calcext:value-type="string">
            <text:p>C4</text:p>
          </table:table-cell>
          <table:table-cell table:style-name="ce13" table:formula="of:=[$data.E75]" office:value-type="string" office:string-value="4" calcext:value-type="string">
            <text:p>4</text:p>
          </table:table-cell>
          <table:table-cell table:style-name="ce13" table:formula="of:=[$data.I75]" office:value-type="string" office:string-value="treble" calcext:value-type="string">
            <text:p>treble</text:p>
          </table:table-cell>
          <table:table-cell table:style-name="ce14" table:formula="of:=[$data.N75]" office:value-type="string" office:string-value="r4 c'4" calcext:value-type="string">
            <text:p>r4 c'4</text:p>
          </table:table-cell>
          <table:table-cell table:style-name="ce14" table:formula="of:=[$data.S75]" office:value-type="string" office:string-value="" calcext:value-type="error">
            <text:p>#NAME?</text:p>
          </table:table-cell>
          <table:table-cell table:style-name="ce13" table:formula="of:=[$data.Y75]" office:value-type="string" office:string-value="r2" calcext:value-type="string">
            <text:p>r2</text:p>
          </table:table-cell>
          <table:table-cell table:style-name="ce13" table:formula="of:=[$data.AD75]" office:value-type="string" office:string-value="r1" calcext:value-type="string">
            <text:p>r1</text:p>
          </table:table-cell>
          <table:table-cell table:style-name="ce14" table:formula="of:=[$data.D75]" office:value-type="float" office:value="0" calcext:value-type="float">
            <text:p>0</text:p>
          </table:table-cell>
          <table:table-cell table:style-name="ce14" table:formula="of:=[$data.G75]" office:value-type="string" office:string-value="073-40-4-treble-C4" calcext:value-type="string">
            <text:p>073-40-4-treble-C4</text:p>
          </table:table-cell>
          <table:table-cell table:number-columns-repeated="1015"/>
        </table:table-row>
        <table:table-row table:style-name="ro2">
          <table:table-cell table:style-name="ce13" table:formula="of:=[$data.F76]" office:value-type="string" office:string-value="C4#" calcext:value-type="string">
            <text:p>C4#</text:p>
          </table:table-cell>
          <table:table-cell table:style-name="ce13" table:formula="of:=[$data.E76]" office:value-type="string" office:string-value="4" calcext:value-type="string">
            <text:p>4</text:p>
          </table:table-cell>
          <table:table-cell table:style-name="ce13" table:formula="of:=[$data.I76]" office:value-type="string" office:string-value="treble" calcext:value-type="string">
            <text:p>treble</text:p>
          </table:table-cell>
          <table:table-cell table:style-name="ce14" table:formula="of:=[$data.N76]" office:value-type="string" office:string-value="r4 cis'4" calcext:value-type="string">
            <text:p>r4 cis'4</text:p>
          </table:table-cell>
          <table:table-cell table:style-name="ce14" table:formula="of:=[$data.S76]" office:value-type="string" office:string-value="" calcext:value-type="error">
            <text:p>#NAME?</text:p>
          </table:table-cell>
          <table:table-cell table:style-name="ce13" table:formula="of:=[$data.Y76]" office:value-type="string" office:string-value="r2" calcext:value-type="string">
            <text:p>r2</text:p>
          </table:table-cell>
          <table:table-cell table:style-name="ce13" table:formula="of:=[$data.AD76]" office:value-type="string" office:string-value="r1" calcext:value-type="string">
            <text:p>r1</text:p>
          </table:table-cell>
          <table:table-cell table:style-name="ce14" table:formula="of:=[$data.D76]" office:value-type="float" office:value="0" calcext:value-type="float">
            <text:p>0</text:p>
          </table:table-cell>
          <table:table-cell table:style-name="ce14" table:formula="of:=[$data.G76]" office:value-type="string" office:string-value="074-41-4-treble-C4#" calcext:value-type="string">
            <text:p>074-41-4-treble-C4#</text:p>
          </table:table-cell>
          <table:table-cell table:number-columns-repeated="1015"/>
        </table:table-row>
        <table:table-row table:style-name="ro2">
          <table:table-cell table:style-name="ce13" table:formula="of:=[$data.F77]" office:value-type="string" office:string-value="D4b" calcext:value-type="string">
            <text:p>D4b</text:p>
          </table:table-cell>
          <table:table-cell table:style-name="ce13" table:formula="of:=[$data.E77]" office:value-type="string" office:string-value="4" calcext:value-type="string">
            <text:p>4</text:p>
          </table:table-cell>
          <table:table-cell table:style-name="ce13" table:formula="of:=[$data.I77]" office:value-type="string" office:string-value="treble" calcext:value-type="string">
            <text:p>treble</text:p>
          </table:table-cell>
          <table:table-cell table:style-name="ce14" table:formula="of:=[$data.N77]" office:value-type="string" office:string-value="r4 des'4" calcext:value-type="string">
            <text:p>r4 des'4</text:p>
          </table:table-cell>
          <table:table-cell table:style-name="ce14" table:formula="of:=[$data.S77]" office:value-type="string" office:string-value="" calcext:value-type="error">
            <text:p>#NAME?</text:p>
          </table:table-cell>
          <table:table-cell table:style-name="ce13" table:formula="of:=[$data.Y77]" office:value-type="string" office:string-value="r2" calcext:value-type="string">
            <text:p>r2</text:p>
          </table:table-cell>
          <table:table-cell table:style-name="ce13" table:formula="of:=[$data.AD77]" office:value-type="string" office:string-value="r1" calcext:value-type="string">
            <text:p>r1</text:p>
          </table:table-cell>
          <table:table-cell table:style-name="ce14" table:formula="of:=[$data.D77]" office:value-type="float" office:value="0" calcext:value-type="float">
            <text:p>0</text:p>
          </table:table-cell>
          <table:table-cell table:style-name="ce14" table:formula="of:=[$data.G77]" office:value-type="string" office:string-value="077-41-4-treble-D4b" calcext:value-type="string">
            <text:p>077-41-4-treble-D4b</text:p>
          </table:table-cell>
          <table:table-cell table:number-columns-repeated="1015"/>
        </table:table-row>
        <table:table-row table:style-name="ro2">
          <table:table-cell table:style-name="ce13" table:formula="of:=[$data.F78]" office:value-type="string" office:string-value="D4" calcext:value-type="string">
            <text:p>D4</text:p>
          </table:table-cell>
          <table:table-cell table:style-name="ce13" table:formula="of:=[$data.E78]" office:value-type="string" office:string-value="4" calcext:value-type="string">
            <text:p>4</text:p>
          </table:table-cell>
          <table:table-cell table:style-name="ce13" table:formula="of:=[$data.I78]" office:value-type="string" office:string-value="treble" calcext:value-type="string">
            <text:p>treble</text:p>
          </table:table-cell>
          <table:table-cell table:style-name="ce14" table:formula="of:=[$data.N78]" office:value-type="string" office:string-value="r4 d'4" calcext:value-type="string">
            <text:p>r4 d'4</text:p>
          </table:table-cell>
          <table:table-cell table:style-name="ce14" table:formula="of:=[$data.S78]" office:value-type="string" office:string-value="" calcext:value-type="error">
            <text:p>#NAME?</text:p>
          </table:table-cell>
          <table:table-cell table:style-name="ce13" table:formula="of:=[$data.Y78]" office:value-type="string" office:string-value="r2" calcext:value-type="string">
            <text:p>r2</text:p>
          </table:table-cell>
          <table:table-cell table:style-name="ce13" table:formula="of:=[$data.AD78]" office:value-type="string" office:string-value="r1" calcext:value-type="string">
            <text:p>r1</text:p>
          </table:table-cell>
          <table:table-cell table:style-name="ce14" table:formula="of:=[$data.D78]" office:value-type="float" office:value="0" calcext:value-type="float">
            <text:p>0</text:p>
          </table:table-cell>
          <table:table-cell table:style-name="ce14" table:formula="of:=[$data.G78]" office:value-type="string" office:string-value="075-42-4-treble-D4" calcext:value-type="string">
            <text:p>075-42-4-treble-D4</text:p>
          </table:table-cell>
          <table:table-cell table:number-columns-repeated="1015"/>
        </table:table-row>
        <table:table-row table:style-name="ro2">
          <table:table-cell table:style-name="ce13" table:formula="of:=[$data.F79]" office:value-type="string" office:string-value="D4#" calcext:value-type="string">
            <text:p>D4#</text:p>
          </table:table-cell>
          <table:table-cell table:style-name="ce13" table:formula="of:=[$data.E79]" office:value-type="string" office:string-value="4" calcext:value-type="string">
            <text:p>4</text:p>
          </table:table-cell>
          <table:table-cell table:style-name="ce13" table:formula="of:=[$data.I79]" office:value-type="string" office:string-value="treble" calcext:value-type="string">
            <text:p>treble</text:p>
          </table:table-cell>
          <table:table-cell table:style-name="ce14" table:formula="of:=[$data.N79]" office:value-type="string" office:string-value="r4 dis'4" calcext:value-type="string">
            <text:p>r4 dis'4</text:p>
          </table:table-cell>
          <table:table-cell table:style-name="ce14" table:formula="of:=[$data.S79]" office:value-type="string" office:string-value="" calcext:value-type="error">
            <text:p>#NAME?</text:p>
          </table:table-cell>
          <table:table-cell table:style-name="ce13" table:formula="of:=[$data.Y79]" office:value-type="string" office:string-value="r2" calcext:value-type="string">
            <text:p>r2</text:p>
          </table:table-cell>
          <table:table-cell table:style-name="ce13" table:formula="of:=[$data.AD79]" office:value-type="string" office:string-value="r1" calcext:value-type="string">
            <text:p>r1</text:p>
          </table:table-cell>
          <table:table-cell table:style-name="ce14" table:formula="of:=[$data.D79]" office:value-type="float" office:value="0" calcext:value-type="float">
            <text:p>0</text:p>
          </table:table-cell>
          <table:table-cell table:style-name="ce14" table:formula="of:=[$data.G79]" office:value-type="string" office:string-value="076-43-4-treble-D4#" calcext:value-type="string">
            <text:p>076-43-4-treble-D4#</text:p>
          </table:table-cell>
          <table:table-cell table:number-columns-repeated="1015"/>
        </table:table-row>
        <table:table-row table:style-name="ro2">
          <table:table-cell table:style-name="ce13" table:formula="of:=[$data.F80]" office:value-type="string" office:string-value="E4b" calcext:value-type="string">
            <text:p>E4b</text:p>
          </table:table-cell>
          <table:table-cell table:style-name="ce13" table:formula="of:=[$data.E80]" office:value-type="string" office:string-value="4" calcext:value-type="string">
            <text:p>4</text:p>
          </table:table-cell>
          <table:table-cell table:style-name="ce13" table:formula="of:=[$data.I80]" office:value-type="string" office:string-value="treble" calcext:value-type="string">
            <text:p>treble</text:p>
          </table:table-cell>
          <table:table-cell table:style-name="ce14" table:formula="of:=[$data.N80]" office:value-type="string" office:string-value="r4 ees'4" calcext:value-type="string">
            <text:p>r4 ees'4</text:p>
          </table:table-cell>
          <table:table-cell table:style-name="ce14" table:formula="of:=[$data.S80]" office:value-type="string" office:string-value="" calcext:value-type="error">
            <text:p>#NAME?</text:p>
          </table:table-cell>
          <table:table-cell table:style-name="ce13" table:formula="of:=[$data.Y80]" office:value-type="string" office:string-value="r2" calcext:value-type="string">
            <text:p>r2</text:p>
          </table:table-cell>
          <table:table-cell table:style-name="ce13" table:formula="of:=[$data.AD80]" office:value-type="string" office:string-value="r1" calcext:value-type="string">
            <text:p>r1</text:p>
          </table:table-cell>
          <table:table-cell table:style-name="ce14" table:formula="of:=[$data.D80]" office:value-type="float" office:value="0" calcext:value-type="float">
            <text:p>0</text:p>
          </table:table-cell>
          <table:table-cell table:style-name="ce14" table:formula="of:=[$data.G80]" office:value-type="string" office:string-value="079-43-4-treble-E4b" calcext:value-type="string">
            <text:p>079-43-4-treble-E4b</text:p>
          </table:table-cell>
          <table:table-cell table:number-columns-repeated="1015"/>
        </table:table-row>
        <table:table-row table:style-name="ro2">
          <table:table-cell table:style-name="ce13" table:formula="of:=[$data.F81]" office:value-type="string" office:string-value="E4" calcext:value-type="string">
            <text:p>E4</text:p>
          </table:table-cell>
          <table:table-cell table:style-name="ce13" table:formula="of:=[$data.E81]" office:value-type="string" office:string-value="4" calcext:value-type="string">
            <text:p>4</text:p>
          </table:table-cell>
          <table:table-cell table:style-name="ce13" table:formula="of:=[$data.I81]" office:value-type="string" office:string-value="treble" calcext:value-type="string">
            <text:p>treble</text:p>
          </table:table-cell>
          <table:table-cell table:style-name="ce14" table:formula="of:=[$data.N81]" office:value-type="string" office:string-value="r4 e'4" calcext:value-type="string">
            <text:p>r4 e'4</text:p>
          </table:table-cell>
          <table:table-cell table:style-name="ce14" table:formula="of:=[$data.S81]" office:value-type="string" office:string-value="" calcext:value-type="error">
            <text:p>#NAME?</text:p>
          </table:table-cell>
          <table:table-cell table:style-name="ce13" table:formula="of:=[$data.Y81]" office:value-type="string" office:string-value="r2" calcext:value-type="string">
            <text:p>r2</text:p>
          </table:table-cell>
          <table:table-cell table:style-name="ce13" table:formula="of:=[$data.AD81]" office:value-type="string" office:string-value="r1" calcext:value-type="string">
            <text:p>r1</text:p>
          </table:table-cell>
          <table:table-cell table:style-name="ce14" table:formula="of:=[$data.D81]" office:value-type="float" office:value="0" calcext:value-type="float">
            <text:p>0</text:p>
          </table:table-cell>
          <table:table-cell table:style-name="ce14" table:formula="of:=[$data.G81]" office:value-type="string" office:string-value="078-44-4-treble-E4" calcext:value-type="string">
            <text:p>078-44-4-treble-E4</text:p>
          </table:table-cell>
          <table:table-cell table:number-columns-repeated="1015"/>
        </table:table-row>
        <table:table-row table:style-name="ro2">
          <table:table-cell table:style-name="ce13" table:formula="of:=[$data.F82]" office:value-type="string" office:string-value="F4" calcext:value-type="string">
            <text:p>F4</text:p>
          </table:table-cell>
          <table:table-cell table:style-name="ce13" table:formula="of:=[$data.E82]" office:value-type="string" office:string-value="4" calcext:value-type="string">
            <text:p>4</text:p>
          </table:table-cell>
          <table:table-cell table:style-name="ce13" table:formula="of:=[$data.I82]" office:value-type="string" office:string-value="treble" calcext:value-type="string">
            <text:p>treble</text:p>
          </table:table-cell>
          <table:table-cell table:style-name="ce14" table:formula="of:=[$data.N82]" office:value-type="string" office:string-value="r4 f'4" calcext:value-type="string">
            <text:p>r4 f'4</text:p>
          </table:table-cell>
          <table:table-cell table:style-name="ce14" table:formula="of:=[$data.S82]" office:value-type="string" office:string-value="" calcext:value-type="error">
            <text:p>#NAME?</text:p>
          </table:table-cell>
          <table:table-cell table:style-name="ce13" table:formula="of:=[$data.Y82]" office:value-type="string" office:string-value="r2" calcext:value-type="string">
            <text:p>r2</text:p>
          </table:table-cell>
          <table:table-cell table:style-name="ce13" table:formula="of:=[$data.AD82]" office:value-type="string" office:string-value="r1" calcext:value-type="string">
            <text:p>r1</text:p>
          </table:table-cell>
          <table:table-cell table:style-name="ce14" table:formula="of:=[$data.D82]" office:value-type="float" office:value="0" calcext:value-type="float">
            <text:p>0</text:p>
          </table:table-cell>
          <table:table-cell table:style-name="ce14" table:formula="of:=[$data.G82]" office:value-type="string" office:string-value="080-45-4-treble-F4" calcext:value-type="string">
            <text:p>080-45-4-treble-F4</text:p>
          </table:table-cell>
          <table:table-cell table:number-columns-repeated="1015"/>
        </table:table-row>
        <table:table-row table:style-name="ro2">
          <table:table-cell table:style-name="ce13" table:formula="of:=[$data.F83]" office:value-type="string" office:string-value="F4#" calcext:value-type="string">
            <text:p>F4#</text:p>
          </table:table-cell>
          <table:table-cell table:style-name="ce13" table:formula="of:=[$data.E83]" office:value-type="string" office:string-value="4" calcext:value-type="string">
            <text:p>4</text:p>
          </table:table-cell>
          <table:table-cell table:style-name="ce13" table:formula="of:=[$data.I83]" office:value-type="string" office:string-value="treble" calcext:value-type="string">
            <text:p>treble</text:p>
          </table:table-cell>
          <table:table-cell table:style-name="ce14" table:formula="of:=[$data.N83]" office:value-type="string" office:string-value="r4 fis'4" calcext:value-type="string">
            <text:p>r4 fis'4</text:p>
          </table:table-cell>
          <table:table-cell table:style-name="ce14" table:formula="of:=[$data.S83]" office:value-type="string" office:string-value="" calcext:value-type="error">
            <text:p>#NAME?</text:p>
          </table:table-cell>
          <table:table-cell table:style-name="ce13" table:formula="of:=[$data.Y83]" office:value-type="string" office:string-value="r2" calcext:value-type="string">
            <text:p>r2</text:p>
          </table:table-cell>
          <table:table-cell table:style-name="ce13" table:formula="of:=[$data.AD83]" office:value-type="string" office:string-value="r1" calcext:value-type="string">
            <text:p>r1</text:p>
          </table:table-cell>
          <table:table-cell table:style-name="ce14" table:formula="of:=[$data.D83]" office:value-type="float" office:value="0" calcext:value-type="float">
            <text:p>0</text:p>
          </table:table-cell>
          <table:table-cell table:style-name="ce14" table:formula="of:=[$data.G83]" office:value-type="string" office:string-value="081-46-4-treble-F4#" calcext:value-type="string">
            <text:p>081-46-4-treble-F4#</text:p>
          </table:table-cell>
          <table:table-cell table:number-columns-repeated="1015"/>
        </table:table-row>
        <table:table-row table:style-name="ro2">
          <table:table-cell table:style-name="ce13" table:formula="of:=[$data.F84]" office:value-type="string" office:string-value="G4b" calcext:value-type="string">
            <text:p>G4b</text:p>
          </table:table-cell>
          <table:table-cell table:style-name="ce13" table:formula="of:=[$data.E84]" office:value-type="string" office:string-value="4" calcext:value-type="string">
            <text:p>4</text:p>
          </table:table-cell>
          <table:table-cell table:style-name="ce13" table:formula="of:=[$data.I84]" office:value-type="string" office:string-value="treble" calcext:value-type="string">
            <text:p>treble</text:p>
          </table:table-cell>
          <table:table-cell table:style-name="ce14" table:formula="of:=[$data.N84]" office:value-type="string" office:string-value="r4 ges'4" calcext:value-type="string">
            <text:p>r4 ges'4</text:p>
          </table:table-cell>
          <table:table-cell table:style-name="ce14" table:formula="of:=[$data.S84]" office:value-type="string" office:string-value="" calcext:value-type="error">
            <text:p>#NAME?</text:p>
          </table:table-cell>
          <table:table-cell table:style-name="ce13" table:formula="of:=[$data.Y84]" office:value-type="string" office:string-value="r2" calcext:value-type="string">
            <text:p>r2</text:p>
          </table:table-cell>
          <table:table-cell table:style-name="ce13" table:formula="of:=[$data.AD84]" office:value-type="string" office:string-value="r1" calcext:value-type="string">
            <text:p>r1</text:p>
          </table:table-cell>
          <table:table-cell table:style-name="ce14" table:formula="of:=[$data.D84]" office:value-type="float" office:value="0" calcext:value-type="float">
            <text:p>0</text:p>
          </table:table-cell>
          <table:table-cell table:style-name="ce14" table:formula="of:=[$data.G84]" office:value-type="string" office:string-value="084-46-4-treble-G4b" calcext:value-type="string">
            <text:p>084-46-4-treble-G4b</text:p>
          </table:table-cell>
          <table:table-cell table:number-columns-repeated="1015"/>
        </table:table-row>
        <table:table-row table:style-name="ro2">
          <table:table-cell table:style-name="ce13" table:formula="of:=[$data.F85]" office:value-type="string" office:string-value="G4" calcext:value-type="string">
            <text:p>G4</text:p>
          </table:table-cell>
          <table:table-cell table:style-name="ce13" table:formula="of:=[$data.E85]" office:value-type="string" office:string-value="4" calcext:value-type="string">
            <text:p>4</text:p>
          </table:table-cell>
          <table:table-cell table:style-name="ce13" table:formula="of:=[$data.I85]" office:value-type="string" office:string-value="treble" calcext:value-type="string">
            <text:p>treble</text:p>
          </table:table-cell>
          <table:table-cell table:style-name="ce14" table:formula="of:=[$data.N85]" office:value-type="string" office:string-value="r4 g'4" calcext:value-type="string">
            <text:p>r4 g'4</text:p>
          </table:table-cell>
          <table:table-cell table:style-name="ce14" table:formula="of:=[$data.S85]" office:value-type="string" office:string-value="" calcext:value-type="error">
            <text:p>#NAME?</text:p>
          </table:table-cell>
          <table:table-cell table:style-name="ce13" table:formula="of:=[$data.Y85]" office:value-type="string" office:string-value="r2" calcext:value-type="string">
            <text:p>r2</text:p>
          </table:table-cell>
          <table:table-cell table:style-name="ce13" table:formula="of:=[$data.AD85]" office:value-type="string" office:string-value="r1" calcext:value-type="string">
            <text:p>r1</text:p>
          </table:table-cell>
          <table:table-cell table:style-name="ce14" table:formula="of:=[$data.D85]" office:value-type="float" office:value="0" calcext:value-type="float">
            <text:p>0</text:p>
          </table:table-cell>
          <table:table-cell table:style-name="ce14" table:formula="of:=[$data.G85]" office:value-type="string" office:string-value="082-47-4-treble-G4" calcext:value-type="string">
            <text:p>082-47-4-treble-G4</text:p>
          </table:table-cell>
          <table:table-cell table:number-columns-repeated="1015"/>
        </table:table-row>
        <table:table-row table:style-name="ro2">
          <table:table-cell table:style-name="ce13" table:formula="of:=[$data.F86]" office:value-type="string" office:string-value="G4#" calcext:value-type="string">
            <text:p>G4#</text:p>
          </table:table-cell>
          <table:table-cell table:style-name="ce13" table:formula="of:=[$data.E86]" office:value-type="string" office:string-value="4" calcext:value-type="string">
            <text:p>4</text:p>
          </table:table-cell>
          <table:table-cell table:style-name="ce13" table:formula="of:=[$data.I86]" office:value-type="string" office:string-value="treble" calcext:value-type="string">
            <text:p>treble</text:p>
          </table:table-cell>
          <table:table-cell table:style-name="ce14" table:formula="of:=[$data.N86]" office:value-type="string" office:string-value="r4 gis'4" calcext:value-type="string">
            <text:p>r4 gis'4</text:p>
          </table:table-cell>
          <table:table-cell table:style-name="ce14" table:formula="of:=[$data.S86]" office:value-type="string" office:string-value="" calcext:value-type="error">
            <text:p>#NAME?</text:p>
          </table:table-cell>
          <table:table-cell table:style-name="ce13" table:formula="of:=[$data.Y86]" office:value-type="string" office:string-value="r2" calcext:value-type="string">
            <text:p>r2</text:p>
          </table:table-cell>
          <table:table-cell table:style-name="ce13" table:formula="of:=[$data.AD86]" office:value-type="string" office:string-value="r1" calcext:value-type="string">
            <text:p>r1</text:p>
          </table:table-cell>
          <table:table-cell table:style-name="ce14" table:formula="of:=[$data.D86]" office:value-type="float" office:value="0" calcext:value-type="float">
            <text:p>0</text:p>
          </table:table-cell>
          <table:table-cell table:style-name="ce14" table:formula="of:=[$data.G86]" office:value-type="string" office:string-value="083-48-4-treble-G4#" calcext:value-type="string">
            <text:p>083-48-4-treble-G4#</text:p>
          </table:table-cell>
          <table:table-cell table:number-columns-repeated="1015"/>
        </table:table-row>
        <table:table-row table:style-name="ro2">
          <table:table-cell table:style-name="ce13" table:formula="of:=[$data.F87]" office:value-type="string" office:string-value="A4b" calcext:value-type="string">
            <text:p>A4b</text:p>
          </table:table-cell>
          <table:table-cell table:style-name="ce13" table:formula="of:=[$data.E87]" office:value-type="string" office:string-value="4" calcext:value-type="string">
            <text:p>4</text:p>
          </table:table-cell>
          <table:table-cell table:style-name="ce13" table:formula="of:=[$data.I87]" office:value-type="string" office:string-value="treble" calcext:value-type="string">
            <text:p>treble</text:p>
          </table:table-cell>
          <table:table-cell table:style-name="ce14" table:formula="of:=[$data.N87]" office:value-type="string" office:string-value="r4 aes'4" calcext:value-type="string">
            <text:p>r4 aes'4</text:p>
          </table:table-cell>
          <table:table-cell table:style-name="ce14" table:formula="of:=[$data.S87]" office:value-type="string" office:string-value="" calcext:value-type="error">
            <text:p>#NAME?</text:p>
          </table:table-cell>
          <table:table-cell table:style-name="ce13" table:formula="of:=[$data.Y87]" office:value-type="string" office:string-value="r2" calcext:value-type="string">
            <text:p>r2</text:p>
          </table:table-cell>
          <table:table-cell table:style-name="ce13" table:formula="of:=[$data.AD87]" office:value-type="string" office:string-value="r1" calcext:value-type="string">
            <text:p>r1</text:p>
          </table:table-cell>
          <table:table-cell table:style-name="ce14" table:formula="of:=[$data.D87]" office:value-type="float" office:value="0" calcext:value-type="float">
            <text:p>0</text:p>
          </table:table-cell>
          <table:table-cell table:style-name="ce14" table:formula="of:=[$data.G87]" office:value-type="string" office:string-value="087-48-4-treble-A4b" calcext:value-type="string">
            <text:p>087-48-4-treble-A4b</text:p>
          </table:table-cell>
          <table:table-cell table:number-columns-repeated="1015"/>
        </table:table-row>
        <table:table-row table:style-name="ro2">
          <table:table-cell table:style-name="ce13" table:formula="of:=[$data.F88]" office:value-type="string" office:string-value="A4" calcext:value-type="string">
            <text:p>A4</text:p>
          </table:table-cell>
          <table:table-cell table:style-name="ce13" table:formula="of:=[$data.E88]" office:value-type="string" office:string-value="4" calcext:value-type="string">
            <text:p>4</text:p>
          </table:table-cell>
          <table:table-cell table:style-name="ce13" table:formula="of:=[$data.I88]" office:value-type="string" office:string-value="treble" calcext:value-type="string">
            <text:p>treble</text:p>
          </table:table-cell>
          <table:table-cell table:style-name="ce14" table:formula="of:=[$data.N88]" office:value-type="string" office:string-value="r4 a'4" calcext:value-type="string">
            <text:p>r4 a'4</text:p>
          </table:table-cell>
          <table:table-cell table:style-name="ce14" table:formula="of:=[$data.S88]" office:value-type="string" office:string-value="" calcext:value-type="error">
            <text:p>#NAME?</text:p>
          </table:table-cell>
          <table:table-cell table:style-name="ce13" table:formula="of:=[$data.Y88]" office:value-type="string" office:string-value="r2" calcext:value-type="string">
            <text:p>r2</text:p>
          </table:table-cell>
          <table:table-cell table:style-name="ce13" table:formula="of:=[$data.AD88]" office:value-type="string" office:string-value="r1" calcext:value-type="string">
            <text:p>r1</text:p>
          </table:table-cell>
          <table:table-cell table:style-name="ce14" table:formula="of:=[$data.D88]" office:value-type="float" office:value="0" calcext:value-type="float">
            <text:p>0</text:p>
          </table:table-cell>
          <table:table-cell table:style-name="ce14" table:formula="of:=[$data.G88]" office:value-type="string" office:string-value="085-49-4-treble-A4" calcext:value-type="string">
            <text:p>085-49-4-treble-A4</text:p>
          </table:table-cell>
          <table:table-cell table:number-columns-repeated="1015"/>
        </table:table-row>
        <table:table-row table:style-name="ro2">
          <table:table-cell table:style-name="ce13" table:formula="of:=[$data.F89]" office:value-type="string" office:string-value="A4#" calcext:value-type="string">
            <text:p>A4#</text:p>
          </table:table-cell>
          <table:table-cell table:style-name="ce13" table:formula="of:=[$data.E89]" office:value-type="string" office:string-value="4" calcext:value-type="string">
            <text:p>4</text:p>
          </table:table-cell>
          <table:table-cell table:style-name="ce13" table:formula="of:=[$data.I89]" office:value-type="string" office:string-value="treble" calcext:value-type="string">
            <text:p>treble</text:p>
          </table:table-cell>
          <table:table-cell table:style-name="ce14" table:formula="of:=[$data.N89]" office:value-type="string" office:string-value="r4 ais'4" calcext:value-type="string">
            <text:p>r4 ais'4</text:p>
          </table:table-cell>
          <table:table-cell table:style-name="ce14" table:formula="of:=[$data.S89]" office:value-type="string" office:string-value="" calcext:value-type="error">
            <text:p>#NAME?</text:p>
          </table:table-cell>
          <table:table-cell table:style-name="ce13" table:formula="of:=[$data.Y89]" office:value-type="string" office:string-value="r2" calcext:value-type="string">
            <text:p>r2</text:p>
          </table:table-cell>
          <table:table-cell table:style-name="ce13" table:formula="of:=[$data.AD89]" office:value-type="string" office:string-value="r1" calcext:value-type="string">
            <text:p>r1</text:p>
          </table:table-cell>
          <table:table-cell table:style-name="ce14" table:formula="of:=[$data.D89]" office:value-type="float" office:value="0" calcext:value-type="float">
            <text:p>0</text:p>
          </table:table-cell>
          <table:table-cell table:style-name="ce14" table:formula="of:=[$data.G89]" office:value-type="string" office:string-value="086-50-4-treble-A4#" calcext:value-type="string">
            <text:p>086-50-4-treble-A4#</text:p>
          </table:table-cell>
          <table:table-cell table:number-columns-repeated="1015"/>
        </table:table-row>
        <table:table-row table:style-name="ro2">
          <table:table-cell table:style-name="ce13" table:formula="of:=[$data.F90]" office:value-type="string" office:string-value="B4b" calcext:value-type="string">
            <text:p>B4b</text:p>
          </table:table-cell>
          <table:table-cell table:style-name="ce13" table:formula="of:=[$data.E90]" office:value-type="string" office:string-value="4" calcext:value-type="string">
            <text:p>4</text:p>
          </table:table-cell>
          <table:table-cell table:style-name="ce13" table:formula="of:=[$data.I90]" office:value-type="string" office:string-value="treble" calcext:value-type="string">
            <text:p>treble</text:p>
          </table:table-cell>
          <table:table-cell table:style-name="ce14" table:formula="of:=[$data.N90]" office:value-type="string" office:string-value="r4 bes'4" calcext:value-type="string">
            <text:p>r4 bes'4</text:p>
          </table:table-cell>
          <table:table-cell table:style-name="ce14" table:formula="of:=[$data.S90]" office:value-type="string" office:string-value="" calcext:value-type="error">
            <text:p>#NAME?</text:p>
          </table:table-cell>
          <table:table-cell table:style-name="ce13" table:formula="of:=[$data.Y90]" office:value-type="string" office:string-value="r2" calcext:value-type="string">
            <text:p>r2</text:p>
          </table:table-cell>
          <table:table-cell table:style-name="ce13" table:formula="of:=[$data.AD90]" office:value-type="string" office:string-value="r1" calcext:value-type="string">
            <text:p>r1</text:p>
          </table:table-cell>
          <table:table-cell table:style-name="ce14" table:formula="of:=[$data.D90]" office:value-type="float" office:value="0" calcext:value-type="float">
            <text:p>0</text:p>
          </table:table-cell>
          <table:table-cell table:style-name="ce14" table:formula="of:=[$data.G90]" office:value-type="string" office:string-value="089-50-4-treble-B4b" calcext:value-type="string">
            <text:p>089-50-4-treble-B4b</text:p>
          </table:table-cell>
          <table:table-cell table:number-columns-repeated="1015"/>
        </table:table-row>
        <table:table-row table:style-name="ro2">
          <table:table-cell table:style-name="ce13" table:formula="of:=[$data.F91]" office:value-type="string" office:string-value="B4" calcext:value-type="string">
            <text:p>B4</text:p>
          </table:table-cell>
          <table:table-cell table:style-name="ce13" table:formula="of:=[$data.E91]" office:value-type="string" office:string-value="4" calcext:value-type="string">
            <text:p>4</text:p>
          </table:table-cell>
          <table:table-cell table:style-name="ce13" table:formula="of:=[$data.I91]" office:value-type="string" office:string-value="treble" calcext:value-type="string">
            <text:p>treble</text:p>
          </table:table-cell>
          <table:table-cell table:style-name="ce14" table:formula="of:=[$data.N91]" office:value-type="string" office:string-value="r4 b'4" calcext:value-type="string">
            <text:p>r4 b'4</text:p>
          </table:table-cell>
          <table:table-cell table:style-name="ce14" table:formula="of:=[$data.S91]" office:value-type="string" office:string-value="" calcext:value-type="error">
            <text:p>#NAME?</text:p>
          </table:table-cell>
          <table:table-cell table:style-name="ce13" table:formula="of:=[$data.Y91]" office:value-type="string" office:string-value="r2" calcext:value-type="string">
            <text:p>r2</text:p>
          </table:table-cell>
          <table:table-cell table:style-name="ce13" table:formula="of:=[$data.AD91]" office:value-type="string" office:string-value="r1" calcext:value-type="string">
            <text:p>r1</text:p>
          </table:table-cell>
          <table:table-cell table:style-name="ce14" table:formula="of:=[$data.D91]" office:value-type="float" office:value="0" calcext:value-type="float">
            <text:p>0</text:p>
          </table:table-cell>
          <table:table-cell table:style-name="ce14" table:formula="of:=[$data.G91]" office:value-type="string" office:string-value="088-51-4-treble-B4" calcext:value-type="string">
            <text:p>088-51-4-treble-B4</text:p>
          </table:table-cell>
          <table:table-cell table:number-columns-repeated="1015"/>
        </table:table-row>
        <table:table-row table:style-name="ro2">
          <table:table-cell table:style-name="ce13" table:formula="of:=[$data.F92]" office:value-type="string" office:string-value="C4" calcext:value-type="string">
            <text:p>C4</text:p>
          </table:table-cell>
          <table:table-cell table:style-name="ce13" table:formula="of:=[$data.E92]" office:value-type="string" office:string-value="4" calcext:value-type="string">
            <text:p>4</text:p>
          </table:table-cell>
          <table:table-cell table:style-name="ce13" table:formula="of:=[$data.I92]" office:value-type="string" office:string-value="bass" calcext:value-type="string">
            <text:p>bass</text:p>
          </table:table-cell>
          <table:table-cell table:style-name="ce14" table:formula="of:=[$data.N92]" office:value-type="string" office:string-value="r2" calcext:value-type="string">
            <text:p>r2</text:p>
          </table:table-cell>
          <table:table-cell table:style-name="ce14" table:formula="of:=[$data.S92]" office:value-type="string" office:string-value="r1" calcext:value-type="string">
            <text:p>r1</text:p>
          </table:table-cell>
          <table:table-cell table:style-name="ce13" table:formula="of:=[$data.Y92]" office:value-type="string" office:string-value="r4 c'4" calcext:value-type="string">
            <text:p>r4 c'4</text:p>
          </table:table-cell>
          <table:table-cell table:style-name="ce13" table:formula="of:=[$data.AD92]" office:value-type="string" office:string-value="" calcext:value-type="error">
            <text:p>#NAME?</text:p>
          </table:table-cell>
          <table:table-cell table:style-name="ce14" table:formula="of:=[$data.D92]" office:value-type="float" office:value="1" calcext:value-type="float">
            <text:p>1</text:p>
          </table:table-cell>
          <table:table-cell table:style-name="ce14" table:formula="of:=[$data.G92]" office:value-type="string" office:string-value="090-40-4-bass-C4" calcext:value-type="string">
            <text:p>090-40-4-bass-C4</text:p>
          </table:table-cell>
          <table:table-cell table:number-columns-repeated="1015"/>
        </table:table-row>
        <table:table-row table:style-name="ro2">
          <table:table-cell table:style-name="ce13" table:formula="of:=[$data.F93]" office:value-type="string" office:string-value="C4#" calcext:value-type="string">
            <text:p>C4#</text:p>
          </table:table-cell>
          <table:table-cell table:style-name="ce13" table:formula="of:=[$data.E93]" office:value-type="string" office:string-value="4" calcext:value-type="string">
            <text:p>4</text:p>
          </table:table-cell>
          <table:table-cell table:style-name="ce13" table:formula="of:=[$data.I93]" office:value-type="string" office:string-value="bass" calcext:value-type="string">
            <text:p>bass</text:p>
          </table:table-cell>
          <table:table-cell table:style-name="ce14" table:formula="of:=[$data.N93]" office:value-type="string" office:string-value="r2" calcext:value-type="string">
            <text:p>r2</text:p>
          </table:table-cell>
          <table:table-cell table:style-name="ce14" table:formula="of:=[$data.S93]" office:value-type="string" office:string-value="r1" calcext:value-type="string">
            <text:p>r1</text:p>
          </table:table-cell>
          <table:table-cell table:style-name="ce13" table:formula="of:=[$data.Y93]" office:value-type="string" office:string-value="r4 cis'4" calcext:value-type="string">
            <text:p>r4 cis'4</text:p>
          </table:table-cell>
          <table:table-cell table:style-name="ce13" table:formula="of:=[$data.AD93]" office:value-type="string" office:string-value="" calcext:value-type="error">
            <text:p>#NAME?</text:p>
          </table:table-cell>
          <table:table-cell table:style-name="ce14" table:formula="of:=[$data.D93]" office:value-type="float" office:value="1" calcext:value-type="float">
            <text:p>1</text:p>
          </table:table-cell>
          <table:table-cell table:style-name="ce14" table:formula="of:=[$data.G93]" office:value-type="string" office:string-value="091-41-4-bass-C4#" calcext:value-type="string">
            <text:p>091-41-4-bass-C4#</text:p>
          </table:table-cell>
          <table:table-cell table:number-columns-repeated="1015"/>
        </table:table-row>
        <table:table-row table:style-name="ro2">
          <table:table-cell table:style-name="ce13" table:formula="of:=[$data.F94]" office:value-type="string" office:string-value="D4b" calcext:value-type="string">
            <text:p>D4b</text:p>
          </table:table-cell>
          <table:table-cell table:style-name="ce13" table:formula="of:=[$data.E94]" office:value-type="string" office:string-value="4" calcext:value-type="string">
            <text:p>4</text:p>
          </table:table-cell>
          <table:table-cell table:style-name="ce13" table:formula="of:=[$data.I94]" office:value-type="string" office:string-value="bass" calcext:value-type="string">
            <text:p>bass</text:p>
          </table:table-cell>
          <table:table-cell table:style-name="ce14" table:formula="of:=[$data.N94]" office:value-type="string" office:string-value="r2" calcext:value-type="string">
            <text:p>r2</text:p>
          </table:table-cell>
          <table:table-cell table:style-name="ce14" table:formula="of:=[$data.S94]" office:value-type="string" office:string-value="r1" calcext:value-type="string">
            <text:p>r1</text:p>
          </table:table-cell>
          <table:table-cell table:style-name="ce13" table:formula="of:=[$data.Y94]" office:value-type="string" office:string-value="r4 des'4" calcext:value-type="string">
            <text:p>r4 des'4</text:p>
          </table:table-cell>
          <table:table-cell table:style-name="ce13" table:formula="of:=[$data.AD94]" office:value-type="string" office:string-value="" calcext:value-type="error">
            <text:p>#NAME?</text:p>
          </table:table-cell>
          <table:table-cell table:style-name="ce14" table:formula="of:=[$data.D94]" office:value-type="float" office:value="1" calcext:value-type="float">
            <text:p>1</text:p>
          </table:table-cell>
          <table:table-cell table:style-name="ce14" table:formula="of:=[$data.G94]" office:value-type="string" office:string-value="094-41-4-bass-D4b" calcext:value-type="string">
            <text:p>094-41-4-bass-D4b</text:p>
          </table:table-cell>
          <table:table-cell table:number-columns-repeated="1015"/>
        </table:table-row>
        <table:table-row table:style-name="ro2">
          <table:table-cell table:style-name="ce13" table:formula="of:=[$data.F95]" office:value-type="string" office:string-value="D4" calcext:value-type="string">
            <text:p>D4</text:p>
          </table:table-cell>
          <table:table-cell table:style-name="ce13" table:formula="of:=[$data.E95]" office:value-type="string" office:string-value="4" calcext:value-type="string">
            <text:p>4</text:p>
          </table:table-cell>
          <table:table-cell table:style-name="ce13" table:formula="of:=[$data.I95]" office:value-type="string" office:string-value="bass" calcext:value-type="string">
            <text:p>bass</text:p>
          </table:table-cell>
          <table:table-cell table:style-name="ce14" table:formula="of:=[$data.N95]" office:value-type="string" office:string-value="r2" calcext:value-type="string">
            <text:p>r2</text:p>
          </table:table-cell>
          <table:table-cell table:style-name="ce14" table:formula="of:=[$data.S95]" office:value-type="string" office:string-value="r1" calcext:value-type="string">
            <text:p>r1</text:p>
          </table:table-cell>
          <table:table-cell table:style-name="ce13" table:formula="of:=[$data.Y95]" office:value-type="string" office:string-value="r4 d'4" calcext:value-type="string">
            <text:p>r4 d'4</text:p>
          </table:table-cell>
          <table:table-cell table:style-name="ce13" table:formula="of:=[$data.AD95]" office:value-type="string" office:string-value="" calcext:value-type="error">
            <text:p>#NAME?</text:p>
          </table:table-cell>
          <table:table-cell table:style-name="ce14" table:formula="of:=[$data.D95]" office:value-type="float" office:value="1" calcext:value-type="float">
            <text:p>1</text:p>
          </table:table-cell>
          <table:table-cell table:style-name="ce14" table:formula="of:=[$data.G95]" office:value-type="string" office:string-value="092-42-4-bass-D4" calcext:value-type="string">
            <text:p>092-42-4-bass-D4</text:p>
          </table:table-cell>
          <table:table-cell table:number-columns-repeated="1015"/>
        </table:table-row>
        <table:table-row table:style-name="ro2">
          <table:table-cell table:style-name="ce13" table:formula="of:=[$data.F96]" office:value-type="string" office:string-value="D4#" calcext:value-type="string">
            <text:p>D4#</text:p>
          </table:table-cell>
          <table:table-cell table:style-name="ce13" table:formula="of:=[$data.E96]" office:value-type="string" office:string-value="4" calcext:value-type="string">
            <text:p>4</text:p>
          </table:table-cell>
          <table:table-cell table:style-name="ce13" table:formula="of:=[$data.I96]" office:value-type="string" office:string-value="bass" calcext:value-type="string">
            <text:p>bass</text:p>
          </table:table-cell>
          <table:table-cell table:style-name="ce14" table:formula="of:=[$data.N96]" office:value-type="string" office:string-value="r2" calcext:value-type="string">
            <text:p>r2</text:p>
          </table:table-cell>
          <table:table-cell table:style-name="ce14" table:formula="of:=[$data.S96]" office:value-type="string" office:string-value="r1" calcext:value-type="string">
            <text:p>r1</text:p>
          </table:table-cell>
          <table:table-cell table:style-name="ce13" table:formula="of:=[$data.Y96]" office:value-type="string" office:string-value="r4 dis'4" calcext:value-type="string">
            <text:p>r4 dis'4</text:p>
          </table:table-cell>
          <table:table-cell table:style-name="ce13" table:formula="of:=[$data.AD96]" office:value-type="string" office:string-value="" calcext:value-type="error">
            <text:p>#NAME?</text:p>
          </table:table-cell>
          <table:table-cell table:style-name="ce14" table:formula="of:=[$data.D96]" office:value-type="float" office:value="1" calcext:value-type="float">
            <text:p>1</text:p>
          </table:table-cell>
          <table:table-cell table:style-name="ce14" table:formula="of:=[$data.G96]" office:value-type="string" office:string-value="093-43-4-bass-D4#" calcext:value-type="string">
            <text:p>093-43-4-bass-D4#</text:p>
          </table:table-cell>
          <table:table-cell table:number-columns-repeated="1015"/>
        </table:table-row>
        <table:table-row table:style-name="ro2">
          <table:table-cell table:style-name="ce13" table:formula="of:=[$data.F97]" office:value-type="string" office:string-value="E4b" calcext:value-type="string">
            <text:p>E4b</text:p>
          </table:table-cell>
          <table:table-cell table:style-name="ce13" table:formula="of:=[$data.E97]" office:value-type="string" office:string-value="4" calcext:value-type="string">
            <text:p>4</text:p>
          </table:table-cell>
          <table:table-cell table:style-name="ce13" table:formula="of:=[$data.I97]" office:value-type="string" office:string-value="bass" calcext:value-type="string">
            <text:p>bass</text:p>
          </table:table-cell>
          <table:table-cell table:style-name="ce14" table:formula="of:=[$data.N97]" office:value-type="string" office:string-value="r2" calcext:value-type="string">
            <text:p>r2</text:p>
          </table:table-cell>
          <table:table-cell table:style-name="ce14" table:formula="of:=[$data.S97]" office:value-type="string" office:string-value="r1" calcext:value-type="string">
            <text:p>r1</text:p>
          </table:table-cell>
          <table:table-cell table:style-name="ce13" table:formula="of:=[$data.Y97]" office:value-type="string" office:string-value="r4 ees'4" calcext:value-type="string">
            <text:p>r4 ees'4</text:p>
          </table:table-cell>
          <table:table-cell table:style-name="ce13" table:formula="of:=[$data.AD97]" office:value-type="string" office:string-value="" calcext:value-type="error">
            <text:p>#NAME?</text:p>
          </table:table-cell>
          <table:table-cell table:style-name="ce14" table:formula="of:=[$data.D97]" office:value-type="float" office:value="1" calcext:value-type="float">
            <text:p>1</text:p>
          </table:table-cell>
          <table:table-cell table:style-name="ce14" table:formula="of:=[$data.G97]" office:value-type="string" office:string-value="096-43-4-bass-E4b" calcext:value-type="string">
            <text:p>096-43-4-bass-E4b</text:p>
          </table:table-cell>
          <table:table-cell table:number-columns-repeated="1015"/>
        </table:table-row>
        <table:table-row table:style-name="ro2">
          <table:table-cell table:style-name="ce13" table:formula="of:=[$data.F98]" office:value-type="string" office:string-value="E4" calcext:value-type="string">
            <text:p>E4</text:p>
          </table:table-cell>
          <table:table-cell table:style-name="ce13" table:formula="of:=[$data.E98]" office:value-type="string" office:string-value="4" calcext:value-type="string">
            <text:p>4</text:p>
          </table:table-cell>
          <table:table-cell table:style-name="ce13" table:formula="of:=[$data.I98]" office:value-type="string" office:string-value="bass" calcext:value-type="string">
            <text:p>bass</text:p>
          </table:table-cell>
          <table:table-cell table:style-name="ce14" table:formula="of:=[$data.N98]" office:value-type="string" office:string-value="r2" calcext:value-type="string">
            <text:p>r2</text:p>
          </table:table-cell>
          <table:table-cell table:style-name="ce14" table:formula="of:=[$data.S98]" office:value-type="string" office:string-value="r1" calcext:value-type="string">
            <text:p>r1</text:p>
          </table:table-cell>
          <table:table-cell table:style-name="ce13" table:formula="of:=[$data.Y98]" office:value-type="string" office:string-value="r4 e'4" calcext:value-type="string">
            <text:p>r4 e'4</text:p>
          </table:table-cell>
          <table:table-cell table:style-name="ce13" table:formula="of:=[$data.AD98]" office:value-type="string" office:string-value="" calcext:value-type="error">
            <text:p>#NAME?</text:p>
          </table:table-cell>
          <table:table-cell table:style-name="ce14" table:formula="of:=[$data.D98]" office:value-type="float" office:value="1" calcext:value-type="float">
            <text:p>1</text:p>
          </table:table-cell>
          <table:table-cell table:style-name="ce14" table:formula="of:=[$data.G98]" office:value-type="string" office:string-value="095-44-4-bass-E4" calcext:value-type="string">
            <text:p>095-44-4-bass-E4</text:p>
          </table:table-cell>
          <table:table-cell table:number-columns-repeated="1015"/>
        </table:table-row>
        <table:table-row table:style-name="ro2">
          <table:table-cell table:style-name="ce13" table:formula="of:=[$data.F99]" office:value-type="string" office:string-value="F4" calcext:value-type="string">
            <text:p>F4</text:p>
          </table:table-cell>
          <table:table-cell table:style-name="ce13" table:formula="of:=[$data.E99]" office:value-type="string" office:string-value="4" calcext:value-type="string">
            <text:p>4</text:p>
          </table:table-cell>
          <table:table-cell table:style-name="ce13" table:formula="of:=[$data.I99]" office:value-type="string" office:string-value="bass" calcext:value-type="string">
            <text:p>bass</text:p>
          </table:table-cell>
          <table:table-cell table:style-name="ce14" table:formula="of:=[$data.N99]" office:value-type="string" office:string-value="r2" calcext:value-type="string">
            <text:p>r2</text:p>
          </table:table-cell>
          <table:table-cell table:style-name="ce14" table:formula="of:=[$data.S99]" office:value-type="string" office:string-value="r1" calcext:value-type="string">
            <text:p>r1</text:p>
          </table:table-cell>
          <table:table-cell table:style-name="ce13" table:formula="of:=[$data.Y99]" office:value-type="string" office:string-value="r4 f'4" calcext:value-type="string">
            <text:p>r4 f'4</text:p>
          </table:table-cell>
          <table:table-cell table:style-name="ce13" table:formula="of:=[$data.AD99]" office:value-type="string" office:string-value="" calcext:value-type="error">
            <text:p>#NAME?</text:p>
          </table:table-cell>
          <table:table-cell table:style-name="ce14" table:formula="of:=[$data.D99]" office:value-type="float" office:value="1" calcext:value-type="float">
            <text:p>1</text:p>
          </table:table-cell>
          <table:table-cell table:style-name="ce14" table:formula="of:=[$data.G99]" office:value-type="string" office:string-value="097-45-4-bass-F4" calcext:value-type="string">
            <text:p>097-45-4-bass-F4</text:p>
          </table:table-cell>
          <table:table-cell table:number-columns-repeated="1015"/>
        </table:table-row>
        <table:table-row table:style-name="ro2">
          <table:table-cell table:style-name="ce13" table:formula="of:=[$data.F100]" office:value-type="string" office:string-value="F4#" calcext:value-type="string">
            <text:p>F4#</text:p>
          </table:table-cell>
          <table:table-cell table:style-name="ce13" table:formula="of:=[$data.E100]" office:value-type="string" office:string-value="4" calcext:value-type="string">
            <text:p>4</text:p>
          </table:table-cell>
          <table:table-cell table:style-name="ce13" table:formula="of:=[$data.I100]" office:value-type="string" office:string-value="bass" calcext:value-type="string">
            <text:p>bass</text:p>
          </table:table-cell>
          <table:table-cell table:style-name="ce14" table:formula="of:=[$data.N100]" office:value-type="string" office:string-value="r2" calcext:value-type="string">
            <text:p>r2</text:p>
          </table:table-cell>
          <table:table-cell table:style-name="ce14" table:formula="of:=[$data.S100]" office:value-type="string" office:string-value="r1" calcext:value-type="string">
            <text:p>r1</text:p>
          </table:table-cell>
          <table:table-cell table:style-name="ce13" table:formula="of:=[$data.Y100]" office:value-type="string" office:string-value="r4 fis'4" calcext:value-type="string">
            <text:p>r4 fis'4</text:p>
          </table:table-cell>
          <table:table-cell table:style-name="ce13" table:formula="of:=[$data.AD100]" office:value-type="string" office:string-value="" calcext:value-type="error">
            <text:p>#NAME?</text:p>
          </table:table-cell>
          <table:table-cell table:style-name="ce14" table:formula="of:=[$data.D100]" office:value-type="float" office:value="1" calcext:value-type="float">
            <text:p>1</text:p>
          </table:table-cell>
          <table:table-cell table:style-name="ce14" table:formula="of:=[$data.G100]" office:value-type="string" office:string-value="098-46-4-bass-F4#" calcext:value-type="string">
            <text:p>098-46-4-bass-F4#</text:p>
          </table:table-cell>
          <table:table-cell table:number-columns-repeated="1015"/>
        </table:table-row>
        <table:table-row table:style-name="ro2">
          <table:table-cell table:style-name="ce13" table:formula="of:=[$data.F101]" office:value-type="string" office:string-value="G4b" calcext:value-type="string">
            <text:p>G4b</text:p>
          </table:table-cell>
          <table:table-cell table:style-name="ce13" table:formula="of:=[$data.E101]" office:value-type="string" office:string-value="4" calcext:value-type="string">
            <text:p>4</text:p>
          </table:table-cell>
          <table:table-cell table:style-name="ce13" table:formula="of:=[$data.I101]" office:value-type="string" office:string-value="bass" calcext:value-type="string">
            <text:p>bass</text:p>
          </table:table-cell>
          <table:table-cell table:style-name="ce14" table:formula="of:=[$data.N101]" office:value-type="string" office:string-value="r2" calcext:value-type="string">
            <text:p>r2</text:p>
          </table:table-cell>
          <table:table-cell table:style-name="ce14" table:formula="of:=[$data.S101]" office:value-type="string" office:string-value="r1" calcext:value-type="string">
            <text:p>r1</text:p>
          </table:table-cell>
          <table:table-cell table:style-name="ce13" table:formula="of:=[$data.Y101]" office:value-type="string" office:string-value="r4 ges'4" calcext:value-type="string">
            <text:p>r4 ges'4</text:p>
          </table:table-cell>
          <table:table-cell table:style-name="ce13" table:formula="of:=[$data.AD101]" office:value-type="string" office:string-value="" calcext:value-type="error">
            <text:p>#NAME?</text:p>
          </table:table-cell>
          <table:table-cell table:style-name="ce14" table:formula="of:=[$data.D101]" office:value-type="float" office:value="1" calcext:value-type="float">
            <text:p>1</text:p>
          </table:table-cell>
          <table:table-cell table:style-name="ce14" table:formula="of:=[$data.G101]" office:value-type="string" office:string-value="101-46-4-bass-G4b" calcext:value-type="string">
            <text:p>101-46-4-bass-G4b</text:p>
          </table:table-cell>
          <table:table-cell table:number-columns-repeated="1015"/>
        </table:table-row>
        <table:table-row table:style-name="ro2">
          <table:table-cell table:style-name="ce13" table:formula="of:=[$data.F102]" office:value-type="string" office:string-value="G4" calcext:value-type="string">
            <text:p>G4</text:p>
          </table:table-cell>
          <table:table-cell table:style-name="ce13" table:formula="of:=[$data.E102]" office:value-type="string" office:string-value="4" calcext:value-type="string">
            <text:p>4</text:p>
          </table:table-cell>
          <table:table-cell table:style-name="ce13" table:formula="of:=[$data.I102]" office:value-type="string" office:string-value="bass" calcext:value-type="string">
            <text:p>bass</text:p>
          </table:table-cell>
          <table:table-cell table:style-name="ce14" table:formula="of:=[$data.N102]" office:value-type="string" office:string-value="r2" calcext:value-type="string">
            <text:p>r2</text:p>
          </table:table-cell>
          <table:table-cell table:style-name="ce14" table:formula="of:=[$data.S102]" office:value-type="string" office:string-value="r1" calcext:value-type="string">
            <text:p>r1</text:p>
          </table:table-cell>
          <table:table-cell table:style-name="ce13" table:formula="of:=[$data.Y102]" office:value-type="string" office:string-value="r4 g'4" calcext:value-type="string">
            <text:p>r4 g'4</text:p>
          </table:table-cell>
          <table:table-cell table:style-name="ce13" table:formula="of:=[$data.AD102]" office:value-type="string" office:string-value="" calcext:value-type="error">
            <text:p>#NAME?</text:p>
          </table:table-cell>
          <table:table-cell table:style-name="ce14" table:formula="of:=[$data.D102]" office:value-type="float" office:value="1" calcext:value-type="float">
            <text:p>1</text:p>
          </table:table-cell>
          <table:table-cell table:style-name="ce14" table:formula="of:=[$data.G102]" office:value-type="string" office:string-value="099-47-4-bass-G4" calcext:value-type="string">
            <text:p>099-47-4-bass-G4</text:p>
          </table:table-cell>
          <table:table-cell table:number-columns-repeated="1015"/>
        </table:table-row>
        <table:table-row table:style-name="ro2">
          <table:table-cell table:style-name="ce13" table:formula="of:=[$data.F103]" office:value-type="string" office:string-value="G4#" calcext:value-type="string">
            <text:p>G4#</text:p>
          </table:table-cell>
          <table:table-cell table:style-name="ce13" table:formula="of:=[$data.E103]" office:value-type="string" office:string-value="4" calcext:value-type="string">
            <text:p>4</text:p>
          </table:table-cell>
          <table:table-cell table:style-name="ce13" table:formula="of:=[$data.I103]" office:value-type="string" office:string-value="bass" calcext:value-type="string">
            <text:p>bass</text:p>
          </table:table-cell>
          <table:table-cell table:style-name="ce14" table:formula="of:=[$data.N103]" office:value-type="string" office:string-value="r2" calcext:value-type="string">
            <text:p>r2</text:p>
          </table:table-cell>
          <table:table-cell table:style-name="ce14" table:formula="of:=[$data.S103]" office:value-type="string" office:string-value="r1" calcext:value-type="string">
            <text:p>r1</text:p>
          </table:table-cell>
          <table:table-cell table:style-name="ce13" table:formula="of:=[$data.Y103]" office:value-type="string" office:string-value="r4 gis'4" calcext:value-type="string">
            <text:p>r4 gis'4</text:p>
          </table:table-cell>
          <table:table-cell table:style-name="ce13" table:formula="of:=[$data.AD103]" office:value-type="string" office:string-value="" calcext:value-type="error">
            <text:p>#NAME?</text:p>
          </table:table-cell>
          <table:table-cell table:style-name="ce14" table:formula="of:=[$data.D103]" office:value-type="float" office:value="1" calcext:value-type="float">
            <text:p>1</text:p>
          </table:table-cell>
          <table:table-cell table:style-name="ce14" table:formula="of:=[$data.G103]" office:value-type="string" office:string-value="100-48-4-bass-G4#" calcext:value-type="string">
            <text:p>100-48-4-bass-G4#</text:p>
          </table:table-cell>
          <table:table-cell table:number-columns-repeated="1015"/>
        </table:table-row>
        <table:table-row table:style-name="ro2">
          <table:table-cell table:style-name="ce13" table:formula="of:=[$data.F104]" office:value-type="string" office:string-value="A4b" calcext:value-type="string">
            <text:p>A4b</text:p>
          </table:table-cell>
          <table:table-cell table:style-name="ce13" table:formula="of:=[$data.E104]" office:value-type="string" office:string-value="4" calcext:value-type="string">
            <text:p>4</text:p>
          </table:table-cell>
          <table:table-cell table:style-name="ce13" table:formula="of:=[$data.I104]" office:value-type="string" office:string-value="bass" calcext:value-type="string">
            <text:p>bass</text:p>
          </table:table-cell>
          <table:table-cell table:style-name="ce14" table:formula="of:=[$data.N104]" office:value-type="string" office:string-value="r2" calcext:value-type="string">
            <text:p>r2</text:p>
          </table:table-cell>
          <table:table-cell table:style-name="ce14" table:formula="of:=[$data.S104]" office:value-type="string" office:string-value="r1" calcext:value-type="string">
            <text:p>r1</text:p>
          </table:table-cell>
          <table:table-cell table:style-name="ce13" table:formula="of:=[$data.Y104]" office:value-type="string" office:string-value="r4 aes'4" calcext:value-type="string">
            <text:p>r4 aes'4</text:p>
          </table:table-cell>
          <table:table-cell table:style-name="ce13" table:formula="of:=[$data.AD104]" office:value-type="string" office:string-value="" calcext:value-type="error">
            <text:p>#NAME?</text:p>
          </table:table-cell>
          <table:table-cell table:style-name="ce14" table:formula="of:=[$data.D104]" office:value-type="float" office:value="1" calcext:value-type="float">
            <text:p>1</text:p>
          </table:table-cell>
          <table:table-cell table:style-name="ce14" table:formula="of:=[$data.G104]" office:value-type="string" office:string-value="104-48-4-bass-A4b" calcext:value-type="string">
            <text:p>104-48-4-bass-A4b</text:p>
          </table:table-cell>
          <table:table-cell table:number-columns-repeated="1015"/>
        </table:table-row>
        <table:table-row table:style-name="ro2">
          <table:table-cell table:style-name="ce13" table:formula="of:=[$data.F105]" office:value-type="string" office:string-value="A4" calcext:value-type="string">
            <text:p>A4</text:p>
          </table:table-cell>
          <table:table-cell table:style-name="ce13" table:formula="of:=[$data.E105]" office:value-type="string" office:string-value="4" calcext:value-type="string">
            <text:p>4</text:p>
          </table:table-cell>
          <table:table-cell table:style-name="ce13" table:formula="of:=[$data.I105]" office:value-type="string" office:string-value="bass" calcext:value-type="string">
            <text:p>bass</text:p>
          </table:table-cell>
          <table:table-cell table:style-name="ce14" table:formula="of:=[$data.N105]" office:value-type="string" office:string-value="r2" calcext:value-type="string">
            <text:p>r2</text:p>
          </table:table-cell>
          <table:table-cell table:style-name="ce14" table:formula="of:=[$data.S105]" office:value-type="string" office:string-value="r1" calcext:value-type="string">
            <text:p>r1</text:p>
          </table:table-cell>
          <table:table-cell table:style-name="ce13" table:formula="of:=[$data.Y105]" office:value-type="string" office:string-value="r4 a'4" calcext:value-type="string">
            <text:p>r4 a'4</text:p>
          </table:table-cell>
          <table:table-cell table:style-name="ce13" table:formula="of:=[$data.AD105]" office:value-type="string" office:string-value="" calcext:value-type="error">
            <text:p>#NAME?</text:p>
          </table:table-cell>
          <table:table-cell table:style-name="ce14" table:formula="of:=[$data.D105]" office:value-type="float" office:value="1" calcext:value-type="float">
            <text:p>1</text:p>
          </table:table-cell>
          <table:table-cell table:style-name="ce14" table:formula="of:=[$data.G105]" office:value-type="string" office:string-value="102-49-4-bass-A4" calcext:value-type="string">
            <text:p>102-49-4-bass-A4</text:p>
          </table:table-cell>
          <table:table-cell table:number-columns-repeated="1015"/>
        </table:table-row>
        <table:table-row table:style-name="ro2">
          <table:table-cell table:style-name="ce13" table:formula="of:=[$data.F106]" office:value-type="string" office:string-value="A4#" calcext:value-type="string">
            <text:p>A4#</text:p>
          </table:table-cell>
          <table:table-cell table:style-name="ce13" table:formula="of:=[$data.E106]" office:value-type="string" office:string-value="4" calcext:value-type="string">
            <text:p>4</text:p>
          </table:table-cell>
          <table:table-cell table:style-name="ce13" table:formula="of:=[$data.I106]" office:value-type="string" office:string-value="bass" calcext:value-type="string">
            <text:p>bass</text:p>
          </table:table-cell>
          <table:table-cell table:style-name="ce14" table:formula="of:=[$data.N106]" office:value-type="string" office:string-value="r2" calcext:value-type="string">
            <text:p>r2</text:p>
          </table:table-cell>
          <table:table-cell table:style-name="ce14" table:formula="of:=[$data.S106]" office:value-type="string" office:string-value="r1" calcext:value-type="string">
            <text:p>r1</text:p>
          </table:table-cell>
          <table:table-cell table:style-name="ce13" table:formula="of:=[$data.Y106]" office:value-type="string" office:string-value="r4 ais'4" calcext:value-type="string">
            <text:p>r4 ais'4</text:p>
          </table:table-cell>
          <table:table-cell table:style-name="ce13" table:formula="of:=[$data.AD106]" office:value-type="string" office:string-value="" calcext:value-type="error">
            <text:p>#NAME?</text:p>
          </table:table-cell>
          <table:table-cell table:style-name="ce14" table:formula="of:=[$data.D106]" office:value-type="float" office:value="1" calcext:value-type="float">
            <text:p>1</text:p>
          </table:table-cell>
          <table:table-cell table:style-name="ce14" table:formula="of:=[$data.G106]" office:value-type="string" office:string-value="103-50-4-bass-A4#" calcext:value-type="string">
            <text:p>103-50-4-bass-A4#</text:p>
          </table:table-cell>
          <table:table-cell table:number-columns-repeated="1015"/>
        </table:table-row>
        <table:table-row table:style-name="ro2">
          <table:table-cell table:style-name="ce13" table:formula="of:=[$data.F107]" office:value-type="string" office:string-value="B4b" calcext:value-type="string">
            <text:p>B4b</text:p>
          </table:table-cell>
          <table:table-cell table:style-name="ce13" table:formula="of:=[$data.E107]" office:value-type="string" office:string-value="4" calcext:value-type="string">
            <text:p>4</text:p>
          </table:table-cell>
          <table:table-cell table:style-name="ce13" table:formula="of:=[$data.I107]" office:value-type="string" office:string-value="bass" calcext:value-type="string">
            <text:p>bass</text:p>
          </table:table-cell>
          <table:table-cell table:style-name="ce14" table:formula="of:=[$data.N107]" office:value-type="string" office:string-value="r2" calcext:value-type="string">
            <text:p>r2</text:p>
          </table:table-cell>
          <table:table-cell table:style-name="ce14" table:formula="of:=[$data.S107]" office:value-type="string" office:string-value="r1" calcext:value-type="string">
            <text:p>r1</text:p>
          </table:table-cell>
          <table:table-cell table:style-name="ce13" table:formula="of:=[$data.Y107]" office:value-type="string" office:string-value="r4 bes'4" calcext:value-type="string">
            <text:p>r4 bes'4</text:p>
          </table:table-cell>
          <table:table-cell table:style-name="ce13" table:formula="of:=[$data.AD107]" office:value-type="string" office:string-value="" calcext:value-type="error">
            <text:p>#NAME?</text:p>
          </table:table-cell>
          <table:table-cell table:style-name="ce14" table:formula="of:=[$data.D107]" office:value-type="float" office:value="1" calcext:value-type="float">
            <text:p>1</text:p>
          </table:table-cell>
          <table:table-cell table:style-name="ce14" table:formula="of:=[$data.G107]" office:value-type="string" office:string-value="106-50-4-bass-B4b" calcext:value-type="string">
            <text:p>106-50-4-bass-B4b</text:p>
          </table:table-cell>
          <table:table-cell table:number-columns-repeated="1015"/>
        </table:table-row>
        <table:table-row table:style-name="ro2">
          <table:table-cell table:style-name="ce13" table:formula="of:=[$data.F108]" office:value-type="string" office:string-value="B4" calcext:value-type="string">
            <text:p>B4</text:p>
          </table:table-cell>
          <table:table-cell table:style-name="ce13" table:formula="of:=[$data.E108]" office:value-type="string" office:string-value="4" calcext:value-type="string">
            <text:p>4</text:p>
          </table:table-cell>
          <table:table-cell table:style-name="ce13" table:formula="of:=[$data.I108]" office:value-type="string" office:string-value="bass" calcext:value-type="string">
            <text:p>bass</text:p>
          </table:table-cell>
          <table:table-cell table:style-name="ce14" table:formula="of:=[$data.N108]" office:value-type="string" office:string-value="r2" calcext:value-type="string">
            <text:p>r2</text:p>
          </table:table-cell>
          <table:table-cell table:style-name="ce14" table:formula="of:=[$data.S108]" office:value-type="string" office:string-value="r1" calcext:value-type="string">
            <text:p>r1</text:p>
          </table:table-cell>
          <table:table-cell table:style-name="ce13" table:formula="of:=[$data.Y108]" office:value-type="string" office:string-value="r4 b'4" calcext:value-type="string">
            <text:p>r4 b'4</text:p>
          </table:table-cell>
          <table:table-cell table:style-name="ce13" table:formula="of:=[$data.AD108]" office:value-type="string" office:string-value="" calcext:value-type="error">
            <text:p>#NAME?</text:p>
          </table:table-cell>
          <table:table-cell table:style-name="ce14" table:formula="of:=[$data.D108]" office:value-type="float" office:value="1" calcext:value-type="float">
            <text:p>1</text:p>
          </table:table-cell>
          <table:table-cell table:style-name="ce14" table:formula="of:=[$data.G108]" office:value-type="string" office:string-value="105-51-4-bass-B4" calcext:value-type="string">
            <text:p>105-51-4-bass-B4</text:p>
          </table:table-cell>
          <table:table-cell table:number-columns-repeated="1015"/>
        </table:table-row>
        <table:table-row table:style-name="ro2">
          <table:table-cell table:style-name="ce13" table:formula="of:=[$data.F109]" office:value-type="string" office:string-value="C5" calcext:value-type="string">
            <text:p>C5</text:p>
          </table:table-cell>
          <table:table-cell table:style-name="ce13" table:formula="of:=[$data.E109]" office:value-type="string" office:string-value="5" calcext:value-type="string">
            <text:p>5</text:p>
          </table:table-cell>
          <table:table-cell table:style-name="ce13" table:formula="of:=[$data.I109]" office:value-type="string" office:string-value="bass" calcext:value-type="string">
            <text:p>bass</text:p>
          </table:table-cell>
          <table:table-cell table:style-name="ce14" table:formula="of:=[$data.N109]" office:value-type="string" office:string-value="r2" calcext:value-type="string">
            <text:p>r2</text:p>
          </table:table-cell>
          <table:table-cell table:style-name="ce14" table:formula="of:=[$data.S109]" office:value-type="string" office:string-value="r1" calcext:value-type="string">
            <text:p>r1</text:p>
          </table:table-cell>
          <table:table-cell table:style-name="ce13" table:formula="of:=[$data.Y109]" office:value-type="string" office:string-value="r4 c''4" calcext:value-type="string">
            <text:p>r4 c''4</text:p>
          </table:table-cell>
          <table:table-cell table:style-name="ce13" table:formula="of:=[$data.AD109]" office:value-type="string" office:string-value="" calcext:value-type="error">
            <text:p>#NAME?</text:p>
          </table:table-cell>
          <table:table-cell table:style-name="ce14" table:formula="of:=[$data.D109]" office:value-type="float" office:value="1" calcext:value-type="float">
            <text:p>1</text:p>
          </table:table-cell>
          <table:table-cell table:style-name="ce14" table:formula="of:=[$data.G109]" office:value-type="string" office:string-value="107-52-5-bass-C5" calcext:value-type="string">
            <text:p>107-52-5-bass-C5</text:p>
          </table:table-cell>
          <table:table-cell table:number-columns-repeated="1015"/>
        </table:table-row>
        <table:table-row table:style-name="ro2">
          <table:table-cell table:style-name="ce13" table:formula="of:=[$data.F110]" office:value-type="string" office:string-value="C5#" calcext:value-type="string">
            <text:p>C5#</text:p>
          </table:table-cell>
          <table:table-cell table:style-name="ce13" table:formula="of:=[$data.E110]" office:value-type="string" office:string-value="5" calcext:value-type="string">
            <text:p>5</text:p>
          </table:table-cell>
          <table:table-cell table:style-name="ce13" table:formula="of:=[$data.I110]" office:value-type="string" office:string-value="bass" calcext:value-type="string">
            <text:p>bass</text:p>
          </table:table-cell>
          <table:table-cell table:style-name="ce14" table:formula="of:=[$data.N110]" office:value-type="string" office:string-value="r2" calcext:value-type="string">
            <text:p>r2</text:p>
          </table:table-cell>
          <table:table-cell table:style-name="ce14" table:formula="of:=[$data.S110]" office:value-type="string" office:string-value="r1" calcext:value-type="string">
            <text:p>r1</text:p>
          </table:table-cell>
          <table:table-cell table:style-name="ce13" table:formula="of:=[$data.Y110]" office:value-type="string" office:string-value="r4 cis''4" calcext:value-type="string">
            <text:p>r4 cis''4</text:p>
          </table:table-cell>
          <table:table-cell table:style-name="ce13" table:formula="of:=[$data.AD110]" office:value-type="string" office:string-value="" calcext:value-type="error">
            <text:p>#NAME?</text:p>
          </table:table-cell>
          <table:table-cell table:style-name="ce14" table:formula="of:=[$data.D110]" office:value-type="float" office:value="1" calcext:value-type="float">
            <text:p>1</text:p>
          </table:table-cell>
          <table:table-cell table:style-name="ce14" table:formula="of:=[$data.G110]" office:value-type="string" office:string-value="108-53-5-bass-C5#" calcext:value-type="string">
            <text:p>108-53-5-bass-C5#</text:p>
          </table:table-cell>
          <table:table-cell table:number-columns-repeated="1015"/>
        </table:table-row>
        <table:table-row table:style-name="ro2">
          <table:table-cell table:style-name="ce13" table:formula="of:=[$data.F111]" office:value-type="string" office:string-value="C5" calcext:value-type="string">
            <text:p>C5</text:p>
          </table:table-cell>
          <table:table-cell table:style-name="ce13" table:formula="of:=[$data.E111]" office:value-type="string" office:string-value="5" calcext:value-type="string">
            <text:p>5</text:p>
          </table:table-cell>
          <table:table-cell table:style-name="ce13" table:formula="of:=[$data.I111]" office:value-type="string" office:string-value="treble" calcext:value-type="string">
            <text:p>treble</text:p>
          </table:table-cell>
          <table:table-cell table:style-name="ce14" table:formula="of:=[$data.N111]" office:value-type="string" office:string-value="r4 c''4" calcext:value-type="string">
            <text:p>r4 c''4</text:p>
          </table:table-cell>
          <table:table-cell table:style-name="ce14" table:formula="of:=[$data.S111]" office:value-type="string" office:string-value="" calcext:value-type="error">
            <text:p>#NAME?</text:p>
          </table:table-cell>
          <table:table-cell table:style-name="ce13" table:formula="of:=[$data.Y111]" office:value-type="string" office:string-value="r2" calcext:value-type="string">
            <text:p>r2</text:p>
          </table:table-cell>
          <table:table-cell table:style-name="ce13" table:formula="of:=[$data.AD111]" office:value-type="string" office:string-value="r1" calcext:value-type="string">
            <text:p>r1</text:p>
          </table:table-cell>
          <table:table-cell table:style-name="ce14" table:formula="of:=[$data.D111]" office:value-type="float" office:value="0" calcext:value-type="float">
            <text:p>0</text:p>
          </table:table-cell>
          <table:table-cell table:style-name="ce14" table:formula="of:=[$data.G111]" office:value-type="string" office:string-value="109-52-5-treble-C5" calcext:value-type="string">
            <text:p>109-52-5-treble-C5</text:p>
          </table:table-cell>
          <table:table-cell table:number-columns-repeated="1015"/>
        </table:table-row>
        <table:table-row table:style-name="ro2">
          <table:table-cell table:style-name="ce13" table:formula="of:=[$data.F112]" office:value-type="string" office:string-value="C5#" calcext:value-type="string">
            <text:p>C5#</text:p>
          </table:table-cell>
          <table:table-cell table:style-name="ce13" table:formula="of:=[$data.E112]" office:value-type="string" office:string-value="5" calcext:value-type="string">
            <text:p>5</text:p>
          </table:table-cell>
          <table:table-cell table:style-name="ce13" table:formula="of:=[$data.I112]" office:value-type="string" office:string-value="treble" calcext:value-type="string">
            <text:p>treble</text:p>
          </table:table-cell>
          <table:table-cell table:style-name="ce14" table:formula="of:=[$data.N112]" office:value-type="string" office:string-value="r4 cis''4" calcext:value-type="string">
            <text:p>r4 cis''4</text:p>
          </table:table-cell>
          <table:table-cell table:style-name="ce14" table:formula="of:=[$data.S112]" office:value-type="string" office:string-value="" calcext:value-type="error">
            <text:p>#NAME?</text:p>
          </table:table-cell>
          <table:table-cell table:style-name="ce13" table:formula="of:=[$data.Y112]" office:value-type="string" office:string-value="r2" calcext:value-type="string">
            <text:p>r2</text:p>
          </table:table-cell>
          <table:table-cell table:style-name="ce13" table:formula="of:=[$data.AD112]" office:value-type="string" office:string-value="r1" calcext:value-type="string">
            <text:p>r1</text:p>
          </table:table-cell>
          <table:table-cell table:style-name="ce14" table:formula="of:=[$data.D112]" office:value-type="float" office:value="0" calcext:value-type="float">
            <text:p>0</text:p>
          </table:table-cell>
          <table:table-cell table:style-name="ce14" table:formula="of:=[$data.G112]" office:value-type="string" office:string-value="110-53-5-treble-C5#" calcext:value-type="string">
            <text:p>110-53-5-treble-C5#</text:p>
          </table:table-cell>
          <table:table-cell table:number-columns-repeated="1015"/>
        </table:table-row>
        <table:table-row table:style-name="ro2">
          <table:table-cell table:style-name="ce13" table:formula="of:=[$data.F113]" office:value-type="string" office:string-value="D5b" calcext:value-type="string">
            <text:p>D5b</text:p>
          </table:table-cell>
          <table:table-cell table:style-name="ce13" table:formula="of:=[$data.E113]" office:value-type="string" office:string-value="5" calcext:value-type="string">
            <text:p>5</text:p>
          </table:table-cell>
          <table:table-cell table:style-name="ce13" table:formula="of:=[$data.I113]" office:value-type="string" office:string-value="treble" calcext:value-type="string">
            <text:p>treble</text:p>
          </table:table-cell>
          <table:table-cell table:style-name="ce14" table:formula="of:=[$data.N113]" office:value-type="string" office:string-value="r4 des''4" calcext:value-type="string">
            <text:p>r4 des''4</text:p>
          </table:table-cell>
          <table:table-cell table:style-name="ce14" table:formula="of:=[$data.S113]" office:value-type="string" office:string-value="" calcext:value-type="error">
            <text:p>#NAME?</text:p>
          </table:table-cell>
          <table:table-cell table:style-name="ce13" table:formula="of:=[$data.Y113]" office:value-type="string" office:string-value="r2" calcext:value-type="string">
            <text:p>r2</text:p>
          </table:table-cell>
          <table:table-cell table:style-name="ce13" table:formula="of:=[$data.AD113]" office:value-type="string" office:string-value="r1" calcext:value-type="string">
            <text:p>r1</text:p>
          </table:table-cell>
          <table:table-cell table:style-name="ce14" table:formula="of:=[$data.D113]" office:value-type="float" office:value="0" calcext:value-type="float">
            <text:p>0</text:p>
          </table:table-cell>
          <table:table-cell table:style-name="ce14" table:formula="of:=[$data.G113]" office:value-type="string" office:string-value="113-53-5-treble-D5b" calcext:value-type="string">
            <text:p>113-53-5-treble-D5b</text:p>
          </table:table-cell>
          <table:table-cell table:number-columns-repeated="1015"/>
        </table:table-row>
        <table:table-row table:style-name="ro2">
          <table:table-cell table:style-name="ce13" table:formula="of:=[$data.F114]" office:value-type="string" office:string-value="D5" calcext:value-type="string">
            <text:p>D5</text:p>
          </table:table-cell>
          <table:table-cell table:style-name="ce13" table:formula="of:=[$data.E114]" office:value-type="string" office:string-value="5" calcext:value-type="string">
            <text:p>5</text:p>
          </table:table-cell>
          <table:table-cell table:style-name="ce13" table:formula="of:=[$data.I114]" office:value-type="string" office:string-value="treble" calcext:value-type="string">
            <text:p>treble</text:p>
          </table:table-cell>
          <table:table-cell table:style-name="ce14" table:formula="of:=[$data.N114]" office:value-type="string" office:string-value="r4 d''4" calcext:value-type="string">
            <text:p>r4 d''4</text:p>
          </table:table-cell>
          <table:table-cell table:style-name="ce14" table:formula="of:=[$data.S114]" office:value-type="string" office:string-value="" calcext:value-type="error">
            <text:p>#NAME?</text:p>
          </table:table-cell>
          <table:table-cell table:style-name="ce13" table:formula="of:=[$data.Y114]" office:value-type="string" office:string-value="r2" calcext:value-type="string">
            <text:p>r2</text:p>
          </table:table-cell>
          <table:table-cell table:style-name="ce13" table:formula="of:=[$data.AD114]" office:value-type="string" office:string-value="r1" calcext:value-type="string">
            <text:p>r1</text:p>
          </table:table-cell>
          <table:table-cell table:style-name="ce14" table:formula="of:=[$data.D114]" office:value-type="float" office:value="0" calcext:value-type="float">
            <text:p>0</text:p>
          </table:table-cell>
          <table:table-cell table:style-name="ce14" table:formula="of:=[$data.G114]" office:value-type="string" office:string-value="111-54-5-treble-D5" calcext:value-type="string">
            <text:p>111-54-5-treble-D5</text:p>
          </table:table-cell>
          <table:table-cell table:number-columns-repeated="1015"/>
        </table:table-row>
        <table:table-row table:style-name="ro2">
          <table:table-cell table:style-name="ce13" table:formula="of:=[$data.F115]" office:value-type="string" office:string-value="D5#" calcext:value-type="string">
            <text:p>D5#</text:p>
          </table:table-cell>
          <table:table-cell table:style-name="ce13" table:formula="of:=[$data.E115]" office:value-type="string" office:string-value="5" calcext:value-type="string">
            <text:p>5</text:p>
          </table:table-cell>
          <table:table-cell table:style-name="ce13" table:formula="of:=[$data.I115]" office:value-type="string" office:string-value="treble" calcext:value-type="string">
            <text:p>treble</text:p>
          </table:table-cell>
          <table:table-cell table:style-name="ce14" table:formula="of:=[$data.N115]" office:value-type="string" office:string-value="r4 dis''4" calcext:value-type="string">
            <text:p>r4 dis''4</text:p>
          </table:table-cell>
          <table:table-cell table:style-name="ce14" table:formula="of:=[$data.S115]" office:value-type="string" office:string-value="" calcext:value-type="error">
            <text:p>#NAME?</text:p>
          </table:table-cell>
          <table:table-cell table:style-name="ce13" table:formula="of:=[$data.Y115]" office:value-type="string" office:string-value="r2" calcext:value-type="string">
            <text:p>r2</text:p>
          </table:table-cell>
          <table:table-cell table:style-name="ce13" table:formula="of:=[$data.AD115]" office:value-type="string" office:string-value="r1" calcext:value-type="string">
            <text:p>r1</text:p>
          </table:table-cell>
          <table:table-cell table:style-name="ce14" table:formula="of:=[$data.D115]" office:value-type="float" office:value="0" calcext:value-type="float">
            <text:p>0</text:p>
          </table:table-cell>
          <table:table-cell table:style-name="ce14" table:formula="of:=[$data.G115]" office:value-type="string" office:string-value="112-55-5-treble-D5#" calcext:value-type="string">
            <text:p>112-55-5-treble-D5#</text:p>
          </table:table-cell>
          <table:table-cell table:number-columns-repeated="1015"/>
        </table:table-row>
        <table:table-row table:style-name="ro2">
          <table:table-cell table:style-name="ce13" table:formula="of:=[$data.F116]" office:value-type="string" office:string-value="E5b" calcext:value-type="string">
            <text:p>E5b</text:p>
          </table:table-cell>
          <table:table-cell table:style-name="ce13" table:formula="of:=[$data.E116]" office:value-type="string" office:string-value="5" calcext:value-type="string">
            <text:p>5</text:p>
          </table:table-cell>
          <table:table-cell table:style-name="ce13" table:formula="of:=[$data.I116]" office:value-type="string" office:string-value="treble" calcext:value-type="string">
            <text:p>treble</text:p>
          </table:table-cell>
          <table:table-cell table:style-name="ce14" table:formula="of:=[$data.N116]" office:value-type="string" office:string-value="r4 ees''4" calcext:value-type="string">
            <text:p>r4 ees''4</text:p>
          </table:table-cell>
          <table:table-cell table:style-name="ce14" table:formula="of:=[$data.S116]" office:value-type="string" office:string-value="" calcext:value-type="error">
            <text:p>#NAME?</text:p>
          </table:table-cell>
          <table:table-cell table:style-name="ce13" table:formula="of:=[$data.Y116]" office:value-type="string" office:string-value="r2" calcext:value-type="string">
            <text:p>r2</text:p>
          </table:table-cell>
          <table:table-cell table:style-name="ce13" table:formula="of:=[$data.AD116]" office:value-type="string" office:string-value="r1" calcext:value-type="string">
            <text:p>r1</text:p>
          </table:table-cell>
          <table:table-cell table:style-name="ce14" table:formula="of:=[$data.D116]" office:value-type="float" office:value="0" calcext:value-type="float">
            <text:p>0</text:p>
          </table:table-cell>
          <table:table-cell table:style-name="ce14" table:formula="of:=[$data.G116]" office:value-type="string" office:string-value="115-55-5-treble-E5b" calcext:value-type="string">
            <text:p>115-55-5-treble-E5b</text:p>
          </table:table-cell>
          <table:table-cell table:number-columns-repeated="1015"/>
        </table:table-row>
        <table:table-row table:style-name="ro2">
          <table:table-cell table:style-name="ce13" table:formula="of:=[$data.F117]" office:value-type="string" office:string-value="E5" calcext:value-type="string">
            <text:p>E5</text:p>
          </table:table-cell>
          <table:table-cell table:style-name="ce13" table:formula="of:=[$data.E117]" office:value-type="string" office:string-value="5" calcext:value-type="string">
            <text:p>5</text:p>
          </table:table-cell>
          <table:table-cell table:style-name="ce13" table:formula="of:=[$data.I117]" office:value-type="string" office:string-value="treble" calcext:value-type="string">
            <text:p>treble</text:p>
          </table:table-cell>
          <table:table-cell table:style-name="ce14" table:formula="of:=[$data.N117]" office:value-type="string" office:string-value="r4 e''4" calcext:value-type="string">
            <text:p>r4 e''4</text:p>
          </table:table-cell>
          <table:table-cell table:style-name="ce14" table:formula="of:=[$data.S117]" office:value-type="string" office:string-value="" calcext:value-type="error">
            <text:p>#NAME?</text:p>
          </table:table-cell>
          <table:table-cell table:style-name="ce13" table:formula="of:=[$data.Y117]" office:value-type="string" office:string-value="r2" calcext:value-type="string">
            <text:p>r2</text:p>
          </table:table-cell>
          <table:table-cell table:style-name="ce13" table:formula="of:=[$data.AD117]" office:value-type="string" office:string-value="r1" calcext:value-type="string">
            <text:p>r1</text:p>
          </table:table-cell>
          <table:table-cell table:style-name="ce14" table:formula="of:=[$data.D117]" office:value-type="float" office:value="0" calcext:value-type="float">
            <text:p>0</text:p>
          </table:table-cell>
          <table:table-cell table:style-name="ce14" table:formula="of:=[$data.G117]" office:value-type="string" office:string-value="114-56-5-treble-E5" calcext:value-type="string">
            <text:p>114-56-5-treble-E5</text:p>
          </table:table-cell>
          <table:table-cell table:number-columns-repeated="1015"/>
        </table:table-row>
        <table:table-row table:style-name="ro2">
          <table:table-cell table:style-name="ce13" table:formula="of:=[$data.F118]" office:value-type="string" office:string-value="F5" calcext:value-type="string">
            <text:p>F5</text:p>
          </table:table-cell>
          <table:table-cell table:style-name="ce13" table:formula="of:=[$data.E118]" office:value-type="string" office:string-value="5" calcext:value-type="string">
            <text:p>5</text:p>
          </table:table-cell>
          <table:table-cell table:style-name="ce13" table:formula="of:=[$data.I118]" office:value-type="string" office:string-value="treble" calcext:value-type="string">
            <text:p>treble</text:p>
          </table:table-cell>
          <table:table-cell table:style-name="ce14" table:formula="of:=[$data.N118]" office:value-type="string" office:string-value="r4 f''4" calcext:value-type="string">
            <text:p>r4 f''4</text:p>
          </table:table-cell>
          <table:table-cell table:style-name="ce14" table:formula="of:=[$data.S118]" office:value-type="string" office:string-value="" calcext:value-type="error">
            <text:p>#NAME?</text:p>
          </table:table-cell>
          <table:table-cell table:style-name="ce13" table:formula="of:=[$data.Y118]" office:value-type="string" office:string-value="r2" calcext:value-type="string">
            <text:p>r2</text:p>
          </table:table-cell>
          <table:table-cell table:style-name="ce13" table:formula="of:=[$data.AD118]" office:value-type="string" office:string-value="r1" calcext:value-type="string">
            <text:p>r1</text:p>
          </table:table-cell>
          <table:table-cell table:style-name="ce14" table:formula="of:=[$data.D118]" office:value-type="float" office:value="0" calcext:value-type="float">
            <text:p>0</text:p>
          </table:table-cell>
          <table:table-cell table:style-name="ce14" table:formula="of:=[$data.G118]" office:value-type="string" office:string-value="116-57-5-treble-F5" calcext:value-type="string">
            <text:p>116-57-5-treble-F5</text:p>
          </table:table-cell>
          <table:table-cell table:number-columns-repeated="1015"/>
        </table:table-row>
        <table:table-row table:style-name="ro2">
          <table:table-cell table:style-name="ce13" table:formula="of:=[$data.F119]" office:value-type="string" office:string-value="F5#" calcext:value-type="string">
            <text:p>F5#</text:p>
          </table:table-cell>
          <table:table-cell table:style-name="ce13" table:formula="of:=[$data.E119]" office:value-type="string" office:string-value="5" calcext:value-type="string">
            <text:p>5</text:p>
          </table:table-cell>
          <table:table-cell table:style-name="ce13" table:formula="of:=[$data.I119]" office:value-type="string" office:string-value="treble" calcext:value-type="string">
            <text:p>treble</text:p>
          </table:table-cell>
          <table:table-cell table:style-name="ce14" table:formula="of:=[$data.N119]" office:value-type="string" office:string-value="r4 fis''4" calcext:value-type="string">
            <text:p>r4 fis''4</text:p>
          </table:table-cell>
          <table:table-cell table:style-name="ce14" table:formula="of:=[$data.S119]" office:value-type="string" office:string-value="" calcext:value-type="error">
            <text:p>#NAME?</text:p>
          </table:table-cell>
          <table:table-cell table:style-name="ce13" table:formula="of:=[$data.Y119]" office:value-type="string" office:string-value="r2" calcext:value-type="string">
            <text:p>r2</text:p>
          </table:table-cell>
          <table:table-cell table:style-name="ce13" table:formula="of:=[$data.AD119]" office:value-type="string" office:string-value="r1" calcext:value-type="string">
            <text:p>r1</text:p>
          </table:table-cell>
          <table:table-cell table:style-name="ce14" table:formula="of:=[$data.D119]" office:value-type="float" office:value="0" calcext:value-type="float">
            <text:p>0</text:p>
          </table:table-cell>
          <table:table-cell table:style-name="ce14" table:formula="of:=[$data.G119]" office:value-type="string" office:string-value="117-58-5-treble-F5#" calcext:value-type="string">
            <text:p>117-58-5-treble-F5#</text:p>
          </table:table-cell>
          <table:table-cell table:number-columns-repeated="1015"/>
        </table:table-row>
        <table:table-row table:style-name="ro2">
          <table:table-cell table:style-name="ce13" table:formula="of:=[$data.F120]" office:value-type="string" office:string-value="G5b" calcext:value-type="string">
            <text:p>G5b</text:p>
          </table:table-cell>
          <table:table-cell table:style-name="ce13" table:formula="of:=[$data.E120]" office:value-type="string" office:string-value="5" calcext:value-type="string">
            <text:p>5</text:p>
          </table:table-cell>
          <table:table-cell table:style-name="ce13" table:formula="of:=[$data.I120]" office:value-type="string" office:string-value="treble" calcext:value-type="string">
            <text:p>treble</text:p>
          </table:table-cell>
          <table:table-cell table:style-name="ce14" table:formula="of:=[$data.N120]" office:value-type="string" office:string-value="r4 ges''4" calcext:value-type="string">
            <text:p>r4 ges''4</text:p>
          </table:table-cell>
          <table:table-cell table:style-name="ce14" table:formula="of:=[$data.S120]" office:value-type="string" office:string-value="" calcext:value-type="error">
            <text:p>#NAME?</text:p>
          </table:table-cell>
          <table:table-cell table:style-name="ce13" table:formula="of:=[$data.Y120]" office:value-type="string" office:string-value="r2" calcext:value-type="string">
            <text:p>r2</text:p>
          </table:table-cell>
          <table:table-cell table:style-name="ce13" table:formula="of:=[$data.AD120]" office:value-type="string" office:string-value="r1" calcext:value-type="string">
            <text:p>r1</text:p>
          </table:table-cell>
          <table:table-cell table:style-name="ce14" table:formula="of:=[$data.D120]" office:value-type="float" office:value="0" calcext:value-type="float">
            <text:p>0</text:p>
          </table:table-cell>
          <table:table-cell table:style-name="ce14" table:formula="of:=[$data.G120]" office:value-type="string" office:string-value="120-58-5-treble-G5b" calcext:value-type="string">
            <text:p>120-58-5-treble-G5b</text:p>
          </table:table-cell>
          <table:table-cell table:number-columns-repeated="1015"/>
        </table:table-row>
        <table:table-row table:style-name="ro2">
          <table:table-cell table:style-name="ce13" table:formula="of:=[$data.F121]" office:value-type="string" office:string-value="G5" calcext:value-type="string">
            <text:p>G5</text:p>
          </table:table-cell>
          <table:table-cell table:style-name="ce13" table:formula="of:=[$data.E121]" office:value-type="string" office:string-value="5" calcext:value-type="string">
            <text:p>5</text:p>
          </table:table-cell>
          <table:table-cell table:style-name="ce13" table:formula="of:=[$data.I121]" office:value-type="string" office:string-value="treble" calcext:value-type="string">
            <text:p>treble</text:p>
          </table:table-cell>
          <table:table-cell table:style-name="ce14" table:formula="of:=[$data.N121]" office:value-type="string" office:string-value="r4 g''4" calcext:value-type="string">
            <text:p>r4 g''4</text:p>
          </table:table-cell>
          <table:table-cell table:style-name="ce14" table:formula="of:=[$data.S121]" office:value-type="string" office:string-value="" calcext:value-type="error">
            <text:p>#NAME?</text:p>
          </table:table-cell>
          <table:table-cell table:style-name="ce13" table:formula="of:=[$data.Y121]" office:value-type="string" office:string-value="r2" calcext:value-type="string">
            <text:p>r2</text:p>
          </table:table-cell>
          <table:table-cell table:style-name="ce13" table:formula="of:=[$data.AD121]" office:value-type="string" office:string-value="r1" calcext:value-type="string">
            <text:p>r1</text:p>
          </table:table-cell>
          <table:table-cell table:style-name="ce14" table:formula="of:=[$data.D121]" office:value-type="float" office:value="0" calcext:value-type="float">
            <text:p>0</text:p>
          </table:table-cell>
          <table:table-cell table:style-name="ce14" table:formula="of:=[$data.G121]" office:value-type="string" office:string-value="118-59-5-treble-G5" calcext:value-type="string">
            <text:p>118-59-5-treble-G5</text:p>
          </table:table-cell>
          <table:table-cell table:number-columns-repeated="1015"/>
        </table:table-row>
        <table:table-row table:style-name="ro2">
          <table:table-cell table:style-name="ce13" table:formula="of:=[$data.F122]" office:value-type="string" office:string-value="G5#" calcext:value-type="string">
            <text:p>G5#</text:p>
          </table:table-cell>
          <table:table-cell table:style-name="ce13" table:formula="of:=[$data.E122]" office:value-type="string" office:string-value="5" calcext:value-type="string">
            <text:p>5</text:p>
          </table:table-cell>
          <table:table-cell table:style-name="ce13" table:formula="of:=[$data.I122]" office:value-type="string" office:string-value="treble" calcext:value-type="string">
            <text:p>treble</text:p>
          </table:table-cell>
          <table:table-cell table:style-name="ce14" table:formula="of:=[$data.N122]" office:value-type="string" office:string-value="r4 gis''4" calcext:value-type="string">
            <text:p>r4 gis''4</text:p>
          </table:table-cell>
          <table:table-cell table:style-name="ce14" table:formula="of:=[$data.S122]" office:value-type="string" office:string-value="" calcext:value-type="error">
            <text:p>#NAME?</text:p>
          </table:table-cell>
          <table:table-cell table:style-name="ce13" table:formula="of:=[$data.Y122]" office:value-type="string" office:string-value="r2" calcext:value-type="string">
            <text:p>r2</text:p>
          </table:table-cell>
          <table:table-cell table:style-name="ce13" table:formula="of:=[$data.AD122]" office:value-type="string" office:string-value="r1" calcext:value-type="string">
            <text:p>r1</text:p>
          </table:table-cell>
          <table:table-cell table:style-name="ce14" table:formula="of:=[$data.D122]" office:value-type="float" office:value="0" calcext:value-type="float">
            <text:p>0</text:p>
          </table:table-cell>
          <table:table-cell table:style-name="ce14" table:formula="of:=[$data.G122]" office:value-type="string" office:string-value="119-60-5-treble-G5#" calcext:value-type="string">
            <text:p>119-60-5-treble-G5#</text:p>
          </table:table-cell>
          <table:table-cell table:number-columns-repeated="1015"/>
        </table:table-row>
        <table:table-row table:style-name="ro2">
          <table:table-cell table:style-name="ce13" table:formula="of:=[$data.F123]" office:value-type="string" office:string-value="A5b" calcext:value-type="string">
            <text:p>A5b</text:p>
          </table:table-cell>
          <table:table-cell table:style-name="ce13" table:formula="of:=[$data.E123]" office:value-type="string" office:string-value="5" calcext:value-type="string">
            <text:p>5</text:p>
          </table:table-cell>
          <table:table-cell table:style-name="ce13" table:formula="of:=[$data.I123]" office:value-type="string" office:string-value="treble" calcext:value-type="string">
            <text:p>treble</text:p>
          </table:table-cell>
          <table:table-cell table:style-name="ce14" table:formula="of:=[$data.N123]" office:value-type="string" office:string-value="r4 aes''4" calcext:value-type="string">
            <text:p>r4 aes''4</text:p>
          </table:table-cell>
          <table:table-cell table:style-name="ce14" table:formula="of:=[$data.S123]" office:value-type="string" office:string-value="" calcext:value-type="error">
            <text:p>#NAME?</text:p>
          </table:table-cell>
          <table:table-cell table:style-name="ce13" table:formula="of:=[$data.Y123]" office:value-type="string" office:string-value="r2" calcext:value-type="string">
            <text:p>r2</text:p>
          </table:table-cell>
          <table:table-cell table:style-name="ce13" table:formula="of:=[$data.AD123]" office:value-type="string" office:string-value="r1" calcext:value-type="string">
            <text:p>r1</text:p>
          </table:table-cell>
          <table:table-cell table:style-name="ce14" table:formula="of:=[$data.D123]" office:value-type="float" office:value="0" calcext:value-type="float">
            <text:p>0</text:p>
          </table:table-cell>
          <table:table-cell table:style-name="ce14" table:formula="of:=[$data.G123]" office:value-type="string" office:string-value="123-60-5-treble-A5b" calcext:value-type="string">
            <text:p>123-60-5-treble-A5b</text:p>
          </table:table-cell>
          <table:table-cell table:number-columns-repeated="1015"/>
        </table:table-row>
        <table:table-row table:style-name="ro2">
          <table:table-cell table:style-name="ce13" table:formula="of:=[$data.F124]" office:value-type="string" office:string-value="A5" calcext:value-type="string">
            <text:p>A5</text:p>
          </table:table-cell>
          <table:table-cell table:style-name="ce13" table:formula="of:=[$data.E124]" office:value-type="string" office:string-value="5" calcext:value-type="string">
            <text:p>5</text:p>
          </table:table-cell>
          <table:table-cell table:style-name="ce13" table:formula="of:=[$data.I124]" office:value-type="string" office:string-value="treble" calcext:value-type="string">
            <text:p>treble</text:p>
          </table:table-cell>
          <table:table-cell table:style-name="ce14" table:formula="of:=[$data.N124]" office:value-type="string" office:string-value="r4 a''4" calcext:value-type="string">
            <text:p>r4 a''4</text:p>
          </table:table-cell>
          <table:table-cell table:style-name="ce14" table:formula="of:=[$data.S124]" office:value-type="string" office:string-value="" calcext:value-type="error">
            <text:p>#NAME?</text:p>
          </table:table-cell>
          <table:table-cell table:style-name="ce13" table:formula="of:=[$data.Y124]" office:value-type="string" office:string-value="r2" calcext:value-type="string">
            <text:p>r2</text:p>
          </table:table-cell>
          <table:table-cell table:style-name="ce13" table:formula="of:=[$data.AD124]" office:value-type="string" office:string-value="r1" calcext:value-type="string">
            <text:p>r1</text:p>
          </table:table-cell>
          <table:table-cell table:style-name="ce14" table:formula="of:=[$data.D124]" office:value-type="float" office:value="0" calcext:value-type="float">
            <text:p>0</text:p>
          </table:table-cell>
          <table:table-cell table:style-name="ce14" table:formula="of:=[$data.G124]" office:value-type="string" office:string-value="121-61-5-treble-A5" calcext:value-type="string">
            <text:p>121-61-5-treble-A5</text:p>
          </table:table-cell>
          <table:table-cell table:number-columns-repeated="1015"/>
        </table:table-row>
        <table:table-row table:style-name="ro2">
          <table:table-cell table:style-name="ce13" table:formula="of:=[$data.F125]" office:value-type="string" office:string-value="A5#" calcext:value-type="string">
            <text:p>A5#</text:p>
          </table:table-cell>
          <table:table-cell table:style-name="ce13" table:formula="of:=[$data.E125]" office:value-type="string" office:string-value="5" calcext:value-type="string">
            <text:p>5</text:p>
          </table:table-cell>
          <table:table-cell table:style-name="ce13" table:formula="of:=[$data.I125]" office:value-type="string" office:string-value="treble" calcext:value-type="string">
            <text:p>treble</text:p>
          </table:table-cell>
          <table:table-cell table:style-name="ce14" table:formula="of:=[$data.N125]" office:value-type="string" office:string-value="r4 ais''4" calcext:value-type="string">
            <text:p>r4 ais''4</text:p>
          </table:table-cell>
          <table:table-cell table:style-name="ce14" table:formula="of:=[$data.S125]" office:value-type="string" office:string-value="" calcext:value-type="error">
            <text:p>#NAME?</text:p>
          </table:table-cell>
          <table:table-cell table:style-name="ce13" table:formula="of:=[$data.Y125]" office:value-type="string" office:string-value="r2" calcext:value-type="string">
            <text:p>r2</text:p>
          </table:table-cell>
          <table:table-cell table:style-name="ce13" table:formula="of:=[$data.AD125]" office:value-type="string" office:string-value="r1" calcext:value-type="string">
            <text:p>r1</text:p>
          </table:table-cell>
          <table:table-cell table:style-name="ce14" table:formula="of:=[$data.D125]" office:value-type="float" office:value="0" calcext:value-type="float">
            <text:p>0</text:p>
          </table:table-cell>
          <table:table-cell table:style-name="ce14" table:formula="of:=[$data.G125]" office:value-type="string" office:string-value="122-62-5-treble-A5#" calcext:value-type="string">
            <text:p>122-62-5-treble-A5#</text:p>
          </table:table-cell>
          <table:table-cell table:number-columns-repeated="1015"/>
        </table:table-row>
        <table:table-row table:style-name="ro2">
          <table:table-cell table:style-name="ce13" table:formula="of:=[$data.F126]" office:value-type="string" office:string-value="B5b" calcext:value-type="string">
            <text:p>B5b</text:p>
          </table:table-cell>
          <table:table-cell table:style-name="ce13" table:formula="of:=[$data.E126]" office:value-type="string" office:string-value="5" calcext:value-type="string">
            <text:p>5</text:p>
          </table:table-cell>
          <table:table-cell table:style-name="ce13" table:formula="of:=[$data.I126]" office:value-type="string" office:string-value="treble" calcext:value-type="string">
            <text:p>treble</text:p>
          </table:table-cell>
          <table:table-cell table:style-name="ce14" table:formula="of:=[$data.N126]" office:value-type="string" office:string-value="r4 bes''4" calcext:value-type="string">
            <text:p>r4 bes''4</text:p>
          </table:table-cell>
          <table:table-cell table:style-name="ce14" table:formula="of:=[$data.S126]" office:value-type="string" office:string-value="" calcext:value-type="error">
            <text:p>#NAME?</text:p>
          </table:table-cell>
          <table:table-cell table:style-name="ce13" table:formula="of:=[$data.Y126]" office:value-type="string" office:string-value="r2" calcext:value-type="string">
            <text:p>r2</text:p>
          </table:table-cell>
          <table:table-cell table:style-name="ce13" table:formula="of:=[$data.AD126]" office:value-type="string" office:string-value="r1" calcext:value-type="string">
            <text:p>r1</text:p>
          </table:table-cell>
          <table:table-cell table:style-name="ce14" table:formula="of:=[$data.D126]" office:value-type="float" office:value="0" calcext:value-type="float">
            <text:p>0</text:p>
          </table:table-cell>
          <table:table-cell table:style-name="ce14" table:formula="of:=[$data.G126]" office:value-type="string" office:string-value="125-62-5-treble-B5b" calcext:value-type="string">
            <text:p>125-62-5-treble-B5b</text:p>
          </table:table-cell>
          <table:table-cell table:number-columns-repeated="1015"/>
        </table:table-row>
        <table:table-row table:style-name="ro2">
          <table:table-cell table:style-name="ce13" table:formula="of:=[$data.F127]" office:value-type="string" office:string-value="B5" calcext:value-type="string">
            <text:p>B5</text:p>
          </table:table-cell>
          <table:table-cell table:style-name="ce13" table:formula="of:=[$data.E127]" office:value-type="string" office:string-value="5" calcext:value-type="string">
            <text:p>5</text:p>
          </table:table-cell>
          <table:table-cell table:style-name="ce13" table:formula="of:=[$data.I127]" office:value-type="string" office:string-value="treble" calcext:value-type="string">
            <text:p>treble</text:p>
          </table:table-cell>
          <table:table-cell table:style-name="ce14" table:formula="of:=[$data.N127]" office:value-type="string" office:string-value="r4 b''4" calcext:value-type="string">
            <text:p>r4 b''4</text:p>
          </table:table-cell>
          <table:table-cell table:style-name="ce14" table:formula="of:=[$data.S127]" office:value-type="string" office:string-value="" calcext:value-type="error">
            <text:p>#NAME?</text:p>
          </table:table-cell>
          <table:table-cell table:style-name="ce13" table:formula="of:=[$data.Y127]" office:value-type="string" office:string-value="r2" calcext:value-type="string">
            <text:p>r2</text:p>
          </table:table-cell>
          <table:table-cell table:style-name="ce13" table:formula="of:=[$data.AD127]" office:value-type="string" office:string-value="r1" calcext:value-type="string">
            <text:p>r1</text:p>
          </table:table-cell>
          <table:table-cell table:style-name="ce14" table:formula="of:=[$data.D127]" office:value-type="float" office:value="0" calcext:value-type="float">
            <text:p>0</text:p>
          </table:table-cell>
          <table:table-cell table:style-name="ce14" table:formula="of:=[$data.G127]" office:value-type="string" office:string-value="124-63-5-treble-B5" calcext:value-type="string">
            <text:p>124-63-5-treble-B5</text:p>
          </table:table-cell>
          <table:table-cell table:number-columns-repeated="1015"/>
        </table:table-row>
        <table:table-row table:style-name="ro2">
          <table:table-cell table:style-name="ce13" table:formula="of:=[$data.F128]" office:value-type="string" office:string-value="C6" calcext:value-type="string">
            <text:p>C6</text:p>
          </table:table-cell>
          <table:table-cell table:style-name="ce13" table:formula="of:=[$data.E128]" office:value-type="string" office:string-value="6" calcext:value-type="string">
            <text:p>6</text:p>
          </table:table-cell>
          <table:table-cell table:style-name="ce13" table:formula="of:=[$data.I128]" office:value-type="string" office:string-value="treble" calcext:value-type="string">
            <text:p>treble</text:p>
          </table:table-cell>
          <table:table-cell table:style-name="ce14" table:formula="of:=[$data.N128]" office:value-type="string" office:string-value="r4 c'''4" calcext:value-type="string">
            <text:p>r4 c'''4</text:p>
          </table:table-cell>
          <table:table-cell table:style-name="ce14" table:formula="of:=[$data.S128]" office:value-type="string" office:string-value="" calcext:value-type="error">
            <text:p>#NAME?</text:p>
          </table:table-cell>
          <table:table-cell table:style-name="ce13" table:formula="of:=[$data.Y128]" office:value-type="string" office:string-value="r2" calcext:value-type="string">
            <text:p>r2</text:p>
          </table:table-cell>
          <table:table-cell table:style-name="ce13" table:formula="of:=[$data.AD128]" office:value-type="string" office:string-value="r1" calcext:value-type="string">
            <text:p>r1</text:p>
          </table:table-cell>
          <table:table-cell table:style-name="ce14" table:formula="of:=[$data.D128]" office:value-type="float" office:value="1" calcext:value-type="float">
            <text:p>1</text:p>
          </table:table-cell>
          <table:table-cell table:style-name="ce14" table:formula="of:=[$data.G128]" office:value-type="string" office:string-value="126-64-6-treble-C6" calcext:value-type="string">
            <text:p>126-64-6-treble-C6</text:p>
          </table:table-cell>
          <table:table-cell table:number-columns-repeated="1015"/>
        </table:table-row>
        <table:table-row table:style-name="ro2">
          <table:table-cell table:style-name="ce13" table:formula="of:=[$data.F129]" office:value-type="string" office:string-value="C6#" calcext:value-type="string">
            <text:p>C6#</text:p>
          </table:table-cell>
          <table:table-cell table:style-name="ce13" table:formula="of:=[$data.E129]" office:value-type="string" office:string-value="6" calcext:value-type="string">
            <text:p>6</text:p>
          </table:table-cell>
          <table:table-cell table:style-name="ce13" table:formula="of:=[$data.I129]" office:value-type="string" office:string-value="treble" calcext:value-type="string">
            <text:p>treble</text:p>
          </table:table-cell>
          <table:table-cell table:style-name="ce14" table:formula="of:=[$data.N129]" office:value-type="string" office:string-value="r4 cis'''4" calcext:value-type="string">
            <text:p>r4 cis'''4</text:p>
          </table:table-cell>
          <table:table-cell table:style-name="ce14" table:formula="of:=[$data.S129]" office:value-type="string" office:string-value="" calcext:value-type="error">
            <text:p>#NAME?</text:p>
          </table:table-cell>
          <table:table-cell table:style-name="ce13" table:formula="of:=[$data.Y129]" office:value-type="string" office:string-value="r2" calcext:value-type="string">
            <text:p>r2</text:p>
          </table:table-cell>
          <table:table-cell table:style-name="ce13" table:formula="of:=[$data.AD129]" office:value-type="string" office:string-value="r1" calcext:value-type="string">
            <text:p>r1</text:p>
          </table:table-cell>
          <table:table-cell table:style-name="ce14" table:formula="of:=[$data.D129]" office:value-type="float" office:value="1" calcext:value-type="float">
            <text:p>1</text:p>
          </table:table-cell>
          <table:table-cell table:style-name="ce14" table:formula="of:=[$data.G129]" office:value-type="string" office:string-value="127-65-6-treble-C6#" calcext:value-type="string">
            <text:p>127-65-6-treble-C6#</text:p>
          </table:table-cell>
          <table:table-cell table:number-columns-repeated="1015"/>
        </table:table-row>
        <table:table-row table:style-name="ro2">
          <table:table-cell table:style-name="ce13" table:formula="of:=[$data.F130]" office:value-type="string" office:string-value="D6b" calcext:value-type="string">
            <text:p>D6b</text:p>
          </table:table-cell>
          <table:table-cell table:style-name="ce13" table:formula="of:=[$data.E130]" office:value-type="string" office:string-value="6" calcext:value-type="string">
            <text:p>6</text:p>
          </table:table-cell>
          <table:table-cell table:style-name="ce13" table:formula="of:=[$data.I130]" office:value-type="string" office:string-value="treble" calcext:value-type="string">
            <text:p>treble</text:p>
          </table:table-cell>
          <table:table-cell table:style-name="ce14" table:formula="of:=[$data.N130]" office:value-type="string" office:string-value="r4 des'''4" calcext:value-type="string">
            <text:p>r4 des'''4</text:p>
          </table:table-cell>
          <table:table-cell table:style-name="ce14" table:formula="of:=[$data.S130]" office:value-type="string" office:string-value="" calcext:value-type="error">
            <text:p>#NAME?</text:p>
          </table:table-cell>
          <table:table-cell table:style-name="ce13" table:formula="of:=[$data.Y130]" office:value-type="string" office:string-value="r2" calcext:value-type="string">
            <text:p>r2</text:p>
          </table:table-cell>
          <table:table-cell table:style-name="ce13" table:formula="of:=[$data.AD130]" office:value-type="string" office:string-value="r1" calcext:value-type="string">
            <text:p>r1</text:p>
          </table:table-cell>
          <table:table-cell table:style-name="ce14" table:formula="of:=[$data.D130]" office:value-type="float" office:value="1" calcext:value-type="float">
            <text:p>1</text:p>
          </table:table-cell>
          <table:table-cell table:style-name="ce14" table:formula="of:=[$data.G130]" office:value-type="string" office:string-value="130-65-6-treble-D6b" calcext:value-type="string">
            <text:p>130-65-6-treble-D6b</text:p>
          </table:table-cell>
          <table:table-cell table:number-columns-repeated="1015"/>
        </table:table-row>
        <table:table-row table:style-name="ro2">
          <table:table-cell table:style-name="ce13" table:formula="of:=[$data.F131]" office:value-type="string" office:string-value="D6" calcext:value-type="string">
            <text:p>D6</text:p>
          </table:table-cell>
          <table:table-cell table:style-name="ce13" table:formula="of:=[$data.E131]" office:value-type="string" office:string-value="6" calcext:value-type="string">
            <text:p>6</text:p>
          </table:table-cell>
          <table:table-cell table:style-name="ce13" table:formula="of:=[$data.I131]" office:value-type="string" office:string-value="treble" calcext:value-type="string">
            <text:p>treble</text:p>
          </table:table-cell>
          <table:table-cell table:style-name="ce14" table:formula="of:=[$data.N131]" office:value-type="string" office:string-value="r4 d'''4" calcext:value-type="string">
            <text:p>r4 d'''4</text:p>
          </table:table-cell>
          <table:table-cell table:style-name="ce14" table:formula="of:=[$data.S131]" office:value-type="string" office:string-value="" calcext:value-type="error">
            <text:p>#NAME?</text:p>
          </table:table-cell>
          <table:table-cell table:style-name="ce13" table:formula="of:=[$data.Y131]" office:value-type="string" office:string-value="r2" calcext:value-type="string">
            <text:p>r2</text:p>
          </table:table-cell>
          <table:table-cell table:style-name="ce13" table:formula="of:=[$data.AD131]" office:value-type="string" office:string-value="r1" calcext:value-type="string">
            <text:p>r1</text:p>
          </table:table-cell>
          <table:table-cell table:style-name="ce14" table:formula="of:=[$data.D131]" office:value-type="float" office:value="1" calcext:value-type="float">
            <text:p>1</text:p>
          </table:table-cell>
          <table:table-cell table:style-name="ce14" table:formula="of:=[$data.G131]" office:value-type="string" office:string-value="128-66-6-treble-D6" calcext:value-type="string">
            <text:p>128-66-6-treble-D6</text:p>
          </table:table-cell>
          <table:table-cell table:number-columns-repeated="1015"/>
        </table:table-row>
        <table:table-row table:style-name="ro2">
          <table:table-cell table:style-name="ce13" table:formula="of:=[$data.F132]" office:value-type="string" office:string-value="D6#" calcext:value-type="string">
            <text:p>D6#</text:p>
          </table:table-cell>
          <table:table-cell table:style-name="ce13" table:formula="of:=[$data.E132]" office:value-type="string" office:string-value="6" calcext:value-type="string">
            <text:p>6</text:p>
          </table:table-cell>
          <table:table-cell table:style-name="ce13" table:formula="of:=[$data.I132]" office:value-type="string" office:string-value="treble" calcext:value-type="string">
            <text:p>treble</text:p>
          </table:table-cell>
          <table:table-cell table:style-name="ce14" table:formula="of:=[$data.N132]" office:value-type="string" office:string-value="r4 dis'''4" calcext:value-type="string">
            <text:p>r4 dis'''4</text:p>
          </table:table-cell>
          <table:table-cell table:style-name="ce14" table:formula="of:=[$data.S132]" office:value-type="string" office:string-value="" calcext:value-type="error">
            <text:p>#NAME?</text:p>
          </table:table-cell>
          <table:table-cell table:style-name="ce13" table:formula="of:=[$data.Y132]" office:value-type="string" office:string-value="r2" calcext:value-type="string">
            <text:p>r2</text:p>
          </table:table-cell>
          <table:table-cell table:style-name="ce13" table:formula="of:=[$data.AD132]" office:value-type="string" office:string-value="r1" calcext:value-type="string">
            <text:p>r1</text:p>
          </table:table-cell>
          <table:table-cell table:style-name="ce14" table:formula="of:=[$data.D132]" office:value-type="float" office:value="1" calcext:value-type="float">
            <text:p>1</text:p>
          </table:table-cell>
          <table:table-cell table:style-name="ce14" table:formula="of:=[$data.G132]" office:value-type="string" office:string-value="129-67-6-treble-D6#" calcext:value-type="string">
            <text:p>129-67-6-treble-D6#</text:p>
          </table:table-cell>
          <table:table-cell table:number-columns-repeated="1015"/>
        </table:table-row>
        <table:table-row table:style-name="ro2">
          <table:table-cell table:style-name="ce13" table:formula="of:=[$data.F133]" office:value-type="string" office:string-value="E6b" calcext:value-type="string">
            <text:p>E6b</text:p>
          </table:table-cell>
          <table:table-cell table:style-name="ce13" table:formula="of:=[$data.E133]" office:value-type="string" office:string-value="6" calcext:value-type="string">
            <text:p>6</text:p>
          </table:table-cell>
          <table:table-cell table:style-name="ce13" table:formula="of:=[$data.I133]" office:value-type="string" office:string-value="treble" calcext:value-type="string">
            <text:p>treble</text:p>
          </table:table-cell>
          <table:table-cell table:style-name="ce14" table:formula="of:=[$data.N133]" office:value-type="string" office:string-value="r4 ees'''4" calcext:value-type="string">
            <text:p>r4 ees'''4</text:p>
          </table:table-cell>
          <table:table-cell table:style-name="ce14" table:formula="of:=[$data.S133]" office:value-type="string" office:string-value="" calcext:value-type="error">
            <text:p>#NAME?</text:p>
          </table:table-cell>
          <table:table-cell table:style-name="ce13" table:formula="of:=[$data.Y133]" office:value-type="string" office:string-value="r2" calcext:value-type="string">
            <text:p>r2</text:p>
          </table:table-cell>
          <table:table-cell table:style-name="ce13" table:formula="of:=[$data.AD133]" office:value-type="string" office:string-value="r1" calcext:value-type="string">
            <text:p>r1</text:p>
          </table:table-cell>
          <table:table-cell table:style-name="ce14" table:formula="of:=[$data.D133]" office:value-type="float" office:value="1" calcext:value-type="float">
            <text:p>1</text:p>
          </table:table-cell>
          <table:table-cell table:style-name="ce14" table:formula="of:=[$data.G133]" office:value-type="string" office:string-value="132-67-6-treble-E6b" calcext:value-type="string">
            <text:p>132-67-6-treble-E6b</text:p>
          </table:table-cell>
          <table:table-cell table:number-columns-repeated="1015"/>
        </table:table-row>
        <table:table-row table:style-name="ro2">
          <table:table-cell table:style-name="ce13" table:formula="of:=[$data.F134]" office:value-type="string" office:string-value="E6" calcext:value-type="string">
            <text:p>E6</text:p>
          </table:table-cell>
          <table:table-cell table:style-name="ce13" table:formula="of:=[$data.E134]" office:value-type="string" office:string-value="6" calcext:value-type="string">
            <text:p>6</text:p>
          </table:table-cell>
          <table:table-cell table:style-name="ce13" table:formula="of:=[$data.I134]" office:value-type="string" office:string-value="treble" calcext:value-type="string">
            <text:p>treble</text:p>
          </table:table-cell>
          <table:table-cell table:style-name="ce14" table:formula="of:=[$data.N134]" office:value-type="string" office:string-value="r4 e'''4" calcext:value-type="string">
            <text:p>r4 e'''4</text:p>
          </table:table-cell>
          <table:table-cell table:style-name="ce14" table:formula="of:=[$data.S134]" office:value-type="string" office:string-value="" calcext:value-type="error">
            <text:p>#NAME?</text:p>
          </table:table-cell>
          <table:table-cell table:style-name="ce13" table:formula="of:=[$data.Y134]" office:value-type="string" office:string-value="r2" calcext:value-type="string">
            <text:p>r2</text:p>
          </table:table-cell>
          <table:table-cell table:style-name="ce13" table:formula="of:=[$data.AD134]" office:value-type="string" office:string-value="r1" calcext:value-type="string">
            <text:p>r1</text:p>
          </table:table-cell>
          <table:table-cell table:style-name="ce14" table:formula="of:=[$data.D134]" office:value-type="float" office:value="1" calcext:value-type="float">
            <text:p>1</text:p>
          </table:table-cell>
          <table:table-cell table:style-name="ce14" table:formula="of:=[$data.G134]" office:value-type="string" office:string-value="131-68-6-treble-E6" calcext:value-type="string">
            <text:p>131-68-6-treble-E6</text:p>
          </table:table-cell>
          <table:table-cell table:number-columns-repeated="1015"/>
        </table:table-row>
        <table:table-row table:style-name="ro2">
          <table:table-cell table:style-name="ce13" table:formula="of:=[$data.F135]" office:value-type="string" office:string-value="F6" calcext:value-type="string">
            <text:p>F6</text:p>
          </table:table-cell>
          <table:table-cell table:style-name="ce13" table:formula="of:=[$data.E135]" office:value-type="string" office:string-value="6" calcext:value-type="string">
            <text:p>6</text:p>
          </table:table-cell>
          <table:table-cell table:style-name="ce13" table:formula="of:=[$data.I135]" office:value-type="string" office:string-value="treble" calcext:value-type="string">
            <text:p>treble</text:p>
          </table:table-cell>
          <table:table-cell table:style-name="ce14" table:formula="of:=[$data.N135]" office:value-type="string" office:string-value="r4 f'''4" calcext:value-type="string">
            <text:p>r4 f'''4</text:p>
          </table:table-cell>
          <table:table-cell table:style-name="ce14" table:formula="of:=[$data.S135]" office:value-type="string" office:string-value="" calcext:value-type="error">
            <text:p>#NAME?</text:p>
          </table:table-cell>
          <table:table-cell table:style-name="ce13" table:formula="of:=[$data.Y135]" office:value-type="string" office:string-value="r2" calcext:value-type="string">
            <text:p>r2</text:p>
          </table:table-cell>
          <table:table-cell table:style-name="ce13" table:formula="of:=[$data.AD135]" office:value-type="string" office:string-value="r1" calcext:value-type="string">
            <text:p>r1</text:p>
          </table:table-cell>
          <table:table-cell table:style-name="ce14" table:formula="of:=[$data.D135]" office:value-type="float" office:value="1" calcext:value-type="float">
            <text:p>1</text:p>
          </table:table-cell>
          <table:table-cell table:style-name="ce14" table:formula="of:=[$data.G135]" office:value-type="string" office:string-value="133-69-6-treble-F6" calcext:value-type="string">
            <text:p>133-69-6-treble-F6</text:p>
          </table:table-cell>
          <table:table-cell table:number-columns-repeated="1015"/>
        </table:table-row>
        <table:table-row table:style-name="ro2">
          <table:table-cell table:style-name="ce13" table:formula="of:=[$data.F136]" office:value-type="string" office:string-value="F6#" calcext:value-type="string">
            <text:p>F6#</text:p>
          </table:table-cell>
          <table:table-cell table:style-name="ce13" table:formula="of:=[$data.E136]" office:value-type="string" office:string-value="6" calcext:value-type="string">
            <text:p>6</text:p>
          </table:table-cell>
          <table:table-cell table:style-name="ce13" table:formula="of:=[$data.I136]" office:value-type="string" office:string-value="treble" calcext:value-type="string">
            <text:p>treble</text:p>
          </table:table-cell>
          <table:table-cell table:style-name="ce14" table:formula="of:=[$data.N136]" office:value-type="string" office:string-value="r4 fis'''4" calcext:value-type="string">
            <text:p>r4 fis'''4</text:p>
          </table:table-cell>
          <table:table-cell table:style-name="ce14" table:formula="of:=[$data.S136]" office:value-type="string" office:string-value="" calcext:value-type="error">
            <text:p>#NAME?</text:p>
          </table:table-cell>
          <table:table-cell table:style-name="ce13" table:formula="of:=[$data.Y136]" office:value-type="string" office:string-value="r2" calcext:value-type="string">
            <text:p>r2</text:p>
          </table:table-cell>
          <table:table-cell table:style-name="ce13" table:formula="of:=[$data.AD136]" office:value-type="string" office:string-value="r1" calcext:value-type="string">
            <text:p>r1</text:p>
          </table:table-cell>
          <table:table-cell table:style-name="ce14" table:formula="of:=[$data.D136]" office:value-type="float" office:value="1" calcext:value-type="float">
            <text:p>1</text:p>
          </table:table-cell>
          <table:table-cell table:style-name="ce14" table:formula="of:=[$data.G136]" office:value-type="string" office:string-value="134-70-6-treble-F6#" calcext:value-type="string">
            <text:p>134-70-6-treble-F6#</text:p>
          </table:table-cell>
          <table:table-cell table:number-columns-repeated="1015"/>
        </table:table-row>
        <table:table-row table:style-name="ro2">
          <table:table-cell table:style-name="ce13" table:formula="of:=[$data.F137]" office:value-type="string" office:string-value="G6b" calcext:value-type="string">
            <text:p>G6b</text:p>
          </table:table-cell>
          <table:table-cell table:style-name="ce13" table:formula="of:=[$data.E137]" office:value-type="string" office:string-value="6" calcext:value-type="string">
            <text:p>6</text:p>
          </table:table-cell>
          <table:table-cell table:style-name="ce13" table:formula="of:=[$data.I137]" office:value-type="string" office:string-value="treble" calcext:value-type="string">
            <text:p>treble</text:p>
          </table:table-cell>
          <table:table-cell table:style-name="ce14" table:formula="of:=[$data.N137]" office:value-type="string" office:string-value="r4 ges'''4" calcext:value-type="string">
            <text:p>r4 ges'''4</text:p>
          </table:table-cell>
          <table:table-cell table:style-name="ce14" table:formula="of:=[$data.S137]" office:value-type="string" office:string-value="" calcext:value-type="error">
            <text:p>#NAME?</text:p>
          </table:table-cell>
          <table:table-cell table:style-name="ce13" table:formula="of:=[$data.Y137]" office:value-type="string" office:string-value="r2" calcext:value-type="string">
            <text:p>r2</text:p>
          </table:table-cell>
          <table:table-cell table:style-name="ce13" table:formula="of:=[$data.AD137]" office:value-type="string" office:string-value="r1" calcext:value-type="string">
            <text:p>r1</text:p>
          </table:table-cell>
          <table:table-cell table:style-name="ce14" table:formula="of:=[$data.D137]" office:value-type="float" office:value="1" calcext:value-type="float">
            <text:p>1</text:p>
          </table:table-cell>
          <table:table-cell table:style-name="ce14" table:formula="of:=[$data.G137]" office:value-type="string" office:string-value="137-70-6-treble-G6b" calcext:value-type="string">
            <text:p>137-70-6-treble-G6b</text:p>
          </table:table-cell>
          <table:table-cell table:number-columns-repeated="1015"/>
        </table:table-row>
        <table:table-row table:style-name="ro2">
          <table:table-cell table:style-name="ce13" table:formula="of:=[$data.F138]" office:value-type="string" office:string-value="G6" calcext:value-type="string">
            <text:p>G6</text:p>
          </table:table-cell>
          <table:table-cell table:style-name="ce13" table:formula="of:=[$data.E138]" office:value-type="string" office:string-value="6" calcext:value-type="string">
            <text:p>6</text:p>
          </table:table-cell>
          <table:table-cell table:style-name="ce13" table:formula="of:=[$data.I138]" office:value-type="string" office:string-value="treble" calcext:value-type="string">
            <text:p>treble</text:p>
          </table:table-cell>
          <table:table-cell table:style-name="ce14" table:formula="of:=[$data.N138]" office:value-type="string" office:string-value="r4 g'''4" calcext:value-type="string">
            <text:p>r4 g'''4</text:p>
          </table:table-cell>
          <table:table-cell table:style-name="ce14" table:formula="of:=[$data.S138]" office:value-type="string" office:string-value="" calcext:value-type="error">
            <text:p>#NAME?</text:p>
          </table:table-cell>
          <table:table-cell table:style-name="ce13" table:formula="of:=[$data.Y138]" office:value-type="string" office:string-value="r2" calcext:value-type="string">
            <text:p>r2</text:p>
          </table:table-cell>
          <table:table-cell table:style-name="ce13" table:formula="of:=[$data.AD138]" office:value-type="string" office:string-value="r1" calcext:value-type="string">
            <text:p>r1</text:p>
          </table:table-cell>
          <table:table-cell table:style-name="ce14" table:formula="of:=[$data.D138]" office:value-type="float" office:value="1" calcext:value-type="float">
            <text:p>1</text:p>
          </table:table-cell>
          <table:table-cell table:style-name="ce14" table:formula="of:=[$data.G138]" office:value-type="string" office:string-value="135-71-6-treble-G6" calcext:value-type="string">
            <text:p>135-71-6-treble-G6</text:p>
          </table:table-cell>
          <table:table-cell table:number-columns-repeated="1015"/>
        </table:table-row>
        <table:table-row table:style-name="ro2">
          <table:table-cell table:style-name="ce13" table:formula="of:=[$data.F139]" office:value-type="string" office:string-value="G6#" calcext:value-type="string">
            <text:p>G6#</text:p>
          </table:table-cell>
          <table:table-cell table:style-name="ce13" table:formula="of:=[$data.E139]" office:value-type="string" office:string-value="6" calcext:value-type="string">
            <text:p>6</text:p>
          </table:table-cell>
          <table:table-cell table:style-name="ce13" table:formula="of:=[$data.I139]" office:value-type="string" office:string-value="treble" calcext:value-type="string">
            <text:p>treble</text:p>
          </table:table-cell>
          <table:table-cell table:style-name="ce14" table:formula="of:=[$data.N139]" office:value-type="string" office:string-value="r4 gis'''4" calcext:value-type="string">
            <text:p>r4 gis'''4</text:p>
          </table:table-cell>
          <table:table-cell table:style-name="ce14" table:formula="of:=[$data.S139]" office:value-type="string" office:string-value="" calcext:value-type="error">
            <text:p>#NAME?</text:p>
          </table:table-cell>
          <table:table-cell table:style-name="ce13" table:formula="of:=[$data.Y139]" office:value-type="string" office:string-value="r2" calcext:value-type="string">
            <text:p>r2</text:p>
          </table:table-cell>
          <table:table-cell table:style-name="ce13" table:formula="of:=[$data.AD139]" office:value-type="string" office:string-value="r1" calcext:value-type="string">
            <text:p>r1</text:p>
          </table:table-cell>
          <table:table-cell table:style-name="ce14" table:formula="of:=[$data.D139]" office:value-type="float" office:value="1" calcext:value-type="float">
            <text:p>1</text:p>
          </table:table-cell>
          <table:table-cell table:style-name="ce14" table:formula="of:=[$data.G139]" office:value-type="string" office:string-value="136-72-6-treble-G6#" calcext:value-type="string">
            <text:p>136-72-6-treble-G6#</text:p>
          </table:table-cell>
          <table:table-cell table:number-columns-repeated="1015"/>
        </table:table-row>
        <table:table-row table:style-name="ro2">
          <table:table-cell table:style-name="ce13" table:formula="of:=[$data.F140]" office:value-type="string" office:string-value="A6b" calcext:value-type="string">
            <text:p>A6b</text:p>
          </table:table-cell>
          <table:table-cell table:style-name="ce13" table:formula="of:=[$data.E140]" office:value-type="string" office:string-value="6" calcext:value-type="string">
            <text:p>6</text:p>
          </table:table-cell>
          <table:table-cell table:style-name="ce13" table:formula="of:=[$data.I140]" office:value-type="string" office:string-value="treble" calcext:value-type="string">
            <text:p>treble</text:p>
          </table:table-cell>
          <table:table-cell table:style-name="ce14" table:formula="of:=[$data.N140]" office:value-type="string" office:string-value="r4 aes'''4" calcext:value-type="string">
            <text:p>r4 aes'''4</text:p>
          </table:table-cell>
          <table:table-cell table:style-name="ce14" table:formula="of:=[$data.S140]" office:value-type="string" office:string-value="" calcext:value-type="error">
            <text:p>#NAME?</text:p>
          </table:table-cell>
          <table:table-cell table:style-name="ce13" table:formula="of:=[$data.Y140]" office:value-type="string" office:string-value="r2" calcext:value-type="string">
            <text:p>r2</text:p>
          </table:table-cell>
          <table:table-cell table:style-name="ce13" table:formula="of:=[$data.AD140]" office:value-type="string" office:string-value="r1" calcext:value-type="string">
            <text:p>r1</text:p>
          </table:table-cell>
          <table:table-cell table:style-name="ce14" table:formula="of:=[$data.D140]" office:value-type="float" office:value="1" calcext:value-type="float">
            <text:p>1</text:p>
          </table:table-cell>
          <table:table-cell table:style-name="ce14" table:formula="of:=[$data.G140]" office:value-type="string" office:string-value="140-72-6-treble-A6b" calcext:value-type="string">
            <text:p>140-72-6-treble-A6b</text:p>
          </table:table-cell>
          <table:table-cell table:number-columns-repeated="1015"/>
        </table:table-row>
        <table:table-row table:style-name="ro2">
          <table:table-cell table:style-name="ce13" table:formula="of:=[$data.F141]" office:value-type="string" office:string-value="A6" calcext:value-type="string">
            <text:p>A6</text:p>
          </table:table-cell>
          <table:table-cell table:style-name="ce13" table:formula="of:=[$data.E141]" office:value-type="string" office:string-value="6" calcext:value-type="string">
            <text:p>6</text:p>
          </table:table-cell>
          <table:table-cell table:style-name="ce13" table:formula="of:=[$data.I141]" office:value-type="string" office:string-value="treble" calcext:value-type="string">
            <text:p>treble</text:p>
          </table:table-cell>
          <table:table-cell table:style-name="ce14" table:formula="of:=[$data.N141]" office:value-type="string" office:string-value="r4 a'''4" calcext:value-type="string">
            <text:p>r4 a'''4</text:p>
          </table:table-cell>
          <table:table-cell table:style-name="ce14" table:formula="of:=[$data.S141]" office:value-type="string" office:string-value="" calcext:value-type="error">
            <text:p>#NAME?</text:p>
          </table:table-cell>
          <table:table-cell table:style-name="ce13" table:formula="of:=[$data.Y141]" office:value-type="string" office:string-value="r2" calcext:value-type="string">
            <text:p>r2</text:p>
          </table:table-cell>
          <table:table-cell table:style-name="ce13" table:formula="of:=[$data.AD141]" office:value-type="string" office:string-value="r1" calcext:value-type="string">
            <text:p>r1</text:p>
          </table:table-cell>
          <table:table-cell table:style-name="ce14" table:formula="of:=[$data.D141]" office:value-type="float" office:value="1" calcext:value-type="float">
            <text:p>1</text:p>
          </table:table-cell>
          <table:table-cell table:style-name="ce14" table:formula="of:=[$data.G141]" office:value-type="string" office:string-value="138-73-6-treble-A6" calcext:value-type="string">
            <text:p>138-73-6-treble-A6</text:p>
          </table:table-cell>
          <table:table-cell table:number-columns-repeated="1015"/>
        </table:table-row>
        <table:table-row table:style-name="ro2">
          <table:table-cell table:style-name="ce13" table:formula="of:=[$data.F142]" office:value-type="string" office:string-value="A6#" calcext:value-type="string">
            <text:p>A6#</text:p>
          </table:table-cell>
          <table:table-cell table:style-name="ce13" table:formula="of:=[$data.E142]" office:value-type="string" office:string-value="6" calcext:value-type="string">
            <text:p>6</text:p>
          </table:table-cell>
          <table:table-cell table:style-name="ce13" table:formula="of:=[$data.I142]" office:value-type="string" office:string-value="treble" calcext:value-type="string">
            <text:p>treble</text:p>
          </table:table-cell>
          <table:table-cell table:style-name="ce14" table:formula="of:=[$data.N142]" office:value-type="string" office:string-value="r4 ais'''4" calcext:value-type="string">
            <text:p>r4 ais'''4</text:p>
          </table:table-cell>
          <table:table-cell table:style-name="ce14" table:formula="of:=[$data.S142]" office:value-type="string" office:string-value="" calcext:value-type="error">
            <text:p>#NAME?</text:p>
          </table:table-cell>
          <table:table-cell table:style-name="ce13" table:formula="of:=[$data.Y142]" office:value-type="string" office:string-value="r2" calcext:value-type="string">
            <text:p>r2</text:p>
          </table:table-cell>
          <table:table-cell table:style-name="ce13" table:formula="of:=[$data.AD142]" office:value-type="string" office:string-value="r1" calcext:value-type="string">
            <text:p>r1</text:p>
          </table:table-cell>
          <table:table-cell table:style-name="ce14" table:formula="of:=[$data.D142]" office:value-type="float" office:value="1" calcext:value-type="float">
            <text:p>1</text:p>
          </table:table-cell>
          <table:table-cell table:style-name="ce14" table:formula="of:=[$data.G142]" office:value-type="string" office:string-value="139-74-6-treble-A6#" calcext:value-type="string">
            <text:p>139-74-6-treble-A6#</text:p>
          </table:table-cell>
          <table:table-cell table:number-columns-repeated="1015"/>
        </table:table-row>
        <table:table-row table:style-name="ro2">
          <table:table-cell table:style-name="ce13" table:formula="of:=[$data.F143]" office:value-type="string" office:string-value="B6b" calcext:value-type="string">
            <text:p>B6b</text:p>
          </table:table-cell>
          <table:table-cell table:style-name="ce13" table:formula="of:=[$data.E143]" office:value-type="string" office:string-value="6" calcext:value-type="string">
            <text:p>6</text:p>
          </table:table-cell>
          <table:table-cell table:style-name="ce13" table:formula="of:=[$data.I143]" office:value-type="string" office:string-value="treble" calcext:value-type="string">
            <text:p>treble</text:p>
          </table:table-cell>
          <table:table-cell table:style-name="ce14" table:formula="of:=[$data.N143]" office:value-type="string" office:string-value="r4 bes'''4" calcext:value-type="string">
            <text:p>r4 bes'''4</text:p>
          </table:table-cell>
          <table:table-cell table:style-name="ce14" table:formula="of:=[$data.S143]" office:value-type="string" office:string-value="" calcext:value-type="error">
            <text:p>#NAME?</text:p>
          </table:table-cell>
          <table:table-cell table:style-name="ce13" table:formula="of:=[$data.Y143]" office:value-type="string" office:string-value="r2" calcext:value-type="string">
            <text:p>r2</text:p>
          </table:table-cell>
          <table:table-cell table:style-name="ce13" table:formula="of:=[$data.AD143]" office:value-type="string" office:string-value="r1" calcext:value-type="string">
            <text:p>r1</text:p>
          </table:table-cell>
          <table:table-cell table:style-name="ce14" table:formula="of:=[$data.D143]" office:value-type="float" office:value="1" calcext:value-type="float">
            <text:p>1</text:p>
          </table:table-cell>
          <table:table-cell table:style-name="ce14" table:formula="of:=[$data.G143]" office:value-type="string" office:string-value="142-74-6-treble-B6b" calcext:value-type="string">
            <text:p>142-74-6-treble-B6b</text:p>
          </table:table-cell>
          <table:table-cell table:number-columns-repeated="1015"/>
        </table:table-row>
        <table:table-row table:style-name="ro2">
          <table:table-cell table:style-name="ce13" table:formula="of:=[$data.F144]" office:value-type="string" office:string-value="B6" calcext:value-type="string">
            <text:p>B6</text:p>
          </table:table-cell>
          <table:table-cell table:style-name="ce13" table:formula="of:=[$data.E144]" office:value-type="string" office:string-value="6" calcext:value-type="string">
            <text:p>6</text:p>
          </table:table-cell>
          <table:table-cell table:style-name="ce13" table:formula="of:=[$data.I144]" office:value-type="string" office:string-value="treble" calcext:value-type="string">
            <text:p>treble</text:p>
          </table:table-cell>
          <table:table-cell table:style-name="ce14" table:formula="of:=[$data.N144]" office:value-type="string" office:string-value="r4 b'''4" calcext:value-type="string">
            <text:p>r4 b'''4</text:p>
          </table:table-cell>
          <table:table-cell table:style-name="ce14" table:formula="of:=[$data.S144]" office:value-type="string" office:string-value="" calcext:value-type="error">
            <text:p>#NAME?</text:p>
          </table:table-cell>
          <table:table-cell table:style-name="ce13" table:formula="of:=[$data.Y144]" office:value-type="string" office:string-value="r2" calcext:value-type="string">
            <text:p>r2</text:p>
          </table:table-cell>
          <table:table-cell table:style-name="ce13" table:formula="of:=[$data.AD144]" office:value-type="string" office:string-value="r1" calcext:value-type="string">
            <text:p>r1</text:p>
          </table:table-cell>
          <table:table-cell table:style-name="ce14" table:formula="of:=[$data.D144]" office:value-type="float" office:value="1" calcext:value-type="float">
            <text:p>1</text:p>
          </table:table-cell>
          <table:table-cell table:style-name="ce14" table:formula="of:=[$data.G144]" office:value-type="string" office:string-value="141-75-6-treble-B6" calcext:value-type="string">
            <text:p>141-75-6-treble-B6</text:p>
          </table:table-cell>
          <table:table-cell table:number-columns-repeated="1015"/>
        </table:table-row>
        <table:table-row table:style-name="ro2">
          <table:table-cell table:style-name="ce13" table:formula="of:=[$data.F145]" office:value-type="string" office:string-value="C7" calcext:value-type="string">
            <text:p>C7</text:p>
          </table:table-cell>
          <table:table-cell table:style-name="ce13" table:formula="of:=[$data.E145]" office:value-type="string" office:string-value="7" calcext:value-type="string">
            <text:p>7</text:p>
          </table:table-cell>
          <table:table-cell table:style-name="ce13" table:formula="of:=[$data.I145]" office:value-type="string" office:string-value="treble" calcext:value-type="string">
            <text:p>treble</text:p>
          </table:table-cell>
          <table:table-cell table:style-name="ce14" table:formula="of:=[$data.N145]" office:value-type="string" office:string-value="r4 c''''4" calcext:value-type="string">
            <text:p>r4 c''''4</text:p>
          </table:table-cell>
          <table:table-cell table:style-name="ce14" table:formula="of:=[$data.S145]" office:value-type="string" office:string-value="" calcext:value-type="error">
            <text:p>#NAME?</text:p>
          </table:table-cell>
          <table:table-cell table:style-name="ce13" table:formula="of:=[$data.Y145]" office:value-type="string" office:string-value="r2" calcext:value-type="string">
            <text:p>r2</text:p>
          </table:table-cell>
          <table:table-cell table:style-name="ce13" table:formula="of:=[$data.AD145]" office:value-type="string" office:string-value="r1" calcext:value-type="string">
            <text:p>r1</text:p>
          </table:table-cell>
          <table:table-cell table:style-name="ce14" table:formula="of:=[$data.D145]" office:value-type="float" office:value="3" calcext:value-type="float">
            <text:p>3</text:p>
          </table:table-cell>
          <table:table-cell table:style-name="ce14" table:formula="of:=[$data.G145]" office:value-type="string" office:string-value="143-76-7-treble-C7" calcext:value-type="string">
            <text:p>143-76-7-treble-C7</text:p>
          </table:table-cell>
          <table:table-cell table:number-columns-repeated="1015"/>
        </table:table-row>
        <table:table-row table:style-name="ro2">
          <table:table-cell table:style-name="ce13" table:formula="of:=[$data.F146]" office:value-type="string" office:string-value="C7#" calcext:value-type="string">
            <text:p>C7#</text:p>
          </table:table-cell>
          <table:table-cell table:style-name="ce13" table:formula="of:=[$data.E146]" office:value-type="string" office:string-value="7" calcext:value-type="string">
            <text:p>7</text:p>
          </table:table-cell>
          <table:table-cell table:style-name="ce13" table:formula="of:=[$data.I146]" office:value-type="string" office:string-value="treble" calcext:value-type="string">
            <text:p>treble</text:p>
          </table:table-cell>
          <table:table-cell table:style-name="ce14" table:formula="of:=[$data.N146]" office:value-type="string" office:string-value="r4 cis''''4" calcext:value-type="string">
            <text:p>r4 cis''''4</text:p>
          </table:table-cell>
          <table:table-cell table:style-name="ce14" table:formula="of:=[$data.S146]" office:value-type="string" office:string-value="" calcext:value-type="error">
            <text:p>#NAME?</text:p>
          </table:table-cell>
          <table:table-cell table:style-name="ce13" table:formula="of:=[$data.Y146]" office:value-type="string" office:string-value="r2" calcext:value-type="string">
            <text:p>r2</text:p>
          </table:table-cell>
          <table:table-cell table:style-name="ce13" table:formula="of:=[$data.AD146]" office:value-type="string" office:string-value="r1" calcext:value-type="string">
            <text:p>r1</text:p>
          </table:table-cell>
          <table:table-cell table:style-name="ce14" table:formula="of:=[$data.D146]" office:value-type="float" office:value="3" calcext:value-type="float">
            <text:p>3</text:p>
          </table:table-cell>
          <table:table-cell table:style-name="ce14" table:formula="of:=[$data.G146]" office:value-type="string" office:string-value="144-77-7-treble-C7#" calcext:value-type="string">
            <text:p>144-77-7-treble-C7#</text:p>
          </table:table-cell>
          <table:table-cell table:number-columns-repeated="1015"/>
        </table:table-row>
        <table:table-row table:style-name="ro2">
          <table:table-cell table:style-name="ce13" table:formula="of:=[$data.F147]" office:value-type="string" office:string-value="D7b" calcext:value-type="string">
            <text:p>D7b</text:p>
          </table:table-cell>
          <table:table-cell table:style-name="ce13" table:formula="of:=[$data.E147]" office:value-type="string" office:string-value="7" calcext:value-type="string">
            <text:p>7</text:p>
          </table:table-cell>
          <table:table-cell table:style-name="ce13" table:formula="of:=[$data.I147]" office:value-type="string" office:string-value="treble" calcext:value-type="string">
            <text:p>treble</text:p>
          </table:table-cell>
          <table:table-cell table:style-name="ce14" table:formula="of:=[$data.N147]" office:value-type="string" office:string-value="r4 des''''4" calcext:value-type="string">
            <text:p>r4 des''''4</text:p>
          </table:table-cell>
          <table:table-cell table:style-name="ce14" table:formula="of:=[$data.S147]" office:value-type="string" office:string-value="" calcext:value-type="error">
            <text:p>#NAME?</text:p>
          </table:table-cell>
          <table:table-cell table:style-name="ce13" table:formula="of:=[$data.Y147]" office:value-type="string" office:string-value="r2" calcext:value-type="string">
            <text:p>r2</text:p>
          </table:table-cell>
          <table:table-cell table:style-name="ce13" table:formula="of:=[$data.AD147]" office:value-type="string" office:string-value="r1" calcext:value-type="string">
            <text:p>r1</text:p>
          </table:table-cell>
          <table:table-cell table:style-name="ce14" table:formula="of:=[$data.D147]" office:value-type="float" office:value="3" calcext:value-type="float">
            <text:p>3</text:p>
          </table:table-cell>
          <table:table-cell table:style-name="ce14" table:formula="of:=[$data.G147]" office:value-type="string" office:string-value="147-77-7-treble-D7b" calcext:value-type="string">
            <text:p>147-77-7-treble-D7b</text:p>
          </table:table-cell>
          <table:table-cell table:number-columns-repeated="1015"/>
        </table:table-row>
        <table:table-row table:style-name="ro2">
          <table:table-cell table:style-name="ce13" table:formula="of:=[$data.F148]" office:value-type="string" office:string-value="D7" calcext:value-type="string">
            <text:p>D7</text:p>
          </table:table-cell>
          <table:table-cell table:style-name="ce13" table:formula="of:=[$data.E148]" office:value-type="string" office:string-value="7" calcext:value-type="string">
            <text:p>7</text:p>
          </table:table-cell>
          <table:table-cell table:style-name="ce13" table:formula="of:=[$data.I148]" office:value-type="string" office:string-value="treble" calcext:value-type="string">
            <text:p>treble</text:p>
          </table:table-cell>
          <table:table-cell table:style-name="ce14" table:formula="of:=[$data.N148]" office:value-type="string" office:string-value="r4 d''''4" calcext:value-type="string">
            <text:p>r4 d''''4</text:p>
          </table:table-cell>
          <table:table-cell table:style-name="ce14" table:formula="of:=[$data.S148]" office:value-type="string" office:string-value="" calcext:value-type="error">
            <text:p>#NAME?</text:p>
          </table:table-cell>
          <table:table-cell table:style-name="ce13" table:formula="of:=[$data.Y148]" office:value-type="string" office:string-value="r2" calcext:value-type="string">
            <text:p>r2</text:p>
          </table:table-cell>
          <table:table-cell table:style-name="ce13" table:formula="of:=[$data.AD148]" office:value-type="string" office:string-value="r1" calcext:value-type="string">
            <text:p>r1</text:p>
          </table:table-cell>
          <table:table-cell table:style-name="ce14" table:formula="of:=[$data.D148]" office:value-type="float" office:value="3" calcext:value-type="float">
            <text:p>3</text:p>
          </table:table-cell>
          <table:table-cell table:style-name="ce14" table:formula="of:=[$data.G148]" office:value-type="string" office:string-value="145-78-7-treble-D7" calcext:value-type="string">
            <text:p>145-78-7-treble-D7</text:p>
          </table:table-cell>
          <table:table-cell table:number-columns-repeated="1015"/>
        </table:table-row>
        <table:table-row table:style-name="ro2">
          <table:table-cell table:style-name="ce13" table:formula="of:=[$data.F149]" office:value-type="string" office:string-value="D7#" calcext:value-type="string">
            <text:p>D7#</text:p>
          </table:table-cell>
          <table:table-cell table:style-name="ce13" table:formula="of:=[$data.E149]" office:value-type="string" office:string-value="7" calcext:value-type="string">
            <text:p>7</text:p>
          </table:table-cell>
          <table:table-cell table:style-name="ce13" table:formula="of:=[$data.I149]" office:value-type="string" office:string-value="treble" calcext:value-type="string">
            <text:p>treble</text:p>
          </table:table-cell>
          <table:table-cell table:style-name="ce14" table:formula="of:=[$data.N149]" office:value-type="string" office:string-value="r4 dis''''4" calcext:value-type="string">
            <text:p>r4 dis''''4</text:p>
          </table:table-cell>
          <table:table-cell table:style-name="ce14" table:formula="of:=[$data.S149]" office:value-type="string" office:string-value="" calcext:value-type="error">
            <text:p>#NAME?</text:p>
          </table:table-cell>
          <table:table-cell table:style-name="ce13" table:formula="of:=[$data.Y149]" office:value-type="string" office:string-value="r2" calcext:value-type="string">
            <text:p>r2</text:p>
          </table:table-cell>
          <table:table-cell table:style-name="ce13" table:formula="of:=[$data.AD149]" office:value-type="string" office:string-value="r1" calcext:value-type="string">
            <text:p>r1</text:p>
          </table:table-cell>
          <table:table-cell table:style-name="ce14" table:formula="of:=[$data.D149]" office:value-type="float" office:value="3" calcext:value-type="float">
            <text:p>3</text:p>
          </table:table-cell>
          <table:table-cell table:style-name="ce14" table:formula="of:=[$data.G149]" office:value-type="string" office:string-value="146-79-7-treble-D7#" calcext:value-type="string">
            <text:p>146-79-7-treble-D7#</text:p>
          </table:table-cell>
          <table:table-cell table:number-columns-repeated="1015"/>
        </table:table-row>
        <table:table-row table:style-name="ro2">
          <table:table-cell table:style-name="ce13" table:formula="of:=[$data.F150]" office:value-type="string" office:string-value="E7b" calcext:value-type="string">
            <text:p>E7b</text:p>
          </table:table-cell>
          <table:table-cell table:style-name="ce13" table:formula="of:=[$data.E150]" office:value-type="string" office:string-value="7" calcext:value-type="string">
            <text:p>7</text:p>
          </table:table-cell>
          <table:table-cell table:style-name="ce13" table:formula="of:=[$data.I150]" office:value-type="string" office:string-value="treble" calcext:value-type="string">
            <text:p>treble</text:p>
          </table:table-cell>
          <table:table-cell table:style-name="ce14" table:formula="of:=[$data.N150]" office:value-type="string" office:string-value="r4 ees''''4" calcext:value-type="string">
            <text:p>r4 ees''''4</text:p>
          </table:table-cell>
          <table:table-cell table:style-name="ce14" table:formula="of:=[$data.S150]" office:value-type="string" office:string-value="" calcext:value-type="error">
            <text:p>#NAME?</text:p>
          </table:table-cell>
          <table:table-cell table:style-name="ce13" table:formula="of:=[$data.Y150]" office:value-type="string" office:string-value="r2" calcext:value-type="string">
            <text:p>r2</text:p>
          </table:table-cell>
          <table:table-cell table:style-name="ce13" table:formula="of:=[$data.AD150]" office:value-type="string" office:string-value="r1" calcext:value-type="string">
            <text:p>r1</text:p>
          </table:table-cell>
          <table:table-cell table:style-name="ce14" table:formula="of:=[$data.D150]" office:value-type="float" office:value="3" calcext:value-type="float">
            <text:p>3</text:p>
          </table:table-cell>
          <table:table-cell table:style-name="ce14" table:formula="of:=[$data.G150]" office:value-type="string" office:string-value="149-79-7-treble-E7b" calcext:value-type="string">
            <text:p>149-79-7-treble-E7b</text:p>
          </table:table-cell>
          <table:table-cell table:number-columns-repeated="1015"/>
        </table:table-row>
        <table:table-row table:style-name="ro2">
          <table:table-cell table:style-name="ce13" table:formula="of:=[$data.F151]" office:value-type="string" office:string-value="E7" calcext:value-type="string">
            <text:p>E7</text:p>
          </table:table-cell>
          <table:table-cell table:style-name="ce13" table:formula="of:=[$data.E151]" office:value-type="string" office:string-value="7" calcext:value-type="string">
            <text:p>7</text:p>
          </table:table-cell>
          <table:table-cell table:style-name="ce13" table:formula="of:=[$data.I151]" office:value-type="string" office:string-value="treble" calcext:value-type="string">
            <text:p>treble</text:p>
          </table:table-cell>
          <table:table-cell table:style-name="ce14" table:formula="of:=[$data.N151]" office:value-type="string" office:string-value="r4 e''''4" calcext:value-type="string">
            <text:p>r4 e''''4</text:p>
          </table:table-cell>
          <table:table-cell table:style-name="ce14" table:formula="of:=[$data.S151]" office:value-type="string" office:string-value="" calcext:value-type="error">
            <text:p>#NAME?</text:p>
          </table:table-cell>
          <table:table-cell table:style-name="ce13" table:formula="of:=[$data.Y151]" office:value-type="string" office:string-value="r2" calcext:value-type="string">
            <text:p>r2</text:p>
          </table:table-cell>
          <table:table-cell table:style-name="ce13" table:formula="of:=[$data.AD151]" office:value-type="string" office:string-value="r1" calcext:value-type="string">
            <text:p>r1</text:p>
          </table:table-cell>
          <table:table-cell table:style-name="ce14" table:formula="of:=[$data.D151]" office:value-type="float" office:value="3" calcext:value-type="float">
            <text:p>3</text:p>
          </table:table-cell>
          <table:table-cell table:style-name="ce14" table:formula="of:=[$data.G151]" office:value-type="string" office:string-value="148-80-7-treble-E7" calcext:value-type="string">
            <text:p>148-80-7-treble-E7</text:p>
          </table:table-cell>
          <table:table-cell table:number-columns-repeated="1015"/>
        </table:table-row>
        <table:table-row table:style-name="ro2">
          <table:table-cell table:style-name="ce13" table:formula="of:=[$data.F152]" office:value-type="string" office:string-value="F7" calcext:value-type="string">
            <text:p>F7</text:p>
          </table:table-cell>
          <table:table-cell table:style-name="ce13" table:formula="of:=[$data.E152]" office:value-type="string" office:string-value="7" calcext:value-type="string">
            <text:p>7</text:p>
          </table:table-cell>
          <table:table-cell table:style-name="ce13" table:formula="of:=[$data.I152]" office:value-type="string" office:string-value="treble" calcext:value-type="string">
            <text:p>treble</text:p>
          </table:table-cell>
          <table:table-cell table:style-name="ce14" table:formula="of:=[$data.N152]" office:value-type="string" office:string-value="r4 f''''4" calcext:value-type="string">
            <text:p>r4 f''''4</text:p>
          </table:table-cell>
          <table:table-cell table:style-name="ce14" table:formula="of:=[$data.S152]" office:value-type="string" office:string-value="" calcext:value-type="error">
            <text:p>#NAME?</text:p>
          </table:table-cell>
          <table:table-cell table:style-name="ce13" table:formula="of:=[$data.Y152]" office:value-type="string" office:string-value="r2" calcext:value-type="string">
            <text:p>r2</text:p>
          </table:table-cell>
          <table:table-cell table:style-name="ce13" table:formula="of:=[$data.AD152]" office:value-type="string" office:string-value="r1" calcext:value-type="string">
            <text:p>r1</text:p>
          </table:table-cell>
          <table:table-cell table:style-name="ce14" table:formula="of:=[$data.D152]" office:value-type="float" office:value="3" calcext:value-type="float">
            <text:p>3</text:p>
          </table:table-cell>
          <table:table-cell table:style-name="ce14" table:formula="of:=[$data.G152]" office:value-type="string" office:string-value="150-81-7-treble-F7" calcext:value-type="string">
            <text:p>150-81-7-treble-F7</text:p>
          </table:table-cell>
          <table:table-cell table:number-columns-repeated="1015"/>
        </table:table-row>
        <table:table-row table:style-name="ro2">
          <table:table-cell table:style-name="ce13" table:formula="of:=[$data.F153]" office:value-type="string" office:string-value="F7#" calcext:value-type="string">
            <text:p>F7#</text:p>
          </table:table-cell>
          <table:table-cell table:style-name="ce13" table:formula="of:=[$data.E153]" office:value-type="string" office:string-value="7" calcext:value-type="string">
            <text:p>7</text:p>
          </table:table-cell>
          <table:table-cell table:style-name="ce13" table:formula="of:=[$data.I153]" office:value-type="string" office:string-value="treble" calcext:value-type="string">
            <text:p>treble</text:p>
          </table:table-cell>
          <table:table-cell table:style-name="ce14" table:formula="of:=[$data.N153]" office:value-type="string" office:string-value="r4 fis''''4" calcext:value-type="string">
            <text:p>r4 fis''''4</text:p>
          </table:table-cell>
          <table:table-cell table:style-name="ce14" table:formula="of:=[$data.S153]" office:value-type="string" office:string-value="" calcext:value-type="error">
            <text:p>#NAME?</text:p>
          </table:table-cell>
          <table:table-cell table:style-name="ce13" table:formula="of:=[$data.Y153]" office:value-type="string" office:string-value="r2" calcext:value-type="string">
            <text:p>r2</text:p>
          </table:table-cell>
          <table:table-cell table:style-name="ce13" table:formula="of:=[$data.AD153]" office:value-type="string" office:string-value="r1" calcext:value-type="string">
            <text:p>r1</text:p>
          </table:table-cell>
          <table:table-cell table:style-name="ce14" table:formula="of:=[$data.D153]" office:value-type="float" office:value="3" calcext:value-type="float">
            <text:p>3</text:p>
          </table:table-cell>
          <table:table-cell table:style-name="ce14" table:formula="of:=[$data.G153]" office:value-type="string" office:string-value="151-82-7-treble-F7#" calcext:value-type="string">
            <text:p>151-82-7-treble-F7#</text:p>
          </table:table-cell>
          <table:table-cell table:number-columns-repeated="1015"/>
        </table:table-row>
        <table:table-row table:style-name="ro2">
          <table:table-cell table:style-name="ce13" table:formula="of:=[$data.F154]" office:value-type="string" office:string-value="G7b" calcext:value-type="string">
            <text:p>G7b</text:p>
          </table:table-cell>
          <table:table-cell table:style-name="ce13" table:formula="of:=[$data.E154]" office:value-type="string" office:string-value="7" calcext:value-type="string">
            <text:p>7</text:p>
          </table:table-cell>
          <table:table-cell table:style-name="ce13" table:formula="of:=[$data.I154]" office:value-type="string" office:string-value="treble" calcext:value-type="string">
            <text:p>treble</text:p>
          </table:table-cell>
          <table:table-cell table:style-name="ce14" table:formula="of:=[$data.N154]" office:value-type="string" office:string-value="r4 ges''''4" calcext:value-type="string">
            <text:p>r4 ges''''4</text:p>
          </table:table-cell>
          <table:table-cell table:style-name="ce14" table:formula="of:=[$data.S154]" office:value-type="string" office:string-value="" calcext:value-type="error">
            <text:p>#NAME?</text:p>
          </table:table-cell>
          <table:table-cell table:style-name="ce13" table:formula="of:=[$data.Y154]" office:value-type="string" office:string-value="r2" calcext:value-type="string">
            <text:p>r2</text:p>
          </table:table-cell>
          <table:table-cell table:style-name="ce13" table:formula="of:=[$data.AD154]" office:value-type="string" office:string-value="r1" calcext:value-type="string">
            <text:p>r1</text:p>
          </table:table-cell>
          <table:table-cell table:style-name="ce14" table:formula="of:=[$data.D154]" office:value-type="float" office:value="3" calcext:value-type="float">
            <text:p>3</text:p>
          </table:table-cell>
          <table:table-cell table:style-name="ce14" table:formula="of:=[$data.G154]" office:value-type="string" office:string-value="154-82-7-treble-G7b" calcext:value-type="string">
            <text:p>154-82-7-treble-G7b</text:p>
          </table:table-cell>
          <table:table-cell table:number-columns-repeated="1015"/>
        </table:table-row>
        <table:table-row table:style-name="ro2">
          <table:table-cell table:style-name="ce13" table:formula="of:=[$data.F155]" office:value-type="string" office:string-value="G7" calcext:value-type="string">
            <text:p>G7</text:p>
          </table:table-cell>
          <table:table-cell table:style-name="ce13" table:formula="of:=[$data.E155]" office:value-type="string" office:string-value="7" calcext:value-type="string">
            <text:p>7</text:p>
          </table:table-cell>
          <table:table-cell table:style-name="ce13" table:formula="of:=[$data.I155]" office:value-type="string" office:string-value="treble" calcext:value-type="string">
            <text:p>treble</text:p>
          </table:table-cell>
          <table:table-cell table:style-name="ce14" table:formula="of:=[$data.N155]" office:value-type="string" office:string-value="r4 g''''4" calcext:value-type="string">
            <text:p>r4 g''''4</text:p>
          </table:table-cell>
          <table:table-cell table:style-name="ce14" table:formula="of:=[$data.S155]" office:value-type="string" office:string-value="" calcext:value-type="error">
            <text:p>#NAME?</text:p>
          </table:table-cell>
          <table:table-cell table:style-name="ce13" table:formula="of:=[$data.Y155]" office:value-type="string" office:string-value="r2" calcext:value-type="string">
            <text:p>r2</text:p>
          </table:table-cell>
          <table:table-cell table:style-name="ce13" table:formula="of:=[$data.AD155]" office:value-type="string" office:string-value="r1" calcext:value-type="string">
            <text:p>r1</text:p>
          </table:table-cell>
          <table:table-cell table:style-name="ce14" table:formula="of:=[$data.D155]" office:value-type="float" office:value="3" calcext:value-type="float">
            <text:p>3</text:p>
          </table:table-cell>
          <table:table-cell table:style-name="ce14" table:formula="of:=[$data.G155]" office:value-type="string" office:string-value="152-83-7-treble-G7" calcext:value-type="string">
            <text:p>152-83-7-treble-G7</text:p>
          </table:table-cell>
          <table:table-cell table:number-columns-repeated="1015"/>
        </table:table-row>
        <table:table-row table:style-name="ro2">
          <table:table-cell table:style-name="ce13" table:formula="of:=[$data.F156]" office:value-type="string" office:string-value="G7#" calcext:value-type="string">
            <text:p>G7#</text:p>
          </table:table-cell>
          <table:table-cell table:style-name="ce13" table:formula="of:=[$data.E156]" office:value-type="string" office:string-value="7" calcext:value-type="string">
            <text:p>7</text:p>
          </table:table-cell>
          <table:table-cell table:style-name="ce13" table:formula="of:=[$data.I156]" office:value-type="string" office:string-value="treble" calcext:value-type="string">
            <text:p>treble</text:p>
          </table:table-cell>
          <table:table-cell table:style-name="ce14" table:formula="of:=[$data.N156]" office:value-type="string" office:string-value="r4 gis''''4" calcext:value-type="string">
            <text:p>r4 gis''''4</text:p>
          </table:table-cell>
          <table:table-cell table:style-name="ce14" table:formula="of:=[$data.S156]" office:value-type="string" office:string-value="" calcext:value-type="error">
            <text:p>#NAME?</text:p>
          </table:table-cell>
          <table:table-cell table:style-name="ce13" table:formula="of:=[$data.Y156]" office:value-type="string" office:string-value="r2" calcext:value-type="string">
            <text:p>r2</text:p>
          </table:table-cell>
          <table:table-cell table:style-name="ce13" table:formula="of:=[$data.AD156]" office:value-type="string" office:string-value="r1" calcext:value-type="string">
            <text:p>r1</text:p>
          </table:table-cell>
          <table:table-cell table:style-name="ce14" table:formula="of:=[$data.D156]" office:value-type="float" office:value="3" calcext:value-type="float">
            <text:p>3</text:p>
          </table:table-cell>
          <table:table-cell table:style-name="ce14" table:formula="of:=[$data.G156]" office:value-type="string" office:string-value="153-84-7-treble-G7#" calcext:value-type="string">
            <text:p>153-84-7-treble-G7#</text:p>
          </table:table-cell>
          <table:table-cell table:number-columns-repeated="1015"/>
        </table:table-row>
        <table:table-row table:style-name="ro2">
          <table:table-cell table:style-name="ce13" table:formula="of:=[$data.F157]" office:value-type="string" office:string-value="A7b" calcext:value-type="string">
            <text:p>A7b</text:p>
          </table:table-cell>
          <table:table-cell table:style-name="ce13" table:formula="of:=[$data.E157]" office:value-type="string" office:string-value="7" calcext:value-type="string">
            <text:p>7</text:p>
          </table:table-cell>
          <table:table-cell table:style-name="ce13" table:formula="of:=[$data.I157]" office:value-type="string" office:string-value="treble" calcext:value-type="string">
            <text:p>treble</text:p>
          </table:table-cell>
          <table:table-cell table:style-name="ce14" table:formula="of:=[$data.N157]" office:value-type="string" office:string-value="r4 aes''''4" calcext:value-type="string">
            <text:p>r4 aes''''4</text:p>
          </table:table-cell>
          <table:table-cell table:style-name="ce14" table:formula="of:=[$data.S157]" office:value-type="string" office:string-value="" calcext:value-type="error">
            <text:p>#NAME?</text:p>
          </table:table-cell>
          <table:table-cell table:style-name="ce13" table:formula="of:=[$data.Y157]" office:value-type="string" office:string-value="r2" calcext:value-type="string">
            <text:p>r2</text:p>
          </table:table-cell>
          <table:table-cell table:style-name="ce13" table:formula="of:=[$data.AD157]" office:value-type="string" office:string-value="r1" calcext:value-type="string">
            <text:p>r1</text:p>
          </table:table-cell>
          <table:table-cell table:style-name="ce14" table:formula="of:=[$data.D157]" office:value-type="float" office:value="3" calcext:value-type="float">
            <text:p>3</text:p>
          </table:table-cell>
          <table:table-cell table:style-name="ce14" table:formula="of:=[$data.G157]" office:value-type="string" office:string-value="157-84-7-treble-A7b" calcext:value-type="string">
            <text:p>157-84-7-treble-A7b</text:p>
          </table:table-cell>
          <table:table-cell table:number-columns-repeated="1015"/>
        </table:table-row>
        <table:table-row table:style-name="ro2">
          <table:table-cell table:style-name="ce13" table:formula="of:=[$data.F158]" office:value-type="string" office:string-value="A7" calcext:value-type="string">
            <text:p>A7</text:p>
          </table:table-cell>
          <table:table-cell table:style-name="ce13" table:formula="of:=[$data.E158]" office:value-type="string" office:string-value="7" calcext:value-type="string">
            <text:p>7</text:p>
          </table:table-cell>
          <table:table-cell table:style-name="ce13" table:formula="of:=[$data.I158]" office:value-type="string" office:string-value="treble" calcext:value-type="string">
            <text:p>treble</text:p>
          </table:table-cell>
          <table:table-cell table:style-name="ce14" table:formula="of:=[$data.N158]" office:value-type="string" office:string-value="r4 a''''4" calcext:value-type="string">
            <text:p>r4 a''''4</text:p>
          </table:table-cell>
          <table:table-cell table:style-name="ce14" table:formula="of:=[$data.S158]" office:value-type="string" office:string-value="" calcext:value-type="error">
            <text:p>#NAME?</text:p>
          </table:table-cell>
          <table:table-cell table:style-name="ce13" table:formula="of:=[$data.Y158]" office:value-type="string" office:string-value="r2" calcext:value-type="string">
            <text:p>r2</text:p>
          </table:table-cell>
          <table:table-cell table:style-name="ce13" table:formula="of:=[$data.AD158]" office:value-type="string" office:string-value="r1" calcext:value-type="string">
            <text:p>r1</text:p>
          </table:table-cell>
          <table:table-cell table:style-name="ce14" table:formula="of:=[$data.D158]" office:value-type="float" office:value="3" calcext:value-type="float">
            <text:p>3</text:p>
          </table:table-cell>
          <table:table-cell table:style-name="ce14" table:formula="of:=[$data.G158]" office:value-type="string" office:string-value="155-85-7-treble-A7" calcext:value-type="string">
            <text:p>155-85-7-treble-A7</text:p>
          </table:table-cell>
          <table:table-cell table:number-columns-repeated="1015"/>
        </table:table-row>
        <table:table-row table:style-name="ro2">
          <table:table-cell table:style-name="ce13" table:formula="of:=[$data.F159]" office:value-type="string" office:string-value="A7#" calcext:value-type="string">
            <text:p>A7#</text:p>
          </table:table-cell>
          <table:table-cell table:style-name="ce13" table:formula="of:=[$data.E159]" office:value-type="string" office:string-value="7" calcext:value-type="string">
            <text:p>7</text:p>
          </table:table-cell>
          <table:table-cell table:style-name="ce13" table:formula="of:=[$data.I159]" office:value-type="string" office:string-value="treble" calcext:value-type="string">
            <text:p>treble</text:p>
          </table:table-cell>
          <table:table-cell table:style-name="ce14" table:formula="of:=[$data.N159]" office:value-type="string" office:string-value="r4 ais''''4" calcext:value-type="string">
            <text:p>r4 ais''''4</text:p>
          </table:table-cell>
          <table:table-cell table:style-name="ce14" table:formula="of:=[$data.S159]" office:value-type="string" office:string-value="" calcext:value-type="error">
            <text:p>#NAME?</text:p>
          </table:table-cell>
          <table:table-cell table:style-name="ce13" table:formula="of:=[$data.Y159]" office:value-type="string" office:string-value="r2" calcext:value-type="string">
            <text:p>r2</text:p>
          </table:table-cell>
          <table:table-cell table:style-name="ce13" table:formula="of:=[$data.AD159]" office:value-type="string" office:string-value="r1" calcext:value-type="string">
            <text:p>r1</text:p>
          </table:table-cell>
          <table:table-cell table:style-name="ce14" table:formula="of:=[$data.D159]" office:value-type="float" office:value="3" calcext:value-type="float">
            <text:p>3</text:p>
          </table:table-cell>
          <table:table-cell table:style-name="ce14" table:formula="of:=[$data.G159]" office:value-type="string" office:string-value="156-86-7-treble-A7#" calcext:value-type="string">
            <text:p>156-86-7-treble-A7#</text:p>
          </table:table-cell>
          <table:table-cell table:number-columns-repeated="1015"/>
        </table:table-row>
        <table:table-row table:style-name="ro2">
          <table:table-cell table:style-name="ce13" table:formula="of:=[$data.F160]" office:value-type="string" office:string-value="B7b" calcext:value-type="string">
            <text:p>B7b</text:p>
          </table:table-cell>
          <table:table-cell table:style-name="ce13" table:formula="of:=[$data.E160]" office:value-type="string" office:string-value="7" calcext:value-type="string">
            <text:p>7</text:p>
          </table:table-cell>
          <table:table-cell table:style-name="ce13" table:formula="of:=[$data.I160]" office:value-type="string" office:string-value="treble" calcext:value-type="string">
            <text:p>treble</text:p>
          </table:table-cell>
          <table:table-cell table:style-name="ce14" table:formula="of:=[$data.N160]" office:value-type="string" office:string-value="r4 bes''''4" calcext:value-type="string">
            <text:p>r4 bes''''4</text:p>
          </table:table-cell>
          <table:table-cell table:style-name="ce14" table:formula="of:=[$data.S160]" office:value-type="string" office:string-value="" calcext:value-type="error">
            <text:p>#NAME?</text:p>
          </table:table-cell>
          <table:table-cell table:style-name="ce13" table:formula="of:=[$data.Y160]" office:value-type="string" office:string-value="r2" calcext:value-type="string">
            <text:p>r2</text:p>
          </table:table-cell>
          <table:table-cell table:style-name="ce13" table:formula="of:=[$data.AD160]" office:value-type="string" office:string-value="r1" calcext:value-type="string">
            <text:p>r1</text:p>
          </table:table-cell>
          <table:table-cell table:style-name="ce14" table:formula="of:=[$data.D160]" office:value-type="float" office:value="3" calcext:value-type="float">
            <text:p>3</text:p>
          </table:table-cell>
          <table:table-cell table:style-name="ce14" table:formula="of:=[$data.G160]" office:value-type="string" office:string-value="159-86-7-treble-B7b" calcext:value-type="string">
            <text:p>159-86-7-treble-B7b</text:p>
          </table:table-cell>
          <table:table-cell table:number-columns-repeated="1015"/>
        </table:table-row>
        <table:table-row table:style-name="ro2">
          <table:table-cell table:style-name="ce13" table:formula="of:=[$data.F161]" office:value-type="string" office:string-value="B7" calcext:value-type="string">
            <text:p>B7</text:p>
          </table:table-cell>
          <table:table-cell table:style-name="ce13" table:formula="of:=[$data.E161]" office:value-type="string" office:string-value="7" calcext:value-type="string">
            <text:p>7</text:p>
          </table:table-cell>
          <table:table-cell table:style-name="ce13" table:formula="of:=[$data.I161]" office:value-type="string" office:string-value="treble" calcext:value-type="string">
            <text:p>treble</text:p>
          </table:table-cell>
          <table:table-cell table:style-name="ce14" table:formula="of:=[$data.N161]" office:value-type="string" office:string-value="r4 b''''4" calcext:value-type="string">
            <text:p>r4 b''''4</text:p>
          </table:table-cell>
          <table:table-cell table:style-name="ce14" table:formula="of:=[$data.S161]" office:value-type="string" office:string-value="" calcext:value-type="error">
            <text:p>#NAME?</text:p>
          </table:table-cell>
          <table:table-cell table:style-name="ce13" table:formula="of:=[$data.Y161]" office:value-type="string" office:string-value="r2" calcext:value-type="string">
            <text:p>r2</text:p>
          </table:table-cell>
          <table:table-cell table:style-name="ce13" table:formula="of:=[$data.AD161]" office:value-type="string" office:string-value="r1" calcext:value-type="string">
            <text:p>r1</text:p>
          </table:table-cell>
          <table:table-cell table:style-name="ce14" table:formula="of:=[$data.D161]" office:value-type="float" office:value="3" calcext:value-type="float">
            <text:p>3</text:p>
          </table:table-cell>
          <table:table-cell table:style-name="ce14" table:formula="of:=[$data.G161]" office:value-type="string" office:string-value="158-87-7-treble-B7" calcext:value-type="string">
            <text:p>158-87-7-treble-B7</text:p>
          </table:table-cell>
          <table:table-cell table:number-columns-repeated="1015"/>
        </table:table-row>
        <table:table-row table:style-name="ro2">
          <table:table-cell table:style-name="ce13" table:formula="of:=[$data.F162]" office:value-type="string" office:string-value="C8" calcext:value-type="string">
            <text:p>C8</text:p>
          </table:table-cell>
          <table:table-cell table:style-name="ce13" table:formula="of:=[$data.E162]" office:value-type="string" office:string-value="8" calcext:value-type="string">
            <text:p>8</text:p>
          </table:table-cell>
          <table:table-cell table:style-name="ce13" table:formula="of:=[$data.I162]" office:value-type="string" office:string-value="treble" calcext:value-type="string">
            <text:p>treble</text:p>
          </table:table-cell>
          <table:table-cell table:style-name="ce14" table:formula="of:=[$data.N162]" office:value-type="string" office:string-value="r4 c'''''4" calcext:value-type="string">
            <text:p>r4 c'''''4</text:p>
          </table:table-cell>
          <table:table-cell table:style-name="ce14" table:formula="of:=[$data.S162]" office:value-type="string" office:string-value="" calcext:value-type="error">
            <text:p>#NAME?</text:p>
          </table:table-cell>
          <table:table-cell table:style-name="ce13" table:formula="of:=[$data.Y162]" office:value-type="string" office:string-value="r2" calcext:value-type="string">
            <text:p>r2</text:p>
          </table:table-cell>
          <table:table-cell table:style-name="ce13" table:formula="of:=[$data.AD162]" office:value-type="string" office:string-value="r1" calcext:value-type="string">
            <text:p>r1</text:p>
          </table:table-cell>
          <table:table-cell table:style-name="ce14" table:formula="of:=[$data.D162]" office:value-type="float" office:value="3" calcext:value-type="float">
            <text:p>3</text:p>
          </table:table-cell>
          <table:table-cell table:style-name="ce14" table:formula="of:=[$data.G162]" office:value-type="string" office:string-value="160-88-8-treble-C8" calcext:value-type="string">
            <text:p>160-88-8-treble-C8</text:p>
          </table:table-cell>
          <table:table-cell table:number-columns-repeated="1015"/>
        </table:table-row>
        <table:table-row table:style-name="ro4" table:number-rows-repeated="10484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nki1" table:style-name="ta3">
        <table:table-column table:style-name="co3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number-columns-repeated="1009" table:default-cell-style-name="Default"/>
        <table:table-row table:style-name="ro2"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note</text:p>
          </table:table-cell>
          <table:table-cell table:style-name="ce15" office:value-type="string" calcext:value-type="string">
            <text:p>8v</text:p>
          </table:table-cell>
          <table:table-cell table:style-name="ce15" office:value-type="string" calcext:value-type="string">
            <text:p>#/b</text:p>
          </table:table-cell>
          <table:table-cell table:style-name="ce17" table:formula="of:=[$data.I1]" office:value-type="string" office:string-value="clef" calcext:value-type="string">
            <text:p>clef</text:p>
          </table:table-cell>
          <table:table-cell table:style-name="ce15" office:value-type="string" calcext:value-type="string">
            <text:p>score_image</text:p>
          </table:table-cell>
          <table:table-cell table:style-name="ce15" office:value-type="string" calcext:value-type="string">
            <text:p>keyboard_full_image</text:p>
          </table:table-cell>
          <table:table-cell table:style-name="ce19" office:value-type="string" calcext:value-type="string">
            <text:p>keyboard_octave_image</text:p>
          </table:table-cell>
          <table:table-cell table:style-name="ce15" office:value-type="string" calcext:value-type="string">
            <text:p>sound_file</text:p>
          </table:table-cell>
          <table:table-cell table:style-name="ce15" office:value-type="string" calcext:value-type="string">
            <text:p>piano_key#</text:p>
          </table:table-cell>
          <table:table-cell table:style-name="ce17" table:formula="of:=[$data.D1]" office:value-type="string" office:string-value="order" calcext:value-type="string">
            <text:p>order</text:p>
          </table:table-cell>
          <table:table-cell table:style-name="ce15" office:value-type="string" calcext:value-type="string">
            <text:p>tags</text:p>
          </table:table-cell>
          <table:table-cell table:style-name="ce20" office:value-type="string" calcext:value-type="string">
            <text:p>accidental</text:p>
          </table:table-cell>
          <table:table-cell table:style-name="ce15" office:value-type="string" calcext:value-type="string">
            <text:p>keyboard_image_base</text:p>
          </table:table-cell>
          <table:table-cell table:style-name="ce15" office:value-type="string" calcext:value-type="string">
            <text:p>prefixes</text:p>
          </table:table-cell>
          <table:table-cell table:number-columns-repeated="1009"/>
        </table:table-row>
        <table:table-row table:style-name="ro2">
          <table:table-cell table:style-name="ce15" table:formula="of:=CONCATENATE([$data.F3]; &quot; &quot;; PROPER([$data.I3]))" office:value-type="string" office:string-value="A0 Bass" calcext:value-type="string">
            <text:p>A0 Bass</text:p>
          </table:table-cell>
          <table:table-cell table:style-name="ce17" table:formula="of:=IFERROR(__xludf.dummyfunction(&quot;REGEXREPLACE(data!C3,&quot;&quot;\W|\d|b&quot;&quot;,&quot;&quot;&quot;&quot;)&quot;);&quot;A&quot;)" office:value-type="string" office:string-value="A" calcext:value-type="string">
            <text:p>A</text:p>
          </table:table-cell>
          <table:table-cell table:style-name="ce17" table:formula="of:=[$data.E3]" office:value-type="string" office:string-value="0" calcext:value-type="string">
            <text:p>0</text:p>
          </table:table-cell>
          <table:table-cell table:style-name="ce17" table:formula="of:=IFERROR(__xludf.dummyfunction(&quot;REGEXREPLACE(data!F3,&quot;&quot;[ac-zA-Z0-9]&quot;&quot;,&quot;&quot;&quot;&quot;)&quot;);&quot;&quot;)">
            <text:p/>
          </table:table-cell>
          <table:table-cell table:style-name="ce17" table:formula="of:=[$data.I3]" office:value-type="string" office:string-value="bass" calcext:value-type="string">
            <text:p>bass</text:p>
          </table:table-cell>
          <table:table-cell table:style-name="ce17" table:formula="of:=IF(ISBLANK([$data.G3]);&quot;&quot;;CONCATENATE(&quot;&lt;img src=&quot;&quot;&quot;;[.$O$2];[$data.G3];&quot;.png&quot;;&quot;&quot;&quot;/&gt;&quot;))" office:value-type="string" office:string-value="&lt;img src=&quot;piano-score-001-01-0-bass-A0.png&quot;/&gt;" calcext:value-type="string">
            <text:p>&lt;img src="piano-score-001-01-0-bass-A0.png"/&gt;</text:p>
          </table:table-cell>
          <table:table-cell table:style-name="ce17" table:formula="of:=CONCATENATE(&quot;&lt;img src=&quot;&quot;&quot;;[.$O$3];TEXT([$data.B3];&quot;00&quot;);&quot;-&quot;;[$data.E3];&quot;-&quot;;[.N2];&quot;.png&quot;;&quot;&quot;&quot;/&gt;&quot;)" office:value-type="string" office:string-value="&lt;img src=&quot;piano-keyboard-01-0-A0.png&quot;/&gt;" calcext:value-type="string">
            <text:p>&lt;img src="piano-keyboard-01-0-A0.png"/&gt;</text:p>
          </table:table-cell>
          <table:table-cell table:style-name="ce17" table:formula="of:=IFERROR(__xludf.dummyfunction(&quot;IF(ISBLANK(data!G3),&quot;&quot;&quot;&quot;,CONCATENATE(&quot;&quot;&lt;img src=&quot;&quot;&quot;&quot;&quot;&quot;,$O$4,REGEXREPLACE(N2,&quot;&quot;[0-9]&quot;&quot;,&quot;&quot;&quot;&quot;),&quot;&quot;.png&quot;&quot;,&quot;&quot;&quot;&quot;&quot;&quot;/&gt;&quot;&quot;))&quot;);&quot;&lt;img src=&quot;&quot;piano-keyboard-octave-A.png&quot;&quot;/&gt;&quot;)" office:value-type="string" office:string-value="&lt;img src=&quot;piano-keyboard-octave-A.png&quot;/&gt;" calcext:value-type="string">
            <text:p>&lt;img src="piano-keyboard-octave-A.png"/&gt;</text:p>
          </table:table-cell>
          <table:table-cell table:style-name="ce17" table:formula="of:=IF(ISBLANK([$data.G3]);&quot;&quot;;CONCATENATE(&quot;[sound:&quot;;[.$O$5];[$data.G3];&quot;.mp3]&quot;))" office:value-type="string" office:string-value="[sound:piano-audio-001-01-0-bass-A0.mp3]" calcext:value-type="string">
            <text:p>[sound:piano-audio-001-01-0-bass-A0.mp3]</text:p>
          </table:table-cell>
          <table:table-cell table:style-name="ce15" table:formula="of:=[$data.B3]" office:value-type="float" office:value="1" calcext:value-type="float">
            <text:p>1</text:p>
          </table:table-cell>
          <table:table-cell table:style-name="ce17" table:formula="of:=[$data.D3]" office:value-type="float" office:value="4" calcext:value-type="float">
            <text:p>4</text:p>
          </table:table-cell>
          <table:table-cell table:style-name="ce17"/>
          <table:table-cell table:style-name="ce21" table:formula="of:=IFERROR(__xludf.dummyfunction(&quot;REGEXREPLACE(data!F3,&quot;&quot;[ac-zA-Z0-9]&quot;&quot;,&quot;&quot;&quot;&quot;)&quot;);&quot;&quot;)">
            <text:p/>
          </table:table-cell>
          <table:table-cell table:style-name="ce15" office:value-type="string" calcext:value-type="string">
            <text:p>A0</text:p>
          </table:table-cell>
          <table:table-cell table:style-name="ce15" office:value-type="string" calcext:value-type="string">
            <text:p>piano-score-</text:p>
          </table:table-cell>
          <table:table-cell table:number-columns-repeated="1009"/>
        </table:table-row>
        <table:table-row table:style-name="ro2">
          <table:table-cell table:style-name="ce15" table:formula="of:=CONCATENATE([$data.F4]; &quot; &quot;; PROPER([$data.I4]))" office:value-type="string" office:string-value="A0# Bass" calcext:value-type="string">
            <text:p>A0# Bass</text:p>
          </table:table-cell>
          <table:table-cell table:style-name="ce17" table:formula="of:=IFERROR(__xludf.dummyfunction(&quot;REGEXREPLACE(data!C4,&quot;&quot;\W|\d|b&quot;&quot;,&quot;&quot;&quot;&quot;)&quot;);&quot;A&quot;)" office:value-type="string" office:string-value="A" calcext:value-type="string">
            <text:p>A</text:p>
          </table:table-cell>
          <table:table-cell table:style-name="ce17" table:formula="of:=[$data.E4]" office:value-type="string" office:string-value="0" calcext:value-type="string">
            <text:p>0</text:p>
          </table:table-cell>
          <table:table-cell table:style-name="ce17" table:formula="of:=IFERROR(__xludf.dummyfunction(&quot;REGEXREPLACE(data!F4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4]" office:value-type="string" office:string-value="bass" calcext:value-type="string">
            <text:p>bass</text:p>
          </table:table-cell>
          <table:table-cell table:style-name="ce17" table:formula="of:=IF(ISBLANK([$data.G4]);&quot;&quot;;CONCATENATE(&quot;&lt;img src=&quot;&quot;&quot;;[.$O$2];[$data.G4];&quot;.png&quot;;&quot;&quot;&quot;/&gt;&quot;))" office:value-type="string" office:string-value="&lt;img src=&quot;piano-score-002-02-0-bass-A0#.png&quot;/&gt;" calcext:value-type="string">
            <text:p>&lt;img src="piano-score-002-02-0-bass-A0#.png"/&gt;</text:p>
          </table:table-cell>
          <table:table-cell table:style-name="ce17" table:formula="of:=CONCATENATE(&quot;&lt;img src=&quot;&quot;&quot;;[.$O$3];TEXT([$data.B4];&quot;00&quot;);&quot;-&quot;;[$data.E4];&quot;-&quot;;[.N3];&quot;.png&quot;;&quot;&quot;&quot;/&gt;&quot;)" office:value-type="string" office:string-value="&lt;img src=&quot;piano-keyboard-02-0-A0#-B0b.png&quot;/&gt;" calcext:value-type="string">
            <text:p>&lt;img src="piano-keyboard-02-0-A0#-B0b.png"/&gt;</text:p>
          </table:table-cell>
          <table:table-cell table:style-name="ce17" table:formula="of:=IFERROR(__xludf.dummyfunction(&quot;IF(ISBLANK(data!G4),&quot;&quot;&quot;&quot;,CONCATENATE(&quot;&quot;&lt;img src=&quot;&quot;&quot;&quot;&quot;&quot;,$O$4,REGEXREPLACE(N3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7" table:formula="of:=IF(ISBLANK([$data.G4]);&quot;&quot;;CONCATENATE(&quot;[sound:&quot;;[.$O$5];[$data.G4];&quot;.mp3]&quot;))" office:value-type="string" office:string-value="[sound:piano-audio-002-02-0-bass-A0#.mp3]" calcext:value-type="string">
            <text:p>[sound:piano-audio-002-02-0-bass-A0#.mp3]</text:p>
          </table:table-cell>
          <table:table-cell table:style-name="ce15" table:formula="of:=[$data.B4]" office:value-type="float" office:value="2" calcext:value-type="float">
            <text:p>2</text:p>
          </table:table-cell>
          <table:table-cell table:style-name="ce17" table:formula="of:=[$data.D4]" office:value-type="float" office:value="4" calcext:value-type="float">
            <text:p>4</text:p>
          </table:table-cell>
          <table:table-cell table:style-name="ce17"/>
          <table:table-cell table:style-name="ce21" table:formula="of:=IFERROR(__xludf.dummyfunction(&quot;REGEXREPLACE(data!F4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A0#-B0b</text:p>
          </table:table-cell>
          <table:table-cell table:style-name="ce15" office:value-type="string" calcext:value-type="string">
            <text:p>piano-keyboard-</text:p>
          </table:table-cell>
          <table:table-cell table:number-columns-repeated="1009"/>
        </table:table-row>
        <table:table-row table:style-name="ro2">
          <table:table-cell table:style-name="ce15" table:formula="of:=CONCATENATE([$data.F5]; &quot; &quot;; PROPER([$data.I5]))" office:value-type="string" office:string-value="B0b Bass" calcext:value-type="string">
            <text:p>B0b Bass</text:p>
          </table:table-cell>
          <table:table-cell table:style-name="ce17" table:formula="of:=IFERROR(__xludf.dummyfunction(&quot;REGEXREPLACE(data!C5,&quot;&quot;\W|\d|b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E5]" office:value-type="string" office:string-value="0" calcext:value-type="string">
            <text:p>0</text:p>
          </table:table-cell>
          <table:table-cell table:style-name="ce17" table:formula="of:=IFERROR(__xludf.dummyfunction(&quot;REGEXREPLACE(data!F5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5]" office:value-type="string" office:string-value="bass" calcext:value-type="string">
            <text:p>bass</text:p>
          </table:table-cell>
          <table:table-cell table:style-name="ce17" table:formula="of:=IF(ISBLANK([$data.G5]);&quot;&quot;;CONCATENATE(&quot;&lt;img src=&quot;&quot;&quot;;[.$O$2];[$data.G5];&quot;.png&quot;;&quot;&quot;&quot;/&gt;&quot;))" office:value-type="string" office:string-value="&lt;img src=&quot;piano-score-004-02-0-bass-B0b.png&quot;/&gt;" calcext:value-type="string">
            <text:p>&lt;img src="piano-score-004-02-0-bass-B0b.png"/&gt;</text:p>
          </table:table-cell>
          <table:table-cell table:style-name="ce17" table:formula="of:=CONCATENATE(&quot;&lt;img src=&quot;&quot;&quot;;[.$O$3];TEXT([$data.B5];&quot;00&quot;);&quot;-&quot;;[$data.E5];&quot;-&quot;;[.N4];&quot;.png&quot;;&quot;&quot;&quot;/&gt;&quot;)" office:value-type="string" office:string-value="&lt;img src=&quot;piano-keyboard-02-0-A0#-B0b.png&quot;/&gt;" calcext:value-type="string">
            <text:p>&lt;img src="piano-keyboard-02-0-A0#-B0b.png"/&gt;</text:p>
          </table:table-cell>
          <table:table-cell table:style-name="ce17" table:formula="of:=IFERROR(__xludf.dummyfunction(&quot;IF(ISBLANK(data!G5),&quot;&quot;&quot;&quot;,CONCATENATE(&quot;&quot;&lt;img src=&quot;&quot;&quot;&quot;&quot;&quot;,$O$4,REGEXREPLACE(N4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7" table:formula="of:=IF(ISBLANK([$data.G5]);&quot;&quot;;CONCATENATE(&quot;[sound:&quot;;[.$O$5];[$data.G5];&quot;.mp3]&quot;))" office:value-type="string" office:string-value="[sound:piano-audio-004-02-0-bass-B0b.mp3]" calcext:value-type="string">
            <text:p>[sound:piano-audio-004-02-0-bass-B0b.mp3]</text:p>
          </table:table-cell>
          <table:table-cell table:style-name="ce15" table:formula="of:=[$data.B5]" office:value-type="float" office:value="2" calcext:value-type="float">
            <text:p>2</text:p>
          </table:table-cell>
          <table:table-cell table:style-name="ce17" table:formula="of:=[$data.D5]" office:value-type="float" office:value="4" calcext:value-type="float">
            <text:p>4</text:p>
          </table:table-cell>
          <table:table-cell table:style-name="ce17"/>
          <table:table-cell table:style-name="ce21" table:formula="of:=IFERROR(__xludf.dummyfunction(&quot;REGEXREPLACE(data!F5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A0#-B0b</text:p>
          </table:table-cell>
          <table:table-cell table:style-name="ce19" office:value-type="string" calcext:value-type="string">
            <text:p>piano-keyboard-octave-</text:p>
          </table:table-cell>
          <table:table-cell table:number-columns-repeated="1009"/>
        </table:table-row>
        <table:table-row table:style-name="ro2">
          <table:table-cell table:style-name="ce15" table:formula="of:=CONCATENATE([$data.F6]; &quot; &quot;; PROPER([$data.I6]))" office:value-type="string" office:string-value="B0 Bass" calcext:value-type="string">
            <text:p>B0 Bass</text:p>
          </table:table-cell>
          <table:table-cell table:style-name="ce17" table:formula="of:=IFERROR(__xludf.dummyfunction(&quot;REGEXREPLACE(data!C6,&quot;&quot;\W|\d|b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E6]" office:value-type="string" office:string-value="0" calcext:value-type="string">
            <text:p>0</text:p>
          </table:table-cell>
          <table:table-cell table:style-name="ce17" table:formula="of:=IFERROR(__xludf.dummyfunction(&quot;REGEXREPLACE(data!F6,&quot;&quot;[ac-zA-Z0-9]&quot;&quot;,&quot;&quot;&quot;&quot;)&quot;);&quot;&quot;)">
            <text:p/>
          </table:table-cell>
          <table:table-cell table:style-name="ce17" table:formula="of:=[$data.I6]" office:value-type="string" office:string-value="bass" calcext:value-type="string">
            <text:p>bass</text:p>
          </table:table-cell>
          <table:table-cell table:style-name="ce17" table:formula="of:=IF(ISBLANK([$data.G6]);&quot;&quot;;CONCATENATE(&quot;&lt;img src=&quot;&quot;&quot;;[.$O$2];[$data.G6];&quot;.png&quot;;&quot;&quot;&quot;/&gt;&quot;))" office:value-type="string" office:string-value="&lt;img src=&quot;piano-score-003-03-0-bass-B0.png&quot;/&gt;" calcext:value-type="string">
            <text:p>&lt;img src="piano-score-003-03-0-bass-B0.png"/&gt;</text:p>
          </table:table-cell>
          <table:table-cell table:style-name="ce17" table:formula="of:=CONCATENATE(&quot;&lt;img src=&quot;&quot;&quot;;[.$O$3];TEXT([$data.B6];&quot;00&quot;);&quot;-&quot;;[$data.E6];&quot;-&quot;;[.N5];&quot;.png&quot;;&quot;&quot;&quot;/&gt;&quot;)" office:value-type="string" office:string-value="&lt;img src=&quot;piano-keyboard-03-0-B0.png&quot;/&gt;" calcext:value-type="string">
            <text:p>&lt;img src="piano-keyboard-03-0-B0.png"/&gt;</text:p>
          </table:table-cell>
          <table:table-cell table:style-name="ce17" table:formula="of:=IFERROR(__xludf.dummyfunction(&quot;IF(ISBLANK(data!G6),&quot;&quot;&quot;&quot;,CONCATENATE(&quot;&quot;&lt;img src=&quot;&quot;&quot;&quot;&quot;&quot;,$O$4,REGEXREPLACE(N5,&quot;&quot;[0-9]&quot;&quot;,&quot;&quot;&quot;&quot;),&quot;&quot;.png&quot;&quot;,&quot;&quot;&quot;&quot;&quot;&quot;/&gt;&quot;&quot;))&quot;);&quot;&lt;img src=&quot;&quot;piano-keyboard-octave-B.png&quot;&quot;/&gt;&quot;)" office:value-type="string" office:string-value="&lt;img src=&quot;piano-keyboard-octave-B.png&quot;/&gt;" calcext:value-type="string">
            <text:p>&lt;img src="piano-keyboard-octave-B.png"/&gt;</text:p>
          </table:table-cell>
          <table:table-cell table:style-name="ce17" table:formula="of:=IF(ISBLANK([$data.G6]);&quot;&quot;;CONCATENATE(&quot;[sound:&quot;;[.$O$5];[$data.G6];&quot;.mp3]&quot;))" office:value-type="string" office:string-value="[sound:piano-audio-003-03-0-bass-B0.mp3]" calcext:value-type="string">
            <text:p>[sound:piano-audio-003-03-0-bass-B0.mp3]</text:p>
          </table:table-cell>
          <table:table-cell table:style-name="ce15" table:formula="of:=[$data.B6]" office:value-type="float" office:value="3" calcext:value-type="float">
            <text:p>3</text:p>
          </table:table-cell>
          <table:table-cell table:style-name="ce17" table:formula="of:=[$data.D6]" office:value-type="float" office:value="4" calcext:value-type="float">
            <text:p>4</text:p>
          </table:table-cell>
          <table:table-cell table:style-name="ce17"/>
          <table:table-cell table:style-name="ce21" table:formula="of:=IFERROR(__xludf.dummyfunction(&quot;REGEXREPLACE(data!F6,&quot;&quot;[ac-zA-Z0-9]&quot;&quot;,&quot;&quot;&quot;&quot;)&quot;);&quot;&quot;)">
            <text:p/>
          </table:table-cell>
          <table:table-cell table:style-name="ce15" office:value-type="string" calcext:value-type="string">
            <text:p>B0</text:p>
          </table:table-cell>
          <table:table-cell table:style-name="ce15" office:value-type="string" calcext:value-type="string">
            <text:p>piano-audio-</text:p>
          </table:table-cell>
          <table:table-cell table:number-columns-repeated="1009"/>
        </table:table-row>
        <table:table-row table:style-name="ro2">
          <table:table-cell table:style-name="ce15" table:formula="of:=CONCATENATE([$data.F7]; &quot; &quot;; PROPER([$data.I7]))" office:value-type="string" office:string-value="C1 Bass" calcext:value-type="string">
            <text:p>C1 Bass</text:p>
          </table:table-cell>
          <table:table-cell table:style-name="ce17" table:formula="of:=IFERROR(__xludf.dummyfunction(&quot;REGEXREPLACE(data!C7,&quot;&quot;\W|\d|b&quot;&quot;,&quot;&quot;&quot;&quot;)&quot;);&quot;C&quot;)" office:value-type="string" office:string-value="C" calcext:value-type="string">
            <text:p>C</text:p>
          </table:table-cell>
          <table:table-cell table:style-name="ce17" table:formula="of:=[$data.E7]" office:value-type="string" office:string-value="1" calcext:value-type="string">
            <text:p>1</text:p>
          </table:table-cell>
          <table:table-cell table:style-name="ce17" table:formula="of:=IFERROR(__xludf.dummyfunction(&quot;REGEXREPLACE(data!F7,&quot;&quot;[ac-zA-Z0-9]&quot;&quot;,&quot;&quot;&quot;&quot;)&quot;);&quot;&quot;)">
            <text:p/>
          </table:table-cell>
          <table:table-cell table:style-name="ce17" table:formula="of:=[$data.I7]" office:value-type="string" office:string-value="bass" calcext:value-type="string">
            <text:p>bass</text:p>
          </table:table-cell>
          <table:table-cell table:style-name="ce17" table:formula="of:=IF(ISBLANK([$data.G7]);&quot;&quot;;CONCATENATE(&quot;&lt;img src=&quot;&quot;&quot;;[.$O$2];[$data.G7];&quot;.png&quot;;&quot;&quot;&quot;/&gt;&quot;))" office:value-type="string" office:string-value="&lt;img src=&quot;piano-score-005-04-1-bass-C1.png&quot;/&gt;" calcext:value-type="string">
            <text:p>&lt;img src="piano-score-005-04-1-bass-C1.png"/&gt;</text:p>
          </table:table-cell>
          <table:table-cell table:style-name="ce17" table:formula="of:=CONCATENATE(&quot;&lt;img src=&quot;&quot;&quot;;[.$O$3];TEXT([$data.B7];&quot;00&quot;);&quot;-&quot;;[$data.E7];&quot;-&quot;;[.N6];&quot;.png&quot;;&quot;&quot;&quot;/&gt;&quot;)" office:value-type="string" office:string-value="&lt;img src=&quot;piano-keyboard-04-1-C1.png&quot;/&gt;" calcext:value-type="string">
            <text:p>&lt;img src="piano-keyboard-04-1-C1.png"/&gt;</text:p>
          </table:table-cell>
          <table:table-cell table:style-name="ce17" table:formula="of:=IFERROR(__xludf.dummyfunction(&quot;IF(ISBLANK(data!G7),&quot;&quot;&quot;&quot;,CONCATENATE(&quot;&quot;&lt;img src=&quot;&quot;&quot;&quot;&quot;&quot;,$O$4,REGEXREPLACE(N6,&quot;&quot;[0-9]&quot;&quot;,&quot;&quot;&quot;&quot;),&quot;&quot;.png&quot;&quot;,&quot;&quot;&quot;&quot;&quot;&quot;/&gt;&quot;&quot;))&quot;);&quot;&lt;img src=&quot;&quot;piano-keyboard-octave-C.png&quot;&quot;/&gt;&quot;)" office:value-type="string" office:string-value="&lt;img src=&quot;piano-keyboard-octave-C.png&quot;/&gt;" calcext:value-type="string">
            <text:p>&lt;img src="piano-keyboard-octave-C.png"/&gt;</text:p>
          </table:table-cell>
          <table:table-cell table:style-name="ce17" table:formula="of:=IF(ISBLANK([$data.G7]);&quot;&quot;;CONCATENATE(&quot;[sound:&quot;;[.$O$5];[$data.G7];&quot;.mp3]&quot;))" office:value-type="string" office:string-value="[sound:piano-audio-005-04-1-bass-C1.mp3]" calcext:value-type="string">
            <text:p>[sound:piano-audio-005-04-1-bass-C1.mp3]</text:p>
          </table:table-cell>
          <table:table-cell table:style-name="ce15" table:formula="of:=[$data.B7]" office:value-type="float" office:value="4" calcext:value-type="float">
            <text:p>4</text:p>
          </table:table-cell>
          <table:table-cell table:style-name="ce17" table:formula="of:=[$data.D7]" office:value-type="float" office:value="4" calcext:value-type="float">
            <text:p>4</text:p>
          </table:table-cell>
          <table:table-cell table:style-name="ce17"/>
          <table:table-cell table:style-name="ce21" table:formula="of:=IFERROR(__xludf.dummyfunction(&quot;REGEXREPLACE(data!F7,&quot;&quot;[ac-zA-Z0-9]&quot;&quot;,&quot;&quot;&quot;&quot;)&quot;);&quot;&quot;)">
            <text:p/>
          </table:table-cell>
          <table:table-cell table:style-name="ce15" office:value-type="string" calcext:value-type="string">
            <text:p>C1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8]; &quot; &quot;; PROPER([$data.I8]))" office:value-type="string" office:string-value="C1# Bass" calcext:value-type="string">
            <text:p>C1# Bass</text:p>
          </table:table-cell>
          <table:table-cell table:style-name="ce17" table:formula="of:=IFERROR(__xludf.dummyfunction(&quot;REGEXREPLACE(data!C8,&quot;&quot;\W|\d|b&quot;&quot;,&quot;&quot;&quot;&quot;)&quot;);&quot;C&quot;)" office:value-type="string" office:string-value="C" calcext:value-type="string">
            <text:p>C</text:p>
          </table:table-cell>
          <table:table-cell table:style-name="ce17" table:formula="of:=[$data.E8]" office:value-type="string" office:string-value="1" calcext:value-type="string">
            <text:p>1</text:p>
          </table:table-cell>
          <table:table-cell table:style-name="ce17" table:formula="of:=IFERROR(__xludf.dummyfunction(&quot;REGEXREPLACE(data!F8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8]" office:value-type="string" office:string-value="bass" calcext:value-type="string">
            <text:p>bass</text:p>
          </table:table-cell>
          <table:table-cell table:style-name="ce17" table:formula="of:=IF(ISBLANK([$data.G8]);&quot;&quot;;CONCATENATE(&quot;&lt;img src=&quot;&quot;&quot;;[.$O$2];[$data.G8];&quot;.png&quot;;&quot;&quot;&quot;/&gt;&quot;))" office:value-type="string" office:string-value="&lt;img src=&quot;piano-score-006-05-1-bass-C1#.png&quot;/&gt;" calcext:value-type="string">
            <text:p>&lt;img src="piano-score-006-05-1-bass-C1#.png"/&gt;</text:p>
          </table:table-cell>
          <table:table-cell table:style-name="ce17" table:formula="of:=CONCATENATE(&quot;&lt;img src=&quot;&quot;&quot;;[.$O$3];TEXT([$data.B8];&quot;00&quot;);&quot;-&quot;;[$data.E8];&quot;-&quot;;[.N7];&quot;.png&quot;;&quot;&quot;&quot;/&gt;&quot;)" office:value-type="string" office:string-value="&lt;img src=&quot;piano-keyboard-05-1-C1#-D1b.png&quot;/&gt;" calcext:value-type="string">
            <text:p>&lt;img src="piano-keyboard-05-1-C1#-D1b.png"/&gt;</text:p>
          </table:table-cell>
          <table:table-cell table:style-name="ce17" table:formula="of:=IFERROR(__xludf.dummyfunction(&quot;IF(ISBLANK(data!G8),&quot;&quot;&quot;&quot;,CONCATENATE(&quot;&quot;&lt;img src=&quot;&quot;&quot;&quot;&quot;&quot;,$O$4,REGEXREPLACE(N7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7" table:formula="of:=IF(ISBLANK([$data.G8]);&quot;&quot;;CONCATENATE(&quot;[sound:&quot;;[.$O$5];[$data.G8];&quot;.mp3]&quot;))" office:value-type="string" office:string-value="[sound:piano-audio-006-05-1-bass-C1#.mp3]" calcext:value-type="string">
            <text:p>[sound:piano-audio-006-05-1-bass-C1#.mp3]</text:p>
          </table:table-cell>
          <table:table-cell table:style-name="ce15" table:formula="of:=[$data.B8]" office:value-type="float" office:value="5" calcext:value-type="float">
            <text:p>5</text:p>
          </table:table-cell>
          <table:table-cell table:style-name="ce17" table:formula="of:=[$data.D8]" office:value-type="float" office:value="4" calcext:value-type="float">
            <text:p>4</text:p>
          </table:table-cell>
          <table:table-cell table:style-name="ce17"/>
          <table:table-cell table:style-name="ce21" table:formula="of:=IFERROR(__xludf.dummyfunction(&quot;REGEXREPLACE(data!F8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C1#-D1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9]; &quot; &quot;; PROPER([$data.I9]))" office:value-type="string" office:string-value="D1b Bass" calcext:value-type="string">
            <text:p>D1b Bass</text:p>
          </table:table-cell>
          <table:table-cell table:style-name="ce17" table:formula="of:=IFERROR(__xludf.dummyfunction(&quot;REGEXREPLACE(data!C9,&quot;&quot;\W|\d|b&quot;&quot;,&quot;&quot;&quot;&quot;)&quot;);&quot;D&quot;)" office:value-type="string" office:string-value="D" calcext:value-type="string">
            <text:p>D</text:p>
          </table:table-cell>
          <table:table-cell table:style-name="ce17" table:formula="of:=[$data.E9]" office:value-type="string" office:string-value="1" calcext:value-type="string">
            <text:p>1</text:p>
          </table:table-cell>
          <table:table-cell table:style-name="ce17" table:formula="of:=IFERROR(__xludf.dummyfunction(&quot;REGEXREPLACE(data!F9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9]" office:value-type="string" office:string-value="bass" calcext:value-type="string">
            <text:p>bass</text:p>
          </table:table-cell>
          <table:table-cell table:style-name="ce17" table:formula="of:=IF(ISBLANK([$data.G9]);&quot;&quot;;CONCATENATE(&quot;&lt;img src=&quot;&quot;&quot;;[.$O$2];[$data.G9];&quot;.png&quot;;&quot;&quot;&quot;/&gt;&quot;))" office:value-type="string" office:string-value="&lt;img src=&quot;piano-score-009-05-1-bass-D1b.png&quot;/&gt;" calcext:value-type="string">
            <text:p>&lt;img src="piano-score-009-05-1-bass-D1b.png"/&gt;</text:p>
          </table:table-cell>
          <table:table-cell table:style-name="ce17" table:formula="of:=CONCATENATE(&quot;&lt;img src=&quot;&quot;&quot;;[.$O$3];TEXT([$data.B9];&quot;00&quot;);&quot;-&quot;;[$data.E9];&quot;-&quot;;[.N8];&quot;.png&quot;;&quot;&quot;&quot;/&gt;&quot;)" office:value-type="string" office:string-value="&lt;img src=&quot;piano-keyboard-05-1-C1#-D1b.png&quot;/&gt;" calcext:value-type="string">
            <text:p>&lt;img src="piano-keyboard-05-1-C1#-D1b.png"/&gt;</text:p>
          </table:table-cell>
          <table:table-cell table:style-name="ce17" table:formula="of:=IFERROR(__xludf.dummyfunction(&quot;IF(ISBLANK(data!G9),&quot;&quot;&quot;&quot;,CONCATENATE(&quot;&quot;&lt;img src=&quot;&quot;&quot;&quot;&quot;&quot;,$O$4,REGEXREPLACE(N8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7" table:formula="of:=IF(ISBLANK([$data.G9]);&quot;&quot;;CONCATENATE(&quot;[sound:&quot;;[.$O$5];[$data.G9];&quot;.mp3]&quot;))" office:value-type="string" office:string-value="[sound:piano-audio-009-05-1-bass-D1b.mp3]" calcext:value-type="string">
            <text:p>[sound:piano-audio-009-05-1-bass-D1b.mp3]</text:p>
          </table:table-cell>
          <table:table-cell table:style-name="ce15" table:formula="of:=[$data.B9]" office:value-type="float" office:value="5" calcext:value-type="float">
            <text:p>5</text:p>
          </table:table-cell>
          <table:table-cell table:style-name="ce17" table:formula="of:=[$data.D9]" office:value-type="float" office:value="4" calcext:value-type="float">
            <text:p>4</text:p>
          </table:table-cell>
          <table:table-cell table:style-name="ce17"/>
          <table:table-cell table:style-name="ce21" table:formula="of:=IFERROR(__xludf.dummyfunction(&quot;REGEXREPLACE(data!F9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C1#-D1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0]; &quot; &quot;; PROPER([$data.I10]))" office:value-type="string" office:string-value="D1 Bass" calcext:value-type="string">
            <text:p>D1 Bass</text:p>
          </table:table-cell>
          <table:table-cell table:style-name="ce17" table:formula="of:=IFERROR(__xludf.dummyfunction(&quot;REGEXREPLACE(data!C10,&quot;&quot;\W|\d|b&quot;&quot;,&quot;&quot;&quot;&quot;)&quot;);&quot;D&quot;)" office:value-type="string" office:string-value="D" calcext:value-type="string">
            <text:p>D</text:p>
          </table:table-cell>
          <table:table-cell table:style-name="ce17" table:formula="of:=[$data.E10]" office:value-type="string" office:string-value="1" calcext:value-type="string">
            <text:p>1</text:p>
          </table:table-cell>
          <table:table-cell table:style-name="ce17" table:formula="of:=IFERROR(__xludf.dummyfunction(&quot;REGEXREPLACE(data!F10,&quot;&quot;[ac-zA-Z0-9]&quot;&quot;,&quot;&quot;&quot;&quot;)&quot;);&quot;&quot;)">
            <text:p/>
          </table:table-cell>
          <table:table-cell table:style-name="ce17" table:formula="of:=[$data.I10]" office:value-type="string" office:string-value="bass" calcext:value-type="string">
            <text:p>bass</text:p>
          </table:table-cell>
          <table:table-cell table:style-name="ce17" table:formula="of:=IF(ISBLANK([$data.G10]);&quot;&quot;;CONCATENATE(&quot;&lt;img src=&quot;&quot;&quot;;[.$O$2];[$data.G10];&quot;.png&quot;;&quot;&quot;&quot;/&gt;&quot;))" office:value-type="string" office:string-value="&lt;img src=&quot;piano-score-007-06-1-bass-D1.png&quot;/&gt;" calcext:value-type="string">
            <text:p>&lt;img src="piano-score-007-06-1-bass-D1.png"/&gt;</text:p>
          </table:table-cell>
          <table:table-cell table:style-name="ce17" table:formula="of:=CONCATENATE(&quot;&lt;img src=&quot;&quot;&quot;;[.$O$3];TEXT([$data.B10];&quot;00&quot;);&quot;-&quot;;[$data.E10];&quot;-&quot;;[.N9];&quot;.png&quot;;&quot;&quot;&quot;/&gt;&quot;)" office:value-type="string" office:string-value="&lt;img src=&quot;piano-keyboard-06-1-D1.png&quot;/&gt;" calcext:value-type="string">
            <text:p>&lt;img src="piano-keyboard-06-1-D1.png"/&gt;</text:p>
          </table:table-cell>
          <table:table-cell table:style-name="ce17" table:formula="of:=IFERROR(__xludf.dummyfunction(&quot;IF(ISBLANK(data!G10),&quot;&quot;&quot;&quot;,CONCATENATE(&quot;&quot;&lt;img src=&quot;&quot;&quot;&quot;&quot;&quot;,$O$4,REGEXREPLACE(N9,&quot;&quot;[0-9]&quot;&quot;,&quot;&quot;&quot;&quot;),&quot;&quot;.png&quot;&quot;,&quot;&quot;&quot;&quot;&quot;&quot;/&gt;&quot;&quot;))&quot;);&quot;&lt;img src=&quot;&quot;piano-keyboard-octave-D.png&quot;&quot;/&gt;&quot;)" office:value-type="string" office:string-value="&lt;img src=&quot;piano-keyboard-octave-D.png&quot;/&gt;" calcext:value-type="string">
            <text:p>&lt;img src="piano-keyboard-octave-D.png"/&gt;</text:p>
          </table:table-cell>
          <table:table-cell table:style-name="ce17" table:formula="of:=IF(ISBLANK([$data.G10]);&quot;&quot;;CONCATENATE(&quot;[sound:&quot;;[.$O$5];[$data.G10];&quot;.mp3]&quot;))" office:value-type="string" office:string-value="[sound:piano-audio-007-06-1-bass-D1.mp3]" calcext:value-type="string">
            <text:p>[sound:piano-audio-007-06-1-bass-D1.mp3]</text:p>
          </table:table-cell>
          <table:table-cell table:style-name="ce15" table:formula="of:=[$data.B10]" office:value-type="float" office:value="6" calcext:value-type="float">
            <text:p>6</text:p>
          </table:table-cell>
          <table:table-cell table:style-name="ce17" table:formula="of:=[$data.D10]" office:value-type="float" office:value="4" calcext:value-type="float">
            <text:p>4</text:p>
          </table:table-cell>
          <table:table-cell table:style-name="ce17"/>
          <table:table-cell table:style-name="ce21" table:formula="of:=IFERROR(__xludf.dummyfunction(&quot;REGEXREPLACE(data!F10,&quot;&quot;[ac-zA-Z0-9]&quot;&quot;,&quot;&quot;&quot;&quot;)&quot;);&quot;&quot;)">
            <text:p/>
          </table:table-cell>
          <table:table-cell table:style-name="ce15" office:value-type="string" calcext:value-type="string">
            <text:p>D1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1]; &quot; &quot;; PROPER([$data.I11]))" office:value-type="string" office:string-value="D1# Bass" calcext:value-type="string">
            <text:p>D1# Bass</text:p>
          </table:table-cell>
          <table:table-cell table:style-name="ce17" table:formula="of:=IFERROR(__xludf.dummyfunction(&quot;REGEXREPLACE(data!C11,&quot;&quot;\W|\d|b&quot;&quot;,&quot;&quot;&quot;&quot;)&quot;);&quot;D&quot;)" office:value-type="string" office:string-value="D" calcext:value-type="string">
            <text:p>D</text:p>
          </table:table-cell>
          <table:table-cell table:style-name="ce17" table:formula="of:=[$data.E11]" office:value-type="string" office:string-value="1" calcext:value-type="string">
            <text:p>1</text:p>
          </table:table-cell>
          <table:table-cell table:style-name="ce17" table:formula="of:=IFERROR(__xludf.dummyfunction(&quot;REGEXREPLACE(data!F11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11]" office:value-type="string" office:string-value="bass" calcext:value-type="string">
            <text:p>bass</text:p>
          </table:table-cell>
          <table:table-cell table:style-name="ce17" table:formula="of:=IF(ISBLANK([$data.G11]);&quot;&quot;;CONCATENATE(&quot;&lt;img src=&quot;&quot;&quot;;[.$O$2];[$data.G11];&quot;.png&quot;;&quot;&quot;&quot;/&gt;&quot;))" office:value-type="string" office:string-value="&lt;img src=&quot;piano-score-008-07-1-bass-D1#.png&quot;/&gt;" calcext:value-type="string">
            <text:p>&lt;img src="piano-score-008-07-1-bass-D1#.png"/&gt;</text:p>
          </table:table-cell>
          <table:table-cell table:style-name="ce17" table:formula="of:=CONCATENATE(&quot;&lt;img src=&quot;&quot;&quot;;[.$O$3];TEXT([$data.B11];&quot;00&quot;);&quot;-&quot;;[$data.E11];&quot;-&quot;;[.N10];&quot;.png&quot;;&quot;&quot;&quot;/&gt;&quot;)" office:value-type="string" office:string-value="&lt;img src=&quot;piano-keyboard-07-1-D1#-E1b.png&quot;/&gt;" calcext:value-type="string">
            <text:p>&lt;img src="piano-keyboard-07-1-D1#-E1b.png"/&gt;</text:p>
          </table:table-cell>
          <table:table-cell table:style-name="ce17" table:formula="of:=IFERROR(__xludf.dummyfunction(&quot;IF(ISBLANK(data!G11),&quot;&quot;&quot;&quot;,CONCATENATE(&quot;&quot;&lt;img src=&quot;&quot;&quot;&quot;&quot;&quot;,$O$4,REGEXREPLACE(N10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7" table:formula="of:=IF(ISBLANK([$data.G11]);&quot;&quot;;CONCATENATE(&quot;[sound:&quot;;[.$O$5];[$data.G11];&quot;.mp3]&quot;))" office:value-type="string" office:string-value="[sound:piano-audio-008-07-1-bass-D1#.mp3]" calcext:value-type="string">
            <text:p>[sound:piano-audio-008-07-1-bass-D1#.mp3]</text:p>
          </table:table-cell>
          <table:table-cell table:style-name="ce15" table:formula="of:=[$data.B11]" office:value-type="float" office:value="7" calcext:value-type="float">
            <text:p>7</text:p>
          </table:table-cell>
          <table:table-cell table:style-name="ce17" table:formula="of:=[$data.D11]" office:value-type="float" office:value="4" calcext:value-type="float">
            <text:p>4</text:p>
          </table:table-cell>
          <table:table-cell table:style-name="ce17"/>
          <table:table-cell table:style-name="ce21" table:formula="of:=IFERROR(__xludf.dummyfunction(&quot;REGEXREPLACE(data!F11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D1#-E1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2]; &quot; &quot;; PROPER([$data.I12]))" office:value-type="string" office:string-value="E1b Bass" calcext:value-type="string">
            <text:p>E1b Bass</text:p>
          </table:table-cell>
          <table:table-cell table:style-name="ce17" table:formula="of:=IFERROR(__xludf.dummyfunction(&quot;REGEXREPLACE(data!C12,&quot;&quot;\W|\d|b&quot;&quot;,&quot;&quot;&quot;&quot;)&quot;);&quot;E&quot;)" office:value-type="string" office:string-value="E" calcext:value-type="string">
            <text:p>E</text:p>
          </table:table-cell>
          <table:table-cell table:style-name="ce17" table:formula="of:=[$data.E12]" office:value-type="string" office:string-value="1" calcext:value-type="string">
            <text:p>1</text:p>
          </table:table-cell>
          <table:table-cell table:style-name="ce17" table:formula="of:=IFERROR(__xludf.dummyfunction(&quot;REGEXREPLACE(data!F12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12]" office:value-type="string" office:string-value="bass" calcext:value-type="string">
            <text:p>bass</text:p>
          </table:table-cell>
          <table:table-cell table:style-name="ce17" table:formula="of:=IF(ISBLANK([$data.G12]);&quot;&quot;;CONCATENATE(&quot;&lt;img src=&quot;&quot;&quot;;[.$O$2];[$data.G12];&quot;.png&quot;;&quot;&quot;&quot;/&gt;&quot;))" office:value-type="string" office:string-value="&lt;img src=&quot;piano-score-011-07-1-bass-E1b.png&quot;/&gt;" calcext:value-type="string">
            <text:p>&lt;img src="piano-score-011-07-1-bass-E1b.png"/&gt;</text:p>
          </table:table-cell>
          <table:table-cell table:style-name="ce17" table:formula="of:=CONCATENATE(&quot;&lt;img src=&quot;&quot;&quot;;[.$O$3];TEXT([$data.B12];&quot;00&quot;);&quot;-&quot;;[$data.E12];&quot;-&quot;;[.N11];&quot;.png&quot;;&quot;&quot;&quot;/&gt;&quot;)" office:value-type="string" office:string-value="&lt;img src=&quot;piano-keyboard-07-1-D1#-E1b.png&quot;/&gt;" calcext:value-type="string">
            <text:p>&lt;img src="piano-keyboard-07-1-D1#-E1b.png"/&gt;</text:p>
          </table:table-cell>
          <table:table-cell table:style-name="ce17" table:formula="of:=IFERROR(__xludf.dummyfunction(&quot;IF(ISBLANK(data!G12),&quot;&quot;&quot;&quot;,CONCATENATE(&quot;&quot;&lt;img src=&quot;&quot;&quot;&quot;&quot;&quot;,$O$4,REGEXREPLACE(N11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7" table:formula="of:=IF(ISBLANK([$data.G12]);&quot;&quot;;CONCATENATE(&quot;[sound:&quot;;[.$O$5];[$data.G12];&quot;.mp3]&quot;))" office:value-type="string" office:string-value="[sound:piano-audio-011-07-1-bass-E1b.mp3]" calcext:value-type="string">
            <text:p>[sound:piano-audio-011-07-1-bass-E1b.mp3]</text:p>
          </table:table-cell>
          <table:table-cell table:style-name="ce15" table:formula="of:=[$data.B12]" office:value-type="float" office:value="7" calcext:value-type="float">
            <text:p>7</text:p>
          </table:table-cell>
          <table:table-cell table:style-name="ce17" table:formula="of:=[$data.D12]" office:value-type="float" office:value="4" calcext:value-type="float">
            <text:p>4</text:p>
          </table:table-cell>
          <table:table-cell table:style-name="ce17"/>
          <table:table-cell table:style-name="ce21" table:formula="of:=IFERROR(__xludf.dummyfunction(&quot;REGEXREPLACE(data!F12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D1#-E1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3]; &quot; &quot;; PROPER([$data.I13]))" office:value-type="string" office:string-value="E1 Bass" calcext:value-type="string">
            <text:p>E1 Bass</text:p>
          </table:table-cell>
          <table:table-cell table:style-name="ce17" table:formula="of:=IFERROR(__xludf.dummyfunction(&quot;REGEXREPLACE(data!C13,&quot;&quot;\W|\d|b&quot;&quot;,&quot;&quot;&quot;&quot;)&quot;);&quot;E&quot;)" office:value-type="string" office:string-value="E" calcext:value-type="string">
            <text:p>E</text:p>
          </table:table-cell>
          <table:table-cell table:style-name="ce17" table:formula="of:=[$data.E13]" office:value-type="string" office:string-value="1" calcext:value-type="string">
            <text:p>1</text:p>
          </table:table-cell>
          <table:table-cell table:style-name="ce17" table:formula="of:=IFERROR(__xludf.dummyfunction(&quot;REGEXREPLACE(data!F13,&quot;&quot;[ac-zA-Z0-9]&quot;&quot;,&quot;&quot;&quot;&quot;)&quot;);&quot;&quot;)">
            <text:p/>
          </table:table-cell>
          <table:table-cell table:style-name="ce17" table:formula="of:=[$data.I13]" office:value-type="string" office:string-value="bass" calcext:value-type="string">
            <text:p>bass</text:p>
          </table:table-cell>
          <table:table-cell table:style-name="ce17" table:formula="of:=IF(ISBLANK([$data.G13]);&quot;&quot;;CONCATENATE(&quot;&lt;img src=&quot;&quot;&quot;;[.$O$2];[$data.G13];&quot;.png&quot;;&quot;&quot;&quot;/&gt;&quot;))" office:value-type="string" office:string-value="&lt;img src=&quot;piano-score-010-08-1-bass-E1.png&quot;/&gt;" calcext:value-type="string">
            <text:p>&lt;img src="piano-score-010-08-1-bass-E1.png"/&gt;</text:p>
          </table:table-cell>
          <table:table-cell table:style-name="ce17" table:formula="of:=CONCATENATE(&quot;&lt;img src=&quot;&quot;&quot;;[.$O$3];TEXT([$data.B13];&quot;00&quot;);&quot;-&quot;;[$data.E13];&quot;-&quot;;[.N12];&quot;.png&quot;;&quot;&quot;&quot;/&gt;&quot;)" office:value-type="string" office:string-value="&lt;img src=&quot;piano-keyboard-08-1-E1.png&quot;/&gt;" calcext:value-type="string">
            <text:p>&lt;img src="piano-keyboard-08-1-E1.png"/&gt;</text:p>
          </table:table-cell>
          <table:table-cell table:style-name="ce17" table:formula="of:=IFERROR(__xludf.dummyfunction(&quot;IF(ISBLANK(data!G13),&quot;&quot;&quot;&quot;,CONCATENATE(&quot;&quot;&lt;img src=&quot;&quot;&quot;&quot;&quot;&quot;,$O$4,REGEXREPLACE(N12,&quot;&quot;[0-9]&quot;&quot;,&quot;&quot;&quot;&quot;),&quot;&quot;.png&quot;&quot;,&quot;&quot;&quot;&quot;&quot;&quot;/&gt;&quot;&quot;))&quot;);&quot;&lt;img src=&quot;&quot;piano-keyboard-octave-E.png&quot;&quot;/&gt;&quot;)" office:value-type="string" office:string-value="&lt;img src=&quot;piano-keyboard-octave-E.png&quot;/&gt;" calcext:value-type="string">
            <text:p>&lt;img src="piano-keyboard-octave-E.png"/&gt;</text:p>
          </table:table-cell>
          <table:table-cell table:style-name="ce17" table:formula="of:=IF(ISBLANK([$data.G13]);&quot;&quot;;CONCATENATE(&quot;[sound:&quot;;[.$O$5];[$data.G13];&quot;.mp3]&quot;))" office:value-type="string" office:string-value="[sound:piano-audio-010-08-1-bass-E1.mp3]" calcext:value-type="string">
            <text:p>[sound:piano-audio-010-08-1-bass-E1.mp3]</text:p>
          </table:table-cell>
          <table:table-cell table:style-name="ce15" table:formula="of:=[$data.B13]" office:value-type="float" office:value="8" calcext:value-type="float">
            <text:p>8</text:p>
          </table:table-cell>
          <table:table-cell table:style-name="ce17" table:formula="of:=[$data.D13]" office:value-type="float" office:value="4" calcext:value-type="float">
            <text:p>4</text:p>
          </table:table-cell>
          <table:table-cell table:style-name="ce17"/>
          <table:table-cell table:style-name="ce21" table:formula="of:=IFERROR(__xludf.dummyfunction(&quot;REGEXREPLACE(data!F13,&quot;&quot;[ac-zA-Z0-9]&quot;&quot;,&quot;&quot;&quot;&quot;)&quot;);&quot;&quot;)">
            <text:p/>
          </table:table-cell>
          <table:table-cell table:style-name="ce15" office:value-type="string" calcext:value-type="string">
            <text:p>E1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4]; &quot; &quot;; PROPER([$data.I14]))" office:value-type="string" office:string-value="F1 Bass" calcext:value-type="string">
            <text:p>F1 Bass</text:p>
          </table:table-cell>
          <table:table-cell table:style-name="ce17" table:formula="of:=IFERROR(__xludf.dummyfunction(&quot;REGEXREPLACE(data!C14,&quot;&quot;\W|\d|b&quot;&quot;,&quot;&quot;&quot;&quot;)&quot;);&quot;F&quot;)" office:value-type="string" office:string-value="F" calcext:value-type="string">
            <text:p>F</text:p>
          </table:table-cell>
          <table:table-cell table:style-name="ce17" table:formula="of:=[$data.E14]" office:value-type="string" office:string-value="1" calcext:value-type="string">
            <text:p>1</text:p>
          </table:table-cell>
          <table:table-cell table:style-name="ce17" table:formula="of:=IFERROR(__xludf.dummyfunction(&quot;REGEXREPLACE(data!F14,&quot;&quot;[ac-zA-Z0-9]&quot;&quot;,&quot;&quot;&quot;&quot;)&quot;);&quot;&quot;)">
            <text:p/>
          </table:table-cell>
          <table:table-cell table:style-name="ce17" table:formula="of:=[$data.I14]" office:value-type="string" office:string-value="bass" calcext:value-type="string">
            <text:p>bass</text:p>
          </table:table-cell>
          <table:table-cell table:style-name="ce17" table:formula="of:=IF(ISBLANK([$data.G14]);&quot;&quot;;CONCATENATE(&quot;&lt;img src=&quot;&quot;&quot;;[.$O$2];[$data.G14];&quot;.png&quot;;&quot;&quot;&quot;/&gt;&quot;))" office:value-type="string" office:string-value="&lt;img src=&quot;piano-score-012-09-1-bass-F1.png&quot;/&gt;" calcext:value-type="string">
            <text:p>&lt;img src="piano-score-012-09-1-bass-F1.png"/&gt;</text:p>
          </table:table-cell>
          <table:table-cell table:style-name="ce17" table:formula="of:=CONCATENATE(&quot;&lt;img src=&quot;&quot;&quot;;[.$O$3];TEXT([$data.B14];&quot;00&quot;);&quot;-&quot;;[$data.E14];&quot;-&quot;;[.N13];&quot;.png&quot;;&quot;&quot;&quot;/&gt;&quot;)" office:value-type="string" office:string-value="&lt;img src=&quot;piano-keyboard-09-1-F1.png&quot;/&gt;" calcext:value-type="string">
            <text:p>&lt;img src="piano-keyboard-09-1-F1.png"/&gt;</text:p>
          </table:table-cell>
          <table:table-cell table:style-name="ce17" table:formula="of:=IFERROR(__xludf.dummyfunction(&quot;IF(ISBLANK(data!G14),&quot;&quot;&quot;&quot;,CONCATENATE(&quot;&quot;&lt;img src=&quot;&quot;&quot;&quot;&quot;&quot;,$O$4,REGEXREPLACE(N13,&quot;&quot;[0-9]&quot;&quot;,&quot;&quot;&quot;&quot;),&quot;&quot;.png&quot;&quot;,&quot;&quot;&quot;&quot;&quot;&quot;/&gt;&quot;&quot;))&quot;);&quot;&lt;img src=&quot;&quot;piano-keyboard-octave-F.png&quot;&quot;/&gt;&quot;)" office:value-type="string" office:string-value="&lt;img src=&quot;piano-keyboard-octave-F.png&quot;/&gt;" calcext:value-type="string">
            <text:p>&lt;img src="piano-keyboard-octave-F.png"/&gt;</text:p>
          </table:table-cell>
          <table:table-cell table:style-name="ce17" table:formula="of:=IF(ISBLANK([$data.G14]);&quot;&quot;;CONCATENATE(&quot;[sound:&quot;;[.$O$5];[$data.G14];&quot;.mp3]&quot;))" office:value-type="string" office:string-value="[sound:piano-audio-012-09-1-bass-F1.mp3]" calcext:value-type="string">
            <text:p>[sound:piano-audio-012-09-1-bass-F1.mp3]</text:p>
          </table:table-cell>
          <table:table-cell table:style-name="ce15" table:formula="of:=[$data.B14]" office:value-type="float" office:value="9" calcext:value-type="float">
            <text:p>9</text:p>
          </table:table-cell>
          <table:table-cell table:style-name="ce17" table:formula="of:=[$data.D14]" office:value-type="float" office:value="4" calcext:value-type="float">
            <text:p>4</text:p>
          </table:table-cell>
          <table:table-cell table:style-name="ce17"/>
          <table:table-cell table:style-name="ce21" table:formula="of:=IFERROR(__xludf.dummyfunction(&quot;REGEXREPLACE(data!F14,&quot;&quot;[ac-zA-Z0-9]&quot;&quot;,&quot;&quot;&quot;&quot;)&quot;);&quot;&quot;)">
            <text:p/>
          </table:table-cell>
          <table:table-cell table:style-name="ce15" office:value-type="string" calcext:value-type="string">
            <text:p>F1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5]; &quot; &quot;; PROPER([$data.I15]))" office:value-type="string" office:string-value="F1# Bass" calcext:value-type="string">
            <text:p>F1# Bass</text:p>
          </table:table-cell>
          <table:table-cell table:style-name="ce17" table:formula="of:=IFERROR(__xludf.dummyfunction(&quot;REGEXREPLACE(data!C15,&quot;&quot;\W|\d|b&quot;&quot;,&quot;&quot;&quot;&quot;)&quot;);&quot;F&quot;)" office:value-type="string" office:string-value="F" calcext:value-type="string">
            <text:p>F</text:p>
          </table:table-cell>
          <table:table-cell table:style-name="ce17" table:formula="of:=[$data.E15]" office:value-type="string" office:string-value="1" calcext:value-type="string">
            <text:p>1</text:p>
          </table:table-cell>
          <table:table-cell table:style-name="ce17" table:formula="of:=IFERROR(__xludf.dummyfunction(&quot;REGEXREPLACE(data!F15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15]" office:value-type="string" office:string-value="bass" calcext:value-type="string">
            <text:p>bass</text:p>
          </table:table-cell>
          <table:table-cell table:style-name="ce17" table:formula="of:=IF(ISBLANK([$data.G15]);&quot;&quot;;CONCATENATE(&quot;&lt;img src=&quot;&quot;&quot;;[.$O$2];[$data.G15];&quot;.png&quot;;&quot;&quot;&quot;/&gt;&quot;))" office:value-type="string" office:string-value="&lt;img src=&quot;piano-score-013-10-1-bass-F1#.png&quot;/&gt;" calcext:value-type="string">
            <text:p>&lt;img src="piano-score-013-10-1-bass-F1#.png"/&gt;</text:p>
          </table:table-cell>
          <table:table-cell table:style-name="ce17" table:formula="of:=CONCATENATE(&quot;&lt;img src=&quot;&quot;&quot;;[.$O$3];TEXT([$data.B15];&quot;00&quot;);&quot;-&quot;;[$data.E15];&quot;-&quot;;[.N14];&quot;.png&quot;;&quot;&quot;&quot;/&gt;&quot;)" office:value-type="string" office:string-value="&lt;img src=&quot;piano-keyboard-10-1-F1#-G1b.png&quot;/&gt;" calcext:value-type="string">
            <text:p>&lt;img src="piano-keyboard-10-1-F1#-G1b.png"/&gt;</text:p>
          </table:table-cell>
          <table:table-cell table:style-name="ce17" table:formula="of:=IFERROR(__xludf.dummyfunction(&quot;IF(ISBLANK(data!G15),&quot;&quot;&quot;&quot;,CONCATENATE(&quot;&quot;&lt;img src=&quot;&quot;&quot;&quot;&quot;&quot;,$O$4,REGEXREPLACE(N14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7" table:formula="of:=IF(ISBLANK([$data.G15]);&quot;&quot;;CONCATENATE(&quot;[sound:&quot;;[.$O$5];[$data.G15];&quot;.mp3]&quot;))" office:value-type="string" office:string-value="[sound:piano-audio-013-10-1-bass-F1#.mp3]" calcext:value-type="string">
            <text:p>[sound:piano-audio-013-10-1-bass-F1#.mp3]</text:p>
          </table:table-cell>
          <table:table-cell table:style-name="ce15" table:formula="of:=[$data.B15]" office:value-type="float" office:value="10" calcext:value-type="float">
            <text:p>10</text:p>
          </table:table-cell>
          <table:table-cell table:style-name="ce17" table:formula="of:=[$data.D15]" office:value-type="float" office:value="4" calcext:value-type="float">
            <text:p>4</text:p>
          </table:table-cell>
          <table:table-cell table:style-name="ce17"/>
          <table:table-cell table:style-name="ce21" table:formula="of:=IFERROR(__xludf.dummyfunction(&quot;REGEXREPLACE(data!F15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F1#-G1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6]; &quot; &quot;; PROPER([$data.I16]))" office:value-type="string" office:string-value="G1b Bass" calcext:value-type="string">
            <text:p>G1b Bass</text:p>
          </table:table-cell>
          <table:table-cell table:style-name="ce17" table:formula="of:=IFERROR(__xludf.dummyfunction(&quot;REGEXREPLACE(data!C16,&quot;&quot;\W|\d|b&quot;&quot;,&quot;&quot;&quot;&quot;)&quot;);&quot;G&quot;)" office:value-type="string" office:string-value="G" calcext:value-type="string">
            <text:p>G</text:p>
          </table:table-cell>
          <table:table-cell table:style-name="ce17" table:formula="of:=[$data.E16]" office:value-type="string" office:string-value="1" calcext:value-type="string">
            <text:p>1</text:p>
          </table:table-cell>
          <table:table-cell table:style-name="ce17" table:formula="of:=IFERROR(__xludf.dummyfunction(&quot;REGEXREPLACE(data!F16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16]" office:value-type="string" office:string-value="bass" calcext:value-type="string">
            <text:p>bass</text:p>
          </table:table-cell>
          <table:table-cell table:style-name="ce17" table:formula="of:=IF(ISBLANK([$data.G16]);&quot;&quot;;CONCATENATE(&quot;&lt;img src=&quot;&quot;&quot;;[.$O$2];[$data.G16];&quot;.png&quot;;&quot;&quot;&quot;/&gt;&quot;))" office:value-type="string" office:string-value="&lt;img src=&quot;piano-score-016-10-1-bass-G1b.png&quot;/&gt;" calcext:value-type="string">
            <text:p>&lt;img src="piano-score-016-10-1-bass-G1b.png"/&gt;</text:p>
          </table:table-cell>
          <table:table-cell table:style-name="ce17" table:formula="of:=CONCATENATE(&quot;&lt;img src=&quot;&quot;&quot;;[.$O$3];TEXT([$data.B16];&quot;00&quot;);&quot;-&quot;;[$data.E16];&quot;-&quot;;[.N15];&quot;.png&quot;;&quot;&quot;&quot;/&gt;&quot;)" office:value-type="string" office:string-value="&lt;img src=&quot;piano-keyboard-10-1-F1#-G1b.png&quot;/&gt;" calcext:value-type="string">
            <text:p>&lt;img src="piano-keyboard-10-1-F1#-G1b.png"/&gt;</text:p>
          </table:table-cell>
          <table:table-cell table:style-name="ce17" table:formula="of:=IFERROR(__xludf.dummyfunction(&quot;IF(ISBLANK(data!G16),&quot;&quot;&quot;&quot;,CONCATENATE(&quot;&quot;&lt;img src=&quot;&quot;&quot;&quot;&quot;&quot;,$O$4,REGEXREPLACE(N15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7" table:formula="of:=IF(ISBLANK([$data.G16]);&quot;&quot;;CONCATENATE(&quot;[sound:&quot;;[.$O$5];[$data.G16];&quot;.mp3]&quot;))" office:value-type="string" office:string-value="[sound:piano-audio-016-10-1-bass-G1b.mp3]" calcext:value-type="string">
            <text:p>[sound:piano-audio-016-10-1-bass-G1b.mp3]</text:p>
          </table:table-cell>
          <table:table-cell table:style-name="ce15" table:formula="of:=[$data.B16]" office:value-type="float" office:value="10" calcext:value-type="float">
            <text:p>10</text:p>
          </table:table-cell>
          <table:table-cell table:style-name="ce17" table:formula="of:=[$data.D16]" office:value-type="float" office:value="4" calcext:value-type="float">
            <text:p>4</text:p>
          </table:table-cell>
          <table:table-cell table:style-name="ce17"/>
          <table:table-cell table:style-name="ce21" table:formula="of:=IFERROR(__xludf.dummyfunction(&quot;REGEXREPLACE(data!F16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F1#-G1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7]; &quot; &quot;; PROPER([$data.I17]))" office:value-type="string" office:string-value="G1 Bass" calcext:value-type="string">
            <text:p>G1 Bass</text:p>
          </table:table-cell>
          <table:table-cell table:style-name="ce17" table:formula="of:=IFERROR(__xludf.dummyfunction(&quot;REGEXREPLACE(data!C17,&quot;&quot;\W|\d|b&quot;&quot;,&quot;&quot;&quot;&quot;)&quot;);&quot;G&quot;)" office:value-type="string" office:string-value="G" calcext:value-type="string">
            <text:p>G</text:p>
          </table:table-cell>
          <table:table-cell table:style-name="ce17" table:formula="of:=[$data.E17]" office:value-type="string" office:string-value="1" calcext:value-type="string">
            <text:p>1</text:p>
          </table:table-cell>
          <table:table-cell table:style-name="ce17" table:formula="of:=IFERROR(__xludf.dummyfunction(&quot;REGEXREPLACE(data!F17,&quot;&quot;[ac-zA-Z0-9]&quot;&quot;,&quot;&quot;&quot;&quot;)&quot;);&quot;&quot;)">
            <text:p/>
          </table:table-cell>
          <table:table-cell table:style-name="ce17" table:formula="of:=[$data.I17]" office:value-type="string" office:string-value="bass" calcext:value-type="string">
            <text:p>bass</text:p>
          </table:table-cell>
          <table:table-cell table:style-name="ce17" table:formula="of:=IF(ISBLANK([$data.G17]);&quot;&quot;;CONCATENATE(&quot;&lt;img src=&quot;&quot;&quot;;[.$O$2];[$data.G17];&quot;.png&quot;;&quot;&quot;&quot;/&gt;&quot;))" office:value-type="string" office:string-value="&lt;img src=&quot;piano-score-014-11-1-bass-G1.png&quot;/&gt;" calcext:value-type="string">
            <text:p>&lt;img src="piano-score-014-11-1-bass-G1.png"/&gt;</text:p>
          </table:table-cell>
          <table:table-cell table:style-name="ce17" table:formula="of:=CONCATENATE(&quot;&lt;img src=&quot;&quot;&quot;;[.$O$3];TEXT([$data.B17];&quot;00&quot;);&quot;-&quot;;[$data.E17];&quot;-&quot;;[.N16];&quot;.png&quot;;&quot;&quot;&quot;/&gt;&quot;)" office:value-type="string" office:string-value="&lt;img src=&quot;piano-keyboard-11-1-G1.png&quot;/&gt;" calcext:value-type="string">
            <text:p>&lt;img src="piano-keyboard-11-1-G1.png"/&gt;</text:p>
          </table:table-cell>
          <table:table-cell table:style-name="ce17" table:formula="of:=IFERROR(__xludf.dummyfunction(&quot;IF(ISBLANK(data!G17),&quot;&quot;&quot;&quot;,CONCATENATE(&quot;&quot;&lt;img src=&quot;&quot;&quot;&quot;&quot;&quot;,$O$4,REGEXREPLACE(N16,&quot;&quot;[0-9]&quot;&quot;,&quot;&quot;&quot;&quot;),&quot;&quot;.png&quot;&quot;,&quot;&quot;&quot;&quot;&quot;&quot;/&gt;&quot;&quot;))&quot;);&quot;&lt;img src=&quot;&quot;piano-keyboard-octave-G.png&quot;&quot;/&gt;&quot;)" office:value-type="string" office:string-value="&lt;img src=&quot;piano-keyboard-octave-G.png&quot;/&gt;" calcext:value-type="string">
            <text:p>&lt;img src="piano-keyboard-octave-G.png"/&gt;</text:p>
          </table:table-cell>
          <table:table-cell table:style-name="ce17" table:formula="of:=IF(ISBLANK([$data.G17]);&quot;&quot;;CONCATENATE(&quot;[sound:&quot;;[.$O$5];[$data.G17];&quot;.mp3]&quot;))" office:value-type="string" office:string-value="[sound:piano-audio-014-11-1-bass-G1.mp3]" calcext:value-type="string">
            <text:p>[sound:piano-audio-014-11-1-bass-G1.mp3]</text:p>
          </table:table-cell>
          <table:table-cell table:style-name="ce15" table:formula="of:=[$data.B17]" office:value-type="float" office:value="11" calcext:value-type="float">
            <text:p>11</text:p>
          </table:table-cell>
          <table:table-cell table:style-name="ce17" table:formula="of:=[$data.D17]" office:value-type="float" office:value="4" calcext:value-type="float">
            <text:p>4</text:p>
          </table:table-cell>
          <table:table-cell table:style-name="ce17"/>
          <table:table-cell table:style-name="ce21" table:formula="of:=IFERROR(__xludf.dummyfunction(&quot;REGEXREPLACE(data!F17,&quot;&quot;[ac-zA-Z0-9]&quot;&quot;,&quot;&quot;&quot;&quot;)&quot;);&quot;&quot;)">
            <text:p/>
          </table:table-cell>
          <table:table-cell table:style-name="ce15" office:value-type="string" calcext:value-type="string">
            <text:p>G1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8]; &quot; &quot;; PROPER([$data.I18]))" office:value-type="string" office:string-value="G1# Bass" calcext:value-type="string">
            <text:p>G1# Bass</text:p>
          </table:table-cell>
          <table:table-cell table:style-name="ce17" table:formula="of:=IFERROR(__xludf.dummyfunction(&quot;REGEXREPLACE(data!C18,&quot;&quot;\W|\d|b&quot;&quot;,&quot;&quot;&quot;&quot;)&quot;);&quot;G&quot;)" office:value-type="string" office:string-value="G" calcext:value-type="string">
            <text:p>G</text:p>
          </table:table-cell>
          <table:table-cell table:style-name="ce17" table:formula="of:=[$data.E18]" office:value-type="string" office:string-value="1" calcext:value-type="string">
            <text:p>1</text:p>
          </table:table-cell>
          <table:table-cell table:style-name="ce17" table:formula="of:=IFERROR(__xludf.dummyfunction(&quot;REGEXREPLACE(data!F18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18]" office:value-type="string" office:string-value="bass" calcext:value-type="string">
            <text:p>bass</text:p>
          </table:table-cell>
          <table:table-cell table:style-name="ce17" table:formula="of:=IF(ISBLANK([$data.G18]);&quot;&quot;;CONCATENATE(&quot;&lt;img src=&quot;&quot;&quot;;[.$O$2];[$data.G18];&quot;.png&quot;;&quot;&quot;&quot;/&gt;&quot;))" office:value-type="string" office:string-value="&lt;img src=&quot;piano-score-015-12-1-bass-G1#.png&quot;/&gt;" calcext:value-type="string">
            <text:p>&lt;img src="piano-score-015-12-1-bass-G1#.png"/&gt;</text:p>
          </table:table-cell>
          <table:table-cell table:style-name="ce17" table:formula="of:=CONCATENATE(&quot;&lt;img src=&quot;&quot;&quot;;[.$O$3];TEXT([$data.B18];&quot;00&quot;);&quot;-&quot;;[$data.E18];&quot;-&quot;;[.N17];&quot;.png&quot;;&quot;&quot;&quot;/&gt;&quot;)" office:value-type="string" office:string-value="&lt;img src=&quot;piano-keyboard-12-1-G1#-A1b.png&quot;/&gt;" calcext:value-type="string">
            <text:p>&lt;img src="piano-keyboard-12-1-G1#-A1b.png"/&gt;</text:p>
          </table:table-cell>
          <table:table-cell table:style-name="ce17" table:formula="of:=IFERROR(__xludf.dummyfunction(&quot;IF(ISBLANK(data!G18),&quot;&quot;&quot;&quot;,CONCATENATE(&quot;&quot;&lt;img src=&quot;&quot;&quot;&quot;&quot;&quot;,$O$4,REGEXREPLACE(N17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7" table:formula="of:=IF(ISBLANK([$data.G18]);&quot;&quot;;CONCATENATE(&quot;[sound:&quot;;[.$O$5];[$data.G18];&quot;.mp3]&quot;))" office:value-type="string" office:string-value="[sound:piano-audio-015-12-1-bass-G1#.mp3]" calcext:value-type="string">
            <text:p>[sound:piano-audio-015-12-1-bass-G1#.mp3]</text:p>
          </table:table-cell>
          <table:table-cell table:style-name="ce15" table:formula="of:=[$data.B18]" office:value-type="float" office:value="12" calcext:value-type="float">
            <text:p>12</text:p>
          </table:table-cell>
          <table:table-cell table:style-name="ce17" table:formula="of:=[$data.D18]" office:value-type="float" office:value="4" calcext:value-type="float">
            <text:p>4</text:p>
          </table:table-cell>
          <table:table-cell table:style-name="ce17"/>
          <table:table-cell table:style-name="ce21" table:formula="of:=IFERROR(__xludf.dummyfunction(&quot;REGEXREPLACE(data!F18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G1#-A1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9]; &quot; &quot;; PROPER([$data.I19]))" office:value-type="string" office:string-value="A1b Bass" calcext:value-type="string">
            <text:p>A1b Bass</text:p>
          </table:table-cell>
          <table:table-cell table:style-name="ce17" table:formula="of:=IFERROR(__xludf.dummyfunction(&quot;REGEXREPLACE(data!C19,&quot;&quot;\W|\d|b&quot;&quot;,&quot;&quot;&quot;&quot;)&quot;);&quot;A&quot;)" office:value-type="string" office:string-value="A" calcext:value-type="string">
            <text:p>A</text:p>
          </table:table-cell>
          <table:table-cell table:style-name="ce17" table:formula="of:=[$data.E19]" office:value-type="string" office:string-value="1" calcext:value-type="string">
            <text:p>1</text:p>
          </table:table-cell>
          <table:table-cell table:style-name="ce17" table:formula="of:=IFERROR(__xludf.dummyfunction(&quot;REGEXREPLACE(data!F19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19]" office:value-type="string" office:string-value="bass" calcext:value-type="string">
            <text:p>bass</text:p>
          </table:table-cell>
          <table:table-cell table:style-name="ce17" table:formula="of:=IF(ISBLANK([$data.G19]);&quot;&quot;;CONCATENATE(&quot;&lt;img src=&quot;&quot;&quot;;[.$O$2];[$data.G19];&quot;.png&quot;;&quot;&quot;&quot;/&gt;&quot;))" office:value-type="string" office:string-value="&lt;img src=&quot;piano-score-019-12-1-bass-A1b.png&quot;/&gt;" calcext:value-type="string">
            <text:p>&lt;img src="piano-score-019-12-1-bass-A1b.png"/&gt;</text:p>
          </table:table-cell>
          <table:table-cell table:style-name="ce17" table:formula="of:=CONCATENATE(&quot;&lt;img src=&quot;&quot;&quot;;[.$O$3];TEXT([$data.B19];&quot;00&quot;);&quot;-&quot;;[$data.E19];&quot;-&quot;;[.N18];&quot;.png&quot;;&quot;&quot;&quot;/&gt;&quot;)" office:value-type="string" office:string-value="&lt;img src=&quot;piano-keyboard-12-1-G1#-A1b.png&quot;/&gt;" calcext:value-type="string">
            <text:p>&lt;img src="piano-keyboard-12-1-G1#-A1b.png"/&gt;</text:p>
          </table:table-cell>
          <table:table-cell table:style-name="ce17" table:formula="of:=IFERROR(__xludf.dummyfunction(&quot;IF(ISBLANK(data!G19),&quot;&quot;&quot;&quot;,CONCATENATE(&quot;&quot;&lt;img src=&quot;&quot;&quot;&quot;&quot;&quot;,$O$4,REGEXREPLACE(N18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7" table:formula="of:=IF(ISBLANK([$data.G19]);&quot;&quot;;CONCATENATE(&quot;[sound:&quot;;[.$O$5];[$data.G19];&quot;.mp3]&quot;))" office:value-type="string" office:string-value="[sound:piano-audio-019-12-1-bass-A1b.mp3]" calcext:value-type="string">
            <text:p>[sound:piano-audio-019-12-1-bass-A1b.mp3]</text:p>
          </table:table-cell>
          <table:table-cell table:style-name="ce15" table:formula="of:=[$data.B19]" office:value-type="float" office:value="12" calcext:value-type="float">
            <text:p>12</text:p>
          </table:table-cell>
          <table:table-cell table:style-name="ce17" table:formula="of:=[$data.D19]" office:value-type="float" office:value="4" calcext:value-type="float">
            <text:p>4</text:p>
          </table:table-cell>
          <table:table-cell table:style-name="ce17"/>
          <table:table-cell table:style-name="ce21" table:formula="of:=IFERROR(__xludf.dummyfunction(&quot;REGEXREPLACE(data!F19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G1#-A1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20]; &quot; &quot;; PROPER([$data.I20]))" office:value-type="string" office:string-value="A1 Bass" calcext:value-type="string">
            <text:p>A1 Bass</text:p>
          </table:table-cell>
          <table:table-cell table:style-name="ce17" table:formula="of:=IFERROR(__xludf.dummyfunction(&quot;REGEXREPLACE(data!C20,&quot;&quot;\W|\d|b&quot;&quot;,&quot;&quot;&quot;&quot;)&quot;);&quot;A&quot;)" office:value-type="string" office:string-value="A" calcext:value-type="string">
            <text:p>A</text:p>
          </table:table-cell>
          <table:table-cell table:style-name="ce17" table:formula="of:=[$data.E20]" office:value-type="string" office:string-value="1" calcext:value-type="string">
            <text:p>1</text:p>
          </table:table-cell>
          <table:table-cell table:style-name="ce17" table:formula="of:=IFERROR(__xludf.dummyfunction(&quot;REGEXREPLACE(data!F20,&quot;&quot;[ac-zA-Z0-9]&quot;&quot;,&quot;&quot;&quot;&quot;)&quot;);&quot;&quot;)">
            <text:p/>
          </table:table-cell>
          <table:table-cell table:style-name="ce17" table:formula="of:=[$data.I20]" office:value-type="string" office:string-value="bass" calcext:value-type="string">
            <text:p>bass</text:p>
          </table:table-cell>
          <table:table-cell table:style-name="ce17" table:formula="of:=IF(ISBLANK([$data.G20]);&quot;&quot;;CONCATENATE(&quot;&lt;img src=&quot;&quot;&quot;;[.$O$2];[$data.G20];&quot;.png&quot;;&quot;&quot;&quot;/&gt;&quot;))" office:value-type="string" office:string-value="&lt;img src=&quot;piano-score-017-13-1-bass-A1.png&quot;/&gt;" calcext:value-type="string">
            <text:p>&lt;img src="piano-score-017-13-1-bass-A1.png"/&gt;</text:p>
          </table:table-cell>
          <table:table-cell table:style-name="ce17" table:formula="of:=CONCATENATE(&quot;&lt;img src=&quot;&quot;&quot;;[.$O$3];TEXT([$data.B20];&quot;00&quot;);&quot;-&quot;;[$data.E20];&quot;-&quot;;[.N19];&quot;.png&quot;;&quot;&quot;&quot;/&gt;&quot;)" office:value-type="string" office:string-value="&lt;img src=&quot;piano-keyboard-13-1-A1.png&quot;/&gt;" calcext:value-type="string">
            <text:p>&lt;img src="piano-keyboard-13-1-A1.png"/&gt;</text:p>
          </table:table-cell>
          <table:table-cell table:style-name="ce17" table:formula="of:=IFERROR(__xludf.dummyfunction(&quot;IF(ISBLANK(data!G20),&quot;&quot;&quot;&quot;,CONCATENATE(&quot;&quot;&lt;img src=&quot;&quot;&quot;&quot;&quot;&quot;,$O$4,REGEXREPLACE(N19,&quot;&quot;[0-9]&quot;&quot;,&quot;&quot;&quot;&quot;),&quot;&quot;.png&quot;&quot;,&quot;&quot;&quot;&quot;&quot;&quot;/&gt;&quot;&quot;))&quot;);&quot;&lt;img src=&quot;&quot;piano-keyboard-octave-A.png&quot;&quot;/&gt;&quot;)" office:value-type="string" office:string-value="&lt;img src=&quot;piano-keyboard-octave-A.png&quot;/&gt;" calcext:value-type="string">
            <text:p>&lt;img src="piano-keyboard-octave-A.png"/&gt;</text:p>
          </table:table-cell>
          <table:table-cell table:style-name="ce17" table:formula="of:=IF(ISBLANK([$data.G20]);&quot;&quot;;CONCATENATE(&quot;[sound:&quot;;[.$O$5];[$data.G20];&quot;.mp3]&quot;))" office:value-type="string" office:string-value="[sound:piano-audio-017-13-1-bass-A1.mp3]" calcext:value-type="string">
            <text:p>[sound:piano-audio-017-13-1-bass-A1.mp3]</text:p>
          </table:table-cell>
          <table:table-cell table:style-name="ce15" table:formula="of:=[$data.B20]" office:value-type="float" office:value="13" calcext:value-type="float">
            <text:p>13</text:p>
          </table:table-cell>
          <table:table-cell table:style-name="ce17" table:formula="of:=[$data.D20]" office:value-type="float" office:value="4" calcext:value-type="float">
            <text:p>4</text:p>
          </table:table-cell>
          <table:table-cell table:style-name="ce17"/>
          <table:table-cell table:style-name="ce21" table:formula="of:=IFERROR(__xludf.dummyfunction(&quot;REGEXREPLACE(data!F20,&quot;&quot;[ac-zA-Z0-9]&quot;&quot;,&quot;&quot;&quot;&quot;)&quot;);&quot;&quot;)">
            <text:p/>
          </table:table-cell>
          <table:table-cell table:style-name="ce15" office:value-type="string" calcext:value-type="string">
            <text:p>A1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21]; &quot; &quot;; PROPER([$data.I21]))" office:value-type="string" office:string-value="A1# Bass" calcext:value-type="string">
            <text:p>A1# Bass</text:p>
          </table:table-cell>
          <table:table-cell table:style-name="ce17" table:formula="of:=IFERROR(__xludf.dummyfunction(&quot;REGEXREPLACE(data!C21,&quot;&quot;\W|\d|b&quot;&quot;,&quot;&quot;&quot;&quot;)&quot;);&quot;A&quot;)" office:value-type="string" office:string-value="A" calcext:value-type="string">
            <text:p>A</text:p>
          </table:table-cell>
          <table:table-cell table:style-name="ce17" table:formula="of:=[$data.E21]" office:value-type="string" office:string-value="1" calcext:value-type="string">
            <text:p>1</text:p>
          </table:table-cell>
          <table:table-cell table:style-name="ce17" table:formula="of:=IFERROR(__xludf.dummyfunction(&quot;REGEXREPLACE(data!F21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21]" office:value-type="string" office:string-value="bass" calcext:value-type="string">
            <text:p>bass</text:p>
          </table:table-cell>
          <table:table-cell table:style-name="ce17" table:formula="of:=IF(ISBLANK([$data.G21]);&quot;&quot;;CONCATENATE(&quot;&lt;img src=&quot;&quot;&quot;;[.$O$2];[$data.G21];&quot;.png&quot;;&quot;&quot;&quot;/&gt;&quot;))" office:value-type="string" office:string-value="&lt;img src=&quot;piano-score-018-14-1-bass-A1#.png&quot;/&gt;" calcext:value-type="string">
            <text:p>&lt;img src="piano-score-018-14-1-bass-A1#.png"/&gt;</text:p>
          </table:table-cell>
          <table:table-cell table:style-name="ce17" table:formula="of:=CONCATENATE(&quot;&lt;img src=&quot;&quot;&quot;;[.$O$3];TEXT([$data.B21];&quot;00&quot;);&quot;-&quot;;[$data.E21];&quot;-&quot;;[.N20];&quot;.png&quot;;&quot;&quot;&quot;/&gt;&quot;)" office:value-type="string" office:string-value="&lt;img src=&quot;piano-keyboard-14-1-A1#-B1b.png&quot;/&gt;" calcext:value-type="string">
            <text:p>&lt;img src="piano-keyboard-14-1-A1#-B1b.png"/&gt;</text:p>
          </table:table-cell>
          <table:table-cell table:style-name="ce17" table:formula="of:=IFERROR(__xludf.dummyfunction(&quot;IF(ISBLANK(data!G21),&quot;&quot;&quot;&quot;,CONCATENATE(&quot;&quot;&lt;img src=&quot;&quot;&quot;&quot;&quot;&quot;,$O$4,REGEXREPLACE(N20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7" table:formula="of:=IF(ISBLANK([$data.G21]);&quot;&quot;;CONCATENATE(&quot;[sound:&quot;;[.$O$5];[$data.G21];&quot;.mp3]&quot;))" office:value-type="string" office:string-value="[sound:piano-audio-018-14-1-bass-A1#.mp3]" calcext:value-type="string">
            <text:p>[sound:piano-audio-018-14-1-bass-A1#.mp3]</text:p>
          </table:table-cell>
          <table:table-cell table:style-name="ce15" table:formula="of:=[$data.B21]" office:value-type="float" office:value="14" calcext:value-type="float">
            <text:p>14</text:p>
          </table:table-cell>
          <table:table-cell table:style-name="ce17" table:formula="of:=[$data.D21]" office:value-type="float" office:value="4" calcext:value-type="float">
            <text:p>4</text:p>
          </table:table-cell>
          <table:table-cell table:style-name="ce17"/>
          <table:table-cell table:style-name="ce21" table:formula="of:=IFERROR(__xludf.dummyfunction(&quot;REGEXREPLACE(data!F21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A1#-B1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22]; &quot; &quot;; PROPER([$data.I22]))" office:value-type="string" office:string-value="B1b Bass" calcext:value-type="string">
            <text:p>B1b Bass</text:p>
          </table:table-cell>
          <table:table-cell table:style-name="ce17" table:formula="of:=IFERROR(__xludf.dummyfunction(&quot;REGEXREPLACE(data!C22,&quot;&quot;\W|\d|b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E22]" office:value-type="string" office:string-value="1" calcext:value-type="string">
            <text:p>1</text:p>
          </table:table-cell>
          <table:table-cell table:style-name="ce17" table:formula="of:=IFERROR(__xludf.dummyfunction(&quot;REGEXREPLACE(data!F22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22]" office:value-type="string" office:string-value="bass" calcext:value-type="string">
            <text:p>bass</text:p>
          </table:table-cell>
          <table:table-cell table:style-name="ce17" table:formula="of:=IF(ISBLANK([$data.G22]);&quot;&quot;;CONCATENATE(&quot;&lt;img src=&quot;&quot;&quot;;[.$O$2];[$data.G22];&quot;.png&quot;;&quot;&quot;&quot;/&gt;&quot;))" office:value-type="string" office:string-value="&lt;img src=&quot;piano-score-021-14-1-bass-B1b.png&quot;/&gt;" calcext:value-type="string">
            <text:p>&lt;img src="piano-score-021-14-1-bass-B1b.png"/&gt;</text:p>
          </table:table-cell>
          <table:table-cell table:style-name="ce17" table:formula="of:=CONCATENATE(&quot;&lt;img src=&quot;&quot;&quot;;[.$O$3];TEXT([$data.B22];&quot;00&quot;);&quot;-&quot;;[$data.E22];&quot;-&quot;;[.N21];&quot;.png&quot;;&quot;&quot;&quot;/&gt;&quot;)" office:value-type="string" office:string-value="&lt;img src=&quot;piano-keyboard-14-1-A1#-B1b.png&quot;/&gt;" calcext:value-type="string">
            <text:p>&lt;img src="piano-keyboard-14-1-A1#-B1b.png"/&gt;</text:p>
          </table:table-cell>
          <table:table-cell table:style-name="ce17" table:formula="of:=IFERROR(__xludf.dummyfunction(&quot;IF(ISBLANK(data!G22),&quot;&quot;&quot;&quot;,CONCATENATE(&quot;&quot;&lt;img src=&quot;&quot;&quot;&quot;&quot;&quot;,$O$4,REGEXREPLACE(N21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7" table:formula="of:=IF(ISBLANK([$data.G22]);&quot;&quot;;CONCATENATE(&quot;[sound:&quot;;[.$O$5];[$data.G22];&quot;.mp3]&quot;))" office:value-type="string" office:string-value="[sound:piano-audio-021-14-1-bass-B1b.mp3]" calcext:value-type="string">
            <text:p>[sound:piano-audio-021-14-1-bass-B1b.mp3]</text:p>
          </table:table-cell>
          <table:table-cell table:style-name="ce15" table:formula="of:=[$data.B22]" office:value-type="float" office:value="14" calcext:value-type="float">
            <text:p>14</text:p>
          </table:table-cell>
          <table:table-cell table:style-name="ce17" table:formula="of:=[$data.D22]" office:value-type="float" office:value="4" calcext:value-type="float">
            <text:p>4</text:p>
          </table:table-cell>
          <table:table-cell table:style-name="ce17"/>
          <table:table-cell table:style-name="ce21" table:formula="of:=IFERROR(__xludf.dummyfunction(&quot;REGEXREPLACE(data!F22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A1#-B1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23]; &quot; &quot;; PROPER([$data.I23]))" office:value-type="string" office:string-value="B1 Bass" calcext:value-type="string">
            <text:p>B1 Bass</text:p>
          </table:table-cell>
          <table:table-cell table:style-name="ce17" table:formula="of:=IFERROR(__xludf.dummyfunction(&quot;REGEXREPLACE(data!C23,&quot;&quot;\W|\d|b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E23]" office:value-type="string" office:string-value="1" calcext:value-type="string">
            <text:p>1</text:p>
          </table:table-cell>
          <table:table-cell table:style-name="ce17" table:formula="of:=IFERROR(__xludf.dummyfunction(&quot;REGEXREPLACE(data!F23,&quot;&quot;[ac-zA-Z0-9]&quot;&quot;,&quot;&quot;&quot;&quot;)&quot;);&quot;&quot;)">
            <text:p/>
          </table:table-cell>
          <table:table-cell table:style-name="ce17" table:formula="of:=[$data.I23]" office:value-type="string" office:string-value="bass" calcext:value-type="string">
            <text:p>bass</text:p>
          </table:table-cell>
          <table:table-cell table:style-name="ce17" table:formula="of:=IF(ISBLANK([$data.G23]);&quot;&quot;;CONCATENATE(&quot;&lt;img src=&quot;&quot;&quot;;[.$O$2];[$data.G23];&quot;.png&quot;;&quot;&quot;&quot;/&gt;&quot;))" office:value-type="string" office:string-value="&lt;img src=&quot;piano-score-020-15-1-bass-B1.png&quot;/&gt;" calcext:value-type="string">
            <text:p>&lt;img src="piano-score-020-15-1-bass-B1.png"/&gt;</text:p>
          </table:table-cell>
          <table:table-cell table:style-name="ce17" table:formula="of:=CONCATENATE(&quot;&lt;img src=&quot;&quot;&quot;;[.$O$3];TEXT([$data.B23];&quot;00&quot;);&quot;-&quot;;[$data.E23];&quot;-&quot;;[.N22];&quot;.png&quot;;&quot;&quot;&quot;/&gt;&quot;)" office:value-type="string" office:string-value="&lt;img src=&quot;piano-keyboard-15-1-B1.png&quot;/&gt;" calcext:value-type="string">
            <text:p>&lt;img src="piano-keyboard-15-1-B1.png"/&gt;</text:p>
          </table:table-cell>
          <table:table-cell table:style-name="ce17" table:formula="of:=IFERROR(__xludf.dummyfunction(&quot;IF(ISBLANK(data!G23),&quot;&quot;&quot;&quot;,CONCATENATE(&quot;&quot;&lt;img src=&quot;&quot;&quot;&quot;&quot;&quot;,$O$4,REGEXREPLACE(N22,&quot;&quot;[0-9]&quot;&quot;,&quot;&quot;&quot;&quot;),&quot;&quot;.png&quot;&quot;,&quot;&quot;&quot;&quot;&quot;&quot;/&gt;&quot;&quot;))&quot;);&quot;&lt;img src=&quot;&quot;piano-keyboard-octave-B.png&quot;&quot;/&gt;&quot;)" office:value-type="string" office:string-value="&lt;img src=&quot;piano-keyboard-octave-B.png&quot;/&gt;" calcext:value-type="string">
            <text:p>&lt;img src="piano-keyboard-octave-B.png"/&gt;</text:p>
          </table:table-cell>
          <table:table-cell table:style-name="ce17" table:formula="of:=IF(ISBLANK([$data.G23]);&quot;&quot;;CONCATENATE(&quot;[sound:&quot;;[.$O$5];[$data.G23];&quot;.mp3]&quot;))" office:value-type="string" office:string-value="[sound:piano-audio-020-15-1-bass-B1.mp3]" calcext:value-type="string">
            <text:p>[sound:piano-audio-020-15-1-bass-B1.mp3]</text:p>
          </table:table-cell>
          <table:table-cell table:style-name="ce15" table:formula="of:=[$data.B23]" office:value-type="float" office:value="15" calcext:value-type="float">
            <text:p>15</text:p>
          </table:table-cell>
          <table:table-cell table:style-name="ce17" table:formula="of:=[$data.D23]" office:value-type="float" office:value="4" calcext:value-type="float">
            <text:p>4</text:p>
          </table:table-cell>
          <table:table-cell table:style-name="ce17"/>
          <table:table-cell table:style-name="ce21" table:formula="of:=IFERROR(__xludf.dummyfunction(&quot;REGEXREPLACE(data!F23,&quot;&quot;[ac-zA-Z0-9]&quot;&quot;,&quot;&quot;&quot;&quot;)&quot;);&quot;&quot;)">
            <text:p/>
          </table:table-cell>
          <table:table-cell table:style-name="ce15" office:value-type="string" calcext:value-type="string">
            <text:p>B1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24]; &quot; &quot;; PROPER([$data.I24]))" office:value-type="string" office:string-value="C2 Bass" calcext:value-type="string">
            <text:p>C2 Bass</text:p>
          </table:table-cell>
          <table:table-cell table:style-name="ce17" table:formula="of:=IFERROR(__xludf.dummyfunction(&quot;REGEXREPLACE(data!C24,&quot;&quot;\W|\d|b&quot;&quot;,&quot;&quot;&quot;&quot;)&quot;);&quot;C&quot;)" office:value-type="string" office:string-value="C" calcext:value-type="string">
            <text:p>C</text:p>
          </table:table-cell>
          <table:table-cell table:style-name="ce17" table:formula="of:=[$data.E24]" office:value-type="string" office:string-value="2" calcext:value-type="string">
            <text:p>2</text:p>
          </table:table-cell>
          <table:table-cell table:style-name="ce17" table:formula="of:=IFERROR(__xludf.dummyfunction(&quot;REGEXREPLACE(data!F24,&quot;&quot;[ac-zA-Z0-9]&quot;&quot;,&quot;&quot;&quot;&quot;)&quot;);&quot;&quot;)">
            <text:p/>
          </table:table-cell>
          <table:table-cell table:style-name="ce17" table:formula="of:=[$data.I24]" office:value-type="string" office:string-value="bass" calcext:value-type="string">
            <text:p>bass</text:p>
          </table:table-cell>
          <table:table-cell table:style-name="ce17" table:formula="of:=IF(ISBLANK([$data.G24]);&quot;&quot;;CONCATENATE(&quot;&lt;img src=&quot;&quot;&quot;;[.$O$2];[$data.G24];&quot;.png&quot;;&quot;&quot;&quot;/&gt;&quot;))" office:value-type="string" office:string-value="&lt;img src=&quot;piano-score-022-16-2-bass-C2.png&quot;/&gt;" calcext:value-type="string">
            <text:p>&lt;img src="piano-score-022-16-2-bass-C2.png"/&gt;</text:p>
          </table:table-cell>
          <table:table-cell table:style-name="ce17" table:formula="of:=CONCATENATE(&quot;&lt;img src=&quot;&quot;&quot;;[.$O$3];TEXT([$data.B24];&quot;00&quot;);&quot;-&quot;;[$data.E24];&quot;-&quot;;[.N23];&quot;.png&quot;;&quot;&quot;&quot;/&gt;&quot;)" office:value-type="string" office:string-value="&lt;img src=&quot;piano-keyboard-16-2-C2.png&quot;/&gt;" calcext:value-type="string">
            <text:p>&lt;img src="piano-keyboard-16-2-C2.png"/&gt;</text:p>
          </table:table-cell>
          <table:table-cell table:style-name="ce17" table:formula="of:=IFERROR(__xludf.dummyfunction(&quot;IF(ISBLANK(data!G24),&quot;&quot;&quot;&quot;,CONCATENATE(&quot;&quot;&lt;img src=&quot;&quot;&quot;&quot;&quot;&quot;,$O$4,REGEXREPLACE(N23,&quot;&quot;[0-9]&quot;&quot;,&quot;&quot;&quot;&quot;),&quot;&quot;.png&quot;&quot;,&quot;&quot;&quot;&quot;&quot;&quot;/&gt;&quot;&quot;))&quot;);&quot;&lt;img src=&quot;&quot;piano-keyboard-octave-C.png&quot;&quot;/&gt;&quot;)" office:value-type="string" office:string-value="&lt;img src=&quot;piano-keyboard-octave-C.png&quot;/&gt;" calcext:value-type="string">
            <text:p>&lt;img src="piano-keyboard-octave-C.png"/&gt;</text:p>
          </table:table-cell>
          <table:table-cell table:style-name="ce17" table:formula="of:=IF(ISBLANK([$data.G24]);&quot;&quot;;CONCATENATE(&quot;[sound:&quot;;[.$O$5];[$data.G24];&quot;.mp3]&quot;))" office:value-type="string" office:string-value="[sound:piano-audio-022-16-2-bass-C2.mp3]" calcext:value-type="string">
            <text:p>[sound:piano-audio-022-16-2-bass-C2.mp3]</text:p>
          </table:table-cell>
          <table:table-cell table:style-name="ce15" table:formula="of:=[$data.B24]" office:value-type="float" office:value="16" calcext:value-type="float">
            <text:p>16</text:p>
          </table:table-cell>
          <table:table-cell table:style-name="ce17" table:formula="of:=[$data.D24]" office:value-type="float" office:value="2" calcext:value-type="float">
            <text:p>2</text:p>
          </table:table-cell>
          <table:table-cell table:style-name="ce17"/>
          <table:table-cell table:style-name="ce21" table:formula="of:=IFERROR(__xludf.dummyfunction(&quot;REGEXREPLACE(data!F24,&quot;&quot;[ac-zA-Z0-9]&quot;&quot;,&quot;&quot;&quot;&quot;)&quot;);&quot;&quot;)">
            <text:p/>
          </table:table-cell>
          <table:table-cell table:style-name="ce15" office:value-type="string" calcext:value-type="string">
            <text:p>C2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25]; &quot; &quot;; PROPER([$data.I25]))" office:value-type="string" office:string-value="C2# Bass" calcext:value-type="string">
            <text:p>C2# Bass</text:p>
          </table:table-cell>
          <table:table-cell table:style-name="ce17" table:formula="of:=IFERROR(__xludf.dummyfunction(&quot;REGEXREPLACE(data!C25,&quot;&quot;\W|\d|b&quot;&quot;,&quot;&quot;&quot;&quot;)&quot;);&quot;C&quot;)" office:value-type="string" office:string-value="C" calcext:value-type="string">
            <text:p>C</text:p>
          </table:table-cell>
          <table:table-cell table:style-name="ce17" table:formula="of:=[$data.E25]" office:value-type="string" office:string-value="2" calcext:value-type="string">
            <text:p>2</text:p>
          </table:table-cell>
          <table:table-cell table:style-name="ce17" table:formula="of:=IFERROR(__xludf.dummyfunction(&quot;REGEXREPLACE(data!F25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25]" office:value-type="string" office:string-value="bass" calcext:value-type="string">
            <text:p>bass</text:p>
          </table:table-cell>
          <table:table-cell table:style-name="ce17" table:formula="of:=IF(ISBLANK([$data.G25]);&quot;&quot;;CONCATENATE(&quot;&lt;img src=&quot;&quot;&quot;;[.$O$2];[$data.G25];&quot;.png&quot;;&quot;&quot;&quot;/&gt;&quot;))" office:value-type="string" office:string-value="&lt;img src=&quot;piano-score-023-17-2-bass-C2#.png&quot;/&gt;" calcext:value-type="string">
            <text:p>&lt;img src="piano-score-023-17-2-bass-C2#.png"/&gt;</text:p>
          </table:table-cell>
          <table:table-cell table:style-name="ce17" table:formula="of:=CONCATENATE(&quot;&lt;img src=&quot;&quot;&quot;;[.$O$3];TEXT([$data.B25];&quot;00&quot;);&quot;-&quot;;[$data.E25];&quot;-&quot;;[.N24];&quot;.png&quot;;&quot;&quot;&quot;/&gt;&quot;)" office:value-type="string" office:string-value="&lt;img src=&quot;piano-keyboard-17-2-C2#-D2b.png&quot;/&gt;" calcext:value-type="string">
            <text:p>&lt;img src="piano-keyboard-17-2-C2#-D2b.png"/&gt;</text:p>
          </table:table-cell>
          <table:table-cell table:style-name="ce17" table:formula="of:=IFERROR(__xludf.dummyfunction(&quot;IF(ISBLANK(data!G25),&quot;&quot;&quot;&quot;,CONCATENATE(&quot;&quot;&lt;img src=&quot;&quot;&quot;&quot;&quot;&quot;,$O$4,REGEXREPLACE(N24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7" table:formula="of:=IF(ISBLANK([$data.G25]);&quot;&quot;;CONCATENATE(&quot;[sound:&quot;;[.$O$5];[$data.G25];&quot;.mp3]&quot;))" office:value-type="string" office:string-value="[sound:piano-audio-023-17-2-bass-C2#.mp3]" calcext:value-type="string">
            <text:p>[sound:piano-audio-023-17-2-bass-C2#.mp3]</text:p>
          </table:table-cell>
          <table:table-cell table:style-name="ce15" table:formula="of:=[$data.B25]" office:value-type="float" office:value="17" calcext:value-type="float">
            <text:p>17</text:p>
          </table:table-cell>
          <table:table-cell table:style-name="ce17" table:formula="of:=[$data.D25]" office:value-type="float" office:value="2" calcext:value-type="float">
            <text:p>2</text:p>
          </table:table-cell>
          <table:table-cell table:style-name="ce17"/>
          <table:table-cell table:style-name="ce21" table:formula="of:=IFERROR(__xludf.dummyfunction(&quot;REGEXREPLACE(data!F25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C2#-D2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26]; &quot; &quot;; PROPER([$data.I26]))" office:value-type="string" office:string-value="D2b Bass" calcext:value-type="string">
            <text:p>D2b Bass</text:p>
          </table:table-cell>
          <table:table-cell table:style-name="ce17" table:formula="of:=IFERROR(__xludf.dummyfunction(&quot;REGEXREPLACE(data!C26,&quot;&quot;\W|\d|b&quot;&quot;,&quot;&quot;&quot;&quot;)&quot;);&quot;D&quot;)" office:value-type="string" office:string-value="D" calcext:value-type="string">
            <text:p>D</text:p>
          </table:table-cell>
          <table:table-cell table:style-name="ce17" table:formula="of:=[$data.E26]" office:value-type="string" office:string-value="2" calcext:value-type="string">
            <text:p>2</text:p>
          </table:table-cell>
          <table:table-cell table:style-name="ce17" table:formula="of:=IFERROR(__xludf.dummyfunction(&quot;REGEXREPLACE(data!F26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26]" office:value-type="string" office:string-value="bass" calcext:value-type="string">
            <text:p>bass</text:p>
          </table:table-cell>
          <table:table-cell table:style-name="ce17" table:formula="of:=IF(ISBLANK([$data.G26]);&quot;&quot;;CONCATENATE(&quot;&lt;img src=&quot;&quot;&quot;;[.$O$2];[$data.G26];&quot;.png&quot;;&quot;&quot;&quot;/&gt;&quot;))" office:value-type="string" office:string-value="&lt;img src=&quot;piano-score-026-17-2-bass-D2b.png&quot;/&gt;" calcext:value-type="string">
            <text:p>&lt;img src="piano-score-026-17-2-bass-D2b.png"/&gt;</text:p>
          </table:table-cell>
          <table:table-cell table:style-name="ce17" table:formula="of:=CONCATENATE(&quot;&lt;img src=&quot;&quot;&quot;;[.$O$3];TEXT([$data.B26];&quot;00&quot;);&quot;-&quot;;[$data.E26];&quot;-&quot;;[.N25];&quot;.png&quot;;&quot;&quot;&quot;/&gt;&quot;)" office:value-type="string" office:string-value="&lt;img src=&quot;piano-keyboard-17-2-C2#-D2b.png&quot;/&gt;" calcext:value-type="string">
            <text:p>&lt;img src="piano-keyboard-17-2-C2#-D2b.png"/&gt;</text:p>
          </table:table-cell>
          <table:table-cell table:style-name="ce17" table:formula="of:=IFERROR(__xludf.dummyfunction(&quot;IF(ISBLANK(data!G26),&quot;&quot;&quot;&quot;,CONCATENATE(&quot;&quot;&lt;img src=&quot;&quot;&quot;&quot;&quot;&quot;,$O$4,REGEXREPLACE(N25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7" table:formula="of:=IF(ISBLANK([$data.G26]);&quot;&quot;;CONCATENATE(&quot;[sound:&quot;;[.$O$5];[$data.G26];&quot;.mp3]&quot;))" office:value-type="string" office:string-value="[sound:piano-audio-026-17-2-bass-D2b.mp3]" calcext:value-type="string">
            <text:p>[sound:piano-audio-026-17-2-bass-D2b.mp3]</text:p>
          </table:table-cell>
          <table:table-cell table:style-name="ce15" table:formula="of:=[$data.B26]" office:value-type="float" office:value="17" calcext:value-type="float">
            <text:p>17</text:p>
          </table:table-cell>
          <table:table-cell table:style-name="ce17" table:formula="of:=[$data.D26]" office:value-type="float" office:value="2" calcext:value-type="float">
            <text:p>2</text:p>
          </table:table-cell>
          <table:table-cell table:style-name="ce17"/>
          <table:table-cell table:style-name="ce21" table:formula="of:=IFERROR(__xludf.dummyfunction(&quot;REGEXREPLACE(data!F26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C2#-D2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27]; &quot; &quot;; PROPER([$data.I27]))" office:value-type="string" office:string-value="D2 Bass" calcext:value-type="string">
            <text:p>D2 Bass</text:p>
          </table:table-cell>
          <table:table-cell table:style-name="ce17" table:formula="of:=IFERROR(__xludf.dummyfunction(&quot;REGEXREPLACE(data!C27,&quot;&quot;\W|\d|b&quot;&quot;,&quot;&quot;&quot;&quot;)&quot;);&quot;D&quot;)" office:value-type="string" office:string-value="D" calcext:value-type="string">
            <text:p>D</text:p>
          </table:table-cell>
          <table:table-cell table:style-name="ce17" table:formula="of:=[$data.E27]" office:value-type="string" office:string-value="2" calcext:value-type="string">
            <text:p>2</text:p>
          </table:table-cell>
          <table:table-cell table:style-name="ce17" table:formula="of:=IFERROR(__xludf.dummyfunction(&quot;REGEXREPLACE(data!F27,&quot;&quot;[ac-zA-Z0-9]&quot;&quot;,&quot;&quot;&quot;&quot;)&quot;);&quot;&quot;)">
            <text:p/>
          </table:table-cell>
          <table:table-cell table:style-name="ce17" table:formula="of:=[$data.I27]" office:value-type="string" office:string-value="bass" calcext:value-type="string">
            <text:p>bass</text:p>
          </table:table-cell>
          <table:table-cell table:style-name="ce17" table:formula="of:=IF(ISBLANK([$data.G27]);&quot;&quot;;CONCATENATE(&quot;&lt;img src=&quot;&quot;&quot;;[.$O$2];[$data.G27];&quot;.png&quot;;&quot;&quot;&quot;/&gt;&quot;))" office:value-type="string" office:string-value="&lt;img src=&quot;piano-score-024-18-2-bass-D2.png&quot;/&gt;" calcext:value-type="string">
            <text:p>&lt;img src="piano-score-024-18-2-bass-D2.png"/&gt;</text:p>
          </table:table-cell>
          <table:table-cell table:style-name="ce17" table:formula="of:=CONCATENATE(&quot;&lt;img src=&quot;&quot;&quot;;[.$O$3];TEXT([$data.B27];&quot;00&quot;);&quot;-&quot;;[$data.E27];&quot;-&quot;;[.N26];&quot;.png&quot;;&quot;&quot;&quot;/&gt;&quot;)" office:value-type="string" office:string-value="&lt;img src=&quot;piano-keyboard-18-2-D2.png&quot;/&gt;" calcext:value-type="string">
            <text:p>&lt;img src="piano-keyboard-18-2-D2.png"/&gt;</text:p>
          </table:table-cell>
          <table:table-cell table:style-name="ce17" table:formula="of:=IFERROR(__xludf.dummyfunction(&quot;IF(ISBLANK(data!G27),&quot;&quot;&quot;&quot;,CONCATENATE(&quot;&quot;&lt;img src=&quot;&quot;&quot;&quot;&quot;&quot;,$O$4,REGEXREPLACE(N26,&quot;&quot;[0-9]&quot;&quot;,&quot;&quot;&quot;&quot;),&quot;&quot;.png&quot;&quot;,&quot;&quot;&quot;&quot;&quot;&quot;/&gt;&quot;&quot;))&quot;);&quot;&lt;img src=&quot;&quot;piano-keyboard-octave-D.png&quot;&quot;/&gt;&quot;)" office:value-type="string" office:string-value="&lt;img src=&quot;piano-keyboard-octave-D.png&quot;/&gt;" calcext:value-type="string">
            <text:p>&lt;img src="piano-keyboard-octave-D.png"/&gt;</text:p>
          </table:table-cell>
          <table:table-cell table:style-name="ce17" table:formula="of:=IF(ISBLANK([$data.G27]);&quot;&quot;;CONCATENATE(&quot;[sound:&quot;;[.$O$5];[$data.G27];&quot;.mp3]&quot;))" office:value-type="string" office:string-value="[sound:piano-audio-024-18-2-bass-D2.mp3]" calcext:value-type="string">
            <text:p>[sound:piano-audio-024-18-2-bass-D2.mp3]</text:p>
          </table:table-cell>
          <table:table-cell table:style-name="ce15" table:formula="of:=[$data.B27]" office:value-type="float" office:value="18" calcext:value-type="float">
            <text:p>18</text:p>
          </table:table-cell>
          <table:table-cell table:style-name="ce17" table:formula="of:=[$data.D27]" office:value-type="float" office:value="2" calcext:value-type="float">
            <text:p>2</text:p>
          </table:table-cell>
          <table:table-cell table:style-name="ce17"/>
          <table:table-cell table:style-name="ce21" table:formula="of:=IFERROR(__xludf.dummyfunction(&quot;REGEXREPLACE(data!F27,&quot;&quot;[ac-zA-Z0-9]&quot;&quot;,&quot;&quot;&quot;&quot;)&quot;);&quot;&quot;)">
            <text:p/>
          </table:table-cell>
          <table:table-cell table:style-name="ce15" office:value-type="string" calcext:value-type="string">
            <text:p>D2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28]; &quot; &quot;; PROPER([$data.I28]))" office:value-type="string" office:string-value="D2# Bass" calcext:value-type="string">
            <text:p>D2# Bass</text:p>
          </table:table-cell>
          <table:table-cell table:style-name="ce17" table:formula="of:=IFERROR(__xludf.dummyfunction(&quot;REGEXREPLACE(data!C28,&quot;&quot;\W|\d|b&quot;&quot;,&quot;&quot;&quot;&quot;)&quot;);&quot;D&quot;)" office:value-type="string" office:string-value="D" calcext:value-type="string">
            <text:p>D</text:p>
          </table:table-cell>
          <table:table-cell table:style-name="ce17" table:formula="of:=[$data.E28]" office:value-type="string" office:string-value="2" calcext:value-type="string">
            <text:p>2</text:p>
          </table:table-cell>
          <table:table-cell table:style-name="ce17" table:formula="of:=IFERROR(__xludf.dummyfunction(&quot;REGEXREPLACE(data!F28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28]" office:value-type="string" office:string-value="bass" calcext:value-type="string">
            <text:p>bass</text:p>
          </table:table-cell>
          <table:table-cell table:style-name="ce17" table:formula="of:=IF(ISBLANK([$data.G28]);&quot;&quot;;CONCATENATE(&quot;&lt;img src=&quot;&quot;&quot;;[.$O$2];[$data.G28];&quot;.png&quot;;&quot;&quot;&quot;/&gt;&quot;))" office:value-type="string" office:string-value="&lt;img src=&quot;piano-score-025-19-2-bass-D2#.png&quot;/&gt;" calcext:value-type="string">
            <text:p>&lt;img src="piano-score-025-19-2-bass-D2#.png"/&gt;</text:p>
          </table:table-cell>
          <table:table-cell table:style-name="ce17" table:formula="of:=CONCATENATE(&quot;&lt;img src=&quot;&quot;&quot;;[.$O$3];TEXT([$data.B28];&quot;00&quot;);&quot;-&quot;;[$data.E28];&quot;-&quot;;[.N27];&quot;.png&quot;;&quot;&quot;&quot;/&gt;&quot;)" office:value-type="string" office:string-value="&lt;img src=&quot;piano-keyboard-19-2-D2#-E2b.png&quot;/&gt;" calcext:value-type="string">
            <text:p>&lt;img src="piano-keyboard-19-2-D2#-E2b.png"/&gt;</text:p>
          </table:table-cell>
          <table:table-cell table:style-name="ce17" table:formula="of:=IFERROR(__xludf.dummyfunction(&quot;IF(ISBLANK(data!G28),&quot;&quot;&quot;&quot;,CONCATENATE(&quot;&quot;&lt;img src=&quot;&quot;&quot;&quot;&quot;&quot;,$O$4,REGEXREPLACE(N27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7" table:formula="of:=IF(ISBLANK([$data.G28]);&quot;&quot;;CONCATENATE(&quot;[sound:&quot;;[.$O$5];[$data.G28];&quot;.mp3]&quot;))" office:value-type="string" office:string-value="[sound:piano-audio-025-19-2-bass-D2#.mp3]" calcext:value-type="string">
            <text:p>[sound:piano-audio-025-19-2-bass-D2#.mp3]</text:p>
          </table:table-cell>
          <table:table-cell table:style-name="ce15" table:formula="of:=[$data.B28]" office:value-type="float" office:value="19" calcext:value-type="float">
            <text:p>19</text:p>
          </table:table-cell>
          <table:table-cell table:style-name="ce17" table:formula="of:=[$data.D28]" office:value-type="float" office:value="2" calcext:value-type="float">
            <text:p>2</text:p>
          </table:table-cell>
          <table:table-cell table:style-name="ce17"/>
          <table:table-cell table:style-name="ce21" table:formula="of:=IFERROR(__xludf.dummyfunction(&quot;REGEXREPLACE(data!F28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D2#-E2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29]; &quot; &quot;; PROPER([$data.I29]))" office:value-type="string" office:string-value="E2b Bass" calcext:value-type="string">
            <text:p>E2b Bass</text:p>
          </table:table-cell>
          <table:table-cell table:style-name="ce17" table:formula="of:=IFERROR(__xludf.dummyfunction(&quot;REGEXREPLACE(data!C29,&quot;&quot;\W|\d|b&quot;&quot;,&quot;&quot;&quot;&quot;)&quot;);&quot;E&quot;)" office:value-type="string" office:string-value="E" calcext:value-type="string">
            <text:p>E</text:p>
          </table:table-cell>
          <table:table-cell table:style-name="ce17" table:formula="of:=[$data.E29]" office:value-type="string" office:string-value="2" calcext:value-type="string">
            <text:p>2</text:p>
          </table:table-cell>
          <table:table-cell table:style-name="ce17" table:formula="of:=IFERROR(__xludf.dummyfunction(&quot;REGEXREPLACE(data!F29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29]" office:value-type="string" office:string-value="bass" calcext:value-type="string">
            <text:p>bass</text:p>
          </table:table-cell>
          <table:table-cell table:style-name="ce17" table:formula="of:=IF(ISBLANK([$data.G29]);&quot;&quot;;CONCATENATE(&quot;&lt;img src=&quot;&quot;&quot;;[.$O$2];[$data.G29];&quot;.png&quot;;&quot;&quot;&quot;/&gt;&quot;))" office:value-type="string" office:string-value="&lt;img src=&quot;piano-score-028-19-2-bass-E2b.png&quot;/&gt;" calcext:value-type="string">
            <text:p>&lt;img src="piano-score-028-19-2-bass-E2b.png"/&gt;</text:p>
          </table:table-cell>
          <table:table-cell table:style-name="ce17" table:formula="of:=CONCATENATE(&quot;&lt;img src=&quot;&quot;&quot;;[.$O$3];TEXT([$data.B29];&quot;00&quot;);&quot;-&quot;;[$data.E29];&quot;-&quot;;[.N28];&quot;.png&quot;;&quot;&quot;&quot;/&gt;&quot;)" office:value-type="string" office:string-value="&lt;img src=&quot;piano-keyboard-19-2-D2#-E2b.png&quot;/&gt;" calcext:value-type="string">
            <text:p>&lt;img src="piano-keyboard-19-2-D2#-E2b.png"/&gt;</text:p>
          </table:table-cell>
          <table:table-cell table:style-name="ce17" table:formula="of:=IFERROR(__xludf.dummyfunction(&quot;IF(ISBLANK(data!G29),&quot;&quot;&quot;&quot;,CONCATENATE(&quot;&quot;&lt;img src=&quot;&quot;&quot;&quot;&quot;&quot;,$O$4,REGEXREPLACE(N28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7" table:formula="of:=IF(ISBLANK([$data.G29]);&quot;&quot;;CONCATENATE(&quot;[sound:&quot;;[.$O$5];[$data.G29];&quot;.mp3]&quot;))" office:value-type="string" office:string-value="[sound:piano-audio-028-19-2-bass-E2b.mp3]" calcext:value-type="string">
            <text:p>[sound:piano-audio-028-19-2-bass-E2b.mp3]</text:p>
          </table:table-cell>
          <table:table-cell table:style-name="ce15" table:formula="of:=[$data.B29]" office:value-type="float" office:value="19" calcext:value-type="float">
            <text:p>19</text:p>
          </table:table-cell>
          <table:table-cell table:style-name="ce17" table:formula="of:=[$data.D29]" office:value-type="float" office:value="2" calcext:value-type="float">
            <text:p>2</text:p>
          </table:table-cell>
          <table:table-cell table:style-name="ce17"/>
          <table:table-cell table:style-name="ce21" table:formula="of:=IFERROR(__xludf.dummyfunction(&quot;REGEXREPLACE(data!F29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D2#-E2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30]; &quot; &quot;; PROPER([$data.I30]))" office:value-type="string" office:string-value="E2 Bass" calcext:value-type="string">
            <text:p>E2 Bass</text:p>
          </table:table-cell>
          <table:table-cell table:style-name="ce17" table:formula="of:=IFERROR(__xludf.dummyfunction(&quot;REGEXREPLACE(data!C30,&quot;&quot;\W|\d|b&quot;&quot;,&quot;&quot;&quot;&quot;)&quot;);&quot;E&quot;)" office:value-type="string" office:string-value="E" calcext:value-type="string">
            <text:p>E</text:p>
          </table:table-cell>
          <table:table-cell table:style-name="ce17" table:formula="of:=[$data.E30]" office:value-type="string" office:string-value="2" calcext:value-type="string">
            <text:p>2</text:p>
          </table:table-cell>
          <table:table-cell table:style-name="ce17" table:formula="of:=IFERROR(__xludf.dummyfunction(&quot;REGEXREPLACE(data!F30,&quot;&quot;[ac-zA-Z0-9]&quot;&quot;,&quot;&quot;&quot;&quot;)&quot;);&quot;&quot;)">
            <text:p/>
          </table:table-cell>
          <table:table-cell table:style-name="ce17" table:formula="of:=[$data.I30]" office:value-type="string" office:string-value="bass" calcext:value-type="string">
            <text:p>bass</text:p>
          </table:table-cell>
          <table:table-cell table:style-name="ce17" table:formula="of:=IF(ISBLANK([$data.G30]);&quot;&quot;;CONCATENATE(&quot;&lt;img src=&quot;&quot;&quot;;[.$O$2];[$data.G30];&quot;.png&quot;;&quot;&quot;&quot;/&gt;&quot;))" office:value-type="string" office:string-value="&lt;img src=&quot;piano-score-027-20-2-bass-E2.png&quot;/&gt;" calcext:value-type="string">
            <text:p>&lt;img src="piano-score-027-20-2-bass-E2.png"/&gt;</text:p>
          </table:table-cell>
          <table:table-cell table:style-name="ce17" table:formula="of:=CONCATENATE(&quot;&lt;img src=&quot;&quot;&quot;;[.$O$3];TEXT([$data.B30];&quot;00&quot;);&quot;-&quot;;[$data.E30];&quot;-&quot;;[.N29];&quot;.png&quot;;&quot;&quot;&quot;/&gt;&quot;)" office:value-type="string" office:string-value="&lt;img src=&quot;piano-keyboard-20-2-E2.png&quot;/&gt;" calcext:value-type="string">
            <text:p>&lt;img src="piano-keyboard-20-2-E2.png"/&gt;</text:p>
          </table:table-cell>
          <table:table-cell table:style-name="ce17" table:formula="of:=IFERROR(__xludf.dummyfunction(&quot;IF(ISBLANK(data!G30),&quot;&quot;&quot;&quot;,CONCATENATE(&quot;&quot;&lt;img src=&quot;&quot;&quot;&quot;&quot;&quot;,$O$4,REGEXREPLACE(N29,&quot;&quot;[0-9]&quot;&quot;,&quot;&quot;&quot;&quot;),&quot;&quot;.png&quot;&quot;,&quot;&quot;&quot;&quot;&quot;&quot;/&gt;&quot;&quot;))&quot;);&quot;&lt;img src=&quot;&quot;piano-keyboard-octave-E.png&quot;&quot;/&gt;&quot;)" office:value-type="string" office:string-value="&lt;img src=&quot;piano-keyboard-octave-E.png&quot;/&gt;" calcext:value-type="string">
            <text:p>&lt;img src="piano-keyboard-octave-E.png"/&gt;</text:p>
          </table:table-cell>
          <table:table-cell table:style-name="ce17" table:formula="of:=IF(ISBLANK([$data.G30]);&quot;&quot;;CONCATENATE(&quot;[sound:&quot;;[.$O$5];[$data.G30];&quot;.mp3]&quot;))" office:value-type="string" office:string-value="[sound:piano-audio-027-20-2-bass-E2.mp3]" calcext:value-type="string">
            <text:p>[sound:piano-audio-027-20-2-bass-E2.mp3]</text:p>
          </table:table-cell>
          <table:table-cell table:style-name="ce15" table:formula="of:=[$data.B30]" office:value-type="float" office:value="20" calcext:value-type="float">
            <text:p>20</text:p>
          </table:table-cell>
          <table:table-cell table:style-name="ce17" table:formula="of:=[$data.D30]" office:value-type="float" office:value="2" calcext:value-type="float">
            <text:p>2</text:p>
          </table:table-cell>
          <table:table-cell table:style-name="ce17"/>
          <table:table-cell table:style-name="ce21" table:formula="of:=IFERROR(__xludf.dummyfunction(&quot;REGEXREPLACE(data!F30,&quot;&quot;[ac-zA-Z0-9]&quot;&quot;,&quot;&quot;&quot;&quot;)&quot;);&quot;&quot;)">
            <text:p/>
          </table:table-cell>
          <table:table-cell table:style-name="ce15" office:value-type="string" calcext:value-type="string">
            <text:p>E2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31]; &quot; &quot;; PROPER([$data.I31]))" office:value-type="string" office:string-value="F2 Bass" calcext:value-type="string">
            <text:p>F2 Bass</text:p>
          </table:table-cell>
          <table:table-cell table:style-name="ce17" table:formula="of:=IFERROR(__xludf.dummyfunction(&quot;REGEXREPLACE(data!C31,&quot;&quot;\W|\d|b&quot;&quot;,&quot;&quot;&quot;&quot;)&quot;);&quot;F&quot;)" office:value-type="string" office:string-value="F" calcext:value-type="string">
            <text:p>F</text:p>
          </table:table-cell>
          <table:table-cell table:style-name="ce17" table:formula="of:=[$data.E31]" office:value-type="string" office:string-value="2" calcext:value-type="string">
            <text:p>2</text:p>
          </table:table-cell>
          <table:table-cell table:style-name="ce17" table:formula="of:=IFERROR(__xludf.dummyfunction(&quot;REGEXREPLACE(data!F31,&quot;&quot;[ac-zA-Z0-9]&quot;&quot;,&quot;&quot;&quot;&quot;)&quot;);&quot;&quot;)">
            <text:p/>
          </table:table-cell>
          <table:table-cell table:style-name="ce17" table:formula="of:=[$data.I31]" office:value-type="string" office:string-value="bass" calcext:value-type="string">
            <text:p>bass</text:p>
          </table:table-cell>
          <table:table-cell table:style-name="ce17" table:formula="of:=IF(ISBLANK([$data.G31]);&quot;&quot;;CONCATENATE(&quot;&lt;img src=&quot;&quot;&quot;;[.$O$2];[$data.G31];&quot;.png&quot;;&quot;&quot;&quot;/&gt;&quot;))" office:value-type="string" office:string-value="&lt;img src=&quot;piano-score-029-21-2-bass-F2.png&quot;/&gt;" calcext:value-type="string">
            <text:p>&lt;img src="piano-score-029-21-2-bass-F2.png"/&gt;</text:p>
          </table:table-cell>
          <table:table-cell table:style-name="ce17" table:formula="of:=CONCATENATE(&quot;&lt;img src=&quot;&quot;&quot;;[.$O$3];TEXT([$data.B31];&quot;00&quot;);&quot;-&quot;;[$data.E31];&quot;-&quot;;[.N30];&quot;.png&quot;;&quot;&quot;&quot;/&gt;&quot;)" office:value-type="string" office:string-value="&lt;img src=&quot;piano-keyboard-21-2-F2.png&quot;/&gt;" calcext:value-type="string">
            <text:p>&lt;img src="piano-keyboard-21-2-F2.png"/&gt;</text:p>
          </table:table-cell>
          <table:table-cell table:style-name="ce17" table:formula="of:=IFERROR(__xludf.dummyfunction(&quot;IF(ISBLANK(data!G31),&quot;&quot;&quot;&quot;,CONCATENATE(&quot;&quot;&lt;img src=&quot;&quot;&quot;&quot;&quot;&quot;,$O$4,REGEXREPLACE(N30,&quot;&quot;[0-9]&quot;&quot;,&quot;&quot;&quot;&quot;),&quot;&quot;.png&quot;&quot;,&quot;&quot;&quot;&quot;&quot;&quot;/&gt;&quot;&quot;))&quot;);&quot;&lt;img src=&quot;&quot;piano-keyboard-octave-F.png&quot;&quot;/&gt;&quot;)" office:value-type="string" office:string-value="&lt;img src=&quot;piano-keyboard-octave-F.png&quot;/&gt;" calcext:value-type="string">
            <text:p>&lt;img src="piano-keyboard-octave-F.png"/&gt;</text:p>
          </table:table-cell>
          <table:table-cell table:style-name="ce17" table:formula="of:=IF(ISBLANK([$data.G31]);&quot;&quot;;CONCATENATE(&quot;[sound:&quot;;[.$O$5];[$data.G31];&quot;.mp3]&quot;))" office:value-type="string" office:string-value="[sound:piano-audio-029-21-2-bass-F2.mp3]" calcext:value-type="string">
            <text:p>[sound:piano-audio-029-21-2-bass-F2.mp3]</text:p>
          </table:table-cell>
          <table:table-cell table:style-name="ce15" table:formula="of:=[$data.B31]" office:value-type="float" office:value="21" calcext:value-type="float">
            <text:p>21</text:p>
          </table:table-cell>
          <table:table-cell table:style-name="ce17" table:formula="of:=[$data.D31]" office:value-type="float" office:value="2" calcext:value-type="float">
            <text:p>2</text:p>
          </table:table-cell>
          <table:table-cell table:style-name="ce17"/>
          <table:table-cell table:style-name="ce21" table:formula="of:=IFERROR(__xludf.dummyfunction(&quot;REGEXREPLACE(data!F31,&quot;&quot;[ac-zA-Z0-9]&quot;&quot;,&quot;&quot;&quot;&quot;)&quot;);&quot;&quot;)">
            <text:p/>
          </table:table-cell>
          <table:table-cell table:style-name="ce15" office:value-type="string" calcext:value-type="string">
            <text:p>F2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32]; &quot; &quot;; PROPER([$data.I32]))" office:value-type="string" office:string-value="F2# Bass" calcext:value-type="string">
            <text:p>F2# Bass</text:p>
          </table:table-cell>
          <table:table-cell table:style-name="ce17" table:formula="of:=IFERROR(__xludf.dummyfunction(&quot;REGEXREPLACE(data!C32,&quot;&quot;\W|\d|b&quot;&quot;,&quot;&quot;&quot;&quot;)&quot;);&quot;F&quot;)" office:value-type="string" office:string-value="F" calcext:value-type="string">
            <text:p>F</text:p>
          </table:table-cell>
          <table:table-cell table:style-name="ce17" table:formula="of:=[$data.E32]" office:value-type="string" office:string-value="2" calcext:value-type="string">
            <text:p>2</text:p>
          </table:table-cell>
          <table:table-cell table:style-name="ce17" table:formula="of:=IFERROR(__xludf.dummyfunction(&quot;REGEXREPLACE(data!F32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32]" office:value-type="string" office:string-value="bass" calcext:value-type="string">
            <text:p>bass</text:p>
          </table:table-cell>
          <table:table-cell table:style-name="ce17" table:formula="of:=IF(ISBLANK([$data.G32]);&quot;&quot;;CONCATENATE(&quot;&lt;img src=&quot;&quot;&quot;;[.$O$2];[$data.G32];&quot;.png&quot;;&quot;&quot;&quot;/&gt;&quot;))" office:value-type="string" office:string-value="&lt;img src=&quot;piano-score-030-22-2-bass-F2#.png&quot;/&gt;" calcext:value-type="string">
            <text:p>&lt;img src="piano-score-030-22-2-bass-F2#.png"/&gt;</text:p>
          </table:table-cell>
          <table:table-cell table:style-name="ce17" table:formula="of:=CONCATENATE(&quot;&lt;img src=&quot;&quot;&quot;;[.$O$3];TEXT([$data.B32];&quot;00&quot;);&quot;-&quot;;[$data.E32];&quot;-&quot;;[.N31];&quot;.png&quot;;&quot;&quot;&quot;/&gt;&quot;)" office:value-type="string" office:string-value="&lt;img src=&quot;piano-keyboard-22-2-F2#-G2b.png&quot;/&gt;" calcext:value-type="string">
            <text:p>&lt;img src="piano-keyboard-22-2-F2#-G2b.png"/&gt;</text:p>
          </table:table-cell>
          <table:table-cell table:style-name="ce17" table:formula="of:=IFERROR(__xludf.dummyfunction(&quot;IF(ISBLANK(data!G32),&quot;&quot;&quot;&quot;,CONCATENATE(&quot;&quot;&lt;img src=&quot;&quot;&quot;&quot;&quot;&quot;,$O$4,REGEXREPLACE(N31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7" table:formula="of:=IF(ISBLANK([$data.G32]);&quot;&quot;;CONCATENATE(&quot;[sound:&quot;;[.$O$5];[$data.G32];&quot;.mp3]&quot;))" office:value-type="string" office:string-value="[sound:piano-audio-030-22-2-bass-F2#.mp3]" calcext:value-type="string">
            <text:p>[sound:piano-audio-030-22-2-bass-F2#.mp3]</text:p>
          </table:table-cell>
          <table:table-cell table:style-name="ce15" table:formula="of:=[$data.B32]" office:value-type="float" office:value="22" calcext:value-type="float">
            <text:p>22</text:p>
          </table:table-cell>
          <table:table-cell table:style-name="ce17" table:formula="of:=[$data.D32]" office:value-type="float" office:value="2" calcext:value-type="float">
            <text:p>2</text:p>
          </table:table-cell>
          <table:table-cell table:style-name="ce17"/>
          <table:table-cell table:style-name="ce21" table:formula="of:=IFERROR(__xludf.dummyfunction(&quot;REGEXREPLACE(data!F32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F2#-G2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33]; &quot; &quot;; PROPER([$data.I33]))" office:value-type="string" office:string-value="G2b Bass" calcext:value-type="string">
            <text:p>G2b Bass</text:p>
          </table:table-cell>
          <table:table-cell table:style-name="ce17" table:formula="of:=IFERROR(__xludf.dummyfunction(&quot;REGEXREPLACE(data!C33,&quot;&quot;\W|\d|b&quot;&quot;,&quot;&quot;&quot;&quot;)&quot;);&quot;G&quot;)" office:value-type="string" office:string-value="G" calcext:value-type="string">
            <text:p>G</text:p>
          </table:table-cell>
          <table:table-cell table:style-name="ce17" table:formula="of:=[$data.E33]" office:value-type="string" office:string-value="2" calcext:value-type="string">
            <text:p>2</text:p>
          </table:table-cell>
          <table:table-cell table:style-name="ce17" table:formula="of:=IFERROR(__xludf.dummyfunction(&quot;REGEXREPLACE(data!F33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33]" office:value-type="string" office:string-value="bass" calcext:value-type="string">
            <text:p>bass</text:p>
          </table:table-cell>
          <table:table-cell table:style-name="ce17" table:formula="of:=IF(ISBLANK([$data.G33]);&quot;&quot;;CONCATENATE(&quot;&lt;img src=&quot;&quot;&quot;;[.$O$2];[$data.G33];&quot;.png&quot;;&quot;&quot;&quot;/&gt;&quot;))" office:value-type="string" office:string-value="&lt;img src=&quot;piano-score-033-22-2-bass-G2b.png&quot;/&gt;" calcext:value-type="string">
            <text:p>&lt;img src="piano-score-033-22-2-bass-G2b.png"/&gt;</text:p>
          </table:table-cell>
          <table:table-cell table:style-name="ce17" table:formula="of:=CONCATENATE(&quot;&lt;img src=&quot;&quot;&quot;;[.$O$3];TEXT([$data.B33];&quot;00&quot;);&quot;-&quot;;[$data.E33];&quot;-&quot;;[.N32];&quot;.png&quot;;&quot;&quot;&quot;/&gt;&quot;)" office:value-type="string" office:string-value="&lt;img src=&quot;piano-keyboard-22-2-F2#-G2b.png&quot;/&gt;" calcext:value-type="string">
            <text:p>&lt;img src="piano-keyboard-22-2-F2#-G2b.png"/&gt;</text:p>
          </table:table-cell>
          <table:table-cell table:style-name="ce17" table:formula="of:=IFERROR(__xludf.dummyfunction(&quot;IF(ISBLANK(data!G33),&quot;&quot;&quot;&quot;,CONCATENATE(&quot;&quot;&lt;img src=&quot;&quot;&quot;&quot;&quot;&quot;,$O$4,REGEXREPLACE(N32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7" table:formula="of:=IF(ISBLANK([$data.G33]);&quot;&quot;;CONCATENATE(&quot;[sound:&quot;;[.$O$5];[$data.G33];&quot;.mp3]&quot;))" office:value-type="string" office:string-value="[sound:piano-audio-033-22-2-bass-G2b.mp3]" calcext:value-type="string">
            <text:p>[sound:piano-audio-033-22-2-bass-G2b.mp3]</text:p>
          </table:table-cell>
          <table:table-cell table:style-name="ce15" table:formula="of:=[$data.B33]" office:value-type="float" office:value="22" calcext:value-type="float">
            <text:p>22</text:p>
          </table:table-cell>
          <table:table-cell table:style-name="ce17" table:formula="of:=[$data.D33]" office:value-type="float" office:value="2" calcext:value-type="float">
            <text:p>2</text:p>
          </table:table-cell>
          <table:table-cell table:style-name="ce17"/>
          <table:table-cell table:style-name="ce21" table:formula="of:=IFERROR(__xludf.dummyfunction(&quot;REGEXREPLACE(data!F33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F2#-G2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34]; &quot; &quot;; PROPER([$data.I34]))" office:value-type="string" office:string-value="G2 Bass" calcext:value-type="string">
            <text:p>G2 Bass</text:p>
          </table:table-cell>
          <table:table-cell table:style-name="ce17" table:formula="of:=IFERROR(__xludf.dummyfunction(&quot;REGEXREPLACE(data!C34,&quot;&quot;\W|\d|b&quot;&quot;,&quot;&quot;&quot;&quot;)&quot;);&quot;G&quot;)" office:value-type="string" office:string-value="G" calcext:value-type="string">
            <text:p>G</text:p>
          </table:table-cell>
          <table:table-cell table:style-name="ce17" table:formula="of:=[$data.E34]" office:value-type="string" office:string-value="2" calcext:value-type="string">
            <text:p>2</text:p>
          </table:table-cell>
          <table:table-cell table:style-name="ce17" table:formula="of:=IFERROR(__xludf.dummyfunction(&quot;REGEXREPLACE(data!F34,&quot;&quot;[ac-zA-Z0-9]&quot;&quot;,&quot;&quot;&quot;&quot;)&quot;);&quot;&quot;)">
            <text:p/>
          </table:table-cell>
          <table:table-cell table:style-name="ce17" table:formula="of:=[$data.I34]" office:value-type="string" office:string-value="bass" calcext:value-type="string">
            <text:p>bass</text:p>
          </table:table-cell>
          <table:table-cell table:style-name="ce17" table:formula="of:=IF(ISBLANK([$data.G34]);&quot;&quot;;CONCATENATE(&quot;&lt;img src=&quot;&quot;&quot;;[.$O$2];[$data.G34];&quot;.png&quot;;&quot;&quot;&quot;/&gt;&quot;))" office:value-type="string" office:string-value="&lt;img src=&quot;piano-score-031-23-2-bass-G2.png&quot;/&gt;" calcext:value-type="string">
            <text:p>&lt;img src="piano-score-031-23-2-bass-G2.png"/&gt;</text:p>
          </table:table-cell>
          <table:table-cell table:style-name="ce17" table:formula="of:=CONCATENATE(&quot;&lt;img src=&quot;&quot;&quot;;[.$O$3];TEXT([$data.B34];&quot;00&quot;);&quot;-&quot;;[$data.E34];&quot;-&quot;;[.N33];&quot;.png&quot;;&quot;&quot;&quot;/&gt;&quot;)" office:value-type="string" office:string-value="&lt;img src=&quot;piano-keyboard-23-2-G2.png&quot;/&gt;" calcext:value-type="string">
            <text:p>&lt;img src="piano-keyboard-23-2-G2.png"/&gt;</text:p>
          </table:table-cell>
          <table:table-cell table:style-name="ce17" table:formula="of:=IFERROR(__xludf.dummyfunction(&quot;IF(ISBLANK(data!G34),&quot;&quot;&quot;&quot;,CONCATENATE(&quot;&quot;&lt;img src=&quot;&quot;&quot;&quot;&quot;&quot;,$O$4,REGEXREPLACE(N33,&quot;&quot;[0-9]&quot;&quot;,&quot;&quot;&quot;&quot;),&quot;&quot;.png&quot;&quot;,&quot;&quot;&quot;&quot;&quot;&quot;/&gt;&quot;&quot;))&quot;);&quot;&lt;img src=&quot;&quot;piano-keyboard-octave-G.png&quot;&quot;/&gt;&quot;)" office:value-type="string" office:string-value="&lt;img src=&quot;piano-keyboard-octave-G.png&quot;/&gt;" calcext:value-type="string">
            <text:p>&lt;img src="piano-keyboard-octave-G.png"/&gt;</text:p>
          </table:table-cell>
          <table:table-cell table:style-name="ce17" table:formula="of:=IF(ISBLANK([$data.G34]);&quot;&quot;;CONCATENATE(&quot;[sound:&quot;;[.$O$5];[$data.G34];&quot;.mp3]&quot;))" office:value-type="string" office:string-value="[sound:piano-audio-031-23-2-bass-G2.mp3]" calcext:value-type="string">
            <text:p>[sound:piano-audio-031-23-2-bass-G2.mp3]</text:p>
          </table:table-cell>
          <table:table-cell table:style-name="ce15" table:formula="of:=[$data.B34]" office:value-type="float" office:value="23" calcext:value-type="float">
            <text:p>23</text:p>
          </table:table-cell>
          <table:table-cell table:style-name="ce17" table:formula="of:=[$data.D34]" office:value-type="float" office:value="2" calcext:value-type="float">
            <text:p>2</text:p>
          </table:table-cell>
          <table:table-cell table:style-name="ce17"/>
          <table:table-cell table:style-name="ce21" table:formula="of:=IFERROR(__xludf.dummyfunction(&quot;REGEXREPLACE(data!F34,&quot;&quot;[ac-zA-Z0-9]&quot;&quot;,&quot;&quot;&quot;&quot;)&quot;);&quot;&quot;)">
            <text:p/>
          </table:table-cell>
          <table:table-cell table:style-name="ce15" office:value-type="string" calcext:value-type="string">
            <text:p>G2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35]; &quot; &quot;; PROPER([$data.I35]))" office:value-type="string" office:string-value="G2# Bass" calcext:value-type="string">
            <text:p>G2# Bass</text:p>
          </table:table-cell>
          <table:table-cell table:style-name="ce17" table:formula="of:=IFERROR(__xludf.dummyfunction(&quot;REGEXREPLACE(data!C35,&quot;&quot;\W|\d|b&quot;&quot;,&quot;&quot;&quot;&quot;)&quot;);&quot;G&quot;)" office:value-type="string" office:string-value="G" calcext:value-type="string">
            <text:p>G</text:p>
          </table:table-cell>
          <table:table-cell table:style-name="ce17" table:formula="of:=[$data.E35]" office:value-type="string" office:string-value="2" calcext:value-type="string">
            <text:p>2</text:p>
          </table:table-cell>
          <table:table-cell table:style-name="ce17" table:formula="of:=IFERROR(__xludf.dummyfunction(&quot;REGEXREPLACE(data!F35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35]" office:value-type="string" office:string-value="bass" calcext:value-type="string">
            <text:p>bass</text:p>
          </table:table-cell>
          <table:table-cell table:style-name="ce17" table:formula="of:=IF(ISBLANK([$data.G35]);&quot;&quot;;CONCATENATE(&quot;&lt;img src=&quot;&quot;&quot;;[.$O$2];[$data.G35];&quot;.png&quot;;&quot;&quot;&quot;/&gt;&quot;))" office:value-type="string" office:string-value="&lt;img src=&quot;piano-score-032-24-2-bass-G2#.png&quot;/&gt;" calcext:value-type="string">
            <text:p>&lt;img src="piano-score-032-24-2-bass-G2#.png"/&gt;</text:p>
          </table:table-cell>
          <table:table-cell table:style-name="ce17" table:formula="of:=CONCATENATE(&quot;&lt;img src=&quot;&quot;&quot;;[.$O$3];TEXT([$data.B35];&quot;00&quot;);&quot;-&quot;;[$data.E35];&quot;-&quot;;[.N34];&quot;.png&quot;;&quot;&quot;&quot;/&gt;&quot;)" office:value-type="string" office:string-value="&lt;img src=&quot;piano-keyboard-24-2-G2#-A2b.png&quot;/&gt;" calcext:value-type="string">
            <text:p>&lt;img src="piano-keyboard-24-2-G2#-A2b.png"/&gt;</text:p>
          </table:table-cell>
          <table:table-cell table:style-name="ce17" table:formula="of:=IFERROR(__xludf.dummyfunction(&quot;IF(ISBLANK(data!G35),&quot;&quot;&quot;&quot;,CONCATENATE(&quot;&quot;&lt;img src=&quot;&quot;&quot;&quot;&quot;&quot;,$O$4,REGEXREPLACE(N34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7" table:formula="of:=IF(ISBLANK([$data.G35]);&quot;&quot;;CONCATENATE(&quot;[sound:&quot;;[.$O$5];[$data.G35];&quot;.mp3]&quot;))" office:value-type="string" office:string-value="[sound:piano-audio-032-24-2-bass-G2#.mp3]" calcext:value-type="string">
            <text:p>[sound:piano-audio-032-24-2-bass-G2#.mp3]</text:p>
          </table:table-cell>
          <table:table-cell table:style-name="ce15" table:formula="of:=[$data.B35]" office:value-type="float" office:value="24" calcext:value-type="float">
            <text:p>24</text:p>
          </table:table-cell>
          <table:table-cell table:style-name="ce17" table:formula="of:=[$data.D35]" office:value-type="float" office:value="2" calcext:value-type="float">
            <text:p>2</text:p>
          </table:table-cell>
          <table:table-cell table:style-name="ce17"/>
          <table:table-cell table:style-name="ce21" table:formula="of:=IFERROR(__xludf.dummyfunction(&quot;REGEXREPLACE(data!F35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G2#-A2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36]; &quot; &quot;; PROPER([$data.I36]))" office:value-type="string" office:string-value="A2b Bass" calcext:value-type="string">
            <text:p>A2b Bass</text:p>
          </table:table-cell>
          <table:table-cell table:style-name="ce17" table:formula="of:=IFERROR(__xludf.dummyfunction(&quot;REGEXREPLACE(data!C36,&quot;&quot;\W|\d|b&quot;&quot;,&quot;&quot;&quot;&quot;)&quot;);&quot;A&quot;)" office:value-type="string" office:string-value="A" calcext:value-type="string">
            <text:p>A</text:p>
          </table:table-cell>
          <table:table-cell table:style-name="ce17" table:formula="of:=[$data.E36]" office:value-type="string" office:string-value="2" calcext:value-type="string">
            <text:p>2</text:p>
          </table:table-cell>
          <table:table-cell table:style-name="ce17" table:formula="of:=IFERROR(__xludf.dummyfunction(&quot;REGEXREPLACE(data!F36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36]" office:value-type="string" office:string-value="bass" calcext:value-type="string">
            <text:p>bass</text:p>
          </table:table-cell>
          <table:table-cell table:style-name="ce17" table:formula="of:=IF(ISBLANK([$data.G36]);&quot;&quot;;CONCATENATE(&quot;&lt;img src=&quot;&quot;&quot;;[.$O$2];[$data.G36];&quot;.png&quot;;&quot;&quot;&quot;/&gt;&quot;))" office:value-type="string" office:string-value="&lt;img src=&quot;piano-score-036-24-2-bass-A2b.png&quot;/&gt;" calcext:value-type="string">
            <text:p>&lt;img src="piano-score-036-24-2-bass-A2b.png"/&gt;</text:p>
          </table:table-cell>
          <table:table-cell table:style-name="ce17" table:formula="of:=CONCATENATE(&quot;&lt;img src=&quot;&quot;&quot;;[.$O$3];TEXT([$data.B36];&quot;00&quot;);&quot;-&quot;;[$data.E36];&quot;-&quot;;[.N35];&quot;.png&quot;;&quot;&quot;&quot;/&gt;&quot;)" office:value-type="string" office:string-value="&lt;img src=&quot;piano-keyboard-24-2-G2#-A2b.png&quot;/&gt;" calcext:value-type="string">
            <text:p>&lt;img src="piano-keyboard-24-2-G2#-A2b.png"/&gt;</text:p>
          </table:table-cell>
          <table:table-cell table:style-name="ce17" table:formula="of:=IFERROR(__xludf.dummyfunction(&quot;IF(ISBLANK(data!G36),&quot;&quot;&quot;&quot;,CONCATENATE(&quot;&quot;&lt;img src=&quot;&quot;&quot;&quot;&quot;&quot;,$O$4,REGEXREPLACE(N35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7" table:formula="of:=IF(ISBLANK([$data.G36]);&quot;&quot;;CONCATENATE(&quot;[sound:&quot;;[.$O$5];[$data.G36];&quot;.mp3]&quot;))" office:value-type="string" office:string-value="[sound:piano-audio-036-24-2-bass-A2b.mp3]" calcext:value-type="string">
            <text:p>[sound:piano-audio-036-24-2-bass-A2b.mp3]</text:p>
          </table:table-cell>
          <table:table-cell table:style-name="ce15" table:formula="of:=[$data.B36]" office:value-type="float" office:value="24" calcext:value-type="float">
            <text:p>24</text:p>
          </table:table-cell>
          <table:table-cell table:style-name="ce17" table:formula="of:=[$data.D36]" office:value-type="float" office:value="2" calcext:value-type="float">
            <text:p>2</text:p>
          </table:table-cell>
          <table:table-cell table:style-name="ce17"/>
          <table:table-cell table:style-name="ce21" table:formula="of:=IFERROR(__xludf.dummyfunction(&quot;REGEXREPLACE(data!F36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G2#-A2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37]; &quot; &quot;; PROPER([$data.I37]))" office:value-type="string" office:string-value="A2 Bass" calcext:value-type="string">
            <text:p>A2 Bass</text:p>
          </table:table-cell>
          <table:table-cell table:style-name="ce17" table:formula="of:=IFERROR(__xludf.dummyfunction(&quot;REGEXREPLACE(data!C37,&quot;&quot;\W|\d|b&quot;&quot;,&quot;&quot;&quot;&quot;)&quot;);&quot;A&quot;)" office:value-type="string" office:string-value="A" calcext:value-type="string">
            <text:p>A</text:p>
          </table:table-cell>
          <table:table-cell table:style-name="ce17" table:formula="of:=[$data.E37]" office:value-type="string" office:string-value="2" calcext:value-type="string">
            <text:p>2</text:p>
          </table:table-cell>
          <table:table-cell table:style-name="ce17" table:formula="of:=IFERROR(__xludf.dummyfunction(&quot;REGEXREPLACE(data!F37,&quot;&quot;[ac-zA-Z0-9]&quot;&quot;,&quot;&quot;&quot;&quot;)&quot;);&quot;&quot;)">
            <text:p/>
          </table:table-cell>
          <table:table-cell table:style-name="ce17" table:formula="of:=[$data.I37]" office:value-type="string" office:string-value="bass" calcext:value-type="string">
            <text:p>bass</text:p>
          </table:table-cell>
          <table:table-cell table:style-name="ce17" table:formula="of:=IF(ISBLANK([$data.G37]);&quot;&quot;;CONCATENATE(&quot;&lt;img src=&quot;&quot;&quot;;[.$O$2];[$data.G37];&quot;.png&quot;;&quot;&quot;&quot;/&gt;&quot;))" office:value-type="string" office:string-value="&lt;img src=&quot;piano-score-034-25-2-bass-A2.png&quot;/&gt;" calcext:value-type="string">
            <text:p>&lt;img src="piano-score-034-25-2-bass-A2.png"/&gt;</text:p>
          </table:table-cell>
          <table:table-cell table:style-name="ce17" table:formula="of:=CONCATENATE(&quot;&lt;img src=&quot;&quot;&quot;;[.$O$3];TEXT([$data.B37];&quot;00&quot;);&quot;-&quot;;[$data.E37];&quot;-&quot;;[.N36];&quot;.png&quot;;&quot;&quot;&quot;/&gt;&quot;)" office:value-type="string" office:string-value="&lt;img src=&quot;piano-keyboard-25-2-A2.png&quot;/&gt;" calcext:value-type="string">
            <text:p>&lt;img src="piano-keyboard-25-2-A2.png"/&gt;</text:p>
          </table:table-cell>
          <table:table-cell table:style-name="ce17" table:formula="of:=IFERROR(__xludf.dummyfunction(&quot;IF(ISBLANK(data!G37),&quot;&quot;&quot;&quot;,CONCATENATE(&quot;&quot;&lt;img src=&quot;&quot;&quot;&quot;&quot;&quot;,$O$4,REGEXREPLACE(N36,&quot;&quot;[0-9]&quot;&quot;,&quot;&quot;&quot;&quot;),&quot;&quot;.png&quot;&quot;,&quot;&quot;&quot;&quot;&quot;&quot;/&gt;&quot;&quot;))&quot;);&quot;&lt;img src=&quot;&quot;piano-keyboard-octave-A.png&quot;&quot;/&gt;&quot;)" office:value-type="string" office:string-value="&lt;img src=&quot;piano-keyboard-octave-A.png&quot;/&gt;" calcext:value-type="string">
            <text:p>&lt;img src="piano-keyboard-octave-A.png"/&gt;</text:p>
          </table:table-cell>
          <table:table-cell table:style-name="ce17" table:formula="of:=IF(ISBLANK([$data.G37]);&quot;&quot;;CONCATENATE(&quot;[sound:&quot;;[.$O$5];[$data.G37];&quot;.mp3]&quot;))" office:value-type="string" office:string-value="[sound:piano-audio-034-25-2-bass-A2.mp3]" calcext:value-type="string">
            <text:p>[sound:piano-audio-034-25-2-bass-A2.mp3]</text:p>
          </table:table-cell>
          <table:table-cell table:style-name="ce15" table:formula="of:=[$data.B37]" office:value-type="float" office:value="25" calcext:value-type="float">
            <text:p>25</text:p>
          </table:table-cell>
          <table:table-cell table:style-name="ce17" table:formula="of:=[$data.D37]" office:value-type="float" office:value="2" calcext:value-type="float">
            <text:p>2</text:p>
          </table:table-cell>
          <table:table-cell table:style-name="ce17"/>
          <table:table-cell table:style-name="ce21" table:formula="of:=IFERROR(__xludf.dummyfunction(&quot;REGEXREPLACE(data!F37,&quot;&quot;[ac-zA-Z0-9]&quot;&quot;,&quot;&quot;&quot;&quot;)&quot;);&quot;&quot;)">
            <text:p/>
          </table:table-cell>
          <table:table-cell table:style-name="ce15" office:value-type="string" calcext:value-type="string">
            <text:p>A2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38]; &quot; &quot;; PROPER([$data.I38]))" office:value-type="string" office:string-value="A2# Bass" calcext:value-type="string">
            <text:p>A2# Bass</text:p>
          </table:table-cell>
          <table:table-cell table:style-name="ce17" table:formula="of:=IFERROR(__xludf.dummyfunction(&quot;REGEXREPLACE(data!C38,&quot;&quot;\W|\d|b&quot;&quot;,&quot;&quot;&quot;&quot;)&quot;);&quot;A&quot;)" office:value-type="string" office:string-value="A" calcext:value-type="string">
            <text:p>A</text:p>
          </table:table-cell>
          <table:table-cell table:style-name="ce17" table:formula="of:=[$data.E38]" office:value-type="string" office:string-value="2" calcext:value-type="string">
            <text:p>2</text:p>
          </table:table-cell>
          <table:table-cell table:style-name="ce17" table:formula="of:=IFERROR(__xludf.dummyfunction(&quot;REGEXREPLACE(data!F38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38]" office:value-type="string" office:string-value="bass" calcext:value-type="string">
            <text:p>bass</text:p>
          </table:table-cell>
          <table:table-cell table:style-name="ce17" table:formula="of:=IF(ISBLANK([$data.G38]);&quot;&quot;;CONCATENATE(&quot;&lt;img src=&quot;&quot;&quot;;[.$O$2];[$data.G38];&quot;.png&quot;;&quot;&quot;&quot;/&gt;&quot;))" office:value-type="string" office:string-value="&lt;img src=&quot;piano-score-035-26-2-bass-A2#.png&quot;/&gt;" calcext:value-type="string">
            <text:p>&lt;img src="piano-score-035-26-2-bass-A2#.png"/&gt;</text:p>
          </table:table-cell>
          <table:table-cell table:style-name="ce17" table:formula="of:=CONCATENATE(&quot;&lt;img src=&quot;&quot;&quot;;[.$O$3];TEXT([$data.B38];&quot;00&quot;);&quot;-&quot;;[$data.E38];&quot;-&quot;;[.N37];&quot;.png&quot;;&quot;&quot;&quot;/&gt;&quot;)" office:value-type="string" office:string-value="&lt;img src=&quot;piano-keyboard-26-2-A2#-B2b.png&quot;/&gt;" calcext:value-type="string">
            <text:p>&lt;img src="piano-keyboard-26-2-A2#-B2b.png"/&gt;</text:p>
          </table:table-cell>
          <table:table-cell table:style-name="ce17" table:formula="of:=IFERROR(__xludf.dummyfunction(&quot;IF(ISBLANK(data!G38),&quot;&quot;&quot;&quot;,CONCATENATE(&quot;&quot;&lt;img src=&quot;&quot;&quot;&quot;&quot;&quot;,$O$4,REGEXREPLACE(N37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7" table:formula="of:=IF(ISBLANK([$data.G38]);&quot;&quot;;CONCATENATE(&quot;[sound:&quot;;[.$O$5];[$data.G38];&quot;.mp3]&quot;))" office:value-type="string" office:string-value="[sound:piano-audio-035-26-2-bass-A2#.mp3]" calcext:value-type="string">
            <text:p>[sound:piano-audio-035-26-2-bass-A2#.mp3]</text:p>
          </table:table-cell>
          <table:table-cell table:style-name="ce15" table:formula="of:=[$data.B38]" office:value-type="float" office:value="26" calcext:value-type="float">
            <text:p>26</text:p>
          </table:table-cell>
          <table:table-cell table:style-name="ce17" table:formula="of:=[$data.D38]" office:value-type="float" office:value="2" calcext:value-type="float">
            <text:p>2</text:p>
          </table:table-cell>
          <table:table-cell table:style-name="ce17"/>
          <table:table-cell table:style-name="ce21" table:formula="of:=IFERROR(__xludf.dummyfunction(&quot;REGEXREPLACE(data!F38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A2#-B2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39]; &quot; &quot;; PROPER([$data.I39]))" office:value-type="string" office:string-value="B2b Bass" calcext:value-type="string">
            <text:p>B2b Bass</text:p>
          </table:table-cell>
          <table:table-cell table:style-name="ce17" table:formula="of:=IFERROR(__xludf.dummyfunction(&quot;REGEXREPLACE(data!C39,&quot;&quot;\W|\d|b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E39]" office:value-type="string" office:string-value="2" calcext:value-type="string">
            <text:p>2</text:p>
          </table:table-cell>
          <table:table-cell table:style-name="ce17" table:formula="of:=IFERROR(__xludf.dummyfunction(&quot;REGEXREPLACE(data!F39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39]" office:value-type="string" office:string-value="bass" calcext:value-type="string">
            <text:p>bass</text:p>
          </table:table-cell>
          <table:table-cell table:style-name="ce17" table:formula="of:=IF(ISBLANK([$data.G39]);&quot;&quot;;CONCATENATE(&quot;&lt;img src=&quot;&quot;&quot;;[.$O$2];[$data.G39];&quot;.png&quot;;&quot;&quot;&quot;/&gt;&quot;))" office:value-type="string" office:string-value="&lt;img src=&quot;piano-score-038-26-2-bass-B2b.png&quot;/&gt;" calcext:value-type="string">
            <text:p>&lt;img src="piano-score-038-26-2-bass-B2b.png"/&gt;</text:p>
          </table:table-cell>
          <table:table-cell table:style-name="ce17" table:formula="of:=CONCATENATE(&quot;&lt;img src=&quot;&quot;&quot;;[.$O$3];TEXT([$data.B39];&quot;00&quot;);&quot;-&quot;;[$data.E39];&quot;-&quot;;[.N38];&quot;.png&quot;;&quot;&quot;&quot;/&gt;&quot;)" office:value-type="string" office:string-value="&lt;img src=&quot;piano-keyboard-26-2-A2#-B2b.png&quot;/&gt;" calcext:value-type="string">
            <text:p>&lt;img src="piano-keyboard-26-2-A2#-B2b.png"/&gt;</text:p>
          </table:table-cell>
          <table:table-cell table:style-name="ce17" table:formula="of:=IFERROR(__xludf.dummyfunction(&quot;IF(ISBLANK(data!G39),&quot;&quot;&quot;&quot;,CONCATENATE(&quot;&quot;&lt;img src=&quot;&quot;&quot;&quot;&quot;&quot;,$O$4,REGEXREPLACE(N38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7" table:formula="of:=IF(ISBLANK([$data.G39]);&quot;&quot;;CONCATENATE(&quot;[sound:&quot;;[.$O$5];[$data.G39];&quot;.mp3]&quot;))" office:value-type="string" office:string-value="[sound:piano-audio-038-26-2-bass-B2b.mp3]" calcext:value-type="string">
            <text:p>[sound:piano-audio-038-26-2-bass-B2b.mp3]</text:p>
          </table:table-cell>
          <table:table-cell table:style-name="ce15" table:formula="of:=[$data.B39]" office:value-type="float" office:value="26" calcext:value-type="float">
            <text:p>26</text:p>
          </table:table-cell>
          <table:table-cell table:style-name="ce17" table:formula="of:=[$data.D39]" office:value-type="float" office:value="2" calcext:value-type="float">
            <text:p>2</text:p>
          </table:table-cell>
          <table:table-cell table:style-name="ce17"/>
          <table:table-cell table:style-name="ce21" table:formula="of:=IFERROR(__xludf.dummyfunction(&quot;REGEXREPLACE(data!F39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A2#-B2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40]; &quot; &quot;; PROPER([$data.I40]))" office:value-type="string" office:string-value="B2 Bass" calcext:value-type="string">
            <text:p>B2 Bass</text:p>
          </table:table-cell>
          <table:table-cell table:style-name="ce17" table:formula="of:=IFERROR(__xludf.dummyfunction(&quot;REGEXREPLACE(data!C40,&quot;&quot;\W|\d|b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E40]" office:value-type="string" office:string-value="2" calcext:value-type="string">
            <text:p>2</text:p>
          </table:table-cell>
          <table:table-cell table:style-name="ce17" table:formula="of:=IFERROR(__xludf.dummyfunction(&quot;REGEXREPLACE(data!F40,&quot;&quot;[ac-zA-Z0-9]&quot;&quot;,&quot;&quot;&quot;&quot;)&quot;);&quot;&quot;)">
            <text:p/>
          </table:table-cell>
          <table:table-cell table:style-name="ce17" table:formula="of:=[$data.I40]" office:value-type="string" office:string-value="bass" calcext:value-type="string">
            <text:p>bass</text:p>
          </table:table-cell>
          <table:table-cell table:style-name="ce17" table:formula="of:=IF(ISBLANK([$data.G40]);&quot;&quot;;CONCATENATE(&quot;&lt;img src=&quot;&quot;&quot;;[.$O$2];[$data.G40];&quot;.png&quot;;&quot;&quot;&quot;/&gt;&quot;))" office:value-type="string" office:string-value="&lt;img src=&quot;piano-score-037-27-2-bass-B2.png&quot;/&gt;" calcext:value-type="string">
            <text:p>&lt;img src="piano-score-037-27-2-bass-B2.png"/&gt;</text:p>
          </table:table-cell>
          <table:table-cell table:style-name="ce17" table:formula="of:=CONCATENATE(&quot;&lt;img src=&quot;&quot;&quot;;[.$O$3];TEXT([$data.B40];&quot;00&quot;);&quot;-&quot;;[$data.E40];&quot;-&quot;;[.N39];&quot;.png&quot;;&quot;&quot;&quot;/&gt;&quot;)" office:value-type="string" office:string-value="&lt;img src=&quot;piano-keyboard-27-2-B2.png&quot;/&gt;" calcext:value-type="string">
            <text:p>&lt;img src="piano-keyboard-27-2-B2.png"/&gt;</text:p>
          </table:table-cell>
          <table:table-cell table:style-name="ce17" table:formula="of:=IFERROR(__xludf.dummyfunction(&quot;IF(ISBLANK(data!G40),&quot;&quot;&quot;&quot;,CONCATENATE(&quot;&quot;&lt;img src=&quot;&quot;&quot;&quot;&quot;&quot;,$O$4,REGEXREPLACE(N39,&quot;&quot;[0-9]&quot;&quot;,&quot;&quot;&quot;&quot;),&quot;&quot;.png&quot;&quot;,&quot;&quot;&quot;&quot;&quot;&quot;/&gt;&quot;&quot;))&quot;);&quot;&lt;img src=&quot;&quot;piano-keyboard-octave-B.png&quot;&quot;/&gt;&quot;)" office:value-type="string" office:string-value="&lt;img src=&quot;piano-keyboard-octave-B.png&quot;/&gt;" calcext:value-type="string">
            <text:p>&lt;img src="piano-keyboard-octave-B.png"/&gt;</text:p>
          </table:table-cell>
          <table:table-cell table:style-name="ce17" table:formula="of:=IF(ISBLANK([$data.G40]);&quot;&quot;;CONCATENATE(&quot;[sound:&quot;;[.$O$5];[$data.G40];&quot;.mp3]&quot;))" office:value-type="string" office:string-value="[sound:piano-audio-037-27-2-bass-B2.mp3]" calcext:value-type="string">
            <text:p>[sound:piano-audio-037-27-2-bass-B2.mp3]</text:p>
          </table:table-cell>
          <table:table-cell table:style-name="ce15" table:formula="of:=[$data.B40]" office:value-type="float" office:value="27" calcext:value-type="float">
            <text:p>27</text:p>
          </table:table-cell>
          <table:table-cell table:style-name="ce17" table:formula="of:=[$data.D40]" office:value-type="float" office:value="2" calcext:value-type="float">
            <text:p>2</text:p>
          </table:table-cell>
          <table:table-cell table:style-name="ce17"/>
          <table:table-cell table:style-name="ce21" table:formula="of:=IFERROR(__xludf.dummyfunction(&quot;REGEXREPLACE(data!F40,&quot;&quot;[ac-zA-Z0-9]&quot;&quot;,&quot;&quot;&quot;&quot;)&quot;);&quot;&quot;)">
            <text:p/>
          </table:table-cell>
          <table:table-cell table:style-name="ce15" office:value-type="string" calcext:value-type="string">
            <text:p>B2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41]; &quot; &quot;; PROPER([$data.I41]))" office:value-type="string" office:string-value="C3 Treble" calcext:value-type="string">
            <text:p>C3 Treble</text:p>
          </table:table-cell>
          <table:table-cell table:style-name="ce17" table:formula="of:=IFERROR(__xludf.dummyfunction(&quot;REGEXREPLACE(data!C41,&quot;&quot;\W|\d|b&quot;&quot;,&quot;&quot;&quot;&quot;)&quot;);&quot;C&quot;)" office:value-type="string" office:string-value="C" calcext:value-type="string">
            <text:p>C</text:p>
          </table:table-cell>
          <table:table-cell table:style-name="ce17" table:formula="of:=[$data.E41]" office:value-type="string" office:string-value="3" calcext:value-type="string">
            <text:p>3</text:p>
          </table:table-cell>
          <table:table-cell table:style-name="ce17" table:formula="of:=IFERROR(__xludf.dummyfunction(&quot;REGEXREPLACE(data!F41,&quot;&quot;[ac-zA-Z0-9]&quot;&quot;,&quot;&quot;&quot;&quot;)&quot;);&quot;&quot;)">
            <text:p/>
          </table:table-cell>
          <table:table-cell table:style-name="ce17" table:formula="of:=[$data.I41]" office:value-type="string" office:string-value="treble" calcext:value-type="string">
            <text:p>treble</text:p>
          </table:table-cell>
          <table:table-cell table:style-name="ce17" table:formula="of:=IF(ISBLANK([$data.G41]);&quot;&quot;;CONCATENATE(&quot;&lt;img src=&quot;&quot;&quot;;[.$O$2];[$data.G41];&quot;.png&quot;;&quot;&quot;&quot;/&gt;&quot;))" office:value-type="string" office:string-value="&lt;img src=&quot;piano-score-039-28-3-treble-C3.png&quot;/&gt;" calcext:value-type="string">
            <text:p>&lt;img src="piano-score-039-28-3-treble-C3.png"/&gt;</text:p>
          </table:table-cell>
          <table:table-cell table:style-name="ce17" table:formula="of:=CONCATENATE(&quot;&lt;img src=&quot;&quot;&quot;;[.$O$3];TEXT([$data.B41];&quot;00&quot;);&quot;-&quot;;[$data.E41];&quot;-&quot;;[.N40];&quot;.png&quot;;&quot;&quot;&quot;/&gt;&quot;)" office:value-type="string" office:string-value="&lt;img src=&quot;piano-keyboard-28-3-C3.png&quot;/&gt;" calcext:value-type="string">
            <text:p>&lt;img src="piano-keyboard-28-3-C3.png"/&gt;</text:p>
          </table:table-cell>
          <table:table-cell table:style-name="ce17" table:formula="of:=IFERROR(__xludf.dummyfunction(&quot;IF(ISBLANK(data!G41),&quot;&quot;&quot;&quot;,CONCATENATE(&quot;&quot;&lt;img src=&quot;&quot;&quot;&quot;&quot;&quot;,$O$4,REGEXREPLACE(N40,&quot;&quot;[0-9]&quot;&quot;,&quot;&quot;&quot;&quot;),&quot;&quot;.png&quot;&quot;,&quot;&quot;&quot;&quot;&quot;&quot;/&gt;&quot;&quot;))&quot;);&quot;&lt;img src=&quot;&quot;piano-keyboard-octave-C.png&quot;&quot;/&gt;&quot;)" office:value-type="string" office:string-value="&lt;img src=&quot;piano-keyboard-octave-C.png&quot;/&gt;" calcext:value-type="string">
            <text:p>&lt;img src="piano-keyboard-octave-C.png"/&gt;</text:p>
          </table:table-cell>
          <table:table-cell table:style-name="ce17" table:formula="of:=IF(ISBLANK([$data.G41]);&quot;&quot;;CONCATENATE(&quot;[sound:&quot;;[.$O$5];[$data.G41];&quot;.mp3]&quot;))" office:value-type="string" office:string-value="[sound:piano-audio-039-28-3-treble-C3.mp3]" calcext:value-type="string">
            <text:p>[sound:piano-audio-039-28-3-treble-C3.mp3]</text:p>
          </table:table-cell>
          <table:table-cell table:style-name="ce15" table:formula="of:=[$data.B41]" office:value-type="float" office:value="28" calcext:value-type="float">
            <text:p>28</text:p>
          </table:table-cell>
          <table:table-cell table:style-name="ce17" table:formula="of:=[$data.D41]" office:value-type="float" office:value="3" calcext:value-type="float">
            <text:p>3</text:p>
          </table:table-cell>
          <table:table-cell table:style-name="ce17"/>
          <table:table-cell table:style-name="ce21" table:formula="of:=IFERROR(__xludf.dummyfunction(&quot;REGEXREPLACE(data!F41,&quot;&quot;[ac-zA-Z0-9]&quot;&quot;,&quot;&quot;&quot;&quot;)&quot;);&quot;&quot;)">
            <text:p/>
          </table:table-cell>
          <table:table-cell table:style-name="ce15" office:value-type="string" calcext:value-type="string">
            <text:p>C3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42]; &quot; &quot;; PROPER([$data.I42]))" office:value-type="string" office:string-value="C3# Treble" calcext:value-type="string">
            <text:p>C3# Treble</text:p>
          </table:table-cell>
          <table:table-cell table:style-name="ce17" table:formula="of:=IFERROR(__xludf.dummyfunction(&quot;REGEXREPLACE(data!C42,&quot;&quot;\W|\d|b&quot;&quot;,&quot;&quot;&quot;&quot;)&quot;);&quot;C&quot;)" office:value-type="string" office:string-value="C" calcext:value-type="string">
            <text:p>C</text:p>
          </table:table-cell>
          <table:table-cell table:style-name="ce17" table:formula="of:=[$data.E42]" office:value-type="string" office:string-value="3" calcext:value-type="string">
            <text:p>3</text:p>
          </table:table-cell>
          <table:table-cell table:style-name="ce17" table:formula="of:=IFERROR(__xludf.dummyfunction(&quot;REGEXREPLACE(data!F42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42]" office:value-type="string" office:string-value="treble" calcext:value-type="string">
            <text:p>treble</text:p>
          </table:table-cell>
          <table:table-cell table:style-name="ce17" table:formula="of:=IF(ISBLANK([$data.G42]);&quot;&quot;;CONCATENATE(&quot;&lt;img src=&quot;&quot;&quot;;[.$O$2];[$data.G42];&quot;.png&quot;;&quot;&quot;&quot;/&gt;&quot;))" office:value-type="string" office:string-value="&lt;img src=&quot;piano-score-040-29-3-treble-C3#.png&quot;/&gt;" calcext:value-type="string">
            <text:p>&lt;img src="piano-score-040-29-3-treble-C3#.png"/&gt;</text:p>
          </table:table-cell>
          <table:table-cell table:style-name="ce17" table:formula="of:=CONCATENATE(&quot;&lt;img src=&quot;&quot;&quot;;[.$O$3];TEXT([$data.B42];&quot;00&quot;);&quot;-&quot;;[$data.E42];&quot;-&quot;;[.N41];&quot;.png&quot;;&quot;&quot;&quot;/&gt;&quot;)" office:value-type="string" office:string-value="&lt;img src=&quot;piano-keyboard-29-3-C3#-D3b.png&quot;/&gt;" calcext:value-type="string">
            <text:p>&lt;img src="piano-keyboard-29-3-C3#-D3b.png"/&gt;</text:p>
          </table:table-cell>
          <table:table-cell table:style-name="ce17" table:formula="of:=IFERROR(__xludf.dummyfunction(&quot;IF(ISBLANK(data!G42),&quot;&quot;&quot;&quot;,CONCATENATE(&quot;&quot;&lt;img src=&quot;&quot;&quot;&quot;&quot;&quot;,$O$4,REGEXREPLACE(N41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7" table:formula="of:=IF(ISBLANK([$data.G42]);&quot;&quot;;CONCATENATE(&quot;[sound:&quot;;[.$O$5];[$data.G42];&quot;.mp3]&quot;))" office:value-type="string" office:string-value="[sound:piano-audio-040-29-3-treble-C3#.mp3]" calcext:value-type="string">
            <text:p>[sound:piano-audio-040-29-3-treble-C3#.mp3]</text:p>
          </table:table-cell>
          <table:table-cell table:style-name="ce15" table:formula="of:=[$data.B42]" office:value-type="float" office:value="29" calcext:value-type="float">
            <text:p>29</text:p>
          </table:table-cell>
          <table:table-cell table:style-name="ce17" table:formula="of:=[$data.D42]" office:value-type="float" office:value="3" calcext:value-type="float">
            <text:p>3</text:p>
          </table:table-cell>
          <table:table-cell table:style-name="ce17"/>
          <table:table-cell table:style-name="ce21" table:formula="of:=IFERROR(__xludf.dummyfunction(&quot;REGEXREPLACE(data!F42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C3#-D3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43]; &quot; &quot;; PROPER([$data.I43]))" office:value-type="string" office:string-value="D3b Treble" calcext:value-type="string">
            <text:p>D3b Treble</text:p>
          </table:table-cell>
          <table:table-cell table:style-name="ce17" table:formula="of:=IFERROR(__xludf.dummyfunction(&quot;REGEXREPLACE(data!C43,&quot;&quot;\W|\d|b&quot;&quot;,&quot;&quot;&quot;&quot;)&quot;);&quot;D&quot;)" office:value-type="string" office:string-value="D" calcext:value-type="string">
            <text:p>D</text:p>
          </table:table-cell>
          <table:table-cell table:style-name="ce17" table:formula="of:=[$data.E43]" office:value-type="string" office:string-value="3" calcext:value-type="string">
            <text:p>3</text:p>
          </table:table-cell>
          <table:table-cell table:style-name="ce17" table:formula="of:=IFERROR(__xludf.dummyfunction(&quot;REGEXREPLACE(data!F43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43]" office:value-type="string" office:string-value="treble" calcext:value-type="string">
            <text:p>treble</text:p>
          </table:table-cell>
          <table:table-cell table:style-name="ce17" table:formula="of:=IF(ISBLANK([$data.G43]);&quot;&quot;;CONCATENATE(&quot;&lt;img src=&quot;&quot;&quot;;[.$O$2];[$data.G43];&quot;.png&quot;;&quot;&quot;&quot;/&gt;&quot;))" office:value-type="string" office:string-value="&lt;img src=&quot;piano-score-043-29-3-treble-D3b.png&quot;/&gt;" calcext:value-type="string">
            <text:p>&lt;img src="piano-score-043-29-3-treble-D3b.png"/&gt;</text:p>
          </table:table-cell>
          <table:table-cell table:style-name="ce17" table:formula="of:=CONCATENATE(&quot;&lt;img src=&quot;&quot;&quot;;[.$O$3];TEXT([$data.B43];&quot;00&quot;);&quot;-&quot;;[$data.E43];&quot;-&quot;;[.N42];&quot;.png&quot;;&quot;&quot;&quot;/&gt;&quot;)" office:value-type="string" office:string-value="&lt;img src=&quot;piano-keyboard-29-3-C3#-D3b.png&quot;/&gt;" calcext:value-type="string">
            <text:p>&lt;img src="piano-keyboard-29-3-C3#-D3b.png"/&gt;</text:p>
          </table:table-cell>
          <table:table-cell table:style-name="ce17" table:formula="of:=IFERROR(__xludf.dummyfunction(&quot;IF(ISBLANK(data!G43),&quot;&quot;&quot;&quot;,CONCATENATE(&quot;&quot;&lt;img src=&quot;&quot;&quot;&quot;&quot;&quot;,$O$4,REGEXREPLACE(N42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7" table:formula="of:=IF(ISBLANK([$data.G43]);&quot;&quot;;CONCATENATE(&quot;[sound:&quot;;[.$O$5];[$data.G43];&quot;.mp3]&quot;))" office:value-type="string" office:string-value="[sound:piano-audio-043-29-3-treble-D3b.mp3]" calcext:value-type="string">
            <text:p>[sound:piano-audio-043-29-3-treble-D3b.mp3]</text:p>
          </table:table-cell>
          <table:table-cell table:style-name="ce15" table:formula="of:=[$data.B43]" office:value-type="float" office:value="29" calcext:value-type="float">
            <text:p>29</text:p>
          </table:table-cell>
          <table:table-cell table:style-name="ce17" table:formula="of:=[$data.D43]" office:value-type="float" office:value="3" calcext:value-type="float">
            <text:p>3</text:p>
          </table:table-cell>
          <table:table-cell table:style-name="ce17"/>
          <table:table-cell table:style-name="ce21" table:formula="of:=IFERROR(__xludf.dummyfunction(&quot;REGEXREPLACE(data!F43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C3#-D3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44]; &quot; &quot;; PROPER([$data.I44]))" office:value-type="string" office:string-value="D3 Treble" calcext:value-type="string">
            <text:p>D3 Treble</text:p>
          </table:table-cell>
          <table:table-cell table:style-name="ce17" table:formula="of:=IFERROR(__xludf.dummyfunction(&quot;REGEXREPLACE(data!C44,&quot;&quot;\W|\d|b&quot;&quot;,&quot;&quot;&quot;&quot;)&quot;);&quot;D&quot;)" office:value-type="string" office:string-value="D" calcext:value-type="string">
            <text:p>D</text:p>
          </table:table-cell>
          <table:table-cell table:style-name="ce17" table:formula="of:=[$data.E44]" office:value-type="string" office:string-value="3" calcext:value-type="string">
            <text:p>3</text:p>
          </table:table-cell>
          <table:table-cell table:style-name="ce17" table:formula="of:=IFERROR(__xludf.dummyfunction(&quot;REGEXREPLACE(data!F44,&quot;&quot;[ac-zA-Z0-9]&quot;&quot;,&quot;&quot;&quot;&quot;)&quot;);&quot;&quot;)">
            <text:p/>
          </table:table-cell>
          <table:table-cell table:style-name="ce17" table:formula="of:=[$data.I44]" office:value-type="string" office:string-value="treble" calcext:value-type="string">
            <text:p>treble</text:p>
          </table:table-cell>
          <table:table-cell table:style-name="ce17" table:formula="of:=IF(ISBLANK([$data.G44]);&quot;&quot;;CONCATENATE(&quot;&lt;img src=&quot;&quot;&quot;;[.$O$2];[$data.G44];&quot;.png&quot;;&quot;&quot;&quot;/&gt;&quot;))" office:value-type="string" office:string-value="&lt;img src=&quot;piano-score-041-30-3-treble-D3.png&quot;/&gt;" calcext:value-type="string">
            <text:p>&lt;img src="piano-score-041-30-3-treble-D3.png"/&gt;</text:p>
          </table:table-cell>
          <table:table-cell table:style-name="ce17" table:formula="of:=CONCATENATE(&quot;&lt;img src=&quot;&quot;&quot;;[.$O$3];TEXT([$data.B44];&quot;00&quot;);&quot;-&quot;;[$data.E44];&quot;-&quot;;[.N43];&quot;.png&quot;;&quot;&quot;&quot;/&gt;&quot;)" office:value-type="string" office:string-value="&lt;img src=&quot;piano-keyboard-30-3-D3.png&quot;/&gt;" calcext:value-type="string">
            <text:p>&lt;img src="piano-keyboard-30-3-D3.png"/&gt;</text:p>
          </table:table-cell>
          <table:table-cell table:style-name="ce17" table:formula="of:=IFERROR(__xludf.dummyfunction(&quot;IF(ISBLANK(data!G44),&quot;&quot;&quot;&quot;,CONCATENATE(&quot;&quot;&lt;img src=&quot;&quot;&quot;&quot;&quot;&quot;,$O$4,REGEXREPLACE(N43,&quot;&quot;[0-9]&quot;&quot;,&quot;&quot;&quot;&quot;),&quot;&quot;.png&quot;&quot;,&quot;&quot;&quot;&quot;&quot;&quot;/&gt;&quot;&quot;))&quot;);&quot;&lt;img src=&quot;&quot;piano-keyboard-octave-D.png&quot;&quot;/&gt;&quot;)" office:value-type="string" office:string-value="&lt;img src=&quot;piano-keyboard-octave-D.png&quot;/&gt;" calcext:value-type="string">
            <text:p>&lt;img src="piano-keyboard-octave-D.png"/&gt;</text:p>
          </table:table-cell>
          <table:table-cell table:style-name="ce17" table:formula="of:=IF(ISBLANK([$data.G44]);&quot;&quot;;CONCATENATE(&quot;[sound:&quot;;[.$O$5];[$data.G44];&quot;.mp3]&quot;))" office:value-type="string" office:string-value="[sound:piano-audio-041-30-3-treble-D3.mp3]" calcext:value-type="string">
            <text:p>[sound:piano-audio-041-30-3-treble-D3.mp3]</text:p>
          </table:table-cell>
          <table:table-cell table:style-name="ce15" table:formula="of:=[$data.B44]" office:value-type="float" office:value="30" calcext:value-type="float">
            <text:p>30</text:p>
          </table:table-cell>
          <table:table-cell table:style-name="ce17" table:formula="of:=[$data.D44]" office:value-type="float" office:value="3" calcext:value-type="float">
            <text:p>3</text:p>
          </table:table-cell>
          <table:table-cell table:style-name="ce17"/>
          <table:table-cell table:style-name="ce21" table:formula="of:=IFERROR(__xludf.dummyfunction(&quot;REGEXREPLACE(data!F44,&quot;&quot;[ac-zA-Z0-9]&quot;&quot;,&quot;&quot;&quot;&quot;)&quot;);&quot;&quot;)">
            <text:p/>
          </table:table-cell>
          <table:table-cell table:style-name="ce15" office:value-type="string" calcext:value-type="string">
            <text:p>D3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45]; &quot; &quot;; PROPER([$data.I45]))" office:value-type="string" office:string-value="D3# Treble" calcext:value-type="string">
            <text:p>D3# Treble</text:p>
          </table:table-cell>
          <table:table-cell table:style-name="ce17" table:formula="of:=IFERROR(__xludf.dummyfunction(&quot;REGEXREPLACE(data!C45,&quot;&quot;\W|\d|b&quot;&quot;,&quot;&quot;&quot;&quot;)&quot;);&quot;D&quot;)" office:value-type="string" office:string-value="D" calcext:value-type="string">
            <text:p>D</text:p>
          </table:table-cell>
          <table:table-cell table:style-name="ce17" table:formula="of:=[$data.E45]" office:value-type="string" office:string-value="3" calcext:value-type="string">
            <text:p>3</text:p>
          </table:table-cell>
          <table:table-cell table:style-name="ce17" table:formula="of:=IFERROR(__xludf.dummyfunction(&quot;REGEXREPLACE(data!F45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45]" office:value-type="string" office:string-value="treble" calcext:value-type="string">
            <text:p>treble</text:p>
          </table:table-cell>
          <table:table-cell table:style-name="ce17" table:formula="of:=IF(ISBLANK([$data.G45]);&quot;&quot;;CONCATENATE(&quot;&lt;img src=&quot;&quot;&quot;;[.$O$2];[$data.G45];&quot;.png&quot;;&quot;&quot;&quot;/&gt;&quot;))" office:value-type="string" office:string-value="&lt;img src=&quot;piano-score-042-31-3-treble-D3#.png&quot;/&gt;" calcext:value-type="string">
            <text:p>&lt;img src="piano-score-042-31-3-treble-D3#.png"/&gt;</text:p>
          </table:table-cell>
          <table:table-cell table:style-name="ce17" table:formula="of:=CONCATENATE(&quot;&lt;img src=&quot;&quot;&quot;;[.$O$3];TEXT([$data.B45];&quot;00&quot;);&quot;-&quot;;[$data.E45];&quot;-&quot;;[.N44];&quot;.png&quot;;&quot;&quot;&quot;/&gt;&quot;)" office:value-type="string" office:string-value="&lt;img src=&quot;piano-keyboard-31-3-D3#-E3b.png&quot;/&gt;" calcext:value-type="string">
            <text:p>&lt;img src="piano-keyboard-31-3-D3#-E3b.png"/&gt;</text:p>
          </table:table-cell>
          <table:table-cell table:style-name="ce17" table:formula="of:=IFERROR(__xludf.dummyfunction(&quot;IF(ISBLANK(data!G45),&quot;&quot;&quot;&quot;,CONCATENATE(&quot;&quot;&lt;img src=&quot;&quot;&quot;&quot;&quot;&quot;,$O$4,REGEXREPLACE(N44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7" table:formula="of:=IF(ISBLANK([$data.G45]);&quot;&quot;;CONCATENATE(&quot;[sound:&quot;;[.$O$5];[$data.G45];&quot;.mp3]&quot;))" office:value-type="string" office:string-value="[sound:piano-audio-042-31-3-treble-D3#.mp3]" calcext:value-type="string">
            <text:p>[sound:piano-audio-042-31-3-treble-D3#.mp3]</text:p>
          </table:table-cell>
          <table:table-cell table:style-name="ce15" table:formula="of:=[$data.B45]" office:value-type="float" office:value="31" calcext:value-type="float">
            <text:p>31</text:p>
          </table:table-cell>
          <table:table-cell table:style-name="ce17" table:formula="of:=[$data.D45]" office:value-type="float" office:value="3" calcext:value-type="float">
            <text:p>3</text:p>
          </table:table-cell>
          <table:table-cell table:style-name="ce17"/>
          <table:table-cell table:style-name="ce21" table:formula="of:=IFERROR(__xludf.dummyfunction(&quot;REGEXREPLACE(data!F45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D3#-E3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46]; &quot; &quot;; PROPER([$data.I46]))" office:value-type="string" office:string-value="E3b Treble" calcext:value-type="string">
            <text:p>E3b Treble</text:p>
          </table:table-cell>
          <table:table-cell table:style-name="ce17" table:formula="of:=IFERROR(__xludf.dummyfunction(&quot;REGEXREPLACE(data!C46,&quot;&quot;\W|\d|b&quot;&quot;,&quot;&quot;&quot;&quot;)&quot;);&quot;E&quot;)" office:value-type="string" office:string-value="E" calcext:value-type="string">
            <text:p>E</text:p>
          </table:table-cell>
          <table:table-cell table:style-name="ce17" table:formula="of:=[$data.E46]" office:value-type="string" office:string-value="3" calcext:value-type="string">
            <text:p>3</text:p>
          </table:table-cell>
          <table:table-cell table:style-name="ce17" table:formula="of:=IFERROR(__xludf.dummyfunction(&quot;REGEXREPLACE(data!F46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46]" office:value-type="string" office:string-value="treble" calcext:value-type="string">
            <text:p>treble</text:p>
          </table:table-cell>
          <table:table-cell table:style-name="ce17" table:formula="of:=IF(ISBLANK([$data.G46]);&quot;&quot;;CONCATENATE(&quot;&lt;img src=&quot;&quot;&quot;;[.$O$2];[$data.G46];&quot;.png&quot;;&quot;&quot;&quot;/&gt;&quot;))" office:value-type="string" office:string-value="&lt;img src=&quot;piano-score-045-31-3-treble-E3b.png&quot;/&gt;" calcext:value-type="string">
            <text:p>&lt;img src="piano-score-045-31-3-treble-E3b.png"/&gt;</text:p>
          </table:table-cell>
          <table:table-cell table:style-name="ce17" table:formula="of:=CONCATENATE(&quot;&lt;img src=&quot;&quot;&quot;;[.$O$3];TEXT([$data.B46];&quot;00&quot;);&quot;-&quot;;[$data.E46];&quot;-&quot;;[.N45];&quot;.png&quot;;&quot;&quot;&quot;/&gt;&quot;)" office:value-type="string" office:string-value="&lt;img src=&quot;piano-keyboard-31-3-D3#-E3b.png&quot;/&gt;" calcext:value-type="string">
            <text:p>&lt;img src="piano-keyboard-31-3-D3#-E3b.png"/&gt;</text:p>
          </table:table-cell>
          <table:table-cell table:style-name="ce17" table:formula="of:=IFERROR(__xludf.dummyfunction(&quot;IF(ISBLANK(data!G46),&quot;&quot;&quot;&quot;,CONCATENATE(&quot;&quot;&lt;img src=&quot;&quot;&quot;&quot;&quot;&quot;,$O$4,REGEXREPLACE(N45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7" table:formula="of:=IF(ISBLANK([$data.G46]);&quot;&quot;;CONCATENATE(&quot;[sound:&quot;;[.$O$5];[$data.G46];&quot;.mp3]&quot;))" office:value-type="string" office:string-value="[sound:piano-audio-045-31-3-treble-E3b.mp3]" calcext:value-type="string">
            <text:p>[sound:piano-audio-045-31-3-treble-E3b.mp3]</text:p>
          </table:table-cell>
          <table:table-cell table:style-name="ce15" table:formula="of:=[$data.B46]" office:value-type="float" office:value="31" calcext:value-type="float">
            <text:p>31</text:p>
          </table:table-cell>
          <table:table-cell table:style-name="ce17" table:formula="of:=[$data.D46]" office:value-type="float" office:value="3" calcext:value-type="float">
            <text:p>3</text:p>
          </table:table-cell>
          <table:table-cell table:style-name="ce17"/>
          <table:table-cell table:style-name="ce21" table:formula="of:=IFERROR(__xludf.dummyfunction(&quot;REGEXREPLACE(data!F46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D3#-E3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47]; &quot; &quot;; PROPER([$data.I47]))" office:value-type="string" office:string-value="E3 Treble" calcext:value-type="string">
            <text:p>E3 Treble</text:p>
          </table:table-cell>
          <table:table-cell table:style-name="ce17" table:formula="of:=IFERROR(__xludf.dummyfunction(&quot;REGEXREPLACE(data!C47,&quot;&quot;\W|\d|b&quot;&quot;,&quot;&quot;&quot;&quot;)&quot;);&quot;E&quot;)" office:value-type="string" office:string-value="E" calcext:value-type="string">
            <text:p>E</text:p>
          </table:table-cell>
          <table:table-cell table:style-name="ce17" table:formula="of:=[$data.E47]" office:value-type="string" office:string-value="3" calcext:value-type="string">
            <text:p>3</text:p>
          </table:table-cell>
          <table:table-cell table:style-name="ce17" table:formula="of:=IFERROR(__xludf.dummyfunction(&quot;REGEXREPLACE(data!F47,&quot;&quot;[ac-zA-Z0-9]&quot;&quot;,&quot;&quot;&quot;&quot;)&quot;);&quot;&quot;)">
            <text:p/>
          </table:table-cell>
          <table:table-cell table:style-name="ce17" table:formula="of:=[$data.I47]" office:value-type="string" office:string-value="treble" calcext:value-type="string">
            <text:p>treble</text:p>
          </table:table-cell>
          <table:table-cell table:style-name="ce17" table:formula="of:=IF(ISBLANK([$data.G47]);&quot;&quot;;CONCATENATE(&quot;&lt;img src=&quot;&quot;&quot;;[.$O$2];[$data.G47];&quot;.png&quot;;&quot;&quot;&quot;/&gt;&quot;))" office:value-type="string" office:string-value="&lt;img src=&quot;piano-score-044-32-3-treble-E3.png&quot;/&gt;" calcext:value-type="string">
            <text:p>&lt;img src="piano-score-044-32-3-treble-E3.png"/&gt;</text:p>
          </table:table-cell>
          <table:table-cell table:style-name="ce17" table:formula="of:=CONCATENATE(&quot;&lt;img src=&quot;&quot;&quot;;[.$O$3];TEXT([$data.B47];&quot;00&quot;);&quot;-&quot;;[$data.E47];&quot;-&quot;;[.N46];&quot;.png&quot;;&quot;&quot;&quot;/&gt;&quot;)" office:value-type="string" office:string-value="&lt;img src=&quot;piano-keyboard-32-3-E3.png&quot;/&gt;" calcext:value-type="string">
            <text:p>&lt;img src="piano-keyboard-32-3-E3.png"/&gt;</text:p>
          </table:table-cell>
          <table:table-cell table:style-name="ce17" table:formula="of:=IFERROR(__xludf.dummyfunction(&quot;IF(ISBLANK(data!G47),&quot;&quot;&quot;&quot;,CONCATENATE(&quot;&quot;&lt;img src=&quot;&quot;&quot;&quot;&quot;&quot;,$O$4,REGEXREPLACE(N46,&quot;&quot;[0-9]&quot;&quot;,&quot;&quot;&quot;&quot;),&quot;&quot;.png&quot;&quot;,&quot;&quot;&quot;&quot;&quot;&quot;/&gt;&quot;&quot;))&quot;);&quot;&lt;img src=&quot;&quot;piano-keyboard-octave-E.png&quot;&quot;/&gt;&quot;)" office:value-type="string" office:string-value="&lt;img src=&quot;piano-keyboard-octave-E.png&quot;/&gt;" calcext:value-type="string">
            <text:p>&lt;img src="piano-keyboard-octave-E.png"/&gt;</text:p>
          </table:table-cell>
          <table:table-cell table:style-name="ce17" table:formula="of:=IF(ISBLANK([$data.G47]);&quot;&quot;;CONCATENATE(&quot;[sound:&quot;;[.$O$5];[$data.G47];&quot;.mp3]&quot;))" office:value-type="string" office:string-value="[sound:piano-audio-044-32-3-treble-E3.mp3]" calcext:value-type="string">
            <text:p>[sound:piano-audio-044-32-3-treble-E3.mp3]</text:p>
          </table:table-cell>
          <table:table-cell table:style-name="ce15" table:formula="of:=[$data.B47]" office:value-type="float" office:value="32" calcext:value-type="float">
            <text:p>32</text:p>
          </table:table-cell>
          <table:table-cell table:style-name="ce17" table:formula="of:=[$data.D47]" office:value-type="float" office:value="3" calcext:value-type="float">
            <text:p>3</text:p>
          </table:table-cell>
          <table:table-cell table:style-name="ce17"/>
          <table:table-cell table:style-name="ce21" table:formula="of:=IFERROR(__xludf.dummyfunction(&quot;REGEXREPLACE(data!F47,&quot;&quot;[ac-zA-Z0-9]&quot;&quot;,&quot;&quot;&quot;&quot;)&quot;);&quot;&quot;)">
            <text:p/>
          </table:table-cell>
          <table:table-cell table:style-name="ce15" office:value-type="string" calcext:value-type="string">
            <text:p>E3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48]; &quot; &quot;; PROPER([$data.I48]))" office:value-type="string" office:string-value="F3 Treble" calcext:value-type="string">
            <text:p>F3 Treble</text:p>
          </table:table-cell>
          <table:table-cell table:style-name="ce17" table:formula="of:=IFERROR(__xludf.dummyfunction(&quot;REGEXREPLACE(data!C48,&quot;&quot;\W|\d|b&quot;&quot;,&quot;&quot;&quot;&quot;)&quot;);&quot;F&quot;)" office:value-type="string" office:string-value="F" calcext:value-type="string">
            <text:p>F</text:p>
          </table:table-cell>
          <table:table-cell table:style-name="ce17" table:formula="of:=[$data.E48]" office:value-type="string" office:string-value="3" calcext:value-type="string">
            <text:p>3</text:p>
          </table:table-cell>
          <table:table-cell table:style-name="ce17" table:formula="of:=IFERROR(__xludf.dummyfunction(&quot;REGEXREPLACE(data!F48,&quot;&quot;[ac-zA-Z0-9]&quot;&quot;,&quot;&quot;&quot;&quot;)&quot;);&quot;&quot;)">
            <text:p/>
          </table:table-cell>
          <table:table-cell table:style-name="ce17" table:formula="of:=[$data.I48]" office:value-type="string" office:string-value="treble" calcext:value-type="string">
            <text:p>treble</text:p>
          </table:table-cell>
          <table:table-cell table:style-name="ce17" table:formula="of:=IF(ISBLANK([$data.G48]);&quot;&quot;;CONCATENATE(&quot;&lt;img src=&quot;&quot;&quot;;[.$O$2];[$data.G48];&quot;.png&quot;;&quot;&quot;&quot;/&gt;&quot;))" office:value-type="string" office:string-value="&lt;img src=&quot;piano-score-046-33-3-treble-F3.png&quot;/&gt;" calcext:value-type="string">
            <text:p>&lt;img src="piano-score-046-33-3-treble-F3.png"/&gt;</text:p>
          </table:table-cell>
          <table:table-cell table:style-name="ce17" table:formula="of:=CONCATENATE(&quot;&lt;img src=&quot;&quot;&quot;;[.$O$3];TEXT([$data.B48];&quot;00&quot;);&quot;-&quot;;[$data.E48];&quot;-&quot;;[.N47];&quot;.png&quot;;&quot;&quot;&quot;/&gt;&quot;)" office:value-type="string" office:string-value="&lt;img src=&quot;piano-keyboard-33-3-F3.png&quot;/&gt;" calcext:value-type="string">
            <text:p>&lt;img src="piano-keyboard-33-3-F3.png"/&gt;</text:p>
          </table:table-cell>
          <table:table-cell table:style-name="ce17" table:formula="of:=IFERROR(__xludf.dummyfunction(&quot;IF(ISBLANK(data!G48),&quot;&quot;&quot;&quot;,CONCATENATE(&quot;&quot;&lt;img src=&quot;&quot;&quot;&quot;&quot;&quot;,$O$4,REGEXREPLACE(N47,&quot;&quot;[0-9]&quot;&quot;,&quot;&quot;&quot;&quot;),&quot;&quot;.png&quot;&quot;,&quot;&quot;&quot;&quot;&quot;&quot;/&gt;&quot;&quot;))&quot;);&quot;&lt;img src=&quot;&quot;piano-keyboard-octave-F.png&quot;&quot;/&gt;&quot;)" office:value-type="string" office:string-value="&lt;img src=&quot;piano-keyboard-octave-F.png&quot;/&gt;" calcext:value-type="string">
            <text:p>&lt;img src="piano-keyboard-octave-F.png"/&gt;</text:p>
          </table:table-cell>
          <table:table-cell table:style-name="ce17" table:formula="of:=IF(ISBLANK([$data.G48]);&quot;&quot;;CONCATENATE(&quot;[sound:&quot;;[.$O$5];[$data.G48];&quot;.mp3]&quot;))" office:value-type="string" office:string-value="[sound:piano-audio-046-33-3-treble-F3.mp3]" calcext:value-type="string">
            <text:p>[sound:piano-audio-046-33-3-treble-F3.mp3]</text:p>
          </table:table-cell>
          <table:table-cell table:style-name="ce15" table:formula="of:=[$data.B48]" office:value-type="float" office:value="33" calcext:value-type="float">
            <text:p>33</text:p>
          </table:table-cell>
          <table:table-cell table:style-name="ce17" table:formula="of:=[$data.D48]" office:value-type="float" office:value="3" calcext:value-type="float">
            <text:p>3</text:p>
          </table:table-cell>
          <table:table-cell table:style-name="ce17"/>
          <table:table-cell table:style-name="ce21" table:formula="of:=IFERROR(__xludf.dummyfunction(&quot;REGEXREPLACE(data!F48,&quot;&quot;[ac-zA-Z0-9]&quot;&quot;,&quot;&quot;&quot;&quot;)&quot;);&quot;&quot;)">
            <text:p/>
          </table:table-cell>
          <table:table-cell table:style-name="ce15" office:value-type="string" calcext:value-type="string">
            <text:p>F3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49]; &quot; &quot;; PROPER([$data.I49]))" office:value-type="string" office:string-value="F3# Treble" calcext:value-type="string">
            <text:p>F3# Treble</text:p>
          </table:table-cell>
          <table:table-cell table:style-name="ce17" table:formula="of:=IFERROR(__xludf.dummyfunction(&quot;REGEXREPLACE(data!C49,&quot;&quot;\W|\d|b&quot;&quot;,&quot;&quot;&quot;&quot;)&quot;);&quot;F&quot;)" office:value-type="string" office:string-value="F" calcext:value-type="string">
            <text:p>F</text:p>
          </table:table-cell>
          <table:table-cell table:style-name="ce17" table:formula="of:=[$data.E49]" office:value-type="string" office:string-value="3" calcext:value-type="string">
            <text:p>3</text:p>
          </table:table-cell>
          <table:table-cell table:style-name="ce17" table:formula="of:=IFERROR(__xludf.dummyfunction(&quot;REGEXREPLACE(data!F49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49]" office:value-type="string" office:string-value="treble" calcext:value-type="string">
            <text:p>treble</text:p>
          </table:table-cell>
          <table:table-cell table:style-name="ce17" table:formula="of:=IF(ISBLANK([$data.G49]);&quot;&quot;;CONCATENATE(&quot;&lt;img src=&quot;&quot;&quot;;[.$O$2];[$data.G49];&quot;.png&quot;;&quot;&quot;&quot;/&gt;&quot;))" office:value-type="string" office:string-value="&lt;img src=&quot;piano-score-047-34-3-treble-F3#.png&quot;/&gt;" calcext:value-type="string">
            <text:p>&lt;img src="piano-score-047-34-3-treble-F3#.png"/&gt;</text:p>
          </table:table-cell>
          <table:table-cell table:style-name="ce17" table:formula="of:=CONCATENATE(&quot;&lt;img src=&quot;&quot;&quot;;[.$O$3];TEXT([$data.B49];&quot;00&quot;);&quot;-&quot;;[$data.E49];&quot;-&quot;;[.N48];&quot;.png&quot;;&quot;&quot;&quot;/&gt;&quot;)" office:value-type="string" office:string-value="&lt;img src=&quot;piano-keyboard-34-3-F3#-G3b.png&quot;/&gt;" calcext:value-type="string">
            <text:p>&lt;img src="piano-keyboard-34-3-F3#-G3b.png"/&gt;</text:p>
          </table:table-cell>
          <table:table-cell table:style-name="ce17" table:formula="of:=IFERROR(__xludf.dummyfunction(&quot;IF(ISBLANK(data!G49),&quot;&quot;&quot;&quot;,CONCATENATE(&quot;&quot;&lt;img src=&quot;&quot;&quot;&quot;&quot;&quot;,$O$4,REGEXREPLACE(N48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7" table:formula="of:=IF(ISBLANK([$data.G49]);&quot;&quot;;CONCATENATE(&quot;[sound:&quot;;[.$O$5];[$data.G49];&quot;.mp3]&quot;))" office:value-type="string" office:string-value="[sound:piano-audio-047-34-3-treble-F3#.mp3]" calcext:value-type="string">
            <text:p>[sound:piano-audio-047-34-3-treble-F3#.mp3]</text:p>
          </table:table-cell>
          <table:table-cell table:style-name="ce15" table:formula="of:=[$data.B49]" office:value-type="float" office:value="34" calcext:value-type="float">
            <text:p>34</text:p>
          </table:table-cell>
          <table:table-cell table:style-name="ce17" table:formula="of:=[$data.D49]" office:value-type="float" office:value="3" calcext:value-type="float">
            <text:p>3</text:p>
          </table:table-cell>
          <table:table-cell table:style-name="ce17"/>
          <table:table-cell table:style-name="ce21" table:formula="of:=IFERROR(__xludf.dummyfunction(&quot;REGEXREPLACE(data!F49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F3#-G3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50]; &quot; &quot;; PROPER([$data.I50]))" office:value-type="string" office:string-value="G3b Treble" calcext:value-type="string">
            <text:p>G3b Treble</text:p>
          </table:table-cell>
          <table:table-cell table:style-name="ce17" table:formula="of:=IFERROR(__xludf.dummyfunction(&quot;REGEXREPLACE(data!C50,&quot;&quot;\W|\d|b&quot;&quot;,&quot;&quot;&quot;&quot;)&quot;);&quot;G&quot;)" office:value-type="string" office:string-value="G" calcext:value-type="string">
            <text:p>G</text:p>
          </table:table-cell>
          <table:table-cell table:style-name="ce17" table:formula="of:=[$data.E50]" office:value-type="string" office:string-value="3" calcext:value-type="string">
            <text:p>3</text:p>
          </table:table-cell>
          <table:table-cell table:style-name="ce17" table:formula="of:=IFERROR(__xludf.dummyfunction(&quot;REGEXREPLACE(data!F50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50]" office:value-type="string" office:string-value="treble" calcext:value-type="string">
            <text:p>treble</text:p>
          </table:table-cell>
          <table:table-cell table:style-name="ce17" table:formula="of:=IF(ISBLANK([$data.G50]);&quot;&quot;;CONCATENATE(&quot;&lt;img src=&quot;&quot;&quot;;[.$O$2];[$data.G50];&quot;.png&quot;;&quot;&quot;&quot;/&gt;&quot;))" office:value-type="string" office:string-value="&lt;img src=&quot;piano-score-050-34-3-treble-G3b.png&quot;/&gt;" calcext:value-type="string">
            <text:p>&lt;img src="piano-score-050-34-3-treble-G3b.png"/&gt;</text:p>
          </table:table-cell>
          <table:table-cell table:style-name="ce17" table:formula="of:=CONCATENATE(&quot;&lt;img src=&quot;&quot;&quot;;[.$O$3];TEXT([$data.B50];&quot;00&quot;);&quot;-&quot;;[$data.E50];&quot;-&quot;;[.N49];&quot;.png&quot;;&quot;&quot;&quot;/&gt;&quot;)" office:value-type="string" office:string-value="&lt;img src=&quot;piano-keyboard-34-3-F3#-G3b.png&quot;/&gt;" calcext:value-type="string">
            <text:p>&lt;img src="piano-keyboard-34-3-F3#-G3b.png"/&gt;</text:p>
          </table:table-cell>
          <table:table-cell table:style-name="ce17" table:formula="of:=IFERROR(__xludf.dummyfunction(&quot;IF(ISBLANK(data!G50),&quot;&quot;&quot;&quot;,CONCATENATE(&quot;&quot;&lt;img src=&quot;&quot;&quot;&quot;&quot;&quot;,$O$4,REGEXREPLACE(N49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7" table:formula="of:=IF(ISBLANK([$data.G50]);&quot;&quot;;CONCATENATE(&quot;[sound:&quot;;[.$O$5];[$data.G50];&quot;.mp3]&quot;))" office:value-type="string" office:string-value="[sound:piano-audio-050-34-3-treble-G3b.mp3]" calcext:value-type="string">
            <text:p>[sound:piano-audio-050-34-3-treble-G3b.mp3]</text:p>
          </table:table-cell>
          <table:table-cell table:style-name="ce15" table:formula="of:=[$data.B50]" office:value-type="float" office:value="34" calcext:value-type="float">
            <text:p>34</text:p>
          </table:table-cell>
          <table:table-cell table:style-name="ce17" table:formula="of:=[$data.D50]" office:value-type="float" office:value="3" calcext:value-type="float">
            <text:p>3</text:p>
          </table:table-cell>
          <table:table-cell table:style-name="ce17"/>
          <table:table-cell table:style-name="ce21" table:formula="of:=IFERROR(__xludf.dummyfunction(&quot;REGEXREPLACE(data!F50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F3#-G3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51]; &quot; &quot;; PROPER([$data.I51]))" office:value-type="string" office:string-value="G3 Treble" calcext:value-type="string">
            <text:p>G3 Treble</text:p>
          </table:table-cell>
          <table:table-cell table:style-name="ce17" table:formula="of:=IFERROR(__xludf.dummyfunction(&quot;REGEXREPLACE(data!C51,&quot;&quot;\W|\d|b&quot;&quot;,&quot;&quot;&quot;&quot;)&quot;);&quot;G&quot;)" office:value-type="string" office:string-value="G" calcext:value-type="string">
            <text:p>G</text:p>
          </table:table-cell>
          <table:table-cell table:style-name="ce17" table:formula="of:=[$data.E51]" office:value-type="string" office:string-value="3" calcext:value-type="string">
            <text:p>3</text:p>
          </table:table-cell>
          <table:table-cell table:style-name="ce17" table:formula="of:=IFERROR(__xludf.dummyfunction(&quot;REGEXREPLACE(data!F51,&quot;&quot;[ac-zA-Z0-9]&quot;&quot;,&quot;&quot;&quot;&quot;)&quot;);&quot;&quot;)">
            <text:p/>
          </table:table-cell>
          <table:table-cell table:style-name="ce17" table:formula="of:=[$data.I51]" office:value-type="string" office:string-value="treble" calcext:value-type="string">
            <text:p>treble</text:p>
          </table:table-cell>
          <table:table-cell table:style-name="ce17" table:formula="of:=IF(ISBLANK([$data.G51]);&quot;&quot;;CONCATENATE(&quot;&lt;img src=&quot;&quot;&quot;;[.$O$2];[$data.G51];&quot;.png&quot;;&quot;&quot;&quot;/&gt;&quot;))" office:value-type="string" office:string-value="&lt;img src=&quot;piano-score-048-35-3-treble-G3.png&quot;/&gt;" calcext:value-type="string">
            <text:p>&lt;img src="piano-score-048-35-3-treble-G3.png"/&gt;</text:p>
          </table:table-cell>
          <table:table-cell table:style-name="ce17" table:formula="of:=CONCATENATE(&quot;&lt;img src=&quot;&quot;&quot;;[.$O$3];TEXT([$data.B51];&quot;00&quot;);&quot;-&quot;;[$data.E51];&quot;-&quot;;[.N50];&quot;.png&quot;;&quot;&quot;&quot;/&gt;&quot;)" office:value-type="string" office:string-value="&lt;img src=&quot;piano-keyboard-35-3-G3.png&quot;/&gt;" calcext:value-type="string">
            <text:p>&lt;img src="piano-keyboard-35-3-G3.png"/&gt;</text:p>
          </table:table-cell>
          <table:table-cell table:style-name="ce17" table:formula="of:=IFERROR(__xludf.dummyfunction(&quot;IF(ISBLANK(data!G51),&quot;&quot;&quot;&quot;,CONCATENATE(&quot;&quot;&lt;img src=&quot;&quot;&quot;&quot;&quot;&quot;,$O$4,REGEXREPLACE(N50,&quot;&quot;[0-9]&quot;&quot;,&quot;&quot;&quot;&quot;),&quot;&quot;.png&quot;&quot;,&quot;&quot;&quot;&quot;&quot;&quot;/&gt;&quot;&quot;))&quot;);&quot;&lt;img src=&quot;&quot;piano-keyboard-octave-G.png&quot;&quot;/&gt;&quot;)" office:value-type="string" office:string-value="&lt;img src=&quot;piano-keyboard-octave-G.png&quot;/&gt;" calcext:value-type="string">
            <text:p>&lt;img src="piano-keyboard-octave-G.png"/&gt;</text:p>
          </table:table-cell>
          <table:table-cell table:style-name="ce17" table:formula="of:=IF(ISBLANK([$data.G51]);&quot;&quot;;CONCATENATE(&quot;[sound:&quot;;[.$O$5];[$data.G51];&quot;.mp3]&quot;))" office:value-type="string" office:string-value="[sound:piano-audio-048-35-3-treble-G3.mp3]" calcext:value-type="string">
            <text:p>[sound:piano-audio-048-35-3-treble-G3.mp3]</text:p>
          </table:table-cell>
          <table:table-cell table:style-name="ce15" table:formula="of:=[$data.B51]" office:value-type="float" office:value="35" calcext:value-type="float">
            <text:p>35</text:p>
          </table:table-cell>
          <table:table-cell table:style-name="ce17" table:formula="of:=[$data.D51]" office:value-type="float" office:value="3" calcext:value-type="float">
            <text:p>3</text:p>
          </table:table-cell>
          <table:table-cell table:style-name="ce17"/>
          <table:table-cell table:style-name="ce21" table:formula="of:=IFERROR(__xludf.dummyfunction(&quot;REGEXREPLACE(data!F51,&quot;&quot;[ac-zA-Z0-9]&quot;&quot;,&quot;&quot;&quot;&quot;)&quot;);&quot;&quot;)">
            <text:p/>
          </table:table-cell>
          <table:table-cell table:style-name="ce15" office:value-type="string" calcext:value-type="string">
            <text:p>G3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52]; &quot; &quot;; PROPER([$data.I52]))" office:value-type="string" office:string-value="G3# Treble" calcext:value-type="string">
            <text:p>G3# Treble</text:p>
          </table:table-cell>
          <table:table-cell table:style-name="ce17" table:formula="of:=IFERROR(__xludf.dummyfunction(&quot;REGEXREPLACE(data!C52,&quot;&quot;\W|\d|b&quot;&quot;,&quot;&quot;&quot;&quot;)&quot;);&quot;G&quot;)" office:value-type="string" office:string-value="G" calcext:value-type="string">
            <text:p>G</text:p>
          </table:table-cell>
          <table:table-cell table:style-name="ce17" table:formula="of:=[$data.E52]" office:value-type="string" office:string-value="3" calcext:value-type="string">
            <text:p>3</text:p>
          </table:table-cell>
          <table:table-cell table:style-name="ce17" table:formula="of:=IFERROR(__xludf.dummyfunction(&quot;REGEXREPLACE(data!F52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52]" office:value-type="string" office:string-value="treble" calcext:value-type="string">
            <text:p>treble</text:p>
          </table:table-cell>
          <table:table-cell table:style-name="ce17" table:formula="of:=IF(ISBLANK([$data.G52]);&quot;&quot;;CONCATENATE(&quot;&lt;img src=&quot;&quot;&quot;;[.$O$2];[$data.G52];&quot;.png&quot;;&quot;&quot;&quot;/&gt;&quot;))" office:value-type="string" office:string-value="&lt;img src=&quot;piano-score-049-36-3-treble-G3#.png&quot;/&gt;" calcext:value-type="string">
            <text:p>&lt;img src="piano-score-049-36-3-treble-G3#.png"/&gt;</text:p>
          </table:table-cell>
          <table:table-cell table:style-name="ce17" table:formula="of:=CONCATENATE(&quot;&lt;img src=&quot;&quot;&quot;;[.$O$3];TEXT([$data.B52];&quot;00&quot;);&quot;-&quot;;[$data.E52];&quot;-&quot;;[.N51];&quot;.png&quot;;&quot;&quot;&quot;/&gt;&quot;)" office:value-type="string" office:string-value="&lt;img src=&quot;piano-keyboard-36-3-G3#-A3b.png&quot;/&gt;" calcext:value-type="string">
            <text:p>&lt;img src="piano-keyboard-36-3-G3#-A3b.png"/&gt;</text:p>
          </table:table-cell>
          <table:table-cell table:style-name="ce17" table:formula="of:=IFERROR(__xludf.dummyfunction(&quot;IF(ISBLANK(data!G52),&quot;&quot;&quot;&quot;,CONCATENATE(&quot;&quot;&lt;img src=&quot;&quot;&quot;&quot;&quot;&quot;,$O$4,REGEXREPLACE(N51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7" table:formula="of:=IF(ISBLANK([$data.G52]);&quot;&quot;;CONCATENATE(&quot;[sound:&quot;;[.$O$5];[$data.G52];&quot;.mp3]&quot;))" office:value-type="string" office:string-value="[sound:piano-audio-049-36-3-treble-G3#.mp3]" calcext:value-type="string">
            <text:p>[sound:piano-audio-049-36-3-treble-G3#.mp3]</text:p>
          </table:table-cell>
          <table:table-cell table:style-name="ce15" table:formula="of:=[$data.B52]" office:value-type="float" office:value="36" calcext:value-type="float">
            <text:p>36</text:p>
          </table:table-cell>
          <table:table-cell table:style-name="ce17" table:formula="of:=[$data.D52]" office:value-type="float" office:value="3" calcext:value-type="float">
            <text:p>3</text:p>
          </table:table-cell>
          <table:table-cell table:style-name="ce17"/>
          <table:table-cell table:style-name="ce21" table:formula="of:=IFERROR(__xludf.dummyfunction(&quot;REGEXREPLACE(data!F52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G3#-A3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53]; &quot; &quot;; PROPER([$data.I53]))" office:value-type="string" office:string-value="A3b Treble" calcext:value-type="string">
            <text:p>A3b Treble</text:p>
          </table:table-cell>
          <table:table-cell table:style-name="ce17" table:formula="of:=IFERROR(__xludf.dummyfunction(&quot;REGEXREPLACE(data!C53,&quot;&quot;\W|\d|b&quot;&quot;,&quot;&quot;&quot;&quot;)&quot;);&quot;A&quot;)" office:value-type="string" office:string-value="A" calcext:value-type="string">
            <text:p>A</text:p>
          </table:table-cell>
          <table:table-cell table:style-name="ce17" table:formula="of:=[$data.E53]" office:value-type="string" office:string-value="3" calcext:value-type="string">
            <text:p>3</text:p>
          </table:table-cell>
          <table:table-cell table:style-name="ce17" table:formula="of:=IFERROR(__xludf.dummyfunction(&quot;REGEXREPLACE(data!F53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53]" office:value-type="string" office:string-value="treble" calcext:value-type="string">
            <text:p>treble</text:p>
          </table:table-cell>
          <table:table-cell table:style-name="ce17" table:formula="of:=IF(ISBLANK([$data.G53]);&quot;&quot;;CONCATENATE(&quot;&lt;img src=&quot;&quot;&quot;;[.$O$2];[$data.G53];&quot;.png&quot;;&quot;&quot;&quot;/&gt;&quot;))" office:value-type="string" office:string-value="&lt;img src=&quot;piano-score-053-36-3-treble-A3b.png&quot;/&gt;" calcext:value-type="string">
            <text:p>&lt;img src="piano-score-053-36-3-treble-A3b.png"/&gt;</text:p>
          </table:table-cell>
          <table:table-cell table:style-name="ce17" table:formula="of:=CONCATENATE(&quot;&lt;img src=&quot;&quot;&quot;;[.$O$3];TEXT([$data.B53];&quot;00&quot;);&quot;-&quot;;[$data.E53];&quot;-&quot;;[.N52];&quot;.png&quot;;&quot;&quot;&quot;/&gt;&quot;)" office:value-type="string" office:string-value="&lt;img src=&quot;piano-keyboard-36-3-G3#-A3b.png&quot;/&gt;" calcext:value-type="string">
            <text:p>&lt;img src="piano-keyboard-36-3-G3#-A3b.png"/&gt;</text:p>
          </table:table-cell>
          <table:table-cell table:style-name="ce17" table:formula="of:=IFERROR(__xludf.dummyfunction(&quot;IF(ISBLANK(data!G53),&quot;&quot;&quot;&quot;,CONCATENATE(&quot;&quot;&lt;img src=&quot;&quot;&quot;&quot;&quot;&quot;,$O$4,REGEXREPLACE(N52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7" table:formula="of:=IF(ISBLANK([$data.G53]);&quot;&quot;;CONCATENATE(&quot;[sound:&quot;;[.$O$5];[$data.G53];&quot;.mp3]&quot;))" office:value-type="string" office:string-value="[sound:piano-audio-053-36-3-treble-A3b.mp3]" calcext:value-type="string">
            <text:p>[sound:piano-audio-053-36-3-treble-A3b.mp3]</text:p>
          </table:table-cell>
          <table:table-cell table:style-name="ce15" table:formula="of:=[$data.B53]" office:value-type="float" office:value="36" calcext:value-type="float">
            <text:p>36</text:p>
          </table:table-cell>
          <table:table-cell table:style-name="ce17" table:formula="of:=[$data.D53]" office:value-type="float" office:value="3" calcext:value-type="float">
            <text:p>3</text:p>
          </table:table-cell>
          <table:table-cell table:style-name="ce17"/>
          <table:table-cell table:style-name="ce21" table:formula="of:=IFERROR(__xludf.dummyfunction(&quot;REGEXREPLACE(data!F53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G3#-A3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54]; &quot; &quot;; PROPER([$data.I54]))" office:value-type="string" office:string-value="A3 Treble" calcext:value-type="string">
            <text:p>A3 Treble</text:p>
          </table:table-cell>
          <table:table-cell table:style-name="ce17" table:formula="of:=IFERROR(__xludf.dummyfunction(&quot;REGEXREPLACE(data!C54,&quot;&quot;\W|\d|b&quot;&quot;,&quot;&quot;&quot;&quot;)&quot;);&quot;A&quot;)" office:value-type="string" office:string-value="A" calcext:value-type="string">
            <text:p>A</text:p>
          </table:table-cell>
          <table:table-cell table:style-name="ce17" table:formula="of:=[$data.E54]" office:value-type="string" office:string-value="3" calcext:value-type="string">
            <text:p>3</text:p>
          </table:table-cell>
          <table:table-cell table:style-name="ce17" table:formula="of:=IFERROR(__xludf.dummyfunction(&quot;REGEXREPLACE(data!F54,&quot;&quot;[ac-zA-Z0-9]&quot;&quot;,&quot;&quot;&quot;&quot;)&quot;);&quot;&quot;)">
            <text:p/>
          </table:table-cell>
          <table:table-cell table:style-name="ce17" table:formula="of:=[$data.I54]" office:value-type="string" office:string-value="treble" calcext:value-type="string">
            <text:p>treble</text:p>
          </table:table-cell>
          <table:table-cell table:style-name="ce17" table:formula="of:=IF(ISBLANK([$data.G54]);&quot;&quot;;CONCATENATE(&quot;&lt;img src=&quot;&quot;&quot;;[.$O$2];[$data.G54];&quot;.png&quot;;&quot;&quot;&quot;/&gt;&quot;))" office:value-type="string" office:string-value="&lt;img src=&quot;piano-score-051-37-3-treble-A3.png&quot;/&gt;" calcext:value-type="string">
            <text:p>&lt;img src="piano-score-051-37-3-treble-A3.png"/&gt;</text:p>
          </table:table-cell>
          <table:table-cell table:style-name="ce17" table:formula="of:=CONCATENATE(&quot;&lt;img src=&quot;&quot;&quot;;[.$O$3];TEXT([$data.B54];&quot;00&quot;);&quot;-&quot;;[$data.E54];&quot;-&quot;;[.N53];&quot;.png&quot;;&quot;&quot;&quot;/&gt;&quot;)" office:value-type="string" office:string-value="&lt;img src=&quot;piano-keyboard-37-3-A3.png&quot;/&gt;" calcext:value-type="string">
            <text:p>&lt;img src="piano-keyboard-37-3-A3.png"/&gt;</text:p>
          </table:table-cell>
          <table:table-cell table:style-name="ce17" table:formula="of:=IFERROR(__xludf.dummyfunction(&quot;IF(ISBLANK(data!G54),&quot;&quot;&quot;&quot;,CONCATENATE(&quot;&quot;&lt;img src=&quot;&quot;&quot;&quot;&quot;&quot;,$O$4,REGEXREPLACE(N53,&quot;&quot;[0-9]&quot;&quot;,&quot;&quot;&quot;&quot;),&quot;&quot;.png&quot;&quot;,&quot;&quot;&quot;&quot;&quot;&quot;/&gt;&quot;&quot;))&quot;);&quot;&lt;img src=&quot;&quot;piano-keyboard-octave-A.png&quot;&quot;/&gt;&quot;)" office:value-type="string" office:string-value="&lt;img src=&quot;piano-keyboard-octave-A.png&quot;/&gt;" calcext:value-type="string">
            <text:p>&lt;img src="piano-keyboard-octave-A.png"/&gt;</text:p>
          </table:table-cell>
          <table:table-cell table:style-name="ce17" table:formula="of:=IF(ISBLANK([$data.G54]);&quot;&quot;;CONCATENATE(&quot;[sound:&quot;;[.$O$5];[$data.G54];&quot;.mp3]&quot;))" office:value-type="string" office:string-value="[sound:piano-audio-051-37-3-treble-A3.mp3]" calcext:value-type="string">
            <text:p>[sound:piano-audio-051-37-3-treble-A3.mp3]</text:p>
          </table:table-cell>
          <table:table-cell table:style-name="ce15" table:formula="of:=[$data.B54]" office:value-type="float" office:value="37" calcext:value-type="float">
            <text:p>37</text:p>
          </table:table-cell>
          <table:table-cell table:style-name="ce17" table:formula="of:=[$data.D54]" office:value-type="float" office:value="3" calcext:value-type="float">
            <text:p>3</text:p>
          </table:table-cell>
          <table:table-cell table:style-name="ce17"/>
          <table:table-cell table:style-name="ce21" table:formula="of:=IFERROR(__xludf.dummyfunction(&quot;REGEXREPLACE(data!F54,&quot;&quot;[ac-zA-Z0-9]&quot;&quot;,&quot;&quot;&quot;&quot;)&quot;);&quot;&quot;)">
            <text:p/>
          </table:table-cell>
          <table:table-cell table:style-name="ce15" office:value-type="string" calcext:value-type="string">
            <text:p>A3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55]; &quot; &quot;; PROPER([$data.I55]))" office:value-type="string" office:string-value="A3# Treble" calcext:value-type="string">
            <text:p>A3# Treble</text:p>
          </table:table-cell>
          <table:table-cell table:style-name="ce17" table:formula="of:=IFERROR(__xludf.dummyfunction(&quot;REGEXREPLACE(data!C55,&quot;&quot;\W|\d|b&quot;&quot;,&quot;&quot;&quot;&quot;)&quot;);&quot;A&quot;)" office:value-type="string" office:string-value="A" calcext:value-type="string">
            <text:p>A</text:p>
          </table:table-cell>
          <table:table-cell table:style-name="ce17" table:formula="of:=[$data.E55]" office:value-type="string" office:string-value="3" calcext:value-type="string">
            <text:p>3</text:p>
          </table:table-cell>
          <table:table-cell table:style-name="ce17" table:formula="of:=IFERROR(__xludf.dummyfunction(&quot;REGEXREPLACE(data!F55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55]" office:value-type="string" office:string-value="treble" calcext:value-type="string">
            <text:p>treble</text:p>
          </table:table-cell>
          <table:table-cell table:style-name="ce17" table:formula="of:=IF(ISBLANK([$data.G55]);&quot;&quot;;CONCATENATE(&quot;&lt;img src=&quot;&quot;&quot;;[.$O$2];[$data.G55];&quot;.png&quot;;&quot;&quot;&quot;/&gt;&quot;))" office:value-type="string" office:string-value="&lt;img src=&quot;piano-score-052-38-3-treble-A3#.png&quot;/&gt;" calcext:value-type="string">
            <text:p>&lt;img src="piano-score-052-38-3-treble-A3#.png"/&gt;</text:p>
          </table:table-cell>
          <table:table-cell table:style-name="ce17" table:formula="of:=CONCATENATE(&quot;&lt;img src=&quot;&quot;&quot;;[.$O$3];TEXT([$data.B55];&quot;00&quot;);&quot;-&quot;;[$data.E55];&quot;-&quot;;[.N54];&quot;.png&quot;;&quot;&quot;&quot;/&gt;&quot;)" office:value-type="string" office:string-value="&lt;img src=&quot;piano-keyboard-38-3-A3#-B3b.png&quot;/&gt;" calcext:value-type="string">
            <text:p>&lt;img src="piano-keyboard-38-3-A3#-B3b.png"/&gt;</text:p>
          </table:table-cell>
          <table:table-cell table:style-name="ce17" table:formula="of:=IFERROR(__xludf.dummyfunction(&quot;IF(ISBLANK(data!G55),&quot;&quot;&quot;&quot;,CONCATENATE(&quot;&quot;&lt;img src=&quot;&quot;&quot;&quot;&quot;&quot;,$O$4,REGEXREPLACE(N54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7" table:formula="of:=IF(ISBLANK([$data.G55]);&quot;&quot;;CONCATENATE(&quot;[sound:&quot;;[.$O$5];[$data.G55];&quot;.mp3]&quot;))" office:value-type="string" office:string-value="[sound:piano-audio-052-38-3-treble-A3#.mp3]" calcext:value-type="string">
            <text:p>[sound:piano-audio-052-38-3-treble-A3#.mp3]</text:p>
          </table:table-cell>
          <table:table-cell table:style-name="ce15" table:formula="of:=[$data.B55]" office:value-type="float" office:value="38" calcext:value-type="float">
            <text:p>38</text:p>
          </table:table-cell>
          <table:table-cell table:style-name="ce17" table:formula="of:=[$data.D55]" office:value-type="float" office:value="3" calcext:value-type="float">
            <text:p>3</text:p>
          </table:table-cell>
          <table:table-cell table:style-name="ce17"/>
          <table:table-cell table:style-name="ce21" table:formula="of:=IFERROR(__xludf.dummyfunction(&quot;REGEXREPLACE(data!F55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A3#-B3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56]; &quot; &quot;; PROPER([$data.I56]))" office:value-type="string" office:string-value="B3b Treble" calcext:value-type="string">
            <text:p>B3b Treble</text:p>
          </table:table-cell>
          <table:table-cell table:style-name="ce17" table:formula="of:=IFERROR(__xludf.dummyfunction(&quot;REGEXREPLACE(data!C56,&quot;&quot;\W|\d|b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E56]" office:value-type="string" office:string-value="3" calcext:value-type="string">
            <text:p>3</text:p>
          </table:table-cell>
          <table:table-cell table:style-name="ce17" table:formula="of:=IFERROR(__xludf.dummyfunction(&quot;REGEXREPLACE(data!F56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56]" office:value-type="string" office:string-value="treble" calcext:value-type="string">
            <text:p>treble</text:p>
          </table:table-cell>
          <table:table-cell table:style-name="ce17" table:formula="of:=IF(ISBLANK([$data.G56]);&quot;&quot;;CONCATENATE(&quot;&lt;img src=&quot;&quot;&quot;;[.$O$2];[$data.G56];&quot;.png&quot;;&quot;&quot;&quot;/&gt;&quot;))" office:value-type="string" office:string-value="&lt;img src=&quot;piano-score-055-38-3-treble-B3b.png&quot;/&gt;" calcext:value-type="string">
            <text:p>&lt;img src="piano-score-055-38-3-treble-B3b.png"/&gt;</text:p>
          </table:table-cell>
          <table:table-cell table:style-name="ce17" table:formula="of:=CONCATENATE(&quot;&lt;img src=&quot;&quot;&quot;;[.$O$3];TEXT([$data.B56];&quot;00&quot;);&quot;-&quot;;[$data.E56];&quot;-&quot;;[.N55];&quot;.png&quot;;&quot;&quot;&quot;/&gt;&quot;)" office:value-type="string" office:string-value="&lt;img src=&quot;piano-keyboard-38-3-A3#-B3b.png&quot;/&gt;" calcext:value-type="string">
            <text:p>&lt;img src="piano-keyboard-38-3-A3#-B3b.png"/&gt;</text:p>
          </table:table-cell>
          <table:table-cell table:style-name="ce17" table:formula="of:=IFERROR(__xludf.dummyfunction(&quot;IF(ISBLANK(data!G56),&quot;&quot;&quot;&quot;,CONCATENATE(&quot;&quot;&lt;img src=&quot;&quot;&quot;&quot;&quot;&quot;,$O$4,REGEXREPLACE(N55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7" table:formula="of:=IF(ISBLANK([$data.G56]);&quot;&quot;;CONCATENATE(&quot;[sound:&quot;;[.$O$5];[$data.G56];&quot;.mp3]&quot;))" office:value-type="string" office:string-value="[sound:piano-audio-055-38-3-treble-B3b.mp3]" calcext:value-type="string">
            <text:p>[sound:piano-audio-055-38-3-treble-B3b.mp3]</text:p>
          </table:table-cell>
          <table:table-cell table:style-name="ce15" table:formula="of:=[$data.B56]" office:value-type="float" office:value="38" calcext:value-type="float">
            <text:p>38</text:p>
          </table:table-cell>
          <table:table-cell table:style-name="ce17" table:formula="of:=[$data.D56]" office:value-type="float" office:value="3" calcext:value-type="float">
            <text:p>3</text:p>
          </table:table-cell>
          <table:table-cell table:style-name="ce17"/>
          <table:table-cell table:style-name="ce21" table:formula="of:=IFERROR(__xludf.dummyfunction(&quot;REGEXREPLACE(data!F56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A3#-B3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57]; &quot; &quot;; PROPER([$data.I57]))" office:value-type="string" office:string-value="B3 Treble" calcext:value-type="string">
            <text:p>B3 Treble</text:p>
          </table:table-cell>
          <table:table-cell table:style-name="ce17" table:formula="of:=IFERROR(__xludf.dummyfunction(&quot;REGEXREPLACE(data!C57,&quot;&quot;\W|\d|b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E57]" office:value-type="string" office:string-value="3" calcext:value-type="string">
            <text:p>3</text:p>
          </table:table-cell>
          <table:table-cell table:style-name="ce17" table:formula="of:=IFERROR(__xludf.dummyfunction(&quot;REGEXREPLACE(data!F57,&quot;&quot;[ac-zA-Z0-9]&quot;&quot;,&quot;&quot;&quot;&quot;)&quot;);&quot;&quot;)">
            <text:p/>
          </table:table-cell>
          <table:table-cell table:style-name="ce17" table:formula="of:=[$data.I57]" office:value-type="string" office:string-value="treble" calcext:value-type="string">
            <text:p>treble</text:p>
          </table:table-cell>
          <table:table-cell table:style-name="ce17" table:formula="of:=IF(ISBLANK([$data.G57]);&quot;&quot;;CONCATENATE(&quot;&lt;img src=&quot;&quot;&quot;;[.$O$2];[$data.G57];&quot;.png&quot;;&quot;&quot;&quot;/&gt;&quot;))" office:value-type="string" office:string-value="&lt;img src=&quot;piano-score-054-39-3-treble-B3.png&quot;/&gt;" calcext:value-type="string">
            <text:p>&lt;img src="piano-score-054-39-3-treble-B3.png"/&gt;</text:p>
          </table:table-cell>
          <table:table-cell table:style-name="ce17" table:formula="of:=CONCATENATE(&quot;&lt;img src=&quot;&quot;&quot;;[.$O$3];TEXT([$data.B57];&quot;00&quot;);&quot;-&quot;;[$data.E57];&quot;-&quot;;[.N56];&quot;.png&quot;;&quot;&quot;&quot;/&gt;&quot;)" office:value-type="string" office:string-value="&lt;img src=&quot;piano-keyboard-39-3-B3.png&quot;/&gt;" calcext:value-type="string">
            <text:p>&lt;img src="piano-keyboard-39-3-B3.png"/&gt;</text:p>
          </table:table-cell>
          <table:table-cell table:style-name="ce17" table:formula="of:=IFERROR(__xludf.dummyfunction(&quot;IF(ISBLANK(data!G57),&quot;&quot;&quot;&quot;,CONCATENATE(&quot;&quot;&lt;img src=&quot;&quot;&quot;&quot;&quot;&quot;,$O$4,REGEXREPLACE(N56,&quot;&quot;[0-9]&quot;&quot;,&quot;&quot;&quot;&quot;),&quot;&quot;.png&quot;&quot;,&quot;&quot;&quot;&quot;&quot;&quot;/&gt;&quot;&quot;))&quot;);&quot;&lt;img src=&quot;&quot;piano-keyboard-octave-B.png&quot;&quot;/&gt;&quot;)" office:value-type="string" office:string-value="&lt;img src=&quot;piano-keyboard-octave-B.png&quot;/&gt;" calcext:value-type="string">
            <text:p>&lt;img src="piano-keyboard-octave-B.png"/&gt;</text:p>
          </table:table-cell>
          <table:table-cell table:style-name="ce17" table:formula="of:=IF(ISBLANK([$data.G57]);&quot;&quot;;CONCATENATE(&quot;[sound:&quot;;[.$O$5];[$data.G57];&quot;.mp3]&quot;))" office:value-type="string" office:string-value="[sound:piano-audio-054-39-3-treble-B3.mp3]" calcext:value-type="string">
            <text:p>[sound:piano-audio-054-39-3-treble-B3.mp3]</text:p>
          </table:table-cell>
          <table:table-cell table:style-name="ce15" table:formula="of:=[$data.B57]" office:value-type="float" office:value="39" calcext:value-type="float">
            <text:p>39</text:p>
          </table:table-cell>
          <table:table-cell table:style-name="ce17" table:formula="of:=[$data.D57]" office:value-type="float" office:value="3" calcext:value-type="float">
            <text:p>3</text:p>
          </table:table-cell>
          <table:table-cell table:style-name="ce17"/>
          <table:table-cell table:style-name="ce21" table:formula="of:=IFERROR(__xludf.dummyfunction(&quot;REGEXREPLACE(data!F57,&quot;&quot;[ac-zA-Z0-9]&quot;&quot;,&quot;&quot;&quot;&quot;)&quot;);&quot;&quot;)">
            <text:p/>
          </table:table-cell>
          <table:table-cell table:style-name="ce15" office:value-type="string" calcext:value-type="string">
            <text:p>B3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58]; &quot; &quot;; PROPER([$data.I58]))" office:value-type="string" office:string-value="C3 Bass" calcext:value-type="string">
            <text:p>C3 Bass</text:p>
          </table:table-cell>
          <table:table-cell table:style-name="ce17" table:formula="of:=IFERROR(__xludf.dummyfunction(&quot;REGEXREPLACE(data!C58,&quot;&quot;\W|\d|b&quot;&quot;,&quot;&quot;&quot;&quot;)&quot;);&quot;C&quot;)" office:value-type="string" office:string-value="C" calcext:value-type="string">
            <text:p>C</text:p>
          </table:table-cell>
          <table:table-cell table:style-name="ce17" table:formula="of:=[$data.E58]" office:value-type="string" office:string-value="3" calcext:value-type="string">
            <text:p>3</text:p>
          </table:table-cell>
          <table:table-cell table:style-name="ce17" table:formula="of:=IFERROR(__xludf.dummyfunction(&quot;REGEXREPLACE(data!F58,&quot;&quot;[ac-zA-Z0-9]&quot;&quot;,&quot;&quot;&quot;&quot;)&quot;);&quot;&quot;)">
            <text:p/>
          </table:table-cell>
          <table:table-cell table:style-name="ce17" table:formula="of:=[$data.I58]" office:value-type="string" office:string-value="bass" calcext:value-type="string">
            <text:p>bass</text:p>
          </table:table-cell>
          <table:table-cell table:style-name="ce17" table:formula="of:=IF(ISBLANK([$data.G58]);&quot;&quot;;CONCATENATE(&quot;&lt;img src=&quot;&quot;&quot;;[.$O$2];[$data.G58];&quot;.png&quot;;&quot;&quot;&quot;/&gt;&quot;))" office:value-type="string" office:string-value="&lt;img src=&quot;piano-score-056-28-3-bass-C3.png&quot;/&gt;" calcext:value-type="string">
            <text:p>&lt;img src="piano-score-056-28-3-bass-C3.png"/&gt;</text:p>
          </table:table-cell>
          <table:table-cell table:style-name="ce17" table:formula="of:=CONCATENATE(&quot;&lt;img src=&quot;&quot;&quot;;[.$O$3];TEXT([$data.B58];&quot;00&quot;);&quot;-&quot;;[$data.E58];&quot;-&quot;;[.N57];&quot;.png&quot;;&quot;&quot;&quot;/&gt;&quot;)" office:value-type="string" office:string-value="&lt;img src=&quot;piano-keyboard-28-3-C3.png&quot;/&gt;" calcext:value-type="string">
            <text:p>&lt;img src="piano-keyboard-28-3-C3.png"/&gt;</text:p>
          </table:table-cell>
          <table:table-cell table:style-name="ce17" table:formula="of:=IFERROR(__xludf.dummyfunction(&quot;IF(ISBLANK(data!G58),&quot;&quot;&quot;&quot;,CONCATENATE(&quot;&quot;&lt;img src=&quot;&quot;&quot;&quot;&quot;&quot;,$O$4,REGEXREPLACE(N57,&quot;&quot;[0-9]&quot;&quot;,&quot;&quot;&quot;&quot;),&quot;&quot;.png&quot;&quot;,&quot;&quot;&quot;&quot;&quot;&quot;/&gt;&quot;&quot;))&quot;);&quot;&lt;img src=&quot;&quot;piano-keyboard-octave-C.png&quot;&quot;/&gt;&quot;)" office:value-type="string" office:string-value="&lt;img src=&quot;piano-keyboard-octave-C.png&quot;/&gt;" calcext:value-type="string">
            <text:p>&lt;img src="piano-keyboard-octave-C.png"/&gt;</text:p>
          </table:table-cell>
          <table:table-cell table:style-name="ce17" table:formula="of:=IF(ISBLANK([$data.G58]);&quot;&quot;;CONCATENATE(&quot;[sound:&quot;;[.$O$5];[$data.G58];&quot;.mp3]&quot;))" office:value-type="string" office:string-value="[sound:piano-audio-056-28-3-bass-C3.mp3]" calcext:value-type="string">
            <text:p>[sound:piano-audio-056-28-3-bass-C3.mp3]</text:p>
          </table:table-cell>
          <table:table-cell table:style-name="ce15" table:formula="of:=[$data.B58]" office:value-type="float" office:value="28" calcext:value-type="float">
            <text:p>28</text:p>
          </table:table-cell>
          <table:table-cell table:style-name="ce17" table:formula="of:=[$data.D58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58,&quot;&quot;[ac-zA-Z0-9]&quot;&quot;,&quot;&quot;&quot;&quot;)&quot;);&quot;&quot;)">
            <text:p/>
          </table:table-cell>
          <table:table-cell table:style-name="ce15" office:value-type="string" calcext:value-type="string">
            <text:p>C3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59]; &quot; &quot;; PROPER([$data.I59]))" office:value-type="string" office:string-value="C3# Bass" calcext:value-type="string">
            <text:p>C3# Bass</text:p>
          </table:table-cell>
          <table:table-cell table:style-name="ce17" table:formula="of:=IFERROR(__xludf.dummyfunction(&quot;REGEXREPLACE(data!C59,&quot;&quot;\W|\d|b&quot;&quot;,&quot;&quot;&quot;&quot;)&quot;);&quot;C&quot;)" office:value-type="string" office:string-value="C" calcext:value-type="string">
            <text:p>C</text:p>
          </table:table-cell>
          <table:table-cell table:style-name="ce17" table:formula="of:=[$data.E59]" office:value-type="string" office:string-value="3" calcext:value-type="string">
            <text:p>3</text:p>
          </table:table-cell>
          <table:table-cell table:style-name="ce17" table:formula="of:=IFERROR(__xludf.dummyfunction(&quot;REGEXREPLACE(data!F59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59]" office:value-type="string" office:string-value="bass" calcext:value-type="string">
            <text:p>bass</text:p>
          </table:table-cell>
          <table:table-cell table:style-name="ce17" table:formula="of:=IF(ISBLANK([$data.G59]);&quot;&quot;;CONCATENATE(&quot;&lt;img src=&quot;&quot;&quot;;[.$O$2];[$data.G59];&quot;.png&quot;;&quot;&quot;&quot;/&gt;&quot;))" office:value-type="string" office:string-value="&lt;img src=&quot;piano-score-057-29-3-bass-C3#.png&quot;/&gt;" calcext:value-type="string">
            <text:p>&lt;img src="piano-score-057-29-3-bass-C3#.png"/&gt;</text:p>
          </table:table-cell>
          <table:table-cell table:style-name="ce17" table:formula="of:=CONCATENATE(&quot;&lt;img src=&quot;&quot;&quot;;[.$O$3];TEXT([$data.B59];&quot;00&quot;);&quot;-&quot;;[$data.E59];&quot;-&quot;;[.N58];&quot;.png&quot;;&quot;&quot;&quot;/&gt;&quot;)" office:value-type="string" office:string-value="&lt;img src=&quot;piano-keyboard-29-3-C3#-D3b.png&quot;/&gt;" calcext:value-type="string">
            <text:p>&lt;img src="piano-keyboard-29-3-C3#-D3b.png"/&gt;</text:p>
          </table:table-cell>
          <table:table-cell table:style-name="ce17" table:formula="of:=IFERROR(__xludf.dummyfunction(&quot;IF(ISBLANK(data!G59),&quot;&quot;&quot;&quot;,CONCATENATE(&quot;&quot;&lt;img src=&quot;&quot;&quot;&quot;&quot;&quot;,$O$4,REGEXREPLACE(N58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7" table:formula="of:=IF(ISBLANK([$data.G59]);&quot;&quot;;CONCATENATE(&quot;[sound:&quot;;[.$O$5];[$data.G59];&quot;.mp3]&quot;))" office:value-type="string" office:string-value="[sound:piano-audio-057-29-3-bass-C3#.mp3]" calcext:value-type="string">
            <text:p>[sound:piano-audio-057-29-3-bass-C3#.mp3]</text:p>
          </table:table-cell>
          <table:table-cell table:style-name="ce15" table:formula="of:=[$data.B59]" office:value-type="float" office:value="29" calcext:value-type="float">
            <text:p>29</text:p>
          </table:table-cell>
          <table:table-cell table:style-name="ce17" table:formula="of:=[$data.D59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59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C3#-D3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60]; &quot; &quot;; PROPER([$data.I60]))" office:value-type="string" office:string-value="D3b Bass" calcext:value-type="string">
            <text:p>D3b Bass</text:p>
          </table:table-cell>
          <table:table-cell table:style-name="ce17" table:formula="of:=IFERROR(__xludf.dummyfunction(&quot;REGEXREPLACE(data!C60,&quot;&quot;\W|\d|b&quot;&quot;,&quot;&quot;&quot;&quot;)&quot;);&quot;D&quot;)" office:value-type="string" office:string-value="D" calcext:value-type="string">
            <text:p>D</text:p>
          </table:table-cell>
          <table:table-cell table:style-name="ce17" table:formula="of:=[$data.E60]" office:value-type="string" office:string-value="3" calcext:value-type="string">
            <text:p>3</text:p>
          </table:table-cell>
          <table:table-cell table:style-name="ce17" table:formula="of:=IFERROR(__xludf.dummyfunction(&quot;REGEXREPLACE(data!F60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60]" office:value-type="string" office:string-value="bass" calcext:value-type="string">
            <text:p>bass</text:p>
          </table:table-cell>
          <table:table-cell table:style-name="ce17" table:formula="of:=IF(ISBLANK([$data.G60]);&quot;&quot;;CONCATENATE(&quot;&lt;img src=&quot;&quot;&quot;;[.$O$2];[$data.G60];&quot;.png&quot;;&quot;&quot;&quot;/&gt;&quot;))" office:value-type="string" office:string-value="&lt;img src=&quot;piano-score-060-29-3-bass-D3b.png&quot;/&gt;" calcext:value-type="string">
            <text:p>&lt;img src="piano-score-060-29-3-bass-D3b.png"/&gt;</text:p>
          </table:table-cell>
          <table:table-cell table:style-name="ce17" table:formula="of:=CONCATENATE(&quot;&lt;img src=&quot;&quot;&quot;;[.$O$3];TEXT([$data.B60];&quot;00&quot;);&quot;-&quot;;[$data.E60];&quot;-&quot;;[.N59];&quot;.png&quot;;&quot;&quot;&quot;/&gt;&quot;)" office:value-type="string" office:string-value="&lt;img src=&quot;piano-keyboard-29-3-C3#-D3b.png&quot;/&gt;" calcext:value-type="string">
            <text:p>&lt;img src="piano-keyboard-29-3-C3#-D3b.png"/&gt;</text:p>
          </table:table-cell>
          <table:table-cell table:style-name="ce17" table:formula="of:=IFERROR(__xludf.dummyfunction(&quot;IF(ISBLANK(data!G60),&quot;&quot;&quot;&quot;,CONCATENATE(&quot;&quot;&lt;img src=&quot;&quot;&quot;&quot;&quot;&quot;,$O$4,REGEXREPLACE(N59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7" table:formula="of:=IF(ISBLANK([$data.G60]);&quot;&quot;;CONCATENATE(&quot;[sound:&quot;;[.$O$5];[$data.G60];&quot;.mp3]&quot;))" office:value-type="string" office:string-value="[sound:piano-audio-060-29-3-bass-D3b.mp3]" calcext:value-type="string">
            <text:p>[sound:piano-audio-060-29-3-bass-D3b.mp3]</text:p>
          </table:table-cell>
          <table:table-cell table:style-name="ce15" table:formula="of:=[$data.B60]" office:value-type="float" office:value="29" calcext:value-type="float">
            <text:p>29</text:p>
          </table:table-cell>
          <table:table-cell table:style-name="ce17" table:formula="of:=[$data.D60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60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C3#-D3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61]; &quot; &quot;; PROPER([$data.I61]))" office:value-type="string" office:string-value="D3 Bass" calcext:value-type="string">
            <text:p>D3 Bass</text:p>
          </table:table-cell>
          <table:table-cell table:style-name="ce17" table:formula="of:=IFERROR(__xludf.dummyfunction(&quot;REGEXREPLACE(data!C61,&quot;&quot;\W|\d|b&quot;&quot;,&quot;&quot;&quot;&quot;)&quot;);&quot;D&quot;)" office:value-type="string" office:string-value="D" calcext:value-type="string">
            <text:p>D</text:p>
          </table:table-cell>
          <table:table-cell table:style-name="ce17" table:formula="of:=[$data.E61]" office:value-type="string" office:string-value="3" calcext:value-type="string">
            <text:p>3</text:p>
          </table:table-cell>
          <table:table-cell table:style-name="ce17" table:formula="of:=IFERROR(__xludf.dummyfunction(&quot;REGEXREPLACE(data!F61,&quot;&quot;[ac-zA-Z0-9]&quot;&quot;,&quot;&quot;&quot;&quot;)&quot;);&quot;&quot;)">
            <text:p/>
          </table:table-cell>
          <table:table-cell table:style-name="ce17" table:formula="of:=[$data.I61]" office:value-type="string" office:string-value="bass" calcext:value-type="string">
            <text:p>bass</text:p>
          </table:table-cell>
          <table:table-cell table:style-name="ce17" table:formula="of:=IF(ISBLANK([$data.G61]);&quot;&quot;;CONCATENATE(&quot;&lt;img src=&quot;&quot;&quot;;[.$O$2];[$data.G61];&quot;.png&quot;;&quot;&quot;&quot;/&gt;&quot;))" office:value-type="string" office:string-value="&lt;img src=&quot;piano-score-058-30-3-bass-D3.png&quot;/&gt;" calcext:value-type="string">
            <text:p>&lt;img src="piano-score-058-30-3-bass-D3.png"/&gt;</text:p>
          </table:table-cell>
          <table:table-cell table:style-name="ce17" table:formula="of:=CONCATENATE(&quot;&lt;img src=&quot;&quot;&quot;;[.$O$3];TEXT([$data.B61];&quot;00&quot;);&quot;-&quot;;[$data.E61];&quot;-&quot;;[.N60];&quot;.png&quot;;&quot;&quot;&quot;/&gt;&quot;)" office:value-type="string" office:string-value="&lt;img src=&quot;piano-keyboard-30-3-D3.png&quot;/&gt;" calcext:value-type="string">
            <text:p>&lt;img src="piano-keyboard-30-3-D3.png"/&gt;</text:p>
          </table:table-cell>
          <table:table-cell table:style-name="ce17" table:formula="of:=IFERROR(__xludf.dummyfunction(&quot;IF(ISBLANK(data!G61),&quot;&quot;&quot;&quot;,CONCATENATE(&quot;&quot;&lt;img src=&quot;&quot;&quot;&quot;&quot;&quot;,$O$4,REGEXREPLACE(N60,&quot;&quot;[0-9]&quot;&quot;,&quot;&quot;&quot;&quot;),&quot;&quot;.png&quot;&quot;,&quot;&quot;&quot;&quot;&quot;&quot;/&gt;&quot;&quot;))&quot;);&quot;&lt;img src=&quot;&quot;piano-keyboard-octave-D.png&quot;&quot;/&gt;&quot;)" office:value-type="string" office:string-value="&lt;img src=&quot;piano-keyboard-octave-D.png&quot;/&gt;" calcext:value-type="string">
            <text:p>&lt;img src="piano-keyboard-octave-D.png"/&gt;</text:p>
          </table:table-cell>
          <table:table-cell table:style-name="ce17" table:formula="of:=IF(ISBLANK([$data.G61]);&quot;&quot;;CONCATENATE(&quot;[sound:&quot;;[.$O$5];[$data.G61];&quot;.mp3]&quot;))" office:value-type="string" office:string-value="[sound:piano-audio-058-30-3-bass-D3.mp3]" calcext:value-type="string">
            <text:p>[sound:piano-audio-058-30-3-bass-D3.mp3]</text:p>
          </table:table-cell>
          <table:table-cell table:style-name="ce15" table:formula="of:=[$data.B61]" office:value-type="float" office:value="30" calcext:value-type="float">
            <text:p>30</text:p>
          </table:table-cell>
          <table:table-cell table:style-name="ce17" table:formula="of:=[$data.D61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61,&quot;&quot;[ac-zA-Z0-9]&quot;&quot;,&quot;&quot;&quot;&quot;)&quot;);&quot;&quot;)">
            <text:p/>
          </table:table-cell>
          <table:table-cell table:style-name="ce15" office:value-type="string" calcext:value-type="string">
            <text:p>D3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62]; &quot; &quot;; PROPER([$data.I62]))" office:value-type="string" office:string-value="D3# Bass" calcext:value-type="string">
            <text:p>D3# Bass</text:p>
          </table:table-cell>
          <table:table-cell table:style-name="ce17" table:formula="of:=IFERROR(__xludf.dummyfunction(&quot;REGEXREPLACE(data!C62,&quot;&quot;\W|\d|b&quot;&quot;,&quot;&quot;&quot;&quot;)&quot;);&quot;D&quot;)" office:value-type="string" office:string-value="D" calcext:value-type="string">
            <text:p>D</text:p>
          </table:table-cell>
          <table:table-cell table:style-name="ce17" table:formula="of:=[$data.E62]" office:value-type="string" office:string-value="3" calcext:value-type="string">
            <text:p>3</text:p>
          </table:table-cell>
          <table:table-cell table:style-name="ce17" table:formula="of:=IFERROR(__xludf.dummyfunction(&quot;REGEXREPLACE(data!F62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62]" office:value-type="string" office:string-value="bass" calcext:value-type="string">
            <text:p>bass</text:p>
          </table:table-cell>
          <table:table-cell table:style-name="ce17" table:formula="of:=IF(ISBLANK([$data.G62]);&quot;&quot;;CONCATENATE(&quot;&lt;img src=&quot;&quot;&quot;;[.$O$2];[$data.G62];&quot;.png&quot;;&quot;&quot;&quot;/&gt;&quot;))" office:value-type="string" office:string-value="&lt;img src=&quot;piano-score-059-31-3-bass-D3#.png&quot;/&gt;" calcext:value-type="string">
            <text:p>&lt;img src="piano-score-059-31-3-bass-D3#.png"/&gt;</text:p>
          </table:table-cell>
          <table:table-cell table:style-name="ce17" table:formula="of:=CONCATENATE(&quot;&lt;img src=&quot;&quot;&quot;;[.$O$3];TEXT([$data.B62];&quot;00&quot;);&quot;-&quot;;[$data.E62];&quot;-&quot;;[.N61];&quot;.png&quot;;&quot;&quot;&quot;/&gt;&quot;)" office:value-type="string" office:string-value="&lt;img src=&quot;piano-keyboard-31-3-D3#-E3b.png&quot;/&gt;" calcext:value-type="string">
            <text:p>&lt;img src="piano-keyboard-31-3-D3#-E3b.png"/&gt;</text:p>
          </table:table-cell>
          <table:table-cell table:style-name="ce17" table:formula="of:=IFERROR(__xludf.dummyfunction(&quot;IF(ISBLANK(data!G62),&quot;&quot;&quot;&quot;,CONCATENATE(&quot;&quot;&lt;img src=&quot;&quot;&quot;&quot;&quot;&quot;,$O$4,REGEXREPLACE(N61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7" table:formula="of:=IF(ISBLANK([$data.G62]);&quot;&quot;;CONCATENATE(&quot;[sound:&quot;;[.$O$5];[$data.G62];&quot;.mp3]&quot;))" office:value-type="string" office:string-value="[sound:piano-audio-059-31-3-bass-D3#.mp3]" calcext:value-type="string">
            <text:p>[sound:piano-audio-059-31-3-bass-D3#.mp3]</text:p>
          </table:table-cell>
          <table:table-cell table:style-name="ce15" table:formula="of:=[$data.B62]" office:value-type="float" office:value="31" calcext:value-type="float">
            <text:p>31</text:p>
          </table:table-cell>
          <table:table-cell table:style-name="ce17" table:formula="of:=[$data.D62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62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D3#-E3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63]; &quot; &quot;; PROPER([$data.I63]))" office:value-type="string" office:string-value="E3b Bass" calcext:value-type="string">
            <text:p>E3b Bass</text:p>
          </table:table-cell>
          <table:table-cell table:style-name="ce17" table:formula="of:=IFERROR(__xludf.dummyfunction(&quot;REGEXREPLACE(data!C63,&quot;&quot;\W|\d|b&quot;&quot;,&quot;&quot;&quot;&quot;)&quot;);&quot;E&quot;)" office:value-type="string" office:string-value="E" calcext:value-type="string">
            <text:p>E</text:p>
          </table:table-cell>
          <table:table-cell table:style-name="ce17" table:formula="of:=[$data.E63]" office:value-type="string" office:string-value="3" calcext:value-type="string">
            <text:p>3</text:p>
          </table:table-cell>
          <table:table-cell table:style-name="ce17" table:formula="of:=IFERROR(__xludf.dummyfunction(&quot;REGEXREPLACE(data!F63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63]" office:value-type="string" office:string-value="bass" calcext:value-type="string">
            <text:p>bass</text:p>
          </table:table-cell>
          <table:table-cell table:style-name="ce17" table:formula="of:=IF(ISBLANK([$data.G63]);&quot;&quot;;CONCATENATE(&quot;&lt;img src=&quot;&quot;&quot;;[.$O$2];[$data.G63];&quot;.png&quot;;&quot;&quot;&quot;/&gt;&quot;))" office:value-type="string" office:string-value="&lt;img src=&quot;piano-score-062-31-3-bass-E3b.png&quot;/&gt;" calcext:value-type="string">
            <text:p>&lt;img src="piano-score-062-31-3-bass-E3b.png"/&gt;</text:p>
          </table:table-cell>
          <table:table-cell table:style-name="ce17" table:formula="of:=CONCATENATE(&quot;&lt;img src=&quot;&quot;&quot;;[.$O$3];TEXT([$data.B63];&quot;00&quot;);&quot;-&quot;;[$data.E63];&quot;-&quot;;[.N62];&quot;.png&quot;;&quot;&quot;&quot;/&gt;&quot;)" office:value-type="string" office:string-value="&lt;img src=&quot;piano-keyboard-31-3-D3#-E3b.png&quot;/&gt;" calcext:value-type="string">
            <text:p>&lt;img src="piano-keyboard-31-3-D3#-E3b.png"/&gt;</text:p>
          </table:table-cell>
          <table:table-cell table:style-name="ce17" table:formula="of:=IFERROR(__xludf.dummyfunction(&quot;IF(ISBLANK(data!G63),&quot;&quot;&quot;&quot;,CONCATENATE(&quot;&quot;&lt;img src=&quot;&quot;&quot;&quot;&quot;&quot;,$O$4,REGEXREPLACE(N62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7" table:formula="of:=IF(ISBLANK([$data.G63]);&quot;&quot;;CONCATENATE(&quot;[sound:&quot;;[.$O$5];[$data.G63];&quot;.mp3]&quot;))" office:value-type="string" office:string-value="[sound:piano-audio-062-31-3-bass-E3b.mp3]" calcext:value-type="string">
            <text:p>[sound:piano-audio-062-31-3-bass-E3b.mp3]</text:p>
          </table:table-cell>
          <table:table-cell table:style-name="ce15" table:formula="of:=[$data.B63]" office:value-type="float" office:value="31" calcext:value-type="float">
            <text:p>31</text:p>
          </table:table-cell>
          <table:table-cell table:style-name="ce17" table:formula="of:=[$data.D63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63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D3#-E3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64]; &quot; &quot;; PROPER([$data.I64]))" office:value-type="string" office:string-value="E3 Bass" calcext:value-type="string">
            <text:p>E3 Bass</text:p>
          </table:table-cell>
          <table:table-cell table:style-name="ce17" table:formula="of:=IFERROR(__xludf.dummyfunction(&quot;REGEXREPLACE(data!C64,&quot;&quot;\W|\d|b&quot;&quot;,&quot;&quot;&quot;&quot;)&quot;);&quot;E&quot;)" office:value-type="string" office:string-value="E" calcext:value-type="string">
            <text:p>E</text:p>
          </table:table-cell>
          <table:table-cell table:style-name="ce17" table:formula="of:=[$data.E64]" office:value-type="string" office:string-value="3" calcext:value-type="string">
            <text:p>3</text:p>
          </table:table-cell>
          <table:table-cell table:style-name="ce17" table:formula="of:=IFERROR(__xludf.dummyfunction(&quot;REGEXREPLACE(data!F64,&quot;&quot;[ac-zA-Z0-9]&quot;&quot;,&quot;&quot;&quot;&quot;)&quot;);&quot;&quot;)">
            <text:p/>
          </table:table-cell>
          <table:table-cell table:style-name="ce17" table:formula="of:=[$data.I64]" office:value-type="string" office:string-value="bass" calcext:value-type="string">
            <text:p>bass</text:p>
          </table:table-cell>
          <table:table-cell table:style-name="ce17" table:formula="of:=IF(ISBLANK([$data.G64]);&quot;&quot;;CONCATENATE(&quot;&lt;img src=&quot;&quot;&quot;;[.$O$2];[$data.G64];&quot;.png&quot;;&quot;&quot;&quot;/&gt;&quot;))" office:value-type="string" office:string-value="&lt;img src=&quot;piano-score-061-32-3-bass-E3.png&quot;/&gt;" calcext:value-type="string">
            <text:p>&lt;img src="piano-score-061-32-3-bass-E3.png"/&gt;</text:p>
          </table:table-cell>
          <table:table-cell table:style-name="ce17" table:formula="of:=CONCATENATE(&quot;&lt;img src=&quot;&quot;&quot;;[.$O$3];TEXT([$data.B64];&quot;00&quot;);&quot;-&quot;;[$data.E64];&quot;-&quot;;[.N63];&quot;.png&quot;;&quot;&quot;&quot;/&gt;&quot;)" office:value-type="string" office:string-value="&lt;img src=&quot;piano-keyboard-32-3-E3.png&quot;/&gt;" calcext:value-type="string">
            <text:p>&lt;img src="piano-keyboard-32-3-E3.png"/&gt;</text:p>
          </table:table-cell>
          <table:table-cell table:style-name="ce17" table:formula="of:=IFERROR(__xludf.dummyfunction(&quot;IF(ISBLANK(data!G64),&quot;&quot;&quot;&quot;,CONCATENATE(&quot;&quot;&lt;img src=&quot;&quot;&quot;&quot;&quot;&quot;,$O$4,REGEXREPLACE(N63,&quot;&quot;[0-9]&quot;&quot;,&quot;&quot;&quot;&quot;),&quot;&quot;.png&quot;&quot;,&quot;&quot;&quot;&quot;&quot;&quot;/&gt;&quot;&quot;))&quot;);&quot;&lt;img src=&quot;&quot;piano-keyboard-octave-E.png&quot;&quot;/&gt;&quot;)" office:value-type="string" office:string-value="&lt;img src=&quot;piano-keyboard-octave-E.png&quot;/&gt;" calcext:value-type="string">
            <text:p>&lt;img src="piano-keyboard-octave-E.png"/&gt;</text:p>
          </table:table-cell>
          <table:table-cell table:style-name="ce17" table:formula="of:=IF(ISBLANK([$data.G64]);&quot;&quot;;CONCATENATE(&quot;[sound:&quot;;[.$O$5];[$data.G64];&quot;.mp3]&quot;))" office:value-type="string" office:string-value="[sound:piano-audio-061-32-3-bass-E3.mp3]" calcext:value-type="string">
            <text:p>[sound:piano-audio-061-32-3-bass-E3.mp3]</text:p>
          </table:table-cell>
          <table:table-cell table:style-name="ce15" table:formula="of:=[$data.B64]" office:value-type="float" office:value="32" calcext:value-type="float">
            <text:p>32</text:p>
          </table:table-cell>
          <table:table-cell table:style-name="ce17" table:formula="of:=[$data.D64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64,&quot;&quot;[ac-zA-Z0-9]&quot;&quot;,&quot;&quot;&quot;&quot;)&quot;);&quot;&quot;)">
            <text:p/>
          </table:table-cell>
          <table:table-cell table:style-name="ce15" office:value-type="string" calcext:value-type="string">
            <text:p>E3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65]; &quot; &quot;; PROPER([$data.I65]))" office:value-type="string" office:string-value="F3 Bass" calcext:value-type="string">
            <text:p>F3 Bass</text:p>
          </table:table-cell>
          <table:table-cell table:style-name="ce17" table:formula="of:=IFERROR(__xludf.dummyfunction(&quot;REGEXREPLACE(data!C65,&quot;&quot;\W|\d|b&quot;&quot;,&quot;&quot;&quot;&quot;)&quot;);&quot;F&quot;)" office:value-type="string" office:string-value="F" calcext:value-type="string">
            <text:p>F</text:p>
          </table:table-cell>
          <table:table-cell table:style-name="ce17" table:formula="of:=[$data.E65]" office:value-type="string" office:string-value="3" calcext:value-type="string">
            <text:p>3</text:p>
          </table:table-cell>
          <table:table-cell table:style-name="ce17" table:formula="of:=IFERROR(__xludf.dummyfunction(&quot;REGEXREPLACE(data!F65,&quot;&quot;[ac-zA-Z0-9]&quot;&quot;,&quot;&quot;&quot;&quot;)&quot;);&quot;&quot;)">
            <text:p/>
          </table:table-cell>
          <table:table-cell table:style-name="ce17" table:formula="of:=[$data.I65]" office:value-type="string" office:string-value="bass" calcext:value-type="string">
            <text:p>bass</text:p>
          </table:table-cell>
          <table:table-cell table:style-name="ce17" table:formula="of:=IF(ISBLANK([$data.G65]);&quot;&quot;;CONCATENATE(&quot;&lt;img src=&quot;&quot;&quot;;[.$O$2];[$data.G65];&quot;.png&quot;;&quot;&quot;&quot;/&gt;&quot;))" office:value-type="string" office:string-value="&lt;img src=&quot;piano-score-063-33-3-bass-F3.png&quot;/&gt;" calcext:value-type="string">
            <text:p>&lt;img src="piano-score-063-33-3-bass-F3.png"/&gt;</text:p>
          </table:table-cell>
          <table:table-cell table:style-name="ce17" table:formula="of:=CONCATENATE(&quot;&lt;img src=&quot;&quot;&quot;;[.$O$3];TEXT([$data.B65];&quot;00&quot;);&quot;-&quot;;[$data.E65];&quot;-&quot;;[.N64];&quot;.png&quot;;&quot;&quot;&quot;/&gt;&quot;)" office:value-type="string" office:string-value="&lt;img src=&quot;piano-keyboard-33-3-F3.png&quot;/&gt;" calcext:value-type="string">
            <text:p>&lt;img src="piano-keyboard-33-3-F3.png"/&gt;</text:p>
          </table:table-cell>
          <table:table-cell table:style-name="ce17" table:formula="of:=IFERROR(__xludf.dummyfunction(&quot;IF(ISBLANK(data!G65),&quot;&quot;&quot;&quot;,CONCATENATE(&quot;&quot;&lt;img src=&quot;&quot;&quot;&quot;&quot;&quot;,$O$4,REGEXREPLACE(N64,&quot;&quot;[0-9]&quot;&quot;,&quot;&quot;&quot;&quot;),&quot;&quot;.png&quot;&quot;,&quot;&quot;&quot;&quot;&quot;&quot;/&gt;&quot;&quot;))&quot;);&quot;&lt;img src=&quot;&quot;piano-keyboard-octave-F.png&quot;&quot;/&gt;&quot;)" office:value-type="string" office:string-value="&lt;img src=&quot;piano-keyboard-octave-F.png&quot;/&gt;" calcext:value-type="string">
            <text:p>&lt;img src="piano-keyboard-octave-F.png"/&gt;</text:p>
          </table:table-cell>
          <table:table-cell table:style-name="ce17" table:formula="of:=IF(ISBLANK([$data.G65]);&quot;&quot;;CONCATENATE(&quot;[sound:&quot;;[.$O$5];[$data.G65];&quot;.mp3]&quot;))" office:value-type="string" office:string-value="[sound:piano-audio-063-33-3-bass-F3.mp3]" calcext:value-type="string">
            <text:p>[sound:piano-audio-063-33-3-bass-F3.mp3]</text:p>
          </table:table-cell>
          <table:table-cell table:style-name="ce15" table:formula="of:=[$data.B65]" office:value-type="float" office:value="33" calcext:value-type="float">
            <text:p>33</text:p>
          </table:table-cell>
          <table:table-cell table:style-name="ce17" table:formula="of:=[$data.D65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65,&quot;&quot;[ac-zA-Z0-9]&quot;&quot;,&quot;&quot;&quot;&quot;)&quot;);&quot;&quot;)">
            <text:p/>
          </table:table-cell>
          <table:table-cell table:style-name="ce15" office:value-type="string" calcext:value-type="string">
            <text:p>F3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66]; &quot; &quot;; PROPER([$data.I66]))" office:value-type="string" office:string-value="F3# Bass" calcext:value-type="string">
            <text:p>F3# Bass</text:p>
          </table:table-cell>
          <table:table-cell table:style-name="ce17" table:formula="of:=IFERROR(__xludf.dummyfunction(&quot;REGEXREPLACE(data!C66,&quot;&quot;\W|\d|b&quot;&quot;,&quot;&quot;&quot;&quot;)&quot;);&quot;F&quot;)" office:value-type="string" office:string-value="F" calcext:value-type="string">
            <text:p>F</text:p>
          </table:table-cell>
          <table:table-cell table:style-name="ce17" table:formula="of:=[$data.E66]" office:value-type="string" office:string-value="3" calcext:value-type="string">
            <text:p>3</text:p>
          </table:table-cell>
          <table:table-cell table:style-name="ce17" table:formula="of:=IFERROR(__xludf.dummyfunction(&quot;REGEXREPLACE(data!F66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66]" office:value-type="string" office:string-value="bass" calcext:value-type="string">
            <text:p>bass</text:p>
          </table:table-cell>
          <table:table-cell table:style-name="ce17" table:formula="of:=IF(ISBLANK([$data.G66]);&quot;&quot;;CONCATENATE(&quot;&lt;img src=&quot;&quot;&quot;;[.$O$2];[$data.G66];&quot;.png&quot;;&quot;&quot;&quot;/&gt;&quot;))" office:value-type="string" office:string-value="&lt;img src=&quot;piano-score-064-34-3-bass-F3#.png&quot;/&gt;" calcext:value-type="string">
            <text:p>&lt;img src="piano-score-064-34-3-bass-F3#.png"/&gt;</text:p>
          </table:table-cell>
          <table:table-cell table:style-name="ce17" table:formula="of:=CONCATENATE(&quot;&lt;img src=&quot;&quot;&quot;;[.$O$3];TEXT([$data.B66];&quot;00&quot;);&quot;-&quot;;[$data.E66];&quot;-&quot;;[.N65];&quot;.png&quot;;&quot;&quot;&quot;/&gt;&quot;)" office:value-type="string" office:string-value="&lt;img src=&quot;piano-keyboard-34-3-F3#-G3b.png&quot;/&gt;" calcext:value-type="string">
            <text:p>&lt;img src="piano-keyboard-34-3-F3#-G3b.png"/&gt;</text:p>
          </table:table-cell>
          <table:table-cell table:style-name="ce17" table:formula="of:=IFERROR(__xludf.dummyfunction(&quot;IF(ISBLANK(data!G66),&quot;&quot;&quot;&quot;,CONCATENATE(&quot;&quot;&lt;img src=&quot;&quot;&quot;&quot;&quot;&quot;,$O$4,REGEXREPLACE(N65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7" table:formula="of:=IF(ISBLANK([$data.G66]);&quot;&quot;;CONCATENATE(&quot;[sound:&quot;;[.$O$5];[$data.G66];&quot;.mp3]&quot;))" office:value-type="string" office:string-value="[sound:piano-audio-064-34-3-bass-F3#.mp3]" calcext:value-type="string">
            <text:p>[sound:piano-audio-064-34-3-bass-F3#.mp3]</text:p>
          </table:table-cell>
          <table:table-cell table:style-name="ce15" table:formula="of:=[$data.B66]" office:value-type="float" office:value="34" calcext:value-type="float">
            <text:p>34</text:p>
          </table:table-cell>
          <table:table-cell table:style-name="ce17" table:formula="of:=[$data.D66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66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F3#-G3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67]; &quot; &quot;; PROPER([$data.I67]))" office:value-type="string" office:string-value="G3b Bass" calcext:value-type="string">
            <text:p>G3b Bass</text:p>
          </table:table-cell>
          <table:table-cell table:style-name="ce17" table:formula="of:=IFERROR(__xludf.dummyfunction(&quot;REGEXREPLACE(data!C67,&quot;&quot;\W|\d|b&quot;&quot;,&quot;&quot;&quot;&quot;)&quot;);&quot;G&quot;)" office:value-type="string" office:string-value="G" calcext:value-type="string">
            <text:p>G</text:p>
          </table:table-cell>
          <table:table-cell table:style-name="ce17" table:formula="of:=[$data.E67]" office:value-type="string" office:string-value="3" calcext:value-type="string">
            <text:p>3</text:p>
          </table:table-cell>
          <table:table-cell table:style-name="ce17" table:formula="of:=IFERROR(__xludf.dummyfunction(&quot;REGEXREPLACE(data!F67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67]" office:value-type="string" office:string-value="bass" calcext:value-type="string">
            <text:p>bass</text:p>
          </table:table-cell>
          <table:table-cell table:style-name="ce17" table:formula="of:=IF(ISBLANK([$data.G67]);&quot;&quot;;CONCATENATE(&quot;&lt;img src=&quot;&quot;&quot;;[.$O$2];[$data.G67];&quot;.png&quot;;&quot;&quot;&quot;/&gt;&quot;))" office:value-type="string" office:string-value="&lt;img src=&quot;piano-score-067-34-3-bass-G3b.png&quot;/&gt;" calcext:value-type="string">
            <text:p>&lt;img src="piano-score-067-34-3-bass-G3b.png"/&gt;</text:p>
          </table:table-cell>
          <table:table-cell table:style-name="ce17" table:formula="of:=CONCATENATE(&quot;&lt;img src=&quot;&quot;&quot;;[.$O$3];TEXT([$data.B67];&quot;00&quot;);&quot;-&quot;;[$data.E67];&quot;-&quot;;[.N66];&quot;.png&quot;;&quot;&quot;&quot;/&gt;&quot;)" office:value-type="string" office:string-value="&lt;img src=&quot;piano-keyboard-34-3-F3#-G3b.png&quot;/&gt;" calcext:value-type="string">
            <text:p>&lt;img src="piano-keyboard-34-3-F3#-G3b.png"/&gt;</text:p>
          </table:table-cell>
          <table:table-cell table:style-name="ce17" table:formula="of:=IFERROR(__xludf.dummyfunction(&quot;IF(ISBLANK(data!G67),&quot;&quot;&quot;&quot;,CONCATENATE(&quot;&quot;&lt;img src=&quot;&quot;&quot;&quot;&quot;&quot;,$O$4,REGEXREPLACE(N66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7" table:formula="of:=IF(ISBLANK([$data.G67]);&quot;&quot;;CONCATENATE(&quot;[sound:&quot;;[.$O$5];[$data.G67];&quot;.mp3]&quot;))" office:value-type="string" office:string-value="[sound:piano-audio-067-34-3-bass-G3b.mp3]" calcext:value-type="string">
            <text:p>[sound:piano-audio-067-34-3-bass-G3b.mp3]</text:p>
          </table:table-cell>
          <table:table-cell table:style-name="ce15" table:formula="of:=[$data.B67]" office:value-type="float" office:value="34" calcext:value-type="float">
            <text:p>34</text:p>
          </table:table-cell>
          <table:table-cell table:style-name="ce17" table:formula="of:=[$data.D67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67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F3#-G3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68]; &quot; &quot;; PROPER([$data.I68]))" office:value-type="string" office:string-value="G3 Bass" calcext:value-type="string">
            <text:p>G3 Bass</text:p>
          </table:table-cell>
          <table:table-cell table:style-name="ce17" table:formula="of:=IFERROR(__xludf.dummyfunction(&quot;REGEXREPLACE(data!C68,&quot;&quot;\W|\d|b&quot;&quot;,&quot;&quot;&quot;&quot;)&quot;);&quot;G&quot;)" office:value-type="string" office:string-value="G" calcext:value-type="string">
            <text:p>G</text:p>
          </table:table-cell>
          <table:table-cell table:style-name="ce17" table:formula="of:=[$data.E68]" office:value-type="string" office:string-value="3" calcext:value-type="string">
            <text:p>3</text:p>
          </table:table-cell>
          <table:table-cell table:style-name="ce17" table:formula="of:=IFERROR(__xludf.dummyfunction(&quot;REGEXREPLACE(data!F68,&quot;&quot;[ac-zA-Z0-9]&quot;&quot;,&quot;&quot;&quot;&quot;)&quot;);&quot;&quot;)">
            <text:p/>
          </table:table-cell>
          <table:table-cell table:style-name="ce17" table:formula="of:=[$data.I68]" office:value-type="string" office:string-value="bass" calcext:value-type="string">
            <text:p>bass</text:p>
          </table:table-cell>
          <table:table-cell table:style-name="ce17" table:formula="of:=IF(ISBLANK([$data.G68]);&quot;&quot;;CONCATENATE(&quot;&lt;img src=&quot;&quot;&quot;;[.$O$2];[$data.G68];&quot;.png&quot;;&quot;&quot;&quot;/&gt;&quot;))" office:value-type="string" office:string-value="&lt;img src=&quot;piano-score-065-35-3-bass-G3.png&quot;/&gt;" calcext:value-type="string">
            <text:p>&lt;img src="piano-score-065-35-3-bass-G3.png"/&gt;</text:p>
          </table:table-cell>
          <table:table-cell table:style-name="ce17" table:formula="of:=CONCATENATE(&quot;&lt;img src=&quot;&quot;&quot;;[.$O$3];TEXT([$data.B68];&quot;00&quot;);&quot;-&quot;;[$data.E68];&quot;-&quot;;[.N67];&quot;.png&quot;;&quot;&quot;&quot;/&gt;&quot;)" office:value-type="string" office:string-value="&lt;img src=&quot;piano-keyboard-35-3-G3.png&quot;/&gt;" calcext:value-type="string">
            <text:p>&lt;img src="piano-keyboard-35-3-G3.png"/&gt;</text:p>
          </table:table-cell>
          <table:table-cell table:style-name="ce17" table:formula="of:=IFERROR(__xludf.dummyfunction(&quot;IF(ISBLANK(data!G68),&quot;&quot;&quot;&quot;,CONCATENATE(&quot;&quot;&lt;img src=&quot;&quot;&quot;&quot;&quot;&quot;,$O$4,REGEXREPLACE(N67,&quot;&quot;[0-9]&quot;&quot;,&quot;&quot;&quot;&quot;),&quot;&quot;.png&quot;&quot;,&quot;&quot;&quot;&quot;&quot;&quot;/&gt;&quot;&quot;))&quot;);&quot;&lt;img src=&quot;&quot;piano-keyboard-octave-G.png&quot;&quot;/&gt;&quot;)" office:value-type="string" office:string-value="&lt;img src=&quot;piano-keyboard-octave-G.png&quot;/&gt;" calcext:value-type="string">
            <text:p>&lt;img src="piano-keyboard-octave-G.png"/&gt;</text:p>
          </table:table-cell>
          <table:table-cell table:style-name="ce17" table:formula="of:=IF(ISBLANK([$data.G68]);&quot;&quot;;CONCATENATE(&quot;[sound:&quot;;[.$O$5];[$data.G68];&quot;.mp3]&quot;))" office:value-type="string" office:string-value="[sound:piano-audio-065-35-3-bass-G3.mp3]" calcext:value-type="string">
            <text:p>[sound:piano-audio-065-35-3-bass-G3.mp3]</text:p>
          </table:table-cell>
          <table:table-cell table:style-name="ce15" table:formula="of:=[$data.B68]" office:value-type="float" office:value="35" calcext:value-type="float">
            <text:p>35</text:p>
          </table:table-cell>
          <table:table-cell table:style-name="ce17" table:formula="of:=[$data.D68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68,&quot;&quot;[ac-zA-Z0-9]&quot;&quot;,&quot;&quot;&quot;&quot;)&quot;);&quot;&quot;)">
            <text:p/>
          </table:table-cell>
          <table:table-cell table:style-name="ce15" office:value-type="string" calcext:value-type="string">
            <text:p>G3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69]; &quot; &quot;; PROPER([$data.I69]))" office:value-type="string" office:string-value="G3# Bass" calcext:value-type="string">
            <text:p>G3# Bass</text:p>
          </table:table-cell>
          <table:table-cell table:style-name="ce17" table:formula="of:=IFERROR(__xludf.dummyfunction(&quot;REGEXREPLACE(data!C69,&quot;&quot;\W|\d|b&quot;&quot;,&quot;&quot;&quot;&quot;)&quot;);&quot;G&quot;)" office:value-type="string" office:string-value="G" calcext:value-type="string">
            <text:p>G</text:p>
          </table:table-cell>
          <table:table-cell table:style-name="ce17" table:formula="of:=[$data.E69]" office:value-type="string" office:string-value="3" calcext:value-type="string">
            <text:p>3</text:p>
          </table:table-cell>
          <table:table-cell table:style-name="ce17" table:formula="of:=IFERROR(__xludf.dummyfunction(&quot;REGEXREPLACE(data!F69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69]" office:value-type="string" office:string-value="bass" calcext:value-type="string">
            <text:p>bass</text:p>
          </table:table-cell>
          <table:table-cell table:style-name="ce17" table:formula="of:=IF(ISBLANK([$data.G69]);&quot;&quot;;CONCATENATE(&quot;&lt;img src=&quot;&quot;&quot;;[.$O$2];[$data.G69];&quot;.png&quot;;&quot;&quot;&quot;/&gt;&quot;))" office:value-type="string" office:string-value="&lt;img src=&quot;piano-score-066-36-3-bass-G3#.png&quot;/&gt;" calcext:value-type="string">
            <text:p>&lt;img src="piano-score-066-36-3-bass-G3#.png"/&gt;</text:p>
          </table:table-cell>
          <table:table-cell table:style-name="ce17" table:formula="of:=CONCATENATE(&quot;&lt;img src=&quot;&quot;&quot;;[.$O$3];TEXT([$data.B69];&quot;00&quot;);&quot;-&quot;;[$data.E69];&quot;-&quot;;[.N68];&quot;.png&quot;;&quot;&quot;&quot;/&gt;&quot;)" office:value-type="string" office:string-value="&lt;img src=&quot;piano-keyboard-36-3-G3#-A3b.png&quot;/&gt;" calcext:value-type="string">
            <text:p>&lt;img src="piano-keyboard-36-3-G3#-A3b.png"/&gt;</text:p>
          </table:table-cell>
          <table:table-cell table:style-name="ce17" table:formula="of:=IFERROR(__xludf.dummyfunction(&quot;IF(ISBLANK(data!G69),&quot;&quot;&quot;&quot;,CONCATENATE(&quot;&quot;&lt;img src=&quot;&quot;&quot;&quot;&quot;&quot;,$O$4,REGEXREPLACE(N68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7" table:formula="of:=IF(ISBLANK([$data.G69]);&quot;&quot;;CONCATENATE(&quot;[sound:&quot;;[.$O$5];[$data.G69];&quot;.mp3]&quot;))" office:value-type="string" office:string-value="[sound:piano-audio-066-36-3-bass-G3#.mp3]" calcext:value-type="string">
            <text:p>[sound:piano-audio-066-36-3-bass-G3#.mp3]</text:p>
          </table:table-cell>
          <table:table-cell table:style-name="ce15" table:formula="of:=[$data.B69]" office:value-type="float" office:value="36" calcext:value-type="float">
            <text:p>36</text:p>
          </table:table-cell>
          <table:table-cell table:style-name="ce17" table:formula="of:=[$data.D69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69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G3#-A3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70]; &quot; &quot;; PROPER([$data.I70]))" office:value-type="string" office:string-value="A3b Bass" calcext:value-type="string">
            <text:p>A3b Bass</text:p>
          </table:table-cell>
          <table:table-cell table:style-name="ce17" table:formula="of:=IFERROR(__xludf.dummyfunction(&quot;REGEXREPLACE(data!C70,&quot;&quot;\W|\d|b&quot;&quot;,&quot;&quot;&quot;&quot;)&quot;);&quot;A&quot;)" office:value-type="string" office:string-value="A" calcext:value-type="string">
            <text:p>A</text:p>
          </table:table-cell>
          <table:table-cell table:style-name="ce17" table:formula="of:=[$data.E70]" office:value-type="string" office:string-value="3" calcext:value-type="string">
            <text:p>3</text:p>
          </table:table-cell>
          <table:table-cell table:style-name="ce17" table:formula="of:=IFERROR(__xludf.dummyfunction(&quot;REGEXREPLACE(data!F70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70]" office:value-type="string" office:string-value="bass" calcext:value-type="string">
            <text:p>bass</text:p>
          </table:table-cell>
          <table:table-cell table:style-name="ce17" table:formula="of:=IF(ISBLANK([$data.G70]);&quot;&quot;;CONCATENATE(&quot;&lt;img src=&quot;&quot;&quot;;[.$O$2];[$data.G70];&quot;.png&quot;;&quot;&quot;&quot;/&gt;&quot;))" office:value-type="string" office:string-value="&lt;img src=&quot;piano-score-070-36-3-bass-A3b.png&quot;/&gt;" calcext:value-type="string">
            <text:p>&lt;img src="piano-score-070-36-3-bass-A3b.png"/&gt;</text:p>
          </table:table-cell>
          <table:table-cell table:style-name="ce17" table:formula="of:=CONCATENATE(&quot;&lt;img src=&quot;&quot;&quot;;[.$O$3];TEXT([$data.B70];&quot;00&quot;);&quot;-&quot;;[$data.E70];&quot;-&quot;;[.N69];&quot;.png&quot;;&quot;&quot;&quot;/&gt;&quot;)" office:value-type="string" office:string-value="&lt;img src=&quot;piano-keyboard-36-3-G3#-A3b.png&quot;/&gt;" calcext:value-type="string">
            <text:p>&lt;img src="piano-keyboard-36-3-G3#-A3b.png"/&gt;</text:p>
          </table:table-cell>
          <table:table-cell table:style-name="ce17" table:formula="of:=IFERROR(__xludf.dummyfunction(&quot;IF(ISBLANK(data!G70),&quot;&quot;&quot;&quot;,CONCATENATE(&quot;&quot;&lt;img src=&quot;&quot;&quot;&quot;&quot;&quot;,$O$4,REGEXREPLACE(N69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7" table:formula="of:=IF(ISBLANK([$data.G70]);&quot;&quot;;CONCATENATE(&quot;[sound:&quot;;[.$O$5];[$data.G70];&quot;.mp3]&quot;))" office:value-type="string" office:string-value="[sound:piano-audio-070-36-3-bass-A3b.mp3]" calcext:value-type="string">
            <text:p>[sound:piano-audio-070-36-3-bass-A3b.mp3]</text:p>
          </table:table-cell>
          <table:table-cell table:style-name="ce15" table:formula="of:=[$data.B70]" office:value-type="float" office:value="36" calcext:value-type="float">
            <text:p>36</text:p>
          </table:table-cell>
          <table:table-cell table:style-name="ce17" table:formula="of:=[$data.D70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70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G3#-A3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71]; &quot; &quot;; PROPER([$data.I71]))" office:value-type="string" office:string-value="A3 Bass" calcext:value-type="string">
            <text:p>A3 Bass</text:p>
          </table:table-cell>
          <table:table-cell table:style-name="ce17" table:formula="of:=IFERROR(__xludf.dummyfunction(&quot;REGEXREPLACE(data!C71,&quot;&quot;\W|\d|b&quot;&quot;,&quot;&quot;&quot;&quot;)&quot;);&quot;A&quot;)" office:value-type="string" office:string-value="A" calcext:value-type="string">
            <text:p>A</text:p>
          </table:table-cell>
          <table:table-cell table:style-name="ce17" table:formula="of:=[$data.E71]" office:value-type="string" office:string-value="3" calcext:value-type="string">
            <text:p>3</text:p>
          </table:table-cell>
          <table:table-cell table:style-name="ce17" table:formula="of:=IFERROR(__xludf.dummyfunction(&quot;REGEXREPLACE(data!F71,&quot;&quot;[ac-zA-Z0-9]&quot;&quot;,&quot;&quot;&quot;&quot;)&quot;);&quot;&quot;)">
            <text:p/>
          </table:table-cell>
          <table:table-cell table:style-name="ce17" table:formula="of:=[$data.I71]" office:value-type="string" office:string-value="bass" calcext:value-type="string">
            <text:p>bass</text:p>
          </table:table-cell>
          <table:table-cell table:style-name="ce17" table:formula="of:=IF(ISBLANK([$data.G71]);&quot;&quot;;CONCATENATE(&quot;&lt;img src=&quot;&quot;&quot;;[.$O$2];[$data.G71];&quot;.png&quot;;&quot;&quot;&quot;/&gt;&quot;))" office:value-type="string" office:string-value="&lt;img src=&quot;piano-score-068-37-3-bass-A3.png&quot;/&gt;" calcext:value-type="string">
            <text:p>&lt;img src="piano-score-068-37-3-bass-A3.png"/&gt;</text:p>
          </table:table-cell>
          <table:table-cell table:style-name="ce17" table:formula="of:=CONCATENATE(&quot;&lt;img src=&quot;&quot;&quot;;[.$O$3];TEXT([$data.B71];&quot;00&quot;);&quot;-&quot;;[$data.E71];&quot;-&quot;;[.N70];&quot;.png&quot;;&quot;&quot;&quot;/&gt;&quot;)" office:value-type="string" office:string-value="&lt;img src=&quot;piano-keyboard-37-3-A3.png&quot;/&gt;" calcext:value-type="string">
            <text:p>&lt;img src="piano-keyboard-37-3-A3.png"/&gt;</text:p>
          </table:table-cell>
          <table:table-cell table:style-name="ce17" table:formula="of:=IFERROR(__xludf.dummyfunction(&quot;IF(ISBLANK(data!G71),&quot;&quot;&quot;&quot;,CONCATENATE(&quot;&quot;&lt;img src=&quot;&quot;&quot;&quot;&quot;&quot;,$O$4,REGEXREPLACE(N70,&quot;&quot;[0-9]&quot;&quot;,&quot;&quot;&quot;&quot;),&quot;&quot;.png&quot;&quot;,&quot;&quot;&quot;&quot;&quot;&quot;/&gt;&quot;&quot;))&quot;);&quot;&lt;img src=&quot;&quot;piano-keyboard-octave-A.png&quot;&quot;/&gt;&quot;)" office:value-type="string" office:string-value="&lt;img src=&quot;piano-keyboard-octave-A.png&quot;/&gt;" calcext:value-type="string">
            <text:p>&lt;img src="piano-keyboard-octave-A.png"/&gt;</text:p>
          </table:table-cell>
          <table:table-cell table:style-name="ce17" table:formula="of:=IF(ISBLANK([$data.G71]);&quot;&quot;;CONCATENATE(&quot;[sound:&quot;;[.$O$5];[$data.G71];&quot;.mp3]&quot;))" office:value-type="string" office:string-value="[sound:piano-audio-068-37-3-bass-A3.mp3]" calcext:value-type="string">
            <text:p>[sound:piano-audio-068-37-3-bass-A3.mp3]</text:p>
          </table:table-cell>
          <table:table-cell table:style-name="ce15" table:formula="of:=[$data.B71]" office:value-type="float" office:value="37" calcext:value-type="float">
            <text:p>37</text:p>
          </table:table-cell>
          <table:table-cell table:style-name="ce17" table:formula="of:=[$data.D71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71,&quot;&quot;[ac-zA-Z0-9]&quot;&quot;,&quot;&quot;&quot;&quot;)&quot;);&quot;&quot;)">
            <text:p/>
          </table:table-cell>
          <table:table-cell table:style-name="ce15" office:value-type="string" calcext:value-type="string">
            <text:p>A3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72]; &quot; &quot;; PROPER([$data.I72]))" office:value-type="string" office:string-value="A3# Bass" calcext:value-type="string">
            <text:p>A3# Bass</text:p>
          </table:table-cell>
          <table:table-cell table:style-name="ce17" table:formula="of:=IFERROR(__xludf.dummyfunction(&quot;REGEXREPLACE(data!C72,&quot;&quot;\W|\d|b&quot;&quot;,&quot;&quot;&quot;&quot;)&quot;);&quot;A&quot;)" office:value-type="string" office:string-value="A" calcext:value-type="string">
            <text:p>A</text:p>
          </table:table-cell>
          <table:table-cell table:style-name="ce17" table:formula="of:=[$data.E72]" office:value-type="string" office:string-value="3" calcext:value-type="string">
            <text:p>3</text:p>
          </table:table-cell>
          <table:table-cell table:style-name="ce17" table:formula="of:=IFERROR(__xludf.dummyfunction(&quot;REGEXREPLACE(data!F72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72]" office:value-type="string" office:string-value="bass" calcext:value-type="string">
            <text:p>bass</text:p>
          </table:table-cell>
          <table:table-cell table:style-name="ce17" table:formula="of:=IF(ISBLANK([$data.G72]);&quot;&quot;;CONCATENATE(&quot;&lt;img src=&quot;&quot;&quot;;[.$O$2];[$data.G72];&quot;.png&quot;;&quot;&quot;&quot;/&gt;&quot;))" office:value-type="string" office:string-value="&lt;img src=&quot;piano-score-069-38-3-bass-A3#.png&quot;/&gt;" calcext:value-type="string">
            <text:p>&lt;img src="piano-score-069-38-3-bass-A3#.png"/&gt;</text:p>
          </table:table-cell>
          <table:table-cell table:style-name="ce17" table:formula="of:=CONCATENATE(&quot;&lt;img src=&quot;&quot;&quot;;[.$O$3];TEXT([$data.B72];&quot;00&quot;);&quot;-&quot;;[$data.E72];&quot;-&quot;;[.N71];&quot;.png&quot;;&quot;&quot;&quot;/&gt;&quot;)" office:value-type="string" office:string-value="&lt;img src=&quot;piano-keyboard-38-3-A3#-B3b.png&quot;/&gt;" calcext:value-type="string">
            <text:p>&lt;img src="piano-keyboard-38-3-A3#-B3b.png"/&gt;</text:p>
          </table:table-cell>
          <table:table-cell table:style-name="ce17" table:formula="of:=IFERROR(__xludf.dummyfunction(&quot;IF(ISBLANK(data!G72),&quot;&quot;&quot;&quot;,CONCATENATE(&quot;&quot;&lt;img src=&quot;&quot;&quot;&quot;&quot;&quot;,$O$4,REGEXREPLACE(N71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7" table:formula="of:=IF(ISBLANK([$data.G72]);&quot;&quot;;CONCATENATE(&quot;[sound:&quot;;[.$O$5];[$data.G72];&quot;.mp3]&quot;))" office:value-type="string" office:string-value="[sound:piano-audio-069-38-3-bass-A3#.mp3]" calcext:value-type="string">
            <text:p>[sound:piano-audio-069-38-3-bass-A3#.mp3]</text:p>
          </table:table-cell>
          <table:table-cell table:style-name="ce15" table:formula="of:=[$data.B72]" office:value-type="float" office:value="38" calcext:value-type="float">
            <text:p>38</text:p>
          </table:table-cell>
          <table:table-cell table:style-name="ce17" table:formula="of:=[$data.D72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72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A3#-B3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73]; &quot; &quot;; PROPER([$data.I73]))" office:value-type="string" office:string-value="B3b Bass" calcext:value-type="string">
            <text:p>B3b Bass</text:p>
          </table:table-cell>
          <table:table-cell table:style-name="ce17" table:formula="of:=IFERROR(__xludf.dummyfunction(&quot;REGEXREPLACE(data!C73,&quot;&quot;\W|\d|b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E73]" office:value-type="string" office:string-value="3" calcext:value-type="string">
            <text:p>3</text:p>
          </table:table-cell>
          <table:table-cell table:style-name="ce17" table:formula="of:=IFERROR(__xludf.dummyfunction(&quot;REGEXREPLACE(data!F73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73]" office:value-type="string" office:string-value="bass" calcext:value-type="string">
            <text:p>bass</text:p>
          </table:table-cell>
          <table:table-cell table:style-name="ce17" table:formula="of:=IF(ISBLANK([$data.G73]);&quot;&quot;;CONCATENATE(&quot;&lt;img src=&quot;&quot;&quot;;[.$O$2];[$data.G73];&quot;.png&quot;;&quot;&quot;&quot;/&gt;&quot;))" office:value-type="string" office:string-value="&lt;img src=&quot;piano-score-072-38-3-bass-B3b.png&quot;/&gt;" calcext:value-type="string">
            <text:p>&lt;img src="piano-score-072-38-3-bass-B3b.png"/&gt;</text:p>
          </table:table-cell>
          <table:table-cell table:style-name="ce17" table:formula="of:=CONCATENATE(&quot;&lt;img src=&quot;&quot;&quot;;[.$O$3];TEXT([$data.B73];&quot;00&quot;);&quot;-&quot;;[$data.E73];&quot;-&quot;;[.N72];&quot;.png&quot;;&quot;&quot;&quot;/&gt;&quot;)" office:value-type="string" office:string-value="&lt;img src=&quot;piano-keyboard-38-3-A3#-B3b.png&quot;/&gt;" calcext:value-type="string">
            <text:p>&lt;img src="piano-keyboard-38-3-A3#-B3b.png"/&gt;</text:p>
          </table:table-cell>
          <table:table-cell table:style-name="ce17" table:formula="of:=IFERROR(__xludf.dummyfunction(&quot;IF(ISBLANK(data!G73),&quot;&quot;&quot;&quot;,CONCATENATE(&quot;&quot;&lt;img src=&quot;&quot;&quot;&quot;&quot;&quot;,$O$4,REGEXREPLACE(N72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7" table:formula="of:=IF(ISBLANK([$data.G73]);&quot;&quot;;CONCATENATE(&quot;[sound:&quot;;[.$O$5];[$data.G73];&quot;.mp3]&quot;))" office:value-type="string" office:string-value="[sound:piano-audio-072-38-3-bass-B3b.mp3]" calcext:value-type="string">
            <text:p>[sound:piano-audio-072-38-3-bass-B3b.mp3]</text:p>
          </table:table-cell>
          <table:table-cell table:style-name="ce15" table:formula="of:=[$data.B73]" office:value-type="float" office:value="38" calcext:value-type="float">
            <text:p>38</text:p>
          </table:table-cell>
          <table:table-cell table:style-name="ce17" table:formula="of:=[$data.D73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73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A3#-B3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74]; &quot; &quot;; PROPER([$data.I74]))" office:value-type="string" office:string-value="B3 Bass" calcext:value-type="string">
            <text:p>B3 Bass</text:p>
          </table:table-cell>
          <table:table-cell table:style-name="ce17" table:formula="of:=IFERROR(__xludf.dummyfunction(&quot;REGEXREPLACE(data!C74,&quot;&quot;\W|\d|b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E74]" office:value-type="string" office:string-value="3" calcext:value-type="string">
            <text:p>3</text:p>
          </table:table-cell>
          <table:table-cell table:style-name="ce17" table:formula="of:=IFERROR(__xludf.dummyfunction(&quot;REGEXREPLACE(data!F74,&quot;&quot;[ac-zA-Z0-9]&quot;&quot;,&quot;&quot;&quot;&quot;)&quot;);&quot;&quot;)">
            <text:p/>
          </table:table-cell>
          <table:table-cell table:style-name="ce17" table:formula="of:=[$data.I74]" office:value-type="string" office:string-value="bass" calcext:value-type="string">
            <text:p>bass</text:p>
          </table:table-cell>
          <table:table-cell table:style-name="ce17" table:formula="of:=IF(ISBLANK([$data.G74]);&quot;&quot;;CONCATENATE(&quot;&lt;img src=&quot;&quot;&quot;;[.$O$2];[$data.G74];&quot;.png&quot;;&quot;&quot;&quot;/&gt;&quot;))" office:value-type="string" office:string-value="&lt;img src=&quot;piano-score-071-39-3-bass-B3.png&quot;/&gt;" calcext:value-type="string">
            <text:p>&lt;img src="piano-score-071-39-3-bass-B3.png"/&gt;</text:p>
          </table:table-cell>
          <table:table-cell table:style-name="ce17" table:formula="of:=CONCATENATE(&quot;&lt;img src=&quot;&quot;&quot;;[.$O$3];TEXT([$data.B74];&quot;00&quot;);&quot;-&quot;;[$data.E74];&quot;-&quot;;[.N73];&quot;.png&quot;;&quot;&quot;&quot;/&gt;&quot;)" office:value-type="string" office:string-value="&lt;img src=&quot;piano-keyboard-39-3-B3.png&quot;/&gt;" calcext:value-type="string">
            <text:p>&lt;img src="piano-keyboard-39-3-B3.png"/&gt;</text:p>
          </table:table-cell>
          <table:table-cell table:style-name="ce17" table:formula="of:=IFERROR(__xludf.dummyfunction(&quot;IF(ISBLANK(data!G74),&quot;&quot;&quot;&quot;,CONCATENATE(&quot;&quot;&lt;img src=&quot;&quot;&quot;&quot;&quot;&quot;,$O$4,REGEXREPLACE(N73,&quot;&quot;[0-9]&quot;&quot;,&quot;&quot;&quot;&quot;),&quot;&quot;.png&quot;&quot;,&quot;&quot;&quot;&quot;&quot;&quot;/&gt;&quot;&quot;))&quot;);&quot;&lt;img src=&quot;&quot;piano-keyboard-octave-B.png&quot;&quot;/&gt;&quot;)" office:value-type="string" office:string-value="&lt;img src=&quot;piano-keyboard-octave-B.png&quot;/&gt;" calcext:value-type="string">
            <text:p>&lt;img src="piano-keyboard-octave-B.png"/&gt;</text:p>
          </table:table-cell>
          <table:table-cell table:style-name="ce17" table:formula="of:=IF(ISBLANK([$data.G74]);&quot;&quot;;CONCATENATE(&quot;[sound:&quot;;[.$O$5];[$data.G74];&quot;.mp3]&quot;))" office:value-type="string" office:string-value="[sound:piano-audio-071-39-3-bass-B3.mp3]" calcext:value-type="string">
            <text:p>[sound:piano-audio-071-39-3-bass-B3.mp3]</text:p>
          </table:table-cell>
          <table:table-cell table:style-name="ce15" table:formula="of:=[$data.B74]" office:value-type="float" office:value="39" calcext:value-type="float">
            <text:p>39</text:p>
          </table:table-cell>
          <table:table-cell table:style-name="ce17" table:formula="of:=[$data.D74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74,&quot;&quot;[ac-zA-Z0-9]&quot;&quot;,&quot;&quot;&quot;&quot;)&quot;);&quot;&quot;)">
            <text:p/>
          </table:table-cell>
          <table:table-cell table:style-name="ce15" office:value-type="string" calcext:value-type="string">
            <text:p>B3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6" table:formula="of:=CONCATENATE([$data.F75]; &quot; &quot;; PROPER([$data.I75]))" office:value-type="string" office:string-value="C4 Treble" calcext:value-type="string">
            <text:p>C4 Treble</text:p>
          </table:table-cell>
          <table:table-cell table:style-name="ce18" table:formula="of:=IFERROR(__xludf.dummyfunction(&quot;REGEXREPLACE(data!C75,&quot;&quot;\W|\d|b&quot;&quot;,&quot;&quot;&quot;&quot;)&quot;);&quot;C&quot;)" office:value-type="string" office:string-value="C" calcext:value-type="string">
            <text:p>C</text:p>
          </table:table-cell>
          <table:table-cell table:style-name="ce18" table:formula="of:=[$data.E75]" office:value-type="string" office:string-value="4" calcext:value-type="string">
            <text:p>4</text:p>
          </table:table-cell>
          <table:table-cell table:style-name="ce18" table:formula="of:=IFERROR(__xludf.dummyfunction(&quot;REGEXREPLACE(data!F75,&quot;&quot;[ac-zA-Z0-9]&quot;&quot;,&quot;&quot;&quot;&quot;)&quot;);&quot;&quot;)">
            <text:p/>
          </table:table-cell>
          <table:table-cell table:style-name="ce18" table:formula="of:=[$data.I75]" office:value-type="string" office:string-value="treble" calcext:value-type="string">
            <text:p>treble</text:p>
          </table:table-cell>
          <table:table-cell table:style-name="ce18" table:formula="of:=IF(ISBLANK([$data.G75]);&quot;&quot;;CONCATENATE(&quot;&lt;img src=&quot;&quot;&quot;;[.$O$2];[$data.G75];&quot;.png&quot;;&quot;&quot;&quot;/&gt;&quot;))" office:value-type="string" office:string-value="&lt;img src=&quot;piano-score-073-40-4-treble-C4.png&quot;/&gt;" calcext:value-type="string">
            <text:p>&lt;img src="piano-score-073-40-4-treble-C4.png"/&gt;</text:p>
          </table:table-cell>
          <table:table-cell table:style-name="ce18" table:formula="of:=CONCATENATE(&quot;&lt;img src=&quot;&quot;&quot;;[.$O$3];TEXT([$data.B75];&quot;00&quot;);&quot;-&quot;;[$data.E75];&quot;-&quot;;[.N74];&quot;.png&quot;;&quot;&quot;&quot;/&gt;&quot;)" office:value-type="string" office:string-value="&lt;img src=&quot;piano-keyboard-40-4-C4.png&quot;/&gt;" calcext:value-type="string">
            <text:p>&lt;img src="piano-keyboard-40-4-C4.png"/&gt;</text:p>
          </table:table-cell>
          <table:table-cell table:style-name="ce18" table:formula="of:=IFERROR(__xludf.dummyfunction(&quot;IF(ISBLANK(data!G75),&quot;&quot;&quot;&quot;,CONCATENATE(&quot;&quot;&lt;img src=&quot;&quot;&quot;&quot;&quot;&quot;,$O$4,REGEXREPLACE(N74,&quot;&quot;[0-9]&quot;&quot;,&quot;&quot;&quot;&quot;),&quot;&quot;.png&quot;&quot;,&quot;&quot;&quot;&quot;&quot;&quot;/&gt;&quot;&quot;))&quot;);&quot;&lt;img src=&quot;&quot;piano-keyboard-octave-C.png&quot;&quot;/&gt;&quot;)" office:value-type="string" office:string-value="&lt;img src=&quot;piano-keyboard-octave-C.png&quot;/&gt;" calcext:value-type="string">
            <text:p>&lt;img src="piano-keyboard-octave-C.png"/&gt;</text:p>
          </table:table-cell>
          <table:table-cell table:style-name="ce18" table:formula="of:=IF(ISBLANK([$data.G75]);&quot;&quot;;CONCATENATE(&quot;[sound:&quot;;[.$O$5];[$data.G75];&quot;.mp3]&quot;))" office:value-type="string" office:string-value="[sound:piano-audio-073-40-4-treble-C4.mp3]" calcext:value-type="string">
            <text:p>[sound:piano-audio-073-40-4-treble-C4.mp3]</text:p>
          </table:table-cell>
          <table:table-cell table:style-name="ce16" table:formula="of:=[$data.B75]" office:value-type="float" office:value="40" calcext:value-type="float">
            <text:p>40</text:p>
          </table:table-cell>
          <table:table-cell table:style-name="ce18" table:formula="of:=[$data.D75]" office:value-type="float" office:value="0" calcext:value-type="float">
            <text:p>0</text:p>
          </table:table-cell>
          <table:table-cell table:style-name="ce18"/>
          <table:table-cell table:style-name="ce22" table:formula="of:=IFERROR(__xludf.dummyfunction(&quot;REGEXREPLACE(data!F75,&quot;&quot;[ac-zA-Z0-9]&quot;&quot;,&quot;&quot;&quot;&quot;)&quot;);&quot;&quot;)">
            <text:p/>
          </table:table-cell>
          <table:table-cell table:style-name="ce16" office:value-type="string" calcext:value-type="string">
            <text:p>C4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6" table:formula="of:=CONCATENATE([$data.F76]; &quot; &quot;; PROPER([$data.I76]))" office:value-type="string" office:string-value="C4# Treble" calcext:value-type="string">
            <text:p>C4# Treble</text:p>
          </table:table-cell>
          <table:table-cell table:style-name="ce18" table:formula="of:=IFERROR(__xludf.dummyfunction(&quot;REGEXREPLACE(data!C76,&quot;&quot;\W|\d|b&quot;&quot;,&quot;&quot;&quot;&quot;)&quot;);&quot;C&quot;)" office:value-type="string" office:string-value="C" calcext:value-type="string">
            <text:p>C</text:p>
          </table:table-cell>
          <table:table-cell table:style-name="ce18" table:formula="of:=[$data.E76]" office:value-type="string" office:string-value="4" calcext:value-type="string">
            <text:p>4</text:p>
          </table:table-cell>
          <table:table-cell table:style-name="ce18" table:formula="of:=IFERROR(__xludf.dummyfunction(&quot;REGEXREPLACE(data!F76,&quot;&quot;[ac-zA-Z0-9]&quot;&quot;,&quot;&quot;&quot;&quot;)&quot;);&quot;#&quot;)" office:value-type="string" office:string-value="#" calcext:value-type="string">
            <text:p>#</text:p>
          </table:table-cell>
          <table:table-cell table:style-name="ce18" table:formula="of:=[$data.I76]" office:value-type="string" office:string-value="treble" calcext:value-type="string">
            <text:p>treble</text:p>
          </table:table-cell>
          <table:table-cell table:style-name="ce18" table:formula="of:=IF(ISBLANK([$data.G76]);&quot;&quot;;CONCATENATE(&quot;&lt;img src=&quot;&quot;&quot;;[.$O$2];[$data.G76];&quot;.png&quot;;&quot;&quot;&quot;/&gt;&quot;))" office:value-type="string" office:string-value="&lt;img src=&quot;piano-score-074-41-4-treble-C4#.png&quot;/&gt;" calcext:value-type="string">
            <text:p>&lt;img src="piano-score-074-41-4-treble-C4#.png"/&gt;</text:p>
          </table:table-cell>
          <table:table-cell table:style-name="ce18" table:formula="of:=CONCATENATE(&quot;&lt;img src=&quot;&quot;&quot;;[.$O$3];TEXT([$data.B76];&quot;00&quot;);&quot;-&quot;;[$data.E76];&quot;-&quot;;[.N75];&quot;.png&quot;;&quot;&quot;&quot;/&gt;&quot;)" office:value-type="string" office:string-value="&lt;img src=&quot;piano-keyboard-41-4-C4#-D4b.png&quot;/&gt;" calcext:value-type="string">
            <text:p>&lt;img src="piano-keyboard-41-4-C4#-D4b.png"/&gt;</text:p>
          </table:table-cell>
          <table:table-cell table:style-name="ce18" table:formula="of:=IFERROR(__xludf.dummyfunction(&quot;IF(ISBLANK(data!G76),&quot;&quot;&quot;&quot;,CONCATENATE(&quot;&quot;&lt;img src=&quot;&quot;&quot;&quot;&quot;&quot;,$O$4,REGEXREPLACE(N75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8" table:formula="of:=IF(ISBLANK([$data.G76]);&quot;&quot;;CONCATENATE(&quot;[sound:&quot;;[.$O$5];[$data.G76];&quot;.mp3]&quot;))" office:value-type="string" office:string-value="[sound:piano-audio-074-41-4-treble-C4#.mp3]" calcext:value-type="string">
            <text:p>[sound:piano-audio-074-41-4-treble-C4#.mp3]</text:p>
          </table:table-cell>
          <table:table-cell table:style-name="ce16" table:formula="of:=[$data.B76]" office:value-type="float" office:value="41" calcext:value-type="float">
            <text:p>41</text:p>
          </table:table-cell>
          <table:table-cell table:style-name="ce18" table:formula="of:=[$data.D76]" office:value-type="float" office:value="0" calcext:value-type="float">
            <text:p>0</text:p>
          </table:table-cell>
          <table:table-cell table:style-name="ce18"/>
          <table:table-cell table:style-name="ce22" table:formula="of:=IFERROR(__xludf.dummyfunction(&quot;REGEXREPLACE(data!F76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office:value-type="string" calcext:value-type="string">
            <text:p>C4#-D4b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6" table:formula="of:=CONCATENATE([$data.F77]; &quot; &quot;; PROPER([$data.I77]))" office:value-type="string" office:string-value="D4b Treble" calcext:value-type="string">
            <text:p>D4b Treble</text:p>
          </table:table-cell>
          <table:table-cell table:style-name="ce18" table:formula="of:=IFERROR(__xludf.dummyfunction(&quot;REGEXREPLACE(data!C77,&quot;&quot;\W|\d|b&quot;&quot;,&quot;&quot;&quot;&quot;)&quot;);&quot;D&quot;)" office:value-type="string" office:string-value="D" calcext:value-type="string">
            <text:p>D</text:p>
          </table:table-cell>
          <table:table-cell table:style-name="ce18" table:formula="of:=[$data.E77]" office:value-type="string" office:string-value="4" calcext:value-type="string">
            <text:p>4</text:p>
          </table:table-cell>
          <table:table-cell table:style-name="ce18" table:formula="of:=IFERROR(__xludf.dummyfunction(&quot;REGEXREPLACE(data!F77,&quot;&quot;[ac-zA-Z0-9]&quot;&quot;,&quot;&quot;&quot;&quot;)&quot;);&quot;b&quot;)" office:value-type="string" office:string-value="b" calcext:value-type="string">
            <text:p>b</text:p>
          </table:table-cell>
          <table:table-cell table:style-name="ce18" table:formula="of:=[$data.I77]" office:value-type="string" office:string-value="treble" calcext:value-type="string">
            <text:p>treble</text:p>
          </table:table-cell>
          <table:table-cell table:style-name="ce18" table:formula="of:=IF(ISBLANK([$data.G77]);&quot;&quot;;CONCATENATE(&quot;&lt;img src=&quot;&quot;&quot;;[.$O$2];[$data.G77];&quot;.png&quot;;&quot;&quot;&quot;/&gt;&quot;))" office:value-type="string" office:string-value="&lt;img src=&quot;piano-score-077-41-4-treble-D4b.png&quot;/&gt;" calcext:value-type="string">
            <text:p>&lt;img src="piano-score-077-41-4-treble-D4b.png"/&gt;</text:p>
          </table:table-cell>
          <table:table-cell table:style-name="ce18" table:formula="of:=CONCATENATE(&quot;&lt;img src=&quot;&quot;&quot;;[.$O$3];TEXT([$data.B77];&quot;00&quot;);&quot;-&quot;;[$data.E77];&quot;-&quot;;[.N76];&quot;.png&quot;;&quot;&quot;&quot;/&gt;&quot;)" office:value-type="string" office:string-value="&lt;img src=&quot;piano-keyboard-41-4-C4#-D4b.png&quot;/&gt;" calcext:value-type="string">
            <text:p>&lt;img src="piano-keyboard-41-4-C4#-D4b.png"/&gt;</text:p>
          </table:table-cell>
          <table:table-cell table:style-name="ce18" table:formula="of:=IFERROR(__xludf.dummyfunction(&quot;IF(ISBLANK(data!G77),&quot;&quot;&quot;&quot;,CONCATENATE(&quot;&quot;&lt;img src=&quot;&quot;&quot;&quot;&quot;&quot;,$O$4,REGEXREPLACE(N76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8" table:formula="of:=IF(ISBLANK([$data.G77]);&quot;&quot;;CONCATENATE(&quot;[sound:&quot;;[.$O$5];[$data.G77];&quot;.mp3]&quot;))" office:value-type="string" office:string-value="[sound:piano-audio-077-41-4-treble-D4b.mp3]" calcext:value-type="string">
            <text:p>[sound:piano-audio-077-41-4-treble-D4b.mp3]</text:p>
          </table:table-cell>
          <table:table-cell table:style-name="ce16" table:formula="of:=[$data.B77]" office:value-type="float" office:value="41" calcext:value-type="float">
            <text:p>41</text:p>
          </table:table-cell>
          <table:table-cell table:style-name="ce18" table:formula="of:=[$data.D77]" office:value-type="float" office:value="0" calcext:value-type="float">
            <text:p>0</text:p>
          </table:table-cell>
          <table:table-cell table:style-name="ce18"/>
          <table:table-cell table:style-name="ce22" table:formula="of:=IFERROR(__xludf.dummyfunction(&quot;REGEXREPLACE(data!F77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office:value-type="string" calcext:value-type="string">
            <text:p>C4#-D4b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6" table:formula="of:=CONCATENATE([$data.F78]; &quot; &quot;; PROPER([$data.I78]))" office:value-type="string" office:string-value="D4 Treble" calcext:value-type="string">
            <text:p>D4 Treble</text:p>
          </table:table-cell>
          <table:table-cell table:style-name="ce18" table:formula="of:=IFERROR(__xludf.dummyfunction(&quot;REGEXREPLACE(data!C78,&quot;&quot;\W|\d|b&quot;&quot;,&quot;&quot;&quot;&quot;)&quot;);&quot;D&quot;)" office:value-type="string" office:string-value="D" calcext:value-type="string">
            <text:p>D</text:p>
          </table:table-cell>
          <table:table-cell table:style-name="ce18" table:formula="of:=[$data.E78]" office:value-type="string" office:string-value="4" calcext:value-type="string">
            <text:p>4</text:p>
          </table:table-cell>
          <table:table-cell table:style-name="ce18" table:formula="of:=IFERROR(__xludf.dummyfunction(&quot;REGEXREPLACE(data!F78,&quot;&quot;[ac-zA-Z0-9]&quot;&quot;,&quot;&quot;&quot;&quot;)&quot;);&quot;&quot;)">
            <text:p/>
          </table:table-cell>
          <table:table-cell table:style-name="ce18" table:formula="of:=[$data.I78]" office:value-type="string" office:string-value="treble" calcext:value-type="string">
            <text:p>treble</text:p>
          </table:table-cell>
          <table:table-cell table:style-name="ce18" table:formula="of:=IF(ISBLANK([$data.G78]);&quot;&quot;;CONCATENATE(&quot;&lt;img src=&quot;&quot;&quot;;[.$O$2];[$data.G78];&quot;.png&quot;;&quot;&quot;&quot;/&gt;&quot;))" office:value-type="string" office:string-value="&lt;img src=&quot;piano-score-075-42-4-treble-D4.png&quot;/&gt;" calcext:value-type="string">
            <text:p>&lt;img src="piano-score-075-42-4-treble-D4.png"/&gt;</text:p>
          </table:table-cell>
          <table:table-cell table:style-name="ce18" table:formula="of:=CONCATENATE(&quot;&lt;img src=&quot;&quot;&quot;;[.$O$3];TEXT([$data.B78];&quot;00&quot;);&quot;-&quot;;[$data.E78];&quot;-&quot;;[.N77];&quot;.png&quot;;&quot;&quot;&quot;/&gt;&quot;)" office:value-type="string" office:string-value="&lt;img src=&quot;piano-keyboard-42-4-D4.png&quot;/&gt;" calcext:value-type="string">
            <text:p>&lt;img src="piano-keyboard-42-4-D4.png"/&gt;</text:p>
          </table:table-cell>
          <table:table-cell table:style-name="ce18" table:formula="of:=IFERROR(__xludf.dummyfunction(&quot;IF(ISBLANK(data!G78),&quot;&quot;&quot;&quot;,CONCATENATE(&quot;&quot;&lt;img src=&quot;&quot;&quot;&quot;&quot;&quot;,$O$4,REGEXREPLACE(N77,&quot;&quot;[0-9]&quot;&quot;,&quot;&quot;&quot;&quot;),&quot;&quot;.png&quot;&quot;,&quot;&quot;&quot;&quot;&quot;&quot;/&gt;&quot;&quot;))&quot;);&quot;&lt;img src=&quot;&quot;piano-keyboard-octave-D.png&quot;&quot;/&gt;&quot;)" office:value-type="string" office:string-value="&lt;img src=&quot;piano-keyboard-octave-D.png&quot;/&gt;" calcext:value-type="string">
            <text:p>&lt;img src="piano-keyboard-octave-D.png"/&gt;</text:p>
          </table:table-cell>
          <table:table-cell table:style-name="ce18" table:formula="of:=IF(ISBLANK([$data.G78]);&quot;&quot;;CONCATENATE(&quot;[sound:&quot;;[.$O$5];[$data.G78];&quot;.mp3]&quot;))" office:value-type="string" office:string-value="[sound:piano-audio-075-42-4-treble-D4.mp3]" calcext:value-type="string">
            <text:p>[sound:piano-audio-075-42-4-treble-D4.mp3]</text:p>
          </table:table-cell>
          <table:table-cell table:style-name="ce16" table:formula="of:=[$data.B78]" office:value-type="float" office:value="42" calcext:value-type="float">
            <text:p>42</text:p>
          </table:table-cell>
          <table:table-cell table:style-name="ce18" table:formula="of:=[$data.D78]" office:value-type="float" office:value="0" calcext:value-type="float">
            <text:p>0</text:p>
          </table:table-cell>
          <table:table-cell table:style-name="ce18"/>
          <table:table-cell table:style-name="ce22" table:formula="of:=IFERROR(__xludf.dummyfunction(&quot;REGEXREPLACE(data!F78,&quot;&quot;[ac-zA-Z0-9]&quot;&quot;,&quot;&quot;&quot;&quot;)&quot;);&quot;&quot;)">
            <text:p/>
          </table:table-cell>
          <table:table-cell table:style-name="ce16" office:value-type="string" calcext:value-type="string">
            <text:p>D4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6" table:formula="of:=CONCATENATE([$data.F79]; &quot; &quot;; PROPER([$data.I79]))" office:value-type="string" office:string-value="D4# Treble" calcext:value-type="string">
            <text:p>D4# Treble</text:p>
          </table:table-cell>
          <table:table-cell table:style-name="ce18" table:formula="of:=IFERROR(__xludf.dummyfunction(&quot;REGEXREPLACE(data!C79,&quot;&quot;\W|\d|b&quot;&quot;,&quot;&quot;&quot;&quot;)&quot;);&quot;D&quot;)" office:value-type="string" office:string-value="D" calcext:value-type="string">
            <text:p>D</text:p>
          </table:table-cell>
          <table:table-cell table:style-name="ce18" table:formula="of:=[$data.E79]" office:value-type="string" office:string-value="4" calcext:value-type="string">
            <text:p>4</text:p>
          </table:table-cell>
          <table:table-cell table:style-name="ce18" table:formula="of:=IFERROR(__xludf.dummyfunction(&quot;REGEXREPLACE(data!F79,&quot;&quot;[ac-zA-Z0-9]&quot;&quot;,&quot;&quot;&quot;&quot;)&quot;);&quot;#&quot;)" office:value-type="string" office:string-value="#" calcext:value-type="string">
            <text:p>#</text:p>
          </table:table-cell>
          <table:table-cell table:style-name="ce18" table:formula="of:=[$data.I79]" office:value-type="string" office:string-value="treble" calcext:value-type="string">
            <text:p>treble</text:p>
          </table:table-cell>
          <table:table-cell table:style-name="ce18" table:formula="of:=IF(ISBLANK([$data.G79]);&quot;&quot;;CONCATENATE(&quot;&lt;img src=&quot;&quot;&quot;;[.$O$2];[$data.G79];&quot;.png&quot;;&quot;&quot;&quot;/&gt;&quot;))" office:value-type="string" office:string-value="&lt;img src=&quot;piano-score-076-43-4-treble-D4#.png&quot;/&gt;" calcext:value-type="string">
            <text:p>&lt;img src="piano-score-076-43-4-treble-D4#.png"/&gt;</text:p>
          </table:table-cell>
          <table:table-cell table:style-name="ce18" table:formula="of:=CONCATENATE(&quot;&lt;img src=&quot;&quot;&quot;;[.$O$3];TEXT([$data.B79];&quot;00&quot;);&quot;-&quot;;[$data.E79];&quot;-&quot;;[.N78];&quot;.png&quot;;&quot;&quot;&quot;/&gt;&quot;)" office:value-type="string" office:string-value="&lt;img src=&quot;piano-keyboard-43-4-D4#-E4b.png&quot;/&gt;" calcext:value-type="string">
            <text:p>&lt;img src="piano-keyboard-43-4-D4#-E4b.png"/&gt;</text:p>
          </table:table-cell>
          <table:table-cell table:style-name="ce18" table:formula="of:=IFERROR(__xludf.dummyfunction(&quot;IF(ISBLANK(data!G79),&quot;&quot;&quot;&quot;,CONCATENATE(&quot;&quot;&lt;img src=&quot;&quot;&quot;&quot;&quot;&quot;,$O$4,REGEXREPLACE(N78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8" table:formula="of:=IF(ISBLANK([$data.G79]);&quot;&quot;;CONCATENATE(&quot;[sound:&quot;;[.$O$5];[$data.G79];&quot;.mp3]&quot;))" office:value-type="string" office:string-value="[sound:piano-audio-076-43-4-treble-D4#.mp3]" calcext:value-type="string">
            <text:p>[sound:piano-audio-076-43-4-treble-D4#.mp3]</text:p>
          </table:table-cell>
          <table:table-cell table:style-name="ce16" table:formula="of:=[$data.B79]" office:value-type="float" office:value="43" calcext:value-type="float">
            <text:p>43</text:p>
          </table:table-cell>
          <table:table-cell table:style-name="ce18" table:formula="of:=[$data.D79]" office:value-type="float" office:value="0" calcext:value-type="float">
            <text:p>0</text:p>
          </table:table-cell>
          <table:table-cell table:style-name="ce18"/>
          <table:table-cell table:style-name="ce22" table:formula="of:=IFERROR(__xludf.dummyfunction(&quot;REGEXREPLACE(data!F79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office:value-type="string" calcext:value-type="string">
            <text:p>D4#-E4b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6" table:formula="of:=CONCATENATE([$data.F80]; &quot; &quot;; PROPER([$data.I80]))" office:value-type="string" office:string-value="E4b Treble" calcext:value-type="string">
            <text:p>E4b Treble</text:p>
          </table:table-cell>
          <table:table-cell table:style-name="ce18" table:formula="of:=IFERROR(__xludf.dummyfunction(&quot;REGEXREPLACE(data!C80,&quot;&quot;\W|\d|b&quot;&quot;,&quot;&quot;&quot;&quot;)&quot;);&quot;E&quot;)" office:value-type="string" office:string-value="E" calcext:value-type="string">
            <text:p>E</text:p>
          </table:table-cell>
          <table:table-cell table:style-name="ce18" table:formula="of:=[$data.E80]" office:value-type="string" office:string-value="4" calcext:value-type="string">
            <text:p>4</text:p>
          </table:table-cell>
          <table:table-cell table:style-name="ce18" table:formula="of:=IFERROR(__xludf.dummyfunction(&quot;REGEXREPLACE(data!F80,&quot;&quot;[ac-zA-Z0-9]&quot;&quot;,&quot;&quot;&quot;&quot;)&quot;);&quot;b&quot;)" office:value-type="string" office:string-value="b" calcext:value-type="string">
            <text:p>b</text:p>
          </table:table-cell>
          <table:table-cell table:style-name="ce18" table:formula="of:=[$data.I80]" office:value-type="string" office:string-value="treble" calcext:value-type="string">
            <text:p>treble</text:p>
          </table:table-cell>
          <table:table-cell table:style-name="ce18" table:formula="of:=IF(ISBLANK([$data.G80]);&quot;&quot;;CONCATENATE(&quot;&lt;img src=&quot;&quot;&quot;;[.$O$2];[$data.G80];&quot;.png&quot;;&quot;&quot;&quot;/&gt;&quot;))" office:value-type="string" office:string-value="&lt;img src=&quot;piano-score-079-43-4-treble-E4b.png&quot;/&gt;" calcext:value-type="string">
            <text:p>&lt;img src="piano-score-079-43-4-treble-E4b.png"/&gt;</text:p>
          </table:table-cell>
          <table:table-cell table:style-name="ce18" table:formula="of:=CONCATENATE(&quot;&lt;img src=&quot;&quot;&quot;;[.$O$3];TEXT([$data.B80];&quot;00&quot;);&quot;-&quot;;[$data.E80];&quot;-&quot;;[.N79];&quot;.png&quot;;&quot;&quot;&quot;/&gt;&quot;)" office:value-type="string" office:string-value="&lt;img src=&quot;piano-keyboard-43-4-D4#-E4b.png&quot;/&gt;" calcext:value-type="string">
            <text:p>&lt;img src="piano-keyboard-43-4-D4#-E4b.png"/&gt;</text:p>
          </table:table-cell>
          <table:table-cell table:style-name="ce18" table:formula="of:=IFERROR(__xludf.dummyfunction(&quot;IF(ISBLANK(data!G80),&quot;&quot;&quot;&quot;,CONCATENATE(&quot;&quot;&lt;img src=&quot;&quot;&quot;&quot;&quot;&quot;,$O$4,REGEXREPLACE(N79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8" table:formula="of:=IF(ISBLANK([$data.G80]);&quot;&quot;;CONCATENATE(&quot;[sound:&quot;;[.$O$5];[$data.G80];&quot;.mp3]&quot;))" office:value-type="string" office:string-value="[sound:piano-audio-079-43-4-treble-E4b.mp3]" calcext:value-type="string">
            <text:p>[sound:piano-audio-079-43-4-treble-E4b.mp3]</text:p>
          </table:table-cell>
          <table:table-cell table:style-name="ce16" table:formula="of:=[$data.B80]" office:value-type="float" office:value="43" calcext:value-type="float">
            <text:p>43</text:p>
          </table:table-cell>
          <table:table-cell table:style-name="ce18" table:formula="of:=[$data.D80]" office:value-type="float" office:value="0" calcext:value-type="float">
            <text:p>0</text:p>
          </table:table-cell>
          <table:table-cell table:style-name="ce18"/>
          <table:table-cell table:style-name="ce22" table:formula="of:=IFERROR(__xludf.dummyfunction(&quot;REGEXREPLACE(data!F80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office:value-type="string" calcext:value-type="string">
            <text:p>D4#-E4b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6" table:formula="of:=CONCATENATE([$data.F81]; &quot; &quot;; PROPER([$data.I81]))" office:value-type="string" office:string-value="E4 Treble" calcext:value-type="string">
            <text:p>E4 Treble</text:p>
          </table:table-cell>
          <table:table-cell table:style-name="ce18" table:formula="of:=IFERROR(__xludf.dummyfunction(&quot;REGEXREPLACE(data!C81,&quot;&quot;\W|\d|b&quot;&quot;,&quot;&quot;&quot;&quot;)&quot;);&quot;E&quot;)" office:value-type="string" office:string-value="E" calcext:value-type="string">
            <text:p>E</text:p>
          </table:table-cell>
          <table:table-cell table:style-name="ce18" table:formula="of:=[$data.E81]" office:value-type="string" office:string-value="4" calcext:value-type="string">
            <text:p>4</text:p>
          </table:table-cell>
          <table:table-cell table:style-name="ce18" table:formula="of:=IFERROR(__xludf.dummyfunction(&quot;REGEXREPLACE(data!F81,&quot;&quot;[ac-zA-Z0-9]&quot;&quot;,&quot;&quot;&quot;&quot;)&quot;);&quot;&quot;)">
            <text:p/>
          </table:table-cell>
          <table:table-cell table:style-name="ce18" table:formula="of:=[$data.I81]" office:value-type="string" office:string-value="treble" calcext:value-type="string">
            <text:p>treble</text:p>
          </table:table-cell>
          <table:table-cell table:style-name="ce18" table:formula="of:=IF(ISBLANK([$data.G81]);&quot;&quot;;CONCATENATE(&quot;&lt;img src=&quot;&quot;&quot;;[.$O$2];[$data.G81];&quot;.png&quot;;&quot;&quot;&quot;/&gt;&quot;))" office:value-type="string" office:string-value="&lt;img src=&quot;piano-score-078-44-4-treble-E4.png&quot;/&gt;" calcext:value-type="string">
            <text:p>&lt;img src="piano-score-078-44-4-treble-E4.png"/&gt;</text:p>
          </table:table-cell>
          <table:table-cell table:style-name="ce18" table:formula="of:=CONCATENATE(&quot;&lt;img src=&quot;&quot;&quot;;[.$O$3];TEXT([$data.B81];&quot;00&quot;);&quot;-&quot;;[$data.E81];&quot;-&quot;;[.N80];&quot;.png&quot;;&quot;&quot;&quot;/&gt;&quot;)" office:value-type="string" office:string-value="&lt;img src=&quot;piano-keyboard-44-4-E4.png&quot;/&gt;" calcext:value-type="string">
            <text:p>&lt;img src="piano-keyboard-44-4-E4.png"/&gt;</text:p>
          </table:table-cell>
          <table:table-cell table:style-name="ce18" table:formula="of:=IFERROR(__xludf.dummyfunction(&quot;IF(ISBLANK(data!G81),&quot;&quot;&quot;&quot;,CONCATENATE(&quot;&quot;&lt;img src=&quot;&quot;&quot;&quot;&quot;&quot;,$O$4,REGEXREPLACE(N80,&quot;&quot;[0-9]&quot;&quot;,&quot;&quot;&quot;&quot;),&quot;&quot;.png&quot;&quot;,&quot;&quot;&quot;&quot;&quot;&quot;/&gt;&quot;&quot;))&quot;);&quot;&lt;img src=&quot;&quot;piano-keyboard-octave-E.png&quot;&quot;/&gt;&quot;)" office:value-type="string" office:string-value="&lt;img src=&quot;piano-keyboard-octave-E.png&quot;/&gt;" calcext:value-type="string">
            <text:p>&lt;img src="piano-keyboard-octave-E.png"/&gt;</text:p>
          </table:table-cell>
          <table:table-cell table:style-name="ce18" table:formula="of:=IF(ISBLANK([$data.G81]);&quot;&quot;;CONCATENATE(&quot;[sound:&quot;;[.$O$5];[$data.G81];&quot;.mp3]&quot;))" office:value-type="string" office:string-value="[sound:piano-audio-078-44-4-treble-E4.mp3]" calcext:value-type="string">
            <text:p>[sound:piano-audio-078-44-4-treble-E4.mp3]</text:p>
          </table:table-cell>
          <table:table-cell table:style-name="ce16" table:formula="of:=[$data.B81]" office:value-type="float" office:value="44" calcext:value-type="float">
            <text:p>44</text:p>
          </table:table-cell>
          <table:table-cell table:style-name="ce18" table:formula="of:=[$data.D81]" office:value-type="float" office:value="0" calcext:value-type="float">
            <text:p>0</text:p>
          </table:table-cell>
          <table:table-cell table:style-name="ce18"/>
          <table:table-cell table:style-name="ce22" table:formula="of:=IFERROR(__xludf.dummyfunction(&quot;REGEXREPLACE(data!F81,&quot;&quot;[ac-zA-Z0-9]&quot;&quot;,&quot;&quot;&quot;&quot;)&quot;);&quot;&quot;)">
            <text:p/>
          </table:table-cell>
          <table:table-cell table:style-name="ce16" office:value-type="string" calcext:value-type="string">
            <text:p>E4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6" table:formula="of:=CONCATENATE([$data.F82]; &quot; &quot;; PROPER([$data.I82]))" office:value-type="string" office:string-value="F4 Treble" calcext:value-type="string">
            <text:p>F4 Treble</text:p>
          </table:table-cell>
          <table:table-cell table:style-name="ce18" table:formula="of:=IFERROR(__xludf.dummyfunction(&quot;REGEXREPLACE(data!C82,&quot;&quot;\W|\d|b&quot;&quot;,&quot;&quot;&quot;&quot;)&quot;);&quot;F&quot;)" office:value-type="string" office:string-value="F" calcext:value-type="string">
            <text:p>F</text:p>
          </table:table-cell>
          <table:table-cell table:style-name="ce18" table:formula="of:=[$data.E82]" office:value-type="string" office:string-value="4" calcext:value-type="string">
            <text:p>4</text:p>
          </table:table-cell>
          <table:table-cell table:style-name="ce18" table:formula="of:=IFERROR(__xludf.dummyfunction(&quot;REGEXREPLACE(data!F82,&quot;&quot;[ac-zA-Z0-9]&quot;&quot;,&quot;&quot;&quot;&quot;)&quot;);&quot;&quot;)">
            <text:p/>
          </table:table-cell>
          <table:table-cell table:style-name="ce18" table:formula="of:=[$data.I82]" office:value-type="string" office:string-value="treble" calcext:value-type="string">
            <text:p>treble</text:p>
          </table:table-cell>
          <table:table-cell table:style-name="ce18" table:formula="of:=IF(ISBLANK([$data.G82]);&quot;&quot;;CONCATENATE(&quot;&lt;img src=&quot;&quot;&quot;;[.$O$2];[$data.G82];&quot;.png&quot;;&quot;&quot;&quot;/&gt;&quot;))" office:value-type="string" office:string-value="&lt;img src=&quot;piano-score-080-45-4-treble-F4.png&quot;/&gt;" calcext:value-type="string">
            <text:p>&lt;img src="piano-score-080-45-4-treble-F4.png"/&gt;</text:p>
          </table:table-cell>
          <table:table-cell table:style-name="ce18" table:formula="of:=CONCATENATE(&quot;&lt;img src=&quot;&quot;&quot;;[.$O$3];TEXT([$data.B82];&quot;00&quot;);&quot;-&quot;;[$data.E82];&quot;-&quot;;[.N81];&quot;.png&quot;;&quot;&quot;&quot;/&gt;&quot;)" office:value-type="string" office:string-value="&lt;img src=&quot;piano-keyboard-45-4-F4.png&quot;/&gt;" calcext:value-type="string">
            <text:p>&lt;img src="piano-keyboard-45-4-F4.png"/&gt;</text:p>
          </table:table-cell>
          <table:table-cell table:style-name="ce18" table:formula="of:=IFERROR(__xludf.dummyfunction(&quot;IF(ISBLANK(data!G82),&quot;&quot;&quot;&quot;,CONCATENATE(&quot;&quot;&lt;img src=&quot;&quot;&quot;&quot;&quot;&quot;,$O$4,REGEXREPLACE(N81,&quot;&quot;[0-9]&quot;&quot;,&quot;&quot;&quot;&quot;),&quot;&quot;.png&quot;&quot;,&quot;&quot;&quot;&quot;&quot;&quot;/&gt;&quot;&quot;))&quot;);&quot;&lt;img src=&quot;&quot;piano-keyboard-octave-F.png&quot;&quot;/&gt;&quot;)" office:value-type="string" office:string-value="&lt;img src=&quot;piano-keyboard-octave-F.png&quot;/&gt;" calcext:value-type="string">
            <text:p>&lt;img src="piano-keyboard-octave-F.png"/&gt;</text:p>
          </table:table-cell>
          <table:table-cell table:style-name="ce18" table:formula="of:=IF(ISBLANK([$data.G82]);&quot;&quot;;CONCATENATE(&quot;[sound:&quot;;[.$O$5];[$data.G82];&quot;.mp3]&quot;))" office:value-type="string" office:string-value="[sound:piano-audio-080-45-4-treble-F4.mp3]" calcext:value-type="string">
            <text:p>[sound:piano-audio-080-45-4-treble-F4.mp3]</text:p>
          </table:table-cell>
          <table:table-cell table:style-name="ce16" table:formula="of:=[$data.B82]" office:value-type="float" office:value="45" calcext:value-type="float">
            <text:p>45</text:p>
          </table:table-cell>
          <table:table-cell table:style-name="ce18" table:formula="of:=[$data.D82]" office:value-type="float" office:value="0" calcext:value-type="float">
            <text:p>0</text:p>
          </table:table-cell>
          <table:table-cell table:style-name="ce18"/>
          <table:table-cell table:style-name="ce22" table:formula="of:=IFERROR(__xludf.dummyfunction(&quot;REGEXREPLACE(data!F82,&quot;&quot;[ac-zA-Z0-9]&quot;&quot;,&quot;&quot;&quot;&quot;)&quot;);&quot;&quot;)">
            <text:p/>
          </table:table-cell>
          <table:table-cell table:style-name="ce16" office:value-type="string" calcext:value-type="string">
            <text:p>F4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6" table:formula="of:=CONCATENATE([$data.F83]; &quot; &quot;; PROPER([$data.I83]))" office:value-type="string" office:string-value="F4# Treble" calcext:value-type="string">
            <text:p>F4# Treble</text:p>
          </table:table-cell>
          <table:table-cell table:style-name="ce18" table:formula="of:=IFERROR(__xludf.dummyfunction(&quot;REGEXREPLACE(data!C83,&quot;&quot;\W|\d|b&quot;&quot;,&quot;&quot;&quot;&quot;)&quot;);&quot;F&quot;)" office:value-type="string" office:string-value="F" calcext:value-type="string">
            <text:p>F</text:p>
          </table:table-cell>
          <table:table-cell table:style-name="ce18" table:formula="of:=[$data.E83]" office:value-type="string" office:string-value="4" calcext:value-type="string">
            <text:p>4</text:p>
          </table:table-cell>
          <table:table-cell table:style-name="ce18" table:formula="of:=IFERROR(__xludf.dummyfunction(&quot;REGEXREPLACE(data!F83,&quot;&quot;[ac-zA-Z0-9]&quot;&quot;,&quot;&quot;&quot;&quot;)&quot;);&quot;#&quot;)" office:value-type="string" office:string-value="#" calcext:value-type="string">
            <text:p>#</text:p>
          </table:table-cell>
          <table:table-cell table:style-name="ce18" table:formula="of:=[$data.I83]" office:value-type="string" office:string-value="treble" calcext:value-type="string">
            <text:p>treble</text:p>
          </table:table-cell>
          <table:table-cell table:style-name="ce18" table:formula="of:=IF(ISBLANK([$data.G83]);&quot;&quot;;CONCATENATE(&quot;&lt;img src=&quot;&quot;&quot;;[.$O$2];[$data.G83];&quot;.png&quot;;&quot;&quot;&quot;/&gt;&quot;))" office:value-type="string" office:string-value="&lt;img src=&quot;piano-score-081-46-4-treble-F4#.png&quot;/&gt;" calcext:value-type="string">
            <text:p>&lt;img src="piano-score-081-46-4-treble-F4#.png"/&gt;</text:p>
          </table:table-cell>
          <table:table-cell table:style-name="ce18" table:formula="of:=CONCATENATE(&quot;&lt;img src=&quot;&quot;&quot;;[.$O$3];TEXT([$data.B83];&quot;00&quot;);&quot;-&quot;;[$data.E83];&quot;-&quot;;[.N82];&quot;.png&quot;;&quot;&quot;&quot;/&gt;&quot;)" office:value-type="string" office:string-value="&lt;img src=&quot;piano-keyboard-46-4-F4#-G4b.png&quot;/&gt;" calcext:value-type="string">
            <text:p>&lt;img src="piano-keyboard-46-4-F4#-G4b.png"/&gt;</text:p>
          </table:table-cell>
          <table:table-cell table:style-name="ce18" table:formula="of:=IFERROR(__xludf.dummyfunction(&quot;IF(ISBLANK(data!G83),&quot;&quot;&quot;&quot;,CONCATENATE(&quot;&quot;&lt;img src=&quot;&quot;&quot;&quot;&quot;&quot;,$O$4,REGEXREPLACE(N82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8" table:formula="of:=IF(ISBLANK([$data.G83]);&quot;&quot;;CONCATENATE(&quot;[sound:&quot;;[.$O$5];[$data.G83];&quot;.mp3]&quot;))" office:value-type="string" office:string-value="[sound:piano-audio-081-46-4-treble-F4#.mp3]" calcext:value-type="string">
            <text:p>[sound:piano-audio-081-46-4-treble-F4#.mp3]</text:p>
          </table:table-cell>
          <table:table-cell table:style-name="ce16" table:formula="of:=[$data.B83]" office:value-type="float" office:value="46" calcext:value-type="float">
            <text:p>46</text:p>
          </table:table-cell>
          <table:table-cell table:style-name="ce18" table:formula="of:=[$data.D83]" office:value-type="float" office:value="0" calcext:value-type="float">
            <text:p>0</text:p>
          </table:table-cell>
          <table:table-cell table:style-name="ce18"/>
          <table:table-cell table:style-name="ce22" table:formula="of:=IFERROR(__xludf.dummyfunction(&quot;REGEXREPLACE(data!F83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office:value-type="string" calcext:value-type="string">
            <text:p>F4#-G4b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6" table:formula="of:=CONCATENATE([$data.F84]; &quot; &quot;; PROPER([$data.I84]))" office:value-type="string" office:string-value="G4b Treble" calcext:value-type="string">
            <text:p>G4b Treble</text:p>
          </table:table-cell>
          <table:table-cell table:style-name="ce18" table:formula="of:=IFERROR(__xludf.dummyfunction(&quot;REGEXREPLACE(data!C84,&quot;&quot;\W|\d|b&quot;&quot;,&quot;&quot;&quot;&quot;)&quot;);&quot;G&quot;)" office:value-type="string" office:string-value="G" calcext:value-type="string">
            <text:p>G</text:p>
          </table:table-cell>
          <table:table-cell table:style-name="ce18" table:formula="of:=[$data.E84]" office:value-type="string" office:string-value="4" calcext:value-type="string">
            <text:p>4</text:p>
          </table:table-cell>
          <table:table-cell table:style-name="ce18" table:formula="of:=IFERROR(__xludf.dummyfunction(&quot;REGEXREPLACE(data!F84,&quot;&quot;[ac-zA-Z0-9]&quot;&quot;,&quot;&quot;&quot;&quot;)&quot;);&quot;b&quot;)" office:value-type="string" office:string-value="b" calcext:value-type="string">
            <text:p>b</text:p>
          </table:table-cell>
          <table:table-cell table:style-name="ce18" table:formula="of:=[$data.I84]" office:value-type="string" office:string-value="treble" calcext:value-type="string">
            <text:p>treble</text:p>
          </table:table-cell>
          <table:table-cell table:style-name="ce18" table:formula="of:=IF(ISBLANK([$data.G84]);&quot;&quot;;CONCATENATE(&quot;&lt;img src=&quot;&quot;&quot;;[.$O$2];[$data.G84];&quot;.png&quot;;&quot;&quot;&quot;/&gt;&quot;))" office:value-type="string" office:string-value="&lt;img src=&quot;piano-score-084-46-4-treble-G4b.png&quot;/&gt;" calcext:value-type="string">
            <text:p>&lt;img src="piano-score-084-46-4-treble-G4b.png"/&gt;</text:p>
          </table:table-cell>
          <table:table-cell table:style-name="ce18" table:formula="of:=CONCATENATE(&quot;&lt;img src=&quot;&quot;&quot;;[.$O$3];TEXT([$data.B84];&quot;00&quot;);&quot;-&quot;;[$data.E84];&quot;-&quot;;[.N83];&quot;.png&quot;;&quot;&quot;&quot;/&gt;&quot;)" office:value-type="string" office:string-value="&lt;img src=&quot;piano-keyboard-46-4-F4#-G4b.png&quot;/&gt;" calcext:value-type="string">
            <text:p>&lt;img src="piano-keyboard-46-4-F4#-G4b.png"/&gt;</text:p>
          </table:table-cell>
          <table:table-cell table:style-name="ce18" table:formula="of:=IFERROR(__xludf.dummyfunction(&quot;IF(ISBLANK(data!G84),&quot;&quot;&quot;&quot;,CONCATENATE(&quot;&quot;&lt;img src=&quot;&quot;&quot;&quot;&quot;&quot;,$O$4,REGEXREPLACE(N83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8" table:formula="of:=IF(ISBLANK([$data.G84]);&quot;&quot;;CONCATENATE(&quot;[sound:&quot;;[.$O$5];[$data.G84];&quot;.mp3]&quot;))" office:value-type="string" office:string-value="[sound:piano-audio-084-46-4-treble-G4b.mp3]" calcext:value-type="string">
            <text:p>[sound:piano-audio-084-46-4-treble-G4b.mp3]</text:p>
          </table:table-cell>
          <table:table-cell table:style-name="ce16" table:formula="of:=[$data.B84]" office:value-type="float" office:value="46" calcext:value-type="float">
            <text:p>46</text:p>
          </table:table-cell>
          <table:table-cell table:style-name="ce18" table:formula="of:=[$data.D84]" office:value-type="float" office:value="0" calcext:value-type="float">
            <text:p>0</text:p>
          </table:table-cell>
          <table:table-cell table:style-name="ce18"/>
          <table:table-cell table:style-name="ce22" table:formula="of:=IFERROR(__xludf.dummyfunction(&quot;REGEXREPLACE(data!F84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office:value-type="string" calcext:value-type="string">
            <text:p>F4#-G4b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6" table:formula="of:=CONCATENATE([$data.F85]; &quot; &quot;; PROPER([$data.I85]))" office:value-type="string" office:string-value="G4 Treble" calcext:value-type="string">
            <text:p>G4 Treble</text:p>
          </table:table-cell>
          <table:table-cell table:style-name="ce18" table:formula="of:=IFERROR(__xludf.dummyfunction(&quot;REGEXREPLACE(data!C85,&quot;&quot;\W|\d|b&quot;&quot;,&quot;&quot;&quot;&quot;)&quot;);&quot;G&quot;)" office:value-type="string" office:string-value="G" calcext:value-type="string">
            <text:p>G</text:p>
          </table:table-cell>
          <table:table-cell table:style-name="ce18" table:formula="of:=[$data.E85]" office:value-type="string" office:string-value="4" calcext:value-type="string">
            <text:p>4</text:p>
          </table:table-cell>
          <table:table-cell table:style-name="ce18" table:formula="of:=IFERROR(__xludf.dummyfunction(&quot;REGEXREPLACE(data!F85,&quot;&quot;[ac-zA-Z0-9]&quot;&quot;,&quot;&quot;&quot;&quot;)&quot;);&quot;&quot;)">
            <text:p/>
          </table:table-cell>
          <table:table-cell table:style-name="ce18" table:formula="of:=[$data.I85]" office:value-type="string" office:string-value="treble" calcext:value-type="string">
            <text:p>treble</text:p>
          </table:table-cell>
          <table:table-cell table:style-name="ce18" table:formula="of:=IF(ISBLANK([$data.G85]);&quot;&quot;;CONCATENATE(&quot;&lt;img src=&quot;&quot;&quot;;[.$O$2];[$data.G85];&quot;.png&quot;;&quot;&quot;&quot;/&gt;&quot;))" office:value-type="string" office:string-value="&lt;img src=&quot;piano-score-082-47-4-treble-G4.png&quot;/&gt;" calcext:value-type="string">
            <text:p>&lt;img src="piano-score-082-47-4-treble-G4.png"/&gt;</text:p>
          </table:table-cell>
          <table:table-cell table:style-name="ce18" table:formula="of:=CONCATENATE(&quot;&lt;img src=&quot;&quot;&quot;;[.$O$3];TEXT([$data.B85];&quot;00&quot;);&quot;-&quot;;[$data.E85];&quot;-&quot;;[.N84];&quot;.png&quot;;&quot;&quot;&quot;/&gt;&quot;)" office:value-type="string" office:string-value="&lt;img src=&quot;piano-keyboard-47-4-G4.png&quot;/&gt;" calcext:value-type="string">
            <text:p>&lt;img src="piano-keyboard-47-4-G4.png"/&gt;</text:p>
          </table:table-cell>
          <table:table-cell table:style-name="ce18" table:formula="of:=IFERROR(__xludf.dummyfunction(&quot;IF(ISBLANK(data!G85),&quot;&quot;&quot;&quot;,CONCATENATE(&quot;&quot;&lt;img src=&quot;&quot;&quot;&quot;&quot;&quot;,$O$4,REGEXREPLACE(N84,&quot;&quot;[0-9]&quot;&quot;,&quot;&quot;&quot;&quot;),&quot;&quot;.png&quot;&quot;,&quot;&quot;&quot;&quot;&quot;&quot;/&gt;&quot;&quot;))&quot;);&quot;&lt;img src=&quot;&quot;piano-keyboard-octave-G.png&quot;&quot;/&gt;&quot;)" office:value-type="string" office:string-value="&lt;img src=&quot;piano-keyboard-octave-G.png&quot;/&gt;" calcext:value-type="string">
            <text:p>&lt;img src="piano-keyboard-octave-G.png"/&gt;</text:p>
          </table:table-cell>
          <table:table-cell table:style-name="ce18" table:formula="of:=IF(ISBLANK([$data.G85]);&quot;&quot;;CONCATENATE(&quot;[sound:&quot;;[.$O$5];[$data.G85];&quot;.mp3]&quot;))" office:value-type="string" office:string-value="[sound:piano-audio-082-47-4-treble-G4.mp3]" calcext:value-type="string">
            <text:p>[sound:piano-audio-082-47-4-treble-G4.mp3]</text:p>
          </table:table-cell>
          <table:table-cell table:style-name="ce16" table:formula="of:=[$data.B85]" office:value-type="float" office:value="47" calcext:value-type="float">
            <text:p>47</text:p>
          </table:table-cell>
          <table:table-cell table:style-name="ce18" table:formula="of:=[$data.D85]" office:value-type="float" office:value="0" calcext:value-type="float">
            <text:p>0</text:p>
          </table:table-cell>
          <table:table-cell table:style-name="ce18"/>
          <table:table-cell table:style-name="ce22" table:formula="of:=IFERROR(__xludf.dummyfunction(&quot;REGEXREPLACE(data!F85,&quot;&quot;[ac-zA-Z0-9]&quot;&quot;,&quot;&quot;&quot;&quot;)&quot;);&quot;&quot;)">
            <text:p/>
          </table:table-cell>
          <table:table-cell table:style-name="ce16" office:value-type="string" calcext:value-type="string">
            <text:p>G4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6" table:formula="of:=CONCATENATE([$data.F86]; &quot; &quot;; PROPER([$data.I86]))" office:value-type="string" office:string-value="G4# Treble" calcext:value-type="string">
            <text:p>G4# Treble</text:p>
          </table:table-cell>
          <table:table-cell table:style-name="ce18" table:formula="of:=IFERROR(__xludf.dummyfunction(&quot;REGEXREPLACE(data!C86,&quot;&quot;\W|\d|b&quot;&quot;,&quot;&quot;&quot;&quot;)&quot;);&quot;G&quot;)" office:value-type="string" office:string-value="G" calcext:value-type="string">
            <text:p>G</text:p>
          </table:table-cell>
          <table:table-cell table:style-name="ce18" table:formula="of:=[$data.E86]" office:value-type="string" office:string-value="4" calcext:value-type="string">
            <text:p>4</text:p>
          </table:table-cell>
          <table:table-cell table:style-name="ce18" table:formula="of:=IFERROR(__xludf.dummyfunction(&quot;REGEXREPLACE(data!F86,&quot;&quot;[ac-zA-Z0-9]&quot;&quot;,&quot;&quot;&quot;&quot;)&quot;);&quot;#&quot;)" office:value-type="string" office:string-value="#" calcext:value-type="string">
            <text:p>#</text:p>
          </table:table-cell>
          <table:table-cell table:style-name="ce18" table:formula="of:=[$data.I86]" office:value-type="string" office:string-value="treble" calcext:value-type="string">
            <text:p>treble</text:p>
          </table:table-cell>
          <table:table-cell table:style-name="ce18" table:formula="of:=IF(ISBLANK([$data.G86]);&quot;&quot;;CONCATENATE(&quot;&lt;img src=&quot;&quot;&quot;;[.$O$2];[$data.G86];&quot;.png&quot;;&quot;&quot;&quot;/&gt;&quot;))" office:value-type="string" office:string-value="&lt;img src=&quot;piano-score-083-48-4-treble-G4#.png&quot;/&gt;" calcext:value-type="string">
            <text:p>&lt;img src="piano-score-083-48-4-treble-G4#.png"/&gt;</text:p>
          </table:table-cell>
          <table:table-cell table:style-name="ce18" table:formula="of:=CONCATENATE(&quot;&lt;img src=&quot;&quot;&quot;;[.$O$3];TEXT([$data.B86];&quot;00&quot;);&quot;-&quot;;[$data.E86];&quot;-&quot;;[.N85];&quot;.png&quot;;&quot;&quot;&quot;/&gt;&quot;)" office:value-type="string" office:string-value="&lt;img src=&quot;piano-keyboard-48-4-G4#-A4b.png&quot;/&gt;" calcext:value-type="string">
            <text:p>&lt;img src="piano-keyboard-48-4-G4#-A4b.png"/&gt;</text:p>
          </table:table-cell>
          <table:table-cell table:style-name="ce18" table:formula="of:=IFERROR(__xludf.dummyfunction(&quot;IF(ISBLANK(data!G86),&quot;&quot;&quot;&quot;,CONCATENATE(&quot;&quot;&lt;img src=&quot;&quot;&quot;&quot;&quot;&quot;,$O$4,REGEXREPLACE(N85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8" table:formula="of:=IF(ISBLANK([$data.G86]);&quot;&quot;;CONCATENATE(&quot;[sound:&quot;;[.$O$5];[$data.G86];&quot;.mp3]&quot;))" office:value-type="string" office:string-value="[sound:piano-audio-083-48-4-treble-G4#.mp3]" calcext:value-type="string">
            <text:p>[sound:piano-audio-083-48-4-treble-G4#.mp3]</text:p>
          </table:table-cell>
          <table:table-cell table:style-name="ce16" table:formula="of:=[$data.B86]" office:value-type="float" office:value="48" calcext:value-type="float">
            <text:p>48</text:p>
          </table:table-cell>
          <table:table-cell table:style-name="ce18" table:formula="of:=[$data.D86]" office:value-type="float" office:value="0" calcext:value-type="float">
            <text:p>0</text:p>
          </table:table-cell>
          <table:table-cell table:style-name="ce18"/>
          <table:table-cell table:style-name="ce22" table:formula="of:=IFERROR(__xludf.dummyfunction(&quot;REGEXREPLACE(data!F86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office:value-type="string" calcext:value-type="string">
            <text:p>G4#-A4b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6" table:formula="of:=CONCATENATE([$data.F87]; &quot; &quot;; PROPER([$data.I87]))" office:value-type="string" office:string-value="A4b Treble" calcext:value-type="string">
            <text:p>A4b Treble</text:p>
          </table:table-cell>
          <table:table-cell table:style-name="ce18" table:formula="of:=IFERROR(__xludf.dummyfunction(&quot;REGEXREPLACE(data!C87,&quot;&quot;\W|\d|b&quot;&quot;,&quot;&quot;&quot;&quot;)&quot;);&quot;A&quot;)" office:value-type="string" office:string-value="A" calcext:value-type="string">
            <text:p>A</text:p>
          </table:table-cell>
          <table:table-cell table:style-name="ce18" table:formula="of:=[$data.E87]" office:value-type="string" office:string-value="4" calcext:value-type="string">
            <text:p>4</text:p>
          </table:table-cell>
          <table:table-cell table:style-name="ce18" table:formula="of:=IFERROR(__xludf.dummyfunction(&quot;REGEXREPLACE(data!F87,&quot;&quot;[ac-zA-Z0-9]&quot;&quot;,&quot;&quot;&quot;&quot;)&quot;);&quot;b&quot;)" office:value-type="string" office:string-value="b" calcext:value-type="string">
            <text:p>b</text:p>
          </table:table-cell>
          <table:table-cell table:style-name="ce18" table:formula="of:=[$data.I87]" office:value-type="string" office:string-value="treble" calcext:value-type="string">
            <text:p>treble</text:p>
          </table:table-cell>
          <table:table-cell table:style-name="ce18" table:formula="of:=IF(ISBLANK([$data.G87]);&quot;&quot;;CONCATENATE(&quot;&lt;img src=&quot;&quot;&quot;;[.$O$2];[$data.G87];&quot;.png&quot;;&quot;&quot;&quot;/&gt;&quot;))" office:value-type="string" office:string-value="&lt;img src=&quot;piano-score-087-48-4-treble-A4b.png&quot;/&gt;" calcext:value-type="string">
            <text:p>&lt;img src="piano-score-087-48-4-treble-A4b.png"/&gt;</text:p>
          </table:table-cell>
          <table:table-cell table:style-name="ce18" table:formula="of:=CONCATENATE(&quot;&lt;img src=&quot;&quot;&quot;;[.$O$3];TEXT([$data.B87];&quot;00&quot;);&quot;-&quot;;[$data.E87];&quot;-&quot;;[.N86];&quot;.png&quot;;&quot;&quot;&quot;/&gt;&quot;)" office:value-type="string" office:string-value="&lt;img src=&quot;piano-keyboard-48-4-G4#-A4b.png&quot;/&gt;" calcext:value-type="string">
            <text:p>&lt;img src="piano-keyboard-48-4-G4#-A4b.png"/&gt;</text:p>
          </table:table-cell>
          <table:table-cell table:style-name="ce18" table:formula="of:=IFERROR(__xludf.dummyfunction(&quot;IF(ISBLANK(data!G87),&quot;&quot;&quot;&quot;,CONCATENATE(&quot;&quot;&lt;img src=&quot;&quot;&quot;&quot;&quot;&quot;,$O$4,REGEXREPLACE(N86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8" table:formula="of:=IF(ISBLANK([$data.G87]);&quot;&quot;;CONCATENATE(&quot;[sound:&quot;;[.$O$5];[$data.G87];&quot;.mp3]&quot;))" office:value-type="string" office:string-value="[sound:piano-audio-087-48-4-treble-A4b.mp3]" calcext:value-type="string">
            <text:p>[sound:piano-audio-087-48-4-treble-A4b.mp3]</text:p>
          </table:table-cell>
          <table:table-cell table:style-name="ce16" table:formula="of:=[$data.B87]" office:value-type="float" office:value="48" calcext:value-type="float">
            <text:p>48</text:p>
          </table:table-cell>
          <table:table-cell table:style-name="ce18" table:formula="of:=[$data.D87]" office:value-type="float" office:value="0" calcext:value-type="float">
            <text:p>0</text:p>
          </table:table-cell>
          <table:table-cell table:style-name="ce18"/>
          <table:table-cell table:style-name="ce22" table:formula="of:=IFERROR(__xludf.dummyfunction(&quot;REGEXREPLACE(data!F87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office:value-type="string" calcext:value-type="string">
            <text:p>G4#-A4b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6" table:formula="of:=CONCATENATE([$data.F88]; &quot; &quot;; PROPER([$data.I88]))" office:value-type="string" office:string-value="A4 Treble" calcext:value-type="string">
            <text:p>A4 Treble</text:p>
          </table:table-cell>
          <table:table-cell table:style-name="ce18" table:formula="of:=IFERROR(__xludf.dummyfunction(&quot;REGEXREPLACE(data!C88,&quot;&quot;\W|\d|b&quot;&quot;,&quot;&quot;&quot;&quot;)&quot;);&quot;A&quot;)" office:value-type="string" office:string-value="A" calcext:value-type="string">
            <text:p>A</text:p>
          </table:table-cell>
          <table:table-cell table:style-name="ce18" table:formula="of:=[$data.E88]" office:value-type="string" office:string-value="4" calcext:value-type="string">
            <text:p>4</text:p>
          </table:table-cell>
          <table:table-cell table:style-name="ce18" table:formula="of:=IFERROR(__xludf.dummyfunction(&quot;REGEXREPLACE(data!F88,&quot;&quot;[ac-zA-Z0-9]&quot;&quot;,&quot;&quot;&quot;&quot;)&quot;);&quot;&quot;)">
            <text:p/>
          </table:table-cell>
          <table:table-cell table:style-name="ce18" table:formula="of:=[$data.I88]" office:value-type="string" office:string-value="treble" calcext:value-type="string">
            <text:p>treble</text:p>
          </table:table-cell>
          <table:table-cell table:style-name="ce18" table:formula="of:=IF(ISBLANK([$data.G88]);&quot;&quot;;CONCATENATE(&quot;&lt;img src=&quot;&quot;&quot;;[.$O$2];[$data.G88];&quot;.png&quot;;&quot;&quot;&quot;/&gt;&quot;))" office:value-type="string" office:string-value="&lt;img src=&quot;piano-score-085-49-4-treble-A4.png&quot;/&gt;" calcext:value-type="string">
            <text:p>&lt;img src="piano-score-085-49-4-treble-A4.png"/&gt;</text:p>
          </table:table-cell>
          <table:table-cell table:style-name="ce18" table:formula="of:=CONCATENATE(&quot;&lt;img src=&quot;&quot;&quot;;[.$O$3];TEXT([$data.B88];&quot;00&quot;);&quot;-&quot;;[$data.E88];&quot;-&quot;;[.N87];&quot;.png&quot;;&quot;&quot;&quot;/&gt;&quot;)" office:value-type="string" office:string-value="&lt;img src=&quot;piano-keyboard-49-4-A4.png&quot;/&gt;" calcext:value-type="string">
            <text:p>&lt;img src="piano-keyboard-49-4-A4.png"/&gt;</text:p>
          </table:table-cell>
          <table:table-cell table:style-name="ce18" table:formula="of:=IFERROR(__xludf.dummyfunction(&quot;IF(ISBLANK(data!G88),&quot;&quot;&quot;&quot;,CONCATENATE(&quot;&quot;&lt;img src=&quot;&quot;&quot;&quot;&quot;&quot;,$O$4,REGEXREPLACE(N87,&quot;&quot;[0-9]&quot;&quot;,&quot;&quot;&quot;&quot;),&quot;&quot;.png&quot;&quot;,&quot;&quot;&quot;&quot;&quot;&quot;/&gt;&quot;&quot;))&quot;);&quot;&lt;img src=&quot;&quot;piano-keyboard-octave-A.png&quot;&quot;/&gt;&quot;)" office:value-type="string" office:string-value="&lt;img src=&quot;piano-keyboard-octave-A.png&quot;/&gt;" calcext:value-type="string">
            <text:p>&lt;img src="piano-keyboard-octave-A.png"/&gt;</text:p>
          </table:table-cell>
          <table:table-cell table:style-name="ce18" table:formula="of:=IF(ISBLANK([$data.G88]);&quot;&quot;;CONCATENATE(&quot;[sound:&quot;;[.$O$5];[$data.G88];&quot;.mp3]&quot;))" office:value-type="string" office:string-value="[sound:piano-audio-085-49-4-treble-A4.mp3]" calcext:value-type="string">
            <text:p>[sound:piano-audio-085-49-4-treble-A4.mp3]</text:p>
          </table:table-cell>
          <table:table-cell table:style-name="ce16" table:formula="of:=[$data.B88]" office:value-type="float" office:value="49" calcext:value-type="float">
            <text:p>49</text:p>
          </table:table-cell>
          <table:table-cell table:style-name="ce18" table:formula="of:=[$data.D88]" office:value-type="float" office:value="0" calcext:value-type="float">
            <text:p>0</text:p>
          </table:table-cell>
          <table:table-cell table:style-name="ce18"/>
          <table:table-cell table:style-name="ce22" table:formula="of:=IFERROR(__xludf.dummyfunction(&quot;REGEXREPLACE(data!F88,&quot;&quot;[ac-zA-Z0-9]&quot;&quot;,&quot;&quot;&quot;&quot;)&quot;);&quot;&quot;)">
            <text:p/>
          </table:table-cell>
          <table:table-cell table:style-name="ce16" office:value-type="string" calcext:value-type="string">
            <text:p>A4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6" table:formula="of:=CONCATENATE([$data.F89]; &quot; &quot;; PROPER([$data.I89]))" office:value-type="string" office:string-value="A4# Treble" calcext:value-type="string">
            <text:p>A4# Treble</text:p>
          </table:table-cell>
          <table:table-cell table:style-name="ce18" table:formula="of:=IFERROR(__xludf.dummyfunction(&quot;REGEXREPLACE(data!C89,&quot;&quot;\W|\d|b&quot;&quot;,&quot;&quot;&quot;&quot;)&quot;);&quot;A&quot;)" office:value-type="string" office:string-value="A" calcext:value-type="string">
            <text:p>A</text:p>
          </table:table-cell>
          <table:table-cell table:style-name="ce18" table:formula="of:=[$data.E89]" office:value-type="string" office:string-value="4" calcext:value-type="string">
            <text:p>4</text:p>
          </table:table-cell>
          <table:table-cell table:style-name="ce18" table:formula="of:=IFERROR(__xludf.dummyfunction(&quot;REGEXREPLACE(data!F89,&quot;&quot;[ac-zA-Z0-9]&quot;&quot;,&quot;&quot;&quot;&quot;)&quot;);&quot;#&quot;)" office:value-type="string" office:string-value="#" calcext:value-type="string">
            <text:p>#</text:p>
          </table:table-cell>
          <table:table-cell table:style-name="ce18" table:formula="of:=[$data.I89]" office:value-type="string" office:string-value="treble" calcext:value-type="string">
            <text:p>treble</text:p>
          </table:table-cell>
          <table:table-cell table:style-name="ce18" table:formula="of:=IF(ISBLANK([$data.G89]);&quot;&quot;;CONCATENATE(&quot;&lt;img src=&quot;&quot;&quot;;[.$O$2];[$data.G89];&quot;.png&quot;;&quot;&quot;&quot;/&gt;&quot;))" office:value-type="string" office:string-value="&lt;img src=&quot;piano-score-086-50-4-treble-A4#.png&quot;/&gt;" calcext:value-type="string">
            <text:p>&lt;img src="piano-score-086-50-4-treble-A4#.png"/&gt;</text:p>
          </table:table-cell>
          <table:table-cell table:style-name="ce18" table:formula="of:=CONCATENATE(&quot;&lt;img src=&quot;&quot;&quot;;[.$O$3];TEXT([$data.B89];&quot;00&quot;);&quot;-&quot;;[$data.E89];&quot;-&quot;;[.N88];&quot;.png&quot;;&quot;&quot;&quot;/&gt;&quot;)" office:value-type="string" office:string-value="&lt;img src=&quot;piano-keyboard-50-4-A4#-B4b.png&quot;/&gt;" calcext:value-type="string">
            <text:p>&lt;img src="piano-keyboard-50-4-A4#-B4b.png"/&gt;</text:p>
          </table:table-cell>
          <table:table-cell table:style-name="ce18" table:formula="of:=IFERROR(__xludf.dummyfunction(&quot;IF(ISBLANK(data!G89),&quot;&quot;&quot;&quot;,CONCATENATE(&quot;&quot;&lt;img src=&quot;&quot;&quot;&quot;&quot;&quot;,$O$4,REGEXREPLACE(N88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8" table:formula="of:=IF(ISBLANK([$data.G89]);&quot;&quot;;CONCATENATE(&quot;[sound:&quot;;[.$O$5];[$data.G89];&quot;.mp3]&quot;))" office:value-type="string" office:string-value="[sound:piano-audio-086-50-4-treble-A4#.mp3]" calcext:value-type="string">
            <text:p>[sound:piano-audio-086-50-4-treble-A4#.mp3]</text:p>
          </table:table-cell>
          <table:table-cell table:style-name="ce16" table:formula="of:=[$data.B89]" office:value-type="float" office:value="50" calcext:value-type="float">
            <text:p>50</text:p>
          </table:table-cell>
          <table:table-cell table:style-name="ce18" table:formula="of:=[$data.D89]" office:value-type="float" office:value="0" calcext:value-type="float">
            <text:p>0</text:p>
          </table:table-cell>
          <table:table-cell table:style-name="ce18"/>
          <table:table-cell table:style-name="ce22" table:formula="of:=IFERROR(__xludf.dummyfunction(&quot;REGEXREPLACE(data!F89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office:value-type="string" calcext:value-type="string">
            <text:p>A4#-B4b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6" table:formula="of:=CONCATENATE([$data.F90]; &quot; &quot;; PROPER([$data.I90]))" office:value-type="string" office:string-value="B4b Treble" calcext:value-type="string">
            <text:p>B4b Treble</text:p>
          </table:table-cell>
          <table:table-cell table:style-name="ce18" table:formula="of:=IFERROR(__xludf.dummyfunction(&quot;REGEXREPLACE(data!C90,&quot;&quot;\W|\d|b&quot;&quot;,&quot;&quot;&quot;&quot;)&quot;);&quot;B&quot;)" office:value-type="string" office:string-value="B" calcext:value-type="string">
            <text:p>B</text:p>
          </table:table-cell>
          <table:table-cell table:style-name="ce18" table:formula="of:=[$data.E90]" office:value-type="string" office:string-value="4" calcext:value-type="string">
            <text:p>4</text:p>
          </table:table-cell>
          <table:table-cell table:style-name="ce18" table:formula="of:=IFERROR(__xludf.dummyfunction(&quot;REGEXREPLACE(data!F90,&quot;&quot;[ac-zA-Z0-9]&quot;&quot;,&quot;&quot;&quot;&quot;)&quot;);&quot;b&quot;)" office:value-type="string" office:string-value="b" calcext:value-type="string">
            <text:p>b</text:p>
          </table:table-cell>
          <table:table-cell table:style-name="ce18" table:formula="of:=[$data.I90]" office:value-type="string" office:string-value="treble" calcext:value-type="string">
            <text:p>treble</text:p>
          </table:table-cell>
          <table:table-cell table:style-name="ce18" table:formula="of:=IF(ISBLANK([$data.G90]);&quot;&quot;;CONCATENATE(&quot;&lt;img src=&quot;&quot;&quot;;[.$O$2];[$data.G90];&quot;.png&quot;;&quot;&quot;&quot;/&gt;&quot;))" office:value-type="string" office:string-value="&lt;img src=&quot;piano-score-089-50-4-treble-B4b.png&quot;/&gt;" calcext:value-type="string">
            <text:p>&lt;img src="piano-score-089-50-4-treble-B4b.png"/&gt;</text:p>
          </table:table-cell>
          <table:table-cell table:style-name="ce18" table:formula="of:=CONCATENATE(&quot;&lt;img src=&quot;&quot;&quot;;[.$O$3];TEXT([$data.B90];&quot;00&quot;);&quot;-&quot;;[$data.E90];&quot;-&quot;;[.N89];&quot;.png&quot;;&quot;&quot;&quot;/&gt;&quot;)" office:value-type="string" office:string-value="&lt;img src=&quot;piano-keyboard-50-4-A4#-B4b.png&quot;/&gt;" calcext:value-type="string">
            <text:p>&lt;img src="piano-keyboard-50-4-A4#-B4b.png"/&gt;</text:p>
          </table:table-cell>
          <table:table-cell table:style-name="ce18" table:formula="of:=IFERROR(__xludf.dummyfunction(&quot;IF(ISBLANK(data!G90),&quot;&quot;&quot;&quot;,CONCATENATE(&quot;&quot;&lt;img src=&quot;&quot;&quot;&quot;&quot;&quot;,$O$4,REGEXREPLACE(N89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8" table:formula="of:=IF(ISBLANK([$data.G90]);&quot;&quot;;CONCATENATE(&quot;[sound:&quot;;[.$O$5];[$data.G90];&quot;.mp3]&quot;))" office:value-type="string" office:string-value="[sound:piano-audio-089-50-4-treble-B4b.mp3]" calcext:value-type="string">
            <text:p>[sound:piano-audio-089-50-4-treble-B4b.mp3]</text:p>
          </table:table-cell>
          <table:table-cell table:style-name="ce16" table:formula="of:=[$data.B90]" office:value-type="float" office:value="50" calcext:value-type="float">
            <text:p>50</text:p>
          </table:table-cell>
          <table:table-cell table:style-name="ce18" table:formula="of:=[$data.D90]" office:value-type="float" office:value="0" calcext:value-type="float">
            <text:p>0</text:p>
          </table:table-cell>
          <table:table-cell table:style-name="ce18"/>
          <table:table-cell table:style-name="ce22" table:formula="of:=IFERROR(__xludf.dummyfunction(&quot;REGEXREPLACE(data!F90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office:value-type="string" calcext:value-type="string">
            <text:p>A4#-B4b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6" table:formula="of:=CONCATENATE([$data.F91]; &quot; &quot;; PROPER([$data.I91]))" office:value-type="string" office:string-value="B4 Treble" calcext:value-type="string">
            <text:p>B4 Treble</text:p>
          </table:table-cell>
          <table:table-cell table:style-name="ce18" table:formula="of:=IFERROR(__xludf.dummyfunction(&quot;REGEXREPLACE(data!C91,&quot;&quot;\W|\d|b&quot;&quot;,&quot;&quot;&quot;&quot;)&quot;);&quot;B&quot;)" office:value-type="string" office:string-value="B" calcext:value-type="string">
            <text:p>B</text:p>
          </table:table-cell>
          <table:table-cell table:style-name="ce18" table:formula="of:=[$data.E91]" office:value-type="string" office:string-value="4" calcext:value-type="string">
            <text:p>4</text:p>
          </table:table-cell>
          <table:table-cell table:style-name="ce18" table:formula="of:=IFERROR(__xludf.dummyfunction(&quot;REGEXREPLACE(data!F91,&quot;&quot;[ac-zA-Z0-9]&quot;&quot;,&quot;&quot;&quot;&quot;)&quot;);&quot;&quot;)">
            <text:p/>
          </table:table-cell>
          <table:table-cell table:style-name="ce18" table:formula="of:=[$data.I91]" office:value-type="string" office:string-value="treble" calcext:value-type="string">
            <text:p>treble</text:p>
          </table:table-cell>
          <table:table-cell table:style-name="ce18" table:formula="of:=IF(ISBLANK([$data.G91]);&quot;&quot;;CONCATENATE(&quot;&lt;img src=&quot;&quot;&quot;;[.$O$2];[$data.G91];&quot;.png&quot;;&quot;&quot;&quot;/&gt;&quot;))" office:value-type="string" office:string-value="&lt;img src=&quot;piano-score-088-51-4-treble-B4.png&quot;/&gt;" calcext:value-type="string">
            <text:p>&lt;img src="piano-score-088-51-4-treble-B4.png"/&gt;</text:p>
          </table:table-cell>
          <table:table-cell table:style-name="ce18" table:formula="of:=CONCATENATE(&quot;&lt;img src=&quot;&quot;&quot;;[.$O$3];TEXT([$data.B91];&quot;00&quot;);&quot;-&quot;;[$data.E91];&quot;-&quot;;[.N90];&quot;.png&quot;;&quot;&quot;&quot;/&gt;&quot;)" office:value-type="string" office:string-value="&lt;img src=&quot;piano-keyboard-51-4-B4.png&quot;/&gt;" calcext:value-type="string">
            <text:p>&lt;img src="piano-keyboard-51-4-B4.png"/&gt;</text:p>
          </table:table-cell>
          <table:table-cell table:style-name="ce18" table:formula="of:=IFERROR(__xludf.dummyfunction(&quot;IF(ISBLANK(data!G91),&quot;&quot;&quot;&quot;,CONCATENATE(&quot;&quot;&lt;img src=&quot;&quot;&quot;&quot;&quot;&quot;,$O$4,REGEXREPLACE(N90,&quot;&quot;[0-9]&quot;&quot;,&quot;&quot;&quot;&quot;),&quot;&quot;.png&quot;&quot;,&quot;&quot;&quot;&quot;&quot;&quot;/&gt;&quot;&quot;))&quot;);&quot;&lt;img src=&quot;&quot;piano-keyboard-octave-B.png&quot;&quot;/&gt;&quot;)" office:value-type="string" office:string-value="&lt;img src=&quot;piano-keyboard-octave-B.png&quot;/&gt;" calcext:value-type="string">
            <text:p>&lt;img src="piano-keyboard-octave-B.png"/&gt;</text:p>
          </table:table-cell>
          <table:table-cell table:style-name="ce18" table:formula="of:=IF(ISBLANK([$data.G91]);&quot;&quot;;CONCATENATE(&quot;[sound:&quot;;[.$O$5];[$data.G91];&quot;.mp3]&quot;))" office:value-type="string" office:string-value="[sound:piano-audio-088-51-4-treble-B4.mp3]" calcext:value-type="string">
            <text:p>[sound:piano-audio-088-51-4-treble-B4.mp3]</text:p>
          </table:table-cell>
          <table:table-cell table:style-name="ce16" table:formula="of:=[$data.B91]" office:value-type="float" office:value="51" calcext:value-type="float">
            <text:p>51</text:p>
          </table:table-cell>
          <table:table-cell table:style-name="ce18" table:formula="of:=[$data.D91]" office:value-type="float" office:value="0" calcext:value-type="float">
            <text:p>0</text:p>
          </table:table-cell>
          <table:table-cell table:style-name="ce18"/>
          <table:table-cell table:style-name="ce22" table:formula="of:=IFERROR(__xludf.dummyfunction(&quot;REGEXREPLACE(data!F91,&quot;&quot;[ac-zA-Z0-9]&quot;&quot;,&quot;&quot;&quot;&quot;)&quot;);&quot;&quot;)">
            <text:p/>
          </table:table-cell>
          <table:table-cell table:style-name="ce16" office:value-type="string" calcext:value-type="string">
            <text:p>B4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table:formula="of:=CONCATENATE([$data.F92]; &quot; &quot;; PROPER([$data.I92]))" office:value-type="string" office:string-value="C4 Bass" calcext:value-type="string">
            <text:p>C4 Bass</text:p>
          </table:table-cell>
          <table:table-cell table:style-name="ce17" table:formula="of:=IFERROR(__xludf.dummyfunction(&quot;REGEXREPLACE(data!C92,&quot;&quot;\W|\d|b&quot;&quot;,&quot;&quot;&quot;&quot;)&quot;);&quot;C&quot;)" office:value-type="string" office:string-value="C" calcext:value-type="string">
            <text:p>C</text:p>
          </table:table-cell>
          <table:table-cell table:style-name="ce17" table:formula="of:=[$data.E92]" office:value-type="string" office:string-value="4" calcext:value-type="string">
            <text:p>4</text:p>
          </table:table-cell>
          <table:table-cell table:style-name="ce17" table:formula="of:=IFERROR(__xludf.dummyfunction(&quot;REGEXREPLACE(data!F92,&quot;&quot;[ac-zA-Z0-9]&quot;&quot;,&quot;&quot;&quot;&quot;)&quot;);&quot;&quot;)">
            <text:p/>
          </table:table-cell>
          <table:table-cell table:style-name="ce17" table:formula="of:=[$data.I92]" office:value-type="string" office:string-value="bass" calcext:value-type="string">
            <text:p>bass</text:p>
          </table:table-cell>
          <table:table-cell table:style-name="ce17" table:formula="of:=IF(ISBLANK([$data.G92]);&quot;&quot;;CONCATENATE(&quot;&lt;img src=&quot;&quot;&quot;;[.$O$2];[$data.G92];&quot;.png&quot;;&quot;&quot;&quot;/&gt;&quot;))" office:value-type="string" office:string-value="&lt;img src=&quot;piano-score-090-40-4-bass-C4.png&quot;/&gt;" calcext:value-type="string">
            <text:p>&lt;img src="piano-score-090-40-4-bass-C4.png"/&gt;</text:p>
          </table:table-cell>
          <table:table-cell table:style-name="ce17" table:formula="of:=CONCATENATE(&quot;&lt;img src=&quot;&quot;&quot;;[.$O$3];TEXT([$data.B92];&quot;00&quot;);&quot;-&quot;;[$data.E92];&quot;-&quot;;[.N91];&quot;.png&quot;;&quot;&quot;&quot;/&gt;&quot;)" office:value-type="string" office:string-value="&lt;img src=&quot;piano-keyboard-40-4-C4.png&quot;/&gt;" calcext:value-type="string">
            <text:p>&lt;img src="piano-keyboard-40-4-C4.png"/&gt;</text:p>
          </table:table-cell>
          <table:table-cell table:style-name="ce17" table:formula="of:=IFERROR(__xludf.dummyfunction(&quot;IF(ISBLANK(data!G92),&quot;&quot;&quot;&quot;,CONCATENATE(&quot;&quot;&lt;img src=&quot;&quot;&quot;&quot;&quot;&quot;,$O$4,REGEXREPLACE(N91,&quot;&quot;[0-9]&quot;&quot;,&quot;&quot;&quot;&quot;),&quot;&quot;.png&quot;&quot;,&quot;&quot;&quot;&quot;&quot;&quot;/&gt;&quot;&quot;))&quot;);&quot;&lt;img src=&quot;&quot;piano-keyboard-octave-C.png&quot;&quot;/&gt;&quot;)" office:value-type="string" office:string-value="&lt;img src=&quot;piano-keyboard-octave-C.png&quot;/&gt;" calcext:value-type="string">
            <text:p>&lt;img src="piano-keyboard-octave-C.png"/&gt;</text:p>
          </table:table-cell>
          <table:table-cell table:style-name="ce17" table:formula="of:=IF(ISBLANK([$data.G92]);&quot;&quot;;CONCATENATE(&quot;[sound:&quot;;[.$O$5];[$data.G92];&quot;.mp3]&quot;))" office:value-type="string" office:string-value="[sound:piano-audio-090-40-4-bass-C4.mp3]" calcext:value-type="string">
            <text:p>[sound:piano-audio-090-40-4-bass-C4.mp3]</text:p>
          </table:table-cell>
          <table:table-cell table:style-name="ce15" table:formula="of:=[$data.B92]" office:value-type="float" office:value="40" calcext:value-type="float">
            <text:p>40</text:p>
          </table:table-cell>
          <table:table-cell table:style-name="ce17" table:formula="of:=[$data.D92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92,&quot;&quot;[ac-zA-Z0-9]&quot;&quot;,&quot;&quot;&quot;&quot;)&quot;);&quot;&quot;)">
            <text:p/>
          </table:table-cell>
          <table:table-cell table:style-name="ce15" office:value-type="string" calcext:value-type="string">
            <text:p>C4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93]; &quot; &quot;; PROPER([$data.I93]))" office:value-type="string" office:string-value="C4# Bass" calcext:value-type="string">
            <text:p>C4# Bass</text:p>
          </table:table-cell>
          <table:table-cell table:style-name="ce17" table:formula="of:=IFERROR(__xludf.dummyfunction(&quot;REGEXREPLACE(data!C93,&quot;&quot;\W|\d|b&quot;&quot;,&quot;&quot;&quot;&quot;)&quot;);&quot;C&quot;)" office:value-type="string" office:string-value="C" calcext:value-type="string">
            <text:p>C</text:p>
          </table:table-cell>
          <table:table-cell table:style-name="ce17" table:formula="of:=[$data.E93]" office:value-type="string" office:string-value="4" calcext:value-type="string">
            <text:p>4</text:p>
          </table:table-cell>
          <table:table-cell table:style-name="ce17" table:formula="of:=IFERROR(__xludf.dummyfunction(&quot;REGEXREPLACE(data!F93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93]" office:value-type="string" office:string-value="bass" calcext:value-type="string">
            <text:p>bass</text:p>
          </table:table-cell>
          <table:table-cell table:style-name="ce17" table:formula="of:=IF(ISBLANK([$data.G93]);&quot;&quot;;CONCATENATE(&quot;&lt;img src=&quot;&quot;&quot;;[.$O$2];[$data.G93];&quot;.png&quot;;&quot;&quot;&quot;/&gt;&quot;))" office:value-type="string" office:string-value="&lt;img src=&quot;piano-score-091-41-4-bass-C4#.png&quot;/&gt;" calcext:value-type="string">
            <text:p>&lt;img src="piano-score-091-41-4-bass-C4#.png"/&gt;</text:p>
          </table:table-cell>
          <table:table-cell table:style-name="ce17" table:formula="of:=CONCATENATE(&quot;&lt;img src=&quot;&quot;&quot;;[.$O$3];TEXT([$data.B93];&quot;00&quot;);&quot;-&quot;;[$data.E93];&quot;-&quot;;[.N92];&quot;.png&quot;;&quot;&quot;&quot;/&gt;&quot;)" office:value-type="string" office:string-value="&lt;img src=&quot;piano-keyboard-41-4-C4#-D4b.png&quot;/&gt;" calcext:value-type="string">
            <text:p>&lt;img src="piano-keyboard-41-4-C4#-D4b.png"/&gt;</text:p>
          </table:table-cell>
          <table:table-cell table:style-name="ce17" table:formula="of:=IFERROR(__xludf.dummyfunction(&quot;IF(ISBLANK(data!G93),&quot;&quot;&quot;&quot;,CONCATENATE(&quot;&quot;&lt;img src=&quot;&quot;&quot;&quot;&quot;&quot;,$O$4,REGEXREPLACE(N92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7" table:formula="of:=IF(ISBLANK([$data.G93]);&quot;&quot;;CONCATENATE(&quot;[sound:&quot;;[.$O$5];[$data.G93];&quot;.mp3]&quot;))" office:value-type="string" office:string-value="[sound:piano-audio-091-41-4-bass-C4#.mp3]" calcext:value-type="string">
            <text:p>[sound:piano-audio-091-41-4-bass-C4#.mp3]</text:p>
          </table:table-cell>
          <table:table-cell table:style-name="ce15" table:formula="of:=[$data.B93]" office:value-type="float" office:value="41" calcext:value-type="float">
            <text:p>41</text:p>
          </table:table-cell>
          <table:table-cell table:style-name="ce17" table:formula="of:=[$data.D93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93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C4#-D4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94]; &quot; &quot;; PROPER([$data.I94]))" office:value-type="string" office:string-value="D4b Bass" calcext:value-type="string">
            <text:p>D4b Bass</text:p>
          </table:table-cell>
          <table:table-cell table:style-name="ce17" table:formula="of:=IFERROR(__xludf.dummyfunction(&quot;REGEXREPLACE(data!C94,&quot;&quot;\W|\d|b&quot;&quot;,&quot;&quot;&quot;&quot;)&quot;);&quot;D&quot;)" office:value-type="string" office:string-value="D" calcext:value-type="string">
            <text:p>D</text:p>
          </table:table-cell>
          <table:table-cell table:style-name="ce17" table:formula="of:=[$data.E94]" office:value-type="string" office:string-value="4" calcext:value-type="string">
            <text:p>4</text:p>
          </table:table-cell>
          <table:table-cell table:style-name="ce17" table:formula="of:=IFERROR(__xludf.dummyfunction(&quot;REGEXREPLACE(data!F94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94]" office:value-type="string" office:string-value="bass" calcext:value-type="string">
            <text:p>bass</text:p>
          </table:table-cell>
          <table:table-cell table:style-name="ce17" table:formula="of:=IF(ISBLANK([$data.G94]);&quot;&quot;;CONCATENATE(&quot;&lt;img src=&quot;&quot;&quot;;[.$O$2];[$data.G94];&quot;.png&quot;;&quot;&quot;&quot;/&gt;&quot;))" office:value-type="string" office:string-value="&lt;img src=&quot;piano-score-094-41-4-bass-D4b.png&quot;/&gt;" calcext:value-type="string">
            <text:p>&lt;img src="piano-score-094-41-4-bass-D4b.png"/&gt;</text:p>
          </table:table-cell>
          <table:table-cell table:style-name="ce17" table:formula="of:=CONCATENATE(&quot;&lt;img src=&quot;&quot;&quot;;[.$O$3];TEXT([$data.B94];&quot;00&quot;);&quot;-&quot;;[$data.E94];&quot;-&quot;;[.N93];&quot;.png&quot;;&quot;&quot;&quot;/&gt;&quot;)" office:value-type="string" office:string-value="&lt;img src=&quot;piano-keyboard-41-4-C4#-D4b.png&quot;/&gt;" calcext:value-type="string">
            <text:p>&lt;img src="piano-keyboard-41-4-C4#-D4b.png"/&gt;</text:p>
          </table:table-cell>
          <table:table-cell table:style-name="ce17" table:formula="of:=IFERROR(__xludf.dummyfunction(&quot;IF(ISBLANK(data!G94),&quot;&quot;&quot;&quot;,CONCATENATE(&quot;&quot;&lt;img src=&quot;&quot;&quot;&quot;&quot;&quot;,$O$4,REGEXREPLACE(N93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7" table:formula="of:=IF(ISBLANK([$data.G94]);&quot;&quot;;CONCATENATE(&quot;[sound:&quot;;[.$O$5];[$data.G94];&quot;.mp3]&quot;))" office:value-type="string" office:string-value="[sound:piano-audio-094-41-4-bass-D4b.mp3]" calcext:value-type="string">
            <text:p>[sound:piano-audio-094-41-4-bass-D4b.mp3]</text:p>
          </table:table-cell>
          <table:table-cell table:style-name="ce15" table:formula="of:=[$data.B94]" office:value-type="float" office:value="41" calcext:value-type="float">
            <text:p>41</text:p>
          </table:table-cell>
          <table:table-cell table:style-name="ce17" table:formula="of:=[$data.D94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94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C4#-D4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95]; &quot; &quot;; PROPER([$data.I95]))" office:value-type="string" office:string-value="D4 Bass" calcext:value-type="string">
            <text:p>D4 Bass</text:p>
          </table:table-cell>
          <table:table-cell table:style-name="ce17" table:formula="of:=IFERROR(__xludf.dummyfunction(&quot;REGEXREPLACE(data!C95,&quot;&quot;\W|\d|b&quot;&quot;,&quot;&quot;&quot;&quot;)&quot;);&quot;D&quot;)" office:value-type="string" office:string-value="D" calcext:value-type="string">
            <text:p>D</text:p>
          </table:table-cell>
          <table:table-cell table:style-name="ce17" table:formula="of:=[$data.E95]" office:value-type="string" office:string-value="4" calcext:value-type="string">
            <text:p>4</text:p>
          </table:table-cell>
          <table:table-cell table:style-name="ce17" table:formula="of:=IFERROR(__xludf.dummyfunction(&quot;REGEXREPLACE(data!F95,&quot;&quot;[ac-zA-Z0-9]&quot;&quot;,&quot;&quot;&quot;&quot;)&quot;);&quot;&quot;)">
            <text:p/>
          </table:table-cell>
          <table:table-cell table:style-name="ce17" table:formula="of:=[$data.I95]" office:value-type="string" office:string-value="bass" calcext:value-type="string">
            <text:p>bass</text:p>
          </table:table-cell>
          <table:table-cell table:style-name="ce17" table:formula="of:=IF(ISBLANK([$data.G95]);&quot;&quot;;CONCATENATE(&quot;&lt;img src=&quot;&quot;&quot;;[.$O$2];[$data.G95];&quot;.png&quot;;&quot;&quot;&quot;/&gt;&quot;))" office:value-type="string" office:string-value="&lt;img src=&quot;piano-score-092-42-4-bass-D4.png&quot;/&gt;" calcext:value-type="string">
            <text:p>&lt;img src="piano-score-092-42-4-bass-D4.png"/&gt;</text:p>
          </table:table-cell>
          <table:table-cell table:style-name="ce17" table:formula="of:=CONCATENATE(&quot;&lt;img src=&quot;&quot;&quot;;[.$O$3];TEXT([$data.B95];&quot;00&quot;);&quot;-&quot;;[$data.E95];&quot;-&quot;;[.N94];&quot;.png&quot;;&quot;&quot;&quot;/&gt;&quot;)" office:value-type="string" office:string-value="&lt;img src=&quot;piano-keyboard-42-4-D4.png&quot;/&gt;" calcext:value-type="string">
            <text:p>&lt;img src="piano-keyboard-42-4-D4.png"/&gt;</text:p>
          </table:table-cell>
          <table:table-cell table:style-name="ce17" table:formula="of:=IFERROR(__xludf.dummyfunction(&quot;IF(ISBLANK(data!G95),&quot;&quot;&quot;&quot;,CONCATENATE(&quot;&quot;&lt;img src=&quot;&quot;&quot;&quot;&quot;&quot;,$O$4,REGEXREPLACE(N94,&quot;&quot;[0-9]&quot;&quot;,&quot;&quot;&quot;&quot;),&quot;&quot;.png&quot;&quot;,&quot;&quot;&quot;&quot;&quot;&quot;/&gt;&quot;&quot;))&quot;);&quot;&lt;img src=&quot;&quot;piano-keyboard-octave-D.png&quot;&quot;/&gt;&quot;)" office:value-type="string" office:string-value="&lt;img src=&quot;piano-keyboard-octave-D.png&quot;/&gt;" calcext:value-type="string">
            <text:p>&lt;img src="piano-keyboard-octave-D.png"/&gt;</text:p>
          </table:table-cell>
          <table:table-cell table:style-name="ce17" table:formula="of:=IF(ISBLANK([$data.G95]);&quot;&quot;;CONCATENATE(&quot;[sound:&quot;;[.$O$5];[$data.G95];&quot;.mp3]&quot;))" office:value-type="string" office:string-value="[sound:piano-audio-092-42-4-bass-D4.mp3]" calcext:value-type="string">
            <text:p>[sound:piano-audio-092-42-4-bass-D4.mp3]</text:p>
          </table:table-cell>
          <table:table-cell table:style-name="ce15" table:formula="of:=[$data.B95]" office:value-type="float" office:value="42" calcext:value-type="float">
            <text:p>42</text:p>
          </table:table-cell>
          <table:table-cell table:style-name="ce17" table:formula="of:=[$data.D95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95,&quot;&quot;[ac-zA-Z0-9]&quot;&quot;,&quot;&quot;&quot;&quot;)&quot;);&quot;&quot;)">
            <text:p/>
          </table:table-cell>
          <table:table-cell table:style-name="ce15" office:value-type="string" calcext:value-type="string">
            <text:p>D4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96]; &quot; &quot;; PROPER([$data.I96]))" office:value-type="string" office:string-value="D4# Bass" calcext:value-type="string">
            <text:p>D4# Bass</text:p>
          </table:table-cell>
          <table:table-cell table:style-name="ce17" table:formula="of:=IFERROR(__xludf.dummyfunction(&quot;REGEXREPLACE(data!C96,&quot;&quot;\W|\d|b&quot;&quot;,&quot;&quot;&quot;&quot;)&quot;);&quot;D&quot;)" office:value-type="string" office:string-value="D" calcext:value-type="string">
            <text:p>D</text:p>
          </table:table-cell>
          <table:table-cell table:style-name="ce17" table:formula="of:=[$data.E96]" office:value-type="string" office:string-value="4" calcext:value-type="string">
            <text:p>4</text:p>
          </table:table-cell>
          <table:table-cell table:style-name="ce17" table:formula="of:=IFERROR(__xludf.dummyfunction(&quot;REGEXREPLACE(data!F96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96]" office:value-type="string" office:string-value="bass" calcext:value-type="string">
            <text:p>bass</text:p>
          </table:table-cell>
          <table:table-cell table:style-name="ce17" table:formula="of:=IF(ISBLANK([$data.G96]);&quot;&quot;;CONCATENATE(&quot;&lt;img src=&quot;&quot;&quot;;[.$O$2];[$data.G96];&quot;.png&quot;;&quot;&quot;&quot;/&gt;&quot;))" office:value-type="string" office:string-value="&lt;img src=&quot;piano-score-093-43-4-bass-D4#.png&quot;/&gt;" calcext:value-type="string">
            <text:p>&lt;img src="piano-score-093-43-4-bass-D4#.png"/&gt;</text:p>
          </table:table-cell>
          <table:table-cell table:style-name="ce17" table:formula="of:=CONCATENATE(&quot;&lt;img src=&quot;&quot;&quot;;[.$O$3];TEXT([$data.B96];&quot;00&quot;);&quot;-&quot;;[$data.E96];&quot;-&quot;;[.N95];&quot;.png&quot;;&quot;&quot;&quot;/&gt;&quot;)" office:value-type="string" office:string-value="&lt;img src=&quot;piano-keyboard-43-4-D4#-E4b.png&quot;/&gt;" calcext:value-type="string">
            <text:p>&lt;img src="piano-keyboard-43-4-D4#-E4b.png"/&gt;</text:p>
          </table:table-cell>
          <table:table-cell table:style-name="ce17" table:formula="of:=IFERROR(__xludf.dummyfunction(&quot;IF(ISBLANK(data!G96),&quot;&quot;&quot;&quot;,CONCATENATE(&quot;&quot;&lt;img src=&quot;&quot;&quot;&quot;&quot;&quot;,$O$4,REGEXREPLACE(N95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7" table:formula="of:=IF(ISBLANK([$data.G96]);&quot;&quot;;CONCATENATE(&quot;[sound:&quot;;[.$O$5];[$data.G96];&quot;.mp3]&quot;))" office:value-type="string" office:string-value="[sound:piano-audio-093-43-4-bass-D4#.mp3]" calcext:value-type="string">
            <text:p>[sound:piano-audio-093-43-4-bass-D4#.mp3]</text:p>
          </table:table-cell>
          <table:table-cell table:style-name="ce15" table:formula="of:=[$data.B96]" office:value-type="float" office:value="43" calcext:value-type="float">
            <text:p>43</text:p>
          </table:table-cell>
          <table:table-cell table:style-name="ce17" table:formula="of:=[$data.D96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96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D4#-E4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97]; &quot; &quot;; PROPER([$data.I97]))" office:value-type="string" office:string-value="E4b Bass" calcext:value-type="string">
            <text:p>E4b Bass</text:p>
          </table:table-cell>
          <table:table-cell table:style-name="ce17" table:formula="of:=IFERROR(__xludf.dummyfunction(&quot;REGEXREPLACE(data!C97,&quot;&quot;\W|\d|b&quot;&quot;,&quot;&quot;&quot;&quot;)&quot;);&quot;E&quot;)" office:value-type="string" office:string-value="E" calcext:value-type="string">
            <text:p>E</text:p>
          </table:table-cell>
          <table:table-cell table:style-name="ce17" table:formula="of:=[$data.E97]" office:value-type="string" office:string-value="4" calcext:value-type="string">
            <text:p>4</text:p>
          </table:table-cell>
          <table:table-cell table:style-name="ce17" table:formula="of:=IFERROR(__xludf.dummyfunction(&quot;REGEXREPLACE(data!F97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97]" office:value-type="string" office:string-value="bass" calcext:value-type="string">
            <text:p>bass</text:p>
          </table:table-cell>
          <table:table-cell table:style-name="ce17" table:formula="of:=IF(ISBLANK([$data.G97]);&quot;&quot;;CONCATENATE(&quot;&lt;img src=&quot;&quot;&quot;;[.$O$2];[$data.G97];&quot;.png&quot;;&quot;&quot;&quot;/&gt;&quot;))" office:value-type="string" office:string-value="&lt;img src=&quot;piano-score-096-43-4-bass-E4b.png&quot;/&gt;" calcext:value-type="string">
            <text:p>&lt;img src="piano-score-096-43-4-bass-E4b.png"/&gt;</text:p>
          </table:table-cell>
          <table:table-cell table:style-name="ce17" table:formula="of:=CONCATENATE(&quot;&lt;img src=&quot;&quot;&quot;;[.$O$3];TEXT([$data.B97];&quot;00&quot;);&quot;-&quot;;[$data.E97];&quot;-&quot;;[.N96];&quot;.png&quot;;&quot;&quot;&quot;/&gt;&quot;)" office:value-type="string" office:string-value="&lt;img src=&quot;piano-keyboard-43-4-D4#-E4b.png&quot;/&gt;" calcext:value-type="string">
            <text:p>&lt;img src="piano-keyboard-43-4-D4#-E4b.png"/&gt;</text:p>
          </table:table-cell>
          <table:table-cell table:style-name="ce17" table:formula="of:=IFERROR(__xludf.dummyfunction(&quot;IF(ISBLANK(data!G97),&quot;&quot;&quot;&quot;,CONCATENATE(&quot;&quot;&lt;img src=&quot;&quot;&quot;&quot;&quot;&quot;,$O$4,REGEXREPLACE(N96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7" table:formula="of:=IF(ISBLANK([$data.G97]);&quot;&quot;;CONCATENATE(&quot;[sound:&quot;;[.$O$5];[$data.G97];&quot;.mp3]&quot;))" office:value-type="string" office:string-value="[sound:piano-audio-096-43-4-bass-E4b.mp3]" calcext:value-type="string">
            <text:p>[sound:piano-audio-096-43-4-bass-E4b.mp3]</text:p>
          </table:table-cell>
          <table:table-cell table:style-name="ce15" table:formula="of:=[$data.B97]" office:value-type="float" office:value="43" calcext:value-type="float">
            <text:p>43</text:p>
          </table:table-cell>
          <table:table-cell table:style-name="ce17" table:formula="of:=[$data.D97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97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D4#-E4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98]; &quot; &quot;; PROPER([$data.I98]))" office:value-type="string" office:string-value="E4 Bass" calcext:value-type="string">
            <text:p>E4 Bass</text:p>
          </table:table-cell>
          <table:table-cell table:style-name="ce17" table:formula="of:=IFERROR(__xludf.dummyfunction(&quot;REGEXREPLACE(data!C98,&quot;&quot;\W|\d|b&quot;&quot;,&quot;&quot;&quot;&quot;)&quot;);&quot;E&quot;)" office:value-type="string" office:string-value="E" calcext:value-type="string">
            <text:p>E</text:p>
          </table:table-cell>
          <table:table-cell table:style-name="ce17" table:formula="of:=[$data.E98]" office:value-type="string" office:string-value="4" calcext:value-type="string">
            <text:p>4</text:p>
          </table:table-cell>
          <table:table-cell table:style-name="ce17" table:formula="of:=IFERROR(__xludf.dummyfunction(&quot;REGEXREPLACE(data!F98,&quot;&quot;[ac-zA-Z0-9]&quot;&quot;,&quot;&quot;&quot;&quot;)&quot;);&quot;&quot;)">
            <text:p/>
          </table:table-cell>
          <table:table-cell table:style-name="ce17" table:formula="of:=[$data.I98]" office:value-type="string" office:string-value="bass" calcext:value-type="string">
            <text:p>bass</text:p>
          </table:table-cell>
          <table:table-cell table:style-name="ce17" table:formula="of:=IF(ISBLANK([$data.G98]);&quot;&quot;;CONCATENATE(&quot;&lt;img src=&quot;&quot;&quot;;[.$O$2];[$data.G98];&quot;.png&quot;;&quot;&quot;&quot;/&gt;&quot;))" office:value-type="string" office:string-value="&lt;img src=&quot;piano-score-095-44-4-bass-E4.png&quot;/&gt;" calcext:value-type="string">
            <text:p>&lt;img src="piano-score-095-44-4-bass-E4.png"/&gt;</text:p>
          </table:table-cell>
          <table:table-cell table:style-name="ce17" table:formula="of:=CONCATENATE(&quot;&lt;img src=&quot;&quot;&quot;;[.$O$3];TEXT([$data.B98];&quot;00&quot;);&quot;-&quot;;[$data.E98];&quot;-&quot;;[.N97];&quot;.png&quot;;&quot;&quot;&quot;/&gt;&quot;)" office:value-type="string" office:string-value="&lt;img src=&quot;piano-keyboard-44-4-E4.png&quot;/&gt;" calcext:value-type="string">
            <text:p>&lt;img src="piano-keyboard-44-4-E4.png"/&gt;</text:p>
          </table:table-cell>
          <table:table-cell table:style-name="ce17" table:formula="of:=IFERROR(__xludf.dummyfunction(&quot;IF(ISBLANK(data!G98),&quot;&quot;&quot;&quot;,CONCATENATE(&quot;&quot;&lt;img src=&quot;&quot;&quot;&quot;&quot;&quot;,$O$4,REGEXREPLACE(N97,&quot;&quot;[0-9]&quot;&quot;,&quot;&quot;&quot;&quot;),&quot;&quot;.png&quot;&quot;,&quot;&quot;&quot;&quot;&quot;&quot;/&gt;&quot;&quot;))&quot;);&quot;&lt;img src=&quot;&quot;piano-keyboard-octave-E.png&quot;&quot;/&gt;&quot;)" office:value-type="string" office:string-value="&lt;img src=&quot;piano-keyboard-octave-E.png&quot;/&gt;" calcext:value-type="string">
            <text:p>&lt;img src="piano-keyboard-octave-E.png"/&gt;</text:p>
          </table:table-cell>
          <table:table-cell table:style-name="ce17" table:formula="of:=IF(ISBLANK([$data.G98]);&quot;&quot;;CONCATENATE(&quot;[sound:&quot;;[.$O$5];[$data.G98];&quot;.mp3]&quot;))" office:value-type="string" office:string-value="[sound:piano-audio-095-44-4-bass-E4.mp3]" calcext:value-type="string">
            <text:p>[sound:piano-audio-095-44-4-bass-E4.mp3]</text:p>
          </table:table-cell>
          <table:table-cell table:style-name="ce15" table:formula="of:=[$data.B98]" office:value-type="float" office:value="44" calcext:value-type="float">
            <text:p>44</text:p>
          </table:table-cell>
          <table:table-cell table:style-name="ce17" table:formula="of:=[$data.D98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98,&quot;&quot;[ac-zA-Z0-9]&quot;&quot;,&quot;&quot;&quot;&quot;)&quot;);&quot;&quot;)">
            <text:p/>
          </table:table-cell>
          <table:table-cell table:style-name="ce15" office:value-type="string" calcext:value-type="string">
            <text:p>E4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99]; &quot; &quot;; PROPER([$data.I99]))" office:value-type="string" office:string-value="F4 Bass" calcext:value-type="string">
            <text:p>F4 Bass</text:p>
          </table:table-cell>
          <table:table-cell table:style-name="ce17" table:formula="of:=IFERROR(__xludf.dummyfunction(&quot;REGEXREPLACE(data!C99,&quot;&quot;\W|\d|b&quot;&quot;,&quot;&quot;&quot;&quot;)&quot;);&quot;F&quot;)" office:value-type="string" office:string-value="F" calcext:value-type="string">
            <text:p>F</text:p>
          </table:table-cell>
          <table:table-cell table:style-name="ce17" table:formula="of:=[$data.E99]" office:value-type="string" office:string-value="4" calcext:value-type="string">
            <text:p>4</text:p>
          </table:table-cell>
          <table:table-cell table:style-name="ce17" table:formula="of:=IFERROR(__xludf.dummyfunction(&quot;REGEXREPLACE(data!F99,&quot;&quot;[ac-zA-Z0-9]&quot;&quot;,&quot;&quot;&quot;&quot;)&quot;);&quot;&quot;)">
            <text:p/>
          </table:table-cell>
          <table:table-cell table:style-name="ce17" table:formula="of:=[$data.I99]" office:value-type="string" office:string-value="bass" calcext:value-type="string">
            <text:p>bass</text:p>
          </table:table-cell>
          <table:table-cell table:style-name="ce17" table:formula="of:=IF(ISBLANK([$data.G99]);&quot;&quot;;CONCATENATE(&quot;&lt;img src=&quot;&quot;&quot;;[.$O$2];[$data.G99];&quot;.png&quot;;&quot;&quot;&quot;/&gt;&quot;))" office:value-type="string" office:string-value="&lt;img src=&quot;piano-score-097-45-4-bass-F4.png&quot;/&gt;" calcext:value-type="string">
            <text:p>&lt;img src="piano-score-097-45-4-bass-F4.png"/&gt;</text:p>
          </table:table-cell>
          <table:table-cell table:style-name="ce17" table:formula="of:=CONCATENATE(&quot;&lt;img src=&quot;&quot;&quot;;[.$O$3];TEXT([$data.B99];&quot;00&quot;);&quot;-&quot;;[$data.E99];&quot;-&quot;;[.N98];&quot;.png&quot;;&quot;&quot;&quot;/&gt;&quot;)" office:value-type="string" office:string-value="&lt;img src=&quot;piano-keyboard-45-4-F4.png&quot;/&gt;" calcext:value-type="string">
            <text:p>&lt;img src="piano-keyboard-45-4-F4.png"/&gt;</text:p>
          </table:table-cell>
          <table:table-cell table:style-name="ce17" table:formula="of:=IFERROR(__xludf.dummyfunction(&quot;IF(ISBLANK(data!G99),&quot;&quot;&quot;&quot;,CONCATENATE(&quot;&quot;&lt;img src=&quot;&quot;&quot;&quot;&quot;&quot;,$O$4,REGEXREPLACE(N98,&quot;&quot;[0-9]&quot;&quot;,&quot;&quot;&quot;&quot;),&quot;&quot;.png&quot;&quot;,&quot;&quot;&quot;&quot;&quot;&quot;/&gt;&quot;&quot;))&quot;);&quot;&lt;img src=&quot;&quot;piano-keyboard-octave-F.png&quot;&quot;/&gt;&quot;)" office:value-type="string" office:string-value="&lt;img src=&quot;piano-keyboard-octave-F.png&quot;/&gt;" calcext:value-type="string">
            <text:p>&lt;img src="piano-keyboard-octave-F.png"/&gt;</text:p>
          </table:table-cell>
          <table:table-cell table:style-name="ce17" table:formula="of:=IF(ISBLANK([$data.G99]);&quot;&quot;;CONCATENATE(&quot;[sound:&quot;;[.$O$5];[$data.G99];&quot;.mp3]&quot;))" office:value-type="string" office:string-value="[sound:piano-audio-097-45-4-bass-F4.mp3]" calcext:value-type="string">
            <text:p>[sound:piano-audio-097-45-4-bass-F4.mp3]</text:p>
          </table:table-cell>
          <table:table-cell table:style-name="ce15" table:formula="of:=[$data.B99]" office:value-type="float" office:value="45" calcext:value-type="float">
            <text:p>45</text:p>
          </table:table-cell>
          <table:table-cell table:style-name="ce17" table:formula="of:=[$data.D99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99,&quot;&quot;[ac-zA-Z0-9]&quot;&quot;,&quot;&quot;&quot;&quot;)&quot;);&quot;&quot;)">
            <text:p/>
          </table:table-cell>
          <table:table-cell table:style-name="ce15" office:value-type="string" calcext:value-type="string">
            <text:p>F4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00]; &quot; &quot;; PROPER([$data.I100]))" office:value-type="string" office:string-value="F4# Bass" calcext:value-type="string">
            <text:p>F4# Bass</text:p>
          </table:table-cell>
          <table:table-cell table:style-name="ce17" table:formula="of:=IFERROR(__xludf.dummyfunction(&quot;REGEXREPLACE(data!C100,&quot;&quot;\W|\d|b&quot;&quot;,&quot;&quot;&quot;&quot;)&quot;);&quot;F&quot;)" office:value-type="string" office:string-value="F" calcext:value-type="string">
            <text:p>F</text:p>
          </table:table-cell>
          <table:table-cell table:style-name="ce17" table:formula="of:=[$data.E100]" office:value-type="string" office:string-value="4" calcext:value-type="string">
            <text:p>4</text:p>
          </table:table-cell>
          <table:table-cell table:style-name="ce17" table:formula="of:=IFERROR(__xludf.dummyfunction(&quot;REGEXREPLACE(data!F100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100]" office:value-type="string" office:string-value="bass" calcext:value-type="string">
            <text:p>bass</text:p>
          </table:table-cell>
          <table:table-cell table:style-name="ce17" table:formula="of:=IF(ISBLANK([$data.G100]);&quot;&quot;;CONCATENATE(&quot;&lt;img src=&quot;&quot;&quot;;[.$O$2];[$data.G100];&quot;.png&quot;;&quot;&quot;&quot;/&gt;&quot;))" office:value-type="string" office:string-value="&lt;img src=&quot;piano-score-098-46-4-bass-F4#.png&quot;/&gt;" calcext:value-type="string">
            <text:p>&lt;img src="piano-score-098-46-4-bass-F4#.png"/&gt;</text:p>
          </table:table-cell>
          <table:table-cell table:style-name="ce17" table:formula="of:=CONCATENATE(&quot;&lt;img src=&quot;&quot;&quot;;[.$O$3];TEXT([$data.B100];&quot;00&quot;);&quot;-&quot;;[$data.E100];&quot;-&quot;;[.N99];&quot;.png&quot;;&quot;&quot;&quot;/&gt;&quot;)" office:value-type="string" office:string-value="&lt;img src=&quot;piano-keyboard-46-4-F4#-G4b.png&quot;/&gt;" calcext:value-type="string">
            <text:p>&lt;img src="piano-keyboard-46-4-F4#-G4b.png"/&gt;</text:p>
          </table:table-cell>
          <table:table-cell table:style-name="ce17" table:formula="of:=IFERROR(__xludf.dummyfunction(&quot;IF(ISBLANK(data!G100),&quot;&quot;&quot;&quot;,CONCATENATE(&quot;&quot;&lt;img src=&quot;&quot;&quot;&quot;&quot;&quot;,$O$4,REGEXREPLACE(N99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7" table:formula="of:=IF(ISBLANK([$data.G100]);&quot;&quot;;CONCATENATE(&quot;[sound:&quot;;[.$O$5];[$data.G100];&quot;.mp3]&quot;))" office:value-type="string" office:string-value="[sound:piano-audio-098-46-4-bass-F4#.mp3]" calcext:value-type="string">
            <text:p>[sound:piano-audio-098-46-4-bass-F4#.mp3]</text:p>
          </table:table-cell>
          <table:table-cell table:style-name="ce15" table:formula="of:=[$data.B100]" office:value-type="float" office:value="46" calcext:value-type="float">
            <text:p>46</text:p>
          </table:table-cell>
          <table:table-cell table:style-name="ce17" table:formula="of:=[$data.D100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100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F4#-G4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01]; &quot; &quot;; PROPER([$data.I101]))" office:value-type="string" office:string-value="G4b Bass" calcext:value-type="string">
            <text:p>G4b Bass</text:p>
          </table:table-cell>
          <table:table-cell table:style-name="ce17" table:formula="of:=IFERROR(__xludf.dummyfunction(&quot;REGEXREPLACE(data!C101,&quot;&quot;\W|\d|b&quot;&quot;,&quot;&quot;&quot;&quot;)&quot;);&quot;G&quot;)" office:value-type="string" office:string-value="G" calcext:value-type="string">
            <text:p>G</text:p>
          </table:table-cell>
          <table:table-cell table:style-name="ce17" table:formula="of:=[$data.E101]" office:value-type="string" office:string-value="4" calcext:value-type="string">
            <text:p>4</text:p>
          </table:table-cell>
          <table:table-cell table:style-name="ce17" table:formula="of:=IFERROR(__xludf.dummyfunction(&quot;REGEXREPLACE(data!F101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101]" office:value-type="string" office:string-value="bass" calcext:value-type="string">
            <text:p>bass</text:p>
          </table:table-cell>
          <table:table-cell table:style-name="ce17" table:formula="of:=IF(ISBLANK([$data.G101]);&quot;&quot;;CONCATENATE(&quot;&lt;img src=&quot;&quot;&quot;;[.$O$2];[$data.G101];&quot;.png&quot;;&quot;&quot;&quot;/&gt;&quot;))" office:value-type="string" office:string-value="&lt;img src=&quot;piano-score-101-46-4-bass-G4b.png&quot;/&gt;" calcext:value-type="string">
            <text:p>&lt;img src="piano-score-101-46-4-bass-G4b.png"/&gt;</text:p>
          </table:table-cell>
          <table:table-cell table:style-name="ce17" table:formula="of:=CONCATENATE(&quot;&lt;img src=&quot;&quot;&quot;;[.$O$3];TEXT([$data.B101];&quot;00&quot;);&quot;-&quot;;[$data.E101];&quot;-&quot;;[.N100];&quot;.png&quot;;&quot;&quot;&quot;/&gt;&quot;)" office:value-type="string" office:string-value="&lt;img src=&quot;piano-keyboard-46-4-F4#-G4b.png&quot;/&gt;" calcext:value-type="string">
            <text:p>&lt;img src="piano-keyboard-46-4-F4#-G4b.png"/&gt;</text:p>
          </table:table-cell>
          <table:table-cell table:style-name="ce17" table:formula="of:=IFERROR(__xludf.dummyfunction(&quot;IF(ISBLANK(data!G101),&quot;&quot;&quot;&quot;,CONCATENATE(&quot;&quot;&lt;img src=&quot;&quot;&quot;&quot;&quot;&quot;,$O$4,REGEXREPLACE(N100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7" table:formula="of:=IF(ISBLANK([$data.G101]);&quot;&quot;;CONCATENATE(&quot;[sound:&quot;;[.$O$5];[$data.G101];&quot;.mp3]&quot;))" office:value-type="string" office:string-value="[sound:piano-audio-101-46-4-bass-G4b.mp3]" calcext:value-type="string">
            <text:p>[sound:piano-audio-101-46-4-bass-G4b.mp3]</text:p>
          </table:table-cell>
          <table:table-cell table:style-name="ce15" table:formula="of:=[$data.B101]" office:value-type="float" office:value="46" calcext:value-type="float">
            <text:p>46</text:p>
          </table:table-cell>
          <table:table-cell table:style-name="ce17" table:formula="of:=[$data.D101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101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F4#-G4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02]; &quot; &quot;; PROPER([$data.I102]))" office:value-type="string" office:string-value="G4 Bass" calcext:value-type="string">
            <text:p>G4 Bass</text:p>
          </table:table-cell>
          <table:table-cell table:style-name="ce17" table:formula="of:=IFERROR(__xludf.dummyfunction(&quot;REGEXREPLACE(data!C102,&quot;&quot;\W|\d|b&quot;&quot;,&quot;&quot;&quot;&quot;)&quot;);&quot;G&quot;)" office:value-type="string" office:string-value="G" calcext:value-type="string">
            <text:p>G</text:p>
          </table:table-cell>
          <table:table-cell table:style-name="ce17" table:formula="of:=[$data.E102]" office:value-type="string" office:string-value="4" calcext:value-type="string">
            <text:p>4</text:p>
          </table:table-cell>
          <table:table-cell table:style-name="ce17" table:formula="of:=IFERROR(__xludf.dummyfunction(&quot;REGEXREPLACE(data!F102,&quot;&quot;[ac-zA-Z0-9]&quot;&quot;,&quot;&quot;&quot;&quot;)&quot;);&quot;&quot;)">
            <text:p/>
          </table:table-cell>
          <table:table-cell table:style-name="ce17" table:formula="of:=[$data.I102]" office:value-type="string" office:string-value="bass" calcext:value-type="string">
            <text:p>bass</text:p>
          </table:table-cell>
          <table:table-cell table:style-name="ce17" table:formula="of:=IF(ISBLANK([$data.G102]);&quot;&quot;;CONCATENATE(&quot;&lt;img src=&quot;&quot;&quot;;[.$O$2];[$data.G102];&quot;.png&quot;;&quot;&quot;&quot;/&gt;&quot;))" office:value-type="string" office:string-value="&lt;img src=&quot;piano-score-099-47-4-bass-G4.png&quot;/&gt;" calcext:value-type="string">
            <text:p>&lt;img src="piano-score-099-47-4-bass-G4.png"/&gt;</text:p>
          </table:table-cell>
          <table:table-cell table:style-name="ce17" table:formula="of:=CONCATENATE(&quot;&lt;img src=&quot;&quot;&quot;;[.$O$3];TEXT([$data.B102];&quot;00&quot;);&quot;-&quot;;[$data.E102];&quot;-&quot;;[.N101];&quot;.png&quot;;&quot;&quot;&quot;/&gt;&quot;)" office:value-type="string" office:string-value="&lt;img src=&quot;piano-keyboard-47-4-G4.png&quot;/&gt;" calcext:value-type="string">
            <text:p>&lt;img src="piano-keyboard-47-4-G4.png"/&gt;</text:p>
          </table:table-cell>
          <table:table-cell table:style-name="ce17" table:formula="of:=IFERROR(__xludf.dummyfunction(&quot;IF(ISBLANK(data!G102),&quot;&quot;&quot;&quot;,CONCATENATE(&quot;&quot;&lt;img src=&quot;&quot;&quot;&quot;&quot;&quot;,$O$4,REGEXREPLACE(N101,&quot;&quot;[0-9]&quot;&quot;,&quot;&quot;&quot;&quot;),&quot;&quot;.png&quot;&quot;,&quot;&quot;&quot;&quot;&quot;&quot;/&gt;&quot;&quot;))&quot;);&quot;&lt;img src=&quot;&quot;piano-keyboard-octave-G.png&quot;&quot;/&gt;&quot;)" office:value-type="string" office:string-value="&lt;img src=&quot;piano-keyboard-octave-G.png&quot;/&gt;" calcext:value-type="string">
            <text:p>&lt;img src="piano-keyboard-octave-G.png"/&gt;</text:p>
          </table:table-cell>
          <table:table-cell table:style-name="ce17" table:formula="of:=IF(ISBLANK([$data.G102]);&quot;&quot;;CONCATENATE(&quot;[sound:&quot;;[.$O$5];[$data.G102];&quot;.mp3]&quot;))" office:value-type="string" office:string-value="[sound:piano-audio-099-47-4-bass-G4.mp3]" calcext:value-type="string">
            <text:p>[sound:piano-audio-099-47-4-bass-G4.mp3]</text:p>
          </table:table-cell>
          <table:table-cell table:style-name="ce15" table:formula="of:=[$data.B102]" office:value-type="float" office:value="47" calcext:value-type="float">
            <text:p>47</text:p>
          </table:table-cell>
          <table:table-cell table:style-name="ce17" table:formula="of:=[$data.D102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102,&quot;&quot;[ac-zA-Z0-9]&quot;&quot;,&quot;&quot;&quot;&quot;)&quot;);&quot;&quot;)">
            <text:p/>
          </table:table-cell>
          <table:table-cell table:style-name="ce15" office:value-type="string" calcext:value-type="string">
            <text:p>G4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03]; &quot; &quot;; PROPER([$data.I103]))" office:value-type="string" office:string-value="G4# Bass" calcext:value-type="string">
            <text:p>G4# Bass</text:p>
          </table:table-cell>
          <table:table-cell table:style-name="ce17" table:formula="of:=IFERROR(__xludf.dummyfunction(&quot;REGEXREPLACE(data!C103,&quot;&quot;\W|\d|b&quot;&quot;,&quot;&quot;&quot;&quot;)&quot;);&quot;G&quot;)" office:value-type="string" office:string-value="G" calcext:value-type="string">
            <text:p>G</text:p>
          </table:table-cell>
          <table:table-cell table:style-name="ce17" table:formula="of:=[$data.E103]" office:value-type="string" office:string-value="4" calcext:value-type="string">
            <text:p>4</text:p>
          </table:table-cell>
          <table:table-cell table:style-name="ce17" table:formula="of:=IFERROR(__xludf.dummyfunction(&quot;REGEXREPLACE(data!F103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103]" office:value-type="string" office:string-value="bass" calcext:value-type="string">
            <text:p>bass</text:p>
          </table:table-cell>
          <table:table-cell table:style-name="ce17" table:formula="of:=IF(ISBLANK([$data.G103]);&quot;&quot;;CONCATENATE(&quot;&lt;img src=&quot;&quot;&quot;;[.$O$2];[$data.G103];&quot;.png&quot;;&quot;&quot;&quot;/&gt;&quot;))" office:value-type="string" office:string-value="&lt;img src=&quot;piano-score-100-48-4-bass-G4#.png&quot;/&gt;" calcext:value-type="string">
            <text:p>&lt;img src="piano-score-100-48-4-bass-G4#.png"/&gt;</text:p>
          </table:table-cell>
          <table:table-cell table:style-name="ce17" table:formula="of:=CONCATENATE(&quot;&lt;img src=&quot;&quot;&quot;;[.$O$3];TEXT([$data.B103];&quot;00&quot;);&quot;-&quot;;[$data.E103];&quot;-&quot;;[.N102];&quot;.png&quot;;&quot;&quot;&quot;/&gt;&quot;)" office:value-type="string" office:string-value="&lt;img src=&quot;piano-keyboard-48-4-G4#-A4b.png&quot;/&gt;" calcext:value-type="string">
            <text:p>&lt;img src="piano-keyboard-48-4-G4#-A4b.png"/&gt;</text:p>
          </table:table-cell>
          <table:table-cell table:style-name="ce17" table:formula="of:=IFERROR(__xludf.dummyfunction(&quot;IF(ISBLANK(data!G103),&quot;&quot;&quot;&quot;,CONCATENATE(&quot;&quot;&lt;img src=&quot;&quot;&quot;&quot;&quot;&quot;,$O$4,REGEXREPLACE(N102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7" table:formula="of:=IF(ISBLANK([$data.G103]);&quot;&quot;;CONCATENATE(&quot;[sound:&quot;;[.$O$5];[$data.G103];&quot;.mp3]&quot;))" office:value-type="string" office:string-value="[sound:piano-audio-100-48-4-bass-G4#.mp3]" calcext:value-type="string">
            <text:p>[sound:piano-audio-100-48-4-bass-G4#.mp3]</text:p>
          </table:table-cell>
          <table:table-cell table:style-name="ce15" table:formula="of:=[$data.B103]" office:value-type="float" office:value="48" calcext:value-type="float">
            <text:p>48</text:p>
          </table:table-cell>
          <table:table-cell table:style-name="ce17" table:formula="of:=[$data.D103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103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G4#-A4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04]; &quot; &quot;; PROPER([$data.I104]))" office:value-type="string" office:string-value="A4b Bass" calcext:value-type="string">
            <text:p>A4b Bass</text:p>
          </table:table-cell>
          <table:table-cell table:style-name="ce17" table:formula="of:=IFERROR(__xludf.dummyfunction(&quot;REGEXREPLACE(data!C104,&quot;&quot;\W|\d|b&quot;&quot;,&quot;&quot;&quot;&quot;)&quot;);&quot;A&quot;)" office:value-type="string" office:string-value="A" calcext:value-type="string">
            <text:p>A</text:p>
          </table:table-cell>
          <table:table-cell table:style-name="ce17" table:formula="of:=[$data.E104]" office:value-type="string" office:string-value="4" calcext:value-type="string">
            <text:p>4</text:p>
          </table:table-cell>
          <table:table-cell table:style-name="ce17" table:formula="of:=IFERROR(__xludf.dummyfunction(&quot;REGEXREPLACE(data!F104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104]" office:value-type="string" office:string-value="bass" calcext:value-type="string">
            <text:p>bass</text:p>
          </table:table-cell>
          <table:table-cell table:style-name="ce17" table:formula="of:=IF(ISBLANK([$data.G104]);&quot;&quot;;CONCATENATE(&quot;&lt;img src=&quot;&quot;&quot;;[.$O$2];[$data.G104];&quot;.png&quot;;&quot;&quot;&quot;/&gt;&quot;))" office:value-type="string" office:string-value="&lt;img src=&quot;piano-score-104-48-4-bass-A4b.png&quot;/&gt;" calcext:value-type="string">
            <text:p>&lt;img src="piano-score-104-48-4-bass-A4b.png"/&gt;</text:p>
          </table:table-cell>
          <table:table-cell table:style-name="ce17" table:formula="of:=CONCATENATE(&quot;&lt;img src=&quot;&quot;&quot;;[.$O$3];TEXT([$data.B104];&quot;00&quot;);&quot;-&quot;;[$data.E104];&quot;-&quot;;[.N103];&quot;.png&quot;;&quot;&quot;&quot;/&gt;&quot;)" office:value-type="string" office:string-value="&lt;img src=&quot;piano-keyboard-48-4-G4#-A4b.png&quot;/&gt;" calcext:value-type="string">
            <text:p>&lt;img src="piano-keyboard-48-4-G4#-A4b.png"/&gt;</text:p>
          </table:table-cell>
          <table:table-cell table:style-name="ce17" table:formula="of:=IFERROR(__xludf.dummyfunction(&quot;IF(ISBLANK(data!G104),&quot;&quot;&quot;&quot;,CONCATENATE(&quot;&quot;&lt;img src=&quot;&quot;&quot;&quot;&quot;&quot;,$O$4,REGEXREPLACE(N103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7" table:formula="of:=IF(ISBLANK([$data.G104]);&quot;&quot;;CONCATENATE(&quot;[sound:&quot;;[.$O$5];[$data.G104];&quot;.mp3]&quot;))" office:value-type="string" office:string-value="[sound:piano-audio-104-48-4-bass-A4b.mp3]" calcext:value-type="string">
            <text:p>[sound:piano-audio-104-48-4-bass-A4b.mp3]</text:p>
          </table:table-cell>
          <table:table-cell table:style-name="ce15" table:formula="of:=[$data.B104]" office:value-type="float" office:value="48" calcext:value-type="float">
            <text:p>48</text:p>
          </table:table-cell>
          <table:table-cell table:style-name="ce17" table:formula="of:=[$data.D104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104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G4#-A4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05]; &quot; &quot;; PROPER([$data.I105]))" office:value-type="string" office:string-value="A4 Bass" calcext:value-type="string">
            <text:p>A4 Bass</text:p>
          </table:table-cell>
          <table:table-cell table:style-name="ce17" table:formula="of:=IFERROR(__xludf.dummyfunction(&quot;REGEXREPLACE(data!C105,&quot;&quot;\W|\d|b&quot;&quot;,&quot;&quot;&quot;&quot;)&quot;);&quot;A&quot;)" office:value-type="string" office:string-value="A" calcext:value-type="string">
            <text:p>A</text:p>
          </table:table-cell>
          <table:table-cell table:style-name="ce17" table:formula="of:=[$data.E105]" office:value-type="string" office:string-value="4" calcext:value-type="string">
            <text:p>4</text:p>
          </table:table-cell>
          <table:table-cell table:style-name="ce17" table:formula="of:=IFERROR(__xludf.dummyfunction(&quot;REGEXREPLACE(data!F105,&quot;&quot;[ac-zA-Z0-9]&quot;&quot;,&quot;&quot;&quot;&quot;)&quot;);&quot;&quot;)">
            <text:p/>
          </table:table-cell>
          <table:table-cell table:style-name="ce17" table:formula="of:=[$data.I105]" office:value-type="string" office:string-value="bass" calcext:value-type="string">
            <text:p>bass</text:p>
          </table:table-cell>
          <table:table-cell table:style-name="ce17" table:formula="of:=IF(ISBLANK([$data.G105]);&quot;&quot;;CONCATENATE(&quot;&lt;img src=&quot;&quot;&quot;;[.$O$2];[$data.G105];&quot;.png&quot;;&quot;&quot;&quot;/&gt;&quot;))" office:value-type="string" office:string-value="&lt;img src=&quot;piano-score-102-49-4-bass-A4.png&quot;/&gt;" calcext:value-type="string">
            <text:p>&lt;img src="piano-score-102-49-4-bass-A4.png"/&gt;</text:p>
          </table:table-cell>
          <table:table-cell table:style-name="ce17" table:formula="of:=CONCATENATE(&quot;&lt;img src=&quot;&quot;&quot;;[.$O$3];TEXT([$data.B105];&quot;00&quot;);&quot;-&quot;;[$data.E105];&quot;-&quot;;[.N104];&quot;.png&quot;;&quot;&quot;&quot;/&gt;&quot;)" office:value-type="string" office:string-value="&lt;img src=&quot;piano-keyboard-49-4-A4.png&quot;/&gt;" calcext:value-type="string">
            <text:p>&lt;img src="piano-keyboard-49-4-A4.png"/&gt;</text:p>
          </table:table-cell>
          <table:table-cell table:style-name="ce17" table:formula="of:=IFERROR(__xludf.dummyfunction(&quot;IF(ISBLANK(data!G105),&quot;&quot;&quot;&quot;,CONCATENATE(&quot;&quot;&lt;img src=&quot;&quot;&quot;&quot;&quot;&quot;,$O$4,REGEXREPLACE(N104,&quot;&quot;[0-9]&quot;&quot;,&quot;&quot;&quot;&quot;),&quot;&quot;.png&quot;&quot;,&quot;&quot;&quot;&quot;&quot;&quot;/&gt;&quot;&quot;))&quot;);&quot;&lt;img src=&quot;&quot;piano-keyboard-octave-A.png&quot;&quot;/&gt;&quot;)" office:value-type="string" office:string-value="&lt;img src=&quot;piano-keyboard-octave-A.png&quot;/&gt;" calcext:value-type="string">
            <text:p>&lt;img src="piano-keyboard-octave-A.png"/&gt;</text:p>
          </table:table-cell>
          <table:table-cell table:style-name="ce17" table:formula="of:=IF(ISBLANK([$data.G105]);&quot;&quot;;CONCATENATE(&quot;[sound:&quot;;[.$O$5];[$data.G105];&quot;.mp3]&quot;))" office:value-type="string" office:string-value="[sound:piano-audio-102-49-4-bass-A4.mp3]" calcext:value-type="string">
            <text:p>[sound:piano-audio-102-49-4-bass-A4.mp3]</text:p>
          </table:table-cell>
          <table:table-cell table:style-name="ce15" table:formula="of:=[$data.B105]" office:value-type="float" office:value="49" calcext:value-type="float">
            <text:p>49</text:p>
          </table:table-cell>
          <table:table-cell table:style-name="ce17" table:formula="of:=[$data.D105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105,&quot;&quot;[ac-zA-Z0-9]&quot;&quot;,&quot;&quot;&quot;&quot;)&quot;);&quot;&quot;)">
            <text:p/>
          </table:table-cell>
          <table:table-cell table:style-name="ce15" office:value-type="string" calcext:value-type="string">
            <text:p>A4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06]; &quot; &quot;; PROPER([$data.I106]))" office:value-type="string" office:string-value="A4# Bass" calcext:value-type="string">
            <text:p>A4# Bass</text:p>
          </table:table-cell>
          <table:table-cell table:style-name="ce17" table:formula="of:=IFERROR(__xludf.dummyfunction(&quot;REGEXREPLACE(data!C106,&quot;&quot;\W|\d|b&quot;&quot;,&quot;&quot;&quot;&quot;)&quot;);&quot;A&quot;)" office:value-type="string" office:string-value="A" calcext:value-type="string">
            <text:p>A</text:p>
          </table:table-cell>
          <table:table-cell table:style-name="ce17" table:formula="of:=[$data.E106]" office:value-type="string" office:string-value="4" calcext:value-type="string">
            <text:p>4</text:p>
          </table:table-cell>
          <table:table-cell table:style-name="ce17" table:formula="of:=IFERROR(__xludf.dummyfunction(&quot;REGEXREPLACE(data!F106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106]" office:value-type="string" office:string-value="bass" calcext:value-type="string">
            <text:p>bass</text:p>
          </table:table-cell>
          <table:table-cell table:style-name="ce17" table:formula="of:=IF(ISBLANK([$data.G106]);&quot;&quot;;CONCATENATE(&quot;&lt;img src=&quot;&quot;&quot;;[.$O$2];[$data.G106];&quot;.png&quot;;&quot;&quot;&quot;/&gt;&quot;))" office:value-type="string" office:string-value="&lt;img src=&quot;piano-score-103-50-4-bass-A4#.png&quot;/&gt;" calcext:value-type="string">
            <text:p>&lt;img src="piano-score-103-50-4-bass-A4#.png"/&gt;</text:p>
          </table:table-cell>
          <table:table-cell table:style-name="ce17" table:formula="of:=CONCATENATE(&quot;&lt;img src=&quot;&quot;&quot;;[.$O$3];TEXT([$data.B106];&quot;00&quot;);&quot;-&quot;;[$data.E106];&quot;-&quot;;[.N105];&quot;.png&quot;;&quot;&quot;&quot;/&gt;&quot;)" office:value-type="string" office:string-value="&lt;img src=&quot;piano-keyboard-50-4-A4#-B4b.png&quot;/&gt;" calcext:value-type="string">
            <text:p>&lt;img src="piano-keyboard-50-4-A4#-B4b.png"/&gt;</text:p>
          </table:table-cell>
          <table:table-cell table:style-name="ce17" table:formula="of:=IFERROR(__xludf.dummyfunction(&quot;IF(ISBLANK(data!G106),&quot;&quot;&quot;&quot;,CONCATENATE(&quot;&quot;&lt;img src=&quot;&quot;&quot;&quot;&quot;&quot;,$O$4,REGEXREPLACE(N105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7" table:formula="of:=IF(ISBLANK([$data.G106]);&quot;&quot;;CONCATENATE(&quot;[sound:&quot;;[.$O$5];[$data.G106];&quot;.mp3]&quot;))" office:value-type="string" office:string-value="[sound:piano-audio-103-50-4-bass-A4#.mp3]" calcext:value-type="string">
            <text:p>[sound:piano-audio-103-50-4-bass-A4#.mp3]</text:p>
          </table:table-cell>
          <table:table-cell table:style-name="ce15" table:formula="of:=[$data.B106]" office:value-type="float" office:value="50" calcext:value-type="float">
            <text:p>50</text:p>
          </table:table-cell>
          <table:table-cell table:style-name="ce17" table:formula="of:=[$data.D106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106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A4#-B4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07]; &quot; &quot;; PROPER([$data.I107]))" office:value-type="string" office:string-value="B4b Bass" calcext:value-type="string">
            <text:p>B4b Bass</text:p>
          </table:table-cell>
          <table:table-cell table:style-name="ce17" table:formula="of:=IFERROR(__xludf.dummyfunction(&quot;REGEXREPLACE(data!C107,&quot;&quot;\W|\d|b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E107]" office:value-type="string" office:string-value="4" calcext:value-type="string">
            <text:p>4</text:p>
          </table:table-cell>
          <table:table-cell table:style-name="ce17" table:formula="of:=IFERROR(__xludf.dummyfunction(&quot;REGEXREPLACE(data!F107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107]" office:value-type="string" office:string-value="bass" calcext:value-type="string">
            <text:p>bass</text:p>
          </table:table-cell>
          <table:table-cell table:style-name="ce17" table:formula="of:=IF(ISBLANK([$data.G107]);&quot;&quot;;CONCATENATE(&quot;&lt;img src=&quot;&quot;&quot;;[.$O$2];[$data.G107];&quot;.png&quot;;&quot;&quot;&quot;/&gt;&quot;))" office:value-type="string" office:string-value="&lt;img src=&quot;piano-score-106-50-4-bass-B4b.png&quot;/&gt;" calcext:value-type="string">
            <text:p>&lt;img src="piano-score-106-50-4-bass-B4b.png"/&gt;</text:p>
          </table:table-cell>
          <table:table-cell table:style-name="ce17" table:formula="of:=CONCATENATE(&quot;&lt;img src=&quot;&quot;&quot;;[.$O$3];TEXT([$data.B107];&quot;00&quot;);&quot;-&quot;;[$data.E107];&quot;-&quot;;[.N106];&quot;.png&quot;;&quot;&quot;&quot;/&gt;&quot;)" office:value-type="string" office:string-value="&lt;img src=&quot;piano-keyboard-50-4-A4#-B4b.png&quot;/&gt;" calcext:value-type="string">
            <text:p>&lt;img src="piano-keyboard-50-4-A4#-B4b.png"/&gt;</text:p>
          </table:table-cell>
          <table:table-cell table:style-name="ce17" table:formula="of:=IFERROR(__xludf.dummyfunction(&quot;IF(ISBLANK(data!G107),&quot;&quot;&quot;&quot;,CONCATENATE(&quot;&quot;&lt;img src=&quot;&quot;&quot;&quot;&quot;&quot;,$O$4,REGEXREPLACE(N106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7" table:formula="of:=IF(ISBLANK([$data.G107]);&quot;&quot;;CONCATENATE(&quot;[sound:&quot;;[.$O$5];[$data.G107];&quot;.mp3]&quot;))" office:value-type="string" office:string-value="[sound:piano-audio-106-50-4-bass-B4b.mp3]" calcext:value-type="string">
            <text:p>[sound:piano-audio-106-50-4-bass-B4b.mp3]</text:p>
          </table:table-cell>
          <table:table-cell table:style-name="ce15" table:formula="of:=[$data.B107]" office:value-type="float" office:value="50" calcext:value-type="float">
            <text:p>50</text:p>
          </table:table-cell>
          <table:table-cell table:style-name="ce17" table:formula="of:=[$data.D107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107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A4#-B4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08]; &quot; &quot;; PROPER([$data.I108]))" office:value-type="string" office:string-value="B4 Bass" calcext:value-type="string">
            <text:p>B4 Bass</text:p>
          </table:table-cell>
          <table:table-cell table:style-name="ce17" table:formula="of:=IFERROR(__xludf.dummyfunction(&quot;REGEXREPLACE(data!C108,&quot;&quot;\W|\d|b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E108]" office:value-type="string" office:string-value="4" calcext:value-type="string">
            <text:p>4</text:p>
          </table:table-cell>
          <table:table-cell table:style-name="ce17" table:formula="of:=IFERROR(__xludf.dummyfunction(&quot;REGEXREPLACE(data!F108,&quot;&quot;[ac-zA-Z0-9]&quot;&quot;,&quot;&quot;&quot;&quot;)&quot;);&quot;&quot;)">
            <text:p/>
          </table:table-cell>
          <table:table-cell table:style-name="ce17" table:formula="of:=[$data.I108]" office:value-type="string" office:string-value="bass" calcext:value-type="string">
            <text:p>bass</text:p>
          </table:table-cell>
          <table:table-cell table:style-name="ce17" table:formula="of:=IF(ISBLANK([$data.G108]);&quot;&quot;;CONCATENATE(&quot;&lt;img src=&quot;&quot;&quot;;[.$O$2];[$data.G108];&quot;.png&quot;;&quot;&quot;&quot;/&gt;&quot;))" office:value-type="string" office:string-value="&lt;img src=&quot;piano-score-105-51-4-bass-B4.png&quot;/&gt;" calcext:value-type="string">
            <text:p>&lt;img src="piano-score-105-51-4-bass-B4.png"/&gt;</text:p>
          </table:table-cell>
          <table:table-cell table:style-name="ce17" table:formula="of:=CONCATENATE(&quot;&lt;img src=&quot;&quot;&quot;;[.$O$3];TEXT([$data.B108];&quot;00&quot;);&quot;-&quot;;[$data.E108];&quot;-&quot;;[.N107];&quot;.png&quot;;&quot;&quot;&quot;/&gt;&quot;)" office:value-type="string" office:string-value="&lt;img src=&quot;piano-keyboard-51-4-B4.png&quot;/&gt;" calcext:value-type="string">
            <text:p>&lt;img src="piano-keyboard-51-4-B4.png"/&gt;</text:p>
          </table:table-cell>
          <table:table-cell table:style-name="ce17" table:formula="of:=IFERROR(__xludf.dummyfunction(&quot;IF(ISBLANK(data!G108),&quot;&quot;&quot;&quot;,CONCATENATE(&quot;&quot;&lt;img src=&quot;&quot;&quot;&quot;&quot;&quot;,$O$4,REGEXREPLACE(N107,&quot;&quot;[0-9]&quot;&quot;,&quot;&quot;&quot;&quot;),&quot;&quot;.png&quot;&quot;,&quot;&quot;&quot;&quot;&quot;&quot;/&gt;&quot;&quot;))&quot;);&quot;&lt;img src=&quot;&quot;piano-keyboard-octave-B.png&quot;&quot;/&gt;&quot;)" office:value-type="string" office:string-value="&lt;img src=&quot;piano-keyboard-octave-B.png&quot;/&gt;" calcext:value-type="string">
            <text:p>&lt;img src="piano-keyboard-octave-B.png"/&gt;</text:p>
          </table:table-cell>
          <table:table-cell table:style-name="ce17" table:formula="of:=IF(ISBLANK([$data.G108]);&quot;&quot;;CONCATENATE(&quot;[sound:&quot;;[.$O$5];[$data.G108];&quot;.mp3]&quot;))" office:value-type="string" office:string-value="[sound:piano-audio-105-51-4-bass-B4.mp3]" calcext:value-type="string">
            <text:p>[sound:piano-audio-105-51-4-bass-B4.mp3]</text:p>
          </table:table-cell>
          <table:table-cell table:style-name="ce15" table:formula="of:=[$data.B108]" office:value-type="float" office:value="51" calcext:value-type="float">
            <text:p>51</text:p>
          </table:table-cell>
          <table:table-cell table:style-name="ce17" table:formula="of:=[$data.D108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108,&quot;&quot;[ac-zA-Z0-9]&quot;&quot;,&quot;&quot;&quot;&quot;)&quot;);&quot;&quot;)">
            <text:p/>
          </table:table-cell>
          <table:table-cell table:style-name="ce15" office:value-type="string" calcext:value-type="string">
            <text:p>B4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09]; &quot; &quot;; PROPER([$data.I109]))" office:value-type="string" office:string-value="C5 Bass" calcext:value-type="string">
            <text:p>C5 Bass</text:p>
          </table:table-cell>
          <table:table-cell table:style-name="ce17" table:formula="of:=IFERROR(__xludf.dummyfunction(&quot;REGEXREPLACE(data!C109,&quot;&quot;\W|\d|b&quot;&quot;,&quot;&quot;&quot;&quot;)&quot;);&quot;C&quot;)" office:value-type="string" office:string-value="C" calcext:value-type="string">
            <text:p>C</text:p>
          </table:table-cell>
          <table:table-cell table:style-name="ce17" table:formula="of:=[$data.E109]" office:value-type="string" office:string-value="5" calcext:value-type="string">
            <text:p>5</text:p>
          </table:table-cell>
          <table:table-cell table:style-name="ce17" table:formula="of:=IFERROR(__xludf.dummyfunction(&quot;REGEXREPLACE(data!F109,&quot;&quot;[ac-zA-Z0-9]&quot;&quot;,&quot;&quot;&quot;&quot;)&quot;);&quot;&quot;)">
            <text:p/>
          </table:table-cell>
          <table:table-cell table:style-name="ce17" table:formula="of:=[$data.I109]" office:value-type="string" office:string-value="bass" calcext:value-type="string">
            <text:p>bass</text:p>
          </table:table-cell>
          <table:table-cell table:style-name="ce17" table:formula="of:=IF(ISBLANK([$data.G109]);&quot;&quot;;CONCATENATE(&quot;&lt;img src=&quot;&quot;&quot;;[.$O$2];[$data.G109];&quot;.png&quot;;&quot;&quot;&quot;/&gt;&quot;))" office:value-type="string" office:string-value="&lt;img src=&quot;piano-score-107-52-5-bass-C5.png&quot;/&gt;" calcext:value-type="string">
            <text:p>&lt;img src="piano-score-107-52-5-bass-C5.png"/&gt;</text:p>
          </table:table-cell>
          <table:table-cell table:style-name="ce17" table:formula="of:=CONCATENATE(&quot;&lt;img src=&quot;&quot;&quot;;[.$O$3];TEXT([$data.B109];&quot;00&quot;);&quot;-&quot;;[$data.E109];&quot;-&quot;;[.N108];&quot;.png&quot;;&quot;&quot;&quot;/&gt;&quot;)" office:value-type="string" office:string-value="&lt;img src=&quot;piano-keyboard-52-5-C5.png&quot;/&gt;" calcext:value-type="string">
            <text:p>&lt;img src="piano-keyboard-52-5-C5.png"/&gt;</text:p>
          </table:table-cell>
          <table:table-cell table:style-name="ce17" table:formula="of:=IFERROR(__xludf.dummyfunction(&quot;IF(ISBLANK(data!G109),&quot;&quot;&quot;&quot;,CONCATENATE(&quot;&quot;&lt;img src=&quot;&quot;&quot;&quot;&quot;&quot;,$O$4,REGEXREPLACE(N108,&quot;&quot;[0-9]&quot;&quot;,&quot;&quot;&quot;&quot;),&quot;&quot;.png&quot;&quot;,&quot;&quot;&quot;&quot;&quot;&quot;/&gt;&quot;&quot;))&quot;);&quot;&lt;img src=&quot;&quot;piano-keyboard-octave-C.png&quot;&quot;/&gt;&quot;)" office:value-type="string" office:string-value="&lt;img src=&quot;piano-keyboard-octave-C.png&quot;/&gt;" calcext:value-type="string">
            <text:p>&lt;img src="piano-keyboard-octave-C.png"/&gt;</text:p>
          </table:table-cell>
          <table:table-cell table:style-name="ce17" table:formula="of:=IF(ISBLANK([$data.G109]);&quot;&quot;;CONCATENATE(&quot;[sound:&quot;;[.$O$5];[$data.G109];&quot;.mp3]&quot;))" office:value-type="string" office:string-value="[sound:piano-audio-107-52-5-bass-C5.mp3]" calcext:value-type="string">
            <text:p>[sound:piano-audio-107-52-5-bass-C5.mp3]</text:p>
          </table:table-cell>
          <table:table-cell table:style-name="ce15" table:formula="of:=[$data.B109]" office:value-type="float" office:value="52" calcext:value-type="float">
            <text:p>52</text:p>
          </table:table-cell>
          <table:table-cell table:style-name="ce17" table:formula="of:=[$data.D109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109,&quot;&quot;[ac-zA-Z0-9]&quot;&quot;,&quot;&quot;&quot;&quot;)&quot;);&quot;&quot;)">
            <text:p/>
          </table:table-cell>
          <table:table-cell table:style-name="ce15" office:value-type="string" calcext:value-type="string">
            <text:p>C5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10]; &quot; &quot;; PROPER([$data.I110]))" office:value-type="string" office:string-value="C5# Bass" calcext:value-type="string">
            <text:p>C5# Bass</text:p>
          </table:table-cell>
          <table:table-cell table:style-name="ce17" table:formula="of:=IFERROR(__xludf.dummyfunction(&quot;REGEXREPLACE(data!C110,&quot;&quot;\W|\d|b&quot;&quot;,&quot;&quot;&quot;&quot;)&quot;);&quot;C&quot;)" office:value-type="string" office:string-value="C" calcext:value-type="string">
            <text:p>C</text:p>
          </table:table-cell>
          <table:table-cell table:style-name="ce17" table:formula="of:=[$data.E110]" office:value-type="string" office:string-value="5" calcext:value-type="string">
            <text:p>5</text:p>
          </table:table-cell>
          <table:table-cell table:style-name="ce17" table:formula="of:=IFERROR(__xludf.dummyfunction(&quot;REGEXREPLACE(data!F110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110]" office:value-type="string" office:string-value="bass" calcext:value-type="string">
            <text:p>bass</text:p>
          </table:table-cell>
          <table:table-cell table:style-name="ce17" table:formula="of:=IF(ISBLANK([$data.G110]);&quot;&quot;;CONCATENATE(&quot;&lt;img src=&quot;&quot;&quot;;[.$O$2];[$data.G110];&quot;.png&quot;;&quot;&quot;&quot;/&gt;&quot;))" office:value-type="string" office:string-value="&lt;img src=&quot;piano-score-108-53-5-bass-C5#.png&quot;/&gt;" calcext:value-type="string">
            <text:p>&lt;img src="piano-score-108-53-5-bass-C5#.png"/&gt;</text:p>
          </table:table-cell>
          <table:table-cell table:style-name="ce17" table:formula="of:=CONCATENATE(&quot;&lt;img src=&quot;&quot;&quot;;[.$O$3];TEXT([$data.B110];&quot;00&quot;);&quot;-&quot;;[$data.E110];&quot;-&quot;;[.N109];&quot;.png&quot;;&quot;&quot;&quot;/&gt;&quot;)" office:value-type="string" office:string-value="&lt;img src=&quot;piano-keyboard-53-5-C5#-D5b.png&quot;/&gt;" calcext:value-type="string">
            <text:p>&lt;img src="piano-keyboard-53-5-C5#-D5b.png"/&gt;</text:p>
          </table:table-cell>
          <table:table-cell table:style-name="ce17" table:formula="of:=IFERROR(__xludf.dummyfunction(&quot;IF(ISBLANK(data!G110),&quot;&quot;&quot;&quot;,CONCATENATE(&quot;&quot;&lt;img src=&quot;&quot;&quot;&quot;&quot;&quot;,$O$4,REGEXREPLACE(N109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7" table:formula="of:=IF(ISBLANK([$data.G110]);&quot;&quot;;CONCATENATE(&quot;[sound:&quot;;[.$O$5];[$data.G110];&quot;.mp3]&quot;))" office:value-type="string" office:string-value="[sound:piano-audio-108-53-5-bass-C5#.mp3]" calcext:value-type="string">
            <text:p>[sound:piano-audio-108-53-5-bass-C5#.mp3]</text:p>
          </table:table-cell>
          <table:table-cell table:style-name="ce15" table:formula="of:=[$data.B110]" office:value-type="float" office:value="53" calcext:value-type="float">
            <text:p>53</text:p>
          </table:table-cell>
          <table:table-cell table:style-name="ce17" table:formula="of:=[$data.D110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110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C5#-D5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11]; &quot; &quot;; PROPER([$data.I111]))" office:value-type="string" office:string-value="C5 Treble" calcext:value-type="string">
            <text:p>C5 Treble</text:p>
          </table:table-cell>
          <table:table-cell table:style-name="ce17" table:formula="of:=IFERROR(__xludf.dummyfunction(&quot;REGEXREPLACE(data!C111,&quot;&quot;\W|\d|b&quot;&quot;,&quot;&quot;&quot;&quot;)&quot;);&quot;C&quot;)" office:value-type="string" office:string-value="C" calcext:value-type="string">
            <text:p>C</text:p>
          </table:table-cell>
          <table:table-cell table:style-name="ce17" table:formula="of:=[$data.E111]" office:value-type="string" office:string-value="5" calcext:value-type="string">
            <text:p>5</text:p>
          </table:table-cell>
          <table:table-cell table:style-name="ce17" table:formula="of:=IFERROR(__xludf.dummyfunction(&quot;REGEXREPLACE(data!F111,&quot;&quot;[ac-zA-Z0-9]&quot;&quot;,&quot;&quot;&quot;&quot;)&quot;);&quot;&quot;)">
            <text:p/>
          </table:table-cell>
          <table:table-cell table:style-name="ce17" table:formula="of:=[$data.I111]" office:value-type="string" office:string-value="treble" calcext:value-type="string">
            <text:p>treble</text:p>
          </table:table-cell>
          <table:table-cell table:style-name="ce17" table:formula="of:=IF(ISBLANK([$data.G111]);&quot;&quot;;CONCATENATE(&quot;&lt;img src=&quot;&quot;&quot;;[.$O$2];[$data.G111];&quot;.png&quot;;&quot;&quot;&quot;/&gt;&quot;))" office:value-type="string" office:string-value="&lt;img src=&quot;piano-score-109-52-5-treble-C5.png&quot;/&gt;" calcext:value-type="string">
            <text:p>&lt;img src="piano-score-109-52-5-treble-C5.png"/&gt;</text:p>
          </table:table-cell>
          <table:table-cell table:style-name="ce17" table:formula="of:=CONCATENATE(&quot;&lt;img src=&quot;&quot;&quot;;[.$O$3];TEXT([$data.B111];&quot;00&quot;);&quot;-&quot;;[$data.E111];&quot;-&quot;;[.N110];&quot;.png&quot;;&quot;&quot;&quot;/&gt;&quot;)" office:value-type="string" office:string-value="&lt;img src=&quot;piano-keyboard-52-5-C5.png&quot;/&gt;" calcext:value-type="string">
            <text:p>&lt;img src="piano-keyboard-52-5-C5.png"/&gt;</text:p>
          </table:table-cell>
          <table:table-cell table:style-name="ce17" table:formula="of:=IFERROR(__xludf.dummyfunction(&quot;IF(ISBLANK(data!G111),&quot;&quot;&quot;&quot;,CONCATENATE(&quot;&quot;&lt;img src=&quot;&quot;&quot;&quot;&quot;&quot;,$O$4,REGEXREPLACE(N110,&quot;&quot;[0-9]&quot;&quot;,&quot;&quot;&quot;&quot;),&quot;&quot;.png&quot;&quot;,&quot;&quot;&quot;&quot;&quot;&quot;/&gt;&quot;&quot;))&quot;);&quot;&lt;img src=&quot;&quot;piano-keyboard-octave-C.png&quot;&quot;/&gt;&quot;)" office:value-type="string" office:string-value="&lt;img src=&quot;piano-keyboard-octave-C.png&quot;/&gt;" calcext:value-type="string">
            <text:p>&lt;img src="piano-keyboard-octave-C.png"/&gt;</text:p>
          </table:table-cell>
          <table:table-cell table:style-name="ce17" table:formula="of:=IF(ISBLANK([$data.G111]);&quot;&quot;;CONCATENATE(&quot;[sound:&quot;;[.$O$5];[$data.G111];&quot;.mp3]&quot;))" office:value-type="string" office:string-value="[sound:piano-audio-109-52-5-treble-C5.mp3]" calcext:value-type="string">
            <text:p>[sound:piano-audio-109-52-5-treble-C5.mp3]</text:p>
          </table:table-cell>
          <table:table-cell table:style-name="ce15" table:formula="of:=[$data.B111]" office:value-type="float" office:value="52" calcext:value-type="float">
            <text:p>52</text:p>
          </table:table-cell>
          <table:table-cell table:style-name="ce17" table:formula="of:=[$data.D111]" office:value-type="float" office:value="0" calcext:value-type="float">
            <text:p>0</text:p>
          </table:table-cell>
          <table:table-cell table:style-name="ce17"/>
          <table:table-cell table:style-name="ce21" table:formula="of:=IFERROR(__xludf.dummyfunction(&quot;REGEXREPLACE(data!F111,&quot;&quot;[ac-zA-Z0-9]&quot;&quot;,&quot;&quot;&quot;&quot;)&quot;);&quot;&quot;)">
            <text:p/>
          </table:table-cell>
          <table:table-cell table:style-name="ce15" office:value-type="string" calcext:value-type="string">
            <text:p>C5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12]; &quot; &quot;; PROPER([$data.I112]))" office:value-type="string" office:string-value="C5# Treble" calcext:value-type="string">
            <text:p>C5# Treble</text:p>
          </table:table-cell>
          <table:table-cell table:style-name="ce17" table:formula="of:=IFERROR(__xludf.dummyfunction(&quot;REGEXREPLACE(data!C112,&quot;&quot;\W|\d|b&quot;&quot;,&quot;&quot;&quot;&quot;)&quot;);&quot;C&quot;)" office:value-type="string" office:string-value="C" calcext:value-type="string">
            <text:p>C</text:p>
          </table:table-cell>
          <table:table-cell table:style-name="ce17" table:formula="of:=[$data.E112]" office:value-type="string" office:string-value="5" calcext:value-type="string">
            <text:p>5</text:p>
          </table:table-cell>
          <table:table-cell table:style-name="ce17" table:formula="of:=IFERROR(__xludf.dummyfunction(&quot;REGEXREPLACE(data!F112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112]" office:value-type="string" office:string-value="treble" calcext:value-type="string">
            <text:p>treble</text:p>
          </table:table-cell>
          <table:table-cell table:style-name="ce17" table:formula="of:=IF(ISBLANK([$data.G112]);&quot;&quot;;CONCATENATE(&quot;&lt;img src=&quot;&quot;&quot;;[.$O$2];[$data.G112];&quot;.png&quot;;&quot;&quot;&quot;/&gt;&quot;))" office:value-type="string" office:string-value="&lt;img src=&quot;piano-score-110-53-5-treble-C5#.png&quot;/&gt;" calcext:value-type="string">
            <text:p>&lt;img src="piano-score-110-53-5-treble-C5#.png"/&gt;</text:p>
          </table:table-cell>
          <table:table-cell table:style-name="ce17" table:formula="of:=CONCATENATE(&quot;&lt;img src=&quot;&quot;&quot;;[.$O$3];TEXT([$data.B112];&quot;00&quot;);&quot;-&quot;;[$data.E112];&quot;-&quot;;[.N111];&quot;.png&quot;;&quot;&quot;&quot;/&gt;&quot;)" office:value-type="string" office:string-value="&lt;img src=&quot;piano-keyboard-53-5-C5#-D5b.png&quot;/&gt;" calcext:value-type="string">
            <text:p>&lt;img src="piano-keyboard-53-5-C5#-D5b.png"/&gt;</text:p>
          </table:table-cell>
          <table:table-cell table:style-name="ce17" table:formula="of:=IFERROR(__xludf.dummyfunction(&quot;IF(ISBLANK(data!G112),&quot;&quot;&quot;&quot;,CONCATENATE(&quot;&quot;&lt;img src=&quot;&quot;&quot;&quot;&quot;&quot;,$O$4,REGEXREPLACE(N111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7" table:formula="of:=IF(ISBLANK([$data.G112]);&quot;&quot;;CONCATENATE(&quot;[sound:&quot;;[.$O$5];[$data.G112];&quot;.mp3]&quot;))" office:value-type="string" office:string-value="[sound:piano-audio-110-53-5-treble-C5#.mp3]" calcext:value-type="string">
            <text:p>[sound:piano-audio-110-53-5-treble-C5#.mp3]</text:p>
          </table:table-cell>
          <table:table-cell table:style-name="ce15" table:formula="of:=[$data.B112]" office:value-type="float" office:value="53" calcext:value-type="float">
            <text:p>53</text:p>
          </table:table-cell>
          <table:table-cell table:style-name="ce17" table:formula="of:=[$data.D112]" office:value-type="float" office:value="0" calcext:value-type="float">
            <text:p>0</text:p>
          </table:table-cell>
          <table:table-cell table:style-name="ce17"/>
          <table:table-cell table:style-name="ce21" table:formula="of:=IFERROR(__xludf.dummyfunction(&quot;REGEXREPLACE(data!F112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C5#-D5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13]; &quot; &quot;; PROPER([$data.I113]))" office:value-type="string" office:string-value="D5b Treble" calcext:value-type="string">
            <text:p>D5b Treble</text:p>
          </table:table-cell>
          <table:table-cell table:style-name="ce17" table:formula="of:=IFERROR(__xludf.dummyfunction(&quot;REGEXREPLACE(data!C113,&quot;&quot;\W|\d|b&quot;&quot;,&quot;&quot;&quot;&quot;)&quot;);&quot;D&quot;)" office:value-type="string" office:string-value="D" calcext:value-type="string">
            <text:p>D</text:p>
          </table:table-cell>
          <table:table-cell table:style-name="ce17" table:formula="of:=[$data.E113]" office:value-type="string" office:string-value="5" calcext:value-type="string">
            <text:p>5</text:p>
          </table:table-cell>
          <table:table-cell table:style-name="ce17" table:formula="of:=IFERROR(__xludf.dummyfunction(&quot;REGEXREPLACE(data!F113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113]" office:value-type="string" office:string-value="treble" calcext:value-type="string">
            <text:p>treble</text:p>
          </table:table-cell>
          <table:table-cell table:style-name="ce17" table:formula="of:=IF(ISBLANK([$data.G113]);&quot;&quot;;CONCATENATE(&quot;&lt;img src=&quot;&quot;&quot;;[.$O$2];[$data.G113];&quot;.png&quot;;&quot;&quot;&quot;/&gt;&quot;))" office:value-type="string" office:string-value="&lt;img src=&quot;piano-score-113-53-5-treble-D5b.png&quot;/&gt;" calcext:value-type="string">
            <text:p>&lt;img src="piano-score-113-53-5-treble-D5b.png"/&gt;</text:p>
          </table:table-cell>
          <table:table-cell table:style-name="ce17" table:formula="of:=CONCATENATE(&quot;&lt;img src=&quot;&quot;&quot;;[.$O$3];TEXT([$data.B113];&quot;00&quot;);&quot;-&quot;;[$data.E113];&quot;-&quot;;[.N112];&quot;.png&quot;;&quot;&quot;&quot;/&gt;&quot;)" office:value-type="string" office:string-value="&lt;img src=&quot;piano-keyboard-53-5-C5#-D5b.png&quot;/&gt;" calcext:value-type="string">
            <text:p>&lt;img src="piano-keyboard-53-5-C5#-D5b.png"/&gt;</text:p>
          </table:table-cell>
          <table:table-cell table:style-name="ce17" table:formula="of:=IFERROR(__xludf.dummyfunction(&quot;IF(ISBLANK(data!G113),&quot;&quot;&quot;&quot;,CONCATENATE(&quot;&quot;&lt;img src=&quot;&quot;&quot;&quot;&quot;&quot;,$O$4,REGEXREPLACE(N112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7" table:formula="of:=IF(ISBLANK([$data.G113]);&quot;&quot;;CONCATENATE(&quot;[sound:&quot;;[.$O$5];[$data.G113];&quot;.mp3]&quot;))" office:value-type="string" office:string-value="[sound:piano-audio-113-53-5-treble-D5b.mp3]" calcext:value-type="string">
            <text:p>[sound:piano-audio-113-53-5-treble-D5b.mp3]</text:p>
          </table:table-cell>
          <table:table-cell table:style-name="ce15" table:formula="of:=[$data.B113]" office:value-type="float" office:value="53" calcext:value-type="float">
            <text:p>53</text:p>
          </table:table-cell>
          <table:table-cell table:style-name="ce17" table:formula="of:=[$data.D113]" office:value-type="float" office:value="0" calcext:value-type="float">
            <text:p>0</text:p>
          </table:table-cell>
          <table:table-cell table:style-name="ce17"/>
          <table:table-cell table:style-name="ce21" table:formula="of:=IFERROR(__xludf.dummyfunction(&quot;REGEXREPLACE(data!F113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C5#-D5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14]; &quot; &quot;; PROPER([$data.I114]))" office:value-type="string" office:string-value="D5 Treble" calcext:value-type="string">
            <text:p>D5 Treble</text:p>
          </table:table-cell>
          <table:table-cell table:style-name="ce17" table:formula="of:=IFERROR(__xludf.dummyfunction(&quot;REGEXREPLACE(data!C114,&quot;&quot;\W|\d|b&quot;&quot;,&quot;&quot;&quot;&quot;)&quot;);&quot;D&quot;)" office:value-type="string" office:string-value="D" calcext:value-type="string">
            <text:p>D</text:p>
          </table:table-cell>
          <table:table-cell table:style-name="ce17" table:formula="of:=[$data.E114]" office:value-type="string" office:string-value="5" calcext:value-type="string">
            <text:p>5</text:p>
          </table:table-cell>
          <table:table-cell table:style-name="ce17" table:formula="of:=IFERROR(__xludf.dummyfunction(&quot;REGEXREPLACE(data!F114,&quot;&quot;[ac-zA-Z0-9]&quot;&quot;,&quot;&quot;&quot;&quot;)&quot;);&quot;&quot;)">
            <text:p/>
          </table:table-cell>
          <table:table-cell table:style-name="ce17" table:formula="of:=[$data.I114]" office:value-type="string" office:string-value="treble" calcext:value-type="string">
            <text:p>treble</text:p>
          </table:table-cell>
          <table:table-cell table:style-name="ce17" table:formula="of:=IF(ISBLANK([$data.G114]);&quot;&quot;;CONCATENATE(&quot;&lt;img src=&quot;&quot;&quot;;[.$O$2];[$data.G114];&quot;.png&quot;;&quot;&quot;&quot;/&gt;&quot;))" office:value-type="string" office:string-value="&lt;img src=&quot;piano-score-111-54-5-treble-D5.png&quot;/&gt;" calcext:value-type="string">
            <text:p>&lt;img src="piano-score-111-54-5-treble-D5.png"/&gt;</text:p>
          </table:table-cell>
          <table:table-cell table:style-name="ce17" table:formula="of:=CONCATENATE(&quot;&lt;img src=&quot;&quot;&quot;;[.$O$3];TEXT([$data.B114];&quot;00&quot;);&quot;-&quot;;[$data.E114];&quot;-&quot;;[.N113];&quot;.png&quot;;&quot;&quot;&quot;/&gt;&quot;)" office:value-type="string" office:string-value="&lt;img src=&quot;piano-keyboard-54-5-D5.png&quot;/&gt;" calcext:value-type="string">
            <text:p>&lt;img src="piano-keyboard-54-5-D5.png"/&gt;</text:p>
          </table:table-cell>
          <table:table-cell table:style-name="ce17" table:formula="of:=IFERROR(__xludf.dummyfunction(&quot;IF(ISBLANK(data!G114),&quot;&quot;&quot;&quot;,CONCATENATE(&quot;&quot;&lt;img src=&quot;&quot;&quot;&quot;&quot;&quot;,$O$4,REGEXREPLACE(N113,&quot;&quot;[0-9]&quot;&quot;,&quot;&quot;&quot;&quot;),&quot;&quot;.png&quot;&quot;,&quot;&quot;&quot;&quot;&quot;&quot;/&gt;&quot;&quot;))&quot;);&quot;&lt;img src=&quot;&quot;piano-keyboard-octave-D.png&quot;&quot;/&gt;&quot;)" office:value-type="string" office:string-value="&lt;img src=&quot;piano-keyboard-octave-D.png&quot;/&gt;" calcext:value-type="string">
            <text:p>&lt;img src="piano-keyboard-octave-D.png"/&gt;</text:p>
          </table:table-cell>
          <table:table-cell table:style-name="ce17" table:formula="of:=IF(ISBLANK([$data.G114]);&quot;&quot;;CONCATENATE(&quot;[sound:&quot;;[.$O$5];[$data.G114];&quot;.mp3]&quot;))" office:value-type="string" office:string-value="[sound:piano-audio-111-54-5-treble-D5.mp3]" calcext:value-type="string">
            <text:p>[sound:piano-audio-111-54-5-treble-D5.mp3]</text:p>
          </table:table-cell>
          <table:table-cell table:style-name="ce15" table:formula="of:=[$data.B114]" office:value-type="float" office:value="54" calcext:value-type="float">
            <text:p>54</text:p>
          </table:table-cell>
          <table:table-cell table:style-name="ce17" table:formula="of:=[$data.D114]" office:value-type="float" office:value="0" calcext:value-type="float">
            <text:p>0</text:p>
          </table:table-cell>
          <table:table-cell table:style-name="ce17"/>
          <table:table-cell table:style-name="ce21" table:formula="of:=IFERROR(__xludf.dummyfunction(&quot;REGEXREPLACE(data!F114,&quot;&quot;[ac-zA-Z0-9]&quot;&quot;,&quot;&quot;&quot;&quot;)&quot;);&quot;&quot;)">
            <text:p/>
          </table:table-cell>
          <table:table-cell table:style-name="ce15" office:value-type="string" calcext:value-type="string">
            <text:p>D5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15]; &quot; &quot;; PROPER([$data.I115]))" office:value-type="string" office:string-value="D5# Treble" calcext:value-type="string">
            <text:p>D5# Treble</text:p>
          </table:table-cell>
          <table:table-cell table:style-name="ce17" table:formula="of:=IFERROR(__xludf.dummyfunction(&quot;REGEXREPLACE(data!C115,&quot;&quot;\W|\d|b&quot;&quot;,&quot;&quot;&quot;&quot;)&quot;);&quot;D&quot;)" office:value-type="string" office:string-value="D" calcext:value-type="string">
            <text:p>D</text:p>
          </table:table-cell>
          <table:table-cell table:style-name="ce17" table:formula="of:=[$data.E115]" office:value-type="string" office:string-value="5" calcext:value-type="string">
            <text:p>5</text:p>
          </table:table-cell>
          <table:table-cell table:style-name="ce17" table:formula="of:=IFERROR(__xludf.dummyfunction(&quot;REGEXREPLACE(data!F115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115]" office:value-type="string" office:string-value="treble" calcext:value-type="string">
            <text:p>treble</text:p>
          </table:table-cell>
          <table:table-cell table:style-name="ce17" table:formula="of:=IF(ISBLANK([$data.G115]);&quot;&quot;;CONCATENATE(&quot;&lt;img src=&quot;&quot;&quot;;[.$O$2];[$data.G115];&quot;.png&quot;;&quot;&quot;&quot;/&gt;&quot;))" office:value-type="string" office:string-value="&lt;img src=&quot;piano-score-112-55-5-treble-D5#.png&quot;/&gt;" calcext:value-type="string">
            <text:p>&lt;img src="piano-score-112-55-5-treble-D5#.png"/&gt;</text:p>
          </table:table-cell>
          <table:table-cell table:style-name="ce17" table:formula="of:=CONCATENATE(&quot;&lt;img src=&quot;&quot;&quot;;[.$O$3];TEXT([$data.B115];&quot;00&quot;);&quot;-&quot;;[$data.E115];&quot;-&quot;;[.N114];&quot;.png&quot;;&quot;&quot;&quot;/&gt;&quot;)" office:value-type="string" office:string-value="&lt;img src=&quot;piano-keyboard-55-5-D5#-E5b.png&quot;/&gt;" calcext:value-type="string">
            <text:p>&lt;img src="piano-keyboard-55-5-D5#-E5b.png"/&gt;</text:p>
          </table:table-cell>
          <table:table-cell table:style-name="ce17" table:formula="of:=IFERROR(__xludf.dummyfunction(&quot;IF(ISBLANK(data!G115),&quot;&quot;&quot;&quot;,CONCATENATE(&quot;&quot;&lt;img src=&quot;&quot;&quot;&quot;&quot;&quot;,$O$4,REGEXREPLACE(N114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7" table:formula="of:=IF(ISBLANK([$data.G115]);&quot;&quot;;CONCATENATE(&quot;[sound:&quot;;[.$O$5];[$data.G115];&quot;.mp3]&quot;))" office:value-type="string" office:string-value="[sound:piano-audio-112-55-5-treble-D5#.mp3]" calcext:value-type="string">
            <text:p>[sound:piano-audio-112-55-5-treble-D5#.mp3]</text:p>
          </table:table-cell>
          <table:table-cell table:style-name="ce15" table:formula="of:=[$data.B115]" office:value-type="float" office:value="55" calcext:value-type="float">
            <text:p>55</text:p>
          </table:table-cell>
          <table:table-cell table:style-name="ce17" table:formula="of:=[$data.D115]" office:value-type="float" office:value="0" calcext:value-type="float">
            <text:p>0</text:p>
          </table:table-cell>
          <table:table-cell table:style-name="ce17"/>
          <table:table-cell table:style-name="ce21" table:formula="of:=IFERROR(__xludf.dummyfunction(&quot;REGEXREPLACE(data!F115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D5#-E5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16]; &quot; &quot;; PROPER([$data.I116]))" office:value-type="string" office:string-value="E5b Treble" calcext:value-type="string">
            <text:p>E5b Treble</text:p>
          </table:table-cell>
          <table:table-cell table:style-name="ce17" table:formula="of:=IFERROR(__xludf.dummyfunction(&quot;REGEXREPLACE(data!C116,&quot;&quot;\W|\d|b&quot;&quot;,&quot;&quot;&quot;&quot;)&quot;);&quot;E&quot;)" office:value-type="string" office:string-value="E" calcext:value-type="string">
            <text:p>E</text:p>
          </table:table-cell>
          <table:table-cell table:style-name="ce17" table:formula="of:=[$data.E116]" office:value-type="string" office:string-value="5" calcext:value-type="string">
            <text:p>5</text:p>
          </table:table-cell>
          <table:table-cell table:style-name="ce17" table:formula="of:=IFERROR(__xludf.dummyfunction(&quot;REGEXREPLACE(data!F116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116]" office:value-type="string" office:string-value="treble" calcext:value-type="string">
            <text:p>treble</text:p>
          </table:table-cell>
          <table:table-cell table:style-name="ce17" table:formula="of:=IF(ISBLANK([$data.G116]);&quot;&quot;;CONCATENATE(&quot;&lt;img src=&quot;&quot;&quot;;[.$O$2];[$data.G116];&quot;.png&quot;;&quot;&quot;&quot;/&gt;&quot;))" office:value-type="string" office:string-value="&lt;img src=&quot;piano-score-115-55-5-treble-E5b.png&quot;/&gt;" calcext:value-type="string">
            <text:p>&lt;img src="piano-score-115-55-5-treble-E5b.png"/&gt;</text:p>
          </table:table-cell>
          <table:table-cell table:style-name="ce17" table:formula="of:=CONCATENATE(&quot;&lt;img src=&quot;&quot;&quot;;[.$O$3];TEXT([$data.B116];&quot;00&quot;);&quot;-&quot;;[$data.E116];&quot;-&quot;;[.N115];&quot;.png&quot;;&quot;&quot;&quot;/&gt;&quot;)" office:value-type="string" office:string-value="&lt;img src=&quot;piano-keyboard-55-5-D5#-E5b.png&quot;/&gt;" calcext:value-type="string">
            <text:p>&lt;img src="piano-keyboard-55-5-D5#-E5b.png"/&gt;</text:p>
          </table:table-cell>
          <table:table-cell table:style-name="ce17" table:formula="of:=IFERROR(__xludf.dummyfunction(&quot;IF(ISBLANK(data!G116),&quot;&quot;&quot;&quot;,CONCATENATE(&quot;&quot;&lt;img src=&quot;&quot;&quot;&quot;&quot;&quot;,$O$4,REGEXREPLACE(N115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7" table:formula="of:=IF(ISBLANK([$data.G116]);&quot;&quot;;CONCATENATE(&quot;[sound:&quot;;[.$O$5];[$data.G116];&quot;.mp3]&quot;))" office:value-type="string" office:string-value="[sound:piano-audio-115-55-5-treble-E5b.mp3]" calcext:value-type="string">
            <text:p>[sound:piano-audio-115-55-5-treble-E5b.mp3]</text:p>
          </table:table-cell>
          <table:table-cell table:style-name="ce15" table:formula="of:=[$data.B116]" office:value-type="float" office:value="55" calcext:value-type="float">
            <text:p>55</text:p>
          </table:table-cell>
          <table:table-cell table:style-name="ce17" table:formula="of:=[$data.D116]" office:value-type="float" office:value="0" calcext:value-type="float">
            <text:p>0</text:p>
          </table:table-cell>
          <table:table-cell table:style-name="ce17"/>
          <table:table-cell table:style-name="ce21" table:formula="of:=IFERROR(__xludf.dummyfunction(&quot;REGEXREPLACE(data!F116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D5#-E5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17]; &quot; &quot;; PROPER([$data.I117]))" office:value-type="string" office:string-value="E5 Treble" calcext:value-type="string">
            <text:p>E5 Treble</text:p>
          </table:table-cell>
          <table:table-cell table:style-name="ce17" table:formula="of:=IFERROR(__xludf.dummyfunction(&quot;REGEXREPLACE(data!C117,&quot;&quot;\W|\d|b&quot;&quot;,&quot;&quot;&quot;&quot;)&quot;);&quot;E&quot;)" office:value-type="string" office:string-value="E" calcext:value-type="string">
            <text:p>E</text:p>
          </table:table-cell>
          <table:table-cell table:style-name="ce17" table:formula="of:=[$data.E117]" office:value-type="string" office:string-value="5" calcext:value-type="string">
            <text:p>5</text:p>
          </table:table-cell>
          <table:table-cell table:style-name="ce17" table:formula="of:=IFERROR(__xludf.dummyfunction(&quot;REGEXREPLACE(data!F117,&quot;&quot;[ac-zA-Z0-9]&quot;&quot;,&quot;&quot;&quot;&quot;)&quot;);&quot;&quot;)">
            <text:p/>
          </table:table-cell>
          <table:table-cell table:style-name="ce17" table:formula="of:=[$data.I117]" office:value-type="string" office:string-value="treble" calcext:value-type="string">
            <text:p>treble</text:p>
          </table:table-cell>
          <table:table-cell table:style-name="ce17" table:formula="of:=IF(ISBLANK([$data.G117]);&quot;&quot;;CONCATENATE(&quot;&lt;img src=&quot;&quot;&quot;;[.$O$2];[$data.G117];&quot;.png&quot;;&quot;&quot;&quot;/&gt;&quot;))" office:value-type="string" office:string-value="&lt;img src=&quot;piano-score-114-56-5-treble-E5.png&quot;/&gt;" calcext:value-type="string">
            <text:p>&lt;img src="piano-score-114-56-5-treble-E5.png"/&gt;</text:p>
          </table:table-cell>
          <table:table-cell table:style-name="ce17" table:formula="of:=CONCATENATE(&quot;&lt;img src=&quot;&quot;&quot;;[.$O$3];TEXT([$data.B117];&quot;00&quot;);&quot;-&quot;;[$data.E117];&quot;-&quot;;[.N116];&quot;.png&quot;;&quot;&quot;&quot;/&gt;&quot;)" office:value-type="string" office:string-value="&lt;img src=&quot;piano-keyboard-56-5-E5.png&quot;/&gt;" calcext:value-type="string">
            <text:p>&lt;img src="piano-keyboard-56-5-E5.png"/&gt;</text:p>
          </table:table-cell>
          <table:table-cell table:style-name="ce17" table:formula="of:=IFERROR(__xludf.dummyfunction(&quot;IF(ISBLANK(data!G117),&quot;&quot;&quot;&quot;,CONCATENATE(&quot;&quot;&lt;img src=&quot;&quot;&quot;&quot;&quot;&quot;,$O$4,REGEXREPLACE(N116,&quot;&quot;[0-9]&quot;&quot;,&quot;&quot;&quot;&quot;),&quot;&quot;.png&quot;&quot;,&quot;&quot;&quot;&quot;&quot;&quot;/&gt;&quot;&quot;))&quot;);&quot;&lt;img src=&quot;&quot;piano-keyboard-octave-E.png&quot;&quot;/&gt;&quot;)" office:value-type="string" office:string-value="&lt;img src=&quot;piano-keyboard-octave-E.png&quot;/&gt;" calcext:value-type="string">
            <text:p>&lt;img src="piano-keyboard-octave-E.png"/&gt;</text:p>
          </table:table-cell>
          <table:table-cell table:style-name="ce17" table:formula="of:=IF(ISBLANK([$data.G117]);&quot;&quot;;CONCATENATE(&quot;[sound:&quot;;[.$O$5];[$data.G117];&quot;.mp3]&quot;))" office:value-type="string" office:string-value="[sound:piano-audio-114-56-5-treble-E5.mp3]" calcext:value-type="string">
            <text:p>[sound:piano-audio-114-56-5-treble-E5.mp3]</text:p>
          </table:table-cell>
          <table:table-cell table:style-name="ce15" table:formula="of:=[$data.B117]" office:value-type="float" office:value="56" calcext:value-type="float">
            <text:p>56</text:p>
          </table:table-cell>
          <table:table-cell table:style-name="ce17" table:formula="of:=[$data.D117]" office:value-type="float" office:value="0" calcext:value-type="float">
            <text:p>0</text:p>
          </table:table-cell>
          <table:table-cell table:style-name="ce17"/>
          <table:table-cell table:style-name="ce21" table:formula="of:=IFERROR(__xludf.dummyfunction(&quot;REGEXREPLACE(data!F117,&quot;&quot;[ac-zA-Z0-9]&quot;&quot;,&quot;&quot;&quot;&quot;)&quot;);&quot;&quot;)">
            <text:p/>
          </table:table-cell>
          <table:table-cell table:style-name="ce15" office:value-type="string" calcext:value-type="string">
            <text:p>E5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18]; &quot; &quot;; PROPER([$data.I118]))" office:value-type="string" office:string-value="F5 Treble" calcext:value-type="string">
            <text:p>F5 Treble</text:p>
          </table:table-cell>
          <table:table-cell table:style-name="ce17" table:formula="of:=IFERROR(__xludf.dummyfunction(&quot;REGEXREPLACE(data!C118,&quot;&quot;\W|\d|b&quot;&quot;,&quot;&quot;&quot;&quot;)&quot;);&quot;F&quot;)" office:value-type="string" office:string-value="F" calcext:value-type="string">
            <text:p>F</text:p>
          </table:table-cell>
          <table:table-cell table:style-name="ce17" table:formula="of:=[$data.E118]" office:value-type="string" office:string-value="5" calcext:value-type="string">
            <text:p>5</text:p>
          </table:table-cell>
          <table:table-cell table:style-name="ce17" table:formula="of:=IFERROR(__xludf.dummyfunction(&quot;REGEXREPLACE(data!F118,&quot;&quot;[ac-zA-Z0-9]&quot;&quot;,&quot;&quot;&quot;&quot;)&quot;);&quot;&quot;)">
            <text:p/>
          </table:table-cell>
          <table:table-cell table:style-name="ce17" table:formula="of:=[$data.I118]" office:value-type="string" office:string-value="treble" calcext:value-type="string">
            <text:p>treble</text:p>
          </table:table-cell>
          <table:table-cell table:style-name="ce17" table:formula="of:=IF(ISBLANK([$data.G118]);&quot;&quot;;CONCATENATE(&quot;&lt;img src=&quot;&quot;&quot;;[.$O$2];[$data.G118];&quot;.png&quot;;&quot;&quot;&quot;/&gt;&quot;))" office:value-type="string" office:string-value="&lt;img src=&quot;piano-score-116-57-5-treble-F5.png&quot;/&gt;" calcext:value-type="string">
            <text:p>&lt;img src="piano-score-116-57-5-treble-F5.png"/&gt;</text:p>
          </table:table-cell>
          <table:table-cell table:style-name="ce17" table:formula="of:=CONCATENATE(&quot;&lt;img src=&quot;&quot;&quot;;[.$O$3];TEXT([$data.B118];&quot;00&quot;);&quot;-&quot;;[$data.E118];&quot;-&quot;;[.N117];&quot;.png&quot;;&quot;&quot;&quot;/&gt;&quot;)" office:value-type="string" office:string-value="&lt;img src=&quot;piano-keyboard-57-5-F5.png&quot;/&gt;" calcext:value-type="string">
            <text:p>&lt;img src="piano-keyboard-57-5-F5.png"/&gt;</text:p>
          </table:table-cell>
          <table:table-cell table:style-name="ce17" table:formula="of:=IFERROR(__xludf.dummyfunction(&quot;IF(ISBLANK(data!G118),&quot;&quot;&quot;&quot;,CONCATENATE(&quot;&quot;&lt;img src=&quot;&quot;&quot;&quot;&quot;&quot;,$O$4,REGEXREPLACE(N117,&quot;&quot;[0-9]&quot;&quot;,&quot;&quot;&quot;&quot;),&quot;&quot;.png&quot;&quot;,&quot;&quot;&quot;&quot;&quot;&quot;/&gt;&quot;&quot;))&quot;);&quot;&lt;img src=&quot;&quot;piano-keyboard-octave-F.png&quot;&quot;/&gt;&quot;)" office:value-type="string" office:string-value="&lt;img src=&quot;piano-keyboard-octave-F.png&quot;/&gt;" calcext:value-type="string">
            <text:p>&lt;img src="piano-keyboard-octave-F.png"/&gt;</text:p>
          </table:table-cell>
          <table:table-cell table:style-name="ce17" table:formula="of:=IF(ISBLANK([$data.G118]);&quot;&quot;;CONCATENATE(&quot;[sound:&quot;;[.$O$5];[$data.G118];&quot;.mp3]&quot;))" office:value-type="string" office:string-value="[sound:piano-audio-116-57-5-treble-F5.mp3]" calcext:value-type="string">
            <text:p>[sound:piano-audio-116-57-5-treble-F5.mp3]</text:p>
          </table:table-cell>
          <table:table-cell table:style-name="ce15" table:formula="of:=[$data.B118]" office:value-type="float" office:value="57" calcext:value-type="float">
            <text:p>57</text:p>
          </table:table-cell>
          <table:table-cell table:style-name="ce17" table:formula="of:=[$data.D118]" office:value-type="float" office:value="0" calcext:value-type="float">
            <text:p>0</text:p>
          </table:table-cell>
          <table:table-cell table:style-name="ce17"/>
          <table:table-cell table:style-name="ce21" table:formula="of:=IFERROR(__xludf.dummyfunction(&quot;REGEXREPLACE(data!F118,&quot;&quot;[ac-zA-Z0-9]&quot;&quot;,&quot;&quot;&quot;&quot;)&quot;);&quot;&quot;)">
            <text:p/>
          </table:table-cell>
          <table:table-cell table:style-name="ce15" office:value-type="string" calcext:value-type="string">
            <text:p>F5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19]; &quot; &quot;; PROPER([$data.I119]))" office:value-type="string" office:string-value="F5# Treble" calcext:value-type="string">
            <text:p>F5# Treble</text:p>
          </table:table-cell>
          <table:table-cell table:style-name="ce17" table:formula="of:=IFERROR(__xludf.dummyfunction(&quot;REGEXREPLACE(data!C119,&quot;&quot;\W|\d|b&quot;&quot;,&quot;&quot;&quot;&quot;)&quot;);&quot;F&quot;)" office:value-type="string" office:string-value="F" calcext:value-type="string">
            <text:p>F</text:p>
          </table:table-cell>
          <table:table-cell table:style-name="ce17" table:formula="of:=[$data.E119]" office:value-type="string" office:string-value="5" calcext:value-type="string">
            <text:p>5</text:p>
          </table:table-cell>
          <table:table-cell table:style-name="ce17" table:formula="of:=IFERROR(__xludf.dummyfunction(&quot;REGEXREPLACE(data!F119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119]" office:value-type="string" office:string-value="treble" calcext:value-type="string">
            <text:p>treble</text:p>
          </table:table-cell>
          <table:table-cell table:style-name="ce17" table:formula="of:=IF(ISBLANK([$data.G119]);&quot;&quot;;CONCATENATE(&quot;&lt;img src=&quot;&quot;&quot;;[.$O$2];[$data.G119];&quot;.png&quot;;&quot;&quot;&quot;/&gt;&quot;))" office:value-type="string" office:string-value="&lt;img src=&quot;piano-score-117-58-5-treble-F5#.png&quot;/&gt;" calcext:value-type="string">
            <text:p>&lt;img src="piano-score-117-58-5-treble-F5#.png"/&gt;</text:p>
          </table:table-cell>
          <table:table-cell table:style-name="ce17" table:formula="of:=CONCATENATE(&quot;&lt;img src=&quot;&quot;&quot;;[.$O$3];TEXT([$data.B119];&quot;00&quot;);&quot;-&quot;;[$data.E119];&quot;-&quot;;[.N118];&quot;.png&quot;;&quot;&quot;&quot;/&gt;&quot;)" office:value-type="string" office:string-value="&lt;img src=&quot;piano-keyboard-58-5-F5#-G5b.png&quot;/&gt;" calcext:value-type="string">
            <text:p>&lt;img src="piano-keyboard-58-5-F5#-G5b.png"/&gt;</text:p>
          </table:table-cell>
          <table:table-cell table:style-name="ce17" table:formula="of:=IFERROR(__xludf.dummyfunction(&quot;IF(ISBLANK(data!G119),&quot;&quot;&quot;&quot;,CONCATENATE(&quot;&quot;&lt;img src=&quot;&quot;&quot;&quot;&quot;&quot;,$O$4,REGEXREPLACE(N118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7" table:formula="of:=IF(ISBLANK([$data.G119]);&quot;&quot;;CONCATENATE(&quot;[sound:&quot;;[.$O$5];[$data.G119];&quot;.mp3]&quot;))" office:value-type="string" office:string-value="[sound:piano-audio-117-58-5-treble-F5#.mp3]" calcext:value-type="string">
            <text:p>[sound:piano-audio-117-58-5-treble-F5#.mp3]</text:p>
          </table:table-cell>
          <table:table-cell table:style-name="ce15" table:formula="of:=[$data.B119]" office:value-type="float" office:value="58" calcext:value-type="float">
            <text:p>58</text:p>
          </table:table-cell>
          <table:table-cell table:style-name="ce17" table:formula="of:=[$data.D119]" office:value-type="float" office:value="0" calcext:value-type="float">
            <text:p>0</text:p>
          </table:table-cell>
          <table:table-cell table:style-name="ce17"/>
          <table:table-cell table:style-name="ce21" table:formula="of:=IFERROR(__xludf.dummyfunction(&quot;REGEXREPLACE(data!F119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F5#-G5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20]; &quot; &quot;; PROPER([$data.I120]))" office:value-type="string" office:string-value="G5b Treble" calcext:value-type="string">
            <text:p>G5b Treble</text:p>
          </table:table-cell>
          <table:table-cell table:style-name="ce17" table:formula="of:=IFERROR(__xludf.dummyfunction(&quot;REGEXREPLACE(data!C120,&quot;&quot;\W|\d|b&quot;&quot;,&quot;&quot;&quot;&quot;)&quot;);&quot;G&quot;)" office:value-type="string" office:string-value="G" calcext:value-type="string">
            <text:p>G</text:p>
          </table:table-cell>
          <table:table-cell table:style-name="ce17" table:formula="of:=[$data.E120]" office:value-type="string" office:string-value="5" calcext:value-type="string">
            <text:p>5</text:p>
          </table:table-cell>
          <table:table-cell table:style-name="ce17" table:formula="of:=IFERROR(__xludf.dummyfunction(&quot;REGEXREPLACE(data!F120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120]" office:value-type="string" office:string-value="treble" calcext:value-type="string">
            <text:p>treble</text:p>
          </table:table-cell>
          <table:table-cell table:style-name="ce17" table:formula="of:=IF(ISBLANK([$data.G120]);&quot;&quot;;CONCATENATE(&quot;&lt;img src=&quot;&quot;&quot;;[.$O$2];[$data.G120];&quot;.png&quot;;&quot;&quot;&quot;/&gt;&quot;))" office:value-type="string" office:string-value="&lt;img src=&quot;piano-score-120-58-5-treble-G5b.png&quot;/&gt;" calcext:value-type="string">
            <text:p>&lt;img src="piano-score-120-58-5-treble-G5b.png"/&gt;</text:p>
          </table:table-cell>
          <table:table-cell table:style-name="ce17" table:formula="of:=CONCATENATE(&quot;&lt;img src=&quot;&quot;&quot;;[.$O$3];TEXT([$data.B120];&quot;00&quot;);&quot;-&quot;;[$data.E120];&quot;-&quot;;[.N119];&quot;.png&quot;;&quot;&quot;&quot;/&gt;&quot;)" office:value-type="string" office:string-value="&lt;img src=&quot;piano-keyboard-58-5-F5#-G5b.png&quot;/&gt;" calcext:value-type="string">
            <text:p>&lt;img src="piano-keyboard-58-5-F5#-G5b.png"/&gt;</text:p>
          </table:table-cell>
          <table:table-cell table:style-name="ce17" table:formula="of:=IFERROR(__xludf.dummyfunction(&quot;IF(ISBLANK(data!G120),&quot;&quot;&quot;&quot;,CONCATENATE(&quot;&quot;&lt;img src=&quot;&quot;&quot;&quot;&quot;&quot;,$O$4,REGEXREPLACE(N119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7" table:formula="of:=IF(ISBLANK([$data.G120]);&quot;&quot;;CONCATENATE(&quot;[sound:&quot;;[.$O$5];[$data.G120];&quot;.mp3]&quot;))" office:value-type="string" office:string-value="[sound:piano-audio-120-58-5-treble-G5b.mp3]" calcext:value-type="string">
            <text:p>[sound:piano-audio-120-58-5-treble-G5b.mp3]</text:p>
          </table:table-cell>
          <table:table-cell table:style-name="ce15" table:formula="of:=[$data.B120]" office:value-type="float" office:value="58" calcext:value-type="float">
            <text:p>58</text:p>
          </table:table-cell>
          <table:table-cell table:style-name="ce17" table:formula="of:=[$data.D120]" office:value-type="float" office:value="0" calcext:value-type="float">
            <text:p>0</text:p>
          </table:table-cell>
          <table:table-cell table:style-name="ce17"/>
          <table:table-cell table:style-name="ce21" table:formula="of:=IFERROR(__xludf.dummyfunction(&quot;REGEXREPLACE(data!F120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F5#-G5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21]; &quot; &quot;; PROPER([$data.I121]))" office:value-type="string" office:string-value="G5 Treble" calcext:value-type="string">
            <text:p>G5 Treble</text:p>
          </table:table-cell>
          <table:table-cell table:style-name="ce17" table:formula="of:=IFERROR(__xludf.dummyfunction(&quot;REGEXREPLACE(data!C121,&quot;&quot;\W|\d|b&quot;&quot;,&quot;&quot;&quot;&quot;)&quot;);&quot;G&quot;)" office:value-type="string" office:string-value="G" calcext:value-type="string">
            <text:p>G</text:p>
          </table:table-cell>
          <table:table-cell table:style-name="ce17" table:formula="of:=[$data.E121]" office:value-type="string" office:string-value="5" calcext:value-type="string">
            <text:p>5</text:p>
          </table:table-cell>
          <table:table-cell table:style-name="ce17" table:formula="of:=IFERROR(__xludf.dummyfunction(&quot;REGEXREPLACE(data!F121,&quot;&quot;[ac-zA-Z0-9]&quot;&quot;,&quot;&quot;&quot;&quot;)&quot;);&quot;&quot;)">
            <text:p/>
          </table:table-cell>
          <table:table-cell table:style-name="ce17" table:formula="of:=[$data.I121]" office:value-type="string" office:string-value="treble" calcext:value-type="string">
            <text:p>treble</text:p>
          </table:table-cell>
          <table:table-cell table:style-name="ce17" table:formula="of:=IF(ISBLANK([$data.G121]);&quot;&quot;;CONCATENATE(&quot;&lt;img src=&quot;&quot;&quot;;[.$O$2];[$data.G121];&quot;.png&quot;;&quot;&quot;&quot;/&gt;&quot;))" office:value-type="string" office:string-value="&lt;img src=&quot;piano-score-118-59-5-treble-G5.png&quot;/&gt;" calcext:value-type="string">
            <text:p>&lt;img src="piano-score-118-59-5-treble-G5.png"/&gt;</text:p>
          </table:table-cell>
          <table:table-cell table:style-name="ce17" table:formula="of:=CONCATENATE(&quot;&lt;img src=&quot;&quot;&quot;;[.$O$3];TEXT([$data.B121];&quot;00&quot;);&quot;-&quot;;[$data.E121];&quot;-&quot;;[.N120];&quot;.png&quot;;&quot;&quot;&quot;/&gt;&quot;)" office:value-type="string" office:string-value="&lt;img src=&quot;piano-keyboard-59-5-G5.png&quot;/&gt;" calcext:value-type="string">
            <text:p>&lt;img src="piano-keyboard-59-5-G5.png"/&gt;</text:p>
          </table:table-cell>
          <table:table-cell table:style-name="ce17" table:formula="of:=IFERROR(__xludf.dummyfunction(&quot;IF(ISBLANK(data!G121),&quot;&quot;&quot;&quot;,CONCATENATE(&quot;&quot;&lt;img src=&quot;&quot;&quot;&quot;&quot;&quot;,$O$4,REGEXREPLACE(N120,&quot;&quot;[0-9]&quot;&quot;,&quot;&quot;&quot;&quot;),&quot;&quot;.png&quot;&quot;,&quot;&quot;&quot;&quot;&quot;&quot;/&gt;&quot;&quot;))&quot;);&quot;&lt;img src=&quot;&quot;piano-keyboard-octave-G.png&quot;&quot;/&gt;&quot;)" office:value-type="string" office:string-value="&lt;img src=&quot;piano-keyboard-octave-G.png&quot;/&gt;" calcext:value-type="string">
            <text:p>&lt;img src="piano-keyboard-octave-G.png"/&gt;</text:p>
          </table:table-cell>
          <table:table-cell table:style-name="ce17" table:formula="of:=IF(ISBLANK([$data.G121]);&quot;&quot;;CONCATENATE(&quot;[sound:&quot;;[.$O$5];[$data.G121];&quot;.mp3]&quot;))" office:value-type="string" office:string-value="[sound:piano-audio-118-59-5-treble-G5.mp3]" calcext:value-type="string">
            <text:p>[sound:piano-audio-118-59-5-treble-G5.mp3]</text:p>
          </table:table-cell>
          <table:table-cell table:style-name="ce15" table:formula="of:=[$data.B121]" office:value-type="float" office:value="59" calcext:value-type="float">
            <text:p>59</text:p>
          </table:table-cell>
          <table:table-cell table:style-name="ce17" table:formula="of:=[$data.D121]" office:value-type="float" office:value="0" calcext:value-type="float">
            <text:p>0</text:p>
          </table:table-cell>
          <table:table-cell table:style-name="ce17"/>
          <table:table-cell table:style-name="ce21" table:formula="of:=IFERROR(__xludf.dummyfunction(&quot;REGEXREPLACE(data!F121,&quot;&quot;[ac-zA-Z0-9]&quot;&quot;,&quot;&quot;&quot;&quot;)&quot;);&quot;&quot;)">
            <text:p/>
          </table:table-cell>
          <table:table-cell table:style-name="ce15" office:value-type="string" calcext:value-type="string">
            <text:p>G5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22]; &quot; &quot;; PROPER([$data.I122]))" office:value-type="string" office:string-value="G5# Treble" calcext:value-type="string">
            <text:p>G5# Treble</text:p>
          </table:table-cell>
          <table:table-cell table:style-name="ce17" table:formula="of:=IFERROR(__xludf.dummyfunction(&quot;REGEXREPLACE(data!C122,&quot;&quot;\W|\d|b&quot;&quot;,&quot;&quot;&quot;&quot;)&quot;);&quot;G&quot;)" office:value-type="string" office:string-value="G" calcext:value-type="string">
            <text:p>G</text:p>
          </table:table-cell>
          <table:table-cell table:style-name="ce17" table:formula="of:=[$data.E122]" office:value-type="string" office:string-value="5" calcext:value-type="string">
            <text:p>5</text:p>
          </table:table-cell>
          <table:table-cell table:style-name="ce17" table:formula="of:=IFERROR(__xludf.dummyfunction(&quot;REGEXREPLACE(data!F122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122]" office:value-type="string" office:string-value="treble" calcext:value-type="string">
            <text:p>treble</text:p>
          </table:table-cell>
          <table:table-cell table:style-name="ce17" table:formula="of:=IF(ISBLANK([$data.G122]);&quot;&quot;;CONCATENATE(&quot;&lt;img src=&quot;&quot;&quot;;[.$O$2];[$data.G122];&quot;.png&quot;;&quot;&quot;&quot;/&gt;&quot;))" office:value-type="string" office:string-value="&lt;img src=&quot;piano-score-119-60-5-treble-G5#.png&quot;/&gt;" calcext:value-type="string">
            <text:p>&lt;img src="piano-score-119-60-5-treble-G5#.png"/&gt;</text:p>
          </table:table-cell>
          <table:table-cell table:style-name="ce17" table:formula="of:=CONCATENATE(&quot;&lt;img src=&quot;&quot;&quot;;[.$O$3];TEXT([$data.B122];&quot;00&quot;);&quot;-&quot;;[$data.E122];&quot;-&quot;;[.N121];&quot;.png&quot;;&quot;&quot;&quot;/&gt;&quot;)" office:value-type="string" office:string-value="&lt;img src=&quot;piano-keyboard-60-5-G5#-A5b.png&quot;/&gt;" calcext:value-type="string">
            <text:p>&lt;img src="piano-keyboard-60-5-G5#-A5b.png"/&gt;</text:p>
          </table:table-cell>
          <table:table-cell table:style-name="ce17" table:formula="of:=IFERROR(__xludf.dummyfunction(&quot;IF(ISBLANK(data!G122),&quot;&quot;&quot;&quot;,CONCATENATE(&quot;&quot;&lt;img src=&quot;&quot;&quot;&quot;&quot;&quot;,$O$4,REGEXREPLACE(N121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7" table:formula="of:=IF(ISBLANK([$data.G122]);&quot;&quot;;CONCATENATE(&quot;[sound:&quot;;[.$O$5];[$data.G122];&quot;.mp3]&quot;))" office:value-type="string" office:string-value="[sound:piano-audio-119-60-5-treble-G5#.mp3]" calcext:value-type="string">
            <text:p>[sound:piano-audio-119-60-5-treble-G5#.mp3]</text:p>
          </table:table-cell>
          <table:table-cell table:style-name="ce15" table:formula="of:=[$data.B122]" office:value-type="float" office:value="60" calcext:value-type="float">
            <text:p>60</text:p>
          </table:table-cell>
          <table:table-cell table:style-name="ce17" table:formula="of:=[$data.D122]" office:value-type="float" office:value="0" calcext:value-type="float">
            <text:p>0</text:p>
          </table:table-cell>
          <table:table-cell table:style-name="ce17"/>
          <table:table-cell table:style-name="ce21" table:formula="of:=IFERROR(__xludf.dummyfunction(&quot;REGEXREPLACE(data!F122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G5#-A5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23]; &quot; &quot;; PROPER([$data.I123]))" office:value-type="string" office:string-value="A5b Treble" calcext:value-type="string">
            <text:p>A5b Treble</text:p>
          </table:table-cell>
          <table:table-cell table:style-name="ce17" table:formula="of:=IFERROR(__xludf.dummyfunction(&quot;REGEXREPLACE(data!C123,&quot;&quot;\W|\d|b&quot;&quot;,&quot;&quot;&quot;&quot;)&quot;);&quot;A&quot;)" office:value-type="string" office:string-value="A" calcext:value-type="string">
            <text:p>A</text:p>
          </table:table-cell>
          <table:table-cell table:style-name="ce17" table:formula="of:=[$data.E123]" office:value-type="string" office:string-value="5" calcext:value-type="string">
            <text:p>5</text:p>
          </table:table-cell>
          <table:table-cell table:style-name="ce17" table:formula="of:=IFERROR(__xludf.dummyfunction(&quot;REGEXREPLACE(data!F123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123]" office:value-type="string" office:string-value="treble" calcext:value-type="string">
            <text:p>treble</text:p>
          </table:table-cell>
          <table:table-cell table:style-name="ce17" table:formula="of:=IF(ISBLANK([$data.G123]);&quot;&quot;;CONCATENATE(&quot;&lt;img src=&quot;&quot;&quot;;[.$O$2];[$data.G123];&quot;.png&quot;;&quot;&quot;&quot;/&gt;&quot;))" office:value-type="string" office:string-value="&lt;img src=&quot;piano-score-123-60-5-treble-A5b.png&quot;/&gt;" calcext:value-type="string">
            <text:p>&lt;img src="piano-score-123-60-5-treble-A5b.png"/&gt;</text:p>
          </table:table-cell>
          <table:table-cell table:style-name="ce17" table:formula="of:=CONCATENATE(&quot;&lt;img src=&quot;&quot;&quot;;[.$O$3];TEXT([$data.B123];&quot;00&quot;);&quot;-&quot;;[$data.E123];&quot;-&quot;;[.N122];&quot;.png&quot;;&quot;&quot;&quot;/&gt;&quot;)" office:value-type="string" office:string-value="&lt;img src=&quot;piano-keyboard-60-5-G5#-A5b.png&quot;/&gt;" calcext:value-type="string">
            <text:p>&lt;img src="piano-keyboard-60-5-G5#-A5b.png"/&gt;</text:p>
          </table:table-cell>
          <table:table-cell table:style-name="ce17" table:formula="of:=IFERROR(__xludf.dummyfunction(&quot;IF(ISBLANK(data!G123),&quot;&quot;&quot;&quot;,CONCATENATE(&quot;&quot;&lt;img src=&quot;&quot;&quot;&quot;&quot;&quot;,$O$4,REGEXREPLACE(N122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7" table:formula="of:=IF(ISBLANK([$data.G123]);&quot;&quot;;CONCATENATE(&quot;[sound:&quot;;[.$O$5];[$data.G123];&quot;.mp3]&quot;))" office:value-type="string" office:string-value="[sound:piano-audio-123-60-5-treble-A5b.mp3]" calcext:value-type="string">
            <text:p>[sound:piano-audio-123-60-5-treble-A5b.mp3]</text:p>
          </table:table-cell>
          <table:table-cell table:style-name="ce15" table:formula="of:=[$data.B123]" office:value-type="float" office:value="60" calcext:value-type="float">
            <text:p>60</text:p>
          </table:table-cell>
          <table:table-cell table:style-name="ce17" table:formula="of:=[$data.D123]" office:value-type="float" office:value="0" calcext:value-type="float">
            <text:p>0</text:p>
          </table:table-cell>
          <table:table-cell table:style-name="ce17"/>
          <table:table-cell table:style-name="ce21" table:formula="of:=IFERROR(__xludf.dummyfunction(&quot;REGEXREPLACE(data!F123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G5#-A5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24]; &quot; &quot;; PROPER([$data.I124]))" office:value-type="string" office:string-value="A5 Treble" calcext:value-type="string">
            <text:p>A5 Treble</text:p>
          </table:table-cell>
          <table:table-cell table:style-name="ce17" table:formula="of:=IFERROR(__xludf.dummyfunction(&quot;REGEXREPLACE(data!C124,&quot;&quot;\W|\d|b&quot;&quot;,&quot;&quot;&quot;&quot;)&quot;);&quot;A&quot;)" office:value-type="string" office:string-value="A" calcext:value-type="string">
            <text:p>A</text:p>
          </table:table-cell>
          <table:table-cell table:style-name="ce17" table:formula="of:=[$data.E124]" office:value-type="string" office:string-value="5" calcext:value-type="string">
            <text:p>5</text:p>
          </table:table-cell>
          <table:table-cell table:style-name="ce17" table:formula="of:=IFERROR(__xludf.dummyfunction(&quot;REGEXREPLACE(data!F124,&quot;&quot;[ac-zA-Z0-9]&quot;&quot;,&quot;&quot;&quot;&quot;)&quot;);&quot;&quot;)">
            <text:p/>
          </table:table-cell>
          <table:table-cell table:style-name="ce17" table:formula="of:=[$data.I124]" office:value-type="string" office:string-value="treble" calcext:value-type="string">
            <text:p>treble</text:p>
          </table:table-cell>
          <table:table-cell table:style-name="ce17" table:formula="of:=IF(ISBLANK([$data.G124]);&quot;&quot;;CONCATENATE(&quot;&lt;img src=&quot;&quot;&quot;;[.$O$2];[$data.G124];&quot;.png&quot;;&quot;&quot;&quot;/&gt;&quot;))" office:value-type="string" office:string-value="&lt;img src=&quot;piano-score-121-61-5-treble-A5.png&quot;/&gt;" calcext:value-type="string">
            <text:p>&lt;img src="piano-score-121-61-5-treble-A5.png"/&gt;</text:p>
          </table:table-cell>
          <table:table-cell table:style-name="ce17" table:formula="of:=CONCATENATE(&quot;&lt;img src=&quot;&quot;&quot;;[.$O$3];TEXT([$data.B124];&quot;00&quot;);&quot;-&quot;;[$data.E124];&quot;-&quot;;[.N123];&quot;.png&quot;;&quot;&quot;&quot;/&gt;&quot;)" office:value-type="string" office:string-value="&lt;img src=&quot;piano-keyboard-61-5-A5.png&quot;/&gt;" calcext:value-type="string">
            <text:p>&lt;img src="piano-keyboard-61-5-A5.png"/&gt;</text:p>
          </table:table-cell>
          <table:table-cell table:style-name="ce17" table:formula="of:=IFERROR(__xludf.dummyfunction(&quot;IF(ISBLANK(data!G124),&quot;&quot;&quot;&quot;,CONCATENATE(&quot;&quot;&lt;img src=&quot;&quot;&quot;&quot;&quot;&quot;,$O$4,REGEXREPLACE(N123,&quot;&quot;[0-9]&quot;&quot;,&quot;&quot;&quot;&quot;),&quot;&quot;.png&quot;&quot;,&quot;&quot;&quot;&quot;&quot;&quot;/&gt;&quot;&quot;))&quot;);&quot;&lt;img src=&quot;&quot;piano-keyboard-octave-A.png&quot;&quot;/&gt;&quot;)" office:value-type="string" office:string-value="&lt;img src=&quot;piano-keyboard-octave-A.png&quot;/&gt;" calcext:value-type="string">
            <text:p>&lt;img src="piano-keyboard-octave-A.png"/&gt;</text:p>
          </table:table-cell>
          <table:table-cell table:style-name="ce17" table:formula="of:=IF(ISBLANK([$data.G124]);&quot;&quot;;CONCATENATE(&quot;[sound:&quot;;[.$O$5];[$data.G124];&quot;.mp3]&quot;))" office:value-type="string" office:string-value="[sound:piano-audio-121-61-5-treble-A5.mp3]" calcext:value-type="string">
            <text:p>[sound:piano-audio-121-61-5-treble-A5.mp3]</text:p>
          </table:table-cell>
          <table:table-cell table:style-name="ce15" table:formula="of:=[$data.B124]" office:value-type="float" office:value="61" calcext:value-type="float">
            <text:p>61</text:p>
          </table:table-cell>
          <table:table-cell table:style-name="ce17" table:formula="of:=[$data.D124]" office:value-type="float" office:value="0" calcext:value-type="float">
            <text:p>0</text:p>
          </table:table-cell>
          <table:table-cell table:style-name="ce17"/>
          <table:table-cell table:style-name="ce21" table:formula="of:=IFERROR(__xludf.dummyfunction(&quot;REGEXREPLACE(data!F124,&quot;&quot;[ac-zA-Z0-9]&quot;&quot;,&quot;&quot;&quot;&quot;)&quot;);&quot;&quot;)">
            <text:p/>
          </table:table-cell>
          <table:table-cell table:style-name="ce15" office:value-type="string" calcext:value-type="string">
            <text:p>A5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25]; &quot; &quot;; PROPER([$data.I125]))" office:value-type="string" office:string-value="A5# Treble" calcext:value-type="string">
            <text:p>A5# Treble</text:p>
          </table:table-cell>
          <table:table-cell table:style-name="ce17" table:formula="of:=IFERROR(__xludf.dummyfunction(&quot;REGEXREPLACE(data!C125,&quot;&quot;\W|\d|b&quot;&quot;,&quot;&quot;&quot;&quot;)&quot;);&quot;A&quot;)" office:value-type="string" office:string-value="A" calcext:value-type="string">
            <text:p>A</text:p>
          </table:table-cell>
          <table:table-cell table:style-name="ce17" table:formula="of:=[$data.E125]" office:value-type="string" office:string-value="5" calcext:value-type="string">
            <text:p>5</text:p>
          </table:table-cell>
          <table:table-cell table:style-name="ce17" table:formula="of:=IFERROR(__xludf.dummyfunction(&quot;REGEXREPLACE(data!F125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125]" office:value-type="string" office:string-value="treble" calcext:value-type="string">
            <text:p>treble</text:p>
          </table:table-cell>
          <table:table-cell table:style-name="ce17" table:formula="of:=IF(ISBLANK([$data.G125]);&quot;&quot;;CONCATENATE(&quot;&lt;img src=&quot;&quot;&quot;;[.$O$2];[$data.G125];&quot;.png&quot;;&quot;&quot;&quot;/&gt;&quot;))" office:value-type="string" office:string-value="&lt;img src=&quot;piano-score-122-62-5-treble-A5#.png&quot;/&gt;" calcext:value-type="string">
            <text:p>&lt;img src="piano-score-122-62-5-treble-A5#.png"/&gt;</text:p>
          </table:table-cell>
          <table:table-cell table:style-name="ce17" table:formula="of:=CONCATENATE(&quot;&lt;img src=&quot;&quot;&quot;;[.$O$3];TEXT([$data.B125];&quot;00&quot;);&quot;-&quot;;[$data.E125];&quot;-&quot;;[.N124];&quot;.png&quot;;&quot;&quot;&quot;/&gt;&quot;)" office:value-type="string" office:string-value="&lt;img src=&quot;piano-keyboard-62-5-A5#-B5b.png&quot;/&gt;" calcext:value-type="string">
            <text:p>&lt;img src="piano-keyboard-62-5-A5#-B5b.png"/&gt;</text:p>
          </table:table-cell>
          <table:table-cell table:style-name="ce17" table:formula="of:=IFERROR(__xludf.dummyfunction(&quot;IF(ISBLANK(data!G125),&quot;&quot;&quot;&quot;,CONCATENATE(&quot;&quot;&lt;img src=&quot;&quot;&quot;&quot;&quot;&quot;,$O$4,REGEXREPLACE(N124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7" table:formula="of:=IF(ISBLANK([$data.G125]);&quot;&quot;;CONCATENATE(&quot;[sound:&quot;;[.$O$5];[$data.G125];&quot;.mp3]&quot;))" office:value-type="string" office:string-value="[sound:piano-audio-122-62-5-treble-A5#.mp3]" calcext:value-type="string">
            <text:p>[sound:piano-audio-122-62-5-treble-A5#.mp3]</text:p>
          </table:table-cell>
          <table:table-cell table:style-name="ce15" table:formula="of:=[$data.B125]" office:value-type="float" office:value="62" calcext:value-type="float">
            <text:p>62</text:p>
          </table:table-cell>
          <table:table-cell table:style-name="ce17" table:formula="of:=[$data.D125]" office:value-type="float" office:value="0" calcext:value-type="float">
            <text:p>0</text:p>
          </table:table-cell>
          <table:table-cell table:style-name="ce17"/>
          <table:table-cell table:style-name="ce21" table:formula="of:=IFERROR(__xludf.dummyfunction(&quot;REGEXREPLACE(data!F125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A5#-B5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26]; &quot; &quot;; PROPER([$data.I126]))" office:value-type="string" office:string-value="B5b Treble" calcext:value-type="string">
            <text:p>B5b Treble</text:p>
          </table:table-cell>
          <table:table-cell table:style-name="ce17" table:formula="of:=IFERROR(__xludf.dummyfunction(&quot;REGEXREPLACE(data!C126,&quot;&quot;\W|\d|b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E126]" office:value-type="string" office:string-value="5" calcext:value-type="string">
            <text:p>5</text:p>
          </table:table-cell>
          <table:table-cell table:style-name="ce17" table:formula="of:=IFERROR(__xludf.dummyfunction(&quot;REGEXREPLACE(data!F126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126]" office:value-type="string" office:string-value="treble" calcext:value-type="string">
            <text:p>treble</text:p>
          </table:table-cell>
          <table:table-cell table:style-name="ce17" table:formula="of:=IF(ISBLANK([$data.G126]);&quot;&quot;;CONCATENATE(&quot;&lt;img src=&quot;&quot;&quot;;[.$O$2];[$data.G126];&quot;.png&quot;;&quot;&quot;&quot;/&gt;&quot;))" office:value-type="string" office:string-value="&lt;img src=&quot;piano-score-125-62-5-treble-B5b.png&quot;/&gt;" calcext:value-type="string">
            <text:p>&lt;img src="piano-score-125-62-5-treble-B5b.png"/&gt;</text:p>
          </table:table-cell>
          <table:table-cell table:style-name="ce17" table:formula="of:=CONCATENATE(&quot;&lt;img src=&quot;&quot;&quot;;[.$O$3];TEXT([$data.B126];&quot;00&quot;);&quot;-&quot;;[$data.E126];&quot;-&quot;;[.N125];&quot;.png&quot;;&quot;&quot;&quot;/&gt;&quot;)" office:value-type="string" office:string-value="&lt;img src=&quot;piano-keyboard-62-5-A5#-B5b.png&quot;/&gt;" calcext:value-type="string">
            <text:p>&lt;img src="piano-keyboard-62-5-A5#-B5b.png"/&gt;</text:p>
          </table:table-cell>
          <table:table-cell table:style-name="ce17" table:formula="of:=IFERROR(__xludf.dummyfunction(&quot;IF(ISBLANK(data!G126),&quot;&quot;&quot;&quot;,CONCATENATE(&quot;&quot;&lt;img src=&quot;&quot;&quot;&quot;&quot;&quot;,$O$4,REGEXREPLACE(N125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7" table:formula="of:=IF(ISBLANK([$data.G126]);&quot;&quot;;CONCATENATE(&quot;[sound:&quot;;[.$O$5];[$data.G126];&quot;.mp3]&quot;))" office:value-type="string" office:string-value="[sound:piano-audio-125-62-5-treble-B5b.mp3]" calcext:value-type="string">
            <text:p>[sound:piano-audio-125-62-5-treble-B5b.mp3]</text:p>
          </table:table-cell>
          <table:table-cell table:style-name="ce15" table:formula="of:=[$data.B126]" office:value-type="float" office:value="62" calcext:value-type="float">
            <text:p>62</text:p>
          </table:table-cell>
          <table:table-cell table:style-name="ce17" table:formula="of:=[$data.D126]" office:value-type="float" office:value="0" calcext:value-type="float">
            <text:p>0</text:p>
          </table:table-cell>
          <table:table-cell table:style-name="ce17"/>
          <table:table-cell table:style-name="ce21" table:formula="of:=IFERROR(__xludf.dummyfunction(&quot;REGEXREPLACE(data!F126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A5#-B5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27]; &quot; &quot;; PROPER([$data.I127]))" office:value-type="string" office:string-value="B5 Treble" calcext:value-type="string">
            <text:p>B5 Treble</text:p>
          </table:table-cell>
          <table:table-cell table:style-name="ce17" table:formula="of:=IFERROR(__xludf.dummyfunction(&quot;REGEXREPLACE(data!C127,&quot;&quot;\W|\d|b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E127]" office:value-type="string" office:string-value="5" calcext:value-type="string">
            <text:p>5</text:p>
          </table:table-cell>
          <table:table-cell table:style-name="ce17" table:formula="of:=IFERROR(__xludf.dummyfunction(&quot;REGEXREPLACE(data!F127,&quot;&quot;[ac-zA-Z0-9]&quot;&quot;,&quot;&quot;&quot;&quot;)&quot;);&quot;&quot;)">
            <text:p/>
          </table:table-cell>
          <table:table-cell table:style-name="ce17" table:formula="of:=[$data.I127]" office:value-type="string" office:string-value="treble" calcext:value-type="string">
            <text:p>treble</text:p>
          </table:table-cell>
          <table:table-cell table:style-name="ce17" table:formula="of:=IF(ISBLANK([$data.G127]);&quot;&quot;;CONCATENATE(&quot;&lt;img src=&quot;&quot;&quot;;[.$O$2];[$data.G127];&quot;.png&quot;;&quot;&quot;&quot;/&gt;&quot;))" office:value-type="string" office:string-value="&lt;img src=&quot;piano-score-124-63-5-treble-B5.png&quot;/&gt;" calcext:value-type="string">
            <text:p>&lt;img src="piano-score-124-63-5-treble-B5.png"/&gt;</text:p>
          </table:table-cell>
          <table:table-cell table:style-name="ce17" table:formula="of:=CONCATENATE(&quot;&lt;img src=&quot;&quot;&quot;;[.$O$3];TEXT([$data.B127];&quot;00&quot;);&quot;-&quot;;[$data.E127];&quot;-&quot;;[.N126];&quot;.png&quot;;&quot;&quot;&quot;/&gt;&quot;)" office:value-type="string" office:string-value="&lt;img src=&quot;piano-keyboard-63-5-B5.png&quot;/&gt;" calcext:value-type="string">
            <text:p>&lt;img src="piano-keyboard-63-5-B5.png"/&gt;</text:p>
          </table:table-cell>
          <table:table-cell table:style-name="ce17" table:formula="of:=IFERROR(__xludf.dummyfunction(&quot;IF(ISBLANK(data!G127),&quot;&quot;&quot;&quot;,CONCATENATE(&quot;&quot;&lt;img src=&quot;&quot;&quot;&quot;&quot;&quot;,$O$4,REGEXREPLACE(N126,&quot;&quot;[0-9]&quot;&quot;,&quot;&quot;&quot;&quot;),&quot;&quot;.png&quot;&quot;,&quot;&quot;&quot;&quot;&quot;&quot;/&gt;&quot;&quot;))&quot;);&quot;&lt;img src=&quot;&quot;piano-keyboard-octave-B.png&quot;&quot;/&gt;&quot;)" office:value-type="string" office:string-value="&lt;img src=&quot;piano-keyboard-octave-B.png&quot;/&gt;" calcext:value-type="string">
            <text:p>&lt;img src="piano-keyboard-octave-B.png"/&gt;</text:p>
          </table:table-cell>
          <table:table-cell table:style-name="ce17" table:formula="of:=IF(ISBLANK([$data.G127]);&quot;&quot;;CONCATENATE(&quot;[sound:&quot;;[.$O$5];[$data.G127];&quot;.mp3]&quot;))" office:value-type="string" office:string-value="[sound:piano-audio-124-63-5-treble-B5.mp3]" calcext:value-type="string">
            <text:p>[sound:piano-audio-124-63-5-treble-B5.mp3]</text:p>
          </table:table-cell>
          <table:table-cell table:style-name="ce15" table:formula="of:=[$data.B127]" office:value-type="float" office:value="63" calcext:value-type="float">
            <text:p>63</text:p>
          </table:table-cell>
          <table:table-cell table:style-name="ce17" table:formula="of:=[$data.D127]" office:value-type="float" office:value="0" calcext:value-type="float">
            <text:p>0</text:p>
          </table:table-cell>
          <table:table-cell table:style-name="ce17"/>
          <table:table-cell table:style-name="ce21" table:formula="of:=IFERROR(__xludf.dummyfunction(&quot;REGEXREPLACE(data!F127,&quot;&quot;[ac-zA-Z0-9]&quot;&quot;,&quot;&quot;&quot;&quot;)&quot;);&quot;&quot;)">
            <text:p/>
          </table:table-cell>
          <table:table-cell table:style-name="ce15" office:value-type="string" calcext:value-type="string">
            <text:p>B5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28]; &quot; &quot;; PROPER([$data.I128]))" office:value-type="string" office:string-value="C6 Treble" calcext:value-type="string">
            <text:p>C6 Treble</text:p>
          </table:table-cell>
          <table:table-cell table:style-name="ce17" table:formula="of:=IFERROR(__xludf.dummyfunction(&quot;REGEXREPLACE(data!C128,&quot;&quot;\W|\d|b&quot;&quot;,&quot;&quot;&quot;&quot;)&quot;);&quot;C&quot;)" office:value-type="string" office:string-value="C" calcext:value-type="string">
            <text:p>C</text:p>
          </table:table-cell>
          <table:table-cell table:style-name="ce17" table:formula="of:=[$data.E128]" office:value-type="string" office:string-value="6" calcext:value-type="string">
            <text:p>6</text:p>
          </table:table-cell>
          <table:table-cell table:style-name="ce17" table:formula="of:=IFERROR(__xludf.dummyfunction(&quot;REGEXREPLACE(data!F128,&quot;&quot;[ac-zA-Z0-9]&quot;&quot;,&quot;&quot;&quot;&quot;)&quot;);&quot;&quot;)">
            <text:p/>
          </table:table-cell>
          <table:table-cell table:style-name="ce17" table:formula="of:=[$data.I128]" office:value-type="string" office:string-value="treble" calcext:value-type="string">
            <text:p>treble</text:p>
          </table:table-cell>
          <table:table-cell table:style-name="ce17" table:formula="of:=IF(ISBLANK([$data.G128]);&quot;&quot;;CONCATENATE(&quot;&lt;img src=&quot;&quot;&quot;;[.$O$2];[$data.G128];&quot;.png&quot;;&quot;&quot;&quot;/&gt;&quot;))" office:value-type="string" office:string-value="&lt;img src=&quot;piano-score-126-64-6-treble-C6.png&quot;/&gt;" calcext:value-type="string">
            <text:p>&lt;img src="piano-score-126-64-6-treble-C6.png"/&gt;</text:p>
          </table:table-cell>
          <table:table-cell table:style-name="ce17" table:formula="of:=CONCATENATE(&quot;&lt;img src=&quot;&quot;&quot;;[.$O$3];TEXT([$data.B128];&quot;00&quot;);&quot;-&quot;;[$data.E128];&quot;-&quot;;[.N127];&quot;.png&quot;;&quot;&quot;&quot;/&gt;&quot;)" office:value-type="string" office:string-value="&lt;img src=&quot;piano-keyboard-64-6-C6.png&quot;/&gt;" calcext:value-type="string">
            <text:p>&lt;img src="piano-keyboard-64-6-C6.png"/&gt;</text:p>
          </table:table-cell>
          <table:table-cell table:style-name="ce17" table:formula="of:=IFERROR(__xludf.dummyfunction(&quot;IF(ISBLANK(data!G128),&quot;&quot;&quot;&quot;,CONCATENATE(&quot;&quot;&lt;img src=&quot;&quot;&quot;&quot;&quot;&quot;,$O$4,REGEXREPLACE(N127,&quot;&quot;[0-9]&quot;&quot;,&quot;&quot;&quot;&quot;),&quot;&quot;.png&quot;&quot;,&quot;&quot;&quot;&quot;&quot;&quot;/&gt;&quot;&quot;))&quot;);&quot;&lt;img src=&quot;&quot;piano-keyboard-octave-C.png&quot;&quot;/&gt;&quot;)" office:value-type="string" office:string-value="&lt;img src=&quot;piano-keyboard-octave-C.png&quot;/&gt;" calcext:value-type="string">
            <text:p>&lt;img src="piano-keyboard-octave-C.png"/&gt;</text:p>
          </table:table-cell>
          <table:table-cell table:style-name="ce17" table:formula="of:=IF(ISBLANK([$data.G128]);&quot;&quot;;CONCATENATE(&quot;[sound:&quot;;[.$O$5];[$data.G128];&quot;.mp3]&quot;))" office:value-type="string" office:string-value="[sound:piano-audio-126-64-6-treble-C6.mp3]" calcext:value-type="string">
            <text:p>[sound:piano-audio-126-64-6-treble-C6.mp3]</text:p>
          </table:table-cell>
          <table:table-cell table:style-name="ce15" table:formula="of:=[$data.B128]" office:value-type="float" office:value="64" calcext:value-type="float">
            <text:p>64</text:p>
          </table:table-cell>
          <table:table-cell table:style-name="ce17" table:formula="of:=[$data.D128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128,&quot;&quot;[ac-zA-Z0-9]&quot;&quot;,&quot;&quot;&quot;&quot;)&quot;);&quot;&quot;)">
            <text:p/>
          </table:table-cell>
          <table:table-cell table:style-name="ce15" office:value-type="string" calcext:value-type="string">
            <text:p>C6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29]; &quot; &quot;; PROPER([$data.I129]))" office:value-type="string" office:string-value="C6# Treble" calcext:value-type="string">
            <text:p>C6# Treble</text:p>
          </table:table-cell>
          <table:table-cell table:style-name="ce17" table:formula="of:=IFERROR(__xludf.dummyfunction(&quot;REGEXREPLACE(data!C129,&quot;&quot;\W|\d|b&quot;&quot;,&quot;&quot;&quot;&quot;)&quot;);&quot;C&quot;)" office:value-type="string" office:string-value="C" calcext:value-type="string">
            <text:p>C</text:p>
          </table:table-cell>
          <table:table-cell table:style-name="ce17" table:formula="of:=[$data.E129]" office:value-type="string" office:string-value="6" calcext:value-type="string">
            <text:p>6</text:p>
          </table:table-cell>
          <table:table-cell table:style-name="ce17" table:formula="of:=IFERROR(__xludf.dummyfunction(&quot;REGEXREPLACE(data!F129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129]" office:value-type="string" office:string-value="treble" calcext:value-type="string">
            <text:p>treble</text:p>
          </table:table-cell>
          <table:table-cell table:style-name="ce17" table:formula="of:=IF(ISBLANK([$data.G129]);&quot;&quot;;CONCATENATE(&quot;&lt;img src=&quot;&quot;&quot;;[.$O$2];[$data.G129];&quot;.png&quot;;&quot;&quot;&quot;/&gt;&quot;))" office:value-type="string" office:string-value="&lt;img src=&quot;piano-score-127-65-6-treble-C6#.png&quot;/&gt;" calcext:value-type="string">
            <text:p>&lt;img src="piano-score-127-65-6-treble-C6#.png"/&gt;</text:p>
          </table:table-cell>
          <table:table-cell table:style-name="ce17" table:formula="of:=CONCATENATE(&quot;&lt;img src=&quot;&quot;&quot;;[.$O$3];TEXT([$data.B129];&quot;00&quot;);&quot;-&quot;;[$data.E129];&quot;-&quot;;[.N128];&quot;.png&quot;;&quot;&quot;&quot;/&gt;&quot;)" office:value-type="string" office:string-value="&lt;img src=&quot;piano-keyboard-65-6-C6#-D6b.png&quot;/&gt;" calcext:value-type="string">
            <text:p>&lt;img src="piano-keyboard-65-6-C6#-D6b.png"/&gt;</text:p>
          </table:table-cell>
          <table:table-cell table:style-name="ce17" table:formula="of:=IFERROR(__xludf.dummyfunction(&quot;IF(ISBLANK(data!G129),&quot;&quot;&quot;&quot;,CONCATENATE(&quot;&quot;&lt;img src=&quot;&quot;&quot;&quot;&quot;&quot;,$O$4,REGEXREPLACE(N128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7" table:formula="of:=IF(ISBLANK([$data.G129]);&quot;&quot;;CONCATENATE(&quot;[sound:&quot;;[.$O$5];[$data.G129];&quot;.mp3]&quot;))" office:value-type="string" office:string-value="[sound:piano-audio-127-65-6-treble-C6#.mp3]" calcext:value-type="string">
            <text:p>[sound:piano-audio-127-65-6-treble-C6#.mp3]</text:p>
          </table:table-cell>
          <table:table-cell table:style-name="ce15" table:formula="of:=[$data.B129]" office:value-type="float" office:value="65" calcext:value-type="float">
            <text:p>65</text:p>
          </table:table-cell>
          <table:table-cell table:style-name="ce17" table:formula="of:=[$data.D129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129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C6#-D6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30]; &quot; &quot;; PROPER([$data.I130]))" office:value-type="string" office:string-value="D6b Treble" calcext:value-type="string">
            <text:p>D6b Treble</text:p>
          </table:table-cell>
          <table:table-cell table:style-name="ce17" table:formula="of:=IFERROR(__xludf.dummyfunction(&quot;REGEXREPLACE(data!C130,&quot;&quot;\W|\d|b&quot;&quot;,&quot;&quot;&quot;&quot;)&quot;);&quot;D&quot;)" office:value-type="string" office:string-value="D" calcext:value-type="string">
            <text:p>D</text:p>
          </table:table-cell>
          <table:table-cell table:style-name="ce17" table:formula="of:=[$data.E130]" office:value-type="string" office:string-value="6" calcext:value-type="string">
            <text:p>6</text:p>
          </table:table-cell>
          <table:table-cell table:style-name="ce17" table:formula="of:=IFERROR(__xludf.dummyfunction(&quot;REGEXREPLACE(data!F130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130]" office:value-type="string" office:string-value="treble" calcext:value-type="string">
            <text:p>treble</text:p>
          </table:table-cell>
          <table:table-cell table:style-name="ce17" table:formula="of:=IF(ISBLANK([$data.G130]);&quot;&quot;;CONCATENATE(&quot;&lt;img src=&quot;&quot;&quot;;[.$O$2];[$data.G130];&quot;.png&quot;;&quot;&quot;&quot;/&gt;&quot;))" office:value-type="string" office:string-value="&lt;img src=&quot;piano-score-130-65-6-treble-D6b.png&quot;/&gt;" calcext:value-type="string">
            <text:p>&lt;img src="piano-score-130-65-6-treble-D6b.png"/&gt;</text:p>
          </table:table-cell>
          <table:table-cell table:style-name="ce17" table:formula="of:=CONCATENATE(&quot;&lt;img src=&quot;&quot;&quot;;[.$O$3];TEXT([$data.B130];&quot;00&quot;);&quot;-&quot;;[$data.E130];&quot;-&quot;;[.N129];&quot;.png&quot;;&quot;&quot;&quot;/&gt;&quot;)" office:value-type="string" office:string-value="&lt;img src=&quot;piano-keyboard-65-6-C6#-D6b.png&quot;/&gt;" calcext:value-type="string">
            <text:p>&lt;img src="piano-keyboard-65-6-C6#-D6b.png"/&gt;</text:p>
          </table:table-cell>
          <table:table-cell table:style-name="ce17" table:formula="of:=IFERROR(__xludf.dummyfunction(&quot;IF(ISBLANK(data!G130),&quot;&quot;&quot;&quot;,CONCATENATE(&quot;&quot;&lt;img src=&quot;&quot;&quot;&quot;&quot;&quot;,$O$4,REGEXREPLACE(N129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7" table:formula="of:=IF(ISBLANK([$data.G130]);&quot;&quot;;CONCATENATE(&quot;[sound:&quot;;[.$O$5];[$data.G130];&quot;.mp3]&quot;))" office:value-type="string" office:string-value="[sound:piano-audio-130-65-6-treble-D6b.mp3]" calcext:value-type="string">
            <text:p>[sound:piano-audio-130-65-6-treble-D6b.mp3]</text:p>
          </table:table-cell>
          <table:table-cell table:style-name="ce15" table:formula="of:=[$data.B130]" office:value-type="float" office:value="65" calcext:value-type="float">
            <text:p>65</text:p>
          </table:table-cell>
          <table:table-cell table:style-name="ce17" table:formula="of:=[$data.D130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130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C6#-D6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31]; &quot; &quot;; PROPER([$data.I131]))" office:value-type="string" office:string-value="D6 Treble" calcext:value-type="string">
            <text:p>D6 Treble</text:p>
          </table:table-cell>
          <table:table-cell table:style-name="ce17" table:formula="of:=IFERROR(__xludf.dummyfunction(&quot;REGEXREPLACE(data!C131,&quot;&quot;\W|\d|b&quot;&quot;,&quot;&quot;&quot;&quot;)&quot;);&quot;D&quot;)" office:value-type="string" office:string-value="D" calcext:value-type="string">
            <text:p>D</text:p>
          </table:table-cell>
          <table:table-cell table:style-name="ce17" table:formula="of:=[$data.E131]" office:value-type="string" office:string-value="6" calcext:value-type="string">
            <text:p>6</text:p>
          </table:table-cell>
          <table:table-cell table:style-name="ce17" table:formula="of:=IFERROR(__xludf.dummyfunction(&quot;REGEXREPLACE(data!F131,&quot;&quot;[ac-zA-Z0-9]&quot;&quot;,&quot;&quot;&quot;&quot;)&quot;);&quot;&quot;)">
            <text:p/>
          </table:table-cell>
          <table:table-cell table:style-name="ce17" table:formula="of:=[$data.I131]" office:value-type="string" office:string-value="treble" calcext:value-type="string">
            <text:p>treble</text:p>
          </table:table-cell>
          <table:table-cell table:style-name="ce17" table:formula="of:=IF(ISBLANK([$data.G131]);&quot;&quot;;CONCATENATE(&quot;&lt;img src=&quot;&quot;&quot;;[.$O$2];[$data.G131];&quot;.png&quot;;&quot;&quot;&quot;/&gt;&quot;))" office:value-type="string" office:string-value="&lt;img src=&quot;piano-score-128-66-6-treble-D6.png&quot;/&gt;" calcext:value-type="string">
            <text:p>&lt;img src="piano-score-128-66-6-treble-D6.png"/&gt;</text:p>
          </table:table-cell>
          <table:table-cell table:style-name="ce17" table:formula="of:=CONCATENATE(&quot;&lt;img src=&quot;&quot;&quot;;[.$O$3];TEXT([$data.B131];&quot;00&quot;);&quot;-&quot;;[$data.E131];&quot;-&quot;;[.N130];&quot;.png&quot;;&quot;&quot;&quot;/&gt;&quot;)" office:value-type="string" office:string-value="&lt;img src=&quot;piano-keyboard-66-6-D6.png&quot;/&gt;" calcext:value-type="string">
            <text:p>&lt;img src="piano-keyboard-66-6-D6.png"/&gt;</text:p>
          </table:table-cell>
          <table:table-cell table:style-name="ce17" table:formula="of:=IFERROR(__xludf.dummyfunction(&quot;IF(ISBLANK(data!G131),&quot;&quot;&quot;&quot;,CONCATENATE(&quot;&quot;&lt;img src=&quot;&quot;&quot;&quot;&quot;&quot;,$O$4,REGEXREPLACE(N130,&quot;&quot;[0-9]&quot;&quot;,&quot;&quot;&quot;&quot;),&quot;&quot;.png&quot;&quot;,&quot;&quot;&quot;&quot;&quot;&quot;/&gt;&quot;&quot;))&quot;);&quot;&lt;img src=&quot;&quot;piano-keyboard-octave-D.png&quot;&quot;/&gt;&quot;)" office:value-type="string" office:string-value="&lt;img src=&quot;piano-keyboard-octave-D.png&quot;/&gt;" calcext:value-type="string">
            <text:p>&lt;img src="piano-keyboard-octave-D.png"/&gt;</text:p>
          </table:table-cell>
          <table:table-cell table:style-name="ce17" table:formula="of:=IF(ISBLANK([$data.G131]);&quot;&quot;;CONCATENATE(&quot;[sound:&quot;;[.$O$5];[$data.G131];&quot;.mp3]&quot;))" office:value-type="string" office:string-value="[sound:piano-audio-128-66-6-treble-D6.mp3]" calcext:value-type="string">
            <text:p>[sound:piano-audio-128-66-6-treble-D6.mp3]</text:p>
          </table:table-cell>
          <table:table-cell table:style-name="ce15" table:formula="of:=[$data.B131]" office:value-type="float" office:value="66" calcext:value-type="float">
            <text:p>66</text:p>
          </table:table-cell>
          <table:table-cell table:style-name="ce17" table:formula="of:=[$data.D131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131,&quot;&quot;[ac-zA-Z0-9]&quot;&quot;,&quot;&quot;&quot;&quot;)&quot;);&quot;&quot;)">
            <text:p/>
          </table:table-cell>
          <table:table-cell table:style-name="ce15" office:value-type="string" calcext:value-type="string">
            <text:p>D6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32]; &quot; &quot;; PROPER([$data.I132]))" office:value-type="string" office:string-value="D6# Treble" calcext:value-type="string">
            <text:p>D6# Treble</text:p>
          </table:table-cell>
          <table:table-cell table:style-name="ce17" table:formula="of:=IFERROR(__xludf.dummyfunction(&quot;REGEXREPLACE(data!C132,&quot;&quot;\W|\d|b&quot;&quot;,&quot;&quot;&quot;&quot;)&quot;);&quot;D&quot;)" office:value-type="string" office:string-value="D" calcext:value-type="string">
            <text:p>D</text:p>
          </table:table-cell>
          <table:table-cell table:style-name="ce17" table:formula="of:=[$data.E132]" office:value-type="string" office:string-value="6" calcext:value-type="string">
            <text:p>6</text:p>
          </table:table-cell>
          <table:table-cell table:style-name="ce17" table:formula="of:=IFERROR(__xludf.dummyfunction(&quot;REGEXREPLACE(data!F132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132]" office:value-type="string" office:string-value="treble" calcext:value-type="string">
            <text:p>treble</text:p>
          </table:table-cell>
          <table:table-cell table:style-name="ce17" table:formula="of:=IF(ISBLANK([$data.G132]);&quot;&quot;;CONCATENATE(&quot;&lt;img src=&quot;&quot;&quot;;[.$O$2];[$data.G132];&quot;.png&quot;;&quot;&quot;&quot;/&gt;&quot;))" office:value-type="string" office:string-value="&lt;img src=&quot;piano-score-129-67-6-treble-D6#.png&quot;/&gt;" calcext:value-type="string">
            <text:p>&lt;img src="piano-score-129-67-6-treble-D6#.png"/&gt;</text:p>
          </table:table-cell>
          <table:table-cell table:style-name="ce17" table:formula="of:=CONCATENATE(&quot;&lt;img src=&quot;&quot;&quot;;[.$O$3];TEXT([$data.B132];&quot;00&quot;);&quot;-&quot;;[$data.E132];&quot;-&quot;;[.N131];&quot;.png&quot;;&quot;&quot;&quot;/&gt;&quot;)" office:value-type="string" office:string-value="&lt;img src=&quot;piano-keyboard-67-6-D6#-E6b.png&quot;/&gt;" calcext:value-type="string">
            <text:p>&lt;img src="piano-keyboard-67-6-D6#-E6b.png"/&gt;</text:p>
          </table:table-cell>
          <table:table-cell table:style-name="ce17" table:formula="of:=IFERROR(__xludf.dummyfunction(&quot;IF(ISBLANK(data!G132),&quot;&quot;&quot;&quot;,CONCATENATE(&quot;&quot;&lt;img src=&quot;&quot;&quot;&quot;&quot;&quot;,$O$4,REGEXREPLACE(N131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7" table:formula="of:=IF(ISBLANK([$data.G132]);&quot;&quot;;CONCATENATE(&quot;[sound:&quot;;[.$O$5];[$data.G132];&quot;.mp3]&quot;))" office:value-type="string" office:string-value="[sound:piano-audio-129-67-6-treble-D6#.mp3]" calcext:value-type="string">
            <text:p>[sound:piano-audio-129-67-6-treble-D6#.mp3]</text:p>
          </table:table-cell>
          <table:table-cell table:style-name="ce15" table:formula="of:=[$data.B132]" office:value-type="float" office:value="67" calcext:value-type="float">
            <text:p>67</text:p>
          </table:table-cell>
          <table:table-cell table:style-name="ce17" table:formula="of:=[$data.D132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132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D6#-E6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33]; &quot; &quot;; PROPER([$data.I133]))" office:value-type="string" office:string-value="E6b Treble" calcext:value-type="string">
            <text:p>E6b Treble</text:p>
          </table:table-cell>
          <table:table-cell table:style-name="ce17" table:formula="of:=IFERROR(__xludf.dummyfunction(&quot;REGEXREPLACE(data!C133,&quot;&quot;\W|\d|b&quot;&quot;,&quot;&quot;&quot;&quot;)&quot;);&quot;E&quot;)" office:value-type="string" office:string-value="E" calcext:value-type="string">
            <text:p>E</text:p>
          </table:table-cell>
          <table:table-cell table:style-name="ce17" table:formula="of:=[$data.E133]" office:value-type="string" office:string-value="6" calcext:value-type="string">
            <text:p>6</text:p>
          </table:table-cell>
          <table:table-cell table:style-name="ce17" table:formula="of:=IFERROR(__xludf.dummyfunction(&quot;REGEXREPLACE(data!F133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133]" office:value-type="string" office:string-value="treble" calcext:value-type="string">
            <text:p>treble</text:p>
          </table:table-cell>
          <table:table-cell table:style-name="ce17" table:formula="of:=IF(ISBLANK([$data.G133]);&quot;&quot;;CONCATENATE(&quot;&lt;img src=&quot;&quot;&quot;;[.$O$2];[$data.G133];&quot;.png&quot;;&quot;&quot;&quot;/&gt;&quot;))" office:value-type="string" office:string-value="&lt;img src=&quot;piano-score-132-67-6-treble-E6b.png&quot;/&gt;" calcext:value-type="string">
            <text:p>&lt;img src="piano-score-132-67-6-treble-E6b.png"/&gt;</text:p>
          </table:table-cell>
          <table:table-cell table:style-name="ce17" table:formula="of:=CONCATENATE(&quot;&lt;img src=&quot;&quot;&quot;;[.$O$3];TEXT([$data.B133];&quot;00&quot;);&quot;-&quot;;[$data.E133];&quot;-&quot;;[.N132];&quot;.png&quot;;&quot;&quot;&quot;/&gt;&quot;)" office:value-type="string" office:string-value="&lt;img src=&quot;piano-keyboard-67-6-D6#-E6b.png&quot;/&gt;" calcext:value-type="string">
            <text:p>&lt;img src="piano-keyboard-67-6-D6#-E6b.png"/&gt;</text:p>
          </table:table-cell>
          <table:table-cell table:style-name="ce17" table:formula="of:=IFERROR(__xludf.dummyfunction(&quot;IF(ISBLANK(data!G133),&quot;&quot;&quot;&quot;,CONCATENATE(&quot;&quot;&lt;img src=&quot;&quot;&quot;&quot;&quot;&quot;,$O$4,REGEXREPLACE(N132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7" table:formula="of:=IF(ISBLANK([$data.G133]);&quot;&quot;;CONCATENATE(&quot;[sound:&quot;;[.$O$5];[$data.G133];&quot;.mp3]&quot;))" office:value-type="string" office:string-value="[sound:piano-audio-132-67-6-treble-E6b.mp3]" calcext:value-type="string">
            <text:p>[sound:piano-audio-132-67-6-treble-E6b.mp3]</text:p>
          </table:table-cell>
          <table:table-cell table:style-name="ce15" table:formula="of:=[$data.B133]" office:value-type="float" office:value="67" calcext:value-type="float">
            <text:p>67</text:p>
          </table:table-cell>
          <table:table-cell table:style-name="ce17" table:formula="of:=[$data.D133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133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D6#-E6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34]; &quot; &quot;; PROPER([$data.I134]))" office:value-type="string" office:string-value="E6 Treble" calcext:value-type="string">
            <text:p>E6 Treble</text:p>
          </table:table-cell>
          <table:table-cell table:style-name="ce17" table:formula="of:=IFERROR(__xludf.dummyfunction(&quot;REGEXREPLACE(data!C134,&quot;&quot;\W|\d|b&quot;&quot;,&quot;&quot;&quot;&quot;)&quot;);&quot;E&quot;)" office:value-type="string" office:string-value="E" calcext:value-type="string">
            <text:p>E</text:p>
          </table:table-cell>
          <table:table-cell table:style-name="ce17" table:formula="of:=[$data.E134]" office:value-type="string" office:string-value="6" calcext:value-type="string">
            <text:p>6</text:p>
          </table:table-cell>
          <table:table-cell table:style-name="ce17" table:formula="of:=IFERROR(__xludf.dummyfunction(&quot;REGEXREPLACE(data!F134,&quot;&quot;[ac-zA-Z0-9]&quot;&quot;,&quot;&quot;&quot;&quot;)&quot;);&quot;&quot;)">
            <text:p/>
          </table:table-cell>
          <table:table-cell table:style-name="ce17" table:formula="of:=[$data.I134]" office:value-type="string" office:string-value="treble" calcext:value-type="string">
            <text:p>treble</text:p>
          </table:table-cell>
          <table:table-cell table:style-name="ce17" table:formula="of:=IF(ISBLANK([$data.G134]);&quot;&quot;;CONCATENATE(&quot;&lt;img src=&quot;&quot;&quot;;[.$O$2];[$data.G134];&quot;.png&quot;;&quot;&quot;&quot;/&gt;&quot;))" office:value-type="string" office:string-value="&lt;img src=&quot;piano-score-131-68-6-treble-E6.png&quot;/&gt;" calcext:value-type="string">
            <text:p>&lt;img src="piano-score-131-68-6-treble-E6.png"/&gt;</text:p>
          </table:table-cell>
          <table:table-cell table:style-name="ce17" table:formula="of:=CONCATENATE(&quot;&lt;img src=&quot;&quot;&quot;;[.$O$3];TEXT([$data.B134];&quot;00&quot;);&quot;-&quot;;[$data.E134];&quot;-&quot;;[.N133];&quot;.png&quot;;&quot;&quot;&quot;/&gt;&quot;)" office:value-type="string" office:string-value="&lt;img src=&quot;piano-keyboard-68-6-E6.png&quot;/&gt;" calcext:value-type="string">
            <text:p>&lt;img src="piano-keyboard-68-6-E6.png"/&gt;</text:p>
          </table:table-cell>
          <table:table-cell table:style-name="ce17" table:formula="of:=IFERROR(__xludf.dummyfunction(&quot;IF(ISBLANK(data!G134),&quot;&quot;&quot;&quot;,CONCATENATE(&quot;&quot;&lt;img src=&quot;&quot;&quot;&quot;&quot;&quot;,$O$4,REGEXREPLACE(N133,&quot;&quot;[0-9]&quot;&quot;,&quot;&quot;&quot;&quot;),&quot;&quot;.png&quot;&quot;,&quot;&quot;&quot;&quot;&quot;&quot;/&gt;&quot;&quot;))&quot;);&quot;&lt;img src=&quot;&quot;piano-keyboard-octave-E.png&quot;&quot;/&gt;&quot;)" office:value-type="string" office:string-value="&lt;img src=&quot;piano-keyboard-octave-E.png&quot;/&gt;" calcext:value-type="string">
            <text:p>&lt;img src="piano-keyboard-octave-E.png"/&gt;</text:p>
          </table:table-cell>
          <table:table-cell table:style-name="ce17" table:formula="of:=IF(ISBLANK([$data.G134]);&quot;&quot;;CONCATENATE(&quot;[sound:&quot;;[.$O$5];[$data.G134];&quot;.mp3]&quot;))" office:value-type="string" office:string-value="[sound:piano-audio-131-68-6-treble-E6.mp3]" calcext:value-type="string">
            <text:p>[sound:piano-audio-131-68-6-treble-E6.mp3]</text:p>
          </table:table-cell>
          <table:table-cell table:style-name="ce15" table:formula="of:=[$data.B134]" office:value-type="float" office:value="68" calcext:value-type="float">
            <text:p>68</text:p>
          </table:table-cell>
          <table:table-cell table:style-name="ce17" table:formula="of:=[$data.D134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134,&quot;&quot;[ac-zA-Z0-9]&quot;&quot;,&quot;&quot;&quot;&quot;)&quot;);&quot;&quot;)">
            <text:p/>
          </table:table-cell>
          <table:table-cell table:style-name="ce15" office:value-type="string" calcext:value-type="string">
            <text:p>E6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35]; &quot; &quot;; PROPER([$data.I135]))" office:value-type="string" office:string-value="F6 Treble" calcext:value-type="string">
            <text:p>F6 Treble</text:p>
          </table:table-cell>
          <table:table-cell table:style-name="ce17" table:formula="of:=IFERROR(__xludf.dummyfunction(&quot;REGEXREPLACE(data!C135,&quot;&quot;\W|\d|b&quot;&quot;,&quot;&quot;&quot;&quot;)&quot;);&quot;F&quot;)" office:value-type="string" office:string-value="F" calcext:value-type="string">
            <text:p>F</text:p>
          </table:table-cell>
          <table:table-cell table:style-name="ce17" table:formula="of:=[$data.E135]" office:value-type="string" office:string-value="6" calcext:value-type="string">
            <text:p>6</text:p>
          </table:table-cell>
          <table:table-cell table:style-name="ce17" table:formula="of:=IFERROR(__xludf.dummyfunction(&quot;REGEXREPLACE(data!F135,&quot;&quot;[ac-zA-Z0-9]&quot;&quot;,&quot;&quot;&quot;&quot;)&quot;);&quot;&quot;)">
            <text:p/>
          </table:table-cell>
          <table:table-cell table:style-name="ce17" table:formula="of:=[$data.I135]" office:value-type="string" office:string-value="treble" calcext:value-type="string">
            <text:p>treble</text:p>
          </table:table-cell>
          <table:table-cell table:style-name="ce17" table:formula="of:=IF(ISBLANK([$data.G135]);&quot;&quot;;CONCATENATE(&quot;&lt;img src=&quot;&quot;&quot;;[.$O$2];[$data.G135];&quot;.png&quot;;&quot;&quot;&quot;/&gt;&quot;))" office:value-type="string" office:string-value="&lt;img src=&quot;piano-score-133-69-6-treble-F6.png&quot;/&gt;" calcext:value-type="string">
            <text:p>&lt;img src="piano-score-133-69-6-treble-F6.png"/&gt;</text:p>
          </table:table-cell>
          <table:table-cell table:style-name="ce17" table:formula="of:=CONCATENATE(&quot;&lt;img src=&quot;&quot;&quot;;[.$O$3];TEXT([$data.B135];&quot;00&quot;);&quot;-&quot;;[$data.E135];&quot;-&quot;;[.N134];&quot;.png&quot;;&quot;&quot;&quot;/&gt;&quot;)" office:value-type="string" office:string-value="&lt;img src=&quot;piano-keyboard-69-6-F6.png&quot;/&gt;" calcext:value-type="string">
            <text:p>&lt;img src="piano-keyboard-69-6-F6.png"/&gt;</text:p>
          </table:table-cell>
          <table:table-cell table:style-name="ce17" table:formula="of:=IFERROR(__xludf.dummyfunction(&quot;IF(ISBLANK(data!G135),&quot;&quot;&quot;&quot;,CONCATENATE(&quot;&quot;&lt;img src=&quot;&quot;&quot;&quot;&quot;&quot;,$O$4,REGEXREPLACE(N134,&quot;&quot;[0-9]&quot;&quot;,&quot;&quot;&quot;&quot;),&quot;&quot;.png&quot;&quot;,&quot;&quot;&quot;&quot;&quot;&quot;/&gt;&quot;&quot;))&quot;);&quot;&lt;img src=&quot;&quot;piano-keyboard-octave-F.png&quot;&quot;/&gt;&quot;)" office:value-type="string" office:string-value="&lt;img src=&quot;piano-keyboard-octave-F.png&quot;/&gt;" calcext:value-type="string">
            <text:p>&lt;img src="piano-keyboard-octave-F.png"/&gt;</text:p>
          </table:table-cell>
          <table:table-cell table:style-name="ce17" table:formula="of:=IF(ISBLANK([$data.G135]);&quot;&quot;;CONCATENATE(&quot;[sound:&quot;;[.$O$5];[$data.G135];&quot;.mp3]&quot;))" office:value-type="string" office:string-value="[sound:piano-audio-133-69-6-treble-F6.mp3]" calcext:value-type="string">
            <text:p>[sound:piano-audio-133-69-6-treble-F6.mp3]</text:p>
          </table:table-cell>
          <table:table-cell table:style-name="ce15" table:formula="of:=[$data.B135]" office:value-type="float" office:value="69" calcext:value-type="float">
            <text:p>69</text:p>
          </table:table-cell>
          <table:table-cell table:style-name="ce17" table:formula="of:=[$data.D135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135,&quot;&quot;[ac-zA-Z0-9]&quot;&quot;,&quot;&quot;&quot;&quot;)&quot;);&quot;&quot;)">
            <text:p/>
          </table:table-cell>
          <table:table-cell table:style-name="ce15" office:value-type="string" calcext:value-type="string">
            <text:p>F6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36]; &quot; &quot;; PROPER([$data.I136]))" office:value-type="string" office:string-value="F6# Treble" calcext:value-type="string">
            <text:p>F6# Treble</text:p>
          </table:table-cell>
          <table:table-cell table:style-name="ce17" table:formula="of:=IFERROR(__xludf.dummyfunction(&quot;REGEXREPLACE(data!C136,&quot;&quot;\W|\d|b&quot;&quot;,&quot;&quot;&quot;&quot;)&quot;);&quot;F&quot;)" office:value-type="string" office:string-value="F" calcext:value-type="string">
            <text:p>F</text:p>
          </table:table-cell>
          <table:table-cell table:style-name="ce17" table:formula="of:=[$data.E136]" office:value-type="string" office:string-value="6" calcext:value-type="string">
            <text:p>6</text:p>
          </table:table-cell>
          <table:table-cell table:style-name="ce17" table:formula="of:=IFERROR(__xludf.dummyfunction(&quot;REGEXREPLACE(data!F136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136]" office:value-type="string" office:string-value="treble" calcext:value-type="string">
            <text:p>treble</text:p>
          </table:table-cell>
          <table:table-cell table:style-name="ce17" table:formula="of:=IF(ISBLANK([$data.G136]);&quot;&quot;;CONCATENATE(&quot;&lt;img src=&quot;&quot;&quot;;[.$O$2];[$data.G136];&quot;.png&quot;;&quot;&quot;&quot;/&gt;&quot;))" office:value-type="string" office:string-value="&lt;img src=&quot;piano-score-134-70-6-treble-F6#.png&quot;/&gt;" calcext:value-type="string">
            <text:p>&lt;img src="piano-score-134-70-6-treble-F6#.png"/&gt;</text:p>
          </table:table-cell>
          <table:table-cell table:style-name="ce17" table:formula="of:=CONCATENATE(&quot;&lt;img src=&quot;&quot;&quot;;[.$O$3];TEXT([$data.B136];&quot;00&quot;);&quot;-&quot;;[$data.E136];&quot;-&quot;;[.N135];&quot;.png&quot;;&quot;&quot;&quot;/&gt;&quot;)" office:value-type="string" office:string-value="&lt;img src=&quot;piano-keyboard-70-6-F6#-G6b.png&quot;/&gt;" calcext:value-type="string">
            <text:p>&lt;img src="piano-keyboard-70-6-F6#-G6b.png"/&gt;</text:p>
          </table:table-cell>
          <table:table-cell table:style-name="ce17" table:formula="of:=IFERROR(__xludf.dummyfunction(&quot;IF(ISBLANK(data!G136),&quot;&quot;&quot;&quot;,CONCATENATE(&quot;&quot;&lt;img src=&quot;&quot;&quot;&quot;&quot;&quot;,$O$4,REGEXREPLACE(N135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7" table:formula="of:=IF(ISBLANK([$data.G136]);&quot;&quot;;CONCATENATE(&quot;[sound:&quot;;[.$O$5];[$data.G136];&quot;.mp3]&quot;))" office:value-type="string" office:string-value="[sound:piano-audio-134-70-6-treble-F6#.mp3]" calcext:value-type="string">
            <text:p>[sound:piano-audio-134-70-6-treble-F6#.mp3]</text:p>
          </table:table-cell>
          <table:table-cell table:style-name="ce15" table:formula="of:=[$data.B136]" office:value-type="float" office:value="70" calcext:value-type="float">
            <text:p>70</text:p>
          </table:table-cell>
          <table:table-cell table:style-name="ce17" table:formula="of:=[$data.D136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136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F6#-G6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37]; &quot; &quot;; PROPER([$data.I137]))" office:value-type="string" office:string-value="G6b Treble" calcext:value-type="string">
            <text:p>G6b Treble</text:p>
          </table:table-cell>
          <table:table-cell table:style-name="ce17" table:formula="of:=IFERROR(__xludf.dummyfunction(&quot;REGEXREPLACE(data!C137,&quot;&quot;\W|\d|b&quot;&quot;,&quot;&quot;&quot;&quot;)&quot;);&quot;G&quot;)" office:value-type="string" office:string-value="G" calcext:value-type="string">
            <text:p>G</text:p>
          </table:table-cell>
          <table:table-cell table:style-name="ce17" table:formula="of:=[$data.E137]" office:value-type="string" office:string-value="6" calcext:value-type="string">
            <text:p>6</text:p>
          </table:table-cell>
          <table:table-cell table:style-name="ce17" table:formula="of:=IFERROR(__xludf.dummyfunction(&quot;REGEXREPLACE(data!F137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137]" office:value-type="string" office:string-value="treble" calcext:value-type="string">
            <text:p>treble</text:p>
          </table:table-cell>
          <table:table-cell table:style-name="ce17" table:formula="of:=IF(ISBLANK([$data.G137]);&quot;&quot;;CONCATENATE(&quot;&lt;img src=&quot;&quot;&quot;;[.$O$2];[$data.G137];&quot;.png&quot;;&quot;&quot;&quot;/&gt;&quot;))" office:value-type="string" office:string-value="&lt;img src=&quot;piano-score-137-70-6-treble-G6b.png&quot;/&gt;" calcext:value-type="string">
            <text:p>&lt;img src="piano-score-137-70-6-treble-G6b.png"/&gt;</text:p>
          </table:table-cell>
          <table:table-cell table:style-name="ce17" table:formula="of:=CONCATENATE(&quot;&lt;img src=&quot;&quot;&quot;;[.$O$3];TEXT([$data.B137];&quot;00&quot;);&quot;-&quot;;[$data.E137];&quot;-&quot;;[.N136];&quot;.png&quot;;&quot;&quot;&quot;/&gt;&quot;)" office:value-type="string" office:string-value="&lt;img src=&quot;piano-keyboard-70-6-F6#-G6b.png&quot;/&gt;" calcext:value-type="string">
            <text:p>&lt;img src="piano-keyboard-70-6-F6#-G6b.png"/&gt;</text:p>
          </table:table-cell>
          <table:table-cell table:style-name="ce17" table:formula="of:=IFERROR(__xludf.dummyfunction(&quot;IF(ISBLANK(data!G137),&quot;&quot;&quot;&quot;,CONCATENATE(&quot;&quot;&lt;img src=&quot;&quot;&quot;&quot;&quot;&quot;,$O$4,REGEXREPLACE(N136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7" table:formula="of:=IF(ISBLANK([$data.G137]);&quot;&quot;;CONCATENATE(&quot;[sound:&quot;;[.$O$5];[$data.G137];&quot;.mp3]&quot;))" office:value-type="string" office:string-value="[sound:piano-audio-137-70-6-treble-G6b.mp3]" calcext:value-type="string">
            <text:p>[sound:piano-audio-137-70-6-treble-G6b.mp3]</text:p>
          </table:table-cell>
          <table:table-cell table:style-name="ce15" table:formula="of:=[$data.B137]" office:value-type="float" office:value="70" calcext:value-type="float">
            <text:p>70</text:p>
          </table:table-cell>
          <table:table-cell table:style-name="ce17" table:formula="of:=[$data.D137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137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F6#-G6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38]; &quot; &quot;; PROPER([$data.I138]))" office:value-type="string" office:string-value="G6 Treble" calcext:value-type="string">
            <text:p>G6 Treble</text:p>
          </table:table-cell>
          <table:table-cell table:style-name="ce17" table:formula="of:=IFERROR(__xludf.dummyfunction(&quot;REGEXREPLACE(data!C138,&quot;&quot;\W|\d|b&quot;&quot;,&quot;&quot;&quot;&quot;)&quot;);&quot;G&quot;)" office:value-type="string" office:string-value="G" calcext:value-type="string">
            <text:p>G</text:p>
          </table:table-cell>
          <table:table-cell table:style-name="ce17" table:formula="of:=[$data.E138]" office:value-type="string" office:string-value="6" calcext:value-type="string">
            <text:p>6</text:p>
          </table:table-cell>
          <table:table-cell table:style-name="ce17" table:formula="of:=IFERROR(__xludf.dummyfunction(&quot;REGEXREPLACE(data!F138,&quot;&quot;[ac-zA-Z0-9]&quot;&quot;,&quot;&quot;&quot;&quot;)&quot;);&quot;&quot;)">
            <text:p/>
          </table:table-cell>
          <table:table-cell table:style-name="ce17" table:formula="of:=[$data.I138]" office:value-type="string" office:string-value="treble" calcext:value-type="string">
            <text:p>treble</text:p>
          </table:table-cell>
          <table:table-cell table:style-name="ce17" table:formula="of:=IF(ISBLANK([$data.G138]);&quot;&quot;;CONCATENATE(&quot;&lt;img src=&quot;&quot;&quot;;[.$O$2];[$data.G138];&quot;.png&quot;;&quot;&quot;&quot;/&gt;&quot;))" office:value-type="string" office:string-value="&lt;img src=&quot;piano-score-135-71-6-treble-G6.png&quot;/&gt;" calcext:value-type="string">
            <text:p>&lt;img src="piano-score-135-71-6-treble-G6.png"/&gt;</text:p>
          </table:table-cell>
          <table:table-cell table:style-name="ce17" table:formula="of:=CONCATENATE(&quot;&lt;img src=&quot;&quot;&quot;;[.$O$3];TEXT([$data.B138];&quot;00&quot;);&quot;-&quot;;[$data.E138];&quot;-&quot;;[.N137];&quot;.png&quot;;&quot;&quot;&quot;/&gt;&quot;)" office:value-type="string" office:string-value="&lt;img src=&quot;piano-keyboard-71-6-G6.png&quot;/&gt;" calcext:value-type="string">
            <text:p>&lt;img src="piano-keyboard-71-6-G6.png"/&gt;</text:p>
          </table:table-cell>
          <table:table-cell table:style-name="ce17" table:formula="of:=IFERROR(__xludf.dummyfunction(&quot;IF(ISBLANK(data!G138),&quot;&quot;&quot;&quot;,CONCATENATE(&quot;&quot;&lt;img src=&quot;&quot;&quot;&quot;&quot;&quot;,$O$4,REGEXREPLACE(N137,&quot;&quot;[0-9]&quot;&quot;,&quot;&quot;&quot;&quot;),&quot;&quot;.png&quot;&quot;,&quot;&quot;&quot;&quot;&quot;&quot;/&gt;&quot;&quot;))&quot;);&quot;&lt;img src=&quot;&quot;piano-keyboard-octave-G.png&quot;&quot;/&gt;&quot;)" office:value-type="string" office:string-value="&lt;img src=&quot;piano-keyboard-octave-G.png&quot;/&gt;" calcext:value-type="string">
            <text:p>&lt;img src="piano-keyboard-octave-G.png"/&gt;</text:p>
          </table:table-cell>
          <table:table-cell table:style-name="ce17" table:formula="of:=IF(ISBLANK([$data.G138]);&quot;&quot;;CONCATENATE(&quot;[sound:&quot;;[.$O$5];[$data.G138];&quot;.mp3]&quot;))" office:value-type="string" office:string-value="[sound:piano-audio-135-71-6-treble-G6.mp3]" calcext:value-type="string">
            <text:p>[sound:piano-audio-135-71-6-treble-G6.mp3]</text:p>
          </table:table-cell>
          <table:table-cell table:style-name="ce15" table:formula="of:=[$data.B138]" office:value-type="float" office:value="71" calcext:value-type="float">
            <text:p>71</text:p>
          </table:table-cell>
          <table:table-cell table:style-name="ce17" table:formula="of:=[$data.D138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138,&quot;&quot;[ac-zA-Z0-9]&quot;&quot;,&quot;&quot;&quot;&quot;)&quot;);&quot;&quot;)">
            <text:p/>
          </table:table-cell>
          <table:table-cell table:style-name="ce15" office:value-type="string" calcext:value-type="string">
            <text:p>G6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39]; &quot; &quot;; PROPER([$data.I139]))" office:value-type="string" office:string-value="G6# Treble" calcext:value-type="string">
            <text:p>G6# Treble</text:p>
          </table:table-cell>
          <table:table-cell table:style-name="ce17" table:formula="of:=IFERROR(__xludf.dummyfunction(&quot;REGEXREPLACE(data!C139,&quot;&quot;\W|\d|b&quot;&quot;,&quot;&quot;&quot;&quot;)&quot;);&quot;G&quot;)" office:value-type="string" office:string-value="G" calcext:value-type="string">
            <text:p>G</text:p>
          </table:table-cell>
          <table:table-cell table:style-name="ce17" table:formula="of:=[$data.E139]" office:value-type="string" office:string-value="6" calcext:value-type="string">
            <text:p>6</text:p>
          </table:table-cell>
          <table:table-cell table:style-name="ce17" table:formula="of:=IFERROR(__xludf.dummyfunction(&quot;REGEXREPLACE(data!F139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139]" office:value-type="string" office:string-value="treble" calcext:value-type="string">
            <text:p>treble</text:p>
          </table:table-cell>
          <table:table-cell table:style-name="ce17" table:formula="of:=IF(ISBLANK([$data.G139]);&quot;&quot;;CONCATENATE(&quot;&lt;img src=&quot;&quot;&quot;;[.$O$2];[$data.G139];&quot;.png&quot;;&quot;&quot;&quot;/&gt;&quot;))" office:value-type="string" office:string-value="&lt;img src=&quot;piano-score-136-72-6-treble-G6#.png&quot;/&gt;" calcext:value-type="string">
            <text:p>&lt;img src="piano-score-136-72-6-treble-G6#.png"/&gt;</text:p>
          </table:table-cell>
          <table:table-cell table:style-name="ce17" table:formula="of:=CONCATENATE(&quot;&lt;img src=&quot;&quot;&quot;;[.$O$3];TEXT([$data.B139];&quot;00&quot;);&quot;-&quot;;[$data.E139];&quot;-&quot;;[.N138];&quot;.png&quot;;&quot;&quot;&quot;/&gt;&quot;)" office:value-type="string" office:string-value="&lt;img src=&quot;piano-keyboard-72-6-G6#-A6b.png&quot;/&gt;" calcext:value-type="string">
            <text:p>&lt;img src="piano-keyboard-72-6-G6#-A6b.png"/&gt;</text:p>
          </table:table-cell>
          <table:table-cell table:style-name="ce17" table:formula="of:=IFERROR(__xludf.dummyfunction(&quot;IF(ISBLANK(data!G139),&quot;&quot;&quot;&quot;,CONCATENATE(&quot;&quot;&lt;img src=&quot;&quot;&quot;&quot;&quot;&quot;,$O$4,REGEXREPLACE(N138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7" table:formula="of:=IF(ISBLANK([$data.G139]);&quot;&quot;;CONCATENATE(&quot;[sound:&quot;;[.$O$5];[$data.G139];&quot;.mp3]&quot;))" office:value-type="string" office:string-value="[sound:piano-audio-136-72-6-treble-G6#.mp3]" calcext:value-type="string">
            <text:p>[sound:piano-audio-136-72-6-treble-G6#.mp3]</text:p>
          </table:table-cell>
          <table:table-cell table:style-name="ce15" table:formula="of:=[$data.B139]" office:value-type="float" office:value="72" calcext:value-type="float">
            <text:p>72</text:p>
          </table:table-cell>
          <table:table-cell table:style-name="ce17" table:formula="of:=[$data.D139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139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G6#-A6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40]; &quot; &quot;; PROPER([$data.I140]))" office:value-type="string" office:string-value="A6b Treble" calcext:value-type="string">
            <text:p>A6b Treble</text:p>
          </table:table-cell>
          <table:table-cell table:style-name="ce17" table:formula="of:=IFERROR(__xludf.dummyfunction(&quot;REGEXREPLACE(data!C140,&quot;&quot;\W|\d|b&quot;&quot;,&quot;&quot;&quot;&quot;)&quot;);&quot;A&quot;)" office:value-type="string" office:string-value="A" calcext:value-type="string">
            <text:p>A</text:p>
          </table:table-cell>
          <table:table-cell table:style-name="ce17" table:formula="of:=[$data.E140]" office:value-type="string" office:string-value="6" calcext:value-type="string">
            <text:p>6</text:p>
          </table:table-cell>
          <table:table-cell table:style-name="ce17" table:formula="of:=IFERROR(__xludf.dummyfunction(&quot;REGEXREPLACE(data!F140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140]" office:value-type="string" office:string-value="treble" calcext:value-type="string">
            <text:p>treble</text:p>
          </table:table-cell>
          <table:table-cell table:style-name="ce17" table:formula="of:=IF(ISBLANK([$data.G140]);&quot;&quot;;CONCATENATE(&quot;&lt;img src=&quot;&quot;&quot;;[.$O$2];[$data.G140];&quot;.png&quot;;&quot;&quot;&quot;/&gt;&quot;))" office:value-type="string" office:string-value="&lt;img src=&quot;piano-score-140-72-6-treble-A6b.png&quot;/&gt;" calcext:value-type="string">
            <text:p>&lt;img src="piano-score-140-72-6-treble-A6b.png"/&gt;</text:p>
          </table:table-cell>
          <table:table-cell table:style-name="ce17" table:formula="of:=CONCATENATE(&quot;&lt;img src=&quot;&quot;&quot;;[.$O$3];TEXT([$data.B140];&quot;00&quot;);&quot;-&quot;;[$data.E140];&quot;-&quot;;[.N139];&quot;.png&quot;;&quot;&quot;&quot;/&gt;&quot;)" office:value-type="string" office:string-value="&lt;img src=&quot;piano-keyboard-72-6-G6#-A6b.png&quot;/&gt;" calcext:value-type="string">
            <text:p>&lt;img src="piano-keyboard-72-6-G6#-A6b.png"/&gt;</text:p>
          </table:table-cell>
          <table:table-cell table:style-name="ce17" table:formula="of:=IFERROR(__xludf.dummyfunction(&quot;IF(ISBLANK(data!G140),&quot;&quot;&quot;&quot;,CONCATENATE(&quot;&quot;&lt;img src=&quot;&quot;&quot;&quot;&quot;&quot;,$O$4,REGEXREPLACE(N139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7" table:formula="of:=IF(ISBLANK([$data.G140]);&quot;&quot;;CONCATENATE(&quot;[sound:&quot;;[.$O$5];[$data.G140];&quot;.mp3]&quot;))" office:value-type="string" office:string-value="[sound:piano-audio-140-72-6-treble-A6b.mp3]" calcext:value-type="string">
            <text:p>[sound:piano-audio-140-72-6-treble-A6b.mp3]</text:p>
          </table:table-cell>
          <table:table-cell table:style-name="ce15" table:formula="of:=[$data.B140]" office:value-type="float" office:value="72" calcext:value-type="float">
            <text:p>72</text:p>
          </table:table-cell>
          <table:table-cell table:style-name="ce17" table:formula="of:=[$data.D140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140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G6#-A6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41]; &quot; &quot;; PROPER([$data.I141]))" office:value-type="string" office:string-value="A6 Treble" calcext:value-type="string">
            <text:p>A6 Treble</text:p>
          </table:table-cell>
          <table:table-cell table:style-name="ce17" table:formula="of:=IFERROR(__xludf.dummyfunction(&quot;REGEXREPLACE(data!C141,&quot;&quot;\W|\d|b&quot;&quot;,&quot;&quot;&quot;&quot;)&quot;);&quot;A&quot;)" office:value-type="string" office:string-value="A" calcext:value-type="string">
            <text:p>A</text:p>
          </table:table-cell>
          <table:table-cell table:style-name="ce17" table:formula="of:=[$data.E141]" office:value-type="string" office:string-value="6" calcext:value-type="string">
            <text:p>6</text:p>
          </table:table-cell>
          <table:table-cell table:style-name="ce17" table:formula="of:=IFERROR(__xludf.dummyfunction(&quot;REGEXREPLACE(data!F141,&quot;&quot;[ac-zA-Z0-9]&quot;&quot;,&quot;&quot;&quot;&quot;)&quot;);&quot;&quot;)">
            <text:p/>
          </table:table-cell>
          <table:table-cell table:style-name="ce17" table:formula="of:=[$data.I141]" office:value-type="string" office:string-value="treble" calcext:value-type="string">
            <text:p>treble</text:p>
          </table:table-cell>
          <table:table-cell table:style-name="ce17" table:formula="of:=IF(ISBLANK([$data.G141]);&quot;&quot;;CONCATENATE(&quot;&lt;img src=&quot;&quot;&quot;;[.$O$2];[$data.G141];&quot;.png&quot;;&quot;&quot;&quot;/&gt;&quot;))" office:value-type="string" office:string-value="&lt;img src=&quot;piano-score-138-73-6-treble-A6.png&quot;/&gt;" calcext:value-type="string">
            <text:p>&lt;img src="piano-score-138-73-6-treble-A6.png"/&gt;</text:p>
          </table:table-cell>
          <table:table-cell table:style-name="ce17" table:formula="of:=CONCATENATE(&quot;&lt;img src=&quot;&quot;&quot;;[.$O$3];TEXT([$data.B141];&quot;00&quot;);&quot;-&quot;;[$data.E141];&quot;-&quot;;[.N140];&quot;.png&quot;;&quot;&quot;&quot;/&gt;&quot;)" office:value-type="string" office:string-value="&lt;img src=&quot;piano-keyboard-73-6-A6.png&quot;/&gt;" calcext:value-type="string">
            <text:p>&lt;img src="piano-keyboard-73-6-A6.png"/&gt;</text:p>
          </table:table-cell>
          <table:table-cell table:style-name="ce17" table:formula="of:=IFERROR(__xludf.dummyfunction(&quot;IF(ISBLANK(data!G141),&quot;&quot;&quot;&quot;,CONCATENATE(&quot;&quot;&lt;img src=&quot;&quot;&quot;&quot;&quot;&quot;,$O$4,REGEXREPLACE(N140,&quot;&quot;[0-9]&quot;&quot;,&quot;&quot;&quot;&quot;),&quot;&quot;.png&quot;&quot;,&quot;&quot;&quot;&quot;&quot;&quot;/&gt;&quot;&quot;))&quot;);&quot;&lt;img src=&quot;&quot;piano-keyboard-octave-A.png&quot;&quot;/&gt;&quot;)" office:value-type="string" office:string-value="&lt;img src=&quot;piano-keyboard-octave-A.png&quot;/&gt;" calcext:value-type="string">
            <text:p>&lt;img src="piano-keyboard-octave-A.png"/&gt;</text:p>
          </table:table-cell>
          <table:table-cell table:style-name="ce17" table:formula="of:=IF(ISBLANK([$data.G141]);&quot;&quot;;CONCATENATE(&quot;[sound:&quot;;[.$O$5];[$data.G141];&quot;.mp3]&quot;))" office:value-type="string" office:string-value="[sound:piano-audio-138-73-6-treble-A6.mp3]" calcext:value-type="string">
            <text:p>[sound:piano-audio-138-73-6-treble-A6.mp3]</text:p>
          </table:table-cell>
          <table:table-cell table:style-name="ce15" table:formula="of:=[$data.B141]" office:value-type="float" office:value="73" calcext:value-type="float">
            <text:p>73</text:p>
          </table:table-cell>
          <table:table-cell table:style-name="ce17" table:formula="of:=[$data.D141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141,&quot;&quot;[ac-zA-Z0-9]&quot;&quot;,&quot;&quot;&quot;&quot;)&quot;);&quot;&quot;)">
            <text:p/>
          </table:table-cell>
          <table:table-cell table:style-name="ce15" office:value-type="string" calcext:value-type="string">
            <text:p>A6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42]; &quot; &quot;; PROPER([$data.I142]))" office:value-type="string" office:string-value="A6# Treble" calcext:value-type="string">
            <text:p>A6# Treble</text:p>
          </table:table-cell>
          <table:table-cell table:style-name="ce17" table:formula="of:=IFERROR(__xludf.dummyfunction(&quot;REGEXREPLACE(data!C142,&quot;&quot;\W|\d|b&quot;&quot;,&quot;&quot;&quot;&quot;)&quot;);&quot;A&quot;)" office:value-type="string" office:string-value="A" calcext:value-type="string">
            <text:p>A</text:p>
          </table:table-cell>
          <table:table-cell table:style-name="ce17" table:formula="of:=[$data.E142]" office:value-type="string" office:string-value="6" calcext:value-type="string">
            <text:p>6</text:p>
          </table:table-cell>
          <table:table-cell table:style-name="ce17" table:formula="of:=IFERROR(__xludf.dummyfunction(&quot;REGEXREPLACE(data!F142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142]" office:value-type="string" office:string-value="treble" calcext:value-type="string">
            <text:p>treble</text:p>
          </table:table-cell>
          <table:table-cell table:style-name="ce17" table:formula="of:=IF(ISBLANK([$data.G142]);&quot;&quot;;CONCATENATE(&quot;&lt;img src=&quot;&quot;&quot;;[.$O$2];[$data.G142];&quot;.png&quot;;&quot;&quot;&quot;/&gt;&quot;))" office:value-type="string" office:string-value="&lt;img src=&quot;piano-score-139-74-6-treble-A6#.png&quot;/&gt;" calcext:value-type="string">
            <text:p>&lt;img src="piano-score-139-74-6-treble-A6#.png"/&gt;</text:p>
          </table:table-cell>
          <table:table-cell table:style-name="ce17" table:formula="of:=CONCATENATE(&quot;&lt;img src=&quot;&quot;&quot;;[.$O$3];TEXT([$data.B142];&quot;00&quot;);&quot;-&quot;;[$data.E142];&quot;-&quot;;[.N141];&quot;.png&quot;;&quot;&quot;&quot;/&gt;&quot;)" office:value-type="string" office:string-value="&lt;img src=&quot;piano-keyboard-74-6-A6#-B6b.png&quot;/&gt;" calcext:value-type="string">
            <text:p>&lt;img src="piano-keyboard-74-6-A6#-B6b.png"/&gt;</text:p>
          </table:table-cell>
          <table:table-cell table:style-name="ce17" table:formula="of:=IFERROR(__xludf.dummyfunction(&quot;IF(ISBLANK(data!G142),&quot;&quot;&quot;&quot;,CONCATENATE(&quot;&quot;&lt;img src=&quot;&quot;&quot;&quot;&quot;&quot;,$O$4,REGEXREPLACE(N141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7" table:formula="of:=IF(ISBLANK([$data.G142]);&quot;&quot;;CONCATENATE(&quot;[sound:&quot;;[.$O$5];[$data.G142];&quot;.mp3]&quot;))" office:value-type="string" office:string-value="[sound:piano-audio-139-74-6-treble-A6#.mp3]" calcext:value-type="string">
            <text:p>[sound:piano-audio-139-74-6-treble-A6#.mp3]</text:p>
          </table:table-cell>
          <table:table-cell table:style-name="ce15" table:formula="of:=[$data.B142]" office:value-type="float" office:value="74" calcext:value-type="float">
            <text:p>74</text:p>
          </table:table-cell>
          <table:table-cell table:style-name="ce17" table:formula="of:=[$data.D142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142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A6#-B6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43]; &quot; &quot;; PROPER([$data.I143]))" office:value-type="string" office:string-value="B6b Treble" calcext:value-type="string">
            <text:p>B6b Treble</text:p>
          </table:table-cell>
          <table:table-cell table:style-name="ce17" table:formula="of:=IFERROR(__xludf.dummyfunction(&quot;REGEXREPLACE(data!C143,&quot;&quot;\W|\d|b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E143]" office:value-type="string" office:string-value="6" calcext:value-type="string">
            <text:p>6</text:p>
          </table:table-cell>
          <table:table-cell table:style-name="ce17" table:formula="of:=IFERROR(__xludf.dummyfunction(&quot;REGEXREPLACE(data!F143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143]" office:value-type="string" office:string-value="treble" calcext:value-type="string">
            <text:p>treble</text:p>
          </table:table-cell>
          <table:table-cell table:style-name="ce17" table:formula="of:=IF(ISBLANK([$data.G143]);&quot;&quot;;CONCATENATE(&quot;&lt;img src=&quot;&quot;&quot;;[.$O$2];[$data.G143];&quot;.png&quot;;&quot;&quot;&quot;/&gt;&quot;))" office:value-type="string" office:string-value="&lt;img src=&quot;piano-score-142-74-6-treble-B6b.png&quot;/&gt;" calcext:value-type="string">
            <text:p>&lt;img src="piano-score-142-74-6-treble-B6b.png"/&gt;</text:p>
          </table:table-cell>
          <table:table-cell table:style-name="ce17" table:formula="of:=CONCATENATE(&quot;&lt;img src=&quot;&quot;&quot;;[.$O$3];TEXT([$data.B143];&quot;00&quot;);&quot;-&quot;;[$data.E143];&quot;-&quot;;[.N142];&quot;.png&quot;;&quot;&quot;&quot;/&gt;&quot;)" office:value-type="string" office:string-value="&lt;img src=&quot;piano-keyboard-74-6-A6#-B6b.png&quot;/&gt;" calcext:value-type="string">
            <text:p>&lt;img src="piano-keyboard-74-6-A6#-B6b.png"/&gt;</text:p>
          </table:table-cell>
          <table:table-cell table:style-name="ce17" table:formula="of:=IFERROR(__xludf.dummyfunction(&quot;IF(ISBLANK(data!G143),&quot;&quot;&quot;&quot;,CONCATENATE(&quot;&quot;&lt;img src=&quot;&quot;&quot;&quot;&quot;&quot;,$O$4,REGEXREPLACE(N142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7" table:formula="of:=IF(ISBLANK([$data.G143]);&quot;&quot;;CONCATENATE(&quot;[sound:&quot;;[.$O$5];[$data.G143];&quot;.mp3]&quot;))" office:value-type="string" office:string-value="[sound:piano-audio-142-74-6-treble-B6b.mp3]" calcext:value-type="string">
            <text:p>[sound:piano-audio-142-74-6-treble-B6b.mp3]</text:p>
          </table:table-cell>
          <table:table-cell table:style-name="ce15" table:formula="of:=[$data.B143]" office:value-type="float" office:value="74" calcext:value-type="float">
            <text:p>74</text:p>
          </table:table-cell>
          <table:table-cell table:style-name="ce17" table:formula="of:=[$data.D143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143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A6#-B6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44]; &quot; &quot;; PROPER([$data.I144]))" office:value-type="string" office:string-value="B6 Treble" calcext:value-type="string">
            <text:p>B6 Treble</text:p>
          </table:table-cell>
          <table:table-cell table:style-name="ce17" table:formula="of:=IFERROR(__xludf.dummyfunction(&quot;REGEXREPLACE(data!C144,&quot;&quot;\W|\d|b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E144]" office:value-type="string" office:string-value="6" calcext:value-type="string">
            <text:p>6</text:p>
          </table:table-cell>
          <table:table-cell table:style-name="ce17" table:formula="of:=IFERROR(__xludf.dummyfunction(&quot;REGEXREPLACE(data!F144,&quot;&quot;[ac-zA-Z0-9]&quot;&quot;,&quot;&quot;&quot;&quot;)&quot;);&quot;&quot;)">
            <text:p/>
          </table:table-cell>
          <table:table-cell table:style-name="ce17" table:formula="of:=[$data.I144]" office:value-type="string" office:string-value="treble" calcext:value-type="string">
            <text:p>treble</text:p>
          </table:table-cell>
          <table:table-cell table:style-name="ce17" table:formula="of:=IF(ISBLANK([$data.G144]);&quot;&quot;;CONCATENATE(&quot;&lt;img src=&quot;&quot;&quot;;[.$O$2];[$data.G144];&quot;.png&quot;;&quot;&quot;&quot;/&gt;&quot;))" office:value-type="string" office:string-value="&lt;img src=&quot;piano-score-141-75-6-treble-B6.png&quot;/&gt;" calcext:value-type="string">
            <text:p>&lt;img src="piano-score-141-75-6-treble-B6.png"/&gt;</text:p>
          </table:table-cell>
          <table:table-cell table:style-name="ce17" table:formula="of:=CONCATENATE(&quot;&lt;img src=&quot;&quot;&quot;;[.$O$3];TEXT([$data.B144];&quot;00&quot;);&quot;-&quot;;[$data.E144];&quot;-&quot;;[.N143];&quot;.png&quot;;&quot;&quot;&quot;/&gt;&quot;)" office:value-type="string" office:string-value="&lt;img src=&quot;piano-keyboard-75-6-B6.png&quot;/&gt;" calcext:value-type="string">
            <text:p>&lt;img src="piano-keyboard-75-6-B6.png"/&gt;</text:p>
          </table:table-cell>
          <table:table-cell table:style-name="ce17" table:formula="of:=IFERROR(__xludf.dummyfunction(&quot;IF(ISBLANK(data!G144),&quot;&quot;&quot;&quot;,CONCATENATE(&quot;&quot;&lt;img src=&quot;&quot;&quot;&quot;&quot;&quot;,$O$4,REGEXREPLACE(N143,&quot;&quot;[0-9]&quot;&quot;,&quot;&quot;&quot;&quot;),&quot;&quot;.png&quot;&quot;,&quot;&quot;&quot;&quot;&quot;&quot;/&gt;&quot;&quot;))&quot;);&quot;&lt;img src=&quot;&quot;piano-keyboard-octave-B.png&quot;&quot;/&gt;&quot;)" office:value-type="string" office:string-value="&lt;img src=&quot;piano-keyboard-octave-B.png&quot;/&gt;" calcext:value-type="string">
            <text:p>&lt;img src="piano-keyboard-octave-B.png"/&gt;</text:p>
          </table:table-cell>
          <table:table-cell table:style-name="ce17" table:formula="of:=IF(ISBLANK([$data.G144]);&quot;&quot;;CONCATENATE(&quot;[sound:&quot;;[.$O$5];[$data.G144];&quot;.mp3]&quot;))" office:value-type="string" office:string-value="[sound:piano-audio-141-75-6-treble-B6.mp3]" calcext:value-type="string">
            <text:p>[sound:piano-audio-141-75-6-treble-B6.mp3]</text:p>
          </table:table-cell>
          <table:table-cell table:style-name="ce15" table:formula="of:=[$data.B144]" office:value-type="float" office:value="75" calcext:value-type="float">
            <text:p>75</text:p>
          </table:table-cell>
          <table:table-cell table:style-name="ce17" table:formula="of:=[$data.D144]" office:value-type="float" office:value="1" calcext:value-type="float">
            <text:p>1</text:p>
          </table:table-cell>
          <table:table-cell table:style-name="ce17"/>
          <table:table-cell table:style-name="ce21" table:formula="of:=IFERROR(__xludf.dummyfunction(&quot;REGEXREPLACE(data!F144,&quot;&quot;[ac-zA-Z0-9]&quot;&quot;,&quot;&quot;&quot;&quot;)&quot;);&quot;&quot;)">
            <text:p/>
          </table:table-cell>
          <table:table-cell table:style-name="ce15" office:value-type="string" calcext:value-type="string">
            <text:p>B6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45]; &quot; &quot;; PROPER([$data.I145]))" office:value-type="string" office:string-value="C7 Treble" calcext:value-type="string">
            <text:p>C7 Treble</text:p>
          </table:table-cell>
          <table:table-cell table:style-name="ce17" table:formula="of:=IFERROR(__xludf.dummyfunction(&quot;REGEXREPLACE(data!C145,&quot;&quot;\W|\d|b&quot;&quot;,&quot;&quot;&quot;&quot;)&quot;);&quot;C&quot;)" office:value-type="string" office:string-value="C" calcext:value-type="string">
            <text:p>C</text:p>
          </table:table-cell>
          <table:table-cell table:style-name="ce17" table:formula="of:=[$data.E145]" office:value-type="string" office:string-value="7" calcext:value-type="string">
            <text:p>7</text:p>
          </table:table-cell>
          <table:table-cell table:style-name="ce17" table:formula="of:=IFERROR(__xludf.dummyfunction(&quot;REGEXREPLACE(data!F145,&quot;&quot;[ac-zA-Z0-9]&quot;&quot;,&quot;&quot;&quot;&quot;)&quot;);&quot;&quot;)">
            <text:p/>
          </table:table-cell>
          <table:table-cell table:style-name="ce17" table:formula="of:=[$data.I145]" office:value-type="string" office:string-value="treble" calcext:value-type="string">
            <text:p>treble</text:p>
          </table:table-cell>
          <table:table-cell table:style-name="ce17" table:formula="of:=IF(ISBLANK([$data.G145]);&quot;&quot;;CONCATENATE(&quot;&lt;img src=&quot;&quot;&quot;;[.$O$2];[$data.G145];&quot;.png&quot;;&quot;&quot;&quot;/&gt;&quot;))" office:value-type="string" office:string-value="&lt;img src=&quot;piano-score-143-76-7-treble-C7.png&quot;/&gt;" calcext:value-type="string">
            <text:p>&lt;img src="piano-score-143-76-7-treble-C7.png"/&gt;</text:p>
          </table:table-cell>
          <table:table-cell table:style-name="ce17" table:formula="of:=CONCATENATE(&quot;&lt;img src=&quot;&quot;&quot;;[.$O$3];TEXT([$data.B145];&quot;00&quot;);&quot;-&quot;;[$data.E145];&quot;-&quot;;[.N144];&quot;.png&quot;;&quot;&quot;&quot;/&gt;&quot;)" office:value-type="string" office:string-value="&lt;img src=&quot;piano-keyboard-76-7-C7.png&quot;/&gt;" calcext:value-type="string">
            <text:p>&lt;img src="piano-keyboard-76-7-C7.png"/&gt;</text:p>
          </table:table-cell>
          <table:table-cell table:style-name="ce17" table:formula="of:=IFERROR(__xludf.dummyfunction(&quot;IF(ISBLANK(data!G145),&quot;&quot;&quot;&quot;,CONCATENATE(&quot;&quot;&lt;img src=&quot;&quot;&quot;&quot;&quot;&quot;,$O$4,REGEXREPLACE(N144,&quot;&quot;[0-9]&quot;&quot;,&quot;&quot;&quot;&quot;),&quot;&quot;.png&quot;&quot;,&quot;&quot;&quot;&quot;&quot;&quot;/&gt;&quot;&quot;))&quot;);&quot;&lt;img src=&quot;&quot;piano-keyboard-octave-C.png&quot;&quot;/&gt;&quot;)" office:value-type="string" office:string-value="&lt;img src=&quot;piano-keyboard-octave-C.png&quot;/&gt;" calcext:value-type="string">
            <text:p>&lt;img src="piano-keyboard-octave-C.png"/&gt;</text:p>
          </table:table-cell>
          <table:table-cell table:style-name="ce17" table:formula="of:=IF(ISBLANK([$data.G145]);&quot;&quot;;CONCATENATE(&quot;[sound:&quot;;[.$O$5];[$data.G145];&quot;.mp3]&quot;))" office:value-type="string" office:string-value="[sound:piano-audio-143-76-7-treble-C7.mp3]" calcext:value-type="string">
            <text:p>[sound:piano-audio-143-76-7-treble-C7.mp3]</text:p>
          </table:table-cell>
          <table:table-cell table:style-name="ce15" table:formula="of:=[$data.B145]" office:value-type="float" office:value="76" calcext:value-type="float">
            <text:p>76</text:p>
          </table:table-cell>
          <table:table-cell table:style-name="ce17" table:formula="of:=[$data.D145]" office:value-type="float" office:value="3" calcext:value-type="float">
            <text:p>3</text:p>
          </table:table-cell>
          <table:table-cell table:style-name="ce17"/>
          <table:table-cell table:style-name="ce21" table:formula="of:=IFERROR(__xludf.dummyfunction(&quot;REGEXREPLACE(data!F145,&quot;&quot;[ac-zA-Z0-9]&quot;&quot;,&quot;&quot;&quot;&quot;)&quot;);&quot;&quot;)">
            <text:p/>
          </table:table-cell>
          <table:table-cell table:style-name="ce15" office:value-type="string" calcext:value-type="string">
            <text:p>C7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46]; &quot; &quot;; PROPER([$data.I146]))" office:value-type="string" office:string-value="C7# Treble" calcext:value-type="string">
            <text:p>C7# Treble</text:p>
          </table:table-cell>
          <table:table-cell table:style-name="ce17" table:formula="of:=IFERROR(__xludf.dummyfunction(&quot;REGEXREPLACE(data!C146,&quot;&quot;\W|\d|b&quot;&quot;,&quot;&quot;&quot;&quot;)&quot;);&quot;C&quot;)" office:value-type="string" office:string-value="C" calcext:value-type="string">
            <text:p>C</text:p>
          </table:table-cell>
          <table:table-cell table:style-name="ce17" table:formula="of:=[$data.E146]" office:value-type="string" office:string-value="7" calcext:value-type="string">
            <text:p>7</text:p>
          </table:table-cell>
          <table:table-cell table:style-name="ce17" table:formula="of:=IFERROR(__xludf.dummyfunction(&quot;REGEXREPLACE(data!F146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146]" office:value-type="string" office:string-value="treble" calcext:value-type="string">
            <text:p>treble</text:p>
          </table:table-cell>
          <table:table-cell table:style-name="ce17" table:formula="of:=IF(ISBLANK([$data.G146]);&quot;&quot;;CONCATENATE(&quot;&lt;img src=&quot;&quot;&quot;;[.$O$2];[$data.G146];&quot;.png&quot;;&quot;&quot;&quot;/&gt;&quot;))" office:value-type="string" office:string-value="&lt;img src=&quot;piano-score-144-77-7-treble-C7#.png&quot;/&gt;" calcext:value-type="string">
            <text:p>&lt;img src="piano-score-144-77-7-treble-C7#.png"/&gt;</text:p>
          </table:table-cell>
          <table:table-cell table:style-name="ce17" table:formula="of:=CONCATENATE(&quot;&lt;img src=&quot;&quot;&quot;;[.$O$3];TEXT([$data.B146];&quot;00&quot;);&quot;-&quot;;[$data.E146];&quot;-&quot;;[.N145];&quot;.png&quot;;&quot;&quot;&quot;/&gt;&quot;)" office:value-type="string" office:string-value="&lt;img src=&quot;piano-keyboard-77-7-C7#-D7b.png&quot;/&gt;" calcext:value-type="string">
            <text:p>&lt;img src="piano-keyboard-77-7-C7#-D7b.png"/&gt;</text:p>
          </table:table-cell>
          <table:table-cell table:style-name="ce17" table:formula="of:=IFERROR(__xludf.dummyfunction(&quot;IF(ISBLANK(data!G146),&quot;&quot;&quot;&quot;,CONCATENATE(&quot;&quot;&lt;img src=&quot;&quot;&quot;&quot;&quot;&quot;,$O$4,REGEXREPLACE(N145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7" table:formula="of:=IF(ISBLANK([$data.G146]);&quot;&quot;;CONCATENATE(&quot;[sound:&quot;;[.$O$5];[$data.G146];&quot;.mp3]&quot;))" office:value-type="string" office:string-value="[sound:piano-audio-144-77-7-treble-C7#.mp3]" calcext:value-type="string">
            <text:p>[sound:piano-audio-144-77-7-treble-C7#.mp3]</text:p>
          </table:table-cell>
          <table:table-cell table:style-name="ce15" table:formula="of:=[$data.B146]" office:value-type="float" office:value="77" calcext:value-type="float">
            <text:p>77</text:p>
          </table:table-cell>
          <table:table-cell table:style-name="ce17" table:formula="of:=[$data.D146]" office:value-type="float" office:value="3" calcext:value-type="float">
            <text:p>3</text:p>
          </table:table-cell>
          <table:table-cell table:style-name="ce17"/>
          <table:table-cell table:style-name="ce21" table:formula="of:=IFERROR(__xludf.dummyfunction(&quot;REGEXREPLACE(data!F146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C7#-D7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47]; &quot; &quot;; PROPER([$data.I147]))" office:value-type="string" office:string-value="D7b Treble" calcext:value-type="string">
            <text:p>D7b Treble</text:p>
          </table:table-cell>
          <table:table-cell table:style-name="ce17" table:formula="of:=IFERROR(__xludf.dummyfunction(&quot;REGEXREPLACE(data!C147,&quot;&quot;\W|\d|b&quot;&quot;,&quot;&quot;&quot;&quot;)&quot;);&quot;D&quot;)" office:value-type="string" office:string-value="D" calcext:value-type="string">
            <text:p>D</text:p>
          </table:table-cell>
          <table:table-cell table:style-name="ce17" table:formula="of:=[$data.E147]" office:value-type="string" office:string-value="7" calcext:value-type="string">
            <text:p>7</text:p>
          </table:table-cell>
          <table:table-cell table:style-name="ce17" table:formula="of:=IFERROR(__xludf.dummyfunction(&quot;REGEXREPLACE(data!F147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147]" office:value-type="string" office:string-value="treble" calcext:value-type="string">
            <text:p>treble</text:p>
          </table:table-cell>
          <table:table-cell table:style-name="ce17" table:formula="of:=IF(ISBLANK([$data.G147]);&quot;&quot;;CONCATENATE(&quot;&lt;img src=&quot;&quot;&quot;;[.$O$2];[$data.G147];&quot;.png&quot;;&quot;&quot;&quot;/&gt;&quot;))" office:value-type="string" office:string-value="&lt;img src=&quot;piano-score-147-77-7-treble-D7b.png&quot;/&gt;" calcext:value-type="string">
            <text:p>&lt;img src="piano-score-147-77-7-treble-D7b.png"/&gt;</text:p>
          </table:table-cell>
          <table:table-cell table:style-name="ce17" table:formula="of:=CONCATENATE(&quot;&lt;img src=&quot;&quot;&quot;;[.$O$3];TEXT([$data.B147];&quot;00&quot;);&quot;-&quot;;[$data.E147];&quot;-&quot;;[.N146];&quot;.png&quot;;&quot;&quot;&quot;/&gt;&quot;)" office:value-type="string" office:string-value="&lt;img src=&quot;piano-keyboard-77-7-C7#-D7b.png&quot;/&gt;" calcext:value-type="string">
            <text:p>&lt;img src="piano-keyboard-77-7-C7#-D7b.png"/&gt;</text:p>
          </table:table-cell>
          <table:table-cell table:style-name="ce17" table:formula="of:=IFERROR(__xludf.dummyfunction(&quot;IF(ISBLANK(data!G147),&quot;&quot;&quot;&quot;,CONCATENATE(&quot;&quot;&lt;img src=&quot;&quot;&quot;&quot;&quot;&quot;,$O$4,REGEXREPLACE(N146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7" table:formula="of:=IF(ISBLANK([$data.G147]);&quot;&quot;;CONCATENATE(&quot;[sound:&quot;;[.$O$5];[$data.G147];&quot;.mp3]&quot;))" office:value-type="string" office:string-value="[sound:piano-audio-147-77-7-treble-D7b.mp3]" calcext:value-type="string">
            <text:p>[sound:piano-audio-147-77-7-treble-D7b.mp3]</text:p>
          </table:table-cell>
          <table:table-cell table:style-name="ce15" table:formula="of:=[$data.B147]" office:value-type="float" office:value="77" calcext:value-type="float">
            <text:p>77</text:p>
          </table:table-cell>
          <table:table-cell table:style-name="ce17" table:formula="of:=[$data.D147]" office:value-type="float" office:value="3" calcext:value-type="float">
            <text:p>3</text:p>
          </table:table-cell>
          <table:table-cell table:style-name="ce17"/>
          <table:table-cell table:style-name="ce21" table:formula="of:=IFERROR(__xludf.dummyfunction(&quot;REGEXREPLACE(data!F147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C7#-D7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48]; &quot; &quot;; PROPER([$data.I148]))" office:value-type="string" office:string-value="D7 Treble" calcext:value-type="string">
            <text:p>D7 Treble</text:p>
          </table:table-cell>
          <table:table-cell table:style-name="ce17" table:formula="of:=IFERROR(__xludf.dummyfunction(&quot;REGEXREPLACE(data!C148,&quot;&quot;\W|\d|b&quot;&quot;,&quot;&quot;&quot;&quot;)&quot;);&quot;D&quot;)" office:value-type="string" office:string-value="D" calcext:value-type="string">
            <text:p>D</text:p>
          </table:table-cell>
          <table:table-cell table:style-name="ce17" table:formula="of:=[$data.E148]" office:value-type="string" office:string-value="7" calcext:value-type="string">
            <text:p>7</text:p>
          </table:table-cell>
          <table:table-cell table:style-name="ce17" table:formula="of:=IFERROR(__xludf.dummyfunction(&quot;REGEXREPLACE(data!F148,&quot;&quot;[ac-zA-Z0-9]&quot;&quot;,&quot;&quot;&quot;&quot;)&quot;);&quot;&quot;)">
            <text:p/>
          </table:table-cell>
          <table:table-cell table:style-name="ce17" table:formula="of:=[$data.I148]" office:value-type="string" office:string-value="treble" calcext:value-type="string">
            <text:p>treble</text:p>
          </table:table-cell>
          <table:table-cell table:style-name="ce17" table:formula="of:=IF(ISBLANK([$data.G148]);&quot;&quot;;CONCATENATE(&quot;&lt;img src=&quot;&quot;&quot;;[.$O$2];[$data.G148];&quot;.png&quot;;&quot;&quot;&quot;/&gt;&quot;))" office:value-type="string" office:string-value="&lt;img src=&quot;piano-score-145-78-7-treble-D7.png&quot;/&gt;" calcext:value-type="string">
            <text:p>&lt;img src="piano-score-145-78-7-treble-D7.png"/&gt;</text:p>
          </table:table-cell>
          <table:table-cell table:style-name="ce17" table:formula="of:=CONCATENATE(&quot;&lt;img src=&quot;&quot;&quot;;[.$O$3];TEXT([$data.B148];&quot;00&quot;);&quot;-&quot;;[$data.E148];&quot;-&quot;;[.N147];&quot;.png&quot;;&quot;&quot;&quot;/&gt;&quot;)" office:value-type="string" office:string-value="&lt;img src=&quot;piano-keyboard-78-7-D7.png&quot;/&gt;" calcext:value-type="string">
            <text:p>&lt;img src="piano-keyboard-78-7-D7.png"/&gt;</text:p>
          </table:table-cell>
          <table:table-cell table:style-name="ce17" table:formula="of:=IFERROR(__xludf.dummyfunction(&quot;IF(ISBLANK(data!G148),&quot;&quot;&quot;&quot;,CONCATENATE(&quot;&quot;&lt;img src=&quot;&quot;&quot;&quot;&quot;&quot;,$O$4,REGEXREPLACE(N147,&quot;&quot;[0-9]&quot;&quot;,&quot;&quot;&quot;&quot;),&quot;&quot;.png&quot;&quot;,&quot;&quot;&quot;&quot;&quot;&quot;/&gt;&quot;&quot;))&quot;);&quot;&lt;img src=&quot;&quot;piano-keyboard-octave-D.png&quot;&quot;/&gt;&quot;)" office:value-type="string" office:string-value="&lt;img src=&quot;piano-keyboard-octave-D.png&quot;/&gt;" calcext:value-type="string">
            <text:p>&lt;img src="piano-keyboard-octave-D.png"/&gt;</text:p>
          </table:table-cell>
          <table:table-cell table:style-name="ce17" table:formula="of:=IF(ISBLANK([$data.G148]);&quot;&quot;;CONCATENATE(&quot;[sound:&quot;;[.$O$5];[$data.G148];&quot;.mp3]&quot;))" office:value-type="string" office:string-value="[sound:piano-audio-145-78-7-treble-D7.mp3]" calcext:value-type="string">
            <text:p>[sound:piano-audio-145-78-7-treble-D7.mp3]</text:p>
          </table:table-cell>
          <table:table-cell table:style-name="ce15" table:formula="of:=[$data.B148]" office:value-type="float" office:value="78" calcext:value-type="float">
            <text:p>78</text:p>
          </table:table-cell>
          <table:table-cell table:style-name="ce17" table:formula="of:=[$data.D148]" office:value-type="float" office:value="3" calcext:value-type="float">
            <text:p>3</text:p>
          </table:table-cell>
          <table:table-cell table:style-name="ce17"/>
          <table:table-cell table:style-name="ce21" table:formula="of:=IFERROR(__xludf.dummyfunction(&quot;REGEXREPLACE(data!F148,&quot;&quot;[ac-zA-Z0-9]&quot;&quot;,&quot;&quot;&quot;&quot;)&quot;);&quot;&quot;)">
            <text:p/>
          </table:table-cell>
          <table:table-cell table:style-name="ce15" office:value-type="string" calcext:value-type="string">
            <text:p>D7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49]; &quot; &quot;; PROPER([$data.I149]))" office:value-type="string" office:string-value="D7# Treble" calcext:value-type="string">
            <text:p>D7# Treble</text:p>
          </table:table-cell>
          <table:table-cell table:style-name="ce17" table:formula="of:=IFERROR(__xludf.dummyfunction(&quot;REGEXREPLACE(data!C149,&quot;&quot;\W|\d|b&quot;&quot;,&quot;&quot;&quot;&quot;)&quot;);&quot;D&quot;)" office:value-type="string" office:string-value="D" calcext:value-type="string">
            <text:p>D</text:p>
          </table:table-cell>
          <table:table-cell table:style-name="ce17" table:formula="of:=[$data.E149]" office:value-type="string" office:string-value="7" calcext:value-type="string">
            <text:p>7</text:p>
          </table:table-cell>
          <table:table-cell table:style-name="ce17" table:formula="of:=IFERROR(__xludf.dummyfunction(&quot;REGEXREPLACE(data!F149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149]" office:value-type="string" office:string-value="treble" calcext:value-type="string">
            <text:p>treble</text:p>
          </table:table-cell>
          <table:table-cell table:style-name="ce17" table:formula="of:=IF(ISBLANK([$data.G149]);&quot;&quot;;CONCATENATE(&quot;&lt;img src=&quot;&quot;&quot;;[.$O$2];[$data.G149];&quot;.png&quot;;&quot;&quot;&quot;/&gt;&quot;))" office:value-type="string" office:string-value="&lt;img src=&quot;piano-score-146-79-7-treble-D7#.png&quot;/&gt;" calcext:value-type="string">
            <text:p>&lt;img src="piano-score-146-79-7-treble-D7#.png"/&gt;</text:p>
          </table:table-cell>
          <table:table-cell table:style-name="ce17" table:formula="of:=CONCATENATE(&quot;&lt;img src=&quot;&quot;&quot;;[.$O$3];TEXT([$data.B149];&quot;00&quot;);&quot;-&quot;;[$data.E149];&quot;-&quot;;[.N148];&quot;.png&quot;;&quot;&quot;&quot;/&gt;&quot;)" office:value-type="string" office:string-value="&lt;img src=&quot;piano-keyboard-79-7-D7#-E7b.png&quot;/&gt;" calcext:value-type="string">
            <text:p>&lt;img src="piano-keyboard-79-7-D7#-E7b.png"/&gt;</text:p>
          </table:table-cell>
          <table:table-cell table:style-name="ce17" table:formula="of:=IFERROR(__xludf.dummyfunction(&quot;IF(ISBLANK(data!G149),&quot;&quot;&quot;&quot;,CONCATENATE(&quot;&quot;&lt;img src=&quot;&quot;&quot;&quot;&quot;&quot;,$O$4,REGEXREPLACE(N148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7" table:formula="of:=IF(ISBLANK([$data.G149]);&quot;&quot;;CONCATENATE(&quot;[sound:&quot;;[.$O$5];[$data.G149];&quot;.mp3]&quot;))" office:value-type="string" office:string-value="[sound:piano-audio-146-79-7-treble-D7#.mp3]" calcext:value-type="string">
            <text:p>[sound:piano-audio-146-79-7-treble-D7#.mp3]</text:p>
          </table:table-cell>
          <table:table-cell table:style-name="ce15" table:formula="of:=[$data.B149]" office:value-type="float" office:value="79" calcext:value-type="float">
            <text:p>79</text:p>
          </table:table-cell>
          <table:table-cell table:style-name="ce17" table:formula="of:=[$data.D149]" office:value-type="float" office:value="3" calcext:value-type="float">
            <text:p>3</text:p>
          </table:table-cell>
          <table:table-cell table:style-name="ce17"/>
          <table:table-cell table:style-name="ce21" table:formula="of:=IFERROR(__xludf.dummyfunction(&quot;REGEXREPLACE(data!F149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D7#-E7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50]; &quot; &quot;; PROPER([$data.I150]))" office:value-type="string" office:string-value="E7b Treble" calcext:value-type="string">
            <text:p>E7b Treble</text:p>
          </table:table-cell>
          <table:table-cell table:style-name="ce17" table:formula="of:=IFERROR(__xludf.dummyfunction(&quot;REGEXREPLACE(data!C150,&quot;&quot;\W|\d|b&quot;&quot;,&quot;&quot;&quot;&quot;)&quot;);&quot;E&quot;)" office:value-type="string" office:string-value="E" calcext:value-type="string">
            <text:p>E</text:p>
          </table:table-cell>
          <table:table-cell table:style-name="ce17" table:formula="of:=[$data.E150]" office:value-type="string" office:string-value="7" calcext:value-type="string">
            <text:p>7</text:p>
          </table:table-cell>
          <table:table-cell table:style-name="ce17" table:formula="of:=IFERROR(__xludf.dummyfunction(&quot;REGEXREPLACE(data!F150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150]" office:value-type="string" office:string-value="treble" calcext:value-type="string">
            <text:p>treble</text:p>
          </table:table-cell>
          <table:table-cell table:style-name="ce17" table:formula="of:=IF(ISBLANK([$data.G150]);&quot;&quot;;CONCATENATE(&quot;&lt;img src=&quot;&quot;&quot;;[.$O$2];[$data.G150];&quot;.png&quot;;&quot;&quot;&quot;/&gt;&quot;))" office:value-type="string" office:string-value="&lt;img src=&quot;piano-score-149-79-7-treble-E7b.png&quot;/&gt;" calcext:value-type="string">
            <text:p>&lt;img src="piano-score-149-79-7-treble-E7b.png"/&gt;</text:p>
          </table:table-cell>
          <table:table-cell table:style-name="ce17" table:formula="of:=CONCATENATE(&quot;&lt;img src=&quot;&quot;&quot;;[.$O$3];TEXT([$data.B150];&quot;00&quot;);&quot;-&quot;;[$data.E150];&quot;-&quot;;[.N149];&quot;.png&quot;;&quot;&quot;&quot;/&gt;&quot;)" office:value-type="string" office:string-value="&lt;img src=&quot;piano-keyboard-79-7-D7#-E7b.png&quot;/&gt;" calcext:value-type="string">
            <text:p>&lt;img src="piano-keyboard-79-7-D7#-E7b.png"/&gt;</text:p>
          </table:table-cell>
          <table:table-cell table:style-name="ce17" table:formula="of:=IFERROR(__xludf.dummyfunction(&quot;IF(ISBLANK(data!G150),&quot;&quot;&quot;&quot;,CONCATENATE(&quot;&quot;&lt;img src=&quot;&quot;&quot;&quot;&quot;&quot;,$O$4,REGEXREPLACE(N149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7" table:formula="of:=IF(ISBLANK([$data.G150]);&quot;&quot;;CONCATENATE(&quot;[sound:&quot;;[.$O$5];[$data.G150];&quot;.mp3]&quot;))" office:value-type="string" office:string-value="[sound:piano-audio-149-79-7-treble-E7b.mp3]" calcext:value-type="string">
            <text:p>[sound:piano-audio-149-79-7-treble-E7b.mp3]</text:p>
          </table:table-cell>
          <table:table-cell table:style-name="ce15" table:formula="of:=[$data.B150]" office:value-type="float" office:value="79" calcext:value-type="float">
            <text:p>79</text:p>
          </table:table-cell>
          <table:table-cell table:style-name="ce17" table:formula="of:=[$data.D150]" office:value-type="float" office:value="3" calcext:value-type="float">
            <text:p>3</text:p>
          </table:table-cell>
          <table:table-cell table:style-name="ce17"/>
          <table:table-cell table:style-name="ce21" table:formula="of:=IFERROR(__xludf.dummyfunction(&quot;REGEXREPLACE(data!F150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D7#-E7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51]; &quot; &quot;; PROPER([$data.I151]))" office:value-type="string" office:string-value="E7 Treble" calcext:value-type="string">
            <text:p>E7 Treble</text:p>
          </table:table-cell>
          <table:table-cell table:style-name="ce17" table:formula="of:=IFERROR(__xludf.dummyfunction(&quot;REGEXREPLACE(data!C151,&quot;&quot;\W|\d|b&quot;&quot;,&quot;&quot;&quot;&quot;)&quot;);&quot;E&quot;)" office:value-type="string" office:string-value="E" calcext:value-type="string">
            <text:p>E</text:p>
          </table:table-cell>
          <table:table-cell table:style-name="ce17" table:formula="of:=[$data.E151]" office:value-type="string" office:string-value="7" calcext:value-type="string">
            <text:p>7</text:p>
          </table:table-cell>
          <table:table-cell table:style-name="ce17" table:formula="of:=IFERROR(__xludf.dummyfunction(&quot;REGEXREPLACE(data!F151,&quot;&quot;[ac-zA-Z0-9]&quot;&quot;,&quot;&quot;&quot;&quot;)&quot;);&quot;&quot;)">
            <text:p/>
          </table:table-cell>
          <table:table-cell table:style-name="ce17" table:formula="of:=[$data.I151]" office:value-type="string" office:string-value="treble" calcext:value-type="string">
            <text:p>treble</text:p>
          </table:table-cell>
          <table:table-cell table:style-name="ce17" table:formula="of:=IF(ISBLANK([$data.G151]);&quot;&quot;;CONCATENATE(&quot;&lt;img src=&quot;&quot;&quot;;[.$O$2];[$data.G151];&quot;.png&quot;;&quot;&quot;&quot;/&gt;&quot;))" office:value-type="string" office:string-value="&lt;img src=&quot;piano-score-148-80-7-treble-E7.png&quot;/&gt;" calcext:value-type="string">
            <text:p>&lt;img src="piano-score-148-80-7-treble-E7.png"/&gt;</text:p>
          </table:table-cell>
          <table:table-cell table:style-name="ce17" table:formula="of:=CONCATENATE(&quot;&lt;img src=&quot;&quot;&quot;;[.$O$3];TEXT([$data.B151];&quot;00&quot;);&quot;-&quot;;[$data.E151];&quot;-&quot;;[.N150];&quot;.png&quot;;&quot;&quot;&quot;/&gt;&quot;)" office:value-type="string" office:string-value="&lt;img src=&quot;piano-keyboard-80-7-E7.png&quot;/&gt;" calcext:value-type="string">
            <text:p>&lt;img src="piano-keyboard-80-7-E7.png"/&gt;</text:p>
          </table:table-cell>
          <table:table-cell table:style-name="ce17" table:formula="of:=IFERROR(__xludf.dummyfunction(&quot;IF(ISBLANK(data!G151),&quot;&quot;&quot;&quot;,CONCATENATE(&quot;&quot;&lt;img src=&quot;&quot;&quot;&quot;&quot;&quot;,$O$4,REGEXREPLACE(N150,&quot;&quot;[0-9]&quot;&quot;,&quot;&quot;&quot;&quot;),&quot;&quot;.png&quot;&quot;,&quot;&quot;&quot;&quot;&quot;&quot;/&gt;&quot;&quot;))&quot;);&quot;&lt;img src=&quot;&quot;piano-keyboard-octave-E.png&quot;&quot;/&gt;&quot;)" office:value-type="string" office:string-value="&lt;img src=&quot;piano-keyboard-octave-E.png&quot;/&gt;" calcext:value-type="string">
            <text:p>&lt;img src="piano-keyboard-octave-E.png"/&gt;</text:p>
          </table:table-cell>
          <table:table-cell table:style-name="ce17" table:formula="of:=IF(ISBLANK([$data.G151]);&quot;&quot;;CONCATENATE(&quot;[sound:&quot;;[.$O$5];[$data.G151];&quot;.mp3]&quot;))" office:value-type="string" office:string-value="[sound:piano-audio-148-80-7-treble-E7.mp3]" calcext:value-type="string">
            <text:p>[sound:piano-audio-148-80-7-treble-E7.mp3]</text:p>
          </table:table-cell>
          <table:table-cell table:style-name="ce15" table:formula="of:=[$data.B151]" office:value-type="float" office:value="80" calcext:value-type="float">
            <text:p>80</text:p>
          </table:table-cell>
          <table:table-cell table:style-name="ce17" table:formula="of:=[$data.D151]" office:value-type="float" office:value="3" calcext:value-type="float">
            <text:p>3</text:p>
          </table:table-cell>
          <table:table-cell table:style-name="ce17"/>
          <table:table-cell table:style-name="ce21" table:formula="of:=IFERROR(__xludf.dummyfunction(&quot;REGEXREPLACE(data!F151,&quot;&quot;[ac-zA-Z0-9]&quot;&quot;,&quot;&quot;&quot;&quot;)&quot;);&quot;&quot;)">
            <text:p/>
          </table:table-cell>
          <table:table-cell table:style-name="ce15" office:value-type="string" calcext:value-type="string">
            <text:p>E7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52]; &quot; &quot;; PROPER([$data.I152]))" office:value-type="string" office:string-value="F7 Treble" calcext:value-type="string">
            <text:p>F7 Treble</text:p>
          </table:table-cell>
          <table:table-cell table:style-name="ce17" table:formula="of:=IFERROR(__xludf.dummyfunction(&quot;REGEXREPLACE(data!C152,&quot;&quot;\W|\d|b&quot;&quot;,&quot;&quot;&quot;&quot;)&quot;);&quot;F&quot;)" office:value-type="string" office:string-value="F" calcext:value-type="string">
            <text:p>F</text:p>
          </table:table-cell>
          <table:table-cell table:style-name="ce17" table:formula="of:=[$data.E152]" office:value-type="string" office:string-value="7" calcext:value-type="string">
            <text:p>7</text:p>
          </table:table-cell>
          <table:table-cell table:style-name="ce17" table:formula="of:=IFERROR(__xludf.dummyfunction(&quot;REGEXREPLACE(data!F152,&quot;&quot;[ac-zA-Z0-9]&quot;&quot;,&quot;&quot;&quot;&quot;)&quot;);&quot;&quot;)">
            <text:p/>
          </table:table-cell>
          <table:table-cell table:style-name="ce17" table:formula="of:=[$data.I152]" office:value-type="string" office:string-value="treble" calcext:value-type="string">
            <text:p>treble</text:p>
          </table:table-cell>
          <table:table-cell table:style-name="ce17" table:formula="of:=IF(ISBLANK([$data.G152]);&quot;&quot;;CONCATENATE(&quot;&lt;img src=&quot;&quot;&quot;;[.$O$2];[$data.G152];&quot;.png&quot;;&quot;&quot;&quot;/&gt;&quot;))" office:value-type="string" office:string-value="&lt;img src=&quot;piano-score-150-81-7-treble-F7.png&quot;/&gt;" calcext:value-type="string">
            <text:p>&lt;img src="piano-score-150-81-7-treble-F7.png"/&gt;</text:p>
          </table:table-cell>
          <table:table-cell table:style-name="ce17" table:formula="of:=CONCATENATE(&quot;&lt;img src=&quot;&quot;&quot;;[.$O$3];TEXT([$data.B152];&quot;00&quot;);&quot;-&quot;;[$data.E152];&quot;-&quot;;[.N151];&quot;.png&quot;;&quot;&quot;&quot;/&gt;&quot;)" office:value-type="string" office:string-value="&lt;img src=&quot;piano-keyboard-81-7-F7.png&quot;/&gt;" calcext:value-type="string">
            <text:p>&lt;img src="piano-keyboard-81-7-F7.png"/&gt;</text:p>
          </table:table-cell>
          <table:table-cell table:style-name="ce17" table:formula="of:=IFERROR(__xludf.dummyfunction(&quot;IF(ISBLANK(data!G152),&quot;&quot;&quot;&quot;,CONCATENATE(&quot;&quot;&lt;img src=&quot;&quot;&quot;&quot;&quot;&quot;,$O$4,REGEXREPLACE(N151,&quot;&quot;[0-9]&quot;&quot;,&quot;&quot;&quot;&quot;),&quot;&quot;.png&quot;&quot;,&quot;&quot;&quot;&quot;&quot;&quot;/&gt;&quot;&quot;))&quot;);&quot;&lt;img src=&quot;&quot;piano-keyboard-octave-F.png&quot;&quot;/&gt;&quot;)" office:value-type="string" office:string-value="&lt;img src=&quot;piano-keyboard-octave-F.png&quot;/&gt;" calcext:value-type="string">
            <text:p>&lt;img src="piano-keyboard-octave-F.png"/&gt;</text:p>
          </table:table-cell>
          <table:table-cell table:style-name="ce17" table:formula="of:=IF(ISBLANK([$data.G152]);&quot;&quot;;CONCATENATE(&quot;[sound:&quot;;[.$O$5];[$data.G152];&quot;.mp3]&quot;))" office:value-type="string" office:string-value="[sound:piano-audio-150-81-7-treble-F7.mp3]" calcext:value-type="string">
            <text:p>[sound:piano-audio-150-81-7-treble-F7.mp3]</text:p>
          </table:table-cell>
          <table:table-cell table:style-name="ce15" table:formula="of:=[$data.B152]" office:value-type="float" office:value="81" calcext:value-type="float">
            <text:p>81</text:p>
          </table:table-cell>
          <table:table-cell table:style-name="ce17" table:formula="of:=[$data.D152]" office:value-type="float" office:value="3" calcext:value-type="float">
            <text:p>3</text:p>
          </table:table-cell>
          <table:table-cell table:style-name="ce17"/>
          <table:table-cell table:style-name="ce21" table:formula="of:=IFERROR(__xludf.dummyfunction(&quot;REGEXREPLACE(data!F152,&quot;&quot;[ac-zA-Z0-9]&quot;&quot;,&quot;&quot;&quot;&quot;)&quot;);&quot;&quot;)">
            <text:p/>
          </table:table-cell>
          <table:table-cell table:style-name="ce15" office:value-type="string" calcext:value-type="string">
            <text:p>F7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53]; &quot; &quot;; PROPER([$data.I153]))" office:value-type="string" office:string-value="F7# Treble" calcext:value-type="string">
            <text:p>F7# Treble</text:p>
          </table:table-cell>
          <table:table-cell table:style-name="ce17" table:formula="of:=IFERROR(__xludf.dummyfunction(&quot;REGEXREPLACE(data!C153,&quot;&quot;\W|\d|b&quot;&quot;,&quot;&quot;&quot;&quot;)&quot;);&quot;F&quot;)" office:value-type="string" office:string-value="F" calcext:value-type="string">
            <text:p>F</text:p>
          </table:table-cell>
          <table:table-cell table:style-name="ce17" table:formula="of:=[$data.E153]" office:value-type="string" office:string-value="7" calcext:value-type="string">
            <text:p>7</text:p>
          </table:table-cell>
          <table:table-cell table:style-name="ce17" table:formula="of:=IFERROR(__xludf.dummyfunction(&quot;REGEXREPLACE(data!F153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153]" office:value-type="string" office:string-value="treble" calcext:value-type="string">
            <text:p>treble</text:p>
          </table:table-cell>
          <table:table-cell table:style-name="ce17" table:formula="of:=IF(ISBLANK([$data.G153]);&quot;&quot;;CONCATENATE(&quot;&lt;img src=&quot;&quot;&quot;;[.$O$2];[$data.G153];&quot;.png&quot;;&quot;&quot;&quot;/&gt;&quot;))" office:value-type="string" office:string-value="&lt;img src=&quot;piano-score-151-82-7-treble-F7#.png&quot;/&gt;" calcext:value-type="string">
            <text:p>&lt;img src="piano-score-151-82-7-treble-F7#.png"/&gt;</text:p>
          </table:table-cell>
          <table:table-cell table:style-name="ce17" table:formula="of:=CONCATENATE(&quot;&lt;img src=&quot;&quot;&quot;;[.$O$3];TEXT([$data.B153];&quot;00&quot;);&quot;-&quot;;[$data.E153];&quot;-&quot;;[.N152];&quot;.png&quot;;&quot;&quot;&quot;/&gt;&quot;)" office:value-type="string" office:string-value="&lt;img src=&quot;piano-keyboard-82-7-F7#-G7b.png&quot;/&gt;" calcext:value-type="string">
            <text:p>&lt;img src="piano-keyboard-82-7-F7#-G7b.png"/&gt;</text:p>
          </table:table-cell>
          <table:table-cell table:style-name="ce17" table:formula="of:=IFERROR(__xludf.dummyfunction(&quot;IF(ISBLANK(data!G153),&quot;&quot;&quot;&quot;,CONCATENATE(&quot;&quot;&lt;img src=&quot;&quot;&quot;&quot;&quot;&quot;,$O$4,REGEXREPLACE(N152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7" table:formula="of:=IF(ISBLANK([$data.G153]);&quot;&quot;;CONCATENATE(&quot;[sound:&quot;;[.$O$5];[$data.G153];&quot;.mp3]&quot;))" office:value-type="string" office:string-value="[sound:piano-audio-151-82-7-treble-F7#.mp3]" calcext:value-type="string">
            <text:p>[sound:piano-audio-151-82-7-treble-F7#.mp3]</text:p>
          </table:table-cell>
          <table:table-cell table:style-name="ce15" table:formula="of:=[$data.B153]" office:value-type="float" office:value="82" calcext:value-type="float">
            <text:p>82</text:p>
          </table:table-cell>
          <table:table-cell table:style-name="ce17" table:formula="of:=[$data.D153]" office:value-type="float" office:value="3" calcext:value-type="float">
            <text:p>3</text:p>
          </table:table-cell>
          <table:table-cell table:style-name="ce17"/>
          <table:table-cell table:style-name="ce21" table:formula="of:=IFERROR(__xludf.dummyfunction(&quot;REGEXREPLACE(data!F153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F7#-G7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54]; &quot; &quot;; PROPER([$data.I154]))" office:value-type="string" office:string-value="G7b Treble" calcext:value-type="string">
            <text:p>G7b Treble</text:p>
          </table:table-cell>
          <table:table-cell table:style-name="ce17" table:formula="of:=IFERROR(__xludf.dummyfunction(&quot;REGEXREPLACE(data!C154,&quot;&quot;\W|\d|b&quot;&quot;,&quot;&quot;&quot;&quot;)&quot;);&quot;G&quot;)" office:value-type="string" office:string-value="G" calcext:value-type="string">
            <text:p>G</text:p>
          </table:table-cell>
          <table:table-cell table:style-name="ce17" table:formula="of:=[$data.E154]" office:value-type="string" office:string-value="7" calcext:value-type="string">
            <text:p>7</text:p>
          </table:table-cell>
          <table:table-cell table:style-name="ce17" table:formula="of:=IFERROR(__xludf.dummyfunction(&quot;REGEXREPLACE(data!F154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154]" office:value-type="string" office:string-value="treble" calcext:value-type="string">
            <text:p>treble</text:p>
          </table:table-cell>
          <table:table-cell table:style-name="ce17" table:formula="of:=IF(ISBLANK([$data.G154]);&quot;&quot;;CONCATENATE(&quot;&lt;img src=&quot;&quot;&quot;;[.$O$2];[$data.G154];&quot;.png&quot;;&quot;&quot;&quot;/&gt;&quot;))" office:value-type="string" office:string-value="&lt;img src=&quot;piano-score-154-82-7-treble-G7b.png&quot;/&gt;" calcext:value-type="string">
            <text:p>&lt;img src="piano-score-154-82-7-treble-G7b.png"/&gt;</text:p>
          </table:table-cell>
          <table:table-cell table:style-name="ce17" table:formula="of:=CONCATENATE(&quot;&lt;img src=&quot;&quot;&quot;;[.$O$3];TEXT([$data.B154];&quot;00&quot;);&quot;-&quot;;[$data.E154];&quot;-&quot;;[.N153];&quot;.png&quot;;&quot;&quot;&quot;/&gt;&quot;)" office:value-type="string" office:string-value="&lt;img src=&quot;piano-keyboard-82-7-F7#-G7b.png&quot;/&gt;" calcext:value-type="string">
            <text:p>&lt;img src="piano-keyboard-82-7-F7#-G7b.png"/&gt;</text:p>
          </table:table-cell>
          <table:table-cell table:style-name="ce17" table:formula="of:=IFERROR(__xludf.dummyfunction(&quot;IF(ISBLANK(data!G154),&quot;&quot;&quot;&quot;,CONCATENATE(&quot;&quot;&lt;img src=&quot;&quot;&quot;&quot;&quot;&quot;,$O$4,REGEXREPLACE(N153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7" table:formula="of:=IF(ISBLANK([$data.G154]);&quot;&quot;;CONCATENATE(&quot;[sound:&quot;;[.$O$5];[$data.G154];&quot;.mp3]&quot;))" office:value-type="string" office:string-value="[sound:piano-audio-154-82-7-treble-G7b.mp3]" calcext:value-type="string">
            <text:p>[sound:piano-audio-154-82-7-treble-G7b.mp3]</text:p>
          </table:table-cell>
          <table:table-cell table:style-name="ce15" table:formula="of:=[$data.B154]" office:value-type="float" office:value="82" calcext:value-type="float">
            <text:p>82</text:p>
          </table:table-cell>
          <table:table-cell table:style-name="ce17" table:formula="of:=[$data.D154]" office:value-type="float" office:value="3" calcext:value-type="float">
            <text:p>3</text:p>
          </table:table-cell>
          <table:table-cell table:style-name="ce17"/>
          <table:table-cell table:style-name="ce21" table:formula="of:=IFERROR(__xludf.dummyfunction(&quot;REGEXREPLACE(data!F154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F7#-G7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55]; &quot; &quot;; PROPER([$data.I155]))" office:value-type="string" office:string-value="G7 Treble" calcext:value-type="string">
            <text:p>G7 Treble</text:p>
          </table:table-cell>
          <table:table-cell table:style-name="ce17" table:formula="of:=IFERROR(__xludf.dummyfunction(&quot;REGEXREPLACE(data!C155,&quot;&quot;\W|\d|b&quot;&quot;,&quot;&quot;&quot;&quot;)&quot;);&quot;G&quot;)" office:value-type="string" office:string-value="G" calcext:value-type="string">
            <text:p>G</text:p>
          </table:table-cell>
          <table:table-cell table:style-name="ce17" table:formula="of:=[$data.E155]" office:value-type="string" office:string-value="7" calcext:value-type="string">
            <text:p>7</text:p>
          </table:table-cell>
          <table:table-cell table:style-name="ce17" table:formula="of:=IFERROR(__xludf.dummyfunction(&quot;REGEXREPLACE(data!F155,&quot;&quot;[ac-zA-Z0-9]&quot;&quot;,&quot;&quot;&quot;&quot;)&quot;);&quot;&quot;)">
            <text:p/>
          </table:table-cell>
          <table:table-cell table:style-name="ce17" table:formula="of:=[$data.I155]" office:value-type="string" office:string-value="treble" calcext:value-type="string">
            <text:p>treble</text:p>
          </table:table-cell>
          <table:table-cell table:style-name="ce17" table:formula="of:=IF(ISBLANK([$data.G155]);&quot;&quot;;CONCATENATE(&quot;&lt;img src=&quot;&quot;&quot;;[.$O$2];[$data.G155];&quot;.png&quot;;&quot;&quot;&quot;/&gt;&quot;))" office:value-type="string" office:string-value="&lt;img src=&quot;piano-score-152-83-7-treble-G7.png&quot;/&gt;" calcext:value-type="string">
            <text:p>&lt;img src="piano-score-152-83-7-treble-G7.png"/&gt;</text:p>
          </table:table-cell>
          <table:table-cell table:style-name="ce17" table:formula="of:=CONCATENATE(&quot;&lt;img src=&quot;&quot;&quot;;[.$O$3];TEXT([$data.B155];&quot;00&quot;);&quot;-&quot;;[$data.E155];&quot;-&quot;;[.N154];&quot;.png&quot;;&quot;&quot;&quot;/&gt;&quot;)" office:value-type="string" office:string-value="&lt;img src=&quot;piano-keyboard-83-7-G7.png&quot;/&gt;" calcext:value-type="string">
            <text:p>&lt;img src="piano-keyboard-83-7-G7.png"/&gt;</text:p>
          </table:table-cell>
          <table:table-cell table:style-name="ce17" table:formula="of:=IFERROR(__xludf.dummyfunction(&quot;IF(ISBLANK(data!G155),&quot;&quot;&quot;&quot;,CONCATENATE(&quot;&quot;&lt;img src=&quot;&quot;&quot;&quot;&quot;&quot;,$O$4,REGEXREPLACE(N154,&quot;&quot;[0-9]&quot;&quot;,&quot;&quot;&quot;&quot;),&quot;&quot;.png&quot;&quot;,&quot;&quot;&quot;&quot;&quot;&quot;/&gt;&quot;&quot;))&quot;);&quot;&lt;img src=&quot;&quot;piano-keyboard-octave-G.png&quot;&quot;/&gt;&quot;)" office:value-type="string" office:string-value="&lt;img src=&quot;piano-keyboard-octave-G.png&quot;/&gt;" calcext:value-type="string">
            <text:p>&lt;img src="piano-keyboard-octave-G.png"/&gt;</text:p>
          </table:table-cell>
          <table:table-cell table:style-name="ce17" table:formula="of:=IF(ISBLANK([$data.G155]);&quot;&quot;;CONCATENATE(&quot;[sound:&quot;;[.$O$5];[$data.G155];&quot;.mp3]&quot;))" office:value-type="string" office:string-value="[sound:piano-audio-152-83-7-treble-G7.mp3]" calcext:value-type="string">
            <text:p>[sound:piano-audio-152-83-7-treble-G7.mp3]</text:p>
          </table:table-cell>
          <table:table-cell table:style-name="ce15" table:formula="of:=[$data.B155]" office:value-type="float" office:value="83" calcext:value-type="float">
            <text:p>83</text:p>
          </table:table-cell>
          <table:table-cell table:style-name="ce17" table:formula="of:=[$data.D155]" office:value-type="float" office:value="3" calcext:value-type="float">
            <text:p>3</text:p>
          </table:table-cell>
          <table:table-cell table:style-name="ce17"/>
          <table:table-cell table:style-name="ce21" table:formula="of:=IFERROR(__xludf.dummyfunction(&quot;REGEXREPLACE(data!F155,&quot;&quot;[ac-zA-Z0-9]&quot;&quot;,&quot;&quot;&quot;&quot;)&quot;);&quot;&quot;)">
            <text:p/>
          </table:table-cell>
          <table:table-cell table:style-name="ce15" office:value-type="string" calcext:value-type="string">
            <text:p>G7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56]; &quot; &quot;; PROPER([$data.I156]))" office:value-type="string" office:string-value="G7# Treble" calcext:value-type="string">
            <text:p>G7# Treble</text:p>
          </table:table-cell>
          <table:table-cell table:style-name="ce17" table:formula="of:=IFERROR(__xludf.dummyfunction(&quot;REGEXREPLACE(data!C156,&quot;&quot;\W|\d|b&quot;&quot;,&quot;&quot;&quot;&quot;)&quot;);&quot;G&quot;)" office:value-type="string" office:string-value="G" calcext:value-type="string">
            <text:p>G</text:p>
          </table:table-cell>
          <table:table-cell table:style-name="ce17" table:formula="of:=[$data.E156]" office:value-type="string" office:string-value="7" calcext:value-type="string">
            <text:p>7</text:p>
          </table:table-cell>
          <table:table-cell table:style-name="ce17" table:formula="of:=IFERROR(__xludf.dummyfunction(&quot;REGEXREPLACE(data!F156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156]" office:value-type="string" office:string-value="treble" calcext:value-type="string">
            <text:p>treble</text:p>
          </table:table-cell>
          <table:table-cell table:style-name="ce17" table:formula="of:=IF(ISBLANK([$data.G156]);&quot;&quot;;CONCATENATE(&quot;&lt;img src=&quot;&quot;&quot;;[.$O$2];[$data.G156];&quot;.png&quot;;&quot;&quot;&quot;/&gt;&quot;))" office:value-type="string" office:string-value="&lt;img src=&quot;piano-score-153-84-7-treble-G7#.png&quot;/&gt;" calcext:value-type="string">
            <text:p>&lt;img src="piano-score-153-84-7-treble-G7#.png"/&gt;</text:p>
          </table:table-cell>
          <table:table-cell table:style-name="ce17" table:formula="of:=CONCATENATE(&quot;&lt;img src=&quot;&quot;&quot;;[.$O$3];TEXT([$data.B156];&quot;00&quot;);&quot;-&quot;;[$data.E156];&quot;-&quot;;[.N155];&quot;.png&quot;;&quot;&quot;&quot;/&gt;&quot;)" office:value-type="string" office:string-value="&lt;img src=&quot;piano-keyboard-84-7-G7#-A7b.png&quot;/&gt;" calcext:value-type="string">
            <text:p>&lt;img src="piano-keyboard-84-7-G7#-A7b.png"/&gt;</text:p>
          </table:table-cell>
          <table:table-cell table:style-name="ce17" table:formula="of:=IFERROR(__xludf.dummyfunction(&quot;IF(ISBLANK(data!G156),&quot;&quot;&quot;&quot;,CONCATENATE(&quot;&quot;&lt;img src=&quot;&quot;&quot;&quot;&quot;&quot;,$O$4,REGEXREPLACE(N155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7" table:formula="of:=IF(ISBLANK([$data.G156]);&quot;&quot;;CONCATENATE(&quot;[sound:&quot;;[.$O$5];[$data.G156];&quot;.mp3]&quot;))" office:value-type="string" office:string-value="[sound:piano-audio-153-84-7-treble-G7#.mp3]" calcext:value-type="string">
            <text:p>[sound:piano-audio-153-84-7-treble-G7#.mp3]</text:p>
          </table:table-cell>
          <table:table-cell table:style-name="ce15" table:formula="of:=[$data.B156]" office:value-type="float" office:value="84" calcext:value-type="float">
            <text:p>84</text:p>
          </table:table-cell>
          <table:table-cell table:style-name="ce17" table:formula="of:=[$data.D156]" office:value-type="float" office:value="3" calcext:value-type="float">
            <text:p>3</text:p>
          </table:table-cell>
          <table:table-cell table:style-name="ce17"/>
          <table:table-cell table:style-name="ce21" table:formula="of:=IFERROR(__xludf.dummyfunction(&quot;REGEXREPLACE(data!F156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G7#-A7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57]; &quot; &quot;; PROPER([$data.I157]))" office:value-type="string" office:string-value="A7b Treble" calcext:value-type="string">
            <text:p>A7b Treble</text:p>
          </table:table-cell>
          <table:table-cell table:style-name="ce17" table:formula="of:=IFERROR(__xludf.dummyfunction(&quot;REGEXREPLACE(data!C157,&quot;&quot;\W|\d|b&quot;&quot;,&quot;&quot;&quot;&quot;)&quot;);&quot;A&quot;)" office:value-type="string" office:string-value="A" calcext:value-type="string">
            <text:p>A</text:p>
          </table:table-cell>
          <table:table-cell table:style-name="ce17" table:formula="of:=[$data.E157]" office:value-type="string" office:string-value="7" calcext:value-type="string">
            <text:p>7</text:p>
          </table:table-cell>
          <table:table-cell table:style-name="ce17" table:formula="of:=IFERROR(__xludf.dummyfunction(&quot;REGEXREPLACE(data!F157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157]" office:value-type="string" office:string-value="treble" calcext:value-type="string">
            <text:p>treble</text:p>
          </table:table-cell>
          <table:table-cell table:style-name="ce17" table:formula="of:=IF(ISBLANK([$data.G157]);&quot;&quot;;CONCATENATE(&quot;&lt;img src=&quot;&quot;&quot;;[.$O$2];[$data.G157];&quot;.png&quot;;&quot;&quot;&quot;/&gt;&quot;))" office:value-type="string" office:string-value="&lt;img src=&quot;piano-score-157-84-7-treble-A7b.png&quot;/&gt;" calcext:value-type="string">
            <text:p>&lt;img src="piano-score-157-84-7-treble-A7b.png"/&gt;</text:p>
          </table:table-cell>
          <table:table-cell table:style-name="ce17" table:formula="of:=CONCATENATE(&quot;&lt;img src=&quot;&quot;&quot;;[.$O$3];TEXT([$data.B157];&quot;00&quot;);&quot;-&quot;;[$data.E157];&quot;-&quot;;[.N156];&quot;.png&quot;;&quot;&quot;&quot;/&gt;&quot;)" office:value-type="string" office:string-value="&lt;img src=&quot;piano-keyboard-84-7-G7#-A7b.png&quot;/&gt;" calcext:value-type="string">
            <text:p>&lt;img src="piano-keyboard-84-7-G7#-A7b.png"/&gt;</text:p>
          </table:table-cell>
          <table:table-cell table:style-name="ce17" table:formula="of:=IFERROR(__xludf.dummyfunction(&quot;IF(ISBLANK(data!G157),&quot;&quot;&quot;&quot;,CONCATENATE(&quot;&quot;&lt;img src=&quot;&quot;&quot;&quot;&quot;&quot;,$O$4,REGEXREPLACE(N156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7" table:formula="of:=IF(ISBLANK([$data.G157]);&quot;&quot;;CONCATENATE(&quot;[sound:&quot;;[.$O$5];[$data.G157];&quot;.mp3]&quot;))" office:value-type="string" office:string-value="[sound:piano-audio-157-84-7-treble-A7b.mp3]" calcext:value-type="string">
            <text:p>[sound:piano-audio-157-84-7-treble-A7b.mp3]</text:p>
          </table:table-cell>
          <table:table-cell table:style-name="ce15" table:formula="of:=[$data.B157]" office:value-type="float" office:value="84" calcext:value-type="float">
            <text:p>84</text:p>
          </table:table-cell>
          <table:table-cell table:style-name="ce17" table:formula="of:=[$data.D157]" office:value-type="float" office:value="3" calcext:value-type="float">
            <text:p>3</text:p>
          </table:table-cell>
          <table:table-cell table:style-name="ce17"/>
          <table:table-cell table:style-name="ce21" table:formula="of:=IFERROR(__xludf.dummyfunction(&quot;REGEXREPLACE(data!F157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G7#-A7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58]; &quot; &quot;; PROPER([$data.I158]))" office:value-type="string" office:string-value="A7 Treble" calcext:value-type="string">
            <text:p>A7 Treble</text:p>
          </table:table-cell>
          <table:table-cell table:style-name="ce17" table:formula="of:=IFERROR(__xludf.dummyfunction(&quot;REGEXREPLACE(data!C158,&quot;&quot;\W|\d|b&quot;&quot;,&quot;&quot;&quot;&quot;)&quot;);&quot;A&quot;)" office:value-type="string" office:string-value="A" calcext:value-type="string">
            <text:p>A</text:p>
          </table:table-cell>
          <table:table-cell table:style-name="ce17" table:formula="of:=[$data.E158]" office:value-type="string" office:string-value="7" calcext:value-type="string">
            <text:p>7</text:p>
          </table:table-cell>
          <table:table-cell table:style-name="ce17" table:formula="of:=IFERROR(__xludf.dummyfunction(&quot;REGEXREPLACE(data!F158,&quot;&quot;[ac-zA-Z0-9]&quot;&quot;,&quot;&quot;&quot;&quot;)&quot;);&quot;&quot;)">
            <text:p/>
          </table:table-cell>
          <table:table-cell table:style-name="ce17" table:formula="of:=[$data.I158]" office:value-type="string" office:string-value="treble" calcext:value-type="string">
            <text:p>treble</text:p>
          </table:table-cell>
          <table:table-cell table:style-name="ce17" table:formula="of:=IF(ISBLANK([$data.G158]);&quot;&quot;;CONCATENATE(&quot;&lt;img src=&quot;&quot;&quot;;[.$O$2];[$data.G158];&quot;.png&quot;;&quot;&quot;&quot;/&gt;&quot;))" office:value-type="string" office:string-value="&lt;img src=&quot;piano-score-155-85-7-treble-A7.png&quot;/&gt;" calcext:value-type="string">
            <text:p>&lt;img src="piano-score-155-85-7-treble-A7.png"/&gt;</text:p>
          </table:table-cell>
          <table:table-cell table:style-name="ce17" table:formula="of:=CONCATENATE(&quot;&lt;img src=&quot;&quot;&quot;;[.$O$3];TEXT([$data.B158];&quot;00&quot;);&quot;-&quot;;[$data.E158];&quot;-&quot;;[.N157];&quot;.png&quot;;&quot;&quot;&quot;/&gt;&quot;)" office:value-type="string" office:string-value="&lt;img src=&quot;piano-keyboard-85-7-A7.png&quot;/&gt;" calcext:value-type="string">
            <text:p>&lt;img src="piano-keyboard-85-7-A7.png"/&gt;</text:p>
          </table:table-cell>
          <table:table-cell table:style-name="ce17" table:formula="of:=IFERROR(__xludf.dummyfunction(&quot;IF(ISBLANK(data!G158),&quot;&quot;&quot;&quot;,CONCATENATE(&quot;&quot;&lt;img src=&quot;&quot;&quot;&quot;&quot;&quot;,$O$4,REGEXREPLACE(N157,&quot;&quot;[0-9]&quot;&quot;,&quot;&quot;&quot;&quot;),&quot;&quot;.png&quot;&quot;,&quot;&quot;&quot;&quot;&quot;&quot;/&gt;&quot;&quot;))&quot;);&quot;&lt;img src=&quot;&quot;piano-keyboard-octave-A.png&quot;&quot;/&gt;&quot;)" office:value-type="string" office:string-value="&lt;img src=&quot;piano-keyboard-octave-A.png&quot;/&gt;" calcext:value-type="string">
            <text:p>&lt;img src="piano-keyboard-octave-A.png"/&gt;</text:p>
          </table:table-cell>
          <table:table-cell table:style-name="ce17" table:formula="of:=IF(ISBLANK([$data.G158]);&quot;&quot;;CONCATENATE(&quot;[sound:&quot;;[.$O$5];[$data.G158];&quot;.mp3]&quot;))" office:value-type="string" office:string-value="[sound:piano-audio-155-85-7-treble-A7.mp3]" calcext:value-type="string">
            <text:p>[sound:piano-audio-155-85-7-treble-A7.mp3]</text:p>
          </table:table-cell>
          <table:table-cell table:style-name="ce15" table:formula="of:=[$data.B158]" office:value-type="float" office:value="85" calcext:value-type="float">
            <text:p>85</text:p>
          </table:table-cell>
          <table:table-cell table:style-name="ce17" table:formula="of:=[$data.D158]" office:value-type="float" office:value="3" calcext:value-type="float">
            <text:p>3</text:p>
          </table:table-cell>
          <table:table-cell table:style-name="ce17"/>
          <table:table-cell table:style-name="ce21" table:formula="of:=IFERROR(__xludf.dummyfunction(&quot;REGEXREPLACE(data!F158,&quot;&quot;[ac-zA-Z0-9]&quot;&quot;,&quot;&quot;&quot;&quot;)&quot;);&quot;&quot;)">
            <text:p/>
          </table:table-cell>
          <table:table-cell table:style-name="ce15" office:value-type="string" calcext:value-type="string">
            <text:p>A7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59]; &quot; &quot;; PROPER([$data.I159]))" office:value-type="string" office:string-value="A7# Treble" calcext:value-type="string">
            <text:p>A7# Treble</text:p>
          </table:table-cell>
          <table:table-cell table:style-name="ce17" table:formula="of:=IFERROR(__xludf.dummyfunction(&quot;REGEXREPLACE(data!C159,&quot;&quot;\W|\d|b&quot;&quot;,&quot;&quot;&quot;&quot;)&quot;);&quot;A&quot;)" office:value-type="string" office:string-value="A" calcext:value-type="string">
            <text:p>A</text:p>
          </table:table-cell>
          <table:table-cell table:style-name="ce17" table:formula="of:=[$data.E159]" office:value-type="string" office:string-value="7" calcext:value-type="string">
            <text:p>7</text:p>
          </table:table-cell>
          <table:table-cell table:style-name="ce17" table:formula="of:=IFERROR(__xludf.dummyfunction(&quot;REGEXREPLACE(data!F159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159]" office:value-type="string" office:string-value="treble" calcext:value-type="string">
            <text:p>treble</text:p>
          </table:table-cell>
          <table:table-cell table:style-name="ce17" table:formula="of:=IF(ISBLANK([$data.G159]);&quot;&quot;;CONCATENATE(&quot;&lt;img src=&quot;&quot;&quot;;[.$O$2];[$data.G159];&quot;.png&quot;;&quot;&quot;&quot;/&gt;&quot;))" office:value-type="string" office:string-value="&lt;img src=&quot;piano-score-156-86-7-treble-A7#.png&quot;/&gt;" calcext:value-type="string">
            <text:p>&lt;img src="piano-score-156-86-7-treble-A7#.png"/&gt;</text:p>
          </table:table-cell>
          <table:table-cell table:style-name="ce17" table:formula="of:=CONCATENATE(&quot;&lt;img src=&quot;&quot;&quot;;[.$O$3];TEXT([$data.B159];&quot;00&quot;);&quot;-&quot;;[$data.E159];&quot;-&quot;;[.N158];&quot;.png&quot;;&quot;&quot;&quot;/&gt;&quot;)" office:value-type="string" office:string-value="&lt;img src=&quot;piano-keyboard-86-7-A7#-B7b.png&quot;/&gt;" calcext:value-type="string">
            <text:p>&lt;img src="piano-keyboard-86-7-A7#-B7b.png"/&gt;</text:p>
          </table:table-cell>
          <table:table-cell table:style-name="ce17" table:formula="of:=IFERROR(__xludf.dummyfunction(&quot;IF(ISBLANK(data!G159),&quot;&quot;&quot;&quot;,CONCATENATE(&quot;&quot;&lt;img src=&quot;&quot;&quot;&quot;&quot;&quot;,$O$4,REGEXREPLACE(N158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7" table:formula="of:=IF(ISBLANK([$data.G159]);&quot;&quot;;CONCATENATE(&quot;[sound:&quot;;[.$O$5];[$data.G159];&quot;.mp3]&quot;))" office:value-type="string" office:string-value="[sound:piano-audio-156-86-7-treble-A7#.mp3]" calcext:value-type="string">
            <text:p>[sound:piano-audio-156-86-7-treble-A7#.mp3]</text:p>
          </table:table-cell>
          <table:table-cell table:style-name="ce15" table:formula="of:=[$data.B159]" office:value-type="float" office:value="86" calcext:value-type="float">
            <text:p>86</text:p>
          </table:table-cell>
          <table:table-cell table:style-name="ce17" table:formula="of:=[$data.D159]" office:value-type="float" office:value="3" calcext:value-type="float">
            <text:p>3</text:p>
          </table:table-cell>
          <table:table-cell table:style-name="ce17"/>
          <table:table-cell table:style-name="ce21" table:formula="of:=IFERROR(__xludf.dummyfunction(&quot;REGEXREPLACE(data!F159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A7#-B7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60]; &quot; &quot;; PROPER([$data.I160]))" office:value-type="string" office:string-value="B7b Treble" calcext:value-type="string">
            <text:p>B7b Treble</text:p>
          </table:table-cell>
          <table:table-cell table:style-name="ce17" table:formula="of:=IFERROR(__xludf.dummyfunction(&quot;REGEXREPLACE(data!C160,&quot;&quot;\W|\d|b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E160]" office:value-type="string" office:string-value="7" calcext:value-type="string">
            <text:p>7</text:p>
          </table:table-cell>
          <table:table-cell table:style-name="ce17" table:formula="of:=IFERROR(__xludf.dummyfunction(&quot;REGEXREPLACE(data!F160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160]" office:value-type="string" office:string-value="treble" calcext:value-type="string">
            <text:p>treble</text:p>
          </table:table-cell>
          <table:table-cell table:style-name="ce17" table:formula="of:=IF(ISBLANK([$data.G160]);&quot;&quot;;CONCATENATE(&quot;&lt;img src=&quot;&quot;&quot;;[.$O$2];[$data.G160];&quot;.png&quot;;&quot;&quot;&quot;/&gt;&quot;))" office:value-type="string" office:string-value="&lt;img src=&quot;piano-score-159-86-7-treble-B7b.png&quot;/&gt;" calcext:value-type="string">
            <text:p>&lt;img src="piano-score-159-86-7-treble-B7b.png"/&gt;</text:p>
          </table:table-cell>
          <table:table-cell table:style-name="ce17" table:formula="of:=CONCATENATE(&quot;&lt;img src=&quot;&quot;&quot;;[.$O$3];TEXT([$data.B160];&quot;00&quot;);&quot;-&quot;;[$data.E160];&quot;-&quot;;[.N159];&quot;.png&quot;;&quot;&quot;&quot;/&gt;&quot;)" office:value-type="string" office:string-value="&lt;img src=&quot;piano-keyboard-86-7-A7#-B7b.png&quot;/&gt;" calcext:value-type="string">
            <text:p>&lt;img src="piano-keyboard-86-7-A7#-B7b.png"/&gt;</text:p>
          </table:table-cell>
          <table:table-cell table:style-name="ce17" table:formula="of:=IFERROR(__xludf.dummyfunction(&quot;IF(ISBLANK(data!G160),&quot;&quot;&quot;&quot;,CONCATENATE(&quot;&quot;&lt;img src=&quot;&quot;&quot;&quot;&quot;&quot;,$O$4,REGEXREPLACE(N159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7" table:formula="of:=IF(ISBLANK([$data.G160]);&quot;&quot;;CONCATENATE(&quot;[sound:&quot;;[.$O$5];[$data.G160];&quot;.mp3]&quot;))" office:value-type="string" office:string-value="[sound:piano-audio-159-86-7-treble-B7b.mp3]" calcext:value-type="string">
            <text:p>[sound:piano-audio-159-86-7-treble-B7b.mp3]</text:p>
          </table:table-cell>
          <table:table-cell table:style-name="ce15" table:formula="of:=[$data.B160]" office:value-type="float" office:value="86" calcext:value-type="float">
            <text:p>86</text:p>
          </table:table-cell>
          <table:table-cell table:style-name="ce17" table:formula="of:=[$data.D160]" office:value-type="float" office:value="3" calcext:value-type="float">
            <text:p>3</text:p>
          </table:table-cell>
          <table:table-cell table:style-name="ce17"/>
          <table:table-cell table:style-name="ce21" table:formula="of:=IFERROR(__xludf.dummyfunction(&quot;REGEXREPLACE(data!F160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A7#-B7b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61]; &quot; &quot;; PROPER([$data.I161]))" office:value-type="string" office:string-value="B7 Treble" calcext:value-type="string">
            <text:p>B7 Treble</text:p>
          </table:table-cell>
          <table:table-cell table:style-name="ce17" table:formula="of:=IFERROR(__xludf.dummyfunction(&quot;REGEXREPLACE(data!C161,&quot;&quot;\W|\d|b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E161]" office:value-type="string" office:string-value="7" calcext:value-type="string">
            <text:p>7</text:p>
          </table:table-cell>
          <table:table-cell table:style-name="ce17" table:formula="of:=IFERROR(__xludf.dummyfunction(&quot;REGEXREPLACE(data!F161,&quot;&quot;[ac-zA-Z0-9]&quot;&quot;,&quot;&quot;&quot;&quot;)&quot;);&quot;&quot;)">
            <text:p/>
          </table:table-cell>
          <table:table-cell table:style-name="ce17" table:formula="of:=[$data.I161]" office:value-type="string" office:string-value="treble" calcext:value-type="string">
            <text:p>treble</text:p>
          </table:table-cell>
          <table:table-cell table:style-name="ce17" table:formula="of:=IF(ISBLANK([$data.G161]);&quot;&quot;;CONCATENATE(&quot;&lt;img src=&quot;&quot;&quot;;[.$O$2];[$data.G161];&quot;.png&quot;;&quot;&quot;&quot;/&gt;&quot;))" office:value-type="string" office:string-value="&lt;img src=&quot;piano-score-158-87-7-treble-B7.png&quot;/&gt;" calcext:value-type="string">
            <text:p>&lt;img src="piano-score-158-87-7-treble-B7.png"/&gt;</text:p>
          </table:table-cell>
          <table:table-cell table:style-name="ce17" table:formula="of:=CONCATENATE(&quot;&lt;img src=&quot;&quot;&quot;;[.$O$3];TEXT([$data.B161];&quot;00&quot;);&quot;-&quot;;[$data.E161];&quot;-&quot;;[.N160];&quot;.png&quot;;&quot;&quot;&quot;/&gt;&quot;)" office:value-type="string" office:string-value="&lt;img src=&quot;piano-keyboard-87-7-B7.png&quot;/&gt;" calcext:value-type="string">
            <text:p>&lt;img src="piano-keyboard-87-7-B7.png"/&gt;</text:p>
          </table:table-cell>
          <table:table-cell table:style-name="ce17" table:formula="of:=IFERROR(__xludf.dummyfunction(&quot;IF(ISBLANK(data!G161),&quot;&quot;&quot;&quot;,CONCATENATE(&quot;&quot;&lt;img src=&quot;&quot;&quot;&quot;&quot;&quot;,$O$4,REGEXREPLACE(N160,&quot;&quot;[0-9]&quot;&quot;,&quot;&quot;&quot;&quot;),&quot;&quot;.png&quot;&quot;,&quot;&quot;&quot;&quot;&quot;&quot;/&gt;&quot;&quot;))&quot;);&quot;&lt;img src=&quot;&quot;piano-keyboard-octave-B.png&quot;&quot;/&gt;&quot;)" office:value-type="string" office:string-value="&lt;img src=&quot;piano-keyboard-octave-B.png&quot;/&gt;" calcext:value-type="string">
            <text:p>&lt;img src="piano-keyboard-octave-B.png"/&gt;</text:p>
          </table:table-cell>
          <table:table-cell table:style-name="ce17" table:formula="of:=IF(ISBLANK([$data.G161]);&quot;&quot;;CONCATENATE(&quot;[sound:&quot;;[.$O$5];[$data.G161];&quot;.mp3]&quot;))" office:value-type="string" office:string-value="[sound:piano-audio-158-87-7-treble-B7.mp3]" calcext:value-type="string">
            <text:p>[sound:piano-audio-158-87-7-treble-B7.mp3]</text:p>
          </table:table-cell>
          <table:table-cell table:style-name="ce15" table:formula="of:=[$data.B161]" office:value-type="float" office:value="87" calcext:value-type="float">
            <text:p>87</text:p>
          </table:table-cell>
          <table:table-cell table:style-name="ce17" table:formula="of:=[$data.D161]" office:value-type="float" office:value="3" calcext:value-type="float">
            <text:p>3</text:p>
          </table:table-cell>
          <table:table-cell table:style-name="ce17"/>
          <table:table-cell table:style-name="ce21" table:formula="of:=IFERROR(__xludf.dummyfunction(&quot;REGEXREPLACE(data!F161,&quot;&quot;[ac-zA-Z0-9]&quot;&quot;,&quot;&quot;&quot;&quot;)&quot;);&quot;&quot;)">
            <text:p/>
          </table:table-cell>
          <table:table-cell table:style-name="ce15" office:value-type="string" calcext:value-type="string">
            <text:p>B7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table:formula="of:=CONCATENATE([$data.F162]; &quot; &quot;; PROPER([$data.I162]))" office:value-type="string" office:string-value="C8 Treble" calcext:value-type="string">
            <text:p>C8 Treble</text:p>
          </table:table-cell>
          <table:table-cell table:style-name="ce17" table:formula="of:=IFERROR(__xludf.dummyfunction(&quot;REGEXREPLACE(data!C162,&quot;&quot;\W|\d|b&quot;&quot;,&quot;&quot;&quot;&quot;)&quot;);&quot;C&quot;)" office:value-type="string" office:string-value="C" calcext:value-type="string">
            <text:p>C</text:p>
          </table:table-cell>
          <table:table-cell table:style-name="ce17" table:formula="of:=[$data.E162]" office:value-type="string" office:string-value="8" calcext:value-type="string">
            <text:p>8</text:p>
          </table:table-cell>
          <table:table-cell table:style-name="ce17" table:formula="of:=IFERROR(__xludf.dummyfunction(&quot;REGEXREPLACE(data!F162,&quot;&quot;[ac-zA-Z0-9]&quot;&quot;,&quot;&quot;&quot;&quot;)&quot;);&quot;&quot;)">
            <text:p/>
          </table:table-cell>
          <table:table-cell table:style-name="ce17" table:formula="of:=[$data.I162]" office:value-type="string" office:string-value="treble" calcext:value-type="string">
            <text:p>treble</text:p>
          </table:table-cell>
          <table:table-cell table:style-name="ce17" table:formula="of:=IF(ISBLANK([$data.G162]);&quot;&quot;;CONCATENATE(&quot;&lt;img src=&quot;&quot;&quot;;[.$O$2];[$data.G162];&quot;.png&quot;;&quot;&quot;&quot;/&gt;&quot;))" office:value-type="string" office:string-value="&lt;img src=&quot;piano-score-160-88-8-treble-C8.png&quot;/&gt;" calcext:value-type="string">
            <text:p>&lt;img src="piano-score-160-88-8-treble-C8.png"/&gt;</text:p>
          </table:table-cell>
          <table:table-cell table:style-name="ce17" table:formula="of:=CONCATENATE(&quot;&lt;img src=&quot;&quot;&quot;;[.$O$3];TEXT([$data.B162];&quot;00&quot;);&quot;-&quot;;[$data.E162];&quot;-&quot;;[.N161];&quot;.png&quot;;&quot;&quot;&quot;/&gt;&quot;)" office:value-type="string" office:string-value="&lt;img src=&quot;piano-keyboard-88-8-C8.png&quot;/&gt;" calcext:value-type="string">
            <text:p>&lt;img src="piano-keyboard-88-8-C8.png"/&gt;</text:p>
          </table:table-cell>
          <table:table-cell table:style-name="ce17" table:formula="of:=IFERROR(__xludf.dummyfunction(&quot;IF(ISBLANK(data!G162),&quot;&quot;&quot;&quot;,CONCATENATE(&quot;&quot;&lt;img src=&quot;&quot;&quot;&quot;&quot;&quot;,$O$4,REGEXREPLACE(N161,&quot;&quot;[0-9]&quot;&quot;,&quot;&quot;&quot;&quot;),&quot;&quot;.png&quot;&quot;,&quot;&quot;&quot;&quot;&quot;&quot;/&gt;&quot;&quot;))&quot;);&quot;&lt;img src=&quot;&quot;piano-keyboard-octave-C.png&quot;&quot;/&gt;&quot;)" office:value-type="string" office:string-value="&lt;img src=&quot;piano-keyboard-octave-C.png&quot;/&gt;" calcext:value-type="string">
            <text:p>&lt;img src="piano-keyboard-octave-C.png"/&gt;</text:p>
          </table:table-cell>
          <table:table-cell table:style-name="ce17" table:formula="of:=IF(ISBLANK([$data.G162]);&quot;&quot;;CONCATENATE(&quot;[sound:&quot;;[.$O$5];[$data.G162];&quot;.mp3]&quot;))" office:value-type="string" office:string-value="[sound:piano-audio-160-88-8-treble-C8.mp3]" calcext:value-type="string">
            <text:p>[sound:piano-audio-160-88-8-treble-C8.mp3]</text:p>
          </table:table-cell>
          <table:table-cell table:style-name="ce15" table:formula="of:=[$data.B162]" office:value-type="float" office:value="88" calcext:value-type="float">
            <text:p>88</text:p>
          </table:table-cell>
          <table:table-cell table:style-name="ce17" table:formula="of:=[$data.D162]" office:value-type="float" office:value="3" calcext:value-type="float">
            <text:p>3</text:p>
          </table:table-cell>
          <table:table-cell table:style-name="ce17"/>
          <table:table-cell table:style-name="ce21" table:formula="of:=IFERROR(__xludf.dummyfunction(&quot;REGEXREPLACE(data!F162,&quot;&quot;[ac-zA-Z0-9]&quot;&quot;,&quot;&quot;&quot;&quot;)&quot;);&quot;&quot;)">
            <text:p/>
          </table:table-cell>
          <table:table-cell table:style-name="ce15" office:value-type="string" calcext:value-type="string">
            <text:p>C8</text:p>
          </table:table-cell>
          <table:table-cell table:style-name="ce15"/>
          <table:table-cell table:number-columns-repeated="1009"/>
        </table:table-row>
        <table:table-row table:style-name="ro4" table:number-rows-repeated="10484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nki2" table:style-name="ta4">
        <table:table-column table:style-name="co2" table:number-columns-repeated="2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6" table:number-columns-repeated="1014" table:default-cell-style-name="Default"/>
        <table:table-row table:style-name="ro2"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note</text:p>
          </table:table-cell>
          <table:table-cell table:style-name="ce19" office:value-type="string" calcext:value-type="string">
            <text:p>accidental</text:p>
          </table:table-cell>
          <table:table-cell table:style-name="ce23" office:value-type="string" calcext:value-type="string">
            <text:p>keyboard_octave_image</text:p>
          </table:table-cell>
          <table:table-cell table:style-name="ce19" office:value-type="string" calcext:value-type="string">
            <text:p>keyboard_octave_blank_image</text:p>
          </table:table-cell>
          <table:table-cell table:style-name="ce19" office:value-type="string" calcext:value-type="string">
            <text:p>score_image</text:p>
          </table:table-cell>
          <table:table-cell table:style-name="ce19" office:value-type="string" calcext:value-type="string">
            <text:p>sound_file</text:p>
          </table:table-cell>
          <table:table-cell table:style-name="ce24" office:value-type="string" calcext:value-type="string">
            <text:p>tags</text:p>
          </table:table-cell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19" table:formula="of:=CONCATENATE([$anki1.B74]; [$anki1.D74])" office:value-type="string" office:string-value="C" calcext:value-type="string">
            <text:p>C</text:p>
          </table:table-cell>
          <table:table-cell table:style-name="ce19" table:formula="of:=[$anki1.B74]" office:value-type="string" office:string-value="C" calcext:value-type="string">
            <text:p>C</text:p>
          </table:table-cell>
          <table:table-cell table:style-name="ce19" table:formula="of:=[$anki1.D74]">
            <text:p/>
          </table:table-cell>
          <table:table-cell table:style-name="ce17" table:formula="of:=IFERROR(__xludf.dummyfunction(&quot;IF(ISBLANK(I2),&quot;&quot;&quot;&quot;,CONCATENATE(&quot;&quot;&lt;img src=&quot;&quot;&quot;&quot;&quot;&quot;, anki1!$O$4, REGEXREPLACE(I2,&quot;&quot;[0-9]&quot;&quot;,&quot;&quot;&quot;&quot;),&quot;&quot;.png&quot;&quot;,&quot;&quot;&quot;&quot;&quot;&quot;/&gt;&quot;&quot;))&quot;);&quot;&lt;img src=&quot;&quot;piano-keyboard-octave-C.png&quot;&quot;/&gt;&quot;)" office:value-type="string" office:string-value="&lt;img src=&quot;piano-keyboard-octave-C.png&quot;/&gt;" calcext:value-type="string">
            <text:p>&lt;img src="piano-keyboard-octave-C.png"/&gt;</text:p>
          </table:table-cell>
          <table:table-cell table:style-name="ce15" table:formula="of:=CONCATENATE(&quot;&lt;img src=&quot;&quot;&quot;;[$anki1.O4];&quot;0-blank.png&quot;&quot;/&gt;&quot;)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7" table:formula="of:=IF(ISBLANK([$data.G75]);&quot;&quot;;CONCATENATE(&quot;&lt;img src=&quot;&quot;&quot;;[$anki1.$O$2];[$data.G75];&quot;.png&quot;;&quot;&quot;&quot;/&gt;&quot;))" office:value-type="string" office:string-value="&lt;img src=&quot;piano-score-073-40-4-treble-C4.png&quot;/&gt;" calcext:value-type="string">
            <text:p>&lt;img src="piano-score-073-40-4-treble-C4.png"/&gt;</text:p>
          </table:table-cell>
          <table:table-cell table:style-name="ce17" table:formula="of:=IF(ISBLANK([$data.G75]);&quot;&quot;;CONCATENATE(&quot;[sound:&quot;;[$anki1.$O$5]; [$data.G75];&quot;.mp3]&quot;))" office:value-type="string" office:string-value="[sound:piano-audio-073-40-4-treble-C4.mp3]" calcext:value-type="string">
            <text:p>[sound:piano-audio-073-40-4-treble-C4.mp3]</text:p>
          </table:table-cell>
          <table:table-cell table:style-name="ce25"/>
          <table:table-cell table:style-name="ce17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19" table:formula="of:=[$anki1.N74]" office:value-type="string" office:string-value="C4" calcext:value-type="string">
            <text:p>C4</text:p>
          </table:table-cell>
          <table:table-cell table:number-columns-repeated="1014"/>
        </table:table-row>
        <table:table-row table:style-name="ro2">
          <table:table-cell table:style-name="ce19" table:formula="of:=CONCATENATE([$anki1.B75]; [$anki1.D75])" office:value-type="string" office:string-value="C#" calcext:value-type="string">
            <text:p>C#</text:p>
          </table:table-cell>
          <table:table-cell table:style-name="ce19" table:formula="of:=[$anki1.B75]" office:value-type="string" office:string-value="C" calcext:value-type="string">
            <text:p>C</text:p>
          </table:table-cell>
          <table:table-cell table:style-name="ce19" table:formula="of:=[$anki1.D75]" office:value-type="string" office:string-value="#" calcext:value-type="string">
            <text:p>#</text:p>
          </table:table-cell>
          <table:table-cell table:style-name="ce17" table:formula="of:=IFERROR(__xludf.dummyfunction(&quot;IF(ISBLANK(I3),&quot;&quot;&quot;&quot;,CONCATENATE(&quot;&quot;&lt;img src=&quot;&quot;&quot;&quot;&quot;&quot;, anki1!$O$4, REGEXREPLACE(I3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7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7" table:formula="of:=IF(ISBLANK([$data.G76]);&quot;&quot;;CONCATENATE(&quot;&lt;img src=&quot;&quot;&quot;;[$anki1.$O$2];[$data.G76];&quot;.png&quot;;&quot;&quot;&quot;/&gt;&quot;))" office:value-type="string" office:string-value="&lt;img src=&quot;piano-score-074-41-4-treble-C4#.png&quot;/&gt;" calcext:value-type="string">
            <text:p>&lt;img src="piano-score-074-41-4-treble-C4#.png"/&gt;</text:p>
          </table:table-cell>
          <table:table-cell table:style-name="ce17" table:formula="of:=IF(ISBLANK([$data.G76]);&quot;&quot;;CONCATENATE(&quot;[sound:&quot;;[$anki1.$O$5]; [$data.G76];&quot;.mp3]&quot;))" office:value-type="string" office:string-value="[sound:piano-audio-074-41-4-treble-C4#.mp3]" calcext:value-type="string">
            <text:p>[sound:piano-audio-074-41-4-treble-C4#.mp3]</text:p>
          </table:table-cell>
          <table:table-cell table:style-name="ce25"/>
          <table:table-cell table:style-name="ce17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19" table:formula="of:=[$anki1.N75]" office:value-type="string" office:string-value="C4#-D4b" calcext:value-type="string">
            <text:p>C4#-D4b</text:p>
          </table:table-cell>
          <table:table-cell table:number-columns-repeated="1014"/>
        </table:table-row>
        <table:table-row table:style-name="ro2">
          <table:table-cell table:style-name="ce19" table:formula="of:=CONCATENATE([$anki1.B76]; [$anki1.D76])" office:value-type="string" office:string-value="Db" calcext:value-type="string">
            <text:p>Db</text:p>
          </table:table-cell>
          <table:table-cell table:style-name="ce19" table:formula="of:=[$anki1.B76]" office:value-type="string" office:string-value="D" calcext:value-type="string">
            <text:p>D</text:p>
          </table:table-cell>
          <table:table-cell table:style-name="ce19" table:formula="of:=[$anki1.D76]" office:value-type="string" office:string-value="b" calcext:value-type="string">
            <text:p>b</text:p>
          </table:table-cell>
          <table:table-cell table:style-name="ce17" table:formula="of:=IFERROR(__xludf.dummyfunction(&quot;IF(ISBLANK(I4),&quot;&quot;&quot;&quot;,CONCATENATE(&quot;&quot;&lt;img src=&quot;&quot;&quot;&quot;&quot;&quot;, anki1!$O$4, REGEXREPLACE(I4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7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7" table:formula="of:=IF(ISBLANK([$data.G77]);&quot;&quot;;CONCATENATE(&quot;&lt;img src=&quot;&quot;&quot;;[$anki1.$O$2];[$data.G77];&quot;.png&quot;;&quot;&quot;&quot;/&gt;&quot;))" office:value-type="string" office:string-value="&lt;img src=&quot;piano-score-077-41-4-treble-D4b.png&quot;/&gt;" calcext:value-type="string">
            <text:p>&lt;img src="piano-score-077-41-4-treble-D4b.png"/&gt;</text:p>
          </table:table-cell>
          <table:table-cell table:style-name="ce17" table:formula="of:=IF(ISBLANK([$data.G77]);&quot;&quot;;CONCATENATE(&quot;[sound:&quot;;[$anki1.$O$5]; [$data.G77];&quot;.mp3]&quot;))" office:value-type="string" office:string-value="[sound:piano-audio-077-41-4-treble-D4b.mp3]" calcext:value-type="string">
            <text:p>[sound:piano-audio-077-41-4-treble-D4b.mp3]</text:p>
          </table:table-cell>
          <table:table-cell table:style-name="ce25"/>
          <table:table-cell table:style-name="ce17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19" table:formula="of:=[$anki1.N76]" office:value-type="string" office:string-value="C4#-D4b" calcext:value-type="string">
            <text:p>C4#-D4b</text:p>
          </table:table-cell>
          <table:table-cell table:number-columns-repeated="1014"/>
        </table:table-row>
        <table:table-row table:style-name="ro2">
          <table:table-cell table:style-name="ce19" table:formula="of:=CONCATENATE([$anki1.B77]; [$anki1.D77])" office:value-type="string" office:string-value="D" calcext:value-type="string">
            <text:p>D</text:p>
          </table:table-cell>
          <table:table-cell table:style-name="ce19" table:formula="of:=[$anki1.B77]" office:value-type="string" office:string-value="D" calcext:value-type="string">
            <text:p>D</text:p>
          </table:table-cell>
          <table:table-cell table:style-name="ce19" table:formula="of:=[$anki1.D77]">
            <text:p/>
          </table:table-cell>
          <table:table-cell table:style-name="ce17" table:formula="of:=IFERROR(__xludf.dummyfunction(&quot;IF(ISBLANK(I5),&quot;&quot;&quot;&quot;,CONCATENATE(&quot;&quot;&lt;img src=&quot;&quot;&quot;&quot;&quot;&quot;, anki1!$O$4, REGEXREPLACE(I5,&quot;&quot;[0-9]&quot;&quot;,&quot;&quot;&quot;&quot;),&quot;&quot;.png&quot;&quot;,&quot;&quot;&quot;&quot;&quot;&quot;/&gt;&quot;&quot;))&quot;);&quot;&lt;img src=&quot;&quot;piano-keyboard-octave-D.png&quot;&quot;/&gt;&quot;)" office:value-type="string" office:string-value="&lt;img src=&quot;piano-keyboard-octave-D.png&quot;/&gt;" calcext:value-type="string">
            <text:p>&lt;img src="piano-keyboard-octave-D.png"/&gt;</text:p>
          </table:table-cell>
          <table:table-cell table:style-name="ce17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7" table:formula="of:=IF(ISBLANK([$data.G78]);&quot;&quot;;CONCATENATE(&quot;&lt;img src=&quot;&quot;&quot;;[$anki1.$O$2];[$data.G78];&quot;.png&quot;;&quot;&quot;&quot;/&gt;&quot;))" office:value-type="string" office:string-value="&lt;img src=&quot;piano-score-075-42-4-treble-D4.png&quot;/&gt;" calcext:value-type="string">
            <text:p>&lt;img src="piano-score-075-42-4-treble-D4.png"/&gt;</text:p>
          </table:table-cell>
          <table:table-cell table:style-name="ce17" table:formula="of:=IF(ISBLANK([$data.G78]);&quot;&quot;;CONCATENATE(&quot;[sound:&quot;;[$anki1.$O$5]; [$data.G78];&quot;.mp3]&quot;))" office:value-type="string" office:string-value="[sound:piano-audio-075-42-4-treble-D4.mp3]" calcext:value-type="string">
            <text:p>[sound:piano-audio-075-42-4-treble-D4.mp3]</text:p>
          </table:table-cell>
          <table:table-cell table:style-name="ce25"/>
          <table:table-cell table:style-name="ce17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19" table:formula="of:=[$anki1.N77]" office:value-type="string" office:string-value="D4" calcext:value-type="string">
            <text:p>D4</text:p>
          </table:table-cell>
          <table:table-cell table:number-columns-repeated="1014"/>
        </table:table-row>
        <table:table-row table:style-name="ro2">
          <table:table-cell table:style-name="ce19" table:formula="of:=CONCATENATE([$anki1.B78]; [$anki1.D78])" office:value-type="string" office:string-value="D#" calcext:value-type="string">
            <text:p>D#</text:p>
          </table:table-cell>
          <table:table-cell table:style-name="ce19" table:formula="of:=[$anki1.B78]" office:value-type="string" office:string-value="D" calcext:value-type="string">
            <text:p>D</text:p>
          </table:table-cell>
          <table:table-cell table:style-name="ce19" table:formula="of:=[$anki1.D78]" office:value-type="string" office:string-value="#" calcext:value-type="string">
            <text:p>#</text:p>
          </table:table-cell>
          <table:table-cell table:style-name="ce17" table:formula="of:=IFERROR(__xludf.dummyfunction(&quot;IF(ISBLANK(I6),&quot;&quot;&quot;&quot;,CONCATENATE(&quot;&quot;&lt;img src=&quot;&quot;&quot;&quot;&quot;&quot;, anki1!$O$4, REGEXREPLACE(I6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7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7" table:formula="of:=IF(ISBLANK([$data.G79]);&quot;&quot;;CONCATENATE(&quot;&lt;img src=&quot;&quot;&quot;;[$anki1.$O$2];[$data.G79];&quot;.png&quot;;&quot;&quot;&quot;/&gt;&quot;))" office:value-type="string" office:string-value="&lt;img src=&quot;piano-score-076-43-4-treble-D4#.png&quot;/&gt;" calcext:value-type="string">
            <text:p>&lt;img src="piano-score-076-43-4-treble-D4#.png"/&gt;</text:p>
          </table:table-cell>
          <table:table-cell table:style-name="ce17" table:formula="of:=IF(ISBLANK([$data.G79]);&quot;&quot;;CONCATENATE(&quot;[sound:&quot;;[$anki1.$O$5]; [$data.G79];&quot;.mp3]&quot;))" office:value-type="string" office:string-value="[sound:piano-audio-076-43-4-treble-D4#.mp3]" calcext:value-type="string">
            <text:p>[sound:piano-audio-076-43-4-treble-D4#.mp3]</text:p>
          </table:table-cell>
          <table:table-cell table:style-name="ce25"/>
          <table:table-cell table:style-name="ce17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19" table:formula="of:=[$anki1.N78]" office:value-type="string" office:string-value="D4#-E4b" calcext:value-type="string">
            <text:p>D4#-E4b</text:p>
          </table:table-cell>
          <table:table-cell table:number-columns-repeated="1014"/>
        </table:table-row>
        <table:table-row table:style-name="ro2">
          <table:table-cell table:style-name="ce19" table:formula="of:=CONCATENATE([$anki1.B79]; [$anki1.D79])" office:value-type="string" office:string-value="Eb" calcext:value-type="string">
            <text:p>Eb</text:p>
          </table:table-cell>
          <table:table-cell table:style-name="ce19" table:formula="of:=[$anki1.B79]" office:value-type="string" office:string-value="E" calcext:value-type="string">
            <text:p>E</text:p>
          </table:table-cell>
          <table:table-cell table:style-name="ce19" table:formula="of:=[$anki1.D79]" office:value-type="string" office:string-value="b" calcext:value-type="string">
            <text:p>b</text:p>
          </table:table-cell>
          <table:table-cell table:style-name="ce17" table:formula="of:=IFERROR(__xludf.dummyfunction(&quot;IF(ISBLANK(I7),&quot;&quot;&quot;&quot;,CONCATENATE(&quot;&quot;&lt;img src=&quot;&quot;&quot;&quot;&quot;&quot;, anki1!$O$4, REGEXREPLACE(I7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7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7" table:formula="of:=IF(ISBLANK([$data.G80]);&quot;&quot;;CONCATENATE(&quot;&lt;img src=&quot;&quot;&quot;;[$anki1.$O$2];[$data.G80];&quot;.png&quot;;&quot;&quot;&quot;/&gt;&quot;))" office:value-type="string" office:string-value="&lt;img src=&quot;piano-score-079-43-4-treble-E4b.png&quot;/&gt;" calcext:value-type="string">
            <text:p>&lt;img src="piano-score-079-43-4-treble-E4b.png"/&gt;</text:p>
          </table:table-cell>
          <table:table-cell table:style-name="ce17" table:formula="of:=IF(ISBLANK([$data.G80]);&quot;&quot;;CONCATENATE(&quot;[sound:&quot;;[$anki1.$O$5]; [$data.G80];&quot;.mp3]&quot;))" office:value-type="string" office:string-value="[sound:piano-audio-079-43-4-treble-E4b.mp3]" calcext:value-type="string">
            <text:p>[sound:piano-audio-079-43-4-treble-E4b.mp3]</text:p>
          </table:table-cell>
          <table:table-cell table:style-name="ce25"/>
          <table:table-cell table:style-name="ce17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19" table:formula="of:=[$anki1.N79]" office:value-type="string" office:string-value="D4#-E4b" calcext:value-type="string">
            <text:p>D4#-E4b</text:p>
          </table:table-cell>
          <table:table-cell table:number-columns-repeated="1014"/>
        </table:table-row>
        <table:table-row table:style-name="ro2">
          <table:table-cell table:style-name="ce19" table:formula="of:=CONCATENATE([$anki1.B80]; [$anki1.D80])" office:value-type="string" office:string-value="E" calcext:value-type="string">
            <text:p>E</text:p>
          </table:table-cell>
          <table:table-cell table:style-name="ce19" table:formula="of:=[$anki1.B80]" office:value-type="string" office:string-value="E" calcext:value-type="string">
            <text:p>E</text:p>
          </table:table-cell>
          <table:table-cell table:style-name="ce19" table:formula="of:=[$anki1.D80]">
            <text:p/>
          </table:table-cell>
          <table:table-cell table:style-name="ce17" table:formula="of:=IFERROR(__xludf.dummyfunction(&quot;IF(ISBLANK(I8),&quot;&quot;&quot;&quot;,CONCATENATE(&quot;&quot;&lt;img src=&quot;&quot;&quot;&quot;&quot;&quot;, anki1!$O$4, REGEXREPLACE(I8,&quot;&quot;[0-9]&quot;&quot;,&quot;&quot;&quot;&quot;),&quot;&quot;.png&quot;&quot;,&quot;&quot;&quot;&quot;&quot;&quot;/&gt;&quot;&quot;))&quot;);&quot;&lt;img src=&quot;&quot;piano-keyboard-octave-E.png&quot;&quot;/&gt;&quot;)" office:value-type="string" office:string-value="&lt;img src=&quot;piano-keyboard-octave-E.png&quot;/&gt;" calcext:value-type="string">
            <text:p>&lt;img src="piano-keyboard-octave-E.png"/&gt;</text:p>
          </table:table-cell>
          <table:table-cell table:style-name="ce17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7" table:formula="of:=IF(ISBLANK([$data.G81]);&quot;&quot;;CONCATENATE(&quot;&lt;img src=&quot;&quot;&quot;;[$anki1.$O$2];[$data.G81];&quot;.png&quot;;&quot;&quot;&quot;/&gt;&quot;))" office:value-type="string" office:string-value="&lt;img src=&quot;piano-score-078-44-4-treble-E4.png&quot;/&gt;" calcext:value-type="string">
            <text:p>&lt;img src="piano-score-078-44-4-treble-E4.png"/&gt;</text:p>
          </table:table-cell>
          <table:table-cell table:style-name="ce17" table:formula="of:=IF(ISBLANK([$data.G81]);&quot;&quot;;CONCATENATE(&quot;[sound:&quot;;[$anki1.$O$5]; [$data.G81];&quot;.mp3]&quot;))" office:value-type="string" office:string-value="[sound:piano-audio-078-44-4-treble-E4.mp3]" calcext:value-type="string">
            <text:p>[sound:piano-audio-078-44-4-treble-E4.mp3]</text:p>
          </table:table-cell>
          <table:table-cell table:style-name="ce25"/>
          <table:table-cell table:style-name="ce17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19" table:formula="of:=[$anki1.N80]" office:value-type="string" office:string-value="E4" calcext:value-type="string">
            <text:p>E4</text:p>
          </table:table-cell>
          <table:table-cell table:number-columns-repeated="1014"/>
        </table:table-row>
        <table:table-row table:style-name="ro2">
          <table:table-cell table:style-name="ce19" table:formula="of:=CONCATENATE([$anki1.B81]; [$anki1.D81])" office:value-type="string" office:string-value="F" calcext:value-type="string">
            <text:p>F</text:p>
          </table:table-cell>
          <table:table-cell table:style-name="ce19" table:formula="of:=[$anki1.B81]" office:value-type="string" office:string-value="F" calcext:value-type="string">
            <text:p>F</text:p>
          </table:table-cell>
          <table:table-cell table:style-name="ce19" table:formula="of:=[$anki1.D81]">
            <text:p/>
          </table:table-cell>
          <table:table-cell table:style-name="ce17" table:formula="of:=IFERROR(__xludf.dummyfunction(&quot;IF(ISBLANK(I9),&quot;&quot;&quot;&quot;,CONCATENATE(&quot;&quot;&lt;img src=&quot;&quot;&quot;&quot;&quot;&quot;, anki1!$O$4, REGEXREPLACE(I9,&quot;&quot;[0-9]&quot;&quot;,&quot;&quot;&quot;&quot;),&quot;&quot;.png&quot;&quot;,&quot;&quot;&quot;&quot;&quot;&quot;/&gt;&quot;&quot;))&quot;);&quot;&lt;img src=&quot;&quot;piano-keyboard-octave-F.png&quot;&quot;/&gt;&quot;)" office:value-type="string" office:string-value="&lt;img src=&quot;piano-keyboard-octave-F.png&quot;/&gt;" calcext:value-type="string">
            <text:p>&lt;img src="piano-keyboard-octave-F.png"/&gt;</text:p>
          </table:table-cell>
          <table:table-cell table:style-name="ce17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7" table:formula="of:=IF(ISBLANK([$data.G82]);&quot;&quot;;CONCATENATE(&quot;&lt;img src=&quot;&quot;&quot;;[$anki1.$O$2];[$data.G82];&quot;.png&quot;;&quot;&quot;&quot;/&gt;&quot;))" office:value-type="string" office:string-value="&lt;img src=&quot;piano-score-080-45-4-treble-F4.png&quot;/&gt;" calcext:value-type="string">
            <text:p>&lt;img src="piano-score-080-45-4-treble-F4.png"/&gt;</text:p>
          </table:table-cell>
          <table:table-cell table:style-name="ce17" table:formula="of:=IF(ISBLANK([$data.G82]);&quot;&quot;;CONCATENATE(&quot;[sound:&quot;;[$anki1.$O$5]; [$data.G82];&quot;.mp3]&quot;))" office:value-type="string" office:string-value="[sound:piano-audio-080-45-4-treble-F4.mp3]" calcext:value-type="string">
            <text:p>[sound:piano-audio-080-45-4-treble-F4.mp3]</text:p>
          </table:table-cell>
          <table:table-cell table:style-name="ce25"/>
          <table:table-cell table:style-name="ce17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19" table:formula="of:=[$anki1.N81]" office:value-type="string" office:string-value="F4" calcext:value-type="string">
            <text:p>F4</text:p>
          </table:table-cell>
          <table:table-cell table:number-columns-repeated="1014"/>
        </table:table-row>
        <table:table-row table:style-name="ro2">
          <table:table-cell table:style-name="ce19" table:formula="of:=CONCATENATE([$anki1.B82]; [$anki1.D82])" office:value-type="string" office:string-value="F#" calcext:value-type="string">
            <text:p>F#</text:p>
          </table:table-cell>
          <table:table-cell table:style-name="ce19" table:formula="of:=[$anki1.B82]" office:value-type="string" office:string-value="F" calcext:value-type="string">
            <text:p>F</text:p>
          </table:table-cell>
          <table:table-cell table:style-name="ce19" table:formula="of:=[$anki1.D82]" office:value-type="string" office:string-value="#" calcext:value-type="string">
            <text:p>#</text:p>
          </table:table-cell>
          <table:table-cell table:style-name="ce17" table:formula="of:=IFERROR(__xludf.dummyfunction(&quot;IF(ISBLANK(I10),&quot;&quot;&quot;&quot;,CONCATENATE(&quot;&quot;&lt;img src=&quot;&quot;&quot;&quot;&quot;&quot;, anki1!$O$4, REGEXREPLACE(I10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7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7" table:formula="of:=IF(ISBLANK([$data.G83]);&quot;&quot;;CONCATENATE(&quot;&lt;img src=&quot;&quot;&quot;;[$anki1.$O$2];[$data.G83];&quot;.png&quot;;&quot;&quot;&quot;/&gt;&quot;))" office:value-type="string" office:string-value="&lt;img src=&quot;piano-score-081-46-4-treble-F4#.png&quot;/&gt;" calcext:value-type="string">
            <text:p>&lt;img src="piano-score-081-46-4-treble-F4#.png"/&gt;</text:p>
          </table:table-cell>
          <table:table-cell table:style-name="ce17" table:formula="of:=IF(ISBLANK([$data.G83]);&quot;&quot;;CONCATENATE(&quot;[sound:&quot;;[$anki1.$O$5]; [$data.G83];&quot;.mp3]&quot;))" office:value-type="string" office:string-value="[sound:piano-audio-081-46-4-treble-F4#.mp3]" calcext:value-type="string">
            <text:p>[sound:piano-audio-081-46-4-treble-F4#.mp3]</text:p>
          </table:table-cell>
          <table:table-cell table:style-name="ce25"/>
          <table:table-cell table:style-name="ce17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19" table:formula="of:=[$anki1.N82]" office:value-type="string" office:string-value="F4#-G4b" calcext:value-type="string">
            <text:p>F4#-G4b</text:p>
          </table:table-cell>
          <table:table-cell table:number-columns-repeated="1014"/>
        </table:table-row>
        <table:table-row table:style-name="ro2">
          <table:table-cell table:style-name="ce19" table:formula="of:=CONCATENATE([$anki1.B83]; [$anki1.D83])" office:value-type="string" office:string-value="Gb" calcext:value-type="string">
            <text:p>Gb</text:p>
          </table:table-cell>
          <table:table-cell table:style-name="ce19" table:formula="of:=[$anki1.B83]" office:value-type="string" office:string-value="G" calcext:value-type="string">
            <text:p>G</text:p>
          </table:table-cell>
          <table:table-cell table:style-name="ce19" table:formula="of:=[$anki1.D83]" office:value-type="string" office:string-value="b" calcext:value-type="string">
            <text:p>b</text:p>
          </table:table-cell>
          <table:table-cell table:style-name="ce17" table:formula="of:=IFERROR(__xludf.dummyfunction(&quot;IF(ISBLANK(I11),&quot;&quot;&quot;&quot;,CONCATENATE(&quot;&quot;&lt;img src=&quot;&quot;&quot;&quot;&quot;&quot;, anki1!$O$4, REGEXREPLACE(I11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7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7" table:formula="of:=IF(ISBLANK([$data.G84]);&quot;&quot;;CONCATENATE(&quot;&lt;img src=&quot;&quot;&quot;;[$anki1.$O$2];[$data.G84];&quot;.png&quot;;&quot;&quot;&quot;/&gt;&quot;))" office:value-type="string" office:string-value="&lt;img src=&quot;piano-score-084-46-4-treble-G4b.png&quot;/&gt;" calcext:value-type="string">
            <text:p>&lt;img src="piano-score-084-46-4-treble-G4b.png"/&gt;</text:p>
          </table:table-cell>
          <table:table-cell table:style-name="ce17" table:formula="of:=IF(ISBLANK([$data.G84]);&quot;&quot;;CONCATENATE(&quot;[sound:&quot;;[$anki1.$O$5]; [$data.G84];&quot;.mp3]&quot;))" office:value-type="string" office:string-value="[sound:piano-audio-084-46-4-treble-G4b.mp3]" calcext:value-type="string">
            <text:p>[sound:piano-audio-084-46-4-treble-G4b.mp3]</text:p>
          </table:table-cell>
          <table:table-cell table:style-name="ce25"/>
          <table:table-cell table:style-name="ce17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19" table:formula="of:=[$anki1.N83]" office:value-type="string" office:string-value="F4#-G4b" calcext:value-type="string">
            <text:p>F4#-G4b</text:p>
          </table:table-cell>
          <table:table-cell table:number-columns-repeated="1014"/>
        </table:table-row>
        <table:table-row table:style-name="ro2">
          <table:table-cell table:style-name="ce19" table:formula="of:=CONCATENATE([$anki1.B84]; [$anki1.D84])" office:value-type="string" office:string-value="G" calcext:value-type="string">
            <text:p>G</text:p>
          </table:table-cell>
          <table:table-cell table:style-name="ce19" table:formula="of:=[$anki1.B84]" office:value-type="string" office:string-value="G" calcext:value-type="string">
            <text:p>G</text:p>
          </table:table-cell>
          <table:table-cell table:style-name="ce19" table:formula="of:=[$anki1.D84]">
            <text:p/>
          </table:table-cell>
          <table:table-cell table:style-name="ce17" table:formula="of:=IFERROR(__xludf.dummyfunction(&quot;IF(ISBLANK(I12),&quot;&quot;&quot;&quot;,CONCATENATE(&quot;&quot;&lt;img src=&quot;&quot;&quot;&quot;&quot;&quot;, anki1!$O$4, REGEXREPLACE(I12,&quot;&quot;[0-9]&quot;&quot;,&quot;&quot;&quot;&quot;),&quot;&quot;.png&quot;&quot;,&quot;&quot;&quot;&quot;&quot;&quot;/&gt;&quot;&quot;))&quot;);&quot;&lt;img src=&quot;&quot;piano-keyboard-octave-G.png&quot;&quot;/&gt;&quot;)" office:value-type="string" office:string-value="&lt;img src=&quot;piano-keyboard-octave-G.png&quot;/&gt;" calcext:value-type="string">
            <text:p>&lt;img src="piano-keyboard-octave-G.png"/&gt;</text:p>
          </table:table-cell>
          <table:table-cell table:style-name="ce17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7" table:formula="of:=IF(ISBLANK([$data.G85]);&quot;&quot;;CONCATENATE(&quot;&lt;img src=&quot;&quot;&quot;;[$anki1.$O$2];[$data.G85];&quot;.png&quot;;&quot;&quot;&quot;/&gt;&quot;))" office:value-type="string" office:string-value="&lt;img src=&quot;piano-score-082-47-4-treble-G4.png&quot;/&gt;" calcext:value-type="string">
            <text:p>&lt;img src="piano-score-082-47-4-treble-G4.png"/&gt;</text:p>
          </table:table-cell>
          <table:table-cell table:style-name="ce17" table:formula="of:=IF(ISBLANK([$data.G85]);&quot;&quot;;CONCATENATE(&quot;[sound:&quot;;[$anki1.$O$5]; [$data.G85];&quot;.mp3]&quot;))" office:value-type="string" office:string-value="[sound:piano-audio-082-47-4-treble-G4.mp3]" calcext:value-type="string">
            <text:p>[sound:piano-audio-082-47-4-treble-G4.mp3]</text:p>
          </table:table-cell>
          <table:table-cell table:style-name="ce25"/>
          <table:table-cell table:style-name="ce17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19" table:formula="of:=[$anki1.N84]" office:value-type="string" office:string-value="G4" calcext:value-type="string">
            <text:p>G4</text:p>
          </table:table-cell>
          <table:table-cell table:number-columns-repeated="1014"/>
        </table:table-row>
        <table:table-row table:style-name="ro2">
          <table:table-cell table:style-name="ce19" table:formula="of:=CONCATENATE([$anki1.B85]; [$anki1.D85])" office:value-type="string" office:string-value="G#" calcext:value-type="string">
            <text:p>G#</text:p>
          </table:table-cell>
          <table:table-cell table:style-name="ce19" table:formula="of:=[$anki1.B85]" office:value-type="string" office:string-value="G" calcext:value-type="string">
            <text:p>G</text:p>
          </table:table-cell>
          <table:table-cell table:style-name="ce19" table:formula="of:=[$anki1.D85]" office:value-type="string" office:string-value="#" calcext:value-type="string">
            <text:p>#</text:p>
          </table:table-cell>
          <table:table-cell table:style-name="ce17" table:formula="of:=IFERROR(__xludf.dummyfunction(&quot;IF(ISBLANK(I13),&quot;&quot;&quot;&quot;,CONCATENATE(&quot;&quot;&lt;img src=&quot;&quot;&quot;&quot;&quot;&quot;, anki1!$O$4, REGEXREPLACE(I13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7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7" table:formula="of:=IF(ISBLANK([$data.G86]);&quot;&quot;;CONCATENATE(&quot;&lt;img src=&quot;&quot;&quot;;[$anki1.$O$2];[$data.G86];&quot;.png&quot;;&quot;&quot;&quot;/&gt;&quot;))" office:value-type="string" office:string-value="&lt;img src=&quot;piano-score-083-48-4-treble-G4#.png&quot;/&gt;" calcext:value-type="string">
            <text:p>&lt;img src="piano-score-083-48-4-treble-G4#.png"/&gt;</text:p>
          </table:table-cell>
          <table:table-cell table:style-name="ce17" table:formula="of:=IF(ISBLANK([$data.G86]);&quot;&quot;;CONCATENATE(&quot;[sound:&quot;;[$anki1.$O$5]; [$data.G86];&quot;.mp3]&quot;))" office:value-type="string" office:string-value="[sound:piano-audio-083-48-4-treble-G4#.mp3]" calcext:value-type="string">
            <text:p>[sound:piano-audio-083-48-4-treble-G4#.mp3]</text:p>
          </table:table-cell>
          <table:table-cell table:style-name="ce25"/>
          <table:table-cell table:style-name="ce17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19" table:formula="of:=[$anki1.N85]" office:value-type="string" office:string-value="G4#-A4b" calcext:value-type="string">
            <text:p>G4#-A4b</text:p>
          </table:table-cell>
          <table:table-cell table:number-columns-repeated="1014"/>
        </table:table-row>
        <table:table-row table:style-name="ro2">
          <table:table-cell table:style-name="ce19" table:formula="of:=CONCATENATE([$anki1.B86]; [$anki1.D86])" office:value-type="string" office:string-value="Ab" calcext:value-type="string">
            <text:p>Ab</text:p>
          </table:table-cell>
          <table:table-cell table:style-name="ce19" table:formula="of:=[$anki1.B86]" office:value-type="string" office:string-value="A" calcext:value-type="string">
            <text:p>A</text:p>
          </table:table-cell>
          <table:table-cell table:style-name="ce19" table:formula="of:=[$anki1.D86]" office:value-type="string" office:string-value="b" calcext:value-type="string">
            <text:p>b</text:p>
          </table:table-cell>
          <table:table-cell table:style-name="ce17" table:formula="of:=IFERROR(__xludf.dummyfunction(&quot;IF(ISBLANK(I14),&quot;&quot;&quot;&quot;,CONCATENATE(&quot;&quot;&lt;img src=&quot;&quot;&quot;&quot;&quot;&quot;, anki1!$O$4, REGEXREPLACE(I14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7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7" table:formula="of:=IF(ISBLANK([$data.G87]);&quot;&quot;;CONCATENATE(&quot;&lt;img src=&quot;&quot;&quot;;[$anki1.$O$2];[$data.G87];&quot;.png&quot;;&quot;&quot;&quot;/&gt;&quot;))" office:value-type="string" office:string-value="&lt;img src=&quot;piano-score-087-48-4-treble-A4b.png&quot;/&gt;" calcext:value-type="string">
            <text:p>&lt;img src="piano-score-087-48-4-treble-A4b.png"/&gt;</text:p>
          </table:table-cell>
          <table:table-cell table:style-name="ce17" table:formula="of:=IF(ISBLANK([$data.G87]);&quot;&quot;;CONCATENATE(&quot;[sound:&quot;;[$anki1.$O$5]; [$data.G87];&quot;.mp3]&quot;))" office:value-type="string" office:string-value="[sound:piano-audio-087-48-4-treble-A4b.mp3]" calcext:value-type="string">
            <text:p>[sound:piano-audio-087-48-4-treble-A4b.mp3]</text:p>
          </table:table-cell>
          <table:table-cell table:style-name="ce25"/>
          <table:table-cell table:style-name="ce17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19" table:formula="of:=[$anki1.N86]" office:value-type="string" office:string-value="G4#-A4b" calcext:value-type="string">
            <text:p>G4#-A4b</text:p>
          </table:table-cell>
          <table:table-cell table:number-columns-repeated="1014"/>
        </table:table-row>
        <table:table-row table:style-name="ro2">
          <table:table-cell table:style-name="ce19" table:formula="of:=CONCATENATE([$anki1.B87]; [$anki1.D87])" office:value-type="string" office:string-value="A" calcext:value-type="string">
            <text:p>A</text:p>
          </table:table-cell>
          <table:table-cell table:style-name="ce19" table:formula="of:=[$anki1.B87]" office:value-type="string" office:string-value="A" calcext:value-type="string">
            <text:p>A</text:p>
          </table:table-cell>
          <table:table-cell table:style-name="ce19" table:formula="of:=[$anki1.D87]">
            <text:p/>
          </table:table-cell>
          <table:table-cell table:style-name="ce17" table:formula="of:=IFERROR(__xludf.dummyfunction(&quot;IF(ISBLANK(I15),&quot;&quot;&quot;&quot;,CONCATENATE(&quot;&quot;&lt;img src=&quot;&quot;&quot;&quot;&quot;&quot;, anki1!$O$4, REGEXREPLACE(I15,&quot;&quot;[0-9]&quot;&quot;,&quot;&quot;&quot;&quot;),&quot;&quot;.png&quot;&quot;,&quot;&quot;&quot;&quot;&quot;&quot;/&gt;&quot;&quot;))&quot;);&quot;&lt;img src=&quot;&quot;piano-keyboard-octave-A.png&quot;&quot;/&gt;&quot;)" office:value-type="string" office:string-value="&lt;img src=&quot;piano-keyboard-octave-A.png&quot;/&gt;" calcext:value-type="string">
            <text:p>&lt;img src="piano-keyboard-octave-A.png"/&gt;</text:p>
          </table:table-cell>
          <table:table-cell table:style-name="ce17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7" table:formula="of:=IF(ISBLANK([$data.G88]);&quot;&quot;;CONCATENATE(&quot;&lt;img src=&quot;&quot;&quot;;[$anki1.$O$2];[$data.G88];&quot;.png&quot;;&quot;&quot;&quot;/&gt;&quot;))" office:value-type="string" office:string-value="&lt;img src=&quot;piano-score-085-49-4-treble-A4.png&quot;/&gt;" calcext:value-type="string">
            <text:p>&lt;img src="piano-score-085-49-4-treble-A4.png"/&gt;</text:p>
          </table:table-cell>
          <table:table-cell table:style-name="ce17" table:formula="of:=IF(ISBLANK([$data.G88]);&quot;&quot;;CONCATENATE(&quot;[sound:&quot;;[$anki1.$O$5]; [$data.G88];&quot;.mp3]&quot;))" office:value-type="string" office:string-value="[sound:piano-audio-085-49-4-treble-A4.mp3]" calcext:value-type="string">
            <text:p>[sound:piano-audio-085-49-4-treble-A4.mp3]</text:p>
          </table:table-cell>
          <table:table-cell table:style-name="ce25"/>
          <table:table-cell table:style-name="ce17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19" table:formula="of:=[$anki1.N87]" office:value-type="string" office:string-value="A4" calcext:value-type="string">
            <text:p>A4</text:p>
          </table:table-cell>
          <table:table-cell table:number-columns-repeated="1014"/>
        </table:table-row>
        <table:table-row table:style-name="ro2">
          <table:table-cell table:style-name="ce19" table:formula="of:=CONCATENATE([$anki1.B88]; [$anki1.D88])" office:value-type="string" office:string-value="A#" calcext:value-type="string">
            <text:p>A#</text:p>
          </table:table-cell>
          <table:table-cell table:style-name="ce19" table:formula="of:=[$anki1.B88]" office:value-type="string" office:string-value="A" calcext:value-type="string">
            <text:p>A</text:p>
          </table:table-cell>
          <table:table-cell table:style-name="ce19" table:formula="of:=[$anki1.D88]" office:value-type="string" office:string-value="#" calcext:value-type="string">
            <text:p>#</text:p>
          </table:table-cell>
          <table:table-cell table:style-name="ce17" table:formula="of:=IFERROR(__xludf.dummyfunction(&quot;IF(ISBLANK(I16),&quot;&quot;&quot;&quot;,CONCATENATE(&quot;&quot;&lt;img src=&quot;&quot;&quot;&quot;&quot;&quot;, anki1!$O$4, REGEXREPLACE(I16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7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7" table:formula="of:=IF(ISBLANK([$data.G89]);&quot;&quot;;CONCATENATE(&quot;&lt;img src=&quot;&quot;&quot;;[$anki1.$O$2];[$data.G89];&quot;.png&quot;;&quot;&quot;&quot;/&gt;&quot;))" office:value-type="string" office:string-value="&lt;img src=&quot;piano-score-086-50-4-treble-A4#.png&quot;/&gt;" calcext:value-type="string">
            <text:p>&lt;img src="piano-score-086-50-4-treble-A4#.png"/&gt;</text:p>
          </table:table-cell>
          <table:table-cell table:style-name="ce17" table:formula="of:=IF(ISBLANK([$data.G89]);&quot;&quot;;CONCATENATE(&quot;[sound:&quot;;[$anki1.$O$5]; [$data.G89];&quot;.mp3]&quot;))" office:value-type="string" office:string-value="[sound:piano-audio-086-50-4-treble-A4#.mp3]" calcext:value-type="string">
            <text:p>[sound:piano-audio-086-50-4-treble-A4#.mp3]</text:p>
          </table:table-cell>
          <table:table-cell table:style-name="ce25"/>
          <table:table-cell table:style-name="ce17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19" table:formula="of:=[$anki1.N88]" office:value-type="string" office:string-value="A4#-B4b" calcext:value-type="string">
            <text:p>A4#-B4b</text:p>
          </table:table-cell>
          <table:table-cell table:number-columns-repeated="1014"/>
        </table:table-row>
        <table:table-row table:style-name="ro2">
          <table:table-cell table:style-name="ce19" table:formula="of:=CONCATENATE([$anki1.B89]; [$anki1.D89])" office:value-type="string" office:string-value="Bb" calcext:value-type="string">
            <text:p>Bb</text:p>
          </table:table-cell>
          <table:table-cell table:style-name="ce19" table:formula="of:=[$anki1.B89]" office:value-type="string" office:string-value="B" calcext:value-type="string">
            <text:p>B</text:p>
          </table:table-cell>
          <table:table-cell table:style-name="ce19" table:formula="of:=[$anki1.D89]" office:value-type="string" office:string-value="b" calcext:value-type="string">
            <text:p>b</text:p>
          </table:table-cell>
          <table:table-cell table:style-name="ce17" table:formula="of:=IFERROR(__xludf.dummyfunction(&quot;IF(ISBLANK(I17),&quot;&quot;&quot;&quot;,CONCATENATE(&quot;&quot;&lt;img src=&quot;&quot;&quot;&quot;&quot;&quot;, anki1!$O$4, REGEXREPLACE(I17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7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7" table:formula="of:=IF(ISBLANK([$data.G90]);&quot;&quot;;CONCATENATE(&quot;&lt;img src=&quot;&quot;&quot;;[$anki1.$O$2];[$data.G90];&quot;.png&quot;;&quot;&quot;&quot;/&gt;&quot;))" office:value-type="string" office:string-value="&lt;img src=&quot;piano-score-089-50-4-treble-B4b.png&quot;/&gt;" calcext:value-type="string">
            <text:p>&lt;img src="piano-score-089-50-4-treble-B4b.png"/&gt;</text:p>
          </table:table-cell>
          <table:table-cell table:style-name="ce17" table:formula="of:=IF(ISBLANK([$data.G90]);&quot;&quot;;CONCATENATE(&quot;[sound:&quot;;[$anki1.$O$5]; [$data.G90];&quot;.mp3]&quot;))" office:value-type="string" office:string-value="[sound:piano-audio-089-50-4-treble-B4b.mp3]" calcext:value-type="string">
            <text:p>[sound:piano-audio-089-50-4-treble-B4b.mp3]</text:p>
          </table:table-cell>
          <table:table-cell table:style-name="ce25"/>
          <table:table-cell table:style-name="ce17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19" table:formula="of:=[$anki1.N89]" office:value-type="string" office:string-value="A4#-B4b" calcext:value-type="string">
            <text:p>A4#-B4b</text:p>
          </table:table-cell>
          <table:table-cell table:number-columns-repeated="1014"/>
        </table:table-row>
        <table:table-row table:style-name="ro2">
          <table:table-cell table:style-name="ce19" table:formula="of:=CONCATENATE([$anki1.B90]; [$anki1.D90])" office:value-type="string" office:string-value="B" calcext:value-type="string">
            <text:p>B</text:p>
          </table:table-cell>
          <table:table-cell table:style-name="ce19" table:formula="of:=[$anki1.B90]" office:value-type="string" office:string-value="B" calcext:value-type="string">
            <text:p>B</text:p>
          </table:table-cell>
          <table:table-cell table:style-name="ce19" table:formula="of:=[$anki1.D90]">
            <text:p/>
          </table:table-cell>
          <table:table-cell table:style-name="ce17" table:formula="of:=IFERROR(__xludf.dummyfunction(&quot;IF(ISBLANK(I18),&quot;&quot;&quot;&quot;,CONCATENATE(&quot;&quot;&lt;img src=&quot;&quot;&quot;&quot;&quot;&quot;, anki1!$O$4, REGEXREPLACE(I18,&quot;&quot;[0-9]&quot;&quot;,&quot;&quot;&quot;&quot;),&quot;&quot;.png&quot;&quot;,&quot;&quot;&quot;&quot;&quot;&quot;/&gt;&quot;&quot;))&quot;);&quot;&lt;img src=&quot;&quot;piano-keyboard-octave-B.png&quot;&quot;/&gt;&quot;)" office:value-type="string" office:string-value="&lt;img src=&quot;piano-keyboard-octave-B.png&quot;/&gt;" calcext:value-type="string">
            <text:p>&lt;img src="piano-keyboard-octave-B.png"/&gt;</text:p>
          </table:table-cell>
          <table:table-cell table:style-name="ce17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7" table:formula="of:=IF(ISBLANK([$data.G91]);&quot;&quot;;CONCATENATE(&quot;&lt;img src=&quot;&quot;&quot;;[$anki1.$O$2];[$data.G91];&quot;.png&quot;;&quot;&quot;&quot;/&gt;&quot;))" office:value-type="string" office:string-value="&lt;img src=&quot;piano-score-088-51-4-treble-B4.png&quot;/&gt;" calcext:value-type="string">
            <text:p>&lt;img src="piano-score-088-51-4-treble-B4.png"/&gt;</text:p>
          </table:table-cell>
          <table:table-cell table:style-name="ce17" table:formula="of:=IF(ISBLANK([$data.G91]);&quot;&quot;;CONCATENATE(&quot;[sound:&quot;;[$anki1.$O$5]; [$data.G91];&quot;.mp3]&quot;))" office:value-type="string" office:string-value="[sound:piano-audio-088-51-4-treble-B4.mp3]" calcext:value-type="string">
            <text:p>[sound:piano-audio-088-51-4-treble-B4.mp3]</text:p>
          </table:table-cell>
          <table:table-cell table:style-name="ce25"/>
          <table:table-cell table:style-name="ce17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19" table:formula="of:=[$anki1.N90]" office:value-type="string" office:string-value="B4" calcext:value-type="string">
            <text:p>B4</text:p>
          </table:table-cell>
          <table:table-cell table:number-columns-repeated="1014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lypond" style:display-name="PageStyle_lilypo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ki1" style:display-name="PageStyle_anki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ki2" style:display-name="PageStyle_anki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7066" meta:object-count="0"/>
    <meta:generator>LibreOfficeDev/6.0.5.2$Linux_X86_64 LibreOffice_project/</meta:generator>
  </office:meta>
</office:document-meta>
</file>